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8dd" officeooo:paragraph-rsid="0018d8d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1 <text:s/>Operation <text:s/>and time comparison of sorting algorythms. Operations (swaps + comparisons)</text:p>
      <text:p text:style-name="P1"/>
      <text:p text:style-name="P1"/>
      <text:p text:style-name="Standard"/>
      <text:p text:style-name="Standard"/>
      <text:p text:style-name="Standard"><draw:frame draw:style-name="fr1" draw:name="Object1" text:anchor-type="paragraph" svg:width="6.2957in" svg:height="3.54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Object2" text:anchor-type="paragraph" svg:x="0.2492in" svg:y="0.0866in" svg:width="6.2965in" svg:height="3.545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2" draw:name="Object3" text:anchor-type="paragraph" svg:x="0.3134in" svg:y="0.1472in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4" text:anchor-type="paragraph" svg:x="0.3354in" svg:y="0.0917in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8:45:25.469897531</meta:creation-date>
    <dc:date>2020-04-13T19:00:50.124085940</dc:date>
    <meta:editing-duration>PT5M24S</meta:editing-duration>
    <meta:editing-cycles>1</meta:editing-cycles>
    <meta:document-statistic meta:table-count="0" meta:image-count="0" meta:object-count="4" meta:page-count="4" meta:paragraph-count="1" meta:word-count="12" meta:character-count="92" meta:non-whitespace-character-count="79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6cm" xlink:href="." xlink:type="simple" chart:class="chart:line" chart:style-name="ch1">
        <chart:title svg:x="6.271cm" svg:y="0.316cm" chart:style-name="ch2">
          <text:p>time comparison</text:p>
        </chart:title>
        <chart:legend chart:legend-position="end" svg:x="13.509cm" svg:y="3.457cm" style:legend-expansion="high" chart:style-name="ch3"/>
        <chart:plot-area chart:style-name="ch4" chart:data-source-has-labels="both" svg:x="1.33cm" svg:y="1.275cm" svg:width="11.86cm" svg:height="6.57cm">
          <chartooo:coordinate-region svg:x="2.057cm" svg:y="1.275cm" svg:width="11.133cm" svg:height="5.186cm"/>
          <chart:axis chart:dimension="x" chart:name="primary-x" chart:style-name="ch5" chartooo:axis-type="auto">
            <chartooo:date-scale/>
            <chart:title svg:x="6.211cm" svg:y="8.025cm" chart:style-name="ch6">
              <text:p>array size [ n ]</text:p>
            </chart:title>
            <chart:categories table:cell-range-address="local-table.$A$2:.$A$977"/>
          </chart:axis>
          <chart:axis chart:dimension="y" chart:name="primary-y" chart:style-name="ch5">
            <chart:title svg:x="0.451cm" svg:y="5.199cm" chart:style-name="ch7">
              <text:p>time [ s ]</text:p>
            </chart:title>
            <chart:grid chart:style-name="ch8" chart:class="major"/>
          </chart:axis>
          <chart:series chart:style-name="ch9" chart:values-cell-range-address="local-table.$B$2:.$B$977" chart:label-cell-address="local-table.$B$1" chart:class="chart:line">
            <chart:data-point chart:repeated="976"/>
          </chart:series>
          <chart:series chart:style-name="ch10" chart:values-cell-range-address="local-table.$C$2:.$C$977" chart:label-cell-address="local-table.$C$1" chart:class="chart:line">
            <chart:data-point chart:repeated="976"/>
          </chart:series>
          <chart:series chart:style-name="ch11" chart:values-cell-range-address="local-table.$D$2:.$D$977" chart:label-cell-address="local-table.$D$1" chart:class="chart:line">
            <chart:data-point chart:repeated="976"/>
          </chart:series>
          <chart:series chart:style-name="ch12" chart:values-cell-range-address="local-table.$E$2:.$E$977" chart:label-cell-address="local-table.$E$1" chart:class="chart:line">
            <chart:data-point chart:repeated="97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_time</text:p>
              </table:table-cell>
              <table:table-cell office:value-type="string">
                <text:p>m_time</text:p>
              </table:table-cell>
              <table:table-cell office:value-type="string">
                <text:p>i_time</text:p>
              </table:table-cell>
              <table:table-cell office:value-type="string">
                <text:p>r_time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1">
                <text:p>0.000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5">
                <text:p>0.00005</text:p>
              </table:table-cell>
              <table:table-cell office:value-type="float" office:value="0.000149">
                <text:p>0.00014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5">
                <text:p>0.0000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247">
                <text:p>0.000247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298">
                <text:p>0.000298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059">
                <text:p>0.000059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358">
                <text:p>0.00035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485">
                <text:p>0.000485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554">
                <text:p>0.000554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717">
                <text:p>0.00071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0011">
                <text:p>0.00011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788">
                <text:p>0.00078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116">
                <text:p>0.000116</text:p>
              </table:table-cell>
              <table:table-cell office:value-type="float" office:value="0.000152">
                <text:p>0.000152</text:p>
              </table:table-cell>
              <table:table-cell office:value-type="float" office:value="0.000865">
                <text:p>0.00086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15">
                <text:p>0.00015</text:p>
              </table:table-cell>
              <table:table-cell office:value-type="float" office:value="0.000905">
                <text:p>0.00090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969">
                <text:p>0.00096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151">
                <text:p>0.000151</text:p>
              </table:table-cell>
              <table:table-cell office:value-type="float" office:value="0.00102">
                <text:p>0.00102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158">
                <text:p>0.000158</text:p>
              </table:table-cell>
              <table:table-cell office:value-type="float" office:value="0.001325">
                <text:p>0.001325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165">
                <text:p>0.000165</text:p>
              </table:table-cell>
              <table:table-cell office:value-type="float" office:value="0.001192">
                <text:p>0.001192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127">
                <text:p>0.000127</text:p>
              </table:table-cell>
              <table:table-cell office:value-type="float" office:value="0.000173">
                <text:p>0.000173</text:p>
              </table:table-cell>
              <table:table-cell office:value-type="float" office:value="0.001286">
                <text:p>0.001286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183">
                <text:p>0.000183</text:p>
              </table:table-cell>
              <table:table-cell office:value-type="float" office:value="0.001406">
                <text:p>0.00140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139">
                <text:p>0.000139</text:p>
              </table:table-cell>
              <table:table-cell office:value-type="float" office:value="0.00019">
                <text:p>0.00019</text:p>
              </table:table-cell>
              <table:table-cell office:value-type="float" office:value="0.001467">
                <text:p>0.001467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00145">
                <text:p>0.000145</text:p>
              </table:table-cell>
              <table:table-cell office:value-type="float" office:value="0.000201">
                <text:p>0.000201</text:p>
              </table:table-cell>
              <table:table-cell office:value-type="float" office:value="0.001598">
                <text:p>0.00159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204">
                <text:p>0.000204</text:p>
              </table:table-cell>
              <table:table-cell office:value-type="float" office:value="0.00174">
                <text:p>0.00174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211">
                <text:p>0.000211</text:p>
              </table:table-cell>
              <table:table-cell office:value-type="float" office:value="0.001873">
                <text:p>0.001873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24">
                <text:p>0.00024</text:p>
              </table:table-cell>
              <table:table-cell office:value-type="float" office:value="0.001976">
                <text:p>0.001976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223">
                <text:p>0.000223</text:p>
              </table:table-cell>
              <table:table-cell office:value-type="float" office:value="0.00203">
                <text:p>0.00203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227">
                <text:p>0.000227</text:p>
              </table:table-cell>
              <table:table-cell office:value-type="float" office:value="0.002098">
                <text:p>0.002098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000179">
                <text:p>0.000179</text:p>
              </table:table-cell>
              <table:table-cell office:value-type="float" office:value="0.000233">
                <text:p>0.000233</text:p>
              </table:table-cell>
              <table:table-cell office:value-type="float" office:value="0.002234">
                <text:p>0.002234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217">
                <text:p>0.000217</text:p>
              </table:table-cell>
              <table:table-cell office:value-type="float" office:value="0.000267">
                <text:p>0.000267</text:p>
              </table:table-cell>
              <table:table-cell office:value-type="float" office:value="0.002365">
                <text:p>0.002365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00019">
                <text:p>0.00019</text:p>
              </table:table-cell>
              <table:table-cell office:value-type="float" office:value="0.000253">
                <text:p>0.000253</text:p>
              </table:table-cell>
              <table:table-cell office:value-type="float" office:value="0.002408">
                <text:p>0.002408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258">
                <text:p>0.000258</text:p>
              </table:table-cell>
              <table:table-cell office:value-type="float" office:value="0.002514">
                <text:p>0.002514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000206">
                <text:p>0.000206</text:p>
              </table:table-cell>
              <table:table-cell office:value-type="float" office:value="0.000258">
                <text:p>0.000258</text:p>
              </table:table-cell>
              <table:table-cell office:value-type="float" office:value="0.002644">
                <text:p>0.002644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209">
                <text:p>0.000209</text:p>
              </table:table-cell>
              <table:table-cell office:value-type="float" office:value="0.000264">
                <text:p>0.000264</text:p>
              </table:table-cell>
              <table:table-cell office:value-type="float" office:value="0.002747">
                <text:p>0.002747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000218">
                <text:p>0.000218</text:p>
              </table:table-cell>
              <table:table-cell office:value-type="float" office:value="0.00027">
                <text:p>0.00027</text:p>
              </table:table-cell>
              <table:table-cell office:value-type="float" office:value="0.003271">
                <text:p>0.003271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281">
                <text:p>0.000281</text:p>
              </table:table-cell>
              <table:table-cell office:value-type="float" office:value="0.003055">
                <text:p>0.003055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000235">
                <text:p>0.000235</text:p>
              </table:table-cell>
              <table:table-cell office:value-type="float" office:value="0.000307">
                <text:p>0.000307</text:p>
              </table:table-cell>
              <table:table-cell office:value-type="float" office:value="0.003103">
                <text:p>0.003103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225">
                <text:p>0.000225</text:p>
              </table:table-cell>
              <table:table-cell office:value-type="float" office:value="0.000288">
                <text:p>0.000288</text:p>
              </table:table-cell>
              <table:table-cell office:value-type="float" office:value="0.003182">
                <text:p>0.003182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.000238">
                <text:p>0.000238</text:p>
              </table:table-cell>
              <table:table-cell office:value-type="float" office:value="0.000285">
                <text:p>0.000285</text:p>
              </table:table-cell>
              <table:table-cell office:value-type="float" office:value="0.003306">
                <text:p>0.003306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245">
                <text:p>0.000245</text:p>
              </table:table-cell>
              <table:table-cell office:value-type="float" office:value="0.000316">
                <text:p>0.000316</text:p>
              </table:table-cell>
              <table:table-cell office:value-type="float" office:value="0.003427">
                <text:p>0.003427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000262">
                <text:p>0.000262</text:p>
              </table:table-cell>
              <table:table-cell office:value-type="float" office:value="0.000298">
                <text:p>0.000298</text:p>
              </table:table-cell>
              <table:table-cell office:value-type="float" office:value="0.003587">
                <text:p>0.003587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258">
                <text:p>0.000258</text:p>
              </table:table-cell>
              <table:table-cell office:value-type="float" office:value="0.000931">
                <text:p>0.000931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0.000261">
                <text:p>0.000261</text:p>
              </table:table-cell>
              <table:table-cell office:value-type="float" office:value="0.000323">
                <text:p>0.000323</text:p>
              </table:table-cell>
              <table:table-cell office:value-type="float" office:value="0.003892">
                <text:p>0.003892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261">
                <text:p>0.000261</text:p>
              </table:table-cell>
              <table:table-cell office:value-type="float" office:value="0.000324">
                <text:p>0.000324</text:p>
              </table:table-cell>
              <table:table-cell office:value-type="float" office:value="0.004008">
                <text:p>0.004008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351">
                <text:p>0.000351</text:p>
              </table:table-cell>
              <table:table-cell office:value-type="float" office:value="0.004243">
                <text:p>0.004243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287">
                <text:p>0.000287</text:p>
              </table:table-cell>
              <table:table-cell office:value-type="float" office:value="0.000346">
                <text:p>0.000346</text:p>
              </table:table-cell>
              <table:table-cell office:value-type="float" office:value="0.004428">
                <text:p>0.004428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.000294">
                <text:p>0.000294</text:p>
              </table:table-cell>
              <table:table-cell office:value-type="float" office:value="0.000347">
                <text:p>0.000347</text:p>
              </table:table-cell>
              <table:table-cell office:value-type="float" office:value="0.00451">
                <text:p>0.0045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299">
                <text:p>0.000299</text:p>
              </table:table-cell>
              <table:table-cell office:value-type="float" office:value="0.000346">
                <text:p>0.000346</text:p>
              </table:table-cell>
              <table:table-cell office:value-type="float" office:value="0.00467">
                <text:p>0.00467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0.000336">
                <text:p>0.000336</text:p>
              </table:table-cell>
              <table:table-cell office:value-type="float" office:value="0.00037">
                <text:p>0.00037</text:p>
              </table:table-cell>
              <table:table-cell office:value-type="float" office:value="0.004863">
                <text:p>0.004863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314">
                <text:p>0.000314</text:p>
              </table:table-cell>
              <table:table-cell office:value-type="float" office:value="0.000354">
                <text:p>0.000354</text:p>
              </table:table-cell>
              <table:table-cell office:value-type="float" office:value="0.004956">
                <text:p>0.00495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0.000317">
                <text:p>0.000317</text:p>
              </table:table-cell>
              <table:table-cell office:value-type="float" office:value="0.00036">
                <text:p>0.00036</text:p>
              </table:table-cell>
              <table:table-cell office:value-type="float" office:value="0.005161">
                <text:p>0.005161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321">
                <text:p>0.000321</text:p>
              </table:table-cell>
              <table:table-cell office:value-type="float" office:value="0.000371">
                <text:p>0.000371</text:p>
              </table:table-cell>
              <table:table-cell office:value-type="float" office:value="0.005226">
                <text:p>0.00522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0.000333">
                <text:p>0.000333</text:p>
              </table:table-cell>
              <table:table-cell office:value-type="float" office:value="0.000375">
                <text:p>0.000375</text:p>
              </table:table-cell>
              <table:table-cell office:value-type="float" office:value="0.005588">
                <text:p>0.00558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382">
                <text:p>0.000382</text:p>
              </table:table-cell>
              <table:table-cell office:value-type="float" office:value="0.005616">
                <text:p>0.00561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411">
                <text:p>0.000411</text:p>
              </table:table-cell>
              <table:table-cell office:value-type="float" office:value="0.00613">
                <text:p>0.0061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399">
                <text:p>0.000399</text:p>
              </table:table-cell>
              <table:table-cell office:value-type="float" office:value="0.000408">
                <text:p>0.000408</text:p>
              </table:table-cell>
              <table:table-cell office:value-type="float" office:value="0.006197">
                <text:p>0.00619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0.000387">
                <text:p>0.000387</text:p>
              </table:table-cell>
              <table:table-cell office:value-type="float" office:value="0.00043">
                <text:p>0.00043</text:p>
              </table:table-cell>
              <table:table-cell office:value-type="float" office:value="0.00642">
                <text:p>0.0064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365">
                <text:p>0.000365</text:p>
              </table:table-cell>
              <table:table-cell office:value-type="float" office:value="0.000428">
                <text:p>0.000428</text:p>
              </table:table-cell>
              <table:table-cell office:value-type="float" office:value="0.006615">
                <text:p>0.00661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0.000385">
                <text:p>0.000385</text:p>
              </table:table-cell>
              <table:table-cell office:value-type="float" office:value="0.000431">
                <text:p>0.000431</text:p>
              </table:table-cell>
              <table:table-cell office:value-type="float" office:value="0.006826">
                <text:p>0.00682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392">
                <text:p>0.000392</text:p>
              </table:table-cell>
              <table:table-cell office:value-type="float" office:value="0.00043">
                <text:p>0.00043</text:p>
              </table:table-cell>
              <table:table-cell office:value-type="float" office:value="0.007026">
                <text:p>0.007026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445">
                <text:p>0.000445</text:p>
              </table:table-cell>
              <table:table-cell office:value-type="float" office:value="0.007241">
                <text:p>0.007241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407">
                <text:p>0.000407</text:p>
              </table:table-cell>
              <table:table-cell office:value-type="float" office:value="0.000434">
                <text:p>0.000434</text:p>
              </table:table-cell>
              <table:table-cell office:value-type="float" office:value="0.007429">
                <text:p>0.00742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0.000438">
                <text:p>0.000438</text:p>
              </table:table-cell>
              <table:table-cell office:value-type="float" office:value="0.000456">
                <text:p>0.000456</text:p>
              </table:table-cell>
              <table:table-cell office:value-type="float" office:value="0.00938">
                <text:p>0.0093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418">
                <text:p>0.000418</text:p>
              </table:table-cell>
              <table:table-cell office:value-type="float" office:value="0.000451">
                <text:p>0.000451</text:p>
              </table:table-cell>
              <table:table-cell office:value-type="float" office:value="0.007823">
                <text:p>0.00782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000423">
                <text:p>0.000423</text:p>
              </table:table-cell>
              <table:table-cell office:value-type="float" office:value="0.000481">
                <text:p>0.000481</text:p>
              </table:table-cell>
              <table:table-cell office:value-type="float" office:value="0.007965">
                <text:p>0.007965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44">
                <text:p>0.00044</text:p>
              </table:table-cell>
              <table:table-cell office:value-type="float" office:value="0.00048">
                <text:p>0.00048</text:p>
              </table:table-cell>
              <table:table-cell office:value-type="float" office:value="0.008187">
                <text:p>0.00818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0.000446">
                <text:p>0.000446</text:p>
              </table:table-cell>
              <table:table-cell office:value-type="float" office:value="0.000511">
                <text:p>0.000511</text:p>
              </table:table-cell>
              <table:table-cell office:value-type="float" office:value="0.00836">
                <text:p>0.00836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457">
                <text:p>0.000457</text:p>
              </table:table-cell>
              <table:table-cell office:value-type="float" office:value="0.000508">
                <text:p>0.000508</text:p>
              </table:table-cell>
              <table:table-cell office:value-type="float" office:value="0.008656">
                <text:p>0.008656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0.000452">
                <text:p>0.000452</text:p>
              </table:table-cell>
              <table:table-cell office:value-type="float" office:value="0.000475">
                <text:p>0.000475</text:p>
              </table:table-cell>
              <table:table-cell office:value-type="float" office:value="0.008938">
                <text:p>0.00893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495">
                <text:p>0.000495</text:p>
              </table:table-cell>
              <table:table-cell office:value-type="float" office:value="0.000494">
                <text:p>0.000494</text:p>
              </table:table-cell>
              <table:table-cell office:value-type="float" office:value="0.009069">
                <text:p>0.009069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508">
                <text:p>0.000508</text:p>
              </table:table-cell>
              <table:table-cell office:value-type="float" office:value="0.009109">
                <text:p>0.009109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504">
                <text:p>0.000504</text:p>
              </table:table-cell>
              <table:table-cell office:value-type="float" office:value="0.009376">
                <text:p>0.009376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0.000529">
                <text:p>0.000529</text:p>
              </table:table-cell>
              <table:table-cell office:value-type="float" office:value="0.000544">
                <text:p>0.000544</text:p>
              </table:table-cell>
              <table:table-cell office:value-type="float" office:value="0.009724">
                <text:p>0.009724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524">
                <text:p>0.000524</text:p>
              </table:table-cell>
              <table:table-cell office:value-type="float" office:value="0.000578">
                <text:p>0.000578</text:p>
              </table:table-cell>
              <table:table-cell office:value-type="float" office:value="0.01015">
                <text:p>0.01015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000547">
                <text:p>0.000547</text:p>
              </table:table-cell>
              <table:table-cell office:value-type="float" office:value="0.000563">
                <text:p>0.000563</text:p>
              </table:table-cell>
              <table:table-cell office:value-type="float" office:value="0.01134">
                <text:p>0.01134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53">
                <text:p>0.00053</text:p>
              </table:table-cell>
              <table:table-cell office:value-type="float" office:value="0.010517">
                <text:p>0.010517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0.000527">
                <text:p>0.000527</text:p>
              </table:table-cell>
              <table:table-cell office:value-type="float" office:value="0.000548">
                <text:p>0.000548</text:p>
              </table:table-cell>
              <table:table-cell office:value-type="float" office:value="0.010684">
                <text:p>0.01068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543">
                <text:p>0.000543</text:p>
              </table:table-cell>
              <table:table-cell office:value-type="float" office:value="0.000544">
                <text:p>0.000544</text:p>
              </table:table-cell>
              <table:table-cell office:value-type="float" office:value="0.010832">
                <text:p>0.010832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0.000528">
                <text:p>0.000528</text:p>
              </table:table-cell>
              <table:table-cell office:value-type="float" office:value="0.000548">
                <text:p>0.000548</text:p>
              </table:table-cell>
              <table:table-cell office:value-type="float" office:value="0.010981">
                <text:p>0.01098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562">
                <text:p>0.000562</text:p>
              </table:table-cell>
              <table:table-cell office:value-type="float" office:value="0.000554">
                <text:p>0.000554</text:p>
              </table:table-cell>
              <table:table-cell office:value-type="float" office:value="0.011143">
                <text:p>0.011143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0.000557">
                <text:p>0.000557</text:p>
              </table:table-cell>
              <table:table-cell office:value-type="float" office:value="0.000555">
                <text:p>0.000555</text:p>
              </table:table-cell>
              <table:table-cell office:value-type="float" office:value="0.011535">
                <text:p>0.011535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579">
                <text:p>0.000579</text:p>
              </table:table-cell>
              <table:table-cell office:value-type="float" office:value="0.000572">
                <text:p>0.000572</text:p>
              </table:table-cell>
              <table:table-cell office:value-type="float" office:value="0.011893">
                <text:p>0.011893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0.000582">
                <text:p>0.000582</text:p>
              </table:table-cell>
              <table:table-cell office:value-type="float" office:value="0.00059">
                <text:p>0.00059</text:p>
              </table:table-cell>
              <table:table-cell office:value-type="float" office:value="0.012097">
                <text:p>0.012097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582">
                <text:p>0.000582</text:p>
              </table:table-cell>
              <table:table-cell office:value-type="float" office:value="0.000589">
                <text:p>0.000589</text:p>
              </table:table-cell>
              <table:table-cell office:value-type="float" office:value="0.012402">
                <text:p>0.012402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.000582">
                <text:p>0.000582</text:p>
              </table:table-cell>
              <table:table-cell office:value-type="float" office:value="0.000611">
                <text:p>0.000611</text:p>
              </table:table-cell>
              <table:table-cell office:value-type="float" office:value="0.012743">
                <text:p>0.012743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652">
                <text:p>0.000652</text:p>
              </table:table-cell>
              <table:table-cell office:value-type="float" office:value="0.013354">
                <text:p>0.013354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0.000631">
                <text:p>0.000631</text:p>
              </table:table-cell>
              <table:table-cell office:value-type="float" office:value="0.000622">
                <text:p>0.000622</text:p>
              </table:table-cell>
              <table:table-cell office:value-type="float" office:value="0.013664">
                <text:p>0.013664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642">
                <text:p>0.000642</text:p>
              </table:table-cell>
              <table:table-cell office:value-type="float" office:value="0.014113">
                <text:p>0.014113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0.000654">
                <text:p>0.000654</text:p>
              </table:table-cell>
              <table:table-cell office:value-type="float" office:value="0.00064">
                <text:p>0.00064</text:p>
              </table:table-cell>
              <table:table-cell office:value-type="float" office:value="0.014384">
                <text:p>0.014384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658">
                <text:p>0.000658</text:p>
              </table:table-cell>
              <table:table-cell office:value-type="float" office:value="0.000632">
                <text:p>0.000632</text:p>
              </table:table-cell>
              <table:table-cell office:value-type="float" office:value="0.014865">
                <text:p>0.014865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641">
                <text:p>0.000641</text:p>
              </table:table-cell>
              <table:table-cell office:value-type="float" office:value="0.014096">
                <text:p>0.014096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00857">
                <text:p>0.000857</text:p>
              </table:table-cell>
              <table:table-cell office:value-type="float" office:value="0.000623">
                <text:p>0.000623</text:p>
              </table:table-cell>
              <table:table-cell office:value-type="float" office:value="0.014983">
                <text:p>0.014983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57">
                <text:p>0.000657</text:p>
              </table:table-cell>
              <table:table-cell office:value-type="float" office:value="0.014954">
                <text:p>0.014954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631">
                <text:p>0.000631</text:p>
              </table:table-cell>
              <table:table-cell office:value-type="float" office:value="0.016621">
                <text:p>0.016621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65">
                <text:p>0.000665</text:p>
              </table:table-cell>
              <table:table-cell office:value-type="float" office:value="0.015276">
                <text:p>0.015276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55">
                <text:p>0.000655</text:p>
              </table:table-cell>
              <table:table-cell office:value-type="float" office:value="0.01541">
                <text:p>0.01541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673">
                <text:p>0.000673</text:p>
              </table:table-cell>
              <table:table-cell office:value-type="float" office:value="0.015949">
                <text:p>0.015949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693">
                <text:p>0.000693</text:p>
              </table:table-cell>
              <table:table-cell office:value-type="float" office:value="0.017045">
                <text:p>0.017045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0.000765">
                <text:p>0.000765</text:p>
              </table:table-cell>
              <table:table-cell office:value-type="float" office:value="0.000698">
                <text:p>0.000698</text:p>
              </table:table-cell>
              <table:table-cell office:value-type="float" office:value="0.016811">
                <text:p>0.016811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00753">
                <text:p>0.000753</text:p>
              </table:table-cell>
              <table:table-cell office:value-type="float" office:value="0.0007">
                <text:p>0.0007</text:p>
              </table:table-cell>
              <table:table-cell office:value-type="float" office:value="0.017423">
                <text:p>0.017423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0.000773">
                <text:p>0.000773</text:p>
              </table:table-cell>
              <table:table-cell office:value-type="float" office:value="0.000749">
                <text:p>0.000749</text:p>
              </table:table-cell>
              <table:table-cell office:value-type="float" office:value="0.017614">
                <text:p>0.017614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00795">
                <text:p>0.000795</text:p>
              </table:table-cell>
              <table:table-cell office:value-type="float" office:value="0.00072">
                <text:p>0.00072</text:p>
              </table:table-cell>
              <table:table-cell office:value-type="float" office:value="0.018362">
                <text:p>0.018362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0.000844">
                <text:p>0.000844</text:p>
              </table:table-cell>
              <table:table-cell office:value-type="float" office:value="0.000845">
                <text:p>0.000845</text:p>
              </table:table-cell>
              <table:table-cell office:value-type="float" office:value="0.029974">
                <text:p>0.029974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00773">
                <text:p>0.000773</text:p>
              </table:table-cell>
              <table:table-cell office:value-type="float" office:value="0.000734">
                <text:p>0.000734</text:p>
              </table:table-cell>
              <table:table-cell office:value-type="float" office:value="0.022398">
                <text:p>0.022398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0.0008">
                <text:p>0.0008</text:p>
              </table:table-cell>
              <table:table-cell office:value-type="float" office:value="0.00073">
                <text:p>0.00073</text:p>
              </table:table-cell>
              <table:table-cell office:value-type="float" office:value="0.019008">
                <text:p>0.019008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00786">
                <text:p>0.000786</text:p>
              </table:table-cell>
              <table:table-cell office:value-type="float" office:value="0.000729">
                <text:p>0.000729</text:p>
              </table:table-cell>
              <table:table-cell office:value-type="float" office:value="0.018926">
                <text:p>0.018926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0.000895">
                <text:p>0.000895</text:p>
              </table:table-cell>
              <table:table-cell office:value-type="float" office:value="0.000908">
                <text:p>0.000908</text:p>
              </table:table-cell>
              <table:table-cell office:value-type="float" office:value="0.024773">
                <text:p>0.024773</text:p>
              </table:table-cell>
              <table:table-cell office:value-type="float" office:value="0.000229">
                <text:p>0.00022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00879">
                <text:p>0.000879</text:p>
              </table:table-cell>
              <table:table-cell office:value-type="float" office:value="0.000917">
                <text:p>0.000917</text:p>
              </table:table-cell>
              <table:table-cell office:value-type="float" office:value="0.024873">
                <text:p>0.024873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0.000878">
                <text:p>0.000878</text:p>
              </table:table-cell>
              <table:table-cell office:value-type="float" office:value="0.000815">
                <text:p>0.000815</text:p>
              </table:table-cell>
              <table:table-cell office:value-type="float" office:value="0.021028">
                <text:p>0.021028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845">
                <text:p>0.000845</text:p>
              </table:table-cell>
              <table:table-cell office:value-type="float" office:value="0.000753">
                <text:p>0.000753</text:p>
              </table:table-cell>
              <table:table-cell office:value-type="float" office:value="0.020495">
                <text:p>0.020495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0.000859">
                <text:p>0.000859</text:p>
              </table:table-cell>
              <table:table-cell office:value-type="float" office:value="0.000765">
                <text:p>0.000765</text:p>
              </table:table-cell>
              <table:table-cell office:value-type="float" office:value="0.020409">
                <text:p>0.020409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00854">
                <text:p>0.000854</text:p>
              </table:table-cell>
              <table:table-cell office:value-type="float" office:value="0.000759">
                <text:p>0.000759</text:p>
              </table:table-cell>
              <table:table-cell office:value-type="float" office:value="0.020792">
                <text:p>0.020792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0.000864">
                <text:p>0.000864</text:p>
              </table:table-cell>
              <table:table-cell office:value-type="float" office:value="0.000763">
                <text:p>0.000763</text:p>
              </table:table-cell>
              <table:table-cell office:value-type="float" office:value="0.020898">
                <text:p>0.020898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00853">
                <text:p>0.000853</text:p>
              </table:table-cell>
              <table:table-cell office:value-type="float" office:value="0.000805">
                <text:p>0.000805</text:p>
              </table:table-cell>
              <table:table-cell office:value-type="float" office:value="0.021239">
                <text:p>0.021239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0.00087">
                <text:p>0.00087</text:p>
              </table:table-cell>
              <table:table-cell office:value-type="float" office:value="0.000796">
                <text:p>0.000796</text:p>
              </table:table-cell>
              <table:table-cell office:value-type="float" office:value="0.022148">
                <text:p>0.022148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00877">
                <text:p>0.000877</text:p>
              </table:table-cell>
              <table:table-cell office:value-type="float" office:value="0.000796">
                <text:p>0.000796</text:p>
              </table:table-cell>
              <table:table-cell office:value-type="float" office:value="0.022109">
                <text:p>0.022109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0.001003">
                <text:p>0.001003</text:p>
              </table:table-cell>
              <table:table-cell office:value-type="float" office:value="0.000872">
                <text:p>0.000872</text:p>
              </table:table-cell>
              <table:table-cell office:value-type="float" office:value="0.024846">
                <text:p>0.024846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098">
                <text:p>0.00098</text:p>
              </table:table-cell>
              <table:table-cell office:value-type="float" office:value="0.000826">
                <text:p>0.000826</text:p>
              </table:table-cell>
              <table:table-cell office:value-type="float" office:value="0.024367">
                <text:p>0.024367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0.000959">
                <text:p>0.000959</text:p>
              </table:table-cell>
              <table:table-cell office:value-type="float" office:value="0.000854">
                <text:p>0.000854</text:p>
              </table:table-cell>
              <table:table-cell office:value-type="float" office:value="0.024565">
                <text:p>0.024565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00973">
                <text:p>0.000973</text:p>
              </table:table-cell>
              <table:table-cell office:value-type="float" office:value="0.000835">
                <text:p>0.000835</text:p>
              </table:table-cell>
              <table:table-cell office:value-type="float" office:value="0.024767">
                <text:p>0.024767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0.00094">
                <text:p>0.00094</text:p>
              </table:table-cell>
              <table:table-cell office:value-type="float" office:value="0.000841">
                <text:p>0.000841</text:p>
              </table:table-cell>
              <table:table-cell office:value-type="float" office:value="0.024281">
                <text:p>0.024281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00967">
                <text:p>0.000967</text:p>
              </table:table-cell>
              <table:table-cell office:value-type="float" office:value="0.000844">
                <text:p>0.000844</text:p>
              </table:table-cell>
              <table:table-cell office:value-type="float" office:value="0.024754">
                <text:p>0.024754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0.00096">
                <text:p>0.00096</text:p>
              </table:table-cell>
              <table:table-cell office:value-type="float" office:value="0.000858">
                <text:p>0.000858</text:p>
              </table:table-cell>
              <table:table-cell office:value-type="float" office:value="0.024839">
                <text:p>0.024839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00976">
                <text:p>0.000976</text:p>
              </table:table-cell>
              <table:table-cell office:value-type="float" office:value="0.000873">
                <text:p>0.000873</text:p>
              </table:table-cell>
              <table:table-cell office:value-type="float" office:value="0.02563">
                <text:p>0.02563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0.000973">
                <text:p>0.000973</text:p>
              </table:table-cell>
              <table:table-cell office:value-type="float" office:value="0.000857">
                <text:p>0.000857</text:p>
              </table:table-cell>
              <table:table-cell office:value-type="float" office:value="0.02567">
                <text:p>0.02567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00997">
                <text:p>0.000997</text:p>
              </table:table-cell>
              <table:table-cell office:value-type="float" office:value="0.000878">
                <text:p>0.000878</text:p>
              </table:table-cell>
              <table:table-cell office:value-type="float" office:value="0.025908">
                <text:p>0.025908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0.001004">
                <text:p>0.001004</text:p>
              </table:table-cell>
              <table:table-cell office:value-type="float" office:value="0.000873">
                <text:p>0.000873</text:p>
              </table:table-cell>
              <table:table-cell office:value-type="float" office:value="0.025994">
                <text:p>0.025994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01012">
                <text:p>0.001012</text:p>
              </table:table-cell>
              <table:table-cell office:value-type="float" office:value="0.000868">
                <text:p>0.000868</text:p>
              </table:table-cell>
              <table:table-cell office:value-type="float" office:value="0.026372">
                <text:p>0.026372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886">
                <text:p>0.000886</text:p>
              </table:table-cell>
              <table:table-cell office:value-type="float" office:value="0.02703">
                <text:p>0.02703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1016">
                <text:p>0.0010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27481">
                <text:p>0.027481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0.001051">
                <text:p>0.001051</text:p>
              </table:table-cell>
              <table:table-cell office:value-type="float" office:value="0.000901">
                <text:p>0.000901</text:p>
              </table:table-cell>
              <table:table-cell office:value-type="float" office:value="0.027835">
                <text:p>0.027835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01078">
                <text:p>0.001078</text:p>
              </table:table-cell>
              <table:table-cell office:value-type="float" office:value="0.00091">
                <text:p>0.00091</text:p>
              </table:table-cell>
              <table:table-cell office:value-type="float" office:value="0.028157">
                <text:p>0.028157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0.001085">
                <text:p>0.001085</text:p>
              </table:table-cell>
              <table:table-cell office:value-type="float" office:value="0.000924">
                <text:p>0.000924</text:p>
              </table:table-cell>
              <table:table-cell office:value-type="float" office:value="0.028936">
                <text:p>0.028936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01107">
                <text:p>0.001107</text:p>
              </table:table-cell>
              <table:table-cell office:value-type="float" office:value="0.000955">
                <text:p>0.000955</text:p>
              </table:table-cell>
              <table:table-cell office:value-type="float" office:value="0.0292">
                <text:p>0.0292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0.001076">
                <text:p>0.001076</text:p>
              </table:table-cell>
              <table:table-cell office:value-type="float" office:value="0.00094">
                <text:p>0.00094</text:p>
              </table:table-cell>
              <table:table-cell office:value-type="float" office:value="0.029402">
                <text:p>0.029402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01189">
                <text:p>0.001189</text:p>
              </table:table-cell>
              <table:table-cell office:value-type="float" office:value="0.00102">
                <text:p>0.00102</text:p>
              </table:table-cell>
              <table:table-cell office:value-type="float" office:value="0.031034">
                <text:p>0.031034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0.001139">
                <text:p>0.001139</text:p>
              </table:table-cell>
              <table:table-cell office:value-type="float" office:value="0.00097">
                <text:p>0.00097</text:p>
              </table:table-cell>
              <table:table-cell office:value-type="float" office:value="0.030689">
                <text:p>0.030689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01127">
                <text:p>0.001127</text:p>
              </table:table-cell>
              <table:table-cell office:value-type="float" office:value="0.000964">
                <text:p>0.000964</text:p>
              </table:table-cell>
              <table:table-cell office:value-type="float" office:value="0.030774">
                <text:p>0.030774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0.001178">
                <text:p>0.001178</text:p>
              </table:table-cell>
              <table:table-cell office:value-type="float" office:value="0.00096">
                <text:p>0.00096</text:p>
              </table:table-cell>
              <table:table-cell office:value-type="float" office:value="0.030911">
                <text:p>0.030911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1138">
                <text:p>0.001138</text:p>
              </table:table-cell>
              <table:table-cell office:value-type="float" office:value="0.000935">
                <text:p>0.000935</text:p>
              </table:table-cell>
              <table:table-cell office:value-type="float" office:value="0.031206">
                <text:p>0.031206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0.001144">
                <text:p>0.001144</text:p>
              </table:table-cell>
              <table:table-cell office:value-type="float" office:value="0.000964">
                <text:p>0.000964</text:p>
              </table:table-cell>
              <table:table-cell office:value-type="float" office:value="0.031798">
                <text:p>0.031798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01195">
                <text:p>0.001195</text:p>
              </table:table-cell>
              <table:table-cell office:value-type="float" office:value="0.000954">
                <text:p>0.000954</text:p>
              </table:table-cell>
              <table:table-cell office:value-type="float" office:value="0.03336">
                <text:p>0.03336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0.001998">
                <text:p>0.001998</text:p>
              </table:table-cell>
              <table:table-cell office:value-type="float" office:value="0.001088">
                <text:p>0.001088</text:p>
              </table:table-cell>
              <table:table-cell office:value-type="float" office:value="0.036348">
                <text:p>0.036348</text:p>
              </table:table-cell>
              <table:table-cell office:value-type="float" office:value="0.000312">
                <text:p>0.00031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01327">
                <text:p>0.001327</text:p>
              </table:table-cell>
              <table:table-cell office:value-type="float" office:value="0.001052">
                <text:p>0.001052</text:p>
              </table:table-cell>
              <table:table-cell office:value-type="float" office:value="0.039649">
                <text:p>0.039649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0.00121">
                <text:p>0.00121</text:p>
              </table:table-cell>
              <table:table-cell office:value-type="float" office:value="0.000996">
                <text:p>0.000996</text:p>
              </table:table-cell>
              <table:table-cell office:value-type="float" office:value="0.033478">
                <text:p>0.033478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0121">
                <text:p>0.00121</text:p>
              </table:table-cell>
              <table:table-cell office:value-type="float" office:value="0.000988">
                <text:p>0.000988</text:p>
              </table:table-cell>
              <table:table-cell office:value-type="float" office:value="0.033574">
                <text:p>0.033574</text:p>
              </table:table-cell>
              <table:table-cell office:value-type="float" office:value="0.000286">
                <text:p>0.000286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0.0012">
                <text:p>0.0012</text:p>
              </table:table-cell>
              <table:table-cell office:value-type="float" office:value="0.001012">
                <text:p>0.001012</text:p>
              </table:table-cell>
              <table:table-cell office:value-type="float" office:value="0.034802">
                <text:p>0.034802</text:p>
              </table:table-cell>
              <table:table-cell office:value-type="float" office:value="0.000319">
                <text:p>0.00031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01273">
                <text:p>0.001273</text:p>
              </table:table-cell>
              <table:table-cell office:value-type="float" office:value="0.001016">
                <text:p>0.001016</text:p>
              </table:table-cell>
              <table:table-cell office:value-type="float" office:value="0.034873">
                <text:p>0.03487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0.001269">
                <text:p>0.001269</text:p>
              </table:table-cell>
              <table:table-cell office:value-type="float" office:value="0.001018">
                <text:p>0.001018</text:p>
              </table:table-cell>
              <table:table-cell office:value-type="float" office:value="0.03531">
                <text:p>0.03531</text:p>
              </table:table-cell>
              <table:table-cell office:value-type="float" office:value="0.000322">
                <text:p>0.00032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1252">
                <text:p>0.001252</text:p>
              </table:table-cell>
              <table:table-cell office:value-type="float" office:value="0.001021">
                <text:p>0.001021</text:p>
              </table:table-cell>
              <table:table-cell office:value-type="float" office:value="0.035543">
                <text:p>0.035543</text:p>
              </table:table-cell>
              <table:table-cell office:value-type="float" office:value="0.000326">
                <text:p>0.000326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0.001349">
                <text:p>0.001349</text:p>
              </table:table-cell>
              <table:table-cell office:value-type="float" office:value="0.001026">
                <text:p>0.001026</text:p>
              </table:table-cell>
              <table:table-cell office:value-type="float" office:value="0.03644">
                <text:p>0.03644</text:p>
              </table:table-cell>
              <table:table-cell office:value-type="float" office:value="0.000306">
                <text:p>0.00030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01293">
                <text:p>0.001293</text:p>
              </table:table-cell>
              <table:table-cell office:value-type="float" office:value="0.001041">
                <text:p>0.001041</text:p>
              </table:table-cell>
              <table:table-cell office:value-type="float" office:value="0.036554">
                <text:p>0.036554</text:p>
              </table:table-cell>
              <table:table-cell office:value-type="float" office:value="0.000317">
                <text:p>0.000317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0.001319">
                <text:p>0.001319</text:p>
              </table:table-cell>
              <table:table-cell office:value-type="float" office:value="0.001056">
                <text:p>0.001056</text:p>
              </table:table-cell>
              <table:table-cell office:value-type="float" office:value="0.03783">
                <text:p>0.03783</text:p>
              </table:table-cell>
              <table:table-cell office:value-type="float" office:value="0.000332">
                <text:p>0.00033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01323">
                <text:p>0.001323</text:p>
              </table:table-cell>
              <table:table-cell office:value-type="float" office:value="0.001042">
                <text:p>0.001042</text:p>
              </table:table-cell>
              <table:table-cell office:value-type="float" office:value="0.038133">
                <text:p>0.038133</text:p>
              </table:table-cell>
              <table:table-cell office:value-type="float" office:value="0.000313">
                <text:p>0.000313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0.001353">
                <text:p>0.001353</text:p>
              </table:table-cell>
              <table:table-cell office:value-type="float" office:value="0.001082">
                <text:p>0.001082</text:p>
              </table:table-cell>
              <table:table-cell office:value-type="float" office:value="0.038371">
                <text:p>0.038371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01349">
                <text:p>0.001349</text:p>
              </table:table-cell>
              <table:table-cell office:value-type="float" office:value="0.001041">
                <text:p>0.001041</text:p>
              </table:table-cell>
              <table:table-cell office:value-type="float" office:value="0.038355">
                <text:p>0.038355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0.001337">
                <text:p>0.001337</text:p>
              </table:table-cell>
              <table:table-cell office:value-type="float" office:value="0.001073">
                <text:p>0.001073</text:p>
              </table:table-cell>
              <table:table-cell office:value-type="float" office:value="0.039582">
                <text:p>0.039582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01385">
                <text:p>0.001385</text:p>
              </table:table-cell>
              <table:table-cell office:value-type="float" office:value="0.00109">
                <text:p>0.00109</text:p>
              </table:table-cell>
              <table:table-cell office:value-type="float" office:value="0.040804">
                <text:p>0.040804</text:p>
              </table:table-cell>
              <table:table-cell office:value-type="float" office:value="0.000342">
                <text:p>0.000342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0.001376">
                <text:p>0.001376</text:p>
              </table:table-cell>
              <table:table-cell office:value-type="float" office:value="0.001096">
                <text:p>0.001096</text:p>
              </table:table-cell>
              <table:table-cell office:value-type="float" office:value="0.039956">
                <text:p>0.039956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01355">
                <text:p>0.001355</text:p>
              </table:table-cell>
              <table:table-cell office:value-type="float" office:value="0.001114">
                <text:p>0.001114</text:p>
              </table:table-cell>
              <table:table-cell office:value-type="float" office:value="0.040265">
                <text:p>0.04026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0.001373">
                <text:p>0.001373</text:p>
              </table:table-cell>
              <table:table-cell office:value-type="float" office:value="0.001091">
                <text:p>0.001091</text:p>
              </table:table-cell>
              <table:table-cell office:value-type="float" office:value="0.040708">
                <text:p>0.040708</text:p>
              </table:table-cell>
              <table:table-cell office:value-type="float" office:value="0.000344">
                <text:p>0.000344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01395">
                <text:p>0.001395</text:p>
              </table:table-cell>
              <table:table-cell office:value-type="float" office:value="0.001118">
                <text:p>0.001118</text:p>
              </table:table-cell>
              <table:table-cell office:value-type="float" office:value="0.041602">
                <text:p>0.041602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139">
                <text:p>0.001139</text:p>
              </table:table-cell>
              <table:table-cell office:value-type="float" office:value="0.045022">
                <text:p>0.045022</text:p>
              </table:table-cell>
              <table:table-cell office:value-type="float" office:value="0.000338">
                <text:p>0.00033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01456">
                <text:p>0.001456</text:p>
              </table:table-cell>
              <table:table-cell office:value-type="float" office:value="0.001118">
                <text:p>0.001118</text:p>
              </table:table-cell>
              <table:table-cell office:value-type="float" office:value="0.042407">
                <text:p>0.042407</text:p>
              </table:table-cell>
              <table:table-cell office:value-type="float" office:value="0.000309">
                <text:p>0.000309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0.001499">
                <text:p>0.001499</text:p>
              </table:table-cell>
              <table:table-cell office:value-type="float" office:value="0.001283">
                <text:p>0.001283</text:p>
              </table:table-cell>
              <table:table-cell office:value-type="float" office:value="0.048149">
                <text:p>0.048149</text:p>
              </table:table-cell>
              <table:table-cell office:value-type="float" office:value="0.000362">
                <text:p>0.000362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01435">
                <text:p>0.001435</text:p>
              </table:table-cell>
              <table:table-cell office:value-type="float" office:value="0.001136">
                <text:p>0.001136</text:p>
              </table:table-cell>
              <table:table-cell office:value-type="float" office:value="0.043329">
                <text:p>0.043329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0.001487">
                <text:p>0.001487</text:p>
              </table:table-cell>
              <table:table-cell office:value-type="float" office:value="0.001156">
                <text:p>0.001156</text:p>
              </table:table-cell>
              <table:table-cell office:value-type="float" office:value="0.04396">
                <text:p>0.04396</text:p>
              </table:table-cell>
              <table:table-cell office:value-type="float" office:value="0.000359">
                <text:p>0.000359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01707">
                <text:p>0.001707</text:p>
              </table:table-cell>
              <table:table-cell office:value-type="float" office:value="0.001328">
                <text:p>0.001328</text:p>
              </table:table-cell>
              <table:table-cell office:value-type="float" office:value="0.052257">
                <text:p>0.052257</text:p>
              </table:table-cell>
              <table:table-cell office:value-type="float" office:value="0.000443">
                <text:p>0.000443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0.001613">
                <text:p>0.001613</text:p>
              </table:table-cell>
              <table:table-cell office:value-type="float" office:value="0.001212">
                <text:p>0.001212</text:p>
              </table:table-cell>
              <table:table-cell office:value-type="float" office:value="0.047517">
                <text:p>0.047517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1485">
                <text:p>0.001485</text:p>
              </table:table-cell>
              <table:table-cell office:value-type="float" office:value="0.001183">
                <text:p>0.001183</text:p>
              </table:table-cell>
              <table:table-cell office:value-type="float" office:value="0.045068">
                <text:p>0.045068</text:p>
              </table:table-cell>
              <table:table-cell office:value-type="float" office:value="0.000345">
                <text:p>0.000345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0.001509">
                <text:p>0.001509</text:p>
              </table:table-cell>
              <table:table-cell office:value-type="float" office:value="0.001178">
                <text:p>0.001178</text:p>
              </table:table-cell>
              <table:table-cell office:value-type="float" office:value="0.046645">
                <text:p>0.046645</text:p>
              </table:table-cell>
              <table:table-cell office:value-type="float" office:value="0.000343">
                <text:p>0.000343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015">
                <text:p>0.0015</text:p>
              </table:table-cell>
              <table:table-cell office:value-type="float" office:value="0.001175">
                <text:p>0.001175</text:p>
              </table:table-cell>
              <table:table-cell office:value-type="float" office:value="0.046541">
                <text:p>0.046541</text:p>
              </table:table-cell>
              <table:table-cell office:value-type="float" office:value="0.000311">
                <text:p>0.000311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0.001542">
                <text:p>0.001542</text:p>
              </table:table-cell>
              <table:table-cell office:value-type="float" office:value="0.001163">
                <text:p>0.001163</text:p>
              </table:table-cell>
              <table:table-cell office:value-type="float" office:value="0.04673">
                <text:p>0.04673</text:p>
              </table:table-cell>
              <table:table-cell office:value-type="float" office:value="0.000295">
                <text:p>0.00029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01558">
                <text:p>0.001558</text:p>
              </table:table-cell>
              <table:table-cell office:value-type="float" office:value="0.001186">
                <text:p>0.001186</text:p>
              </table:table-cell>
              <table:table-cell office:value-type="float" office:value="0.047424">
                <text:p>0.047424</text:p>
              </table:table-cell>
              <table:table-cell office:value-type="float" office:value="0.000362">
                <text:p>0.000362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0.00158">
                <text:p>0.00158</text:p>
              </table:table-cell>
              <table:table-cell office:value-type="float" office:value="0.001202">
                <text:p>0.001202</text:p>
              </table:table-cell>
              <table:table-cell office:value-type="float" office:value="0.048639">
                <text:p>0.048639</text:p>
              </table:table-cell>
              <table:table-cell office:value-type="float" office:value="0.000353">
                <text:p>0.00035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01576">
                <text:p>0.001576</text:p>
              </table:table-cell>
              <table:table-cell office:value-type="float" office:value="0.001214">
                <text:p>0.001214</text:p>
              </table:table-cell>
              <table:table-cell office:value-type="float" office:value="0.048404">
                <text:p>0.048404</text:p>
              </table:table-cell>
              <table:table-cell office:value-type="float" office:value="0.000325">
                <text:p>0.000325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0.001623">
                <text:p>0.001623</text:p>
              </table:table-cell>
              <table:table-cell office:value-type="float" office:value="0.001197">
                <text:p>0.001197</text:p>
              </table:table-cell>
              <table:table-cell office:value-type="float" office:value="0.049289">
                <text:p>0.049289</text:p>
              </table:table-cell>
              <table:table-cell office:value-type="float" office:value="0.000307">
                <text:p>0.000307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0159">
                <text:p>0.00159</text:p>
              </table:table-cell>
              <table:table-cell office:value-type="float" office:value="0.001207">
                <text:p>0.001207</text:p>
              </table:table-cell>
              <table:table-cell office:value-type="float" office:value="0.052919">
                <text:p>0.052919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0.001651">
                <text:p>0.001651</text:p>
              </table:table-cell>
              <table:table-cell office:value-type="float" office:value="0.001451">
                <text:p>0.001451</text:p>
              </table:table-cell>
              <table:table-cell office:value-type="float" office:value="0.050738">
                <text:p>0.050738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01618">
                <text:p>0.001618</text:p>
              </table:table-cell>
              <table:table-cell office:value-type="float" office:value="0.001234">
                <text:p>0.001234</text:p>
              </table:table-cell>
              <table:table-cell office:value-type="float" office:value="0.051052">
                <text:p>0.051052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0.001648">
                <text:p>0.001648</text:p>
              </table:table-cell>
              <table:table-cell office:value-type="float" office:value="0.001215">
                <text:p>0.001215</text:p>
              </table:table-cell>
              <table:table-cell office:value-type="float" office:value="0.050509">
                <text:p>0.050509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01669">
                <text:p>0.001669</text:p>
              </table:table-cell>
              <table:table-cell office:value-type="float" office:value="0.00125">
                <text:p>0.00125</text:p>
              </table:table-cell>
              <table:table-cell office:value-type="float" office:value="0.051684">
                <text:p>0.051684</text:p>
              </table:table-cell>
              <table:table-cell office:value-type="float" office:value="0.000341">
                <text:p>0.000341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0.00168">
                <text:p>0.00168</text:p>
              </table:table-cell>
              <table:table-cell office:value-type="float" office:value="0.00125">
                <text:p>0.00125</text:p>
              </table:table-cell>
              <table:table-cell office:value-type="float" office:value="0.052457">
                <text:p>0.052457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01687">
                <text:p>0.001687</text:p>
              </table:table-cell>
              <table:table-cell office:value-type="float" office:value="0.001273">
                <text:p>0.001273</text:p>
              </table:table-cell>
              <table:table-cell office:value-type="float" office:value="0.052132">
                <text:p>0.052132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0.001711">
                <text:p>0.001711</text:p>
              </table:table-cell>
              <table:table-cell office:value-type="float" office:value="0.001267">
                <text:p>0.001267</text:p>
              </table:table-cell>
              <table:table-cell office:value-type="float" office:value="0.053001">
                <text:p>0.053001</text:p>
              </table:table-cell>
              <table:table-cell office:value-type="float" office:value="0.000379">
                <text:p>0.000379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01694">
                <text:p>0.001694</text:p>
              </table:table-cell>
              <table:table-cell office:value-type="float" office:value="0.001285">
                <text:p>0.001285</text:p>
              </table:table-cell>
              <table:table-cell office:value-type="float" office:value="0.052987">
                <text:p>0.052987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0.001736">
                <text:p>0.001736</text:p>
              </table:table-cell>
              <table:table-cell office:value-type="float" office:value="0.001257">
                <text:p>0.001257</text:p>
              </table:table-cell>
              <table:table-cell office:value-type="float" office:value="0.053734">
                <text:p>0.053734</text:p>
              </table:table-cell>
              <table:table-cell office:value-type="float" office:value="0.000383">
                <text:p>0.000383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01951">
                <text:p>0.001951</text:p>
              </table:table-cell>
              <table:table-cell office:value-type="float" office:value="0.001375">
                <text:p>0.001375</text:p>
              </table:table-cell>
              <table:table-cell office:value-type="float" office:value="0.071494">
                <text:p>0.071494</text:p>
              </table:table-cell>
              <table:table-cell office:value-type="float" office:value="0.000393">
                <text:p>0.000393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0.001725">
                <text:p>0.001725</text:p>
              </table:table-cell>
              <table:table-cell office:value-type="float" office:value="0.001279">
                <text:p>0.001279</text:p>
              </table:table-cell>
              <table:table-cell office:value-type="float" office:value="0.055035">
                <text:p>0.055035</text:p>
              </table:table-cell>
              <table:table-cell office:value-type="float" office:value="0.000415">
                <text:p>0.0004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769">
                <text:p>0.001769</text:p>
              </table:table-cell>
              <table:table-cell office:value-type="float" office:value="0.001275">
                <text:p>0.001275</text:p>
              </table:table-cell>
              <table:table-cell office:value-type="float" office:value="0.055469">
                <text:p>0.055469</text:p>
              </table:table-cell>
              <table:table-cell office:value-type="float" office:value="0.000404">
                <text:p>0.000404</text:p>
              </table:table-cell>
            </table:table-row>
            <table:table-row>
              <table:table-cell office:value-type="float" office:value="10050">
                <text:p>10050</text:p>
              </table:table-cell>
              <table:table-cell office:value-type="float" office:value="0.001824">
                <text:p>0.001824</text:p>
              </table:table-cell>
              <table:table-cell office:value-type="float" office:value="0.001403">
                <text:p>0.001403</text:p>
              </table:table-cell>
              <table:table-cell office:value-type="float" office:value="0.070286">
                <text:p>0.070286</text:p>
              </table:table-cell>
              <table:table-cell office:value-type="float" office:value="0.000395">
                <text:p>0.000395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0.001798">
                <text:p>0.001798</text:p>
              </table:table-cell>
              <table:table-cell office:value-type="float" office:value="0.001301">
                <text:p>0.001301</text:p>
              </table:table-cell>
              <table:table-cell office:value-type="float" office:value="0.056542">
                <text:p>0.056542</text:p>
              </table:table-cell>
              <table:table-cell office:value-type="float" office:value="0.000393">
                <text:p>0.000393</text:p>
              </table:table-cell>
            </table:table-row>
            <table:table-row>
              <table:table-cell office:value-type="float" office:value="10150">
                <text:p>10150</text:p>
              </table:table-cell>
              <table:table-cell office:value-type="float" office:value="0.001835">
                <text:p>0.001835</text:p>
              </table:table-cell>
              <table:table-cell office:value-type="float" office:value="0.001306">
                <text:p>0.001306</text:p>
              </table:table-cell>
              <table:table-cell office:value-type="float" office:value="0.057297">
                <text:p>0.057297</text:p>
              </table:table-cell>
              <table:table-cell office:value-type="float" office:value="0.000369">
                <text:p>0.000369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01832">
                <text:p>0.001832</text:p>
              </table:table-cell>
              <table:table-cell office:value-type="float" office:value="0.001323">
                <text:p>0.001323</text:p>
              </table:table-cell>
              <table:table-cell office:value-type="float" office:value="0.06134">
                <text:p>0.06134</text:p>
              </table:table-cell>
              <table:table-cell office:value-type="float" office:value="0.000326">
                <text:p>0.000326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0.001919">
                <text:p>0.001919</text:p>
              </table:table-cell>
              <table:table-cell office:value-type="float" office:value="0.001375">
                <text:p>0.001375</text:p>
              </table:table-cell>
              <table:table-cell office:value-type="float" office:value="0.058771">
                <text:p>0.058771</text:p>
              </table:table-cell>
              <table:table-cell office:value-type="float" office:value="0.000428">
                <text:p>0.000428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001874">
                <text:p>0.001874</text:p>
              </table:table-cell>
              <table:table-cell office:value-type="float" office:value="0.001335">
                <text:p>0.001335</text:p>
              </table:table-cell>
              <table:table-cell office:value-type="float" office:value="0.058949">
                <text:p>0.058949</text:p>
              </table:table-cell>
              <table:table-cell office:value-type="float" office:value="0.000404">
                <text:p>0.000404</text:p>
              </table:table-cell>
            </table:table-row>
            <table:table-row>
              <table:table-cell office:value-type="float" office:value="10350">
                <text:p>10350</text:p>
              </table:table-cell>
              <table:table-cell office:value-type="float" office:value="0.001859">
                <text:p>0.001859</text:p>
              </table:table-cell>
              <table:table-cell office:value-type="float" office:value="0.001322">
                <text:p>0.001322</text:p>
              </table:table-cell>
              <table:table-cell office:value-type="float" office:value="0.060087">
                <text:p>0.060087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001866">
                <text:p>0.001866</text:p>
              </table:table-cell>
              <table:table-cell office:value-type="float" office:value="0.001334">
                <text:p>0.001334</text:p>
              </table:table-cell>
              <table:table-cell office:value-type="float" office:value="0.05997">
                <text:p>0.05997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float" office:value="10450">
                <text:p>10450</text:p>
              </table:table-cell>
              <table:table-cell office:value-type="float" office:value="0.001862">
                <text:p>0.001862</text:p>
              </table:table-cell>
              <table:table-cell office:value-type="float" office:value="0.001329">
                <text:p>0.001329</text:p>
              </table:table-cell>
              <table:table-cell office:value-type="float" office:value="0.060329">
                <text:p>0.060329</text:p>
              </table:table-cell>
              <table:table-cell office:value-type="float" office:value="0.000409">
                <text:p>0.000409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2057">
                <text:p>0.002057</text:p>
              </table:table-cell>
              <table:table-cell office:value-type="float" office:value="0.001438">
                <text:p>0.001438</text:p>
              </table:table-cell>
              <table:table-cell office:value-type="float" office:value="0.0709">
                <text:p>0.0709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float" office:value="10550">
                <text:p>10550</text:p>
              </table:table-cell>
              <table:table-cell office:value-type="float" office:value="0.001974">
                <text:p>0.001974</text:p>
              </table:table-cell>
              <table:table-cell office:value-type="float" office:value="0.001386">
                <text:p>0.001386</text:p>
              </table:table-cell>
              <table:table-cell office:value-type="float" office:value="0.06185">
                <text:p>0.06185</text:p>
              </table:table-cell>
              <table:table-cell office:value-type="float" office:value="0.000412">
                <text:p>0.000412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192">
                <text:p>0.00192</text:p>
              </table:table-cell>
              <table:table-cell office:value-type="float" office:value="0.001361">
                <text:p>0.001361</text:p>
              </table:table-cell>
              <table:table-cell office:value-type="float" office:value="0.062379">
                <text:p>0.062379</text:p>
              </table:table-cell>
              <table:table-cell office:value-type="float" office:value="0.000376">
                <text:p>0.000376</text:p>
              </table:table-cell>
            </table:table-row>
            <table:table-row>
              <table:table-cell office:value-type="float" office:value="10650">
                <text:p>10650</text:p>
              </table:table-cell>
              <table:table-cell office:value-type="float" office:value="0.001945">
                <text:p>0.001945</text:p>
              </table:table-cell>
              <table:table-cell office:value-type="float" office:value="0.001382">
                <text:p>0.001382</text:p>
              </table:table-cell>
              <table:table-cell office:value-type="float" office:value="0.062648">
                <text:p>0.062648</text:p>
              </table:table-cell>
              <table:table-cell office:value-type="float" office:value="0.000342">
                <text:p>0.000342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0.002145">
                <text:p>0.002145</text:p>
              </table:table-cell>
              <table:table-cell office:value-type="float" office:value="0.00155">
                <text:p>0.00155</text:p>
              </table:table-cell>
              <table:table-cell office:value-type="float" office:value="0.074153">
                <text:p>0.074153</text:p>
              </table:table-cell>
              <table:table-cell office:value-type="float" office:value="0.000307">
                <text:p>0.000307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0.002014">
                <text:p>0.002014</text:p>
              </table:table-cell>
              <table:table-cell office:value-type="float" office:value="0.001437">
                <text:p>0.001437</text:p>
              </table:table-cell>
              <table:table-cell office:value-type="float" office:value="0.07161">
                <text:p>0.07161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01974">
                <text:p>0.001974</text:p>
              </table:table-cell>
              <table:table-cell office:value-type="float" office:value="0.00141">
                <text:p>0.00141</text:p>
              </table:table-cell>
              <table:table-cell office:value-type="float" office:value="0.064984">
                <text:p>0.064984</text:p>
              </table:table-cell>
              <table:table-cell office:value-type="float" office:value="0.000412">
                <text:p>0.000412</text:p>
              </table:table-cell>
            </table:table-row>
            <table:table-row>
              <table:table-cell office:value-type="float" office:value="10850">
                <text:p>10850</text:p>
              </table:table-cell>
              <table:table-cell office:value-type="float" office:value="0.001996">
                <text:p>0.001996</text:p>
              </table:table-cell>
              <table:table-cell office:value-type="float" office:value="0.001388">
                <text:p>0.001388</text:p>
              </table:table-cell>
              <table:table-cell office:value-type="float" office:value="0.065143">
                <text:p>0.065143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0.002046">
                <text:p>0.002046</text:p>
              </table:table-cell>
              <table:table-cell office:value-type="float" office:value="0.001443">
                <text:p>0.001443</text:p>
              </table:table-cell>
              <table:table-cell office:value-type="float" office:value="0.067087">
                <text:p>0.067087</text:p>
              </table:table-cell>
              <table:table-cell office:value-type="float" office:value="0.000452">
                <text:p>0.000452</text:p>
              </table:table-cell>
            </table:table-row>
            <table:table-row>
              <table:table-cell office:value-type="float" office:value="10950">
                <text:p>10950</text:p>
              </table:table-cell>
              <table:table-cell office:value-type="float" office:value="0.002002">
                <text:p>0.002002</text:p>
              </table:table-cell>
              <table:table-cell office:value-type="float" office:value="0.001427">
                <text:p>0.001427</text:p>
              </table:table-cell>
              <table:table-cell office:value-type="float" office:value="0.068425">
                <text:p>0.068425</text:p>
              </table:table-cell>
              <table:table-cell office:value-type="float" office:value="0.000353">
                <text:p>0.000353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02045">
                <text:p>0.002045</text:p>
              </table:table-cell>
              <table:table-cell office:value-type="float" office:value="0.001432">
                <text:p>0.001432</text:p>
              </table:table-cell>
              <table:table-cell office:value-type="float" office:value="0.068776">
                <text:p>0.068776</text:p>
              </table:table-cell>
              <table:table-cell office:value-type="float" office:value="0.000465">
                <text:p>0.000465</text:p>
              </table:table-cell>
            </table:table-row>
            <table:table-row>
              <table:table-cell office:value-type="float" office:value="11050">
                <text:p>11050</text:p>
              </table:table-cell>
              <table:table-cell office:value-type="float" office:value="0.002106">
                <text:p>0.002106</text:p>
              </table:table-cell>
              <table:table-cell office:value-type="float" office:value="0.001476">
                <text:p>0.001476</text:p>
              </table:table-cell>
              <table:table-cell office:value-type="float" office:value="0.067874">
                <text:p>0.067874</text:p>
              </table:table-cell>
              <table:table-cell office:value-type="float" office:value="0.000429">
                <text:p>0.000429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0.00205">
                <text:p>0.00205</text:p>
              </table:table-cell>
              <table:table-cell office:value-type="float" office:value="0.001442">
                <text:p>0.001442</text:p>
              </table:table-cell>
              <table:table-cell office:value-type="float" office:value="0.068194">
                <text:p>0.068194</text:p>
              </table:table-cell>
              <table:table-cell office:value-type="float" office:value="0.000441">
                <text:p>0.000441</text:p>
              </table:table-cell>
            </table:table-row>
            <table:table-row>
              <table:table-cell office:value-type="float" office:value="11150">
                <text:p>11150</text:p>
              </table:table-cell>
              <table:table-cell office:value-type="float" office:value="0.002081">
                <text:p>0.002081</text:p>
              </table:table-cell>
              <table:table-cell office:value-type="float" office:value="0.001433">
                <text:p>0.001433</text:p>
              </table:table-cell>
              <table:table-cell office:value-type="float" office:value="0.072144">
                <text:p>0.072144</text:p>
              </table:table-cell>
              <table:table-cell office:value-type="float" office:value="0.000427">
                <text:p>0.000427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0.002109">
                <text:p>0.002109</text:p>
              </table:table-cell>
              <table:table-cell office:value-type="float" office:value="0.001452">
                <text:p>0.001452</text:p>
              </table:table-cell>
              <table:table-cell office:value-type="float" office:value="0.069505">
                <text:p>0.069505</text:p>
              </table:table-cell>
              <table:table-cell office:value-type="float" office:value="0.000377">
                <text:p>0.000377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0.002178">
                <text:p>0.002178</text:p>
              </table:table-cell>
              <table:table-cell office:value-type="float" office:value="0.001449">
                <text:p>0.001449</text:p>
              </table:table-cell>
              <table:table-cell office:value-type="float" office:value="0.070408">
                <text:p>0.070408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0.00218">
                <text:p>0.00218</text:p>
              </table:table-cell>
              <table:table-cell office:value-type="float" office:value="0.00147">
                <text:p>0.00147</text:p>
              </table:table-cell>
              <table:table-cell office:value-type="float" office:value="0.071273">
                <text:p>0.071273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float" office:value="11350">
                <text:p>11350</text:p>
              </table:table-cell>
              <table:table-cell office:value-type="float" office:value="0.002142">
                <text:p>0.002142</text:p>
              </table:table-cell>
              <table:table-cell office:value-type="float" office:value="0.001457">
                <text:p>0.001457</text:p>
              </table:table-cell>
              <table:table-cell office:value-type="float" office:value="0.072341">
                <text:p>0.072341</text:p>
              </table:table-cell>
              <table:table-cell office:value-type="float" office:value="0.000363">
                <text:p>0.000363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0.002293">
                <text:p>0.002293</text:p>
              </table:table-cell>
              <table:table-cell office:value-type="float" office:value="0.00162">
                <text:p>0.00162</text:p>
              </table:table-cell>
              <table:table-cell office:value-type="float" office:value="0.084605">
                <text:p>0.084605</text:p>
              </table:table-cell>
              <table:table-cell office:value-type="float" office:value="0.000544">
                <text:p>0.000544</text:p>
              </table:table-cell>
            </table:table-row>
            <table:table-row>
              <table:table-cell office:value-type="float" office:value="11450">
                <text:p>11450</text:p>
              </table:table-cell>
              <table:table-cell office:value-type="float" office:value="0.002238">
                <text:p>0.002238</text:p>
              </table:table-cell>
              <table:table-cell office:value-type="float" office:value="0.001526">
                <text:p>0.001526</text:p>
              </table:table-cell>
              <table:table-cell office:value-type="float" office:value="0.076571">
                <text:p>0.076571</text:p>
              </table:table-cell>
              <table:table-cell office:value-type="float" office:value="0.000456">
                <text:p>0.000456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0.002248">
                <text:p>0.002248</text:p>
              </table:table-cell>
              <table:table-cell office:value-type="float" office:value="0.001523">
                <text:p>0.001523</text:p>
              </table:table-cell>
              <table:table-cell office:value-type="float" office:value="0.075912">
                <text:p>0.075912</text:p>
              </table:table-cell>
              <table:table-cell office:value-type="float" office:value="0.000454">
                <text:p>0.000454</text:p>
              </table:table-cell>
            </table:table-row>
            <table:table-row>
              <table:table-cell office:value-type="float" office:value="11550">
                <text:p>11550</text:p>
              </table:table-cell>
              <table:table-cell office:value-type="float" office:value="0.002203">
                <text:p>0.002203</text:p>
              </table:table-cell>
              <table:table-cell office:value-type="float" office:value="0.001573">
                <text:p>0.001573</text:p>
              </table:table-cell>
              <table:table-cell office:value-type="float" office:value="0.075375">
                <text:p>0.075375</text:p>
              </table:table-cell>
              <table:table-cell office:value-type="float" office:value="0.000465">
                <text:p>0.000465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02254">
                <text:p>0.002254</text:p>
              </table:table-cell>
              <table:table-cell office:value-type="float" office:value="0.001578">
                <text:p>0.001578</text:p>
              </table:table-cell>
              <table:table-cell office:value-type="float" office:value="0.075812">
                <text:p>0.075812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float" office:value="11650">
                <text:p>11650</text:p>
              </table:table-cell>
              <table:table-cell office:value-type="float" office:value="0.002403">
                <text:p>0.002403</text:p>
              </table:table-cell>
              <table:table-cell office:value-type="float" office:value="0.001616">
                <text:p>0.001616</text:p>
              </table:table-cell>
              <table:table-cell office:value-type="float" office:value="0.081317">
                <text:p>0.081317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0.002246">
                <text:p>0.002246</text:p>
              </table:table-cell>
              <table:table-cell office:value-type="float" office:value="0.001554">
                <text:p>0.001554</text:p>
              </table:table-cell>
              <table:table-cell office:value-type="float" office:value="0.078901">
                <text:p>0.078901</text:p>
              </table:table-cell>
              <table:table-cell office:value-type="float" office:value="0.000462">
                <text:p>0.000462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0.004128">
                <text:p>0.004128</text:p>
              </table:table-cell>
              <table:table-cell office:value-type="float" office:value="0.001608">
                <text:p>0.001608</text:p>
              </table:table-cell>
              <table:table-cell office:value-type="float" office:value="0.084159">
                <text:p>0.084159</text:p>
              </table:table-cell>
              <table:table-cell office:value-type="float" office:value="0.000488">
                <text:p>0.000488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0.002344">
                <text:p>0.002344</text:p>
              </table:table-cell>
              <table:table-cell office:value-type="float" office:value="0.001582">
                <text:p>0.001582</text:p>
              </table:table-cell>
              <table:table-cell office:value-type="float" office:value="0.080012">
                <text:p>0.080012</text:p>
              </table:table-cell>
              <table:table-cell office:value-type="float" office:value="0.000451">
                <text:p>0.000451</text:p>
              </table:table-cell>
            </table:table-row>
            <table:table-row>
              <table:table-cell office:value-type="float" office:value="11850">
                <text:p>11850</text:p>
              </table:table-cell>
              <table:table-cell office:value-type="float" office:value="0.002338">
                <text:p>0.002338</text:p>
              </table:table-cell>
              <table:table-cell office:value-type="float" office:value="0.001559">
                <text:p>0.001559</text:p>
              </table:table-cell>
              <table:table-cell office:value-type="float" office:value="0.084627">
                <text:p>0.084627</text:p>
              </table:table-cell>
              <table:table-cell office:value-type="float" office:value="0.000474">
                <text:p>0.000474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0.002376">
                <text:p>0.002376</text:p>
              </table:table-cell>
              <table:table-cell office:value-type="float" office:value="0.001604">
                <text:p>0.001604</text:p>
              </table:table-cell>
              <table:table-cell office:value-type="float" office:value="0.083094">
                <text:p>0.083094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float" office:value="11950">
                <text:p>11950</text:p>
              </table:table-cell>
              <table:table-cell office:value-type="float" office:value="0.002438">
                <text:p>0.002438</text:p>
              </table:table-cell>
              <table:table-cell office:value-type="float" office:value="0.001574">
                <text:p>0.001574</text:p>
              </table:table-cell>
              <table:table-cell office:value-type="float" office:value="0.082227">
                <text:p>0.082227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02555">
                <text:p>0.002555</text:p>
              </table:table-cell>
              <table:table-cell office:value-type="float" office:value="0.001751">
                <text:p>0.001751</text:p>
              </table:table-cell>
              <table:table-cell office:value-type="float" office:value="0.088227">
                <text:p>0.088227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float" office:value="12050">
                <text:p>12050</text:p>
              </table:table-cell>
              <table:table-cell office:value-type="float" office:value="0.002381">
                <text:p>0.002381</text:p>
              </table:table-cell>
              <table:table-cell office:value-type="float" office:value="0.001598">
                <text:p>0.001598</text:p>
              </table:table-cell>
              <table:table-cell office:value-type="float" office:value="0.081707">
                <text:p>0.081707</text:p>
              </table:table-cell>
              <table:table-cell office:value-type="float" office:value="0.000431">
                <text:p>0.000431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0.002342">
                <text:p>0.002342</text:p>
              </table:table-cell>
              <table:table-cell office:value-type="float" office:value="0.001579">
                <text:p>0.001579</text:p>
              </table:table-cell>
              <table:table-cell office:value-type="float" office:value="0.100015">
                <text:p>0.100015</text:p>
              </table:table-cell>
              <table:table-cell office:value-type="float" office:value="0.000507">
                <text:p>0.000507</text:p>
              </table:table-cell>
            </table:table-row>
            <table:table-row>
              <table:table-cell office:value-type="float" office:value="12150">
                <text:p>12150</text:p>
              </table:table-cell>
              <table:table-cell office:value-type="float" office:value="0.002398">
                <text:p>0.002398</text:p>
              </table:table-cell>
              <table:table-cell office:value-type="float" office:value="0.001563">
                <text:p>0.001563</text:p>
              </table:table-cell>
              <table:table-cell office:value-type="float" office:value="0.081831">
                <text:p>0.081831</text:p>
              </table:table-cell>
              <table:table-cell office:value-type="float" office:value="0.000467">
                <text:p>0.000467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0.002433">
                <text:p>0.002433</text:p>
              </table:table-cell>
              <table:table-cell office:value-type="float" office:value="0.001579">
                <text:p>0.001579</text:p>
              </table:table-cell>
              <table:table-cell office:value-type="float" office:value="0.082792">
                <text:p>0.082792</text:p>
              </table:table-cell>
              <table:table-cell office:value-type="float" office:value="0.000395">
                <text:p>0.000395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0.002432">
                <text:p>0.002432</text:p>
              </table:table-cell>
              <table:table-cell office:value-type="float" office:value="0.001565">
                <text:p>0.001565</text:p>
              </table:table-cell>
              <table:table-cell office:value-type="float" office:value="0.083612">
                <text:p>0.083612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0.002457">
                <text:p>0.002457</text:p>
              </table:table-cell>
              <table:table-cell office:value-type="float" office:value="0.001603">
                <text:p>0.001603</text:p>
              </table:table-cell>
              <table:table-cell office:value-type="float" office:value="0.085079">
                <text:p>0.085079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float" office:value="12350">
                <text:p>12350</text:p>
              </table:table-cell>
              <table:table-cell office:value-type="float" office:value="0.002448">
                <text:p>0.002448</text:p>
              </table:table-cell>
              <table:table-cell office:value-type="float" office:value="0.0016">
                <text:p>0.0016</text:p>
              </table:table-cell>
              <table:table-cell office:value-type="float" office:value="0.08403">
                <text:p>0.08403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0.00248">
                <text:p>0.00248</text:p>
              </table:table-cell>
              <table:table-cell office:value-type="float" office:value="0.001598">
                <text:p>0.001598</text:p>
              </table:table-cell>
              <table:table-cell office:value-type="float" office:value="0.084926">
                <text:p>0.084926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float" office:value="12450">
                <text:p>12450</text:p>
              </table:table-cell>
              <table:table-cell office:value-type="float" office:value="0.002471">
                <text:p>0.002471</text:p>
              </table:table-cell>
              <table:table-cell office:value-type="float" office:value="0.001605">
                <text:p>0.001605</text:p>
              </table:table-cell>
              <table:table-cell office:value-type="float" office:value="0.085926">
                <text:p>0.085926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0.002602">
                <text:p>0.002602</text:p>
              </table:table-cell>
              <table:table-cell office:value-type="float" office:value="0.001619">
                <text:p>0.001619</text:p>
              </table:table-cell>
              <table:table-cell office:value-type="float" office:value="0.088227">
                <text:p>0.08822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float" office:value="12550">
                <text:p>12550</text:p>
              </table:table-cell>
              <table:table-cell office:value-type="float" office:value="0.002484">
                <text:p>0.002484</text:p>
              </table:table-cell>
              <table:table-cell office:value-type="float" office:value="0.001616">
                <text:p>0.001616</text:p>
              </table:table-cell>
              <table:table-cell office:value-type="float" office:value="0.0869">
                <text:p>0.0869</text:p>
              </table:table-cell>
              <table:table-cell office:value-type="float" office:value="0.000484">
                <text:p>0.000484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0.002712">
                <text:p>0.002712</text:p>
              </table:table-cell>
              <table:table-cell office:value-type="float" office:value="0.001762">
                <text:p>0.001762</text:p>
              </table:table-cell>
              <table:table-cell office:value-type="float" office:value="0.097364">
                <text:p>0.097364</text:p>
              </table:table-cell>
              <table:table-cell office:value-type="float" office:value="0.000542">
                <text:p>0.000542</text:p>
              </table:table-cell>
            </table:table-row>
            <table:table-row>
              <table:table-cell office:value-type="float" office:value="12650">
                <text:p>12650</text:p>
              </table:table-cell>
              <table:table-cell office:value-type="float" office:value="0.002536">
                <text:p>0.002536</text:p>
              </table:table-cell>
              <table:table-cell office:value-type="float" office:value="0.001662">
                <text:p>0.001662</text:p>
              </table:table-cell>
              <table:table-cell office:value-type="float" office:value="0.088915">
                <text:p>0.088915</text:p>
              </table:table-cell>
              <table:table-cell office:value-type="float" office:value="0.000485">
                <text:p>0.000485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0.002661">
                <text:p>0.002661</text:p>
              </table:table-cell>
              <table:table-cell office:value-type="float" office:value="0.001687">
                <text:p>0.001687</text:p>
              </table:table-cell>
              <table:table-cell office:value-type="float" office:value="0.090549">
                <text:p>0.090549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0.002574">
                <text:p>0.002574</text:p>
              </table:table-cell>
              <table:table-cell office:value-type="float" office:value="0.001696">
                <text:p>0.001696</text:p>
              </table:table-cell>
              <table:table-cell office:value-type="float" office:value="0.090003">
                <text:p>0.090003</text:p>
              </table:table-cell>
              <table:table-cell office:value-type="float" office:value="0.000512">
                <text:p>0.000512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002577">
                <text:p>0.002577</text:p>
              </table:table-cell>
              <table:table-cell office:value-type="float" office:value="0.001652">
                <text:p>0.001652</text:p>
              </table:table-cell>
              <table:table-cell office:value-type="float" office:value="0.091646">
                <text:p>0.091646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0.002621">
                <text:p>0.002621</text:p>
              </table:table-cell>
              <table:table-cell office:value-type="float" office:value="0.001718">
                <text:p>0.001718</text:p>
              </table:table-cell>
              <table:table-cell office:value-type="float" office:value="0.093001">
                <text:p>0.093001</text:p>
              </table:table-cell>
              <table:table-cell office:value-type="float" office:value="0.000504">
                <text:p>0.000504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0.002767">
                <text:p>0.002767</text:p>
              </table:table-cell>
              <table:table-cell office:value-type="float" office:value="0.001694">
                <text:p>0.001694</text:p>
              </table:table-cell>
              <table:table-cell office:value-type="float" office:value="0.094631">
                <text:p>0.094631</text:p>
              </table:table-cell>
              <table:table-cell office:value-type="float" office:value="0.000547">
                <text:p>0.000547</text:p>
              </table:table-cell>
            </table:table-row>
            <table:table-row>
              <table:table-cell office:value-type="float" office:value="12950">
                <text:p>12950</text:p>
              </table:table-cell>
              <table:table-cell office:value-type="float" office:value="0.002633">
                <text:p>0.002633</text:p>
              </table:table-cell>
              <table:table-cell office:value-type="float" office:value="0.001692">
                <text:p>0.001692</text:p>
              </table:table-cell>
              <table:table-cell office:value-type="float" office:value="0.093661">
                <text:p>0.093661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02678">
                <text:p>0.002678</text:p>
              </table:table-cell>
              <table:table-cell office:value-type="float" office:value="0.001714">
                <text:p>0.001714</text:p>
              </table:table-cell>
              <table:table-cell office:value-type="float" office:value="0.100064">
                <text:p>0.100064</text:p>
              </table:table-cell>
              <table:table-cell office:value-type="float" office:value="0.000497">
                <text:p>0.000497</text:p>
              </table:table-cell>
            </table:table-row>
            <table:table-row>
              <table:table-cell office:value-type="float" office:value="13050">
                <text:p>13050</text:p>
              </table:table-cell>
              <table:table-cell office:value-type="float" office:value="0.002692">
                <text:p>0.002692</text:p>
              </table:table-cell>
              <table:table-cell office:value-type="float" office:value="0.001711">
                <text:p>0.001711</text:p>
              </table:table-cell>
              <table:table-cell office:value-type="float" office:value="0.096177">
                <text:p>0.096177</text:p>
              </table:table-cell>
              <table:table-cell office:value-type="float" office:value="0.000521">
                <text:p>0.000521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002795">
                <text:p>0.002795</text:p>
              </table:table-cell>
              <table:table-cell office:value-type="float" office:value="0.001883">
                <text:p>0.001883</text:p>
              </table:table-cell>
              <table:table-cell office:value-type="float" office:value="0.105703">
                <text:p>0.105703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float" office:value="13150">
                <text:p>13150</text:p>
              </table:table-cell>
              <table:table-cell office:value-type="float" office:value="0.002717">
                <text:p>0.002717</text:p>
              </table:table-cell>
              <table:table-cell office:value-type="float" office:value="0.001732">
                <text:p>0.001732</text:p>
              </table:table-cell>
              <table:table-cell office:value-type="float" office:value="0.09637">
                <text:p>0.09637</text:p>
              </table:table-cell>
              <table:table-cell office:value-type="float" office:value="0.000509">
                <text:p>0.000509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0.002787">
                <text:p>0.002787</text:p>
              </table:table-cell>
              <table:table-cell office:value-type="float" office:value="0.001714">
                <text:p>0.001714</text:p>
              </table:table-cell>
              <table:table-cell office:value-type="float" office:value="0.096864">
                <text:p>0.096864</text:p>
              </table:table-cell>
              <table:table-cell office:value-type="float" office:value="0.000535">
                <text:p>0.000535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0.002768">
                <text:p>0.002768</text:p>
              </table:table-cell>
              <table:table-cell office:value-type="float" office:value="0.001724">
                <text:p>0.001724</text:p>
              </table:table-cell>
              <table:table-cell office:value-type="float" office:value="0.098229">
                <text:p>0.098229</text:p>
              </table:table-cell>
              <table:table-cell office:value-type="float" office:value="0.000509">
                <text:p>0.000509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0.002739">
                <text:p>0.002739</text:p>
              </table:table-cell>
              <table:table-cell office:value-type="float" office:value="0.001729">
                <text:p>0.001729</text:p>
              </table:table-cell>
              <table:table-cell office:value-type="float" office:value="0.099273">
                <text:p>0.099273</text:p>
              </table:table-cell>
              <table:table-cell office:value-type="float" office:value="0.000525">
                <text:p>0.000525</text:p>
              </table:table-cell>
            </table:table-row>
            <table:table-row>
              <table:table-cell office:value-type="float" office:value="13350">
                <text:p>13350</text:p>
              </table:table-cell>
              <table:table-cell office:value-type="float" office:value="0.002854">
                <text:p>0.002854</text:p>
              </table:table-cell>
              <table:table-cell office:value-type="float" office:value="0.001808">
                <text:p>0.001808</text:p>
              </table:table-cell>
              <table:table-cell office:value-type="float" office:value="0.10129">
                <text:p>0.10129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0.002802">
                <text:p>0.002802</text:p>
              </table:table-cell>
              <table:table-cell office:value-type="float" office:value="0.001742">
                <text:p>0.001742</text:p>
              </table:table-cell>
              <table:table-cell office:value-type="float" office:value="0.101545">
                <text:p>0.101545</text:p>
              </table:table-cell>
              <table:table-cell office:value-type="float" office:value="0.000528">
                <text:p>0.000528</text:p>
              </table:table-cell>
            </table:table-row>
            <table:table-row>
              <table:table-cell office:value-type="float" office:value="13450">
                <text:p>13450</text:p>
              </table:table-cell>
              <table:table-cell office:value-type="float" office:value="0.002838">
                <text:p>0.002838</text:p>
              </table:table-cell>
              <table:table-cell office:value-type="float" office:value="0.001807">
                <text:p>0.001807</text:p>
              </table:table-cell>
              <table:table-cell office:value-type="float" office:value="0.101403">
                <text:p>0.101403</text:p>
              </table:table-cell>
              <table:table-cell office:value-type="float" office:value="0.000483">
                <text:p>0.000483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.00286">
                <text:p>0.00286</text:p>
              </table:table-cell>
              <table:table-cell office:value-type="float" office:value="0.001809">
                <text:p>0.001809</text:p>
              </table:table-cell>
              <table:table-cell office:value-type="float" office:value="0.102934">
                <text:p>0.102934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float" office:value="13550">
                <text:p>13550</text:p>
              </table:table-cell>
              <table:table-cell office:value-type="float" office:value="0.002894">
                <text:p>0.002894</text:p>
              </table:table-cell>
              <table:table-cell office:value-type="float" office:value="0.001817">
                <text:p>0.001817</text:p>
              </table:table-cell>
              <table:table-cell office:value-type="float" office:value="0.103417">
                <text:p>0.103417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002968">
                <text:p>0.002968</text:p>
              </table:table-cell>
              <table:table-cell office:value-type="float" office:value="0.001848">
                <text:p>0.001848</text:p>
              </table:table-cell>
              <table:table-cell office:value-type="float" office:value="0.109381">
                <text:p>0.109381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13650">
                <text:p>13650</text:p>
              </table:table-cell>
              <table:table-cell office:value-type="float" office:value="0.0029">
                <text:p>0.0029</text:p>
              </table:table-cell>
              <table:table-cell office:value-type="float" office:value="0.001791">
                <text:p>0.001791</text:p>
              </table:table-cell>
              <table:table-cell office:value-type="float" office:value="0.104179">
                <text:p>0.104179</text:p>
              </table:table-cell>
              <table:table-cell office:value-type="float" office:value="0.000552">
                <text:p>0.000552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0.002908">
                <text:p>0.002908</text:p>
              </table:table-cell>
              <table:table-cell office:value-type="float" office:value="0.001814">
                <text:p>0.001814</text:p>
              </table:table-cell>
              <table:table-cell office:value-type="float" office:value="0.103744">
                <text:p>0.103744</text:p>
              </table:table-cell>
              <table:table-cell office:value-type="float" office:value="0.000443">
                <text:p>0.000443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0.003019">
                <text:p>0.003019</text:p>
              </table:table-cell>
              <table:table-cell office:value-type="float" office:value="0.001793">
                <text:p>0.001793</text:p>
              </table:table-cell>
              <table:table-cell office:value-type="float" office:value="0.105016">
                <text:p>0.105016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0.002942">
                <text:p>0.002942</text:p>
              </table:table-cell>
              <table:table-cell office:value-type="float" office:value="0.001802">
                <text:p>0.001802</text:p>
              </table:table-cell>
              <table:table-cell office:value-type="float" office:value="0.105844">
                <text:p>0.105844</text:p>
              </table:table-cell>
              <table:table-cell office:value-type="float" office:value="0.000529">
                <text:p>0.000529</text:p>
              </table:table-cell>
            </table:table-row>
            <table:table-row>
              <table:table-cell office:value-type="float" office:value="13850">
                <text:p>13850</text:p>
              </table:table-cell>
              <table:table-cell office:value-type="float" office:value="0.002972">
                <text:p>0.002972</text:p>
              </table:table-cell>
              <table:table-cell office:value-type="float" office:value="0.00183">
                <text:p>0.00183</text:p>
              </table:table-cell>
              <table:table-cell office:value-type="float" office:value="0.106478">
                <text:p>0.106478</text:p>
              </table:table-cell>
              <table:table-cell office:value-type="float" office:value="0.000474">
                <text:p>0.000474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0.002951">
                <text:p>0.002951</text:p>
              </table:table-cell>
              <table:table-cell office:value-type="float" office:value="0.001814">
                <text:p>0.001814</text:p>
              </table:table-cell>
              <table:table-cell office:value-type="float" office:value="0.107229">
                <text:p>0.107229</text:p>
              </table:table-cell>
              <table:table-cell office:value-type="float" office:value="0.000498">
                <text:p>0.000498</text:p>
              </table:table-cell>
            </table:table-row>
            <table:table-row>
              <table:table-cell office:value-type="float" office:value="13950">
                <text:p>13950</text:p>
              </table:table-cell>
              <table:table-cell office:value-type="float" office:value="0.00296">
                <text:p>0.00296</text:p>
              </table:table-cell>
              <table:table-cell office:value-type="float" office:value="0.001818">
                <text:p>0.001818</text:p>
              </table:table-cell>
              <table:table-cell office:value-type="float" office:value="0.10781">
                <text:p>0.10781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03">
                <text:p>0.003</text:p>
              </table:table-cell>
              <table:table-cell office:value-type="float" office:value="0.001825">
                <text:p>0.001825</text:p>
              </table:table-cell>
              <table:table-cell office:value-type="float" office:value="0.108519">
                <text:p>0.108519</text:p>
              </table:table-cell>
              <table:table-cell office:value-type="float" office:value="0.000539">
                <text:p>0.000539</text:p>
              </table:table-cell>
            </table:table-row>
            <table:table-row>
              <table:table-cell office:value-type="float" office:value="14050">
                <text:p>14050</text:p>
              </table:table-cell>
              <table:table-cell office:value-type="float" office:value="0.00315">
                <text:p>0.00315</text:p>
              </table:table-cell>
              <table:table-cell office:value-type="float" office:value="0.00189">
                <text:p>0.00189</text:p>
              </table:table-cell>
              <table:table-cell office:value-type="float" office:value="0.119994">
                <text:p>0.119994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0.003036">
                <text:p>0.003036</text:p>
              </table:table-cell>
              <table:table-cell office:value-type="float" office:value="0.002048">
                <text:p>0.002048</text:p>
              </table:table-cell>
              <table:table-cell office:value-type="float" office:value="0.111532">
                <text:p>0.111532</text:p>
              </table:table-cell>
              <table:table-cell office:value-type="float" office:value="0.000514">
                <text:p>0.000514</text:p>
              </table:table-cell>
            </table:table-row>
            <table:table-row>
              <table:table-cell office:value-type="float" office:value="14150">
                <text:p>14150</text:p>
              </table:table-cell>
              <table:table-cell office:value-type="float" office:value="0.003045">
                <text:p>0.003045</text:p>
              </table:table-cell>
              <table:table-cell office:value-type="float" office:value="0.001847">
                <text:p>0.001847</text:p>
              </table:table-cell>
              <table:table-cell office:value-type="float" office:value="0.112302">
                <text:p>0.112302</text:p>
              </table:table-cell>
              <table:table-cell office:value-type="float" office:value="0.000549">
                <text:p>0.000549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0.003114">
                <text:p>0.003114</text:p>
              </table:table-cell>
              <table:table-cell office:value-type="float" office:value="0.001962">
                <text:p>0.001962</text:p>
              </table:table-cell>
              <table:table-cell office:value-type="float" office:value="0.11132">
                <text:p>0.11132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0.003141">
                <text:p>0.003141</text:p>
              </table:table-cell>
              <table:table-cell office:value-type="float" office:value="0.001868">
                <text:p>0.001868</text:p>
              </table:table-cell>
              <table:table-cell office:value-type="float" office:value="0.115179">
                <text:p>0.115179</text:p>
              </table:table-cell>
              <table:table-cell office:value-type="float" office:value="0.000533">
                <text:p>0.000533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0.003143">
                <text:p>0.003143</text:p>
              </table:table-cell>
              <table:table-cell office:value-type="float" office:value="0.001898">
                <text:p>0.001898</text:p>
              </table:table-cell>
              <table:table-cell office:value-type="float" office:value="0.115965">
                <text:p>0.115965</text:p>
              </table:table-cell>
              <table:table-cell office:value-type="float" office:value="0.000571">
                <text:p>0.000571</text:p>
              </table:table-cell>
            </table:table-row>
            <table:table-row>
              <table:table-cell office:value-type="float" office:value="14350">
                <text:p>14350</text:p>
              </table:table-cell>
              <table:table-cell office:value-type="float" office:value="0.003139">
                <text:p>0.003139</text:p>
              </table:table-cell>
              <table:table-cell office:value-type="float" office:value="0.001883">
                <text:p>0.001883</text:p>
              </table:table-cell>
              <table:table-cell office:value-type="float" office:value="0.114527">
                <text:p>0.114527</text:p>
              </table:table-cell>
              <table:table-cell office:value-type="float" office:value="0.000463">
                <text:p>0.000463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0.003169">
                <text:p>0.003169</text:p>
              </table:table-cell>
              <table:table-cell office:value-type="float" office:value="0.001863">
                <text:p>0.001863</text:p>
              </table:table-cell>
              <table:table-cell office:value-type="float" office:value="0.115205">
                <text:p>0.115205</text:p>
              </table:table-cell>
              <table:table-cell office:value-type="float" office:value="0.000513">
                <text:p>0.000513</text:p>
              </table:table-cell>
            </table:table-row>
            <table:table-row>
              <table:table-cell office:value-type="float" office:value="14450">
                <text:p>14450</text:p>
              </table:table-cell>
              <table:table-cell office:value-type="float" office:value="0.003343">
                <text:p>0.003343</text:p>
              </table:table-cell>
              <table:table-cell office:value-type="float" office:value="0.001897">
                <text:p>0.001897</text:p>
              </table:table-cell>
              <table:table-cell office:value-type="float" office:value="0.116164">
                <text:p>0.116164</text:p>
              </table:table-cell>
              <table:table-cell office:value-type="float" office:value="0.000526">
                <text:p>0.00052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2071">
                <text:p>0.002071</text:p>
              </table:table-cell>
              <table:table-cell office:value-type="float" office:value="0.125729">
                <text:p>0.125729</text:p>
              </table:table-cell>
              <table:table-cell office:value-type="float" office:value="0.000617">
                <text:p>0.000617</text:p>
              </table:table-cell>
            </table:table-row>
            <table:table-row>
              <table:table-cell office:value-type="float" office:value="14550">
                <text:p>14550</text:p>
              </table:table-cell>
              <table:table-cell office:value-type="float" office:value="0.003186">
                <text:p>0.003186</text:p>
              </table:table-cell>
              <table:table-cell office:value-type="float" office:value="0.001924">
                <text:p>0.001924</text:p>
              </table:table-cell>
              <table:table-cell office:value-type="float" office:value="0.118325">
                <text:p>0.118325</text:p>
              </table:table-cell>
              <table:table-cell office:value-type="float" office:value="0.000522">
                <text:p>0.000522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0.003212">
                <text:p>0.003212</text:p>
              </table:table-cell>
              <table:table-cell office:value-type="float" office:value="0.001931">
                <text:p>0.001931</text:p>
              </table:table-cell>
              <table:table-cell office:value-type="float" office:value="0.118884">
                <text:p>0.118884</text:p>
              </table:table-cell>
              <table:table-cell office:value-type="float" office:value="0.000588">
                <text:p>0.000588</text:p>
              </table:table-cell>
            </table:table-row>
            <table:table-row>
              <table:table-cell office:value-type="float" office:value="14650">
                <text:p>14650</text:p>
              </table:table-cell>
              <table:table-cell office:value-type="float" office:value="0.003221">
                <text:p>0.003221</text:p>
              </table:table-cell>
              <table:table-cell office:value-type="float" office:value="0.001957">
                <text:p>0.001957</text:p>
              </table:table-cell>
              <table:table-cell office:value-type="float" office:value="0.12008">
                <text:p>0.12008</text:p>
              </table:table-cell>
              <table:table-cell office:value-type="float" office:value="0.000612">
                <text:p>0.000612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0.003345">
                <text:p>0.003345</text:p>
              </table:table-cell>
              <table:table-cell office:value-type="float" office:value="0.001946">
                <text:p>0.001946</text:p>
              </table:table-cell>
              <table:table-cell office:value-type="float" office:value="0.12069">
                <text:p>0.12069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0.003278">
                <text:p>0.003278</text:p>
              </table:table-cell>
              <table:table-cell office:value-type="float" office:value="0.001959">
                <text:p>0.001959</text:p>
              </table:table-cell>
              <table:table-cell office:value-type="float" office:value="0.121581">
                <text:p>0.121581</text:p>
              </table:table-cell>
              <table:table-cell office:value-type="float" office:value="0.000533">
                <text:p>0.000533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0.003344">
                <text:p>0.003344</text:p>
              </table:table-cell>
              <table:table-cell office:value-type="float" office:value="0.001952">
                <text:p>0.001952</text:p>
              </table:table-cell>
              <table:table-cell office:value-type="float" office:value="0.12271">
                <text:p>0.12271</text:p>
              </table:table-cell>
              <table:table-cell office:value-type="float" office:value="0.000473">
                <text:p>0.000473</text:p>
              </table:table-cell>
            </table:table-row>
            <table:table-row>
              <table:table-cell office:value-type="float" office:value="14850">
                <text:p>14850</text:p>
              </table:table-cell>
              <table:table-cell office:value-type="float" office:value="0.003305">
                <text:p>0.003305</text:p>
              </table:table-cell>
              <table:table-cell office:value-type="float" office:value="0.001975">
                <text:p>0.001975</text:p>
              </table:table-cell>
              <table:table-cell office:value-type="float" office:value="0.127">
                <text:p>0.127</text:p>
              </table:table-cell>
              <table:table-cell office:value-type="float" office:value="0.000475">
                <text:p>0.000475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0.003532">
                <text:p>0.003532</text:p>
              </table:table-cell>
              <table:table-cell office:value-type="float" office:value="0.002025">
                <text:p>0.002025</text:p>
              </table:table-cell>
              <table:table-cell office:value-type="float" office:value="0.129886">
                <text:p>0.129886</text:p>
              </table:table-cell>
              <table:table-cell office:value-type="float" office:value="0.000609">
                <text:p>0.000609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0.003383">
                <text:p>0.003383</text:p>
              </table:table-cell>
              <table:table-cell office:value-type="float" office:value="0.001979">
                <text:p>0.001979</text:p>
              </table:table-cell>
              <table:table-cell office:value-type="float" office:value="0.125945">
                <text:p>0.125945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3467">
                <text:p>0.003467</text:p>
              </table:table-cell>
              <table:table-cell office:value-type="float" office:value="0.002">
                <text:p>0.002</text:p>
              </table:table-cell>
              <table:table-cell office:value-type="float" office:value="0.127517">
                <text:p>0.127517</text:p>
              </table:table-cell>
              <table:table-cell office:value-type="float" office:value="0.000567">
                <text:p>0.000567</text:p>
              </table:table-cell>
            </table:table-row>
            <table:table-row>
              <table:table-cell office:value-type="float" office:value="15050">
                <text:p>15050</text:p>
              </table:table-cell>
              <table:table-cell office:value-type="float" office:value="0.0034">
                <text:p>0.0034</text:p>
              </table:table-cell>
              <table:table-cell office:value-type="float" office:value="0.001973">
                <text:p>0.001973</text:p>
              </table:table-cell>
              <table:table-cell office:value-type="float" office:value="0.12681">
                <text:p>0.12681</text:p>
              </table:table-cell>
              <table:table-cell office:value-type="float" office:value="0.000611">
                <text:p>0.000611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0.00342">
                <text:p>0.00342</text:p>
              </table:table-cell>
              <table:table-cell office:value-type="float" office:value="0.001996">
                <text:p>0.001996</text:p>
              </table:table-cell>
              <table:table-cell office:value-type="float" office:value="0.128865">
                <text:p>0.128865</text:p>
              </table:table-cell>
              <table:table-cell office:value-type="float" office:value="0.000608">
                <text:p>0.000608</text:p>
              </table:table-cell>
            </table:table-row>
            <table:table-row>
              <table:table-cell office:value-type="float" office:value="15150">
                <text:p>15150</text:p>
              </table:table-cell>
              <table:table-cell office:value-type="float" office:value="0.003471">
                <text:p>0.003471</text:p>
              </table:table-cell>
              <table:table-cell office:value-type="float" office:value="0.002015">
                <text:p>0.002015</text:p>
              </table:table-cell>
              <table:table-cell office:value-type="float" office:value="0.128758">
                <text:p>0.128758</text:p>
              </table:table-cell>
              <table:table-cell office:value-type="float" office:value="0.000594">
                <text:p>0.000594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0.003459">
                <text:p>0.003459</text:p>
              </table:table-cell>
              <table:table-cell office:value-type="float" office:value="0.002024">
                <text:p>0.002024</text:p>
              </table:table-cell>
              <table:table-cell office:value-type="float" office:value="0.131074">
                <text:p>0.131074</text:p>
              </table:table-cell>
              <table:table-cell office:value-type="float" office:value="0.000607">
                <text:p>0.000607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0.003513">
                <text:p>0.003513</text:p>
              </table:table-cell>
              <table:table-cell office:value-type="float" office:value="0.002019">
                <text:p>0.002019</text:p>
              </table:table-cell>
              <table:table-cell office:value-type="float" office:value="0.131081">
                <text:p>0.131081</text:p>
              </table:table-cell>
              <table:table-cell office:value-type="float" office:value="0.000599">
                <text:p>0.000599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0.003524">
                <text:p>0.003524</text:p>
              </table:table-cell>
              <table:table-cell office:value-type="float" office:value="0.002098">
                <text:p>0.002098</text:p>
              </table:table-cell>
              <table:table-cell office:value-type="float" office:value="0.13973">
                <text:p>0.13973</text:p>
              </table:table-cell>
              <table:table-cell office:value-type="float" office:value="0.000562">
                <text:p>0.000562</text:p>
              </table:table-cell>
            </table:table-row>
            <table:table-row>
              <table:table-cell office:value-type="float" office:value="15350">
                <text:p>15350</text:p>
              </table:table-cell>
              <table:table-cell office:value-type="float" office:value="0.003508">
                <text:p>0.003508</text:p>
              </table:table-cell>
              <table:table-cell office:value-type="float" office:value="0.002027">
                <text:p>0.002027</text:p>
              </table:table-cell>
              <table:table-cell office:value-type="float" office:value="0.131612">
                <text:p>0.131612</text:p>
              </table:table-cell>
              <table:table-cell office:value-type="float" office:value="0.000562">
                <text:p>0.000562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2027">
                <text:p>0.002027</text:p>
              </table:table-cell>
              <table:table-cell office:value-type="float" office:value="0.137651">
                <text:p>0.137651</text:p>
              </table:table-cell>
              <table:table-cell office:value-type="float" office:value="0.000497">
                <text:p>0.000497</text:p>
              </table:table-cell>
            </table:table-row>
            <table:table-row>
              <table:table-cell office:value-type="float" office:value="15450">
                <text:p>1545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2043">
                <text:p>0.002043</text:p>
              </table:table-cell>
              <table:table-cell office:value-type="float" office:value="0.132229">
                <text:p>0.132229</text:p>
              </table:table-cell>
              <table:table-cell office:value-type="float" office:value="0.000612">
                <text:p>0.000612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0.003549">
                <text:p>0.003549</text:p>
              </table:table-cell>
              <table:table-cell office:value-type="float" office:value="0.002037">
                <text:p>0.002037</text:p>
              </table:table-cell>
              <table:table-cell office:value-type="float" office:value="0.134376">
                <text:p>0.134376</text:p>
              </table:table-cell>
              <table:table-cell office:value-type="float" office:value="0.000553">
                <text:p>0.000553</text:p>
              </table:table-cell>
            </table:table-row>
            <table:table-row>
              <table:table-cell office:value-type="float" office:value="15550">
                <text:p>1555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2049">
                <text:p>0.002049</text:p>
              </table:table-cell>
              <table:table-cell office:value-type="float" office:value="0.134793">
                <text:p>0.134793</text:p>
              </table:table-cell>
              <table:table-cell office:value-type="float" office:value="0.000603">
                <text:p>0.000603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003575">
                <text:p>0.003575</text:p>
              </table:table-cell>
              <table:table-cell office:value-type="float" office:value="0.002047">
                <text:p>0.002047</text:p>
              </table:table-cell>
              <table:table-cell office:value-type="float" office:value="0.135336">
                <text:p>0.135336</text:p>
              </table:table-cell>
              <table:table-cell office:value-type="float" office:value="0.000559">
                <text:p>0.000559</text:p>
              </table:table-cell>
            </table:table-row>
            <table:table-row>
              <table:table-cell office:value-type="float" office:value="15650">
                <text:p>15650</text:p>
              </table:table-cell>
              <table:table-cell office:value-type="float" office:value="0.003756">
                <text:p>0.003756</text:p>
              </table:table-cell>
              <table:table-cell office:value-type="float" office:value="0.002318">
                <text:p>0.002318</text:p>
              </table:table-cell>
              <table:table-cell office:value-type="float" office:value="0.14385">
                <text:p>0.14385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0.003633">
                <text:p>0.003633</text:p>
              </table:table-cell>
              <table:table-cell office:value-type="float" office:value="0.002102">
                <text:p>0.002102</text:p>
              </table:table-cell>
              <table:table-cell office:value-type="float" office:value="0.137835">
                <text:p>0.137835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0.003656">
                <text:p>0.003656</text:p>
              </table:table-cell>
              <table:table-cell office:value-type="float" office:value="0.002062">
                <text:p>0.002062</text:p>
              </table:table-cell>
              <table:table-cell office:value-type="float" office:value="0.13848">
                <text:p>0.13848</text:p>
              </table:table-cell>
              <table:table-cell office:value-type="float" office:value="0.000558">
                <text:p>0.000558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0.003633">
                <text:p>0.003633</text:p>
              </table:table-cell>
              <table:table-cell office:value-type="float" office:value="0.002076">
                <text:p>0.002076</text:p>
              </table:table-cell>
              <table:table-cell office:value-type="float" office:value="0.143634">
                <text:p>0.143634</text:p>
              </table:table-cell>
              <table:table-cell office:value-type="float" office:value="0.000627">
                <text:p>0.000627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0.003687">
                <text:p>0.003687</text:p>
              </table:table-cell>
              <table:table-cell office:value-type="float" office:value="0.002081">
                <text:p>0.002081</text:p>
              </table:table-cell>
              <table:table-cell office:value-type="float" office:value="0.140041">
                <text:p>0.140041</text:p>
              </table:table-cell>
              <table:table-cell office:value-type="float" office:value="0.000574">
                <text:p>0.000574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0.003717">
                <text:p>0.003717</text:p>
              </table:table-cell>
              <table:table-cell office:value-type="float" office:value="0.002159">
                <text:p>0.002159</text:p>
              </table:table-cell>
              <table:table-cell office:value-type="float" office:value="0.141162">
                <text:p>0.141162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float" office:value="15950">
                <text:p>15950</text:p>
              </table:table-cell>
              <table:table-cell office:value-type="float" office:value="0.00376">
                <text:p>0.00376</text:p>
              </table:table-cell>
              <table:table-cell office:value-type="float" office:value="0.002086">
                <text:p>0.002086</text:p>
              </table:table-cell>
              <table:table-cell office:value-type="float" office:value="0.143377">
                <text:p>0.143377</text:p>
              </table:table-cell>
              <table:table-cell office:value-type="float" office:value="0.000578">
                <text:p>0.00057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03775">
                <text:p>0.003775</text:p>
              </table:table-cell>
              <table:table-cell office:value-type="float" office:value="0.002118">
                <text:p>0.002118</text:p>
              </table:table-cell>
              <table:table-cell office:value-type="float" office:value="0.147582">
                <text:p>0.147582</text:p>
              </table:table-cell>
              <table:table-cell office:value-type="float" office:value="0.000634">
                <text:p>0.000634</text:p>
              </table:table-cell>
            </table:table-row>
            <table:table-row>
              <table:table-cell office:value-type="float" office:value="16050">
                <text:p>16050</text:p>
              </table:table-cell>
              <table:table-cell office:value-type="float" office:value="0.003869">
                <text:p>0.003869</text:p>
              </table:table-cell>
              <table:table-cell office:value-type="float" office:value="0.002163">
                <text:p>0.002163</text:p>
              </table:table-cell>
              <table:table-cell office:value-type="float" office:value="0.148463">
                <text:p>0.148463</text:p>
              </table:table-cell>
              <table:table-cell office:value-type="float" office:value="0.000645">
                <text:p>0.000645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0.003737">
                <text:p>0.003737</text:p>
              </table:table-cell>
              <table:table-cell office:value-type="float" office:value="0.002115">
                <text:p>0.002115</text:p>
              </table:table-cell>
              <table:table-cell office:value-type="float" office:value="0.143173">
                <text:p>0.143173</text:p>
              </table:table-cell>
              <table:table-cell office:value-type="float" office:value="0.000571">
                <text:p>0.000571</text:p>
              </table:table-cell>
            </table:table-row>
            <table:table-row>
              <table:table-cell office:value-type="float" office:value="16150">
                <text:p>16150</text:p>
              </table:table-cell>
              <table:table-cell office:value-type="float" office:value="0.003812">
                <text:p>0.003812</text:p>
              </table:table-cell>
              <table:table-cell office:value-type="float" office:value="0.002147">
                <text:p>0.002147</text:p>
              </table:table-cell>
              <table:table-cell office:value-type="float" office:value="0.145312">
                <text:p>0.145312</text:p>
              </table:table-cell>
              <table:table-cell office:value-type="float" office:value="0.000462">
                <text:p>0.000462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0.003831">
                <text:p>0.003831</text:p>
              </table:table-cell>
              <table:table-cell office:value-type="float" office:value="0.00211">
                <text:p>0.00211</text:p>
              </table:table-cell>
              <table:table-cell office:value-type="float" office:value="0.145875">
                <text:p>0.145875</text:p>
              </table:table-cell>
              <table:table-cell office:value-type="float" office:value="0.000574">
                <text:p>0.000574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0.003893">
                <text:p>0.003893</text:p>
              </table:table-cell>
              <table:table-cell office:value-type="float" office:value="0.002109">
                <text:p>0.002109</text:p>
              </table:table-cell>
              <table:table-cell office:value-type="float" office:value="0.146674">
                <text:p>0.146674</text:p>
              </table:table-cell>
              <table:table-cell office:value-type="float" office:value="0.000628">
                <text:p>0.000628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0.003874">
                <text:p>0.003874</text:p>
              </table:table-cell>
              <table:table-cell office:value-type="float" office:value="0.002136">
                <text:p>0.002136</text:p>
              </table:table-cell>
              <table:table-cell office:value-type="float" office:value="0.147714">
                <text:p>0.147714</text:p>
              </table:table-cell>
              <table:table-cell office:value-type="float" office:value="0.000646">
                <text:p>0.000646</text:p>
              </table:table-cell>
            </table:table-row>
            <table:table-row>
              <table:table-cell office:value-type="float" office:value="16350">
                <text:p>16350</text:p>
              </table:table-cell>
              <table:table-cell office:value-type="float" office:value="0.003955">
                <text:p>0.003955</text:p>
              </table:table-cell>
              <table:table-cell office:value-type="float" office:value="0.002205">
                <text:p>0.002205</text:p>
              </table:table-cell>
              <table:table-cell office:value-type="float" office:value="0.159475">
                <text:p>0.159475</text:p>
              </table:table-cell>
              <table:table-cell office:value-type="float" office:value="0.000682">
                <text:p>0.000682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039">
                <text:p>0.0039</text:p>
              </table:table-cell>
              <table:table-cell office:value-type="float" office:value="0.00216">
                <text:p>0.00216</text:p>
              </table:table-cell>
              <table:table-cell office:value-type="float" office:value="0.149685">
                <text:p>0.149685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float" office:value="16450">
                <text:p>16450</text:p>
              </table:table-cell>
              <table:table-cell office:value-type="float" office:value="0.00394">
                <text:p>0.00394</text:p>
              </table:table-cell>
              <table:table-cell office:value-type="float" office:value="0.002143">
                <text:p>0.002143</text:p>
              </table:table-cell>
              <table:table-cell office:value-type="float" office:value="0.184713">
                <text:p>0.184713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003945">
                <text:p>0.003945</text:p>
              </table:table-cell>
              <table:table-cell office:value-type="float" office:value="0.002201">
                <text:p>0.002201</text:p>
              </table:table-cell>
              <table:table-cell office:value-type="float" office:value="0.151562">
                <text:p>0.151562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float" office:value="16550">
                <text:p>16550</text:p>
              </table:table-cell>
              <table:table-cell office:value-type="float" office:value="0.003956">
                <text:p>0.003956</text:p>
              </table:table-cell>
              <table:table-cell office:value-type="float" office:value="0.002597">
                <text:p>0.002597</text:p>
              </table:table-cell>
              <table:table-cell office:value-type="float" office:value="0.154683">
                <text:p>0.154683</text:p>
              </table:table-cell>
              <table:table-cell office:value-type="float" office:value="0.000592">
                <text:p>0.000592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0.003962">
                <text:p>0.003962</text:p>
              </table:table-cell>
              <table:table-cell office:value-type="float" office:value="0.002178">
                <text:p>0.002178</text:p>
              </table:table-cell>
              <table:table-cell office:value-type="float" office:value="0.153274">
                <text:p>0.153274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float" office:value="16650">
                <text:p>16650</text:p>
              </table:table-cell>
              <table:table-cell office:value-type="float" office:value="0.004088">
                <text:p>0.004088</text:p>
              </table:table-cell>
              <table:table-cell office:value-type="float" office:value="0.002241">
                <text:p>0.002241</text:p>
              </table:table-cell>
              <table:table-cell office:value-type="float" office:value="0.166078">
                <text:p>0.166078</text:p>
              </table:table-cell>
              <table:table-cell office:value-type="float" office:value="0.000712">
                <text:p>0.000712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0.004055">
                <text:p>0.004055</text:p>
              </table:table-cell>
              <table:table-cell office:value-type="float" office:value="0.002248">
                <text:p>0.002248</text:p>
              </table:table-cell>
              <table:table-cell office:value-type="float" office:value="0.155405">
                <text:p>0.155405</text:p>
              </table:table-cell>
              <table:table-cell office:value-type="float" office:value="0.000577">
                <text:p>0.000577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0.004045">
                <text:p>0.004045</text:p>
              </table:table-cell>
              <table:table-cell office:value-type="float" office:value="0.002234">
                <text:p>0.002234</text:p>
              </table:table-cell>
              <table:table-cell office:value-type="float" office:value="0.155866">
                <text:p>0.155866</text:p>
              </table:table-cell>
              <table:table-cell office:value-type="float" office:value="0.000665">
                <text:p>0.000665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0.004158">
                <text:p>0.004158</text:p>
              </table:table-cell>
              <table:table-cell office:value-type="float" office:value="0.002218">
                <text:p>0.002218</text:p>
              </table:table-cell>
              <table:table-cell office:value-type="float" office:value="0.158433">
                <text:p>0.158433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float" office:value="16850">
                <text:p>16850</text:p>
              </table:table-cell>
              <table:table-cell office:value-type="float" office:value="0.004221">
                <text:p>0.004221</text:p>
              </table:table-cell>
              <table:table-cell office:value-type="float" office:value="0.002328">
                <text:p>0.002328</text:p>
              </table:table-cell>
              <table:table-cell office:value-type="float" office:value="0.167823">
                <text:p>0.167823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0.004222">
                <text:p>0.004222</text:p>
              </table:table-cell>
              <table:table-cell office:value-type="float" office:value="0.002317">
                <text:p>0.002317</text:p>
              </table:table-cell>
              <table:table-cell office:value-type="float" office:value="0.172358">
                <text:p>0.172358</text:p>
              </table:table-cell>
              <table:table-cell office:value-type="float" office:value="0.000623">
                <text:p>0.000623</text:p>
              </table:table-cell>
            </table:table-row>
            <table:table-row>
              <table:table-cell office:value-type="float" office:value="16950">
                <text:p>16950</text:p>
              </table:table-cell>
              <table:table-cell office:value-type="float" office:value="0.004227">
                <text:p>0.004227</text:p>
              </table:table-cell>
              <table:table-cell office:value-type="float" office:value="0.002314">
                <text:p>0.002314</text:p>
              </table:table-cell>
              <table:table-cell office:value-type="float" office:value="0.171234">
                <text:p>0.171234</text:p>
              </table:table-cell>
              <table:table-cell office:value-type="float" office:value="0.000707">
                <text:p>0.00070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004501">
                <text:p>0.004501</text:p>
              </table:table-cell>
              <table:table-cell office:value-type="float" office:value="0.002473">
                <text:p>0.002473</text:p>
              </table:table-cell>
              <table:table-cell office:value-type="float" office:value="0.168386">
                <text:p>0.168386</text:p>
              </table:table-cell>
              <table:table-cell office:value-type="float" office:value="0.000633">
                <text:p>0.000633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0.004191">
                <text:p>0.004191</text:p>
              </table:table-cell>
              <table:table-cell office:value-type="float" office:value="0.002297">
                <text:p>0.002297</text:p>
              </table:table-cell>
              <table:table-cell office:value-type="float" office:value="0.166354">
                <text:p>0.166354</text:p>
              </table:table-cell>
              <table:table-cell office:value-type="float" office:value="0.000701">
                <text:p>0.000701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0.004219">
                <text:p>0.004219</text:p>
              </table:table-cell>
              <table:table-cell office:value-type="float" office:value="0.00231">
                <text:p>0.00231</text:p>
              </table:table-cell>
              <table:table-cell office:value-type="float" office:value="0.166205">
                <text:p>0.166205</text:p>
              </table:table-cell>
              <table:table-cell office:value-type="float" office:value="0.000572">
                <text:p>0.000572</text:p>
              </table:table-cell>
            </table:table-row>
            <table:table-row>
              <table:table-cell office:value-type="float" office:value="17150">
                <text:p>17150</text:p>
              </table:table-cell>
              <table:table-cell office:value-type="float" office:value="0.004309">
                <text:p>0.004309</text:p>
              </table:table-cell>
              <table:table-cell office:value-type="float" office:value="0.002285">
                <text:p>0.002285</text:p>
              </table:table-cell>
              <table:table-cell office:value-type="float" office:value="0.164464">
                <text:p>0.164464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004247">
                <text:p>0.004247</text:p>
              </table:table-cell>
              <table:table-cell office:value-type="float" office:value="0.002352">
                <text:p>0.002352</text:p>
              </table:table-cell>
              <table:table-cell office:value-type="float" office:value="0.165004">
                <text:p>0.165004</text:p>
              </table:table-cell>
              <table:table-cell office:value-type="float" office:value="0.000613">
                <text:p>0.000613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0.004232">
                <text:p>0.004232</text:p>
              </table:table-cell>
              <table:table-cell office:value-type="float" office:value="0.002282">
                <text:p>0.002282</text:p>
              </table:table-cell>
              <table:table-cell office:value-type="float" office:value="0.173357">
                <text:p>0.173357</text:p>
              </table:table-cell>
              <table:table-cell office:value-type="float" office:value="0.000631">
                <text:p>0.000631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0.004411">
                <text:p>0.004411</text:p>
              </table:table-cell>
              <table:table-cell office:value-type="float" office:value="0.002424">
                <text:p>0.002424</text:p>
              </table:table-cell>
              <table:table-cell office:value-type="float" office:value="0.169669">
                <text:p>0.169669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float" office:value="17350">
                <text:p>17350</text:p>
              </table:table-cell>
              <table:table-cell office:value-type="float" office:value="0.004295">
                <text:p>0.004295</text:p>
              </table:table-cell>
              <table:table-cell office:value-type="float" office:value="0.002344">
                <text:p>0.002344</text:p>
              </table:table-cell>
              <table:table-cell office:value-type="float" office:value="0.16785">
                <text:p>0.16785</text:p>
              </table:table-cell>
              <table:table-cell office:value-type="float" office:value="0.000613">
                <text:p>0.000613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0.004292">
                <text:p>0.004292</text:p>
              </table:table-cell>
              <table:table-cell office:value-type="float" office:value="0.002324">
                <text:p>0.002324</text:p>
              </table:table-cell>
              <table:table-cell office:value-type="float" office:value="0.171469">
                <text:p>0.171469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float" office:value="17450">
                <text:p>17450</text:p>
              </table:table-cell>
              <table:table-cell office:value-type="float" office:value="0.004342">
                <text:p>0.004342</text:p>
              </table:table-cell>
              <table:table-cell office:value-type="float" office:value="0.002346">
                <text:p>0.002346</text:p>
              </table:table-cell>
              <table:table-cell office:value-type="float" office:value="0.169504">
                <text:p>0.169504</text:p>
              </table:table-cell>
              <table:table-cell office:value-type="float" office:value="0.000682">
                <text:p>0.000682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0.004424">
                <text:p>0.004424</text:p>
              </table:table-cell>
              <table:table-cell office:value-type="float" office:value="0.00234">
                <text:p>0.00234</text:p>
              </table:table-cell>
              <table:table-cell office:value-type="float" office:value="0.17219">
                <text:p>0.17219</text:p>
              </table:table-cell>
              <table:table-cell office:value-type="float" office:value="0.000631">
                <text:p>0.000631</text:p>
              </table:table-cell>
            </table:table-row>
            <table:table-row>
              <table:table-cell office:value-type="float" office:value="17550">
                <text:p>17550</text:p>
              </table:table-cell>
              <table:table-cell office:value-type="float" office:value="0.004491">
                <text:p>0.004491</text:p>
              </table:table-cell>
              <table:table-cell office:value-type="float" office:value="0.002383">
                <text:p>0.002383</text:p>
              </table:table-cell>
              <table:table-cell office:value-type="float" office:value="0.178426">
                <text:p>0.178426</text:p>
              </table:table-cell>
              <table:table-cell office:value-type="float" office:value="0.000657">
                <text:p>0.000657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0.004388">
                <text:p>0.004388</text:p>
              </table:table-cell>
              <table:table-cell office:value-type="float" office:value="0.002356">
                <text:p>0.002356</text:p>
              </table:table-cell>
              <table:table-cell office:value-type="float" office:value="0.17334">
                <text:p>0.17334</text:p>
              </table:table-cell>
              <table:table-cell office:value-type="float" office:value="0.000707">
                <text:p>0.000707</text:p>
              </table:table-cell>
            </table:table-row>
            <table:table-row>
              <table:table-cell office:value-type="float" office:value="17650">
                <text:p>17650</text:p>
              </table:table-cell>
              <table:table-cell office:value-type="float" office:value="0.004448">
                <text:p>0.004448</text:p>
              </table:table-cell>
              <table:table-cell office:value-type="float" office:value="0.002348">
                <text:p>0.002348</text:p>
              </table:table-cell>
              <table:table-cell office:value-type="float" office:value="0.174293">
                <text:p>0.174293</text:p>
              </table:table-cell>
              <table:table-cell office:value-type="float" office:value="0.000578">
                <text:p>0.000578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0.004503">
                <text:p>0.004503</text:p>
              </table:table-cell>
              <table:table-cell office:value-type="float" office:value="0.002435">
                <text:p>0.002435</text:p>
              </table:table-cell>
              <table:table-cell office:value-type="float" office:value="0.177043">
                <text:p>0.177043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0.004416">
                <text:p>0.004416</text:p>
              </table:table-cell>
              <table:table-cell office:value-type="float" office:value="0.002345">
                <text:p>0.002345</text:p>
              </table:table-cell>
              <table:table-cell office:value-type="float" office:value="0.174465">
                <text:p>0.174465</text:p>
              </table:table-cell>
              <table:table-cell office:value-type="float" office:value="0.000694">
                <text:p>0.000694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0.004481">
                <text:p>0.004481</text:p>
              </table:table-cell>
              <table:table-cell office:value-type="float" office:value="0.002363">
                <text:p>0.002363</text:p>
              </table:table-cell>
              <table:table-cell office:value-type="float" office:value="0.177695">
                <text:p>0.177695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float" office:value="17850">
                <text:p>17850</text:p>
              </table:table-cell>
              <table:table-cell office:value-type="float" office:value="0.004912">
                <text:p>0.004912</text:p>
              </table:table-cell>
              <table:table-cell office:value-type="float" office:value="0.002668">
                <text:p>0.002668</text:p>
              </table:table-cell>
              <table:table-cell office:value-type="float" office:value="0.189309">
                <text:p>0.189309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0.004533">
                <text:p>0.004533</text:p>
              </table:table-cell>
              <table:table-cell office:value-type="float" office:value="0.002596">
                <text:p>0.002596</text:p>
              </table:table-cell>
              <table:table-cell office:value-type="float" office:value="0.178555">
                <text:p>0.178555</text:p>
              </table:table-cell>
              <table:table-cell office:value-type="float" office:value="0.000634">
                <text:p>0.000634</text:p>
              </table:table-cell>
            </table:table-row>
            <table:table-row>
              <table:table-cell office:value-type="float" office:value="17950">
                <text:p>17950</text:p>
              </table:table-cell>
              <table:table-cell office:value-type="float" office:value="0.004513">
                <text:p>0.004513</text:p>
              </table:table-cell>
              <table:table-cell office:value-type="float" office:value="0.002391">
                <text:p>0.002391</text:p>
              </table:table-cell>
              <table:table-cell office:value-type="float" office:value="0.179672">
                <text:p>0.179672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004575">
                <text:p>0.004575</text:p>
              </table:table-cell>
              <table:table-cell office:value-type="float" office:value="0.002401">
                <text:p>0.002401</text:p>
              </table:table-cell>
              <table:table-cell office:value-type="float" office:value="0.179804">
                <text:p>0.179804</text:p>
              </table:table-cell>
              <table:table-cell office:value-type="float" office:value="0.000641">
                <text:p>0.000641</text:p>
              </table:table-cell>
            </table:table-row>
            <table:table-row>
              <table:table-cell office:value-type="float" office:value="18050">
                <text:p>18050</text:p>
              </table:table-cell>
              <table:table-cell office:value-type="float" office:value="0.00457">
                <text:p>0.00457</text:p>
              </table:table-cell>
              <table:table-cell office:value-type="float" office:value="0.002396">
                <text:p>0.002396</text:p>
              </table:table-cell>
              <table:table-cell office:value-type="float" office:value="0.182452">
                <text:p>0.182452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0.00461">
                <text:p>0.00461</text:p>
              </table:table-cell>
              <table:table-cell office:value-type="float" office:value="0.003477">
                <text:p>0.003477</text:p>
              </table:table-cell>
              <table:table-cell office:value-type="float" office:value="0.189607">
                <text:p>0.189607</text:p>
              </table:table-cell>
              <table:table-cell office:value-type="float" office:value="0.000588">
                <text:p>0.000588</text:p>
              </table:table-cell>
            </table:table-row>
            <table:table-row>
              <table:table-cell office:value-type="float" office:value="18150">
                <text:p>18150</text:p>
              </table:table-cell>
              <table:table-cell office:value-type="float" office:value="0.004676">
                <text:p>0.004676</text:p>
              </table:table-cell>
              <table:table-cell office:value-type="float" office:value="0.002438">
                <text:p>0.002438</text:p>
              </table:table-cell>
              <table:table-cell office:value-type="float" office:value="0.187921">
                <text:p>0.187921</text:p>
              </table:table-cell>
              <table:table-cell office:value-type="float" office:value="0.000736">
                <text:p>0.000736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0.004646">
                <text:p>0.004646</text:p>
              </table:table-cell>
              <table:table-cell office:value-type="float" office:value="0.002451">
                <text:p>0.002451</text:p>
              </table:table-cell>
              <table:table-cell office:value-type="float" office:value="0.186227">
                <text:p>0.186227</text:p>
              </table:table-cell>
              <table:table-cell office:value-type="float" office:value="0.000586">
                <text:p>0.000586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0.004693">
                <text:p>0.004693</text:p>
              </table:table-cell>
              <table:table-cell office:value-type="float" office:value="0.002556">
                <text:p>0.002556</text:p>
              </table:table-cell>
              <table:table-cell office:value-type="float" office:value="0.185489">
                <text:p>0.185489</text:p>
              </table:table-cell>
              <table:table-cell office:value-type="float" office:value="0.000708">
                <text:p>0.000708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0.004811">
                <text:p>0.004811</text:p>
              </table:table-cell>
              <table:table-cell office:value-type="float" office:value="0.002472">
                <text:p>0.002472</text:p>
              </table:table-cell>
              <table:table-cell office:value-type="float" office:value="0.187807">
                <text:p>0.187807</text:p>
              </table:table-cell>
              <table:table-cell office:value-type="float" office:value="0.000645">
                <text:p>0.000645</text:p>
              </table:table-cell>
            </table:table-row>
            <table:table-row>
              <table:table-cell office:value-type="float" office:value="18350">
                <text:p>18350</text:p>
              </table:table-cell>
              <table:table-cell office:value-type="float" office:value="0.004742">
                <text:p>0.004742</text:p>
              </table:table-cell>
              <table:table-cell office:value-type="float" office:value="0.002581">
                <text:p>0.002581</text:p>
              </table:table-cell>
              <table:table-cell office:value-type="float" office:value="0.196626">
                <text:p>0.196626</text:p>
              </table:table-cell>
              <table:table-cell office:value-type="float" office:value="0.000716">
                <text:p>0.000716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0.004808">
                <text:p>0.004808</text:p>
              </table:table-cell>
              <table:table-cell office:value-type="float" office:value="0.002451">
                <text:p>0.002451</text:p>
              </table:table-cell>
              <table:table-cell office:value-type="float" office:value="0.194792">
                <text:p>0.194792</text:p>
              </table:table-cell>
              <table:table-cell office:value-type="float" office:value="0.000719">
                <text:p>0.000719</text:p>
              </table:table-cell>
            </table:table-row>
            <table:table-row>
              <table:table-cell office:value-type="float" office:value="18450">
                <text:p>18450</text:p>
              </table:table-cell>
              <table:table-cell office:value-type="float" office:value="0.004741">
                <text:p>0.004741</text:p>
              </table:table-cell>
              <table:table-cell office:value-type="float" office:value="0.00248">
                <text:p>0.00248</text:p>
              </table:table-cell>
              <table:table-cell office:value-type="float" office:value="0.191154">
                <text:p>0.191154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0.004734">
                <text:p>0.004734</text:p>
              </table:table-cell>
              <table:table-cell office:value-type="float" office:value="0.002448">
                <text:p>0.002448</text:p>
              </table:table-cell>
              <table:table-cell office:value-type="float" office:value="0.23273">
                <text:p>0.23273</text:p>
              </table:table-cell>
              <table:table-cell office:value-type="float" office:value="0.000712">
                <text:p>0.000712</text:p>
              </table:table-cell>
            </table:table-row>
            <table:table-row>
              <table:table-cell office:value-type="float" office:value="18550">
                <text:p>18550</text:p>
              </table:table-cell>
              <table:table-cell office:value-type="float" office:value="0.005059">
                <text:p>0.005059</text:p>
              </table:table-cell>
              <table:table-cell office:value-type="float" office:value="0.002566">
                <text:p>0.002566</text:p>
              </table:table-cell>
              <table:table-cell office:value-type="float" office:value="0.197482">
                <text:p>0.197482</text:p>
              </table:table-cell>
              <table:table-cell office:value-type="float" office:value="0.000711">
                <text:p>0.000711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0.004836">
                <text:p>0.004836</text:p>
              </table:table-cell>
              <table:table-cell office:value-type="float" office:value="0.002497">
                <text:p>0.002497</text:p>
              </table:table-cell>
              <table:table-cell office:value-type="float" office:value="0.192218">
                <text:p>0.192218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float" office:value="18650">
                <text:p>18650</text:p>
              </table:table-cell>
              <table:table-cell office:value-type="float" office:value="0.004835">
                <text:p>0.004835</text:p>
              </table:table-cell>
              <table:table-cell office:value-type="float" office:value="0.002593">
                <text:p>0.002593</text:p>
              </table:table-cell>
              <table:table-cell office:value-type="float" office:value="0.202327">
                <text:p>0.202327</text:p>
              </table:table-cell>
              <table:table-cell office:value-type="float" office:value="0.000719">
                <text:p>0.000719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0.004846">
                <text:p>0.004846</text:p>
              </table:table-cell>
              <table:table-cell office:value-type="float" office:value="0.002531">
                <text:p>0.002531</text:p>
              </table:table-cell>
              <table:table-cell office:value-type="float" office:value="0.193646">
                <text:p>0.193646</text:p>
              </table:table-cell>
              <table:table-cell office:value-type="float" office:value="0.000744">
                <text:p>0.000744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0.004865">
                <text:p>0.004865</text:p>
              </table:table-cell>
              <table:table-cell office:value-type="float" office:value="0.00253">
                <text:p>0.00253</text:p>
              </table:table-cell>
              <table:table-cell office:value-type="float" office:value="0.194309">
                <text:p>0.194309</text:p>
              </table:table-cell>
              <table:table-cell office:value-type="float" office:value="0.000727">
                <text:p>0.000727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0.004841">
                <text:p>0.004841</text:p>
              </table:table-cell>
              <table:table-cell office:value-type="float" office:value="0.002491">
                <text:p>0.002491</text:p>
              </table:table-cell>
              <table:table-cell office:value-type="float" office:value="0.196526">
                <text:p>0.196526</text:p>
              </table:table-cell>
              <table:table-cell office:value-type="float" office:value="0.000745">
                <text:p>0.000745</text:p>
              </table:table-cell>
            </table:table-row>
            <table:table-row>
              <table:table-cell office:value-type="float" office:value="18850">
                <text:p>18850</text:p>
              </table:table-cell>
              <table:table-cell office:value-type="float" office:value="0.004931">
                <text:p>0.004931</text:p>
              </table:table-cell>
              <table:table-cell office:value-type="float" office:value="0.002515">
                <text:p>0.002515</text:p>
              </table:table-cell>
              <table:table-cell office:value-type="float" office:value="0.196982">
                <text:p>0.196982</text:p>
              </table:table-cell>
              <table:table-cell office:value-type="float" office:value="0.000676">
                <text:p>0.000676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0.004998">
                <text:p>0.004998</text:p>
              </table:table-cell>
              <table:table-cell office:value-type="float" office:value="0.002574">
                <text:p>0.002574</text:p>
              </table:table-cell>
              <table:table-cell office:value-type="float" office:value="0.206806">
                <text:p>0.206806</text:p>
              </table:table-cell>
              <table:table-cell office:value-type="float" office:value="0.000616">
                <text:p>0.000616</text:p>
              </table:table-cell>
            </table:table-row>
            <table:table-row>
              <table:table-cell office:value-type="float" office:value="18950">
                <text:p>18950</text:p>
              </table:table-cell>
              <table:table-cell office:value-type="float" office:value="0.004966">
                <text:p>0.004966</text:p>
              </table:table-cell>
              <table:table-cell office:value-type="float" office:value="0.002599">
                <text:p>0.002599</text:p>
              </table:table-cell>
              <table:table-cell office:value-type="float" office:value="0.201884">
                <text:p>0.201884</text:p>
              </table:table-cell>
              <table:table-cell office:value-type="float" office:value="0.000751">
                <text:p>0.00075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004995">
                <text:p>0.004995</text:p>
              </table:table-cell>
              <table:table-cell office:value-type="float" office:value="0.002571">
                <text:p>0.002571</text:p>
              </table:table-cell>
              <table:table-cell office:value-type="float" office:value="0.202199">
                <text:p>0.202199</text:p>
              </table:table-cell>
              <table:table-cell office:value-type="float" office:value="0.000742">
                <text:p>0.000742</text:p>
              </table:table-cell>
            </table:table-row>
            <table:table-row>
              <table:table-cell office:value-type="float" office:value="19050">
                <text:p>19050</text:p>
              </table:table-cell>
              <table:table-cell office:value-type="float" office:value="0.004987">
                <text:p>0.004987</text:p>
              </table:table-cell>
              <table:table-cell office:value-type="float" office:value="0.002555">
                <text:p>0.002555</text:p>
              </table:table-cell>
              <table:table-cell office:value-type="float" office:value="0.200219">
                <text:p>0.200219</text:p>
              </table:table-cell>
              <table:table-cell office:value-type="float" office:value="0.000736">
                <text:p>0.000736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0.005036">
                <text:p>0.005036</text:p>
              </table:table-cell>
              <table:table-cell office:value-type="float" office:value="0.002544">
                <text:p>0.002544</text:p>
              </table:table-cell>
              <table:table-cell office:value-type="float" office:value="0.202027">
                <text:p>0.202027</text:p>
              </table:table-cell>
              <table:table-cell office:value-type="float" office:value="0.000748">
                <text:p>0.000748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0.005138">
                <text:p>0.005138</text:p>
              </table:table-cell>
              <table:table-cell office:value-type="float" office:value="0.002646">
                <text:p>0.002646</text:p>
              </table:table-cell>
              <table:table-cell office:value-type="float" office:value="0.210156">
                <text:p>0.210156</text:p>
              </table:table-cell>
              <table:table-cell office:value-type="float" office:value="0.000763">
                <text:p>0.000763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0.005077">
                <text:p>0.005077</text:p>
              </table:table-cell>
              <table:table-cell office:value-type="float" office:value="0.002615">
                <text:p>0.002615</text:p>
              </table:table-cell>
              <table:table-cell office:value-type="float" office:value="0.20417">
                <text:p>0.20417</text:p>
              </table:table-cell>
              <table:table-cell office:value-type="float" office:value="0.000682">
                <text:p>0.000682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0.005099">
                <text:p>0.005099</text:p>
              </table:table-cell>
              <table:table-cell office:value-type="float" office:value="0.002613">
                <text:p>0.002613</text:p>
              </table:table-cell>
              <table:table-cell office:value-type="float" office:value="0.209029">
                <text:p>0.209029</text:p>
              </table:table-cell>
              <table:table-cell office:value-type="float" office:value="0.000756">
                <text:p>0.000756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0.005082">
                <text:p>0.005082</text:p>
              </table:table-cell>
              <table:table-cell office:value-type="float" office:value="0.002577">
                <text:p>0.002577</text:p>
              </table:table-cell>
              <table:table-cell office:value-type="float" office:value="0.205739">
                <text:p>0.205739</text:p>
              </table:table-cell>
              <table:table-cell office:value-type="float" office:value="0.000696">
                <text:p>0.000696</text:p>
              </table:table-cell>
            </table:table-row>
            <table:table-row>
              <table:table-cell office:value-type="float" office:value="19350">
                <text:p>19350</text:p>
              </table:table-cell>
              <table:table-cell office:value-type="float" office:value="0.005147">
                <text:p>0.005147</text:p>
              </table:table-cell>
              <table:table-cell office:value-type="float" office:value="0.002617">
                <text:p>0.002617</text:p>
              </table:table-cell>
              <table:table-cell office:value-type="float" office:value="0.207477">
                <text:p>0.207477</text:p>
              </table:table-cell>
              <table:table-cell office:value-type="float" office:value="0.000761">
                <text:p>0.000761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0.005333">
                <text:p>0.005333</text:p>
              </table:table-cell>
              <table:table-cell office:value-type="float" office:value="0.002695">
                <text:p>0.002695</text:p>
              </table:table-cell>
              <table:table-cell office:value-type="float" office:value="0.221478">
                <text:p>0.221478</text:p>
              </table:table-cell>
              <table:table-cell office:value-type="float" office:value="0.000756">
                <text:p>0.000756</text:p>
              </table:table-cell>
            </table:table-row>
            <table:table-row>
              <table:table-cell office:value-type="float" office:value="19450">
                <text:p>19450</text:p>
              </table:table-cell>
              <table:table-cell office:value-type="float" office:value="0.005314">
                <text:p>0.005314</text:p>
              </table:table-cell>
              <table:table-cell office:value-type="float" office:value="0.002721">
                <text:p>0.002721</text:p>
              </table:table-cell>
              <table:table-cell office:value-type="float" office:value="0.210436">
                <text:p>0.210436</text:p>
              </table:table-cell>
              <table:table-cell office:value-type="float" office:value="0.000749">
                <text:p>0.000749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0.005269">
                <text:p>0.005269</text:p>
              </table:table-cell>
              <table:table-cell office:value-type="float" office:value="0.002622">
                <text:p>0.002622</text:p>
              </table:table-cell>
              <table:table-cell office:value-type="float" office:value="0.212935">
                <text:p>0.212935</text:p>
              </table:table-cell>
              <table:table-cell office:value-type="float" office:value="0.000694">
                <text:p>0.000694</text:p>
              </table:table-cell>
            </table:table-row>
            <table:table-row>
              <table:table-cell office:value-type="float" office:value="19550">
                <text:p>19550</text:p>
              </table:table-cell>
              <table:table-cell office:value-type="float" office:value="0.00529">
                <text:p>0.00529</text:p>
              </table:table-cell>
              <table:table-cell office:value-type="float" office:value="0.002604">
                <text:p>0.002604</text:p>
              </table:table-cell>
              <table:table-cell office:value-type="float" office:value="0.211117">
                <text:p>0.211117</text:p>
              </table:table-cell>
              <table:table-cell office:value-type="float" office:value="0.000754">
                <text:p>0.000754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0.005437">
                <text:p>0.005437</text:p>
              </table:table-cell>
              <table:table-cell office:value-type="float" office:value="0.002683">
                <text:p>0.002683</text:p>
              </table:table-cell>
              <table:table-cell office:value-type="float" office:value="0.226541">
                <text:p>0.226541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float" office:value="19650">
                <text:p>19650</text:p>
              </table:table-cell>
              <table:table-cell office:value-type="float" office:value="0.005351">
                <text:p>0.005351</text:p>
              </table:table-cell>
              <table:table-cell office:value-type="float" office:value="0.002613">
                <text:p>0.002613</text:p>
              </table:table-cell>
              <table:table-cell office:value-type="float" office:value="0.214028">
                <text:p>0.214028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0.005312">
                <text:p>0.005312</text:p>
              </table:table-cell>
              <table:table-cell office:value-type="float" office:value="0.002601">
                <text:p>0.002601</text:p>
              </table:table-cell>
              <table:table-cell office:value-type="float" office:value="0.217762">
                <text:p>0.217762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0.00535">
                <text:p>0.00535</text:p>
              </table:table-cell>
              <table:table-cell office:value-type="float" office:value="0.00264">
                <text:p>0.00264</text:p>
              </table:table-cell>
              <table:table-cell office:value-type="float" office:value="0.21604">
                <text:p>0.21604</text:p>
              </table:table-cell>
              <table:table-cell office:value-type="float" office:value="0.000707">
                <text:p>0.000707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0.005312">
                <text:p>0.005312</text:p>
              </table:table-cell>
              <table:table-cell office:value-type="float" office:value="0.002627">
                <text:p>0.002627</text:p>
              </table:table-cell>
              <table:table-cell office:value-type="float" office:value="0.217186">
                <text:p>0.217186</text:p>
              </table:table-cell>
              <table:table-cell office:value-type="float" office:value="0.000766">
                <text:p>0.000766</text:p>
              </table:table-cell>
            </table:table-row>
            <table:table-row>
              <table:table-cell office:value-type="float" office:value="19850">
                <text:p>19850</text:p>
              </table:table-cell>
              <table:table-cell office:value-type="float" office:value="0.005675">
                <text:p>0.005675</text:p>
              </table:table-cell>
              <table:table-cell office:value-type="float" office:value="0.002828">
                <text:p>0.002828</text:p>
              </table:table-cell>
              <table:table-cell office:value-type="float" office:value="0.227643">
                <text:p>0.227643</text:p>
              </table:table-cell>
              <table:table-cell office:value-type="float" office:value="0.000788">
                <text:p>0.000788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0.005387">
                <text:p>0.005387</text:p>
              </table:table-cell>
              <table:table-cell office:value-type="float" office:value="0.002714">
                <text:p>0.002714</text:p>
              </table:table-cell>
              <table:table-cell office:value-type="float" office:value="0.220557">
                <text:p>0.220557</text:p>
              </table:table-cell>
              <table:table-cell office:value-type="float" office:value="0.000713">
                <text:p>0.000713</text:p>
              </table:table-cell>
            </table:table-row>
            <table:table-row>
              <table:table-cell office:value-type="float" office:value="19950">
                <text:p>19950</text:p>
              </table:table-cell>
              <table:table-cell office:value-type="float" office:value="0.005462">
                <text:p>0.005462</text:p>
              </table:table-cell>
              <table:table-cell office:value-type="float" office:value="0.002685">
                <text:p>0.002685</text:p>
              </table:table-cell>
              <table:table-cell office:value-type="float" office:value="0.221638">
                <text:p>0.221638</text:p>
              </table:table-cell>
              <table:table-cell office:value-type="float" office:value="0.000768">
                <text:p>0.00076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5431">
                <text:p>0.005431</text:p>
              </table:table-cell>
              <table:table-cell office:value-type="float" office:value="0.002713">
                <text:p>0.002713</text:p>
              </table:table-cell>
              <table:table-cell office:value-type="float" office:value="0.223214">
                <text:p>0.223214</text:p>
              </table:table-cell>
              <table:table-cell office:value-type="float" office:value="0.000778">
                <text:p>0.000778</text:p>
              </table:table-cell>
            </table:table-row>
            <table:table-row>
              <table:table-cell office:value-type="float" office:value="20050">
                <text:p>20050</text:p>
              </table:table-cell>
              <table:table-cell office:value-type="float" office:value="0.00545">
                <text:p>0.00545</text:p>
              </table:table-cell>
              <table:table-cell office:value-type="float" office:value="0.002661">
                <text:p>0.002661</text:p>
              </table:table-cell>
              <table:table-cell office:value-type="float" office:value="0.230781">
                <text:p>0.230781</text:p>
              </table:table-cell>
              <table:table-cell office:value-type="float" office:value="0.000764">
                <text:p>0.000764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0.005884">
                <text:p>0.005884</text:p>
              </table:table-cell>
              <table:table-cell office:value-type="float" office:value="0.002923">
                <text:p>0.002923</text:p>
              </table:table-cell>
              <table:table-cell office:value-type="float" office:value="0.22956">
                <text:p>0.22956</text:p>
              </table:table-cell>
              <table:table-cell office:value-type="float" office:value="0.000785">
                <text:p>0.000785</text:p>
              </table:table-cell>
            </table:table-row>
            <table:table-row>
              <table:table-cell office:value-type="float" office:value="20150">
                <text:p>20150</text:p>
              </table:table-cell>
              <table:table-cell office:value-type="float" office:value="0.005507">
                <text:p>0.005507</text:p>
              </table:table-cell>
              <table:table-cell office:value-type="float" office:value="0.002682">
                <text:p>0.002682</text:p>
              </table:table-cell>
              <table:table-cell office:value-type="float" office:value="0.238415">
                <text:p>0.238415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0.005554">
                <text:p>0.005554</text:p>
              </table:table-cell>
              <table:table-cell office:value-type="float" office:value="0.002868">
                <text:p>0.002868</text:p>
              </table:table-cell>
              <table:table-cell office:value-type="float" office:value="0.232999">
                <text:p>0.232999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0.005687">
                <text:p>0.005687</text:p>
              </table:table-cell>
              <table:table-cell office:value-type="float" office:value="0.002947">
                <text:p>0.002947</text:p>
              </table:table-cell>
              <table:table-cell office:value-type="float" office:value="0.236131">
                <text:p>0.236131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0.005707">
                <text:p>0.005707</text:p>
              </table:table-cell>
              <table:table-cell office:value-type="float" office:value="0.002742">
                <text:p>0.002742</text:p>
              </table:table-cell>
              <table:table-cell office:value-type="float" office:value="0.242636">
                <text:p>0.242636</text:p>
              </table:table-cell>
              <table:table-cell office:value-type="float" office:value="0.000856">
                <text:p>0.000856</text:p>
              </table:table-cell>
            </table:table-row>
            <table:table-row>
              <table:table-cell office:value-type="float" office:value="20350">
                <text:p>20350</text:p>
              </table:table-cell>
              <table:table-cell office:value-type="float" office:value="0.005639">
                <text:p>0.005639</text:p>
              </table:table-cell>
              <table:table-cell office:value-type="float" office:value="0.002719">
                <text:p>0.002719</text:p>
              </table:table-cell>
              <table:table-cell office:value-type="float" office:value="0.230991">
                <text:p>0.230991</text:p>
              </table:table-cell>
              <table:table-cell office:value-type="float" office:value="0.000801">
                <text:p>0.000801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0.005774">
                <text:p>0.005774</text:p>
              </table:table-cell>
              <table:table-cell office:value-type="float" office:value="0.002715">
                <text:p>0.002715</text:p>
              </table:table-cell>
              <table:table-cell office:value-type="float" office:value="0.232981">
                <text:p>0.232981</text:p>
              </table:table-cell>
              <table:table-cell office:value-type="float" office:value="0.000716">
                <text:p>0.000716</text:p>
              </table:table-cell>
            </table:table-row>
            <table:table-row>
              <table:table-cell office:value-type="float" office:value="20450">
                <text:p>20450</text:p>
              </table:table-cell>
              <table:table-cell office:value-type="float" office:value="0.005641">
                <text:p>0.005641</text:p>
              </table:table-cell>
              <table:table-cell office:value-type="float" office:value="0.002687">
                <text:p>0.002687</text:p>
              </table:table-cell>
              <table:table-cell office:value-type="float" office:value="0.232321">
                <text:p>0.232321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0.006143">
                <text:p>0.006143</text:p>
              </table:table-cell>
              <table:table-cell office:value-type="float" office:value="0.003075">
                <text:p>0.003075</text:p>
              </table:table-cell>
              <table:table-cell office:value-type="float" office:value="0.240409">
                <text:p>0.24040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20550">
                <text:p>20550</text:p>
              </table:table-cell>
              <table:table-cell office:value-type="float" office:value="0.00569">
                <text:p>0.00569</text:p>
              </table:table-cell>
              <table:table-cell office:value-type="float" office:value="0.002732">
                <text:p>0.002732</text:p>
              </table:table-cell>
              <table:table-cell office:value-type="float" office:value="0.234597">
                <text:p>0.234597</text:p>
              </table:table-cell>
              <table:table-cell office:value-type="float" office:value="0.000796">
                <text:p>0.000796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0.005705">
                <text:p>0.005705</text:p>
              </table:table-cell>
              <table:table-cell office:value-type="float" office:value="0.002751">
                <text:p>0.002751</text:p>
              </table:table-cell>
              <table:table-cell office:value-type="float" office:value="0.233778">
                <text:p>0.233778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float" office:value="20650">
                <text:p>20650</text:p>
              </table:table-cell>
              <table:table-cell office:value-type="float" office:value="0.00577">
                <text:p>0.00577</text:p>
              </table:table-cell>
              <table:table-cell office:value-type="float" office:value="0.002747">
                <text:p>0.002747</text:p>
              </table:table-cell>
              <table:table-cell office:value-type="float" office:value="0.237472">
                <text:p>0.237472</text:p>
              </table:table-cell>
              <table:table-cell office:value-type="float" office:value="0.000808">
                <text:p>0.000808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0.005835">
                <text:p>0.005835</text:p>
              </table:table-cell>
              <table:table-cell office:value-type="float" office:value="0.002789">
                <text:p>0.002789</text:p>
              </table:table-cell>
              <table:table-cell office:value-type="float" office:value="0.255296">
                <text:p>0.255296</text:p>
              </table:table-cell>
              <table:table-cell office:value-type="float" office:value="0.000839">
                <text:p>0.000839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0.005863">
                <text:p>0.005863</text:p>
              </table:table-cell>
              <table:table-cell office:value-type="float" office:value="0.002872">
                <text:p>0.002872</text:p>
              </table:table-cell>
              <table:table-cell office:value-type="float" office:value="0.239584">
                <text:p>0.239584</text:p>
              </table:table-cell>
              <table:table-cell office:value-type="float" office:value="0.000808">
                <text:p>0.000808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0.005856">
                <text:p>0.005856</text:p>
              </table:table-cell>
              <table:table-cell office:value-type="float" office:value="0.002755">
                <text:p>0.002755</text:p>
              </table:table-cell>
              <table:table-cell office:value-type="float" office:value="0.239534">
                <text:p>0.239534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float" office:value="20850">
                <text:p>20850</text:p>
              </table:table-cell>
              <table:table-cell office:value-type="float" office:value="0.005858">
                <text:p>0.005858</text:p>
              </table:table-cell>
              <table:table-cell office:value-type="float" office:value="0.002772">
                <text:p>0.002772</text:p>
              </table:table-cell>
              <table:table-cell office:value-type="float" office:value="0.24038">
                <text:p>0.24038</text:p>
              </table:table-cell>
              <table:table-cell office:value-type="float" office:value="0.000735">
                <text:p>0.000735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005927">
                <text:p>0.005927</text:p>
              </table:table-cell>
              <table:table-cell office:value-type="float" office:value="0.002802">
                <text:p>0.002802</text:p>
              </table:table-cell>
              <table:table-cell office:value-type="float" office:value="0.249901">
                <text:p>0.249901</text:p>
              </table:table-cell>
              <table:table-cell office:value-type="float" office:value="0.000667">
                <text:p>0.000667</text:p>
              </table:table-cell>
            </table:table-row>
            <table:table-row>
              <table:table-cell office:value-type="float" office:value="20950">
                <text:p>20950</text:p>
              </table:table-cell>
              <table:table-cell office:value-type="float" office:value="0.005909">
                <text:p>0.005909</text:p>
              </table:table-cell>
              <table:table-cell office:value-type="float" office:value="0.002833">
                <text:p>0.002833</text:p>
              </table:table-cell>
              <table:table-cell office:value-type="float" office:value="0.243829">
                <text:p>0.243829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005928">
                <text:p>0.005928</text:p>
              </table:table-cell>
              <table:table-cell office:value-type="float" office:value="0.00281">
                <text:p>0.00281</text:p>
              </table:table-cell>
              <table:table-cell office:value-type="float" office:value="0.243195">
                <text:p>0.243195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float" office:value="21050">
                <text:p>21050</text:p>
              </table:table-cell>
              <table:table-cell office:value-type="float" office:value="0.005923">
                <text:p>0.005923</text:p>
              </table:table-cell>
              <table:table-cell office:value-type="float" office:value="0.002805">
                <text:p>0.002805</text:p>
              </table:table-cell>
              <table:table-cell office:value-type="float" office:value="0.246997">
                <text:p>0.246997</text:p>
              </table:table-cell>
              <table:table-cell office:value-type="float" office:value="0.000803">
                <text:p>0.000803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0.006204">
                <text:p>0.006204</text:p>
              </table:table-cell>
              <table:table-cell office:value-type="float" office:value="0.003155">
                <text:p>0.003155</text:p>
              </table:table-cell>
              <table:table-cell office:value-type="float" office:value="0.260284">
                <text:p>0.260284</text:p>
              </table:table-cell>
              <table:table-cell office:value-type="float" office:value="0.000616">
                <text:p>0.000616</text:p>
              </table:table-cell>
            </table:table-row>
            <table:table-row>
              <table:table-cell office:value-type="float" office:value="21150">
                <text:p>21150</text:p>
              </table:table-cell>
              <table:table-cell office:value-type="float" office:value="0.006354">
                <text:p>0.006354</text:p>
              </table:table-cell>
              <table:table-cell office:value-type="float" office:value="0.002907">
                <text:p>0.002907</text:p>
              </table:table-cell>
              <table:table-cell office:value-type="float" office:value="0.249355">
                <text:p>0.249355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0.006066">
                <text:p>0.006066</text:p>
              </table:table-cell>
              <table:table-cell office:value-type="float" office:value="0.002821">
                <text:p>0.002821</text:p>
              </table:table-cell>
              <table:table-cell office:value-type="float" office:value="0.253984">
                <text:p>0.253984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0.006186">
                <text:p>0.006186</text:p>
              </table:table-cell>
              <table:table-cell office:value-type="float" office:value="0.002915">
                <text:p>0.002915</text:p>
              </table:table-cell>
              <table:table-cell office:value-type="float" office:value="0.265111">
                <text:p>0.265111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0.007194">
                <text:p>0.007194</text:p>
              </table:table-cell>
              <table:table-cell office:value-type="float" office:value="0.003032">
                <text:p>0.003032</text:p>
              </table:table-cell>
              <table:table-cell office:value-type="float" office:value="0.279616">
                <text:p>0.279616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21350">
                <text:p>21350</text:p>
              </table:table-cell>
              <table:table-cell office:value-type="float" office:value="0.006538">
                <text:p>0.006538</text:p>
              </table:table-cell>
              <table:table-cell office:value-type="float" office:value="0.002955">
                <text:p>0.002955</text:p>
              </table:table-cell>
              <table:table-cell office:value-type="float" office:value="0.27447">
                <text:p>0.27447</text:p>
              </table:table-cell>
              <table:table-cell office:value-type="float" office:value="0.000892">
                <text:p>0.000892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0.006338">
                <text:p>0.006338</text:p>
              </table:table-cell>
              <table:table-cell office:value-type="float" office:value="0.002927">
                <text:p>0.002927</text:p>
              </table:table-cell>
              <table:table-cell office:value-type="float" office:value="0.282058">
                <text:p>0.282058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float" office:value="21450">
                <text:p>21450</text:p>
              </table:table-cell>
              <table:table-cell office:value-type="float" office:value="0.006523">
                <text:p>0.006523</text:p>
              </table:table-cell>
              <table:table-cell office:value-type="float" office:value="0.003012">
                <text:p>0.003012</text:p>
              </table:table-cell>
              <table:table-cell office:value-type="float" office:value="0.29028">
                <text:p>0.29028</text:p>
              </table:table-cell>
              <table:table-cell office:value-type="float" office:value="0.000872">
                <text:p>0.000872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0.00665">
                <text:p>0.00665</text:p>
              </table:table-cell>
              <table:table-cell office:value-type="float" office:value="0.003205">
                <text:p>0.003205</text:p>
              </table:table-cell>
              <table:table-cell office:value-type="float" office:value="0.293861">
                <text:p>0.293861</text:p>
              </table:table-cell>
              <table:table-cell office:value-type="float" office:value="0.000891">
                <text:p>0.000891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0.006498">
                <text:p>0.006498</text:p>
              </table:table-cell>
              <table:table-cell office:value-type="float" office:value="0.003081">
                <text:p>0.003081</text:p>
              </table:table-cell>
              <table:table-cell office:value-type="float" office:value="0.281559">
                <text:p>0.281559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0.006646">
                <text:p>0.006646</text:p>
              </table:table-cell>
              <table:table-cell office:value-type="float" office:value="0.003346">
                <text:p>0.003346</text:p>
              </table:table-cell>
              <table:table-cell office:value-type="float" office:value="0.287587">
                <text:p>0.287587</text:p>
              </table:table-cell>
              <table:table-cell office:value-type="float" office:value="0.000715">
                <text:p>0.000715</text:p>
              </table:table-cell>
            </table:table-row>
            <table:table-row>
              <table:table-cell office:value-type="float" office:value="21650">
                <text:p>21650</text:p>
              </table:table-cell>
              <table:table-cell office:value-type="float" office:value="0.006747">
                <text:p>0.006747</text:p>
              </table:table-cell>
              <table:table-cell office:value-type="float" office:value="0.003342">
                <text:p>0.003342</text:p>
              </table:table-cell>
              <table:table-cell office:value-type="float" office:value="0.301222">
                <text:p>0.301222</text:p>
              </table:table-cell>
              <table:table-cell office:value-type="float" office:value="0.000976">
                <text:p>0.000976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0.006427">
                <text:p>0.006427</text:p>
              </table:table-cell>
              <table:table-cell office:value-type="float" office:value="0.003117">
                <text:p>0.003117</text:p>
              </table:table-cell>
              <table:table-cell office:value-type="float" office:value="0.282675">
                <text:p>0.282675</text:p>
              </table:table-cell>
              <table:table-cell office:value-type="float" office:value="0.000874">
                <text:p>0.000874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0.006485">
                <text:p>0.006485</text:p>
              </table:table-cell>
              <table:table-cell office:value-type="float" office:value="0.003147">
                <text:p>0.003147</text:p>
              </table:table-cell>
              <table:table-cell office:value-type="float" office:value="0.285842">
                <text:p>0.285842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0.006716">
                <text:p>0.006716</text:p>
              </table:table-cell>
              <table:table-cell office:value-type="float" office:value="0.003132">
                <text:p>0.003132</text:p>
              </table:table-cell>
              <table:table-cell office:value-type="float" office:value="0.287965">
                <text:p>0.287965</text:p>
              </table:table-cell>
              <table:table-cell office:value-type="float" office:value="0.000736">
                <text:p>0.000736</text:p>
              </table:table-cell>
            </table:table-row>
            <table:table-row>
              <table:table-cell office:value-type="float" office:value="21850">
                <text:p>21850</text:p>
              </table:table-cell>
              <table:table-cell office:value-type="float" office:value="0.006566">
                <text:p>0.006566</text:p>
              </table:table-cell>
              <table:table-cell office:value-type="float" office:value="0.003305">
                <text:p>0.003305</text:p>
              </table:table-cell>
              <table:table-cell office:value-type="float" office:value="0.300221">
                <text:p>0.300221</text:p>
              </table:table-cell>
              <table:table-cell office:value-type="float" office:value="0.000808">
                <text:p>0.000808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0.006607">
                <text:p>0.006607</text:p>
              </table:table-cell>
              <table:table-cell office:value-type="float" office:value="0.003107">
                <text:p>0.003107</text:p>
              </table:table-cell>
              <table:table-cell office:value-type="float" office:value="0.282618">
                <text:p>0.282618</text:p>
              </table:table-cell>
              <table:table-cell office:value-type="float" office:value="0.000888">
                <text:p>0.000888</text:p>
              </table:table-cell>
            </table:table-row>
            <table:table-row>
              <table:table-cell office:value-type="float" office:value="21950">
                <text:p>21950</text:p>
              </table:table-cell>
              <table:table-cell office:value-type="float" office:value="0.006891">
                <text:p>0.006891</text:p>
              </table:table-cell>
              <table:table-cell office:value-type="float" office:value="0.003299">
                <text:p>0.003299</text:p>
              </table:table-cell>
              <table:table-cell office:value-type="float" office:value="0.294363">
                <text:p>0.294363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007123">
                <text:p>0.007123</text:p>
              </table:table-cell>
              <table:table-cell office:value-type="float" office:value="0.00323">
                <text:p>0.00323</text:p>
              </table:table-cell>
              <table:table-cell office:value-type="float" office:value="0.304395">
                <text:p>0.304395</text:p>
              </table:table-cell>
              <table:table-cell office:value-type="float" office:value="0.000993">
                <text:p>0.000993</text:p>
              </table:table-cell>
            </table:table-row>
            <table:table-row>
              <table:table-cell office:value-type="float" office:value="22050">
                <text:p>22050</text:p>
              </table:table-cell>
              <table:table-cell office:value-type="float" office:value="0.007006">
                <text:p>0.007006</text:p>
              </table:table-cell>
              <table:table-cell office:value-type="float" office:value="0.003433">
                <text:p>0.003433</text:p>
              </table:table-cell>
              <table:table-cell office:value-type="float" office:value="0.293167">
                <text:p>0.293167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0.007156">
                <text:p>0.007156</text:p>
              </table:table-cell>
              <table:table-cell office:value-type="float" office:value="0.003391">
                <text:p>0.003391</text:p>
              </table:table-cell>
              <table:table-cell office:value-type="float" office:value="0.319852">
                <text:p>0.319852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float" office:value="22150">
                <text:p>22150</text:p>
              </table:table-cell>
              <table:table-cell office:value-type="float" office:value="0.006813">
                <text:p>0.006813</text:p>
              </table:table-cell>
              <table:table-cell office:value-type="float" office:value="0.003242">
                <text:p>0.003242</text:p>
              </table:table-cell>
              <table:table-cell office:value-type="float" office:value="0.2839">
                <text:p>0.2839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0.006903">
                <text:p>0.006903</text:p>
              </table:table-cell>
              <table:table-cell office:value-type="float" office:value="0.003115">
                <text:p>0.003115</text:p>
              </table:table-cell>
              <table:table-cell office:value-type="float" office:value="0.293894">
                <text:p>0.293894</text:p>
              </table:table-cell>
              <table:table-cell office:value-type="float" office:value="0.000795">
                <text:p>0.000795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0.006526">
                <text:p>0.006526</text:p>
              </table:table-cell>
              <table:table-cell office:value-type="float" office:value="0.002983">
                <text:p>0.002983</text:p>
              </table:table-cell>
              <table:table-cell office:value-type="float" office:value="0.274649">
                <text:p>0.274649</text:p>
              </table:table-cell>
              <table:table-cell office:value-type="float" office:value="0.000725">
                <text:p>0.000725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0.006708">
                <text:p>0.006708</text:p>
              </table:table-cell>
              <table:table-cell office:value-type="float" office:value="0.003183">
                <text:p>0.003183</text:p>
              </table:table-cell>
              <table:table-cell office:value-type="float" office:value="0.281215">
                <text:p>0.281215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22350">
                <text:p>22350</text:p>
              </table:table-cell>
              <table:table-cell office:value-type="float" office:value="0.007126">
                <text:p>0.007126</text:p>
              </table:table-cell>
              <table:table-cell office:value-type="float" office:value="0.00331">
                <text:p>0.00331</text:p>
              </table:table-cell>
              <table:table-cell office:value-type="float" office:value="0.310432">
                <text:p>0.310432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0.007059">
                <text:p>0.007059</text:p>
              </table:table-cell>
              <table:table-cell office:value-type="float" office:value="0.003382">
                <text:p>0.003382</text:p>
              </table:table-cell>
              <table:table-cell office:value-type="float" office:value="0.314445">
                <text:p>0.314445</text:p>
              </table:table-cell>
              <table:table-cell office:value-type="float" office:value="0.00103">
                <text:p>0.00103</text:p>
              </table:table-cell>
            </table:table-row>
            <table:table-row>
              <table:table-cell office:value-type="float" office:value="22450">
                <text:p>22450</text:p>
              </table:table-cell>
              <table:table-cell office:value-type="float" office:value="0.007079">
                <text:p>0.007079</text:p>
              </table:table-cell>
              <table:table-cell office:value-type="float" office:value="0.003213">
                <text:p>0.003213</text:p>
              </table:table-cell>
              <table:table-cell office:value-type="float" office:value="0.300986">
                <text:p>0.300986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.006778">
                <text:p>0.006778</text:p>
              </table:table-cell>
              <table:table-cell office:value-type="float" office:value="0.003113">
                <text:p>0.003113</text:p>
              </table:table-cell>
              <table:table-cell office:value-type="float" office:value="0.311887">
                <text:p>0.311887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22550">
                <text:p>22550</text:p>
              </table:table-cell>
              <table:table-cell office:value-type="float" office:value="0.00694">
                <text:p>0.00694</text:p>
              </table:table-cell>
              <table:table-cell office:value-type="float" office:value="0.003264">
                <text:p>0.003264</text:p>
              </table:table-cell>
              <table:table-cell office:value-type="float" office:value="0.297843">
                <text:p>0.297843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0.007">
                <text:p>0.007</text:p>
              </table:table-cell>
              <table:table-cell office:value-type="float" office:value="0.003263">
                <text:p>0.003263</text:p>
              </table:table-cell>
              <table:table-cell office:value-type="float" office:value="0.312724">
                <text:p>0.312724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22650">
                <text:p>22650</text:p>
              </table:table-cell>
              <table:table-cell office:value-type="float" office:value="0.007103">
                <text:p>0.007103</text:p>
              </table:table-cell>
              <table:table-cell office:value-type="float" office:value="0.003217">
                <text:p>0.003217</text:p>
              </table:table-cell>
              <table:table-cell office:value-type="float" office:value="0.299638">
                <text:p>0.299638</text:p>
              </table:table-cell>
              <table:table-cell office:value-type="float" office:value="0.000818">
                <text:p>0.000818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0.007144">
                <text:p>0.007144</text:p>
              </table:table-cell>
              <table:table-cell office:value-type="float" office:value="0.003316">
                <text:p>0.003316</text:p>
              </table:table-cell>
              <table:table-cell office:value-type="float" office:value="0.304643">
                <text:p>0.304643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0.006961">
                <text:p>0.006961</text:p>
              </table:table-cell>
              <table:table-cell office:value-type="float" office:value="0.003104">
                <text:p>0.003104</text:p>
              </table:table-cell>
              <table:table-cell office:value-type="float" office:value="0.303868">
                <text:p>0.303868</text:p>
              </table:table-cell>
              <table:table-cell office:value-type="float" office:value="0.000894">
                <text:p>0.000894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0.007042">
                <text:p>0.007042</text:p>
              </table:table-cell>
              <table:table-cell office:value-type="float" office:value="0.003232">
                <text:p>0.003232</text:p>
              </table:table-cell>
              <table:table-cell office:value-type="float" office:value="0.294492">
                <text:p>0.294492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float" office:value="22850">
                <text:p>22850</text:p>
              </table:table-cell>
              <table:table-cell office:value-type="float" office:value="0.007314">
                <text:p>0.007314</text:p>
              </table:table-cell>
              <table:table-cell office:value-type="float" office:value="0.003161">
                <text:p>0.003161</text:p>
              </table:table-cell>
              <table:table-cell office:value-type="float" office:value="0.370125">
                <text:p>0.370125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0.007167">
                <text:p>0.007167</text:p>
              </table:table-cell>
              <table:table-cell office:value-type="float" office:value="0.003227">
                <text:p>0.003227</text:p>
              </table:table-cell>
              <table:table-cell office:value-type="float" office:value="0.299353">
                <text:p>0.299353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22950">
                <text:p>22950</text:p>
              </table:table-cell>
              <table:table-cell office:value-type="float" office:value="0.007152">
                <text:p>0.007152</text:p>
              </table:table-cell>
              <table:table-cell office:value-type="float" office:value="0.003245">
                <text:p>0.003245</text:p>
              </table:table-cell>
              <table:table-cell office:value-type="float" office:value="0.31892">
                <text:p>0.31892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00697">
                <text:p>0.00697</text:p>
              </table:table-cell>
              <table:table-cell office:value-type="float" office:value="0.003102">
                <text:p>0.003102</text:p>
              </table:table-cell>
              <table:table-cell office:value-type="float" office:value="0.306017">
                <text:p>0.306017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23050">
                <text:p>23050</text:p>
              </table:table-cell>
              <table:table-cell office:value-type="float" office:value="0.006958">
                <text:p>0.006958</text:p>
              </table:table-cell>
              <table:table-cell office:value-type="float" office:value="0.003116">
                <text:p>0.003116</text:p>
              </table:table-cell>
              <table:table-cell office:value-type="float" office:value="0.295806">
                <text:p>0.295806</text:p>
              </table:table-cell>
              <table:table-cell office:value-type="float" office:value="0.000886">
                <text:p>0.000886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0.007064">
                <text:p>0.007064</text:p>
              </table:table-cell>
              <table:table-cell office:value-type="float" office:value="0.003162">
                <text:p>0.003162</text:p>
              </table:table-cell>
              <table:table-cell office:value-type="float" office:value="0.297673">
                <text:p>0.297673</text:p>
              </table:table-cell>
              <table:table-cell office:value-type="float" office:value="0.000894">
                <text:p>0.000894</text:p>
              </table:table-cell>
            </table:table-row>
            <table:table-row>
              <table:table-cell office:value-type="float" office:value="23150">
                <text:p>23150</text:p>
              </table:table-cell>
              <table:table-cell office:value-type="float" office:value="0.007217">
                <text:p>0.007217</text:p>
              </table:table-cell>
              <table:table-cell office:value-type="float" office:value="0.003179">
                <text:p>0.003179</text:p>
              </table:table-cell>
              <table:table-cell office:value-type="float" office:value="0.313107">
                <text:p>0.313107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0.007084">
                <text:p>0.007084</text:p>
              </table:table-cell>
              <table:table-cell office:value-type="float" office:value="0.003121">
                <text:p>0.003121</text:p>
              </table:table-cell>
              <table:table-cell office:value-type="float" office:value="0.30302">
                <text:p>0.30302</text:p>
              </table:table-cell>
              <table:table-cell office:value-type="float" office:value="0.000674">
                <text:p>0.000674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0.007204">
                <text:p>0.007204</text:p>
              </table:table-cell>
              <table:table-cell office:value-type="float" office:value="0.003162">
                <text:p>0.003162</text:p>
              </table:table-cell>
              <table:table-cell office:value-type="float" office:value="0.318409">
                <text:p>0.31840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0.00754">
                <text:p>0.00754</text:p>
              </table:table-cell>
              <table:table-cell office:value-type="float" office:value="0.00332">
                <text:p>0.00332</text:p>
              </table:table-cell>
              <table:table-cell office:value-type="float" office:value="0.312335">
                <text:p>0.312335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0.007201">
                <text:p>0.007201</text:p>
              </table:table-cell>
              <table:table-cell office:value-type="float" office:value="0.003299">
                <text:p>0.003299</text:p>
              </table:table-cell>
              <table:table-cell office:value-type="float" office:value="0.315486">
                <text:p>0.315486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0.00726">
                <text:p>0.00726</text:p>
              </table:table-cell>
              <table:table-cell office:value-type="float" office:value="0.003184">
                <text:p>0.003184</text:p>
              </table:table-cell>
              <table:table-cell office:value-type="float" office:value="0.305235">
                <text:p>0.305235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23450">
                <text:p>23450</text:p>
              </table:table-cell>
              <table:table-cell office:value-type="float" office:value="0.00715">
                <text:p>0.00715</text:p>
              </table:table-cell>
              <table:table-cell office:value-type="float" office:value="0.003158">
                <text:p>0.003158</text:p>
              </table:table-cell>
              <table:table-cell office:value-type="float" office:value="0.306388">
                <text:p>0.306388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0.007447">
                <text:p>0.007447</text:p>
              </table:table-cell>
              <table:table-cell office:value-type="float" office:value="0.003275">
                <text:p>0.003275</text:p>
              </table:table-cell>
              <table:table-cell office:value-type="float" office:value="0.322226">
                <text:p>0.322226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float" office:value="23550">
                <text:p>23550</text:p>
              </table:table-cell>
              <table:table-cell office:value-type="float" office:value="0.007372">
                <text:p>0.007372</text:p>
              </table:table-cell>
              <table:table-cell office:value-type="float" office:value="0.003428">
                <text:p>0.003428</text:p>
              </table:table-cell>
              <table:table-cell office:value-type="float" office:value="0.320716">
                <text:p>0.320716</text:p>
              </table:table-cell>
              <table:table-cell office:value-type="float" office:value="0.001075">
                <text:p>0.001075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0.007829">
                <text:p>0.007829</text:p>
              </table:table-cell>
              <table:table-cell office:value-type="float" office:value="0.003334">
                <text:p>0.003334</text:p>
              </table:table-cell>
              <table:table-cell office:value-type="float" office:value="0.326602">
                <text:p>0.326602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float" office:value="23650">
                <text:p>23650</text:p>
              </table:table-cell>
              <table:table-cell office:value-type="float" office:value="0.007408">
                <text:p>0.007408</text:p>
              </table:table-cell>
              <table:table-cell office:value-type="float" office:value="0.003177">
                <text:p>0.003177</text:p>
              </table:table-cell>
              <table:table-cell office:value-type="float" office:value="0.319431">
                <text:p>0.319431</text:p>
              </table:table-cell>
              <table:table-cell office:value-type="float" office:value="0.000865">
                <text:p>0.000865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0.007314">
                <text:p>0.007314</text:p>
              </table:table-cell>
              <table:table-cell office:value-type="float" office:value="0.003205">
                <text:p>0.003205</text:p>
              </table:table-cell>
              <table:table-cell office:value-type="float" office:value="0.317748">
                <text:p>0.317748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0.007252">
                <text:p>0.007252</text:p>
              </table:table-cell>
              <table:table-cell office:value-type="float" office:value="0.003191">
                <text:p>0.003191</text:p>
              </table:table-cell>
              <table:table-cell office:value-type="float" office:value="0.316635">
                <text:p>0.316635</text:p>
              </table:table-cell>
              <table:table-cell office:value-type="float" office:value="0.000878">
                <text:p>0.000878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0.007677">
                <text:p>0.007677</text:p>
              </table:table-cell>
              <table:table-cell office:value-type="float" office:value="0.003385">
                <text:p>0.003385</text:p>
              </table:table-cell>
              <table:table-cell office:value-type="float" office:value="0.340044">
                <text:p>0.340044</text:p>
              </table:table-cell>
              <table:table-cell office:value-type="float" office:value="0.000868">
                <text:p>0.000868</text:p>
              </table:table-cell>
            </table:table-row>
            <table:table-row>
              <table:table-cell office:value-type="float" office:value="23850">
                <text:p>23850</text:p>
              </table:table-cell>
              <table:table-cell office:value-type="float" office:value="0.00733">
                <text:p>0.00733</text:p>
              </table:table-cell>
              <table:table-cell office:value-type="float" office:value="0.003241">
                <text:p>0.003241</text:p>
              </table:table-cell>
              <table:table-cell office:value-type="float" office:value="0.32366">
                <text:p>0.32366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0.00737">
                <text:p>0.00737</text:p>
              </table:table-cell>
              <table:table-cell office:value-type="float" office:value="0.003215">
                <text:p>0.003215</text:p>
              </table:table-cell>
              <table:table-cell office:value-type="float" office:value="0.318578">
                <text:p>0.318578</text:p>
              </table:table-cell>
              <table:table-cell office:value-type="float" office:value="0.000865">
                <text:p>0.000865</text:p>
              </table:table-cell>
            </table:table-row>
            <table:table-row>
              <table:table-cell office:value-type="float" office:value="23950">
                <text:p>23950</text:p>
              </table:table-cell>
              <table:table-cell office:value-type="float" office:value="0.007682">
                <text:p>0.007682</text:p>
              </table:table-cell>
              <table:table-cell office:value-type="float" office:value="0.003311">
                <text:p>0.003311</text:p>
              </table:table-cell>
              <table:table-cell office:value-type="float" office:value="0.330016">
                <text:p>0.330016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07525">
                <text:p>0.007525</text:p>
              </table:table-cell>
              <table:table-cell office:value-type="float" office:value="0.003248">
                <text:p>0.003248</text:p>
              </table:table-cell>
              <table:table-cell office:value-type="float" office:value="0.330909">
                <text:p>0.33090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24050">
                <text:p>24050</text:p>
              </table:table-cell>
              <table:table-cell office:value-type="float" office:value="0.008104">
                <text:p>0.008104</text:p>
              </table:table-cell>
              <table:table-cell office:value-type="float" office:value="0.003497">
                <text:p>0.003497</text:p>
              </table:table-cell>
              <table:table-cell office:value-type="float" office:value="0.339167">
                <text:p>0.339167</text:p>
              </table:table-cell>
              <table:table-cell office:value-type="float" office:value="0.000873">
                <text:p>0.000873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0.007668">
                <text:p>0.007668</text:p>
              </table:table-cell>
              <table:table-cell office:value-type="float" office:value="0.00338">
                <text:p>0.00338</text:p>
              </table:table-cell>
              <table:table-cell office:value-type="float" office:value="0.345572">
                <text:p>0.345572</text:p>
              </table:table-cell>
              <table:table-cell office:value-type="float" office:value="0.000854">
                <text:p>0.000854</text:p>
              </table:table-cell>
            </table:table-row>
            <table:table-row>
              <table:table-cell office:value-type="float" office:value="24150">
                <text:p>24150</text:p>
              </table:table-cell>
              <table:table-cell office:value-type="float" office:value="0.007649">
                <text:p>0.007649</text:p>
              </table:table-cell>
              <table:table-cell office:value-type="float" office:value="0.003262">
                <text:p>0.003262</text:p>
              </table:table-cell>
              <table:table-cell office:value-type="float" office:value="0.330773">
                <text:p>0.330773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0.008098">
                <text:p>0.008098</text:p>
              </table:table-cell>
              <table:table-cell office:value-type="float" office:value="0.003449">
                <text:p>0.003449</text:p>
              </table:table-cell>
              <table:table-cell office:value-type="float" office:value="0.347199">
                <text:p>0.347199</text:p>
              </table:table-cell>
              <table:table-cell office:value-type="float" office:value="0.000822">
                <text:p>0.000822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0.008137">
                <text:p>0.008137</text:p>
              </table:table-cell>
              <table:table-cell office:value-type="float" office:value="0.003436">
                <text:p>0.003436</text:p>
              </table:table-cell>
              <table:table-cell office:value-type="float" office:value="0.364358">
                <text:p>0.364358</text:p>
              </table:table-cell>
              <table:table-cell office:value-type="float" office:value="0.001056">
                <text:p>0.001056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0.007751">
                <text:p>0.007751</text:p>
              </table:table-cell>
              <table:table-cell office:value-type="float" office:value="0.003283">
                <text:p>0.003283</text:p>
              </table:table-cell>
              <table:table-cell office:value-type="float" office:value="0.332892">
                <text:p>0.332892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24350">
                <text:p>24350</text:p>
              </table:table-cell>
              <table:table-cell office:value-type="float" office:value="0.007649">
                <text:p>0.007649</text:p>
              </table:table-cell>
              <table:table-cell office:value-type="float" office:value="0.003278">
                <text:p>0.003278</text:p>
              </table:table-cell>
              <table:table-cell office:value-type="float" office:value="0.328977">
                <text:p>0.328977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0.007629">
                <text:p>0.007629</text:p>
              </table:table-cell>
              <table:table-cell office:value-type="float" office:value="0.003225">
                <text:p>0.003225</text:p>
              </table:table-cell>
              <table:table-cell office:value-type="float" office:value="0.338012">
                <text:p>0.338012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float" office:value="24450">
                <text:p>24450</text:p>
              </table:table-cell>
              <table:table-cell office:value-type="float" office:value="0.008061">
                <text:p>0.008061</text:p>
              </table:table-cell>
              <table:table-cell office:value-type="float" office:value="0.003577">
                <text:p>0.003577</text:p>
              </table:table-cell>
              <table:table-cell office:value-type="float" office:value="0.343739">
                <text:p>0.343739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0.008086">
                <text:p>0.008086</text:p>
              </table:table-cell>
              <table:table-cell office:value-type="float" office:value="0.003435">
                <text:p>0.003435</text:p>
              </table:table-cell>
              <table:table-cell office:value-type="float" office:value="0.353067">
                <text:p>0.353067</text:p>
              </table:table-cell>
              <table:table-cell office:value-type="float" office:value="0.000987">
                <text:p>0.000987</text:p>
              </table:table-cell>
            </table:table-row>
            <table:table-row>
              <table:table-cell office:value-type="float" office:value="24550">
                <text:p>24550</text:p>
              </table:table-cell>
              <table:table-cell office:value-type="float" office:value="0.00807">
                <text:p>0.00807</text:p>
              </table:table-cell>
              <table:table-cell office:value-type="float" office:value="0.00348">
                <text:p>0.00348</text:p>
              </table:table-cell>
              <table:table-cell office:value-type="float" office:value="0.35128">
                <text:p>0.35128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0.007972">
                <text:p>0.007972</text:p>
              </table:table-cell>
              <table:table-cell office:value-type="float" office:value="0.003368">
                <text:p>0.003368</text:p>
              </table:table-cell>
              <table:table-cell office:value-type="float" office:value="0.345692">
                <text:p>0.345692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float" office:value="24650">
                <text:p>24650</text:p>
              </table:table-cell>
              <table:table-cell office:value-type="float" office:value="0.007805">
                <text:p>0.007805</text:p>
              </table:table-cell>
              <table:table-cell office:value-type="float" office:value="0.003291">
                <text:p>0.003291</text:p>
              </table:table-cell>
              <table:table-cell office:value-type="float" office:value="0.338394">
                <text:p>0.338394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0.008009">
                <text:p>0.008009</text:p>
              </table:table-cell>
              <table:table-cell office:value-type="float" office:value="0.003328">
                <text:p>0.003328</text:p>
              </table:table-cell>
              <table:table-cell office:value-type="float" office:value="0.349074">
                <text:p>0.349074</text:p>
              </table:table-cell>
              <table:table-cell office:value-type="float" office:value="0.000727">
                <text:p>0.000727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0.007848">
                <text:p>0.007848</text:p>
              </table:table-cell>
              <table:table-cell office:value-type="float" office:value="0.00333">
                <text:p>0.00333</text:p>
              </table:table-cell>
              <table:table-cell office:value-type="float" office:value="0.342204">
                <text:p>0.342204</text:p>
              </table:table-cell>
              <table:table-cell office:value-type="float" office:value="0.00096">
                <text:p>0.00096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0.008058">
                <text:p>0.008058</text:p>
              </table:table-cell>
              <table:table-cell office:value-type="float" office:value="0.003419">
                <text:p>0.003419</text:p>
              </table:table-cell>
              <table:table-cell office:value-type="float" office:value="0.364934">
                <text:p>0.364934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24850">
                <text:p>24850</text:p>
              </table:table-cell>
              <table:table-cell office:value-type="float" office:value="0.008449">
                <text:p>0.008449</text:p>
              </table:table-cell>
              <table:table-cell office:value-type="float" office:value="0.003669">
                <text:p>0.003669</text:p>
              </table:table-cell>
              <table:table-cell office:value-type="float" office:value="0.368579">
                <text:p>0.368579</text:p>
              </table:table-cell>
              <table:table-cell office:value-type="float" office:value="0.001117">
                <text:p>0.001117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0.008621">
                <text:p>0.008621</text:p>
              </table:table-cell>
              <table:table-cell office:value-type="float" office:value="0.003574">
                <text:p>0.003574</text:p>
              </table:table-cell>
              <table:table-cell office:value-type="float" office:value="0.447961">
                <text:p>0.447961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float" office:value="24950">
                <text:p>24950</text:p>
              </table:table-cell>
              <table:table-cell office:value-type="float" office:value="0.008374">
                <text:p>0.008374</text:p>
              </table:table-cell>
              <table:table-cell office:value-type="float" office:value="0.003567">
                <text:p>0.003567</text:p>
              </table:table-cell>
              <table:table-cell office:value-type="float" office:value="0.379005">
                <text:p>0.379005</text:p>
              </table:table-cell>
              <table:table-cell office:value-type="float" office:value="0.000847">
                <text:p>0.00084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8263">
                <text:p>0.008263</text:p>
              </table:table-cell>
              <table:table-cell office:value-type="float" office:value="0.003488">
                <text:p>0.003488</text:p>
              </table:table-cell>
              <table:table-cell office:value-type="float" office:value="0.375696">
                <text:p>0.375696</text:p>
              </table:table-cell>
              <table:table-cell office:value-type="float" office:value="0.001067">
                <text:p>0.001067</text:p>
              </table:table-cell>
            </table:table-row>
            <table:table-row>
              <table:table-cell office:value-type="float" office:value="25050">
                <text:p>25050</text:p>
              </table:table-cell>
              <table:table-cell office:value-type="float" office:value="0.008545">
                <text:p>0.008545</text:p>
              </table:table-cell>
              <table:table-cell office:value-type="float" office:value="0.003637">
                <text:p>0.003637</text:p>
              </table:table-cell>
              <table:table-cell office:value-type="float" office:value="0.379842">
                <text:p>0.379842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0.008165">
                <text:p>0.008165</text:p>
              </table:table-cell>
              <table:table-cell office:value-type="float" office:value="0.003463">
                <text:p>0.003463</text:p>
              </table:table-cell>
              <table:table-cell office:value-type="float" office:value="0.361768">
                <text:p>0.361768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float" office:value="25150">
                <text:p>25150</text:p>
              </table:table-cell>
              <table:table-cell office:value-type="float" office:value="0.008211">
                <text:p>0.008211</text:p>
              </table:table-cell>
              <table:table-cell office:value-type="float" office:value="0.00354">
                <text:p>0.00354</text:p>
              </table:table-cell>
              <table:table-cell office:value-type="float" office:value="0.353086">
                <text:p>0.353086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0.008311">
                <text:p>0.008311</text:p>
              </table:table-cell>
              <table:table-cell office:value-type="float" office:value="0.003463">
                <text:p>0.003463</text:p>
              </table:table-cell>
              <table:table-cell office:value-type="float" office:value="0.36758">
                <text:p>0.36758</text:p>
              </table:table-cell>
              <table:table-cell office:value-type="float" office:value="0.001041">
                <text:p>0.001041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0.009157">
                <text:p>0.009157</text:p>
              </table:table-cell>
              <table:table-cell office:value-type="float" office:value="0.003786">
                <text:p>0.003786</text:p>
              </table:table-cell>
              <table:table-cell office:value-type="float" office:value="0.385968">
                <text:p>0.385968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0.008177">
                <text:p>0.008177</text:p>
              </table:table-cell>
              <table:table-cell office:value-type="float" office:value="0.003452">
                <text:p>0.003452</text:p>
              </table:table-cell>
              <table:table-cell office:value-type="float" office:value="0.362832">
                <text:p>0.362832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25350">
                <text:p>25350</text:p>
              </table:table-cell>
              <table:table-cell office:value-type="float" office:value="0.009226">
                <text:p>0.009226</text:p>
              </table:table-cell>
              <table:table-cell office:value-type="float" office:value="0.003914">
                <text:p>0.003914</text:p>
              </table:table-cell>
              <table:table-cell office:value-type="float" office:value="0.374366">
                <text:p>0.374366</text:p>
              </table:table-cell>
              <table:table-cell office:value-type="float" office:value="0.001016">
                <text:p>0.001016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008409">
                <text:p>0.008409</text:p>
              </table:table-cell>
              <table:table-cell office:value-type="float" office:value="0.003554">
                <text:p>0.003554</text:p>
              </table:table-cell>
              <table:table-cell office:value-type="float" office:value="0.374155">
                <text:p>0.374155</text:p>
              </table:table-cell>
              <table:table-cell office:value-type="float" office:value="0.001055">
                <text:p>0.001055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0.008567">
                <text:p>0.008567</text:p>
              </table:table-cell>
              <table:table-cell office:value-type="float" office:value="0.003639">
                <text:p>0.003639</text:p>
              </table:table-cell>
              <table:table-cell office:value-type="float" office:value="0.375677">
                <text:p>0.375677</text:p>
              </table:table-cell>
              <table:table-cell office:value-type="float" office:value="0.001064">
                <text:p>0.001064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0.008632">
                <text:p>0.008632</text:p>
              </table:table-cell>
              <table:table-cell office:value-type="float" office:value="0.003687">
                <text:p>0.003687</text:p>
              </table:table-cell>
              <table:table-cell office:value-type="float" office:value="0.381519">
                <text:p>0.381519</text:p>
              </table:table-cell>
              <table:table-cell office:value-type="float" office:value="0.000872">
                <text:p>0.000872</text:p>
              </table:table-cell>
            </table:table-row>
            <table:table-row>
              <table:table-cell office:value-type="float" office:value="25550">
                <text:p>25550</text:p>
              </table:table-cell>
              <table:table-cell office:value-type="float" office:value="0.00843">
                <text:p>0.00843</text:p>
              </table:table-cell>
              <table:table-cell office:value-type="float" office:value="0.003601">
                <text:p>0.003601</text:p>
              </table:table-cell>
              <table:table-cell office:value-type="float" office:value="0.371829">
                <text:p>0.371829</text:p>
              </table:table-cell>
              <table:table-cell office:value-type="float" office:value="0.001012">
                <text:p>0.001012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008512">
                <text:p>0.008512</text:p>
              </table:table-cell>
              <table:table-cell office:value-type="float" office:value="0.003533">
                <text:p>0.003533</text:p>
              </table:table-cell>
              <table:table-cell office:value-type="float" office:value="0.369759">
                <text:p>0.36975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5650">
                <text:p>25650</text:p>
              </table:table-cell>
              <table:table-cell office:value-type="float" office:value="0.009028">
                <text:p>0.009028</text:p>
              </table:table-cell>
              <table:table-cell office:value-type="float" office:value="0.003798">
                <text:p>0.003798</text:p>
              </table:table-cell>
              <table:table-cell office:value-type="float" office:value="0.379506">
                <text:p>0.379506</text:p>
              </table:table-cell>
              <table:table-cell office:value-type="float" office:value="0.001118">
                <text:p>0.001118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0.008729">
                <text:p>0.008729</text:p>
              </table:table-cell>
              <table:table-cell office:value-type="float" office:value="0.003688">
                <text:p>0.003688</text:p>
              </table:table-cell>
              <table:table-cell office:value-type="float" office:value="0.382864">
                <text:p>0.382864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0.009049">
                <text:p>0.009049</text:p>
              </table:table-cell>
              <table:table-cell office:value-type="float" office:value="0.003637">
                <text:p>0.003637</text:p>
              </table:table-cell>
              <table:table-cell office:value-type="float" office:value="0.394326">
                <text:p>0.394326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0.008726">
                <text:p>0.008726</text:p>
              </table:table-cell>
              <table:table-cell office:value-type="float" office:value="0.003702">
                <text:p>0.003702</text:p>
              </table:table-cell>
              <table:table-cell office:value-type="float" office:value="0.382792">
                <text:p>0.382792</text:p>
              </table:table-cell>
              <table:table-cell office:value-type="float" office:value="0.001022">
                <text:p>0.001022</text:p>
              </table:table-cell>
            </table:table-row>
            <table:table-row>
              <table:table-cell office:value-type="float" office:value="25850">
                <text:p>25850</text:p>
              </table:table-cell>
              <table:table-cell office:value-type="float" office:value="0.008539">
                <text:p>0.008539</text:p>
              </table:table-cell>
              <table:table-cell office:value-type="float" office:value="0.003514">
                <text:p>0.003514</text:p>
              </table:table-cell>
              <table:table-cell office:value-type="float" office:value="0.375601">
                <text:p>0.375601</text:p>
              </table:table-cell>
              <table:table-cell office:value-type="float" office:value="0.001024">
                <text:p>0.001024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0.008686">
                <text:p>0.008686</text:p>
              </table:table-cell>
              <table:table-cell office:value-type="float" office:value="0.003566">
                <text:p>0.003566</text:p>
              </table:table-cell>
              <table:table-cell office:value-type="float" office:value="0.383917">
                <text:p>0.383917</text:p>
              </table:table-cell>
              <table:table-cell office:value-type="float" office:value="0.001007">
                <text:p>0.001007</text:p>
              </table:table-cell>
            </table:table-row>
            <table:table-row>
              <table:table-cell office:value-type="float" office:value="25950">
                <text:p>25950</text:p>
              </table:table-cell>
              <table:table-cell office:value-type="float" office:value="0.008857">
                <text:p>0.008857</text:p>
              </table:table-cell>
              <table:table-cell office:value-type="float" office:value="0.003528">
                <text:p>0.003528</text:p>
              </table:table-cell>
              <table:table-cell office:value-type="float" office:value="0.382426">
                <text:p>0.382426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009017">
                <text:p>0.009017</text:p>
              </table:table-cell>
              <table:table-cell office:value-type="float" office:value="0.003686">
                <text:p>0.003686</text:p>
              </table:table-cell>
              <table:table-cell office:value-type="float" office:value="0.389333">
                <text:p>0.389333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float" office:value="26050">
                <text:p>26050</text:p>
              </table:table-cell>
              <table:table-cell office:value-type="float" office:value="0.009225">
                <text:p>0.009225</text:p>
              </table:table-cell>
              <table:table-cell office:value-type="float" office:value="0.00367">
                <text:p>0.00367</text:p>
              </table:table-cell>
              <table:table-cell office:value-type="float" office:value="0.397404">
                <text:p>0.397404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008657">
                <text:p>0.008657</text:p>
              </table:table-cell>
              <table:table-cell office:value-type="float" office:value="0.003561">
                <text:p>0.003561</text:p>
              </table:table-cell>
              <table:table-cell office:value-type="float" office:value="0.385169">
                <text:p>0.385169</text:p>
              </table:table-cell>
              <table:table-cell office:value-type="float" office:value="0.001024">
                <text:p>0.001024</text:p>
              </table:table-cell>
            </table:table-row>
            <table:table-row>
              <table:table-cell office:value-type="float" office:value="26150">
                <text:p>26150</text:p>
              </table:table-cell>
              <table:table-cell office:value-type="float" office:value="0.008818">
                <text:p>0.008818</text:p>
              </table:table-cell>
              <table:table-cell office:value-type="float" office:value="0.003772">
                <text:p>0.003772</text:p>
              </table:table-cell>
              <table:table-cell office:value-type="float" office:value="0.407289">
                <text:p>0.40728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0.008976">
                <text:p>0.008976</text:p>
              </table:table-cell>
              <table:table-cell office:value-type="float" office:value="0.003634">
                <text:p>0.003634</text:p>
              </table:table-cell>
              <table:table-cell office:value-type="float" office:value="0.407046">
                <text:p>0.407046</text:p>
              </table:table-cell>
              <table:table-cell office:value-type="float" office:value="0.001071">
                <text:p>0.001071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0.008838">
                <text:p>0.008838</text:p>
              </table:table-cell>
              <table:table-cell office:value-type="float" office:value="0.003617">
                <text:p>0.003617</text:p>
              </table:table-cell>
              <table:table-cell office:value-type="float" office:value="0.402312">
                <text:p>0.402312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0.008878">
                <text:p>0.008878</text:p>
              </table:table-cell>
              <table:table-cell office:value-type="float" office:value="0.003619">
                <text:p>0.003619</text:p>
              </table:table-cell>
              <table:table-cell office:value-type="float" office:value="0.404455">
                <text:p>0.404455</text:p>
              </table:table-cell>
              <table:table-cell office:value-type="float" office:value="0.000862">
                <text:p>0.000862</text:p>
              </table:table-cell>
            </table:table-row>
            <table:table-row>
              <table:table-cell office:value-type="float" office:value="26350">
                <text:p>26350</text:p>
              </table:table-cell>
              <table:table-cell office:value-type="float" office:value="0.009438">
                <text:p>0.009438</text:p>
              </table:table-cell>
              <table:table-cell office:value-type="float" office:value="0.003786">
                <text:p>0.003786</text:p>
              </table:table-cell>
              <table:table-cell office:value-type="float" office:value="0.402086">
                <text:p>0.402086</text:p>
              </table:table-cell>
              <table:table-cell office:value-type="float" office:value="0.001062">
                <text:p>0.001062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0.009116">
                <text:p>0.009116</text:p>
              </table:table-cell>
              <table:table-cell office:value-type="float" office:value="0.003993">
                <text:p>0.003993</text:p>
              </table:table-cell>
              <table:table-cell office:value-type="float" office:value="0.403315">
                <text:p>0.403315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26450">
                <text:p>26450</text:p>
              </table:table-cell>
              <table:table-cell office:value-type="float" office:value="0.009059">
                <text:p>0.009059</text:p>
              </table:table-cell>
              <table:table-cell office:value-type="float" office:value="0.003606">
                <text:p>0.003606</text:p>
              </table:table-cell>
              <table:table-cell office:value-type="float" office:value="0.397305">
                <text:p>0.397305</text:p>
              </table:table-cell>
              <table:table-cell office:value-type="float" office:value="0.001182">
                <text:p>0.001182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0.00929">
                <text:p>0.00929</text:p>
              </table:table-cell>
              <table:table-cell office:value-type="float" office:value="0.00367">
                <text:p>0.00367</text:p>
              </table:table-cell>
              <table:table-cell office:value-type="float" office:value="0.396035">
                <text:p>0.396035</text:p>
              </table:table-cell>
              <table:table-cell office:value-type="float" office:value="0.001069">
                <text:p>0.001069</text:p>
              </table:table-cell>
            </table:table-row>
            <table:table-row>
              <table:table-cell office:value-type="float" office:value="26550">
                <text:p>26550</text:p>
              </table:table-cell>
              <table:table-cell office:value-type="float" office:value="0.009303">
                <text:p>0.009303</text:p>
              </table:table-cell>
              <table:table-cell office:value-type="float" office:value="0.003723">
                <text:p>0.003723</text:p>
              </table:table-cell>
              <table:table-cell office:value-type="float" office:value="0.413194">
                <text:p>0.413194</text:p>
              </table:table-cell>
              <table:table-cell office:value-type="float" office:value="0.001059">
                <text:p>0.001059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0.009037">
                <text:p>0.009037</text:p>
              </table:table-cell>
              <table:table-cell office:value-type="float" office:value="0.003622">
                <text:p>0.003622</text:p>
              </table:table-cell>
              <table:table-cell office:value-type="float" office:value="0.415236">
                <text:p>0.415236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float" office:value="26650">
                <text:p>26650</text:p>
              </table:table-cell>
              <table:table-cell office:value-type="float" office:value="0.009111">
                <text:p>0.009111</text:p>
              </table:table-cell>
              <table:table-cell office:value-type="float" office:value="0.003908">
                <text:p>0.003908</text:p>
              </table:table-cell>
              <table:table-cell office:value-type="float" office:value="0.403612">
                <text:p>0.403612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0.008996">
                <text:p>0.008996</text:p>
              </table:table-cell>
              <table:table-cell office:value-type="float" office:value="0.003629">
                <text:p>0.003629</text:p>
              </table:table-cell>
              <table:table-cell office:value-type="float" office:value="0.397473">
                <text:p>0.397473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0.009512">
                <text:p>0.009512</text:p>
              </table:table-cell>
              <table:table-cell office:value-type="float" office:value="0.003847">
                <text:p>0.003847</text:p>
              </table:table-cell>
              <table:table-cell office:value-type="float" office:value="0.428691">
                <text:p>0.428691</text:p>
              </table:table-cell>
              <table:table-cell office:value-type="float" office:value="0.001216">
                <text:p>0.001216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0.009504">
                <text:p>0.009504</text:p>
              </table:table-cell>
              <table:table-cell office:value-type="float" office:value="0.003827">
                <text:p>0.003827</text:p>
              </table:table-cell>
              <table:table-cell office:value-type="float" office:value="0.423826">
                <text:p>0.423826</text:p>
              </table:table-cell>
              <table:table-cell office:value-type="float" office:value="0.001146">
                <text:p>0.001146</text:p>
              </table:table-cell>
            </table:table-row>
            <table:table-row>
              <table:table-cell office:value-type="float" office:value="26850">
                <text:p>26850</text:p>
              </table:table-cell>
              <table:table-cell office:value-type="float" office:value="0.009653">
                <text:p>0.009653</text:p>
              </table:table-cell>
              <table:table-cell office:value-type="float" office:value="0.003968">
                <text:p>0.003968</text:p>
              </table:table-cell>
              <table:table-cell office:value-type="float" office:value="0.415915">
                <text:p>0.415915</text:p>
              </table:table-cell>
              <table:table-cell office:value-type="float" office:value="0.001158">
                <text:p>0.001158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0.009959">
                <text:p>0.009959</text:p>
              </table:table-cell>
              <table:table-cell office:value-type="float" office:value="0.004128">
                <text:p>0.004128</text:p>
              </table:table-cell>
              <table:table-cell office:value-type="float" office:value="0.44185">
                <text:p>0.44185</text:p>
              </table:table-cell>
              <table:table-cell office:value-type="float" office:value="0.001073">
                <text:p>0.001073</text:p>
              </table:table-cell>
            </table:table-row>
            <table:table-row>
              <table:table-cell office:value-type="float" office:value="26950">
                <text:p>26950</text:p>
              </table:table-cell>
              <table:table-cell office:value-type="float" office:value="0.009388">
                <text:p>0.009388</text:p>
              </table:table-cell>
              <table:table-cell office:value-type="float" office:value="0.003742">
                <text:p>0.003742</text:p>
              </table:table-cell>
              <table:table-cell office:value-type="float" office:value="0.415465">
                <text:p>0.415465</text:p>
              </table:table-cell>
              <table:table-cell office:value-type="float" office:value="0.001098">
                <text:p>0.00109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009584">
                <text:p>0.009584</text:p>
              </table:table-cell>
              <table:table-cell office:value-type="float" office:value="0.003844">
                <text:p>0.003844</text:p>
              </table:table-cell>
              <table:table-cell office:value-type="float" office:value="0.432757">
                <text:p>0.432757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float" office:value="27050">
                <text:p>27050</text:p>
              </table:table-cell>
              <table:table-cell office:value-type="float" office:value="0.00946">
                <text:p>0.00946</text:p>
              </table:table-cell>
              <table:table-cell office:value-type="float" office:value="0.003718">
                <text:p>0.003718</text:p>
              </table:table-cell>
              <table:table-cell office:value-type="float" office:value="0.41999">
                <text:p>0.4199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0.009367">
                <text:p>0.009367</text:p>
              </table:table-cell>
              <table:table-cell office:value-type="float" office:value="0.003655">
                <text:p>0.003655</text:p>
              </table:table-cell>
              <table:table-cell office:value-type="float" office:value="0.410263">
                <text:p>0.410263</text:p>
              </table:table-cell>
              <table:table-cell office:value-type="float" office:value="0.001059">
                <text:p>0.001059</text:p>
              </table:table-cell>
            </table:table-row>
            <table:table-row>
              <table:table-cell office:value-type="float" office:value="27150">
                <text:p>27150</text:p>
              </table:table-cell>
              <table:table-cell office:value-type="float" office:value="0.009475">
                <text:p>0.009475</text:p>
              </table:table-cell>
              <table:table-cell office:value-type="float" office:value="0.003747">
                <text:p>0.003747</text:p>
              </table:table-cell>
              <table:table-cell office:value-type="float" office:value="0.424008">
                <text:p>0.424008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0.009328">
                <text:p>0.009328</text:p>
              </table:table-cell>
              <table:table-cell office:value-type="float" office:value="0.003704">
                <text:p>0.003704</text:p>
              </table:table-cell>
              <table:table-cell office:value-type="float" office:value="0.420053">
                <text:p>0.420053</text:p>
              </table:table-cell>
              <table:table-cell office:value-type="float" office:value="0.000986">
                <text:p>0.000986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0.00957">
                <text:p>0.00957</text:p>
              </table:table-cell>
              <table:table-cell office:value-type="float" office:value="0.00391">
                <text:p>0.00391</text:p>
              </table:table-cell>
              <table:table-cell office:value-type="float" office:value="0.424146">
                <text:p>0.424146</text:p>
              </table:table-cell>
              <table:table-cell office:value-type="float" office:value="0.001115">
                <text:p>0.001115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0.009552">
                <text:p>0.009552</text:p>
              </table:table-cell>
              <table:table-cell office:value-type="float" office:value="0.003737">
                <text:p>0.003737</text:p>
              </table:table-cell>
              <table:table-cell office:value-type="float" office:value="0.428288">
                <text:p>0.428288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float" office:value="27350">
                <text:p>27350</text:p>
              </table:table-cell>
              <table:table-cell office:value-type="float" office:value="0.009575">
                <text:p>0.009575</text:p>
              </table:table-cell>
              <table:table-cell office:value-type="float" office:value="0.003819">
                <text:p>0.003819</text:p>
              </table:table-cell>
              <table:table-cell office:value-type="float" office:value="0.439172">
                <text:p>0.439172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0.009958">
                <text:p>0.009958</text:p>
              </table:table-cell>
              <table:table-cell office:value-type="float" office:value="0.003945">
                <text:p>0.003945</text:p>
              </table:table-cell>
              <table:table-cell office:value-type="float" office:value="0.449932">
                <text:p>0.449932</text:p>
              </table:table-cell>
              <table:table-cell office:value-type="float" office:value="0.001132">
                <text:p>0.001132</text:p>
              </table:table-cell>
            </table:table-row>
            <table:table-row>
              <table:table-cell office:value-type="float" office:value="27450">
                <text:p>27450</text:p>
              </table:table-cell>
              <table:table-cell office:value-type="float" office:value="0.009658">
                <text:p>0.009658</text:p>
              </table:table-cell>
              <table:table-cell office:value-type="float" office:value="0.003857">
                <text:p>0.003857</text:p>
              </table:table-cell>
              <table:table-cell office:value-type="float" office:value="0.43522">
                <text:p>0.43522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0.009906">
                <text:p>0.009906</text:p>
              </table:table-cell>
              <table:table-cell office:value-type="float" office:value="0.0039">
                <text:p>0.0039</text:p>
              </table:table-cell>
              <table:table-cell office:value-type="float" office:value="0.441841">
                <text:p>0.441841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0.009602">
                <text:p>0.009602</text:p>
              </table:table-cell>
              <table:table-cell office:value-type="float" office:value="0.003872">
                <text:p>0.003872</text:p>
              </table:table-cell>
              <table:table-cell office:value-type="float" office:value="0.430285">
                <text:p>0.430285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0.009578">
                <text:p>0.009578</text:p>
              </table:table-cell>
              <table:table-cell office:value-type="float" office:value="0.003799">
                <text:p>0.003799</text:p>
              </table:table-cell>
              <table:table-cell office:value-type="float" office:value="0.433872">
                <text:p>0.433872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float" office:value="27650">
                <text:p>27650</text:p>
              </table:table-cell>
              <table:table-cell office:value-type="float" office:value="0.009526">
                <text:p>0.009526</text:p>
              </table:table-cell>
              <table:table-cell office:value-type="float" office:value="0.003786">
                <text:p>0.003786</text:p>
              </table:table-cell>
              <table:table-cell office:value-type="float" office:value="0.449055">
                <text:p>0.449055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0.009776">
                <text:p>0.009776</text:p>
              </table:table-cell>
              <table:table-cell office:value-type="float" office:value="0.003861">
                <text:p>0.003861</text:p>
              </table:table-cell>
              <table:table-cell office:value-type="float" office:value="0.45543">
                <text:p>0.45543</text:p>
              </table:table-cell>
              <table:table-cell office:value-type="float" office:value="0.001254">
                <text:p>0.001254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0.010492">
                <text:p>0.010492</text:p>
              </table:table-cell>
              <table:table-cell office:value-type="float" office:value="0.004441">
                <text:p>0.004441</text:p>
              </table:table-cell>
              <table:table-cell office:value-type="float" office:value="0.465906">
                <text:p>0.465906</text:p>
              </table:table-cell>
              <table:table-cell office:value-type="float" office:value="0.001028">
                <text:p>0.001028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0.010424">
                <text:p>0.010424</text:p>
              </table:table-cell>
              <table:table-cell office:value-type="float" office:value="0.004179">
                <text:p>0.004179</text:p>
              </table:table-cell>
              <table:table-cell office:value-type="float" office:value="0.485859">
                <text:p>0.485859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float" office:value="27850">
                <text:p>27850</text:p>
              </table:table-cell>
              <table:table-cell office:value-type="float" office:value="0.010203">
                <text:p>0.010203</text:p>
              </table:table-cell>
              <table:table-cell office:value-type="float" office:value="0.003953">
                <text:p>0.003953</text:p>
              </table:table-cell>
              <table:table-cell office:value-type="float" office:value="0.491577">
                <text:p>0.491577</text:p>
              </table:table-cell>
              <table:table-cell office:value-type="float" office:value="0.001118">
                <text:p>0.001118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0.010425">
                <text:p>0.010425</text:p>
              </table:table-cell>
              <table:table-cell office:value-type="float" office:value="0.004015">
                <text:p>0.004015</text:p>
              </table:table-cell>
              <table:table-cell office:value-type="float" office:value="0.483357">
                <text:p>0.483357</text:p>
              </table:table-cell>
              <table:table-cell office:value-type="float" office:value="0.001211">
                <text:p>0.001211</text:p>
              </table:table-cell>
            </table:table-row>
            <table:table-row>
              <table:table-cell office:value-type="float" office:value="27950">
                <text:p>27950</text:p>
              </table:table-cell>
              <table:table-cell office:value-type="float" office:value="0.010263">
                <text:p>0.010263</text:p>
              </table:table-cell>
              <table:table-cell office:value-type="float" office:value="0.004049">
                <text:p>0.004049</text:p>
              </table:table-cell>
              <table:table-cell office:value-type="float" office:value="0.479444">
                <text:p>0.479444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010073">
                <text:p>0.010073</text:p>
              </table:table-cell>
              <table:table-cell office:value-type="float" office:value="0.004068">
                <text:p>0.004068</text:p>
              </table:table-cell>
              <table:table-cell office:value-type="float" office:value="0.450332">
                <text:p>0.450332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float" office:value="28050">
                <text:p>28050</text:p>
              </table:table-cell>
              <table:table-cell office:value-type="float" office:value="0.010559">
                <text:p>0.010559</text:p>
              </table:table-cell>
              <table:table-cell office:value-type="float" office:value="0.004142">
                <text:p>0.004142</text:p>
              </table:table-cell>
              <table:table-cell office:value-type="float" office:value="0.483685">
                <text:p>0.483685</text:p>
              </table:table-cell>
              <table:table-cell office:value-type="float" office:value="0.001088">
                <text:p>0.001088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0.010154">
                <text:p>0.010154</text:p>
              </table:table-cell>
              <table:table-cell office:value-type="float" office:value="0.004048">
                <text:p>0.004048</text:p>
              </table:table-cell>
              <table:table-cell office:value-type="float" office:value="0.469183">
                <text:p>0.469183</text:p>
              </table:table-cell>
              <table:table-cell office:value-type="float" office:value="0.001108">
                <text:p>0.001108</text:p>
              </table:table-cell>
            </table:table-row>
            <table:table-row>
              <table:table-cell office:value-type="float" office:value="28150">
                <text:p>28150</text:p>
              </table:table-cell>
              <table:table-cell office:value-type="float" office:value="0.009906">
                <text:p>0.009906</text:p>
              </table:table-cell>
              <table:table-cell office:value-type="float" office:value="0.003813">
                <text:p>0.003813</text:p>
              </table:table-cell>
              <table:table-cell office:value-type="float" office:value="0.458009">
                <text:p>0.458009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0.010412">
                <text:p>0.010412</text:p>
              </table:table-cell>
              <table:table-cell office:value-type="float" office:value="0.004225">
                <text:p>0.004225</text:p>
              </table:table-cell>
              <table:table-cell office:value-type="float" office:value="0.455209">
                <text:p>0.455209</text:p>
              </table:table-cell>
              <table:table-cell office:value-type="float" office:value="0.001177">
                <text:p>0.001177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0.010516">
                <text:p>0.010516</text:p>
              </table:table-cell>
              <table:table-cell office:value-type="float" office:value="0.004119">
                <text:p>0.004119</text:p>
              </table:table-cell>
              <table:table-cell office:value-type="float" office:value="0.49269">
                <text:p>0.49269</text:p>
              </table:table-cell>
              <table:table-cell office:value-type="float" office:value="0.001197">
                <text:p>0.001197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0.010739">
                <text:p>0.010739</text:p>
              </table:table-cell>
              <table:table-cell office:value-type="float" office:value="0.004142">
                <text:p>0.004142</text:p>
              </table:table-cell>
              <table:table-cell office:value-type="float" office:value="0.485076">
                <text:p>0.485076</text:p>
              </table:table-cell>
              <table:table-cell office:value-type="float" office:value="0.001071">
                <text:p>0.001071</text:p>
              </table:table-cell>
            </table:table-row>
            <table:table-row>
              <table:table-cell office:value-type="float" office:value="28350">
                <text:p>28350</text:p>
              </table:table-cell>
              <table:table-cell office:value-type="float" office:value="0.010157">
                <text:p>0.010157</text:p>
              </table:table-cell>
              <table:table-cell office:value-type="float" office:value="0.003882">
                <text:p>0.003882</text:p>
              </table:table-cell>
              <table:table-cell office:value-type="float" office:value="0.455622">
                <text:p>0.455622</text:p>
              </table:table-cell>
              <table:table-cell office:value-type="float" office:value="0.001028">
                <text:p>0.001028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0.010781">
                <text:p>0.010781</text:p>
              </table:table-cell>
              <table:table-cell office:value-type="float" office:value="0.004123">
                <text:p>0.004123</text:p>
              </table:table-cell>
              <table:table-cell office:value-type="float" office:value="0.482673">
                <text:p>0.482673</text:p>
              </table:table-cell>
              <table:table-cell office:value-type="float" office:value="0.001355">
                <text:p>0.001355</text:p>
              </table:table-cell>
            </table:table-row>
            <table:table-row>
              <table:table-cell office:value-type="float" office:value="28450">
                <text:p>28450</text:p>
              </table:table-cell>
              <table:table-cell office:value-type="float" office:value="0.010468">
                <text:p>0.010468</text:p>
              </table:table-cell>
              <table:table-cell office:value-type="float" office:value="0.004175">
                <text:p>0.004175</text:p>
              </table:table-cell>
              <table:table-cell office:value-type="float" office:value="0.472425">
                <text:p>0.472425</text:p>
              </table:table-cell>
              <table:table-cell office:value-type="float" office:value="0.001176">
                <text:p>0.001176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0.010425">
                <text:p>0.010425</text:p>
              </table:table-cell>
              <table:table-cell office:value-type="float" office:value="0.003973">
                <text:p>0.003973</text:p>
              </table:table-cell>
              <table:table-cell office:value-type="float" office:value="0.45999">
                <text:p>0.45999</text:p>
              </table:table-cell>
              <table:table-cell office:value-type="float" office:value="0.001176">
                <text:p>0.001176</text:p>
              </table:table-cell>
            </table:table-row>
            <table:table-row>
              <table:table-cell office:value-type="float" office:value="28550">
                <text:p>28550</text:p>
              </table:table-cell>
              <table:table-cell office:value-type="float" office:value="0.010606">
                <text:p>0.010606</text:p>
              </table:table-cell>
              <table:table-cell office:value-type="float" office:value="0.00406">
                <text:p>0.00406</text:p>
              </table:table-cell>
              <table:table-cell office:value-type="float" office:value="0.471537">
                <text:p>0.471537</text:p>
              </table:table-cell>
              <table:table-cell office:value-type="float" office:value="0.001213">
                <text:p>0.001213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0.010567">
                <text:p>0.010567</text:p>
              </table:table-cell>
              <table:table-cell office:value-type="float" office:value="0.004129">
                <text:p>0.004129</text:p>
              </table:table-cell>
              <table:table-cell office:value-type="float" office:value="0.477688">
                <text:p>0.477688</text:p>
              </table:table-cell>
              <table:table-cell office:value-type="float" office:value="0.001153">
                <text:p>0.001153</text:p>
              </table:table-cell>
            </table:table-row>
            <table:table-row>
              <table:table-cell office:value-type="float" office:value="28650">
                <text:p>28650</text:p>
              </table:table-cell>
              <table:table-cell office:value-type="float" office:value="0.011395">
                <text:p>0.011395</text:p>
              </table:table-cell>
              <table:table-cell office:value-type="float" office:value="0.004373">
                <text:p>0.004373</text:p>
              </table:table-cell>
              <table:table-cell office:value-type="float" office:value="0.503956">
                <text:p>0.503956</text:p>
              </table:table-cell>
              <table:table-cell office:value-type="float" office:value="0.001325">
                <text:p>0.001325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0.010617">
                <text:p>0.010617</text:p>
              </table:table-cell>
              <table:table-cell office:value-type="float" office:value="0.004084">
                <text:p>0.004084</text:p>
              </table:table-cell>
              <table:table-cell office:value-type="float" office:value="0.488979">
                <text:p>0.48897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0.010417">
                <text:p>0.010417</text:p>
              </table:table-cell>
              <table:table-cell office:value-type="float" office:value="0.004062">
                <text:p>0.004062</text:p>
              </table:table-cell>
              <table:table-cell office:value-type="float" office:value="0.482133">
                <text:p>0.482133</text:p>
              </table:table-cell>
              <table:table-cell office:value-type="float" office:value="0.001121">
                <text:p>0.001121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0.010781">
                <text:p>0.010781</text:p>
              </table:table-cell>
              <table:table-cell office:value-type="float" office:value="0.004104">
                <text:p>0.004104</text:p>
              </table:table-cell>
              <table:table-cell office:value-type="float" office:value="0.474963">
                <text:p>0.474963</text:p>
              </table:table-cell>
              <table:table-cell office:value-type="float" office:value="0.001286">
                <text:p>0.001286</text:p>
              </table:table-cell>
            </table:table-row>
            <table:table-row>
              <table:table-cell office:value-type="float" office:value="28850">
                <text:p>28850</text:p>
              </table:table-cell>
              <table:table-cell office:value-type="float" office:value="0.0105">
                <text:p>0.0105</text:p>
              </table:table-cell>
              <table:table-cell office:value-type="float" office:value="0.004033">
                <text:p>0.004033</text:p>
              </table:table-cell>
              <table:table-cell office:value-type="float" office:value="0.47811">
                <text:p>0.47811</text:p>
              </table:table-cell>
              <table:table-cell office:value-type="float" office:value="0.000991">
                <text:p>0.000991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0.011135">
                <text:p>0.011135</text:p>
              </table:table-cell>
              <table:table-cell office:value-type="float" office:value="0.004259">
                <text:p>0.004259</text:p>
              </table:table-cell>
              <table:table-cell office:value-type="float" office:value="0.497153">
                <text:p>0.497153</text:p>
              </table:table-cell>
              <table:table-cell office:value-type="float" office:value="0.001242">
                <text:p>0.001242</text:p>
              </table:table-cell>
            </table:table-row>
            <table:table-row>
              <table:table-cell office:value-type="float" office:value="28950">
                <text:p>28950</text:p>
              </table:table-cell>
              <table:table-cell office:value-type="float" office:value="0.01049">
                <text:p>0.01049</text:p>
              </table:table-cell>
              <table:table-cell office:value-type="float" office:value="0.004035">
                <text:p>0.004035</text:p>
              </table:table-cell>
              <table:table-cell office:value-type="float" office:value="0.475537">
                <text:p>0.475537</text:p>
              </table:table-cell>
              <table:table-cell office:value-type="float" office:value="0.001255">
                <text:p>0.001255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011502">
                <text:p>0.011502</text:p>
              </table:table-cell>
              <table:table-cell office:value-type="float" office:value="0.004358">
                <text:p>0.004358</text:p>
              </table:table-cell>
              <table:table-cell office:value-type="float" office:value="0.519521">
                <text:p>0.519521</text:p>
              </table:table-cell>
              <table:table-cell office:value-type="float" office:value="0.001352">
                <text:p>0.001352</text:p>
              </table:table-cell>
            </table:table-row>
            <table:table-row>
              <table:table-cell office:value-type="float" office:value="29050">
                <text:p>29050</text:p>
              </table:table-cell>
              <table:table-cell office:value-type="float" office:value="0.010846">
                <text:p>0.010846</text:p>
              </table:table-cell>
              <table:table-cell office:value-type="float" office:value="0.004228">
                <text:p>0.004228</text:p>
              </table:table-cell>
              <table:table-cell office:value-type="float" office:value="0.494777">
                <text:p>0.494777</text:p>
              </table:table-cell>
              <table:table-cell office:value-type="float" office:value="0.001153">
                <text:p>0.001153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0.01087">
                <text:p>0.01087</text:p>
              </table:table-cell>
              <table:table-cell office:value-type="float" office:value="0.004006">
                <text:p>0.004006</text:p>
              </table:table-cell>
              <table:table-cell office:value-type="float" office:value="0.483508">
                <text:p>0.483508</text:p>
              </table:table-cell>
              <table:table-cell office:value-type="float" office:value="0.001153">
                <text:p>0.001153</text:p>
              </table:table-cell>
            </table:table-row>
            <table:table-row>
              <table:table-cell office:value-type="float" office:value="29150">
                <text:p>29150</text:p>
              </table:table-cell>
              <table:table-cell office:value-type="float" office:value="0.011148">
                <text:p>0.011148</text:p>
              </table:table-cell>
              <table:table-cell office:value-type="float" office:value="0.004168">
                <text:p>0.004168</text:p>
              </table:table-cell>
              <table:table-cell office:value-type="float" office:value="0.501085">
                <text:p>0.501085</text:p>
              </table:table-cell>
              <table:table-cell office:value-type="float" office:value="0.001243">
                <text:p>0.001243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0.011178">
                <text:p>0.011178</text:p>
              </table:table-cell>
              <table:table-cell office:value-type="float" office:value="0.004273">
                <text:p>0.004273</text:p>
              </table:table-cell>
              <table:table-cell office:value-type="float" office:value="0.489598">
                <text:p>0.489598</text:p>
              </table:table-cell>
              <table:table-cell office:value-type="float" office:value="0.001087">
                <text:p>0.001087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0.011296">
                <text:p>0.011296</text:p>
              </table:table-cell>
              <table:table-cell office:value-type="float" office:value="0.004172">
                <text:p>0.004172</text:p>
              </table:table-cell>
              <table:table-cell office:value-type="float" office:value="0.628888">
                <text:p>0.628888</text:p>
              </table:table-cell>
              <table:table-cell office:value-type="float" office:value="0.001233">
                <text:p>0.001233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0.011322">
                <text:p>0.011322</text:p>
              </table:table-cell>
              <table:table-cell office:value-type="float" office:value="0.004169">
                <text:p>0.004169</text:p>
              </table:table-cell>
              <table:table-cell office:value-type="float" office:value="0.51578">
                <text:p>0.51578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float" office:value="29350">
                <text:p>29350</text:p>
              </table:table-cell>
              <table:table-cell office:value-type="float" office:value="0.011398">
                <text:p>0.011398</text:p>
              </table:table-cell>
              <table:table-cell office:value-type="float" office:value="0.004155">
                <text:p>0.004155</text:p>
              </table:table-cell>
              <table:table-cell office:value-type="float" office:value="0.511399">
                <text:p>0.511399</text:p>
              </table:table-cell>
              <table:table-cell office:value-type="float" office:value="0.001309">
                <text:p>0.001309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0.011538">
                <text:p>0.011538</text:p>
              </table:table-cell>
              <table:table-cell office:value-type="float" office:value="0.004272">
                <text:p>0.004272</text:p>
              </table:table-cell>
              <table:table-cell office:value-type="float" office:value="0.529164">
                <text:p>0.529164</text:p>
              </table:table-cell>
              <table:table-cell office:value-type="float" office:value="0.001247">
                <text:p>0.001247</text:p>
              </table:table-cell>
            </table:table-row>
            <table:table-row>
              <table:table-cell office:value-type="float" office:value="29450">
                <text:p>29450</text:p>
              </table:table-cell>
              <table:table-cell office:value-type="float" office:value="0.011205">
                <text:p>0.011205</text:p>
              </table:table-cell>
              <table:table-cell office:value-type="float" office:value="0.004251">
                <text:p>0.004251</text:p>
              </table:table-cell>
              <table:table-cell office:value-type="float" office:value="0.509748">
                <text:p>0.509748</text:p>
              </table:table-cell>
              <table:table-cell office:value-type="float" office:value="0.001264">
                <text:p>0.001264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0.011018">
                <text:p>0.011018</text:p>
              </table:table-cell>
              <table:table-cell office:value-type="float" office:value="0.004129">
                <text:p>0.004129</text:p>
              </table:table-cell>
              <table:table-cell office:value-type="float" office:value="0.499292">
                <text:p>0.499292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float" office:value="29550">
                <text:p>29550</text:p>
              </table:table-cell>
              <table:table-cell office:value-type="float" office:value="0.01092">
                <text:p>0.01092</text:p>
              </table:table-cell>
              <table:table-cell office:value-type="float" office:value="0.004114">
                <text:p>0.004114</text:p>
              </table:table-cell>
              <table:table-cell office:value-type="float" office:value="0.501227">
                <text:p>0.501227</text:p>
              </table:table-cell>
              <table:table-cell office:value-type="float" office:value="0.001191">
                <text:p>0.001191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0.011515">
                <text:p>0.011515</text:p>
              </table:table-cell>
              <table:table-cell office:value-type="float" office:value="0.00434">
                <text:p>0.00434</text:p>
              </table:table-cell>
              <table:table-cell office:value-type="float" office:value="0.537997">
                <text:p>0.537997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0.011404">
                <text:p>0.011404</text:p>
              </table:table-cell>
              <table:table-cell office:value-type="float" office:value="0.004364">
                <text:p>0.004364</text:p>
              </table:table-cell>
              <table:table-cell office:value-type="float" office:value="0.522043">
                <text:p>0.522043</text:p>
              </table:table-cell>
              <table:table-cell office:value-type="float" office:value="0.001223">
                <text:p>0.001223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0.011561">
                <text:p>0.011561</text:p>
              </table:table-cell>
              <table:table-cell office:value-type="float" office:value="0.004659">
                <text:p>0.004659</text:p>
              </table:table-cell>
              <table:table-cell office:value-type="float" office:value="0.521491">
                <text:p>0.521491</text:p>
              </table:table-cell>
              <table:table-cell office:value-type="float" office:value="0.00119">
                <text:p>0.00119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0.011214">
                <text:p>0.011214</text:p>
              </table:table-cell>
              <table:table-cell office:value-type="float" office:value="0.004209">
                <text:p>0.004209</text:p>
              </table:table-cell>
              <table:table-cell office:value-type="float" office:value="0.520215">
                <text:p>0.520215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0.011427">
                <text:p>0.011427</text:p>
              </table:table-cell>
              <table:table-cell office:value-type="float" office:value="0.004245">
                <text:p>0.004245</text:p>
              </table:table-cell>
              <table:table-cell office:value-type="float" office:value="0.524007">
                <text:p>0.524007</text:p>
              </table:table-cell>
              <table:table-cell office:value-type="float" office:value="0.001173">
                <text:p>0.001173</text:p>
              </table:table-cell>
            </table:table-row>
            <table:table-row>
              <table:table-cell office:value-type="float" office:value="29850">
                <text:p>29850</text:p>
              </table:table-cell>
              <table:table-cell office:value-type="float" office:value="0.011808">
                <text:p>0.011808</text:p>
              </table:table-cell>
              <table:table-cell office:value-type="float" office:value="0.004245">
                <text:p>0.004245</text:p>
              </table:table-cell>
              <table:table-cell office:value-type="float" office:value="0.535494">
                <text:p>0.535494</text:p>
              </table:table-cell>
              <table:table-cell office:value-type="float" office:value="0.001018">
                <text:p>0.001018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0.011379">
                <text:p>0.011379</text:p>
              </table:table-cell>
              <table:table-cell office:value-type="float" office:value="0.004377">
                <text:p>0.004377</text:p>
              </table:table-cell>
              <table:table-cell office:value-type="float" office:value="0.536275">
                <text:p>0.536275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float" office:value="29950">
                <text:p>29950</text:p>
              </table:table-cell>
              <table:table-cell office:value-type="float" office:value="0.012512">
                <text:p>0.012512</text:p>
              </table:table-cell>
              <table:table-cell office:value-type="float" office:value="0.004758">
                <text:p>0.004758</text:p>
              </table:table-cell>
              <table:table-cell office:value-type="float" office:value="0.530901">
                <text:p>0.530901</text:p>
              </table:table-cell>
              <table:table-cell office:value-type="float" office:value="0.001255">
                <text:p>0.00125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11803">
                <text:p>0.011803</text:p>
              </table:table-cell>
              <table:table-cell office:value-type="float" office:value="0.004361">
                <text:p>0.004361</text:p>
              </table:table-cell>
              <table:table-cell office:value-type="float" office:value="0.53474">
                <text:p>0.53474</text:p>
              </table:table-cell>
              <table:table-cell office:value-type="float" office:value="0.001219">
                <text:p>0.001219</text:p>
              </table:table-cell>
            </table:table-row>
            <table:table-row>
              <table:table-cell office:value-type="float" office:value="30050">
                <text:p>30050</text:p>
              </table:table-cell>
              <table:table-cell office:value-type="float" office:value="0.011391">
                <text:p>0.011391</text:p>
              </table:table-cell>
              <table:table-cell office:value-type="float" office:value="0.004198">
                <text:p>0.004198</text:p>
              </table:table-cell>
              <table:table-cell office:value-type="float" office:value="0.518167">
                <text:p>0.518167</text:p>
              </table:table-cell>
              <table:table-cell office:value-type="float" office:value="0.001119">
                <text:p>0.001119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0.011995">
                <text:p>0.011995</text:p>
              </table:table-cell>
              <table:table-cell office:value-type="float" office:value="0.004326">
                <text:p>0.004326</text:p>
              </table:table-cell>
              <table:table-cell office:value-type="float" office:value="0.551345">
                <text:p>0.551345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float" office:value="30150">
                <text:p>30150</text:p>
              </table:table-cell>
              <table:table-cell office:value-type="float" office:value="0.011443">
                <text:p>0.011443</text:p>
              </table:table-cell>
              <table:table-cell office:value-type="float" office:value="0.004197">
                <text:p>0.004197</text:p>
              </table:table-cell>
              <table:table-cell office:value-type="float" office:value="0.52991">
                <text:p>0.52991</text:p>
              </table:table-cell>
              <table:table-cell office:value-type="float" office:value="0.001227">
                <text:p>0.001227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11482">
                <text:p>0.011482</text:p>
              </table:table-cell>
              <table:table-cell office:value-type="float" office:value="0.004151">
                <text:p>0.004151</text:p>
              </table:table-cell>
              <table:table-cell office:value-type="float" office:value="0.515074">
                <text:p>0.515074</text:p>
              </table:table-cell>
              <table:table-cell office:value-type="float" office:value="0.001253">
                <text:p>0.001253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0.011591">
                <text:p>0.011591</text:p>
              </table:table-cell>
              <table:table-cell office:value-type="float" office:value="0.004249">
                <text:p>0.004249</text:p>
              </table:table-cell>
              <table:table-cell office:value-type="float" office:value="0.531519">
                <text:p>0.531519</text:p>
              </table:table-cell>
              <table:table-cell office:value-type="float" office:value="0.001268">
                <text:p>0.001268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0.011258">
                <text:p>0.011258</text:p>
              </table:table-cell>
              <table:table-cell office:value-type="float" office:value="0.004122">
                <text:p>0.004122</text:p>
              </table:table-cell>
              <table:table-cell office:value-type="float" office:value="0.515955">
                <text:p>0.515955</text:p>
              </table:table-cell>
              <table:table-cell office:value-type="float" office:value="0.001096">
                <text:p>0.001096</text:p>
              </table:table-cell>
            </table:table-row>
            <table:table-row>
              <table:table-cell office:value-type="float" office:value="30350">
                <text:p>30350</text:p>
              </table:table-cell>
              <table:table-cell office:value-type="float" office:value="0.011441">
                <text:p>0.011441</text:p>
              </table:table-cell>
              <table:table-cell office:value-type="float" office:value="0.004212">
                <text:p>0.004212</text:p>
              </table:table-cell>
              <table:table-cell office:value-type="float" office:value="0.523292">
                <text:p>0.523292</text:p>
              </table:table-cell>
              <table:table-cell office:value-type="float" office:value="0.001191">
                <text:p>0.001191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0.011818">
                <text:p>0.011818</text:p>
              </table:table-cell>
              <table:table-cell office:value-type="float" office:value="0.004281">
                <text:p>0.004281</text:p>
              </table:table-cell>
              <table:table-cell office:value-type="float" office:value="0.541706">
                <text:p>0.541706</text:p>
              </table:table-cell>
              <table:table-cell office:value-type="float" office:value="0.001149">
                <text:p>0.001149</text:p>
              </table:table-cell>
            </table:table-row>
            <table:table-row>
              <table:table-cell office:value-type="float" office:value="30450">
                <text:p>30450</text:p>
              </table:table-cell>
              <table:table-cell office:value-type="float" office:value="0.01248">
                <text:p>0.01248</text:p>
              </table:table-cell>
              <table:table-cell office:value-type="float" office:value="0.004585">
                <text:p>0.004585</text:p>
              </table:table-cell>
              <table:table-cell office:value-type="float" office:value="0.60361">
                <text:p>0.60361</text:p>
              </table:table-cell>
              <table:table-cell office:value-type="float" office:value="0.001488">
                <text:p>0.001488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0.012432">
                <text:p>0.012432</text:p>
              </table:table-cell>
              <table:table-cell office:value-type="float" office:value="0.005037">
                <text:p>0.005037</text:p>
              </table:table-cell>
              <table:table-cell office:value-type="float" office:value="0.589086">
                <text:p>0.589086</text:p>
              </table:table-cell>
              <table:table-cell office:value-type="float" office:value="0.001415">
                <text:p>0.001415</text:p>
              </table:table-cell>
            </table:table-row>
            <table:table-row>
              <table:table-cell office:value-type="float" office:value="30550">
                <text:p>30550</text:p>
              </table:table-cell>
              <table:table-cell office:value-type="float" office:value="0.012084">
                <text:p>0.012084</text:p>
              </table:table-cell>
              <table:table-cell office:value-type="float" office:value="0.004539">
                <text:p>0.004539</text:p>
              </table:table-cell>
              <table:table-cell office:value-type="float" office:value="0.59396">
                <text:p>0.59396</text:p>
              </table:table-cell>
              <table:table-cell office:value-type="float" office:value="0.001028">
                <text:p>0.001028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0.011999">
                <text:p>0.011999</text:p>
              </table:table-cell>
              <table:table-cell office:value-type="float" office:value="0.004517">
                <text:p>0.004517</text:p>
              </table:table-cell>
              <table:table-cell office:value-type="float" office:value="0.562982">
                <text:p>0.562982</text:p>
              </table:table-cell>
              <table:table-cell office:value-type="float" office:value="0.001207">
                <text:p>0.001207</text:p>
              </table:table-cell>
            </table:table-row>
            <table:table-row>
              <table:table-cell office:value-type="float" office:value="30650">
                <text:p>30650</text:p>
              </table:table-cell>
              <table:table-cell office:value-type="float" office:value="0.011521">
                <text:p>0.011521</text:p>
              </table:table-cell>
              <table:table-cell office:value-type="float" office:value="0.004293">
                <text:p>0.004293</text:p>
              </table:table-cell>
              <table:table-cell office:value-type="float" office:value="0.535686">
                <text:p>0.535686</text:p>
              </table:table-cell>
              <table:table-cell office:value-type="float" office:value="0.001208">
                <text:p>0.001208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0.011596">
                <text:p>0.011596</text:p>
              </table:table-cell>
              <table:table-cell office:value-type="float" office:value="0.004216">
                <text:p>0.004216</text:p>
              </table:table-cell>
              <table:table-cell office:value-type="float" office:value="0.535592">
                <text:p>0.535592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0.011701">
                <text:p>0.011701</text:p>
              </table:table-cell>
              <table:table-cell office:value-type="float" office:value="0.004276">
                <text:p>0.004276</text:p>
              </table:table-cell>
              <table:table-cell office:value-type="float" office:value="0.522714">
                <text:p>0.522714</text:p>
              </table:table-cell>
              <table:table-cell office:value-type="float" office:value="0.001213">
                <text:p>0.001213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011653">
                <text:p>0.011653</text:p>
              </table:table-cell>
              <table:table-cell office:value-type="float" office:value="0.004239">
                <text:p>0.004239</text:p>
              </table:table-cell>
              <table:table-cell office:value-type="float" office:value="0.535702">
                <text:p>0.535702</text:p>
              </table:table-cell>
              <table:table-cell office:value-type="float" office:value="0.001014">
                <text:p>0.001014</text:p>
              </table:table-cell>
            </table:table-row>
            <table:table-row>
              <table:table-cell office:value-type="float" office:value="30850">
                <text:p>30850</text:p>
              </table:table-cell>
              <table:table-cell office:value-type="float" office:value="0.011686">
                <text:p>0.011686</text:p>
              </table:table-cell>
              <table:table-cell office:value-type="float" office:value="0.004272">
                <text:p>0.004272</text:p>
              </table:table-cell>
              <table:table-cell office:value-type="float" office:value="0.544748">
                <text:p>0.544748</text:p>
              </table:table-cell>
              <table:table-cell office:value-type="float" office:value="0.001238">
                <text:p>0.001238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0.012416">
                <text:p>0.012416</text:p>
              </table:table-cell>
              <table:table-cell office:value-type="float" office:value="0.004676">
                <text:p>0.004676</text:p>
              </table:table-cell>
              <table:table-cell office:value-type="float" office:value="0.579276">
                <text:p>0.579276</text:p>
              </table:table-cell>
              <table:table-cell office:value-type="float" office:value="0.001216">
                <text:p>0.001216</text:p>
              </table:table-cell>
            </table:table-row>
            <table:table-row>
              <table:table-cell office:value-type="float" office:value="30950">
                <text:p>30950</text:p>
              </table:table-cell>
              <table:table-cell office:value-type="float" office:value="0.012134">
                <text:p>0.012134</text:p>
              </table:table-cell>
              <table:table-cell office:value-type="float" office:value="0.004551">
                <text:p>0.004551</text:p>
              </table:table-cell>
              <table:table-cell office:value-type="float" office:value="0.577309">
                <text:p>0.577309</text:p>
              </table:table-cell>
              <table:table-cell office:value-type="float" office:value="0.001368">
                <text:p>0.00136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012025">
                <text:p>0.012025</text:p>
              </table:table-cell>
              <table:table-cell office:value-type="float" office:value="0.0044">
                <text:p>0.0044</text:p>
              </table:table-cell>
              <table:table-cell office:value-type="float" office:value="0.567065">
                <text:p>0.567065</text:p>
              </table:table-cell>
              <table:table-cell office:value-type="float" office:value="0.001311">
                <text:p>0.001311</text:p>
              </table:table-cell>
            </table:table-row>
            <table:table-row>
              <table:table-cell office:value-type="float" office:value="31050">
                <text:p>31050</text:p>
              </table:table-cell>
              <table:table-cell office:value-type="float" office:value="0.012358">
                <text:p>0.012358</text:p>
              </table:table-cell>
              <table:table-cell office:value-type="float" office:value="0.004529">
                <text:p>0.004529</text:p>
              </table:table-cell>
              <table:table-cell office:value-type="float" office:value="0.567531">
                <text:p>0.567531</text:p>
              </table:table-cell>
              <table:table-cell office:value-type="float" office:value="0.001147">
                <text:p>0.001147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0.012597">
                <text:p>0.012597</text:p>
              </table:table-cell>
              <table:table-cell office:value-type="float" office:value="0.004617">
                <text:p>0.004617</text:p>
              </table:table-cell>
              <table:table-cell office:value-type="float" office:value="0.59076">
                <text:p>0.59076</text:p>
              </table:table-cell>
              <table:table-cell office:value-type="float" office:value="0.001369">
                <text:p>0.001369</text:p>
              </table:table-cell>
            </table:table-row>
            <table:table-row>
              <table:table-cell office:value-type="float" office:value="31150">
                <text:p>31150</text:p>
              </table:table-cell>
              <table:table-cell office:value-type="float" office:value="0.012214">
                <text:p>0.012214</text:p>
              </table:table-cell>
              <table:table-cell office:value-type="float" office:value="0.004562">
                <text:p>0.004562</text:p>
              </table:table-cell>
              <table:table-cell office:value-type="float" office:value="0.565742">
                <text:p>0.565742</text:p>
              </table:table-cell>
              <table:table-cell office:value-type="float" office:value="0.001255">
                <text:p>0.001255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0.012097">
                <text:p>0.012097</text:p>
              </table:table-cell>
              <table:table-cell office:value-type="float" office:value="0.004524">
                <text:p>0.004524</text:p>
              </table:table-cell>
              <table:table-cell office:value-type="float" office:value="0.567544">
                <text:p>0.567544</text:p>
              </table:table-cell>
              <table:table-cell office:value-type="float" office:value="0.001236">
                <text:p>0.001236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0.012677">
                <text:p>0.012677</text:p>
              </table:table-cell>
              <table:table-cell office:value-type="float" office:value="0.004945">
                <text:p>0.004945</text:p>
              </table:table-cell>
              <table:table-cell office:value-type="float" office:value="0.61042">
                <text:p>0.61042</text:p>
              </table:table-cell>
              <table:table-cell office:value-type="float" office:value="0.001121">
                <text:p>0.001121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0.012287">
                <text:p>0.012287</text:p>
              </table:table-cell>
              <table:table-cell office:value-type="float" office:value="0.004375">
                <text:p>0.004375</text:p>
              </table:table-cell>
              <table:table-cell office:value-type="float" office:value="0.744833">
                <text:p>0.744833</text:p>
              </table:table-cell>
              <table:table-cell office:value-type="float" office:value="0.001238">
                <text:p>0.001238</text:p>
              </table:table-cell>
            </table:table-row>
            <table:table-row>
              <table:table-cell office:value-type="float" office:value="31350">
                <text:p>31350</text:p>
              </table:table-cell>
              <table:table-cell office:value-type="float" office:value="0.013872">
                <text:p>0.013872</text:p>
              </table:table-cell>
              <table:table-cell office:value-type="float" office:value="0.005531">
                <text:p>0.005531</text:p>
              </table:table-cell>
              <table:table-cell office:value-type="float" office:value="0.700132">
                <text:p>0.700132</text:p>
              </table:table-cell>
              <table:table-cell office:value-type="float" office:value="0.001639">
                <text:p>0.001639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0.014693">
                <text:p>0.014693</text:p>
              </table:table-cell>
              <table:table-cell office:value-type="float" office:value="0.005121">
                <text:p>0.005121</text:p>
              </table:table-cell>
              <table:table-cell office:value-type="float" office:value="0.690202">
                <text:p>0.690202</text:p>
              </table:table-cell>
              <table:table-cell office:value-type="float" office:value="0.001564">
                <text:p>0.001564</text:p>
              </table:table-cell>
            </table:table-row>
            <table:table-row>
              <table:table-cell office:value-type="float" office:value="31450">
                <text:p>31450</text:p>
              </table:table-cell>
              <table:table-cell office:value-type="float" office:value="0.01386">
                <text:p>0.01386</text:p>
              </table:table-cell>
              <table:table-cell office:value-type="float" office:value="0.005447">
                <text:p>0.005447</text:p>
              </table:table-cell>
              <table:table-cell office:value-type="float" office:value="0.657721">
                <text:p>0.657721</text:p>
              </table:table-cell>
              <table:table-cell office:value-type="float" office:value="0.001442">
                <text:p>0.001442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0.01269">
                <text:p>0.01269</text:p>
              </table:table-cell>
              <table:table-cell office:value-type="float" office:value="0.004497">
                <text:p>0.004497</text:p>
              </table:table-cell>
              <table:table-cell office:value-type="float" office:value="0.602513">
                <text:p>0.602513</text:p>
              </table:table-cell>
              <table:table-cell office:value-type="float" office:value="0.001444">
                <text:p>0.001444</text:p>
              </table:table-cell>
            </table:table-row>
            <table:table-row>
              <table:table-cell office:value-type="float" office:value="31550">
                <text:p>31550</text:p>
              </table:table-cell>
              <table:table-cell office:value-type="float" office:value="0.013052">
                <text:p>0.013052</text:p>
              </table:table-cell>
              <table:table-cell office:value-type="float" office:value="0.004774">
                <text:p>0.004774</text:p>
              </table:table-cell>
              <table:table-cell office:value-type="float" office:value="0.623656">
                <text:p>0.623656</text:p>
              </table:table-cell>
              <table:table-cell office:value-type="float" office:value="0.001331">
                <text:p>0.001331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13618">
                <text:p>0.013618</text:p>
              </table:table-cell>
              <table:table-cell office:value-type="float" office:value="0.00471">
                <text:p>0.00471</text:p>
              </table:table-cell>
              <table:table-cell office:value-type="float" office:value="0.71545">
                <text:p>0.71545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float" office:value="31650">
                <text:p>31650</text:p>
              </table:table-cell>
              <table:table-cell office:value-type="float" office:value="0.012552">
                <text:p>0.012552</text:p>
              </table:table-cell>
              <table:table-cell office:value-type="float" office:value="0.004515">
                <text:p>0.004515</text:p>
              </table:table-cell>
              <table:table-cell office:value-type="float" office:value="0.618382">
                <text:p>0.618382</text:p>
              </table:table-cell>
              <table:table-cell office:value-type="float" office:value="0.001314">
                <text:p>0.001314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0.012488">
                <text:p>0.012488</text:p>
              </table:table-cell>
              <table:table-cell office:value-type="float" office:value="0.004422">
                <text:p>0.004422</text:p>
              </table:table-cell>
              <table:table-cell office:value-type="float" office:value="0.62392">
                <text:p>0.62392</text:p>
              </table:table-cell>
              <table:table-cell office:value-type="float" office:value="0.001313">
                <text:p>0.001313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0.012554">
                <text:p>0.012554</text:p>
              </table:table-cell>
              <table:table-cell office:value-type="float" office:value="0.004523">
                <text:p>0.004523</text:p>
              </table:table-cell>
              <table:table-cell office:value-type="float" office:value="0.608924">
                <text:p>0.608924</text:p>
              </table:table-cell>
              <table:table-cell office:value-type="float" office:value="0.001169">
                <text:p>0.001169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0.012892">
                <text:p>0.012892</text:p>
              </table:table-cell>
              <table:table-cell office:value-type="float" office:value="0.004657">
                <text:p>0.004657</text:p>
              </table:table-cell>
              <table:table-cell office:value-type="float" office:value="0.605091">
                <text:p>0.605091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float" office:value="31850">
                <text:p>31850</text:p>
              </table:table-cell>
              <table:table-cell office:value-type="float" office:value="0.012814">
                <text:p>0.012814</text:p>
              </table:table-cell>
              <table:table-cell office:value-type="float" office:value="0.004527">
                <text:p>0.004527</text:p>
              </table:table-cell>
              <table:table-cell office:value-type="float" office:value="0.628939">
                <text:p>0.628939</text:p>
              </table:table-cell>
              <table:table-cell office:value-type="float" office:value="0.001217">
                <text:p>0.001217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0.012827">
                <text:p>0.012827</text:p>
              </table:table-cell>
              <table:table-cell office:value-type="float" office:value="0.004687">
                <text:p>0.004687</text:p>
              </table:table-cell>
              <table:table-cell office:value-type="float" office:value="0.618112">
                <text:p>0.618112</text:p>
              </table:table-cell>
              <table:table-cell office:value-type="float" office:value="0.001303">
                <text:p>0.001303</text:p>
              </table:table-cell>
            </table:table-row>
            <table:table-row>
              <table:table-cell office:value-type="float" office:value="31950">
                <text:p>31950</text:p>
              </table:table-cell>
              <table:table-cell office:value-type="float" office:value="0.012894">
                <text:p>0.012894</text:p>
              </table:table-cell>
              <table:table-cell office:value-type="float" office:value="0.004654">
                <text:p>0.004654</text:p>
              </table:table-cell>
              <table:table-cell office:value-type="float" office:value="0.61104">
                <text:p>0.61104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12743">
                <text:p>0.012743</text:p>
              </table:table-cell>
              <table:table-cell office:value-type="float" office:value="0.004504">
                <text:p>0.004504</text:p>
              </table:table-cell>
              <table:table-cell office:value-type="float" office:value="0.603609">
                <text:p>0.603609</text:p>
              </table:table-cell>
              <table:table-cell office:value-type="float" office:value="0.002483">
                <text:p>0.002483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0.012837">
                <text:p>0.012837</text:p>
              </table:table-cell>
              <table:table-cell office:value-type="float" office:value="0.004548">
                <text:p>0.004548</text:p>
              </table:table-cell>
              <table:table-cell office:value-type="float" office:value="0.62879">
                <text:p>0.62879</text:p>
              </table:table-cell>
              <table:table-cell office:value-type="float" office:value="0.001313">
                <text:p>0.001313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0.012882">
                <text:p>0.012882</text:p>
              </table:table-cell>
              <table:table-cell office:value-type="float" office:value="0.004489">
                <text:p>0.004489</text:p>
              </table:table-cell>
              <table:table-cell office:value-type="float" office:value="0.645029">
                <text:p>0.645029</text:p>
              </table:table-cell>
              <table:table-cell office:value-type="float" office:value="0.001312">
                <text:p>0.001312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0.012857">
                <text:p>0.012857</text:p>
              </table:table-cell>
              <table:table-cell office:value-type="float" office:value="0.004526">
                <text:p>0.004526</text:p>
              </table:table-cell>
              <table:table-cell office:value-type="float" office:value="0.646898">
                <text:p>0.646898</text:p>
              </table:table-cell>
              <table:table-cell office:value-type="float" office:value="0.001219">
                <text:p>0.001219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0.013749">
                <text:p>0.013749</text:p>
              </table:table-cell>
              <table:table-cell office:value-type="float" office:value="0.004557">
                <text:p>0.004557</text:p>
              </table:table-cell>
              <table:table-cell office:value-type="float" office:value="0.643354">
                <text:p>0.643354</text:p>
              </table:table-cell>
              <table:table-cell office:value-type="float" office:value="0.001309">
                <text:p>0.001309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0.01613">
                <text:p>0.01613</text:p>
              </table:table-cell>
              <table:table-cell office:value-type="float" office:value="0.004653">
                <text:p>0.004653</text:p>
              </table:table-cell>
              <table:table-cell office:value-type="float" office:value="0.670778">
                <text:p>0.670778</text:p>
              </table:table-cell>
              <table:table-cell office:value-type="float" office:value="0.001355">
                <text:p>0.001355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0.01378">
                <text:p>0.01378</text:p>
              </table:table-cell>
              <table:table-cell office:value-type="float" office:value="0.004784">
                <text:p>0.004784</text:p>
              </table:table-cell>
              <table:table-cell office:value-type="float" office:value="0.703779">
                <text:p>0.703779</text:p>
              </table:table-cell>
              <table:table-cell office:value-type="float" office:value="0.001581">
                <text:p>0.001581</text:p>
              </table:table-cell>
            </table:table-row>
            <table:table-row>
              <table:table-cell office:value-type="float" office:value="32350">
                <text:p>32350</text:p>
              </table:table-cell>
              <table:table-cell office:value-type="float" office:value="0.013082">
                <text:p>0.013082</text:p>
              </table:table-cell>
              <table:table-cell office:value-type="float" office:value="0.00471">
                <text:p>0.00471</text:p>
              </table:table-cell>
              <table:table-cell office:value-type="float" office:value="0.664846">
                <text:p>0.664846</text:p>
              </table:table-cell>
              <table:table-cell office:value-type="float" office:value="0.001285">
                <text:p>0.001285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0.013574">
                <text:p>0.013574</text:p>
              </table:table-cell>
              <table:table-cell office:value-type="float" office:value="0.004779">
                <text:p>0.004779</text:p>
              </table:table-cell>
              <table:table-cell office:value-type="float" office:value="0.624586">
                <text:p>0.624586</text:p>
              </table:table-cell>
              <table:table-cell office:value-type="float" office:value="0.001108">
                <text:p>0.001108</text:p>
              </table:table-cell>
            </table:table-row>
            <table:table-row>
              <table:table-cell office:value-type="float" office:value="32450">
                <text:p>32450</text:p>
              </table:table-cell>
              <table:table-cell office:value-type="float" office:value="0.013652">
                <text:p>0.013652</text:p>
              </table:table-cell>
              <table:table-cell office:value-type="float" office:value="0.004785">
                <text:p>0.004785</text:p>
              </table:table-cell>
              <table:table-cell office:value-type="float" office:value="0.634703">
                <text:p>0.634703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0.013224">
                <text:p>0.013224</text:p>
              </table:table-cell>
              <table:table-cell office:value-type="float" office:value="0.004709">
                <text:p>0.004709</text:p>
              </table:table-cell>
              <table:table-cell office:value-type="float" office:value="0.626454">
                <text:p>0.626454</text:p>
              </table:table-cell>
              <table:table-cell office:value-type="float" office:value="0.001241">
                <text:p>0.001241</text:p>
              </table:table-cell>
            </table:table-row>
            <table:table-row>
              <table:table-cell office:value-type="float" office:value="32550">
                <text:p>32550</text:p>
              </table:table-cell>
              <table:table-cell office:value-type="float" office:value="0.013319">
                <text:p>0.013319</text:p>
              </table:table-cell>
              <table:table-cell office:value-type="float" office:value="0.004592">
                <text:p>0.004592</text:p>
              </table:table-cell>
              <table:table-cell office:value-type="float" office:value="0.625552">
                <text:p>0.625552</text:p>
              </table:table-cell>
              <table:table-cell office:value-type="float" office:value="0.001125">
                <text:p>0.001125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0.013253">
                <text:p>0.013253</text:p>
              </table:table-cell>
              <table:table-cell office:value-type="float" office:value="0.004597">
                <text:p>0.004597</text:p>
              </table:table-cell>
              <table:table-cell office:value-type="float" office:value="0.625736">
                <text:p>0.625736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float" office:value="32650">
                <text:p>32650</text:p>
              </table:table-cell>
              <table:table-cell office:value-type="float" office:value="0.013269">
                <text:p>0.013269</text:p>
              </table:table-cell>
              <table:table-cell office:value-type="float" office:value="0.004576">
                <text:p>0.004576</text:p>
              </table:table-cell>
              <table:table-cell office:value-type="float" office:value="0.623356">
                <text:p>0.623356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013398">
                <text:p>0.013398</text:p>
              </table:table-cell>
              <table:table-cell office:value-type="float" office:value="0.004559">
                <text:p>0.004559</text:p>
              </table:table-cell>
              <table:table-cell office:value-type="float" office:value="0.629335">
                <text:p>0.629335</text:p>
              </table:table-cell>
              <table:table-cell office:value-type="float" office:value="0.001237">
                <text:p>0.001237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0.013209">
                <text:p>0.013209</text:p>
              </table:table-cell>
              <table:table-cell office:value-type="float" office:value="0.004613">
                <text:p>0.004613</text:p>
              </table:table-cell>
              <table:table-cell office:value-type="float" office:value="0.628359">
                <text:p>0.628359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0.013914">
                <text:p>0.013914</text:p>
              </table:table-cell>
              <table:table-cell office:value-type="float" office:value="0.004832">
                <text:p>0.004832</text:p>
              </table:table-cell>
              <table:table-cell office:value-type="float" office:value="0.625397">
                <text:p>0.625397</text:p>
              </table:table-cell>
              <table:table-cell office:value-type="float" office:value="0.001567">
                <text:p>0.001567</text:p>
              </table:table-cell>
            </table:table-row>
            <table:table-row>
              <table:table-cell office:value-type="float" office:value="32850">
                <text:p>32850</text:p>
              </table:table-cell>
              <table:table-cell office:value-type="float" office:value="0.013932">
                <text:p>0.013932</text:p>
              </table:table-cell>
              <table:table-cell office:value-type="float" office:value="0.004832">
                <text:p>0.004832</text:p>
              </table:table-cell>
              <table:table-cell office:value-type="float" office:value="0.632094">
                <text:p>0.632094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0.013683">
                <text:p>0.013683</text:p>
              </table:table-cell>
              <table:table-cell office:value-type="float" office:value="0.004752">
                <text:p>0.004752</text:p>
              </table:table-cell>
              <table:table-cell office:value-type="float" office:value="0.651444">
                <text:p>0.651444</text:p>
              </table:table-cell>
              <table:table-cell office:value-type="float" office:value="0.001322">
                <text:p>0.001322</text:p>
              </table:table-cell>
            </table:table-row>
            <table:table-row>
              <table:table-cell office:value-type="float" office:value="32950">
                <text:p>32950</text:p>
              </table:table-cell>
              <table:table-cell office:value-type="float" office:value="0.013738">
                <text:p>0.013738</text:p>
              </table:table-cell>
              <table:table-cell office:value-type="float" office:value="0.004806">
                <text:p>0.004806</text:p>
              </table:table-cell>
              <table:table-cell office:value-type="float" office:value="0.641089">
                <text:p>0.641089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013544">
                <text:p>0.013544</text:p>
              </table:table-cell>
              <table:table-cell office:value-type="float" office:value="0.004598">
                <text:p>0.004598</text:p>
              </table:table-cell>
              <table:table-cell office:value-type="float" office:value="0.677973">
                <text:p>0.677973</text:p>
              </table:table-cell>
              <table:table-cell office:value-type="float" office:value="0.001243">
                <text:p>0.001243</text:p>
              </table:table-cell>
            </table:table-row>
            <table:table-row>
              <table:table-cell office:value-type="float" office:value="33050">
                <text:p>33050</text:p>
              </table:table-cell>
              <table:table-cell office:value-type="float" office:value="0.013916">
                <text:p>0.013916</text:p>
              </table:table-cell>
              <table:table-cell office:value-type="float" office:value="0.004825">
                <text:p>0.004825</text:p>
              </table:table-cell>
              <table:table-cell office:value-type="float" office:value="0.665391">
                <text:p>0.665391</text:p>
              </table:table-cell>
              <table:table-cell office:value-type="float" office:value="0.001371">
                <text:p>0.001371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0.014002">
                <text:p>0.014002</text:p>
              </table:table-cell>
              <table:table-cell office:value-type="float" office:value="0.004851">
                <text:p>0.004851</text:p>
              </table:table-cell>
              <table:table-cell office:value-type="float" office:value="0.651068">
                <text:p>0.651068</text:p>
              </table:table-cell>
              <table:table-cell office:value-type="float" office:value="0.001373">
                <text:p>0.001373</text:p>
              </table:table-cell>
            </table:table-row>
            <table:table-row>
              <table:table-cell office:value-type="float" office:value="33150">
                <text:p>33150</text:p>
              </table:table-cell>
              <table:table-cell office:value-type="float" office:value="0.014618">
                <text:p>0.014618</text:p>
              </table:table-cell>
              <table:table-cell office:value-type="float" office:value="0.00489">
                <text:p>0.00489</text:p>
              </table:table-cell>
              <table:table-cell office:value-type="float" office:value="0.762737">
                <text:p>0.762737</text:p>
              </table:table-cell>
              <table:table-cell office:value-type="float" office:value="0.001757">
                <text:p>0.001757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0.015618">
                <text:p>0.015618</text:p>
              </table:table-cell>
              <table:table-cell office:value-type="float" office:value="0.005758">
                <text:p>0.005758</text:p>
              </table:table-cell>
              <table:table-cell office:value-type="float" office:value="0.735158">
                <text:p>0.735158</text:p>
              </table:table-cell>
              <table:table-cell office:value-type="float" office:value="0.001546">
                <text:p>0.001546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0.014518">
                <text:p>0.014518</text:p>
              </table:table-cell>
              <table:table-cell office:value-type="float" office:value="0.005339">
                <text:p>0.005339</text:p>
              </table:table-cell>
              <table:table-cell office:value-type="float" office:value="0.738195">
                <text:p>0.738195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0.014803">
                <text:p>0.014803</text:p>
              </table:table-cell>
              <table:table-cell office:value-type="float" office:value="0.005748">
                <text:p>0.005748</text:p>
              </table:table-cell>
              <table:table-cell office:value-type="float" office:value="0.733538">
                <text:p>0.733538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float" office:value="33350">
                <text:p>33350</text:p>
              </table:table-cell>
              <table:table-cell office:value-type="float" office:value="0.013754">
                <text:p>0.013754</text:p>
              </table:table-cell>
              <table:table-cell office:value-type="float" office:value="0.00492">
                <text:p>0.00492</text:p>
              </table:table-cell>
              <table:table-cell office:value-type="float" office:value="0.655163">
                <text:p>0.655163</text:p>
              </table:table-cell>
              <table:table-cell office:value-type="float" office:value="0.001227">
                <text:p>0.001227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0.013751">
                <text:p>0.013751</text:p>
              </table:table-cell>
              <table:table-cell office:value-type="float" office:value="0.004676">
                <text:p>0.004676</text:p>
              </table:table-cell>
              <table:table-cell office:value-type="float" office:value="0.645469">
                <text:p>0.645469</text:p>
              </table:table-cell>
              <table:table-cell office:value-type="float" office:value="0.001228">
                <text:p>0.001228</text:p>
              </table:table-cell>
            </table:table-row>
            <table:table-row>
              <table:table-cell office:value-type="float" office:value="33450">
                <text:p>33450</text:p>
              </table:table-cell>
              <table:table-cell office:value-type="float" office:value="0.014306">
                <text:p>0.014306</text:p>
              </table:table-cell>
              <table:table-cell office:value-type="float" office:value="0.005126">
                <text:p>0.005126</text:p>
              </table:table-cell>
              <table:table-cell office:value-type="float" office:value="0.700552">
                <text:p>0.700552</text:p>
              </table:table-cell>
              <table:table-cell office:value-type="float" office:value="0.001369">
                <text:p>0.001369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0.013822">
                <text:p>0.013822</text:p>
              </table:table-cell>
              <table:table-cell office:value-type="float" office:value="0.004773">
                <text:p>0.004773</text:p>
              </table:table-cell>
              <table:table-cell office:value-type="float" office:value="0.710273">
                <text:p>0.710273</text:p>
              </table:table-cell>
              <table:table-cell office:value-type="float" office:value="0.001351">
                <text:p>0.001351</text:p>
              </table:table-cell>
            </table:table-row>
            <table:table-row>
              <table:table-cell office:value-type="float" office:value="33550">
                <text:p>33550</text:p>
              </table:table-cell>
              <table:table-cell office:value-type="float" office:value="0.014645">
                <text:p>0.014645</text:p>
              </table:table-cell>
              <table:table-cell office:value-type="float" office:value="0.005097">
                <text:p>0.005097</text:p>
              </table:table-cell>
              <table:table-cell office:value-type="float" office:value="0.746601">
                <text:p>0.746601</text:p>
              </table:table-cell>
              <table:table-cell office:value-type="float" office:value="0.001348">
                <text:p>0.001348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0.013934">
                <text:p>0.013934</text:p>
              </table:table-cell>
              <table:table-cell office:value-type="float" office:value="0.004716">
                <text:p>0.004716</text:p>
              </table:table-cell>
              <table:table-cell office:value-type="float" office:value="0.676757">
                <text:p>0.676757</text:p>
              </table:table-cell>
              <table:table-cell office:value-type="float" office:value="0.001336">
                <text:p>0.001336</text:p>
              </table:table-cell>
            </table:table-row>
            <table:table-row>
              <table:table-cell office:value-type="float" office:value="33650">
                <text:p>33650</text:p>
              </table:table-cell>
              <table:table-cell office:value-type="float" office:value="0.014199">
                <text:p>0.014199</text:p>
              </table:table-cell>
              <table:table-cell office:value-type="float" office:value="0.004941">
                <text:p>0.004941</text:p>
              </table:table-cell>
              <table:table-cell office:value-type="float" office:value="0.681274">
                <text:p>0.681274</text:p>
              </table:table-cell>
              <table:table-cell office:value-type="float" office:value="0.001445">
                <text:p>0.001445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0.015004">
                <text:p>0.015004</text:p>
              </table:table-cell>
              <table:table-cell office:value-type="float" office:value="0.005311">
                <text:p>0.005311</text:p>
              </table:table-cell>
              <table:table-cell office:value-type="float" office:value="0.683201">
                <text:p>0.683201</text:p>
              </table:table-cell>
              <table:table-cell office:value-type="float" office:value="0.001372">
                <text:p>0.001372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0.014269">
                <text:p>0.014269</text:p>
              </table:table-cell>
              <table:table-cell office:value-type="float" office:value="0.004832">
                <text:p>0.004832</text:p>
              </table:table-cell>
              <table:table-cell office:value-type="float" office:value="0.668838">
                <text:p>0.668838</text:p>
              </table:table-cell>
              <table:table-cell office:value-type="float" office:value="0.001262">
                <text:p>0.001262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0.014193">
                <text:p>0.014193</text:p>
              </table:table-cell>
              <table:table-cell office:value-type="float" office:value="0.005168">
                <text:p>0.005168</text:p>
              </table:table-cell>
              <table:table-cell office:value-type="float" office:value="0.673575">
                <text:p>0.673575</text:p>
              </table:table-cell>
              <table:table-cell office:value-type="float" office:value="0.001161">
                <text:p>0.001161</text:p>
              </table:table-cell>
            </table:table-row>
            <table:table-row>
              <table:table-cell office:value-type="float" office:value="33850">
                <text:p>33850</text:p>
              </table:table-cell>
              <table:table-cell office:value-type="float" office:value="0.0153">
                <text:p>0.0153</text:p>
              </table:table-cell>
              <table:table-cell office:value-type="float" office:value="0.004867">
                <text:p>0.004867</text:p>
              </table:table-cell>
              <table:table-cell office:value-type="float" office:value="0.678784">
                <text:p>0.678784</text:p>
              </table:table-cell>
              <table:table-cell office:value-type="float" office:value="0.001354">
                <text:p>0.001354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0.015525">
                <text:p>0.015525</text:p>
              </table:table-cell>
              <table:table-cell office:value-type="float" office:value="0.007726">
                <text:p>0.007726</text:p>
              </table:table-cell>
              <table:table-cell office:value-type="float" office:value="0.680303">
                <text:p>0.680303</text:p>
              </table:table-cell>
              <table:table-cell office:value-type="float" office:value="0.001383">
                <text:p>0.001383</text:p>
              </table:table-cell>
            </table:table-row>
            <table:table-row>
              <table:table-cell office:value-type="float" office:value="33950">
                <text:p>33950</text:p>
              </table:table-cell>
              <table:table-cell office:value-type="float" office:value="0.014384">
                <text:p>0.014384</text:p>
              </table:table-cell>
              <table:table-cell office:value-type="float" office:value="0.004879">
                <text:p>0.004879</text:p>
              </table:table-cell>
              <table:table-cell office:value-type="float" office:value="0.683454">
                <text:p>0.683454</text:p>
              </table:table-cell>
              <table:table-cell office:value-type="float" office:value="0.001234">
                <text:p>0.001234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014194">
                <text:p>0.014194</text:p>
              </table:table-cell>
              <table:table-cell office:value-type="float" office:value="0.005154">
                <text:p>0.005154</text:p>
              </table:table-cell>
              <table:table-cell office:value-type="float" office:value="0.682615">
                <text:p>0.682615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float" office:value="34050">
                <text:p>34050</text:p>
              </table:table-cell>
              <table:table-cell office:value-type="float" office:value="0.014521">
                <text:p>0.014521</text:p>
              </table:table-cell>
              <table:table-cell office:value-type="float" office:value="0.004896">
                <text:p>0.004896</text:p>
              </table:table-cell>
              <table:table-cell office:value-type="float" office:value="0.685725">
                <text:p>0.685725</text:p>
              </table:table-cell>
              <table:table-cell office:value-type="float" office:value="0.001365">
                <text:p>0.001365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0.014306">
                <text:p>0.014306</text:p>
              </table:table-cell>
              <table:table-cell office:value-type="float" office:value="0.004866">
                <text:p>0.004866</text:p>
              </table:table-cell>
              <table:table-cell office:value-type="float" office:value="0.693914">
                <text:p>0.693914</text:p>
              </table:table-cell>
              <table:table-cell office:value-type="float" office:value="0.001353">
                <text:p>0.001353</text:p>
              </table:table-cell>
            </table:table-row>
            <table:table-row>
              <table:table-cell office:value-type="float" office:value="34150">
                <text:p>34150</text:p>
              </table:table-cell>
              <table:table-cell office:value-type="float" office:value="0.014876">
                <text:p>0.014876</text:p>
              </table:table-cell>
              <table:table-cell office:value-type="float" office:value="0.005529">
                <text:p>0.005529</text:p>
              </table:table-cell>
              <table:table-cell office:value-type="float" office:value="0.713736">
                <text:p>0.713736</text:p>
              </table:table-cell>
              <table:table-cell office:value-type="float" office:value="0.001544">
                <text:p>0.001544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0.015096">
                <text:p>0.015096</text:p>
              </table:table-cell>
              <table:table-cell office:value-type="float" office:value="0.004996">
                <text:p>0.004996</text:p>
              </table:table-cell>
              <table:table-cell office:value-type="float" office:value="0.728785">
                <text:p>0.728785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0.014727">
                <text:p>0.014727</text:p>
              </table:table-cell>
              <table:table-cell office:value-type="float" office:value="0.00514">
                <text:p>0.00514</text:p>
              </table:table-cell>
              <table:table-cell office:value-type="float" office:value="0.757495">
                <text:p>0.757495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0.01517">
                <text:p>0.01517</text:p>
              </table:table-cell>
              <table:table-cell office:value-type="float" office:value="0.005041">
                <text:p>0.005041</text:p>
              </table:table-cell>
              <table:table-cell office:value-type="float" office:value="0.702145">
                <text:p>0.702145</text:p>
              </table:table-cell>
              <table:table-cell office:value-type="float" office:value="0.001336">
                <text:p>0.001336</text:p>
              </table:table-cell>
            </table:table-row>
            <table:table-row>
              <table:table-cell office:value-type="float" office:value="34350">
                <text:p>34350</text:p>
              </table:table-cell>
              <table:table-cell office:value-type="float" office:value="0.014508">
                <text:p>0.014508</text:p>
              </table:table-cell>
              <table:table-cell office:value-type="float" office:value="0.004968">
                <text:p>0.004968</text:p>
              </table:table-cell>
              <table:table-cell office:value-type="float" office:value="0.736004">
                <text:p>0.736004</text:p>
              </table:table-cell>
              <table:table-cell office:value-type="float" office:value="0.001372">
                <text:p>0.001372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0.01479">
                <text:p>0.01479</text:p>
              </table:table-cell>
              <table:table-cell office:value-type="float" office:value="0.004986">
                <text:p>0.004986</text:p>
              </table:table-cell>
              <table:table-cell office:value-type="float" office:value="0.717376">
                <text:p>0.717376</text:p>
              </table:table-cell>
              <table:table-cell office:value-type="float" office:value="0.001519">
                <text:p>0.001519</text:p>
              </table:table-cell>
            </table:table-row>
            <table:table-row>
              <table:table-cell office:value-type="float" office:value="34450">
                <text:p>34450</text:p>
              </table:table-cell>
              <table:table-cell office:value-type="float" office:value="0.014831">
                <text:p>0.014831</text:p>
              </table:table-cell>
              <table:table-cell office:value-type="float" office:value="0.004904">
                <text:p>0.004904</text:p>
              </table:table-cell>
              <table:table-cell office:value-type="float" office:value="0.732685">
                <text:p>0.732685</text:p>
              </table:table-cell>
              <table:table-cell office:value-type="float" office:value="0.001137">
                <text:p>0.001137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0.014778">
                <text:p>0.014778</text:p>
              </table:table-cell>
              <table:table-cell office:value-type="float" office:value="0.004903">
                <text:p>0.004903</text:p>
              </table:table-cell>
              <table:table-cell office:value-type="float" office:value="0.718228">
                <text:p>0.718228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float" office:value="34550">
                <text:p>34550</text:p>
              </table:table-cell>
              <table:table-cell office:value-type="float" office:value="0.014901">
                <text:p>0.014901</text:p>
              </table:table-cell>
              <table:table-cell office:value-type="float" office:value="0.005047">
                <text:p>0.005047</text:p>
              </table:table-cell>
              <table:table-cell office:value-type="float" office:value="0.722058">
                <text:p>0.722058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0.015041">
                <text:p>0.015041</text:p>
              </table:table-cell>
              <table:table-cell office:value-type="float" office:value="0.005193">
                <text:p>0.005193</text:p>
              </table:table-cell>
              <table:table-cell office:value-type="float" office:value="0.722788">
                <text:p>0.722788</text:p>
              </table:table-cell>
              <table:table-cell office:value-type="float" office:value="0.001142">
                <text:p>0.001142</text:p>
              </table:table-cell>
            </table:table-row>
            <table:table-row>
              <table:table-cell office:value-type="float" office:value="34650">
                <text:p>34650</text:p>
              </table:table-cell>
              <table:table-cell office:value-type="float" office:value="0.015308">
                <text:p>0.015308</text:p>
              </table:table-cell>
              <table:table-cell office:value-type="float" office:value="0.004859">
                <text:p>0.004859</text:p>
              </table:table-cell>
              <table:table-cell office:value-type="float" office:value="0.704216">
                <text:p>0.704216</text:p>
              </table:table-cell>
              <table:table-cell office:value-type="float" office:value="0.001445">
                <text:p>0.001445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0.01558">
                <text:p>0.01558</text:p>
              </table:table-cell>
              <table:table-cell office:value-type="float" office:value="0.005181">
                <text:p>0.005181</text:p>
              </table:table-cell>
              <table:table-cell office:value-type="float" office:value="0.771448">
                <text:p>0.771448</text:p>
              </table:table-cell>
              <table:table-cell office:value-type="float" office:value="0.001488">
                <text:p>0.001488</text:p>
              </table:table-cell>
            </table:table-row>
            <table:table-row>
              <table:table-cell office:value-type="float" office:value="34750">
                <text:p>34750</text:p>
              </table:table-cell>
              <table:table-cell office:value-type="float" office:value="0.014838">
                <text:p>0.014838</text:p>
              </table:table-cell>
              <table:table-cell office:value-type="float" office:value="0.005075">
                <text:p>0.005075</text:p>
              </table:table-cell>
              <table:table-cell office:value-type="float" office:value="0.711069">
                <text:p>0.711069</text:p>
              </table:table-cell>
              <table:table-cell office:value-type="float" office:value="0.001168">
                <text:p>0.001168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0.014903">
                <text:p>0.014903</text:p>
              </table:table-cell>
              <table:table-cell office:value-type="float" office:value="0.004996">
                <text:p>0.004996</text:p>
              </table:table-cell>
              <table:table-cell office:value-type="float" office:value="0.708855">
                <text:p>0.708855</text:p>
              </table:table-cell>
              <table:table-cell office:value-type="float" office:value="0.001281">
                <text:p>0.001281</text:p>
              </table:table-cell>
            </table:table-row>
            <table:table-row>
              <table:table-cell office:value-type="float" office:value="34850">
                <text:p>34850</text:p>
              </table:table-cell>
              <table:table-cell office:value-type="float" office:value="0.014789">
                <text:p>0.014789</text:p>
              </table:table-cell>
              <table:table-cell office:value-type="float" office:value="0.005019">
                <text:p>0.005019</text:p>
              </table:table-cell>
              <table:table-cell office:value-type="float" office:value="0.707484">
                <text:p>0.70748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0.015498">
                <text:p>0.015498</text:p>
              </table:table-cell>
              <table:table-cell office:value-type="float" office:value="0.005127">
                <text:p>0.005127</text:p>
              </table:table-cell>
              <table:table-cell office:value-type="float" office:value="0.733042">
                <text:p>0.733042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float" office:value="34950">
                <text:p>34950</text:p>
              </table:table-cell>
              <table:table-cell office:value-type="float" office:value="0.015251">
                <text:p>0.015251</text:p>
              </table:table-cell>
              <table:table-cell office:value-type="float" office:value="0.004947">
                <text:p>0.004947</text:p>
              </table:table-cell>
              <table:table-cell office:value-type="float" office:value="0.722226">
                <text:p>0.722226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15268">
                <text:p>0.015268</text:p>
              </table:table-cell>
              <table:table-cell office:value-type="float" office:value="0.005226">
                <text:p>0.005226</text:p>
              </table:table-cell>
              <table:table-cell office:value-type="float" office:value="0.744919">
                <text:p>0.744919</text:p>
              </table:table-cell>
              <table:table-cell office:value-type="float" office:value="0.001313">
                <text:p>0.001313</text:p>
              </table:table-cell>
            </table:table-row>
            <table:table-row>
              <table:table-cell office:value-type="float" office:value="35050">
                <text:p>35050</text:p>
              </table:table-cell>
              <table:table-cell office:value-type="float" office:value="0.016212">
                <text:p>0.016212</text:p>
              </table:table-cell>
              <table:table-cell office:value-type="float" office:value="0.005062">
                <text:p>0.005062</text:p>
              </table:table-cell>
              <table:table-cell office:value-type="float" office:value="0.769491">
                <text:p>0.769491</text:p>
              </table:table-cell>
              <table:table-cell office:value-type="float" office:value="0.001546">
                <text:p>0.001546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15965">
                <text:p>0.015965</text:p>
              </table:table-cell>
              <table:table-cell office:value-type="float" office:value="0.005407">
                <text:p>0.005407</text:p>
              </table:table-cell>
              <table:table-cell office:value-type="float" office:value="0.779481">
                <text:p>0.77948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float" office:value="35150">
                <text:p>35150</text:p>
              </table:table-cell>
              <table:table-cell office:value-type="float" office:value="0.016108">
                <text:p>0.016108</text:p>
              </table:table-cell>
              <table:table-cell office:value-type="float" office:value="0.00552">
                <text:p>0.00552</text:p>
              </table:table-cell>
              <table:table-cell office:value-type="float" office:value="0.772984">
                <text:p>0.772984</text:p>
              </table:table-cell>
              <table:table-cell office:value-type="float" office:value="0.001477">
                <text:p>0.001477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0.015011">
                <text:p>0.015011</text:p>
              </table:table-cell>
              <table:table-cell office:value-type="float" office:value="0.00501">
                <text:p>0.00501</text:p>
              </table:table-cell>
              <table:table-cell office:value-type="float" office:value="0.727969">
                <text:p>0.727969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float" office:value="35250">
                <text:p>35250</text:p>
              </table:table-cell>
              <table:table-cell office:value-type="float" office:value="0.015682">
                <text:p>0.015682</text:p>
              </table:table-cell>
              <table:table-cell office:value-type="float" office:value="0.005129">
                <text:p>0.005129</text:p>
              </table:table-cell>
              <table:table-cell office:value-type="float" office:value="0.77456">
                <text:p>0.77456</text:p>
              </table:table-cell>
              <table:table-cell office:value-type="float" office:value="0.001463">
                <text:p>0.001463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0.015644">
                <text:p>0.015644</text:p>
              </table:table-cell>
              <table:table-cell office:value-type="float" office:value="0.005202">
                <text:p>0.005202</text:p>
              </table:table-cell>
              <table:table-cell office:value-type="float" office:value="0.8">
                <text:p>0.8</text:p>
              </table:table-cell>
              <table:table-cell office:value-type="float" office:value="0.001508">
                <text:p>0.001508</text:p>
              </table:table-cell>
            </table:table-row>
            <table:table-row>
              <table:table-cell office:value-type="float" office:value="35350">
                <text:p>35350</text:p>
              </table:table-cell>
              <table:table-cell office:value-type="float" office:value="0.015428">
                <text:p>0.015428</text:p>
              </table:table-cell>
              <table:table-cell office:value-type="float" office:value="0.005148">
                <text:p>0.005148</text:p>
              </table:table-cell>
              <table:table-cell office:value-type="float" office:value="0.758538">
                <text:p>0.758538</text:p>
              </table:table-cell>
              <table:table-cell office:value-type="float" office:value="0.001503">
                <text:p>0.001503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0.015551">
                <text:p>0.015551</text:p>
              </table:table-cell>
              <table:table-cell office:value-type="float" office:value="0.005248">
                <text:p>0.005248</text:p>
              </table:table-cell>
              <table:table-cell office:value-type="float" office:value="0.766474">
                <text:p>0.766474</text:p>
              </table:table-cell>
              <table:table-cell office:value-type="float" office:value="0.001462">
                <text:p>0.001462</text:p>
              </table:table-cell>
            </table:table-row>
            <table:table-row>
              <table:table-cell office:value-type="float" office:value="35450">
                <text:p>35450</text:p>
              </table:table-cell>
              <table:table-cell office:value-type="float" office:value="0.015558">
                <text:p>0.015558</text:p>
              </table:table-cell>
              <table:table-cell office:value-type="float" office:value="0.005357">
                <text:p>0.005357</text:p>
              </table:table-cell>
              <table:table-cell office:value-type="float" office:value="0.758492">
                <text:p>0.758492</text:p>
              </table:table-cell>
              <table:table-cell office:value-type="float" office:value="0.001549">
                <text:p>0.001549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0.016229">
                <text:p>0.016229</text:p>
              </table:table-cell>
              <table:table-cell office:value-type="float" office:value="0.005363">
                <text:p>0.005363</text:p>
              </table:table-cell>
              <table:table-cell office:value-type="float" office:value="0.790718">
                <text:p>0.790718</text:p>
              </table:table-cell>
              <table:table-cell office:value-type="float" office:value="0.001594">
                <text:p>0.001594</text:p>
              </table:table-cell>
            </table:table-row>
            <table:table-row>
              <table:table-cell office:value-type="float" office:value="35550">
                <text:p>35550</text:p>
              </table:table-cell>
              <table:table-cell office:value-type="float" office:value="0.01561">
                <text:p>0.01561</text:p>
              </table:table-cell>
              <table:table-cell office:value-type="float" office:value="0.005041">
                <text:p>0.005041</text:p>
              </table:table-cell>
              <table:table-cell office:value-type="float" office:value="0.754766">
                <text:p>0.754766</text:p>
              </table:table-cell>
              <table:table-cell office:value-type="float" office:value="0.001522">
                <text:p>0.001522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0.015766">
                <text:p>0.015766</text:p>
              </table:table-cell>
              <table:table-cell office:value-type="float" office:value="0.00529">
                <text:p>0.00529</text:p>
              </table:table-cell>
              <table:table-cell office:value-type="float" office:value="0.768752">
                <text:p>0.768752</text:p>
              </table:table-cell>
              <table:table-cell office:value-type="float" office:value="0.001333">
                <text:p>0.001333</text:p>
              </table:table-cell>
            </table:table-row>
            <table:table-row>
              <table:table-cell office:value-type="float" office:value="35650">
                <text:p>35650</text:p>
              </table:table-cell>
              <table:table-cell office:value-type="float" office:value="0.018168">
                <text:p>0.018168</text:p>
              </table:table-cell>
              <table:table-cell office:value-type="float" office:value="0.005266">
                <text:p>0.005266</text:p>
              </table:table-cell>
              <table:table-cell office:value-type="float" office:value="0.927331">
                <text:p>0.927331</text:p>
              </table:table-cell>
              <table:table-cell office:value-type="float" office:value="0.001595">
                <text:p>0.001595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0.016301">
                <text:p>0.016301</text:p>
              </table:table-cell>
              <table:table-cell office:value-type="float" office:value="0.00534">
                <text:p>0.00534</text:p>
              </table:table-cell>
              <table:table-cell office:value-type="float" office:value="0.754737">
                <text:p>0.754737</text:p>
              </table:table-cell>
              <table:table-cell office:value-type="float" office:value="0.001517">
                <text:p>0.001517</text:p>
              </table:table-cell>
            </table:table-row>
            <table:table-row>
              <table:table-cell office:value-type="float" office:value="35750">
                <text:p>35750</text:p>
              </table:table-cell>
              <table:table-cell office:value-type="float" office:value="0.016441">
                <text:p>0.016441</text:p>
              </table:table-cell>
              <table:table-cell office:value-type="float" office:value="0.005339">
                <text:p>0.005339</text:p>
              </table:table-cell>
              <table:table-cell office:value-type="float" office:value="0.788248">
                <text:p>0.788248</text:p>
              </table:table-cell>
              <table:table-cell office:value-type="float" office:value="0.001382">
                <text:p>0.001382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0.016272">
                <text:p>0.016272</text:p>
              </table:table-cell>
              <table:table-cell office:value-type="float" office:value="0.005184">
                <text:p>0.005184</text:p>
              </table:table-cell>
              <table:table-cell office:value-type="float" office:value="0.761702">
                <text:p>0.761702</text:p>
              </table:table-cell>
              <table:table-cell office:value-type="float" office:value="0.001548">
                <text:p>0.001548</text:p>
              </table:table-cell>
            </table:table-row>
            <table:table-row>
              <table:table-cell office:value-type="float" office:value="35850">
                <text:p>35850</text:p>
              </table:table-cell>
              <table:table-cell office:value-type="float" office:value="0.018383">
                <text:p>0.018383</text:p>
              </table:table-cell>
              <table:table-cell office:value-type="float" office:value="0.005134">
                <text:p>0.005134</text:p>
              </table:table-cell>
              <table:table-cell office:value-type="float" office:value="0.758833">
                <text:p>0.758833</text:p>
              </table:table-cell>
              <table:table-cell office:value-type="float" office:value="0.001456">
                <text:p>0.001456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0.016173">
                <text:p>0.016173</text:p>
              </table:table-cell>
              <table:table-cell office:value-type="float" office:value="0.005441">
                <text:p>0.005441</text:p>
              </table:table-cell>
              <table:table-cell office:value-type="float" office:value="0.776083">
                <text:p>0.776083</text:p>
              </table:table-cell>
              <table:table-cell office:value-type="float" office:value="0.001685">
                <text:p>0.001685</text:p>
              </table:table-cell>
            </table:table-row>
            <table:table-row>
              <table:table-cell office:value-type="float" office:value="35950">
                <text:p>35950</text:p>
              </table:table-cell>
              <table:table-cell office:value-type="float" office:value="0.016959">
                <text:p>0.016959</text:p>
              </table:table-cell>
              <table:table-cell office:value-type="float" office:value="0.005517">
                <text:p>0.005517</text:p>
              </table:table-cell>
              <table:table-cell office:value-type="float" office:value="0.826211">
                <text:p>0.826211</text:p>
              </table:table-cell>
              <table:table-cell office:value-type="float" office:value="0.001516">
                <text:p>0.001516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016321">
                <text:p>0.016321</text:p>
              </table:table-cell>
              <table:table-cell office:value-type="float" office:value="0.005338">
                <text:p>0.005338</text:p>
              </table:table-cell>
              <table:table-cell office:value-type="float" office:value="0.799717">
                <text:p>0.799717</text:p>
              </table:table-cell>
              <table:table-cell office:value-type="float" office:value="0.001214">
                <text:p>0.001214</text:p>
              </table:table-cell>
            </table:table-row>
            <table:table-row>
              <table:table-cell office:value-type="float" office:value="36050">
                <text:p>36050</text:p>
              </table:table-cell>
              <table:table-cell office:value-type="float" office:value="0.016161">
                <text:p>0.016161</text:p>
              </table:table-cell>
              <table:table-cell office:value-type="float" office:value="0.005229">
                <text:p>0.005229</text:p>
              </table:table-cell>
              <table:table-cell office:value-type="float" office:value="0.810169">
                <text:p>0.810169</text:p>
              </table:table-cell>
              <table:table-cell office:value-type="float" office:value="0.001513">
                <text:p>0.001513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0.016759">
                <text:p>0.016759</text:p>
              </table:table-cell>
              <table:table-cell office:value-type="float" office:value="0.005788">
                <text:p>0.005788</text:p>
              </table:table-cell>
              <table:table-cell office:value-type="float" office:value="0.784068">
                <text:p>0.784068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float" office:value="36150">
                <text:p>36150</text:p>
              </table:table-cell>
              <table:table-cell office:value-type="float" office:value="0.016074">
                <text:p>0.016074</text:p>
              </table:table-cell>
              <table:table-cell office:value-type="float" office:value="0.005198">
                <text:p>0.005198</text:p>
              </table:table-cell>
              <table:table-cell office:value-type="float" office:value="0.795087">
                <text:p>0.795087</text:p>
              </table:table-cell>
              <table:table-cell office:value-type="float" office:value="0.001472">
                <text:p>0.001472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0.016546">
                <text:p>0.016546</text:p>
              </table:table-cell>
              <table:table-cell office:value-type="float" office:value="0.005398">
                <text:p>0.005398</text:p>
              </table:table-cell>
              <table:table-cell office:value-type="float" office:value="0.814771">
                <text:p>0.814771</text:p>
              </table:table-cell>
              <table:table-cell office:value-type="float" office:value="0.001721">
                <text:p>0.001721</text:p>
              </table:table-cell>
            </table:table-row>
            <table:table-row>
              <table:table-cell office:value-type="float" office:value="36250">
                <text:p>36250</text:p>
              </table:table-cell>
              <table:table-cell office:value-type="float" office:value="0.016765">
                <text:p>0.016765</text:p>
              </table:table-cell>
              <table:table-cell office:value-type="float" office:value="0.005636">
                <text:p>0.005636</text:p>
              </table:table-cell>
              <table:table-cell office:value-type="float" office:value="0.819183">
                <text:p>0.819183</text:p>
              </table:table-cell>
              <table:table-cell office:value-type="float" office:value="0.001386">
                <text:p>0.001386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0.01641">
                <text:p>0.01641</text:p>
              </table:table-cell>
              <table:table-cell office:value-type="float" office:value="0.005237">
                <text:p>0.005237</text:p>
              </table:table-cell>
              <table:table-cell office:value-type="float" office:value="0.808375">
                <text:p>0.808375</text:p>
              </table:table-cell>
              <table:table-cell office:value-type="float" office:value="0.001546">
                <text:p>0.001546</text:p>
              </table:table-cell>
            </table:table-row>
            <table:table-row>
              <table:table-cell office:value-type="float" office:value="36350">
                <text:p>36350</text:p>
              </table:table-cell>
              <table:table-cell office:value-type="float" office:value="0.016251">
                <text:p>0.016251</text:p>
              </table:table-cell>
              <table:table-cell office:value-type="float" office:value="0.005114">
                <text:p>0.005114</text:p>
              </table:table-cell>
              <table:table-cell office:value-type="float" office:value="0.764313">
                <text:p>0.764313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0.016055">
                <text:p>0.016055</text:p>
              </table:table-cell>
              <table:table-cell office:value-type="float" office:value="0.005211">
                <text:p>0.005211</text:p>
              </table:table-cell>
              <table:table-cell office:value-type="float" office:value="0.766955">
                <text:p>0.766955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float" office:value="36450">
                <text:p>36450</text:p>
              </table:table-cell>
              <table:table-cell office:value-type="float" office:value="0.017145">
                <text:p>0.017145</text:p>
              </table:table-cell>
              <table:table-cell office:value-type="float" office:value="0.005131">
                <text:p>0.005131</text:p>
              </table:table-cell>
              <table:table-cell office:value-type="float" office:value="0.778117">
                <text:p>0.778117</text:p>
              </table:table-cell>
              <table:table-cell office:value-type="float" office:value="0.001522">
                <text:p>0.001522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0.017138">
                <text:p>0.017138</text:p>
              </table:table-cell>
              <table:table-cell office:value-type="float" office:value="0.005173">
                <text:p>0.005173</text:p>
              </table:table-cell>
              <table:table-cell office:value-type="float" office:value="0.772961">
                <text:p>0.772961</text:p>
              </table:table-cell>
              <table:table-cell office:value-type="float" office:value="0.001569">
                <text:p>0.001569</text:p>
              </table:table-cell>
            </table:table-row>
            <table:table-row>
              <table:table-cell office:value-type="float" office:value="36550">
                <text:p>36550</text:p>
              </table:table-cell>
              <table:table-cell office:value-type="float" office:value="0.018897">
                <text:p>0.018897</text:p>
              </table:table-cell>
              <table:table-cell office:value-type="float" office:value="0.005606">
                <text:p>0.005606</text:p>
              </table:table-cell>
              <table:table-cell office:value-type="float" office:value="0.780381">
                <text:p>0.780381</text:p>
              </table:table-cell>
              <table:table-cell office:value-type="float" office:value="0.001554">
                <text:p>0.001554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0.016408">
                <text:p>0.016408</text:p>
              </table:table-cell>
              <table:table-cell office:value-type="float" office:value="0.005186">
                <text:p>0.005186</text:p>
              </table:table-cell>
              <table:table-cell office:value-type="float" office:value="0.797934">
                <text:p>0.797934</text:p>
              </table:table-cell>
              <table:table-cell office:value-type="float" office:value="0.001389">
                <text:p>0.001389</text:p>
              </table:table-cell>
            </table:table-row>
            <table:table-row>
              <table:table-cell office:value-type="float" office:value="36650">
                <text:p>36650</text:p>
              </table:table-cell>
              <table:table-cell office:value-type="float" office:value="0.016201">
                <text:p>0.016201</text:p>
              </table:table-cell>
              <table:table-cell office:value-type="float" office:value="0.005223">
                <text:p>0.005223</text:p>
              </table:table-cell>
              <table:table-cell office:value-type="float" office:value="0.785676">
                <text:p>0.785676</text:p>
              </table:table-cell>
              <table:table-cell office:value-type="float" office:value="0.001507">
                <text:p>0.001507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0.017833">
                <text:p>0.017833</text:p>
              </table:table-cell>
              <table:table-cell office:value-type="float" office:value="0.005686">
                <text:p>0.005686</text:p>
              </table:table-cell>
              <table:table-cell office:value-type="float" office:value="0.879981">
                <text:p>0.879981</text:p>
              </table:table-cell>
              <table:table-cell office:value-type="float" office:value="0.001364">
                <text:p>0.001364</text:p>
              </table:table-cell>
            </table:table-row>
            <table:table-row>
              <table:table-cell office:value-type="float" office:value="36750">
                <text:p>36750</text:p>
              </table:table-cell>
              <table:table-cell office:value-type="float" office:value="0.016492">
                <text:p>0.016492</text:p>
              </table:table-cell>
              <table:table-cell office:value-type="float" office:value="0.005533">
                <text:p>0.005533</text:p>
              </table:table-cell>
              <table:table-cell office:value-type="float" office:value="0.817819">
                <text:p>0.817819</text:p>
              </table:table-cell>
              <table:table-cell office:value-type="float" office:value="0.001366">
                <text:p>0.001366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0.01686">
                <text:p>0.01686</text:p>
              </table:table-cell>
              <table:table-cell office:value-type="float" office:value="0.005568">
                <text:p>0.005568</text:p>
              </table:table-cell>
              <table:table-cell office:value-type="float" office:value="0.804408">
                <text:p>0.804408</text:p>
              </table:table-cell>
              <table:table-cell office:value-type="float" office:value="0.001296">
                <text:p>0.001296</text:p>
              </table:table-cell>
            </table:table-row>
            <table:table-row>
              <table:table-cell office:value-type="float" office:value="36850">
                <text:p>36850</text:p>
              </table:table-cell>
              <table:table-cell office:value-type="float" office:value="0.016524">
                <text:p>0.016524</text:p>
              </table:table-cell>
              <table:table-cell office:value-type="float" office:value="0.005172">
                <text:p>0.005172</text:p>
              </table:table-cell>
              <table:table-cell office:value-type="float" office:value="0.797433">
                <text:p>0.797433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0.01666">
                <text:p>0.01666</text:p>
              </table:table-cell>
              <table:table-cell office:value-type="float" office:value="0.005281">
                <text:p>0.005281</text:p>
              </table:table-cell>
              <table:table-cell office:value-type="float" office:value="0.793317">
                <text:p>0.793317</text:p>
              </table:table-cell>
              <table:table-cell office:value-type="float" office:value="0.001337">
                <text:p>0.001337</text:p>
              </table:table-cell>
            </table:table-row>
            <table:table-row>
              <table:table-cell office:value-type="float" office:value="36950">
                <text:p>36950</text:p>
              </table:table-cell>
              <table:table-cell office:value-type="float" office:value="0.01696">
                <text:p>0.01696</text:p>
              </table:table-cell>
              <table:table-cell office:value-type="float" office:value="0.005279">
                <text:p>0.005279</text:p>
              </table:table-cell>
              <table:table-cell office:value-type="float" office:value="0.830808">
                <text:p>0.830808</text:p>
              </table:table-cell>
              <table:table-cell office:value-type="float" office:value="0.001824">
                <text:p>0.001824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017175">
                <text:p>0.017175</text:p>
              </table:table-cell>
              <table:table-cell office:value-type="float" office:value="0.005388">
                <text:p>0.005388</text:p>
              </table:table-cell>
              <table:table-cell office:value-type="float" office:value="0.837559">
                <text:p>0.837559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float" office:value="37050">
                <text:p>37050</text:p>
              </table:table-cell>
              <table:table-cell office:value-type="float" office:value="0.018003">
                <text:p>0.018003</text:p>
              </table:table-cell>
              <table:table-cell office:value-type="float" office:value="0.005917">
                <text:p>0.005917</text:p>
              </table:table-cell>
              <table:table-cell office:value-type="float" office:value="0.881053">
                <text:p>0.881053</text:p>
              </table:table-cell>
              <table:table-cell office:value-type="float" office:value="0.001552">
                <text:p>0.001552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0.01675">
                <text:p>0.01675</text:p>
              </table:table-cell>
              <table:table-cell office:value-type="float" office:value="0.005225">
                <text:p>0.005225</text:p>
              </table:table-cell>
              <table:table-cell office:value-type="float" office:value="0.820109">
                <text:p>0.820109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float" office:value="37150">
                <text:p>37150</text:p>
              </table:table-cell>
              <table:table-cell office:value-type="float" office:value="0.017473">
                <text:p>0.017473</text:p>
              </table:table-cell>
              <table:table-cell office:value-type="float" office:value="0.005743">
                <text:p>0.005743</text:p>
              </table:table-cell>
              <table:table-cell office:value-type="float" office:value="0.836275">
                <text:p>0.836275</text:p>
              </table:table-cell>
              <table:table-cell office:value-type="float" office:value="0.001752">
                <text:p>0.001752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0.017229">
                <text:p>0.017229</text:p>
              </table:table-cell>
              <table:table-cell office:value-type="float" office:value="0.00538">
                <text:p>0.00538</text:p>
              </table:table-cell>
              <table:table-cell office:value-type="float" office:value="0.832904">
                <text:p>0.832904</text:p>
              </table:table-cell>
              <table:table-cell office:value-type="float" office:value="0.001476">
                <text:p>0.001476</text:p>
              </table:table-cell>
            </table:table-row>
            <table:table-row>
              <table:table-cell office:value-type="float" office:value="37250">
                <text:p>37250</text:p>
              </table:table-cell>
              <table:table-cell office:value-type="float" office:value="0.016744">
                <text:p>0.016744</text:p>
              </table:table-cell>
              <table:table-cell office:value-type="float" office:value="0.005305">
                <text:p>0.005305</text:p>
              </table:table-cell>
              <table:table-cell office:value-type="float" office:value="0.829826">
                <text:p>0.829826</text:p>
              </table:table-cell>
              <table:table-cell office:value-type="float" office:value="0.001493">
                <text:p>0.001493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0.016827">
                <text:p>0.016827</text:p>
              </table:table-cell>
              <table:table-cell office:value-type="float" office:value="0.005328">
                <text:p>0.005328</text:p>
              </table:table-cell>
              <table:table-cell office:value-type="float" office:value="0.821763">
                <text:p>0.821763</text:p>
              </table:table-cell>
              <table:table-cell office:value-type="float" office:value="0.001383">
                <text:p>0.001383</text:p>
              </table:table-cell>
            </table:table-row>
            <table:table-row>
              <table:table-cell office:value-type="float" office:value="37350">
                <text:p>37350</text:p>
              </table:table-cell>
              <table:table-cell office:value-type="float" office:value="0.017209">
                <text:p>0.017209</text:p>
              </table:table-cell>
              <table:table-cell office:value-type="float" office:value="0.005352">
                <text:p>0.005352</text:p>
              </table:table-cell>
              <table:table-cell office:value-type="float" office:value="0.829878">
                <text:p>0.829878</text:p>
              </table:table-cell>
              <table:table-cell office:value-type="float" office:value="0.001576">
                <text:p>0.001576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0.01699">
                <text:p>0.01699</text:p>
              </table:table-cell>
              <table:table-cell office:value-type="float" office:value="0.005344">
                <text:p>0.005344</text:p>
              </table:table-cell>
              <table:table-cell office:value-type="float" office:value="0.82044">
                <text:p>0.82044</text:p>
              </table:table-cell>
              <table:table-cell office:value-type="float" office:value="0.001517">
                <text:p>0.001517</text:p>
              </table:table-cell>
            </table:table-row>
            <table:table-row>
              <table:table-cell office:value-type="float" office:value="37450">
                <text:p>37450</text:p>
              </table:table-cell>
              <table:table-cell office:value-type="float" office:value="0.016927">
                <text:p>0.016927</text:p>
              </table:table-cell>
              <table:table-cell office:value-type="float" office:value="0.005263">
                <text:p>0.005263</text:p>
              </table:table-cell>
              <table:table-cell office:value-type="float" office:value="0.824826">
                <text:p>0.824826</text:p>
              </table:table-cell>
              <table:table-cell office:value-type="float" office:value="0.001628">
                <text:p>0.001628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0.017538">
                <text:p>0.017538</text:p>
              </table:table-cell>
              <table:table-cell office:value-type="float" office:value="0.005945">
                <text:p>0.005945</text:p>
              </table:table-cell>
              <table:table-cell office:value-type="float" office:value="0.854736">
                <text:p>0.854736</text:p>
              </table:table-cell>
              <table:table-cell office:value-type="float" office:value="0.001528">
                <text:p>0.001528</text:p>
              </table:table-cell>
            </table:table-row>
            <table:table-row>
              <table:table-cell office:value-type="float" office:value="37550">
                <text:p>37550</text:p>
              </table:table-cell>
              <table:table-cell office:value-type="float" office:value="0.017328">
                <text:p>0.017328</text:p>
              </table:table-cell>
              <table:table-cell office:value-type="float" office:value="0.005538">
                <text:p>0.005538</text:p>
              </table:table-cell>
              <table:table-cell office:value-type="float" office:value="0.836755">
                <text:p>0.836755</text:p>
              </table:table-cell>
              <table:table-cell office:value-type="float" office:value="0.001505">
                <text:p>0.001505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0.017144">
                <text:p>0.017144</text:p>
              </table:table-cell>
              <table:table-cell office:value-type="float" office:value="0.005479">
                <text:p>0.005479</text:p>
              </table:table-cell>
              <table:table-cell office:value-type="float" office:value="0.831647">
                <text:p>0.831647</text:p>
              </table:table-cell>
              <table:table-cell office:value-type="float" office:value="0.001485">
                <text:p>0.001485</text:p>
              </table:table-cell>
            </table:table-row>
            <table:table-row>
              <table:table-cell office:value-type="float" office:value="37650">
                <text:p>37650</text:p>
              </table:table-cell>
              <table:table-cell office:value-type="float" office:value="0.017779">
                <text:p>0.017779</text:p>
              </table:table-cell>
              <table:table-cell office:value-type="float" office:value="0.006368">
                <text:p>0.006368</text:p>
              </table:table-cell>
              <table:table-cell office:value-type="float" office:value="0.847523">
                <text:p>0.847523</text:p>
              </table:table-cell>
              <table:table-cell office:value-type="float" office:value="0.001411">
                <text:p>0.001411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0.017448">
                <text:p>0.017448</text:p>
              </table:table-cell>
              <table:table-cell office:value-type="float" office:value="0.005374">
                <text:p>0.005374</text:p>
              </table:table-cell>
              <table:table-cell office:value-type="float" office:value="1.032153">
                <text:p>1.032153</text:p>
              </table:table-cell>
              <table:table-cell office:value-type="float" office:value="0.001685">
                <text:p>0.001685</text:p>
              </table:table-cell>
            </table:table-row>
            <table:table-row>
              <table:table-cell office:value-type="float" office:value="37750">
                <text:p>37750</text:p>
              </table:table-cell>
              <table:table-cell office:value-type="float" office:value="0.017442">
                <text:p>0.017442</text:p>
              </table:table-cell>
              <table:table-cell office:value-type="float" office:value="0.005673">
                <text:p>0.005673</text:p>
              </table:table-cell>
              <table:table-cell office:value-type="float" office:value="0.841719">
                <text:p>0.841719</text:p>
              </table:table-cell>
              <table:table-cell office:value-type="float" office:value="0.001402">
                <text:p>0.001402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0.018569">
                <text:p>0.018569</text:p>
              </table:table-cell>
              <table:table-cell office:value-type="float" office:value="0.005382">
                <text:p>0.005382</text:p>
              </table:table-cell>
              <table:table-cell office:value-type="float" office:value="0.847488">
                <text:p>0.847488</text:p>
              </table:table-cell>
              <table:table-cell office:value-type="float" office:value="0.001505">
                <text:p>0.001505</text:p>
              </table:table-cell>
            </table:table-row>
            <table:table-row>
              <table:table-cell office:value-type="float" office:value="37850">
                <text:p>37850</text:p>
              </table:table-cell>
              <table:table-cell office:value-type="float" office:value="0.017248">
                <text:p>0.017248</text:p>
              </table:table-cell>
              <table:table-cell office:value-type="float" office:value="0.005504">
                <text:p>0.005504</text:p>
              </table:table-cell>
              <table:table-cell office:value-type="float" office:value="0.874798">
                <text:p>0.874798</text:p>
              </table:table-cell>
              <table:table-cell office:value-type="float" office:value="0.001583">
                <text:p>0.001583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0.018002">
                <text:p>0.018002</text:p>
              </table:table-cell>
              <table:table-cell office:value-type="float" office:value="0.005621">
                <text:p>0.005621</text:p>
              </table:table-cell>
              <table:table-cell office:value-type="float" office:value="0.841769">
                <text:p>0.841769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float" office:value="37950">
                <text:p>37950</text:p>
              </table:table-cell>
              <table:table-cell office:value-type="float" office:value="0.017965">
                <text:p>0.017965</text:p>
              </table:table-cell>
              <table:table-cell office:value-type="float" office:value="0.005921">
                <text:p>0.005921</text:p>
              </table:table-cell>
              <table:table-cell office:value-type="float" office:value="0.863396">
                <text:p>0.863396</text:p>
              </table:table-cell>
              <table:table-cell office:value-type="float" office:value="0.001493">
                <text:p>0.001493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01772">
                <text:p>0.01772</text:p>
              </table:table-cell>
              <table:table-cell office:value-type="float" office:value="0.005466">
                <text:p>0.005466</text:p>
              </table:table-cell>
              <table:table-cell office:value-type="float" office:value="0.833733">
                <text:p>0.833733</text:p>
              </table:table-cell>
              <table:table-cell office:value-type="float" office:value="0.001531">
                <text:p>0.001531</text:p>
              </table:table-cell>
            </table:table-row>
            <table:table-row>
              <table:table-cell office:value-type="float" office:value="38050">
                <text:p>38050</text:p>
              </table:table-cell>
              <table:table-cell office:value-type="float" office:value="0.017583">
                <text:p>0.017583</text:p>
              </table:table-cell>
              <table:table-cell office:value-type="float" office:value="0.0054">
                <text:p>0.0054</text:p>
              </table:table-cell>
              <table:table-cell office:value-type="float" office:value="0.850622">
                <text:p>0.850622</text:p>
              </table:table-cell>
              <table:table-cell office:value-type="float" office:value="0.001417">
                <text:p>0.001417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0.017701">
                <text:p>0.017701</text:p>
              </table:table-cell>
              <table:table-cell office:value-type="float" office:value="0.005665">
                <text:p>0.005665</text:p>
              </table:table-cell>
              <table:table-cell office:value-type="float" office:value="0.85416">
                <text:p>0.85416</text:p>
              </table:table-cell>
              <table:table-cell office:value-type="float" office:value="0.001556">
                <text:p>0.001556</text:p>
              </table:table-cell>
            </table:table-row>
            <table:table-row>
              <table:table-cell office:value-type="float" office:value="38150">
                <text:p>38150</text:p>
              </table:table-cell>
              <table:table-cell office:value-type="float" office:value="0.017873">
                <text:p>0.017873</text:p>
              </table:table-cell>
              <table:table-cell office:value-type="float" office:value="0.005501">
                <text:p>0.005501</text:p>
              </table:table-cell>
              <table:table-cell office:value-type="float" office:value="0.852427">
                <text:p>0.852427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0.017951">
                <text:p>0.017951</text:p>
              </table:table-cell>
              <table:table-cell office:value-type="float" office:value="0.006102">
                <text:p>0.006102</text:p>
              </table:table-cell>
              <table:table-cell office:value-type="float" office:value="0.881612">
                <text:p>0.881612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float" office:value="38250">
                <text:p>38250</text:p>
              </table:table-cell>
              <table:table-cell office:value-type="float" office:value="0.019082">
                <text:p>0.019082</text:p>
              </table:table-cell>
              <table:table-cell office:value-type="float" office:value="0.005624">
                <text:p>0.005624</text:p>
              </table:table-cell>
              <table:table-cell office:value-type="float" office:value="0.892877">
                <text:p>0.892877</text:p>
              </table:table-cell>
              <table:table-cell office:value-type="float" office:value="0.001546">
                <text:p>0.001546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0.017989">
                <text:p>0.017989</text:p>
              </table:table-cell>
              <table:table-cell office:value-type="float" office:value="0.005847">
                <text:p>0.005847</text:p>
              </table:table-cell>
              <table:table-cell office:value-type="float" office:value="0.857741">
                <text:p>0.857741</text:p>
              </table:table-cell>
              <table:table-cell office:value-type="float" office:value="0.001549">
                <text:p>0.001549</text:p>
              </table:table-cell>
            </table:table-row>
            <table:table-row>
              <table:table-cell office:value-type="float" office:value="38350">
                <text:p>38350</text:p>
              </table:table-cell>
              <table:table-cell office:value-type="float" office:value="0.017477">
                <text:p>0.017477</text:p>
              </table:table-cell>
              <table:table-cell office:value-type="float" office:value="0.005441">
                <text:p>0.005441</text:p>
              </table:table-cell>
              <table:table-cell office:value-type="float" office:value="0.864461">
                <text:p>0.864461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0.018374">
                <text:p>0.018374</text:p>
              </table:table-cell>
              <table:table-cell office:value-type="float" office:value="0.005538">
                <text:p>0.005538</text:p>
              </table:table-cell>
              <table:table-cell office:value-type="float" office:value="0.86601">
                <text:p>0.86601</text:p>
              </table:table-cell>
              <table:table-cell office:value-type="float" office:value="0.001405">
                <text:p>0.001405</text:p>
              </table:table-cell>
            </table:table-row>
            <table:table-row>
              <table:table-cell office:value-type="float" office:value="38450">
                <text:p>38450</text:p>
              </table:table-cell>
              <table:table-cell office:value-type="float" office:value="0.017885">
                <text:p>0.017885</text:p>
              </table:table-cell>
              <table:table-cell office:value-type="float" office:value="0.00571">
                <text:p>0.00571</text:p>
              </table:table-cell>
              <table:table-cell office:value-type="float" office:value="0.874274">
                <text:p>0.874274</text:p>
              </table:table-cell>
              <table:table-cell office:value-type="float" office:value="0.001534">
                <text:p>0.001534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0.017948">
                <text:p>0.017948</text:p>
              </table:table-cell>
              <table:table-cell office:value-type="float" office:value="0.00564">
                <text:p>0.00564</text:p>
              </table:table-cell>
              <table:table-cell office:value-type="float" office:value="0.876599">
                <text:p>0.876599</text:p>
              </table:table-cell>
              <table:table-cell office:value-type="float" office:value="0.001568">
                <text:p>0.001568</text:p>
              </table:table-cell>
            </table:table-row>
            <table:table-row>
              <table:table-cell office:value-type="float" office:value="38550">
                <text:p>38550</text:p>
              </table:table-cell>
              <table:table-cell office:value-type="float" office:value="0.018827">
                <text:p>0.018827</text:p>
              </table:table-cell>
              <table:table-cell office:value-type="float" office:value="0.005578">
                <text:p>0.005578</text:p>
              </table:table-cell>
              <table:table-cell office:value-type="float" office:value="0.885917">
                <text:p>0.885917</text:p>
              </table:table-cell>
              <table:table-cell office:value-type="float" office:value="0.001587">
                <text:p>0.001587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0.017826">
                <text:p>0.017826</text:p>
              </table:table-cell>
              <table:table-cell office:value-type="float" office:value="0.005535">
                <text:p>0.005535</text:p>
              </table:table-cell>
              <table:table-cell office:value-type="float" office:value="0.880476">
                <text:p>0.880476</text:p>
              </table:table-cell>
              <table:table-cell office:value-type="float" office:value="0.001574">
                <text:p>0.001574</text:p>
              </table:table-cell>
            </table:table-row>
            <table:table-row>
              <table:table-cell office:value-type="float" office:value="38650">
                <text:p>38650</text:p>
              </table:table-cell>
              <table:table-cell office:value-type="float" office:value="0.018208">
                <text:p>0.018208</text:p>
              </table:table-cell>
              <table:table-cell office:value-type="float" office:value="0.005674">
                <text:p>0.005674</text:p>
              </table:table-cell>
              <table:table-cell office:value-type="float" office:value="0.904288">
                <text:p>0.904288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0.018416">
                <text:p>0.018416</text:p>
              </table:table-cell>
              <table:table-cell office:value-type="float" office:value="0.00556">
                <text:p>0.00556</text:p>
              </table:table-cell>
              <table:table-cell office:value-type="float" office:value="0.887332">
                <text:p>0.887332</text:p>
              </table:table-cell>
              <table:table-cell office:value-type="float" office:value="0.001563">
                <text:p>0.001563</text:p>
              </table:table-cell>
            </table:table-row>
            <table:table-row>
              <table:table-cell office:value-type="float" office:value="38750">
                <text:p>38750</text:p>
              </table:table-cell>
              <table:table-cell office:value-type="float" office:value="0.017908">
                <text:p>0.017908</text:p>
              </table:table-cell>
              <table:table-cell office:value-type="float" office:value="0.005829">
                <text:p>0.005829</text:p>
              </table:table-cell>
              <table:table-cell office:value-type="float" office:value="0.86928">
                <text:p>0.86928</text:p>
              </table:table-cell>
              <table:table-cell office:value-type="float" office:value="0.001264">
                <text:p>0.001264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0.018281">
                <text:p>0.018281</text:p>
              </table:table-cell>
              <table:table-cell office:value-type="float" office:value="0.005414">
                <text:p>0.005414</text:p>
              </table:table-cell>
              <table:table-cell office:value-type="float" office:value="0.871937">
                <text:p>0.871937</text:p>
              </table:table-cell>
              <table:table-cell office:value-type="float" office:value="0.001403">
                <text:p>0.001403</text:p>
              </table:table-cell>
            </table:table-row>
            <table:table-row>
              <table:table-cell office:value-type="float" office:value="38850">
                <text:p>38850</text:p>
              </table:table-cell>
              <table:table-cell office:value-type="float" office:value="0.018176">
                <text:p>0.018176</text:p>
              </table:table-cell>
              <table:table-cell office:value-type="float" office:value="0.005718">
                <text:p>0.005718</text:p>
              </table:table-cell>
              <table:table-cell office:value-type="float" office:value="0.895423">
                <text:p>0.895423</text:p>
              </table:table-cell>
              <table:table-cell office:value-type="float" office:value="0.001433">
                <text:p>0.001433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0.018347">
                <text:p>0.018347</text:p>
              </table:table-cell>
              <table:table-cell office:value-type="float" office:value="0.005531">
                <text:p>0.005531</text:p>
              </table:table-cell>
              <table:table-cell office:value-type="float" office:value="0.875053">
                <text:p>0.875053</text:p>
              </table:table-cell>
              <table:table-cell office:value-type="float" office:value="0.001687">
                <text:p>0.001687</text:p>
              </table:table-cell>
            </table:table-row>
            <table:table-row>
              <table:table-cell office:value-type="float" office:value="38950">
                <text:p>38950</text:p>
              </table:table-cell>
              <table:table-cell office:value-type="float" office:value="0.018338">
                <text:p>0.018338</text:p>
              </table:table-cell>
              <table:table-cell office:value-type="float" office:value="0.005683">
                <text:p>0.005683</text:p>
              </table:table-cell>
              <table:table-cell office:value-type="float" office:value="0.92124">
                <text:p>0.92124</text:p>
              </table:table-cell>
              <table:table-cell office:value-type="float" office:value="0.001589">
                <text:p>0.001589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017885">
                <text:p>0.017885</text:p>
              </table:table-cell>
              <table:table-cell office:value-type="float" office:value="0.005536">
                <text:p>0.005536</text:p>
              </table:table-cell>
              <table:table-cell office:value-type="float" office:value="0.901108">
                <text:p>0.901108</text:p>
              </table:table-cell>
              <table:table-cell office:value-type="float" office:value="0.001435">
                <text:p>0.001435</text:p>
              </table:table-cell>
            </table:table-row>
            <table:table-row>
              <table:table-cell office:value-type="float" office:value="39050">
                <text:p>39050</text:p>
              </table:table-cell>
              <table:table-cell office:value-type="float" office:value="0.019055">
                <text:p>0.019055</text:p>
              </table:table-cell>
              <table:table-cell office:value-type="float" office:value="0.006126">
                <text:p>0.006126</text:p>
              </table:table-cell>
              <table:table-cell office:value-type="float" office:value="0.904017">
                <text:p>0.904017</text:p>
              </table:table-cell>
              <table:table-cell office:value-type="float" office:value="0.001735">
                <text:p>0.001735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0.018994">
                <text:p>0.018994</text:p>
              </table:table-cell>
              <table:table-cell office:value-type="float" office:value="0.005675">
                <text:p>0.005675</text:p>
              </table:table-cell>
              <table:table-cell office:value-type="float" office:value="0.903602">
                <text:p>0.903602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float" office:value="39150">
                <text:p>39150</text:p>
              </table:table-cell>
              <table:table-cell office:value-type="float" office:value="0.018762">
                <text:p>0.018762</text:p>
              </table:table-cell>
              <table:table-cell office:value-type="float" office:value="0.005703">
                <text:p>0.005703</text:p>
              </table:table-cell>
              <table:table-cell office:value-type="float" office:value="0.921559">
                <text:p>0.921559</text:p>
              </table:table-cell>
              <table:table-cell office:value-type="float" office:value="0.001658">
                <text:p>0.001658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0.021062">
                <text:p>0.021062</text:p>
              </table:table-cell>
              <table:table-cell office:value-type="float" office:value="0.005709">
                <text:p>0.005709</text:p>
              </table:table-cell>
              <table:table-cell office:value-type="float" office:value="0.928736">
                <text:p>0.928736</text:p>
              </table:table-cell>
              <table:table-cell office:value-type="float" office:value="0.001762">
                <text:p>0.001762</text:p>
              </table:table-cell>
            </table:table-row>
            <table:table-row>
              <table:table-cell office:value-type="float" office:value="39250">
                <text:p>39250</text:p>
              </table:table-cell>
              <table:table-cell office:value-type="float" office:value="0.018553">
                <text:p>0.018553</text:p>
              </table:table-cell>
              <table:table-cell office:value-type="float" office:value="0.00579">
                <text:p>0.00579</text:p>
              </table:table-cell>
              <table:table-cell office:value-type="float" office:value="0.907031">
                <text:p>0.907031</text:p>
              </table:table-cell>
              <table:table-cell office:value-type="float" office:value="0.001643">
                <text:p>0.001643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0.018797">
                <text:p>0.018797</text:p>
              </table:table-cell>
              <table:table-cell office:value-type="float" office:value="0.005746">
                <text:p>0.005746</text:p>
              </table:table-cell>
              <table:table-cell office:value-type="float" office:value="0.94014">
                <text:p>0.94014</text:p>
              </table:table-cell>
              <table:table-cell office:value-type="float" office:value="0.001561">
                <text:p>0.001561</text:p>
              </table:table-cell>
            </table:table-row>
            <table:table-row>
              <table:table-cell office:value-type="float" office:value="39350">
                <text:p>39350</text:p>
              </table:table-cell>
              <table:table-cell office:value-type="float" office:value="0.019274">
                <text:p>0.019274</text:p>
              </table:table-cell>
              <table:table-cell office:value-type="float" office:value="0.00574">
                <text:p>0.00574</text:p>
              </table:table-cell>
              <table:table-cell office:value-type="float" office:value="0.893213">
                <text:p>0.893213</text:p>
              </table:table-cell>
              <table:table-cell office:value-type="float" office:value="0.001169">
                <text:p>0.001169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0.018481">
                <text:p>0.018481</text:p>
              </table:table-cell>
              <table:table-cell office:value-type="float" office:value="0.005589">
                <text:p>0.005589</text:p>
              </table:table-cell>
              <table:table-cell office:value-type="float" office:value="0.913137">
                <text:p>0.913137</text:p>
              </table:table-cell>
              <table:table-cell office:value-type="float" office:value="0.001556">
                <text:p>0.001556</text:p>
              </table:table-cell>
            </table:table-row>
            <table:table-row>
              <table:table-cell office:value-type="float" office:value="39450">
                <text:p>39450</text:p>
              </table:table-cell>
              <table:table-cell office:value-type="float" office:value="0.01855">
                <text:p>0.01855</text:p>
              </table:table-cell>
              <table:table-cell office:value-type="float" office:value="0.005634">
                <text:p>0.005634</text:p>
              </table:table-cell>
              <table:table-cell office:value-type="float" office:value="0.924328">
                <text:p>0.924328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0.018559">
                <text:p>0.018559</text:p>
              </table:table-cell>
              <table:table-cell office:value-type="float" office:value="0.00561">
                <text:p>0.00561</text:p>
              </table:table-cell>
              <table:table-cell office:value-type="float" office:value="0.932112">
                <text:p>0.932112</text:p>
              </table:table-cell>
              <table:table-cell office:value-type="float" office:value="0.001357">
                <text:p>0.001357</text:p>
              </table:table-cell>
            </table:table-row>
            <table:table-row>
              <table:table-cell office:value-type="float" office:value="39550">
                <text:p>39550</text:p>
              </table:table-cell>
              <table:table-cell office:value-type="float" office:value="0.018812">
                <text:p>0.018812</text:p>
              </table:table-cell>
              <table:table-cell office:value-type="float" office:value="0.005635">
                <text:p>0.005635</text:p>
              </table:table-cell>
              <table:table-cell office:value-type="float" office:value="0.925106">
                <text:p>0.925106</text:p>
              </table:table-cell>
              <table:table-cell office:value-type="float" office:value="0.001574">
                <text:p>0.001574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0.018826">
                <text:p>0.018826</text:p>
              </table:table-cell>
              <table:table-cell office:value-type="float" office:value="0.005686">
                <text:p>0.005686</text:p>
              </table:table-cell>
              <table:table-cell office:value-type="float" office:value="0.919644">
                <text:p>0.919644</text:p>
              </table:table-cell>
              <table:table-cell office:value-type="float" office:value="0.001467">
                <text:p>0.001467</text:p>
              </table:table-cell>
            </table:table-row>
            <table:table-row>
              <table:table-cell office:value-type="float" office:value="39650">
                <text:p>39650</text:p>
              </table:table-cell>
              <table:table-cell office:value-type="float" office:value="0.019118">
                <text:p>0.019118</text:p>
              </table:table-cell>
              <table:table-cell office:value-type="float" office:value="0.005639">
                <text:p>0.005639</text:p>
              </table:table-cell>
              <table:table-cell office:value-type="float" office:value="0.978148">
                <text:p>0.978148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0.019343">
                <text:p>0.019343</text:p>
              </table:table-cell>
              <table:table-cell office:value-type="float" office:value="0.005903">
                <text:p>0.005903</text:p>
              </table:table-cell>
              <table:table-cell office:value-type="float" office:value="0.937619">
                <text:p>0.937619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float" office:value="39750">
                <text:p>39750</text:p>
              </table:table-cell>
              <table:table-cell office:value-type="float" office:value="0.019237">
                <text:p>0.019237</text:p>
              </table:table-cell>
              <table:table-cell office:value-type="float" office:value="0.00565">
                <text:p>0.00565</text:p>
              </table:table-cell>
              <table:table-cell office:value-type="float" office:value="0.939358">
                <text:p>0.939358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0.019234">
                <text:p>0.019234</text:p>
              </table:table-cell>
              <table:table-cell office:value-type="float" office:value="0.005658">
                <text:p>0.005658</text:p>
              </table:table-cell>
              <table:table-cell office:value-type="float" office:value="0.935387">
                <text:p>0.935387</text:p>
              </table:table-cell>
              <table:table-cell office:value-type="float" office:value="0.001699">
                <text:p>0.001699</text:p>
              </table:table-cell>
            </table:table-row>
            <table:table-row>
              <table:table-cell office:value-type="float" office:value="39850">
                <text:p>39850</text:p>
              </table:table-cell>
              <table:table-cell office:value-type="float" office:value="0.025069">
                <text:p>0.025069</text:p>
              </table:table-cell>
              <table:table-cell office:value-type="float" office:value="0.005745">
                <text:p>0.005745</text:p>
              </table:table-cell>
              <table:table-cell office:value-type="float" office:value="0.951045">
                <text:p>0.951045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0.019429">
                <text:p>0.019429</text:p>
              </table:table-cell>
              <table:table-cell office:value-type="float" office:value="0.00585">
                <text:p>0.00585</text:p>
              </table:table-cell>
              <table:table-cell office:value-type="float" office:value="0.944397">
                <text:p>0.944397</text:p>
              </table:table-cell>
              <table:table-cell office:value-type="float" office:value="0.001386">
                <text:p>0.001386</text:p>
              </table:table-cell>
            </table:table-row>
            <table:table-row>
              <table:table-cell office:value-type="float" office:value="39950">
                <text:p>39950</text:p>
              </table:table-cell>
              <table:table-cell office:value-type="float" office:value="0.019197">
                <text:p>0.019197</text:p>
              </table:table-cell>
              <table:table-cell office:value-type="float" office:value="0.005783">
                <text:p>0.005783</text:p>
              </table:table-cell>
              <table:table-cell office:value-type="float" office:value="0.951302">
                <text:p>0.951302</text:p>
              </table:table-cell>
              <table:table-cell office:value-type="float" office:value="0.001606">
                <text:p>0.00160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9315">
                <text:p>0.019315</text:p>
              </table:table-cell>
              <table:table-cell office:value-type="float" office:value="0.005683">
                <text:p>0.005683</text:p>
              </table:table-cell>
              <table:table-cell office:value-type="float" office:value="0.974008">
                <text:p>0.974008</text:p>
              </table:table-cell>
              <table:table-cell office:value-type="float" office:value="0.001513">
                <text:p>0.001513</text:p>
              </table:table-cell>
            </table:table-row>
            <table:table-row>
              <table:table-cell office:value-type="float" office:value="40050">
                <text:p>40050</text:p>
              </table:table-cell>
              <table:table-cell office:value-type="float" office:value="0.019074">
                <text:p>0.019074</text:p>
              </table:table-cell>
              <table:table-cell office:value-type="float" office:value="0.005655">
                <text:p>0.005655</text:p>
              </table:table-cell>
              <table:table-cell office:value-type="float" office:value="0.984414">
                <text:p>0.984414</text:p>
              </table:table-cell>
              <table:table-cell office:value-type="float" office:value="0.001509">
                <text:p>0.001509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0.019891">
                <text:p>0.019891</text:p>
              </table:table-cell>
              <table:table-cell office:value-type="float" office:value="0.006306">
                <text:p>0.006306</text:p>
              </table:table-cell>
              <table:table-cell office:value-type="float" office:value="0.966666">
                <text:p>0.966666</text:p>
              </table:table-cell>
              <table:table-cell office:value-type="float" office:value="0.001663">
                <text:p>0.001663</text:p>
              </table:table-cell>
            </table:table-row>
            <table:table-row>
              <table:table-cell office:value-type="float" office:value="40150">
                <text:p>40150</text:p>
              </table:table-cell>
              <table:table-cell office:value-type="float" office:value="0.019539">
                <text:p>0.019539</text:p>
              </table:table-cell>
              <table:table-cell office:value-type="float" office:value="0.006072">
                <text:p>0.006072</text:p>
              </table:table-cell>
              <table:table-cell office:value-type="float" office:value="0.959413">
                <text:p>0.959413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0.01967">
                <text:p>0.01967</text:p>
              </table:table-cell>
              <table:table-cell office:value-type="float" office:value="0.005907">
                <text:p>0.005907</text:p>
              </table:table-cell>
              <table:table-cell office:value-type="float" office:value="0.952148">
                <text:p>0.952148</text:p>
              </table:table-cell>
              <table:table-cell office:value-type="float" office:value="0.001618">
                <text:p>0.001618</text:p>
              </table:table-cell>
            </table:table-row>
            <table:table-row>
              <table:table-cell office:value-type="float" office:value="40250">
                <text:p>40250</text:p>
              </table:table-cell>
              <table:table-cell office:value-type="float" office:value="0.019759">
                <text:p>0.019759</text:p>
              </table:table-cell>
              <table:table-cell office:value-type="float" office:value="0.006174">
                <text:p>0.006174</text:p>
              </table:table-cell>
              <table:table-cell office:value-type="float" office:value="0.952767">
                <text:p>0.952767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0.019641">
                <text:p>0.019641</text:p>
              </table:table-cell>
              <table:table-cell office:value-type="float" office:value="0.005696">
                <text:p>0.005696</text:p>
              </table:table-cell>
              <table:table-cell office:value-type="float" office:value="0.984932">
                <text:p>0.984932</text:p>
              </table:table-cell>
              <table:table-cell office:value-type="float" office:value="0.001415">
                <text:p>0.001415</text:p>
              </table:table-cell>
            </table:table-row>
            <table:table-row>
              <table:table-cell office:value-type="float" office:value="40350">
                <text:p>40350</text:p>
              </table:table-cell>
              <table:table-cell office:value-type="float" office:value="0.02015">
                <text:p>0.02015</text:p>
              </table:table-cell>
              <table:table-cell office:value-type="float" office:value="0.005844">
                <text:p>0.005844</text:p>
              </table:table-cell>
              <table:table-cell office:value-type="float" office:value="0.983108">
                <text:p>0.983108</text:p>
              </table:table-cell>
              <table:table-cell office:value-type="float" office:value="0.002002">
                <text:p>0.002002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0.019955">
                <text:p>0.019955</text:p>
              </table:table-cell>
              <table:table-cell office:value-type="float" office:value="0.005866">
                <text:p>0.005866</text:p>
              </table:table-cell>
              <table:table-cell office:value-type="float" office:value="0.96126">
                <text:p>0.96126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float" office:value="40450">
                <text:p>40450</text:p>
              </table:table-cell>
              <table:table-cell office:value-type="float" office:value="0.020175">
                <text:p>0.020175</text:p>
              </table:table-cell>
              <table:table-cell office:value-type="float" office:value="0.006099">
                <text:p>0.006099</text:p>
              </table:table-cell>
              <table:table-cell office:value-type="float" office:value="0.979804">
                <text:p>0.979804</text:p>
              </table:table-cell>
              <table:table-cell office:value-type="float" office:value="0.001651">
                <text:p>0.001651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0.019865">
                <text:p>0.019865</text:p>
              </table:table-cell>
              <table:table-cell office:value-type="float" office:value="0.005719">
                <text:p>0.005719</text:p>
              </table:table-cell>
              <table:table-cell office:value-type="float" office:value="0.983305">
                <text:p>0.983305</text:p>
              </table:table-cell>
              <table:table-cell office:value-type="float" office:value="0.001721">
                <text:p>0.001721</text:p>
              </table:table-cell>
            </table:table-row>
            <table:table-row>
              <table:table-cell office:value-type="float" office:value="40550">
                <text:p>40550</text:p>
              </table:table-cell>
              <table:table-cell office:value-type="float" office:value="0.020225">
                <text:p>0.020225</text:p>
              </table:table-cell>
              <table:table-cell office:value-type="float" office:value="0.006264">
                <text:p>0.006264</text:p>
              </table:table-cell>
              <table:table-cell office:value-type="float" office:value="0.995297">
                <text:p>0.995297</text:p>
              </table:table-cell>
              <table:table-cell office:value-type="float" office:value="0.001832">
                <text:p>0.001832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0.020016">
                <text:p>0.020016</text:p>
              </table:table-cell>
              <table:table-cell office:value-type="float" office:value="0.005798">
                <text:p>0.005798</text:p>
              </table:table-cell>
              <table:table-cell office:value-type="float" office:value="1.00739">
                <text:p>1.00739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float" office:value="40650">
                <text:p>40650</text:p>
              </table:table-cell>
              <table:table-cell office:value-type="float" office:value="0.020396">
                <text:p>0.020396</text:p>
              </table:table-cell>
              <table:table-cell office:value-type="float" office:value="0.006059">
                <text:p>0.006059</text:p>
              </table:table-cell>
              <table:table-cell office:value-type="float" office:value="0.991755">
                <text:p>0.991755</text:p>
              </table:table-cell>
              <table:table-cell office:value-type="float" office:value="0.001685">
                <text:p>0.001685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0.020673">
                <text:p>0.020673</text:p>
              </table:table-cell>
              <table:table-cell office:value-type="float" office:value="0.005831">
                <text:p>0.005831</text:p>
              </table:table-cell>
              <table:table-cell office:value-type="float" office:value="0.998751">
                <text:p>0.998751</text:p>
              </table:table-cell>
              <table:table-cell office:value-type="float" office:value="0.001937">
                <text:p>0.00193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0.019764">
                <text:p>0.019764</text:p>
              </table:table-cell>
              <table:table-cell office:value-type="float" office:value="0.005869">
                <text:p>0.005869</text:p>
              </table:table-cell>
              <table:table-cell office:value-type="float" office:value="0.963095">
                <text:p>0.963095</text:p>
              </table:table-cell>
              <table:table-cell office:value-type="float" office:value="0.001638">
                <text:p>0.001638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0.01994">
                <text:p>0.01994</text:p>
              </table:table-cell>
              <table:table-cell office:value-type="float" office:value="0.006047">
                <text:p>0.006047</text:p>
              </table:table-cell>
              <table:table-cell office:value-type="float" office:value="0.99276">
                <text:p>0.99276</text:p>
              </table:table-cell>
              <table:table-cell office:value-type="float" office:value="0.001651">
                <text:p>0.001651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0.020812">
                <text:p>0.020812</text:p>
              </table:table-cell>
              <table:table-cell office:value-type="float" office:value="0.006649">
                <text:p>0.006649</text:p>
              </table:table-cell>
              <table:table-cell office:value-type="float" office:value="1.107558">
                <text:p>1.107558</text:p>
              </table:table-cell>
              <table:table-cell office:value-type="float" office:value="0.001913">
                <text:p>0.001913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0.022696">
                <text:p>0.022696</text:p>
              </table:table-cell>
              <table:table-cell office:value-type="float" office:value="0.0067">
                <text:p>0.0067</text:p>
              </table:table-cell>
              <table:table-cell office:value-type="float" office:value="1.233149">
                <text:p>1.233149</text:p>
              </table:table-cell>
              <table:table-cell office:value-type="float" office:value="0.002641">
                <text:p>0.002641</text:p>
              </table:table-cell>
            </table:table-row>
            <table:table-row>
              <table:table-cell office:value-type="float" office:value="40950">
                <text:p>40950</text:p>
              </table:table-cell>
              <table:table-cell office:value-type="float" office:value="0.021692">
                <text:p>0.021692</text:p>
              </table:table-cell>
              <table:table-cell office:value-type="float" office:value="0.006379">
                <text:p>0.006379</text:p>
              </table:table-cell>
              <table:table-cell office:value-type="float" office:value="1.117355">
                <text:p>1.117355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020768">
                <text:p>0.020768</text:p>
              </table:table-cell>
              <table:table-cell office:value-type="float" office:value="0.006848">
                <text:p>0.006848</text:p>
              </table:table-cell>
              <table:table-cell office:value-type="float" office:value="0.997057">
                <text:p>0.997057</text:p>
              </table:table-cell>
              <table:table-cell office:value-type="float" office:value="0.001491">
                <text:p>0.001491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0.020578">
                <text:p>0.020578</text:p>
              </table:table-cell>
              <table:table-cell office:value-type="float" office:value="0.00584">
                <text:p>0.00584</text:p>
              </table:table-cell>
              <table:table-cell office:value-type="float" office:value="1.009863">
                <text:p>1.009863</text:p>
              </table:table-cell>
              <table:table-cell office:value-type="float" office:value="0.001527">
                <text:p>0.001527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0.021408">
                <text:p>0.021408</text:p>
              </table:table-cell>
              <table:table-cell office:value-type="float" office:value="0.006723">
                <text:p>0.006723</text:p>
              </table:table-cell>
              <table:table-cell office:value-type="float" office:value="1.085964">
                <text:p>1.085964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0.021183">
                <text:p>0.021183</text:p>
              </table:table-cell>
              <table:table-cell office:value-type="float" office:value="0.006155">
                <text:p>0.006155</text:p>
              </table:table-cell>
              <table:table-cell office:value-type="float" office:value="1.03898">
                <text:p>1.03898</text:p>
              </table:table-cell>
              <table:table-cell office:value-type="float" office:value="0.001811">
                <text:p>0.001811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0.020028">
                <text:p>0.020028</text:p>
              </table:table-cell>
              <table:table-cell office:value-type="float" office:value="0.005743">
                <text:p>0.005743</text:p>
              </table:table-cell>
              <table:table-cell office:value-type="float" office:value="0.995392">
                <text:p>0.995392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0.020703">
                <text:p>0.020703</text:p>
              </table:table-cell>
              <table:table-cell office:value-type="float" office:value="0.006077">
                <text:p>0.006077</text:p>
              </table:table-cell>
              <table:table-cell office:value-type="float" office:value="1.007167">
                <text:p>1.007167</text:p>
              </table:table-cell>
              <table:table-cell office:value-type="float" office:value="0.001645">
                <text:p>0.001645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0.020624">
                <text:p>0.020624</text:p>
              </table:table-cell>
              <table:table-cell office:value-type="float" office:value="0.005944">
                <text:p>0.005944</text:p>
              </table:table-cell>
              <table:table-cell office:value-type="float" office:value="1.004743">
                <text:p>1.004743</text:p>
              </table:table-cell>
              <table:table-cell office:value-type="float" office:value="0.001678">
                <text:p>0.001678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0.020574">
                <text:p>0.020574</text:p>
              </table:table-cell>
              <table:table-cell office:value-type="float" office:value="0.006034">
                <text:p>0.006034</text:p>
              </table:table-cell>
              <table:table-cell office:value-type="float" office:value="0.998091">
                <text:p>0.998091</text:p>
              </table:table-cell>
              <table:table-cell office:value-type="float" office:value="0.001668">
                <text:p>0.001668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0.020482">
                <text:p>0.020482</text:p>
              </table:table-cell>
              <table:table-cell office:value-type="float" office:value="0.005795">
                <text:p>0.005795</text:p>
              </table:table-cell>
              <table:table-cell office:value-type="float" office:value="1.00087">
                <text:p>1.00087</text:p>
              </table:table-cell>
              <table:table-cell office:value-type="float" office:value="0.001443">
                <text:p>0.001443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0.020707">
                <text:p>0.020707</text:p>
              </table:table-cell>
              <table:table-cell office:value-type="float" office:value="0.005943">
                <text:p>0.005943</text:p>
              </table:table-cell>
              <table:table-cell office:value-type="float" office:value="1.021345">
                <text:p>1.021345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0.02083">
                <text:p>0.02083</text:p>
              </table:table-cell>
              <table:table-cell office:value-type="float" office:value="0.00636">
                <text:p>0.00636</text:p>
              </table:table-cell>
              <table:table-cell office:value-type="float" office:value="1.02599">
                <text:p>1.02599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float" office:value="41550">
                <text:p>41550</text:p>
              </table:table-cell>
              <table:table-cell office:value-type="float" office:value="0.02101">
                <text:p>0.02101</text:p>
              </table:table-cell>
              <table:table-cell office:value-type="float" office:value="0.006027">
                <text:p>0.006027</text:p>
              </table:table-cell>
              <table:table-cell office:value-type="float" office:value="1.075469">
                <text:p>1.075469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020974">
                <text:p>0.020974</text:p>
              </table:table-cell>
              <table:table-cell office:value-type="float" office:value="0.006253">
                <text:p>0.006253</text:p>
              </table:table-cell>
              <table:table-cell office:value-type="float" office:value="1.058168">
                <text:p>1.058168</text:p>
              </table:table-cell>
              <table:table-cell office:value-type="float" office:value="0.001632">
                <text:p>0.001632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0.021063">
                <text:p>0.021063</text:p>
              </table:table-cell>
              <table:table-cell office:value-type="float" office:value="0.006331">
                <text:p>0.006331</text:p>
              </table:table-cell>
              <table:table-cell office:value-type="float" office:value="1.080132">
                <text:p>1.080132</text:p>
              </table:table-cell>
              <table:table-cell office:value-type="float" office:value="0.001798">
                <text:p>0.001798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0.0214">
                <text:p>0.0214</text:p>
              </table:table-cell>
              <table:table-cell office:value-type="float" office:value="0.006066">
                <text:p>0.006066</text:p>
              </table:table-cell>
              <table:table-cell office:value-type="float" office:value="1.070768">
                <text:p>1.070768</text:p>
              </table:table-cell>
              <table:table-cell office:value-type="float" office:value="0.001536">
                <text:p>0.001536</text:p>
              </table:table-cell>
            </table:table-row>
            <table:table-row>
              <table:table-cell office:value-type="float" office:value="41750">
                <text:p>41750</text:p>
              </table:table-cell>
              <table:table-cell office:value-type="float" office:value="0.021346">
                <text:p>0.021346</text:p>
              </table:table-cell>
              <table:table-cell office:value-type="float" office:value="0.006702">
                <text:p>0.006702</text:p>
              </table:table-cell>
              <table:table-cell office:value-type="float" office:value="1.081244">
                <text:p>1.081244</text:p>
              </table:table-cell>
              <table:table-cell office:value-type="float" office:value="0.001817">
                <text:p>0.001817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0.02132">
                <text:p>0.02132</text:p>
              </table:table-cell>
              <table:table-cell office:value-type="float" office:value="0.00627">
                <text:p>0.00627</text:p>
              </table:table-cell>
              <table:table-cell office:value-type="float" office:value="1.063442">
                <text:p>1.063442</text:p>
              </table:table-cell>
              <table:table-cell office:value-type="float" office:value="0.001759">
                <text:p>0.001759</text:p>
              </table:table-cell>
            </table:table-row>
            <table:table-row>
              <table:table-cell office:value-type="float" office:value="41850">
                <text:p>41850</text:p>
              </table:table-cell>
              <table:table-cell office:value-type="float" office:value="0.021592">
                <text:p>0.021592</text:p>
              </table:table-cell>
              <table:table-cell office:value-type="float" office:value="0.006441">
                <text:p>0.006441</text:p>
              </table:table-cell>
              <table:table-cell office:value-type="float" office:value="1.067322">
                <text:p>1.067322</text:p>
              </table:table-cell>
              <table:table-cell office:value-type="float" office:value="0.001717">
                <text:p>0.001717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0.020928">
                <text:p>0.020928</text:p>
              </table:table-cell>
              <table:table-cell office:value-type="float" office:value="0.006076">
                <text:p>0.006076</text:p>
              </table:table-cell>
              <table:table-cell office:value-type="float" office:value="1.097996">
                <text:p>1.097996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0.022732">
                <text:p>0.022732</text:p>
              </table:table-cell>
              <table:table-cell office:value-type="float" office:value="0.006515">
                <text:p>0.006515</text:p>
              </table:table-cell>
              <table:table-cell office:value-type="float" office:value="1.04102">
                <text:p>1.04102</text:p>
              </table:table-cell>
              <table:table-cell office:value-type="float" office:value="0.001659">
                <text:p>0.00165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021323">
                <text:p>0.021323</text:p>
              </table:table-cell>
              <table:table-cell office:value-type="float" office:value="0.006106">
                <text:p>0.006106</text:p>
              </table:table-cell>
              <table:table-cell office:value-type="float" office:value="1.039724">
                <text:p>1.039724</text:p>
              </table:table-cell>
              <table:table-cell office:value-type="float" office:value="0.001675">
                <text:p>0.001675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0.021001">
                <text:p>0.021001</text:p>
              </table:table-cell>
              <table:table-cell office:value-type="float" office:value="0.006249">
                <text:p>0.006249</text:p>
              </table:table-cell>
              <table:table-cell office:value-type="float" office:value="1.287277">
                <text:p>1.287277</text:p>
              </table:table-cell>
              <table:table-cell office:value-type="float" office:value="0.001741">
                <text:p>0.001741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0.029429">
                <text:p>0.029429</text:p>
              </table:table-cell>
              <table:table-cell office:value-type="float" office:value="0.006629">
                <text:p>0.006629</text:p>
              </table:table-cell>
              <table:table-cell office:value-type="float" office:value="1.08887">
                <text:p>1.08887</text:p>
              </table:table-cell>
              <table:table-cell office:value-type="float" office:value="0.001861">
                <text:p>0.001861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0.025253">
                <text:p>0.025253</text:p>
              </table:table-cell>
              <table:table-cell office:value-type="float" office:value="0.007278">
                <text:p>0.007278</text:p>
              </table:table-cell>
              <table:table-cell office:value-type="float" office:value="1.249824">
                <text:p>1.249824</text:p>
              </table:table-cell>
              <table:table-cell office:value-type="float" office:value="0.002227">
                <text:p>0.002227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0.023281">
                <text:p>0.023281</text:p>
              </table:table-cell>
              <table:table-cell office:value-type="float" office:value="0.006726">
                <text:p>0.006726</text:p>
              </table:table-cell>
              <table:table-cell office:value-type="float" office:value="1.136274">
                <text:p>1.136274</text:p>
              </table:table-cell>
              <table:table-cell office:value-type="float" office:value="0.001658">
                <text:p>0.001658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0.021221">
                <text:p>0.021221</text:p>
              </table:table-cell>
              <table:table-cell office:value-type="float" office:value="0.006387">
                <text:p>0.006387</text:p>
              </table:table-cell>
              <table:table-cell office:value-type="float" office:value="1.075673">
                <text:p>1.075673</text:p>
              </table:table-cell>
              <table:table-cell office:value-type="float" office:value="0.001889">
                <text:p>0.001889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.021714">
                <text:p>0.021714</text:p>
              </table:table-cell>
              <table:table-cell office:value-type="float" office:value="0.0063">
                <text:p>0.0063</text:p>
              </table:table-cell>
              <table:table-cell office:value-type="float" office:value="1.105205">
                <text:p>1.105205</text:p>
              </table:table-cell>
              <table:table-cell office:value-type="float" office:value="0.001902">
                <text:p>0.001902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0.021172">
                <text:p>0.021172</text:p>
              </table:table-cell>
              <table:table-cell office:value-type="float" office:value="0.007801">
                <text:p>0.007801</text:p>
              </table:table-cell>
              <table:table-cell office:value-type="float" office:value="1.077548">
                <text:p>1.077548</text:p>
              </table:table-cell>
              <table:table-cell office:value-type="float" office:value="0.001703">
                <text:p>0.00170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.021343">
                <text:p>0.021343</text:p>
              </table:table-cell>
              <table:table-cell office:value-type="float" office:value="0.006138">
                <text:p>0.006138</text:p>
              </table:table-cell>
              <table:table-cell office:value-type="float" office:value="1.064946">
                <text:p>1.064946</text:p>
              </table:table-cell>
              <table:table-cell office:value-type="float" office:value="0.001556">
                <text:p>0.001556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0.02152">
                <text:p>0.02152</text:p>
              </table:table-cell>
              <table:table-cell office:value-type="float" office:value="0.006065">
                <text:p>0.006065</text:p>
              </table:table-cell>
              <table:table-cell office:value-type="float" office:value="1.077621">
                <text:p>1.077621</text:p>
              </table:table-cell>
              <table:table-cell office:value-type="float" office:value="0.001813">
                <text:p>0.001813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0.021291">
                <text:p>0.021291</text:p>
              </table:table-cell>
              <table:table-cell office:value-type="float" office:value="0.00606">
                <text:p>0.00606</text:p>
              </table:table-cell>
              <table:table-cell office:value-type="float" office:value="1.072587">
                <text:p>1.072587</text:p>
              </table:table-cell>
              <table:table-cell office:value-type="float" office:value="0.001815">
                <text:p>0.001815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0.021684">
                <text:p>0.021684</text:p>
              </table:table-cell>
              <table:table-cell office:value-type="float" office:value="0.006032">
                <text:p>0.006032</text:p>
              </table:table-cell>
              <table:table-cell office:value-type="float" office:value="1.102219">
                <text:p>1.102219</text:p>
              </table:table-cell>
              <table:table-cell office:value-type="float" office:value="0.001696">
                <text:p>0.001696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.021744">
                <text:p>0.021744</text:p>
              </table:table-cell>
              <table:table-cell office:value-type="float" office:value="0.006373">
                <text:p>0.006373</text:p>
              </table:table-cell>
              <table:table-cell office:value-type="float" office:value="1.076011">
                <text:p>1.076011</text:p>
              </table:table-cell>
              <table:table-cell office:value-type="float" office:value="0.001875">
                <text:p>0.001875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0.024468">
                <text:p>0.024468</text:p>
              </table:table-cell>
              <table:table-cell office:value-type="float" office:value="0.006212">
                <text:p>0.006212</text:p>
              </table:table-cell>
              <table:table-cell office:value-type="float" office:value="1.065661">
                <text:p>1.065661</text:p>
              </table:table-cell>
              <table:table-cell office:value-type="float" office:value="0.001649">
                <text:p>0.001649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.022345">
                <text:p>0.022345</text:p>
              </table:table-cell>
              <table:table-cell office:value-type="float" office:value="0.006293">
                <text:p>0.006293</text:p>
              </table:table-cell>
              <table:table-cell office:value-type="float" office:value="1.146196">
                <text:p>1.146196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0.022074">
                <text:p>0.022074</text:p>
              </table:table-cell>
              <table:table-cell office:value-type="float" office:value="0.006818">
                <text:p>0.006818</text:p>
              </table:table-cell>
              <table:table-cell office:value-type="float" office:value="1.131763">
                <text:p>1.131763</text:p>
              </table:table-cell>
              <table:table-cell office:value-type="float" office:value="0.001711">
                <text:p>0.00171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0.021653">
                <text:p>0.021653</text:p>
              </table:table-cell>
              <table:table-cell office:value-type="float" office:value="0.00615">
                <text:p>0.00615</text:p>
              </table:table-cell>
              <table:table-cell office:value-type="float" office:value="1.079825">
                <text:p>1.079825</text:p>
              </table:table-cell>
              <table:table-cell office:value-type="float" office:value="0.001581">
                <text:p>0.001581</text:p>
              </table:table-cell>
            </table:table-row>
            <table:table-row>
              <table:table-cell office:value-type="float" office:value="42850">
                <text:p>42850</text:p>
              </table:table-cell>
              <table:table-cell office:value-type="float" office:value="0.021615">
                <text:p>0.021615</text:p>
              </table:table-cell>
              <table:table-cell office:value-type="float" office:value="0.006213">
                <text:p>0.006213</text:p>
              </table:table-cell>
              <table:table-cell office:value-type="float" office:value="1.101658">
                <text:p>1.101658</text:p>
              </table:table-cell>
              <table:table-cell office:value-type="float" office:value="0.001755">
                <text:p>0.001755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0.029168">
                <text:p>0.029168</text:p>
              </table:table-cell>
              <table:table-cell office:value-type="float" office:value="0.006931">
                <text:p>0.006931</text:p>
              </table:table-cell>
              <table:table-cell office:value-type="float" office:value="1.110064">
                <text:p>1.110064</text:p>
              </table:table-cell>
              <table:table-cell office:value-type="float" office:value="0.001783">
                <text:p>0.001783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0.0218">
                <text:p>0.0218</text:p>
              </table:table-cell>
              <table:table-cell office:value-type="float" office:value="0.006226">
                <text:p>0.006226</text:p>
              </table:table-cell>
              <table:table-cell office:value-type="float" office:value="1.095567">
                <text:p>1.095567</text:p>
              </table:table-cell>
              <table:table-cell office:value-type="float" office:value="0.001702">
                <text:p>0.00170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022374">
                <text:p>0.022374</text:p>
              </table:table-cell>
              <table:table-cell office:value-type="float" office:value="0.006404">
                <text:p>0.006404</text:p>
              </table:table-cell>
              <table:table-cell office:value-type="float" office:value="1.11124">
                <text:p>1.11124</text:p>
              </table:table-cell>
              <table:table-cell office:value-type="float" office:value="0.001842">
                <text:p>0.001842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0.023428">
                <text:p>0.023428</text:p>
              </table:table-cell>
              <table:table-cell office:value-type="float" office:value="0.006511">
                <text:p>0.006511</text:p>
              </table:table-cell>
              <table:table-cell office:value-type="float" office:value="1.108631">
                <text:p>1.108631</text:p>
              </table:table-cell>
              <table:table-cell office:value-type="float" office:value="0.001778">
                <text:p>0.001778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0.022329">
                <text:p>0.022329</text:p>
              </table:table-cell>
              <table:table-cell office:value-type="float" office:value="0.006169">
                <text:p>0.006169</text:p>
              </table:table-cell>
              <table:table-cell office:value-type="float" office:value="1.123574">
                <text:p>1.123574</text:p>
              </table:table-cell>
              <table:table-cell office:value-type="float" office:value="0.001788">
                <text:p>0.001788</text:p>
              </table:table-cell>
            </table:table-row>
            <table:table-row>
              <table:table-cell office:value-type="float" office:value="43150">
                <text:p>43150</text:p>
              </table:table-cell>
              <table:table-cell office:value-type="float" office:value="0.022507">
                <text:p>0.022507</text:p>
              </table:table-cell>
              <table:table-cell office:value-type="float" office:value="0.006223">
                <text:p>0.006223</text:p>
              </table:table-cell>
              <table:table-cell office:value-type="float" office:value="1.126083">
                <text:p>1.126083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0.022216">
                <text:p>0.022216</text:p>
              </table:table-cell>
              <table:table-cell office:value-type="float" office:value="0.006287">
                <text:p>0.006287</text:p>
              </table:table-cell>
              <table:table-cell office:value-type="float" office:value="1.138806">
                <text:p>1.138806</text:p>
              </table:table-cell>
              <table:table-cell office:value-type="float" office:value="0.001856">
                <text:p>0.001856</text:p>
              </table:table-cell>
            </table:table-row>
            <table:table-row>
              <table:table-cell office:value-type="float" office:value="43250">
                <text:p>43250</text:p>
              </table:table-cell>
              <table:table-cell office:value-type="float" office:value="0.022558">
                <text:p>0.022558</text:p>
              </table:table-cell>
              <table:table-cell office:value-type="float" office:value="0.006308">
                <text:p>0.006308</text:p>
              </table:table-cell>
              <table:table-cell office:value-type="float" office:value="1.156451">
                <text:p>1.156451</text:p>
              </table:table-cell>
              <table:table-cell office:value-type="float" office:value="0.001767">
                <text:p>0.001767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0.024863">
                <text:p>0.024863</text:p>
              </table:table-cell>
              <table:table-cell office:value-type="float" office:value="0.007261">
                <text:p>0.007261</text:p>
              </table:table-cell>
              <table:table-cell office:value-type="float" office:value="1.289702">
                <text:p>1.289702</text:p>
              </table:table-cell>
              <table:table-cell office:value-type="float" office:value="0.001912">
                <text:p>0.001912</text:p>
              </table:table-cell>
            </table:table-row>
            <table:table-row>
              <table:table-cell office:value-type="float" office:value="43350">
                <text:p>43350</text:p>
              </table:table-cell>
              <table:table-cell office:value-type="float" office:value="0.024937">
                <text:p>0.024937</text:p>
              </table:table-cell>
              <table:table-cell office:value-type="float" office:value="0.008681">
                <text:p>0.008681</text:p>
              </table:table-cell>
              <table:table-cell office:value-type="float" office:value="1.146905">
                <text:p>1.146905</text:p>
              </table:table-cell>
              <table:table-cell office:value-type="float" office:value="0.001451">
                <text:p>0.001451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0.022514">
                <text:p>0.022514</text:p>
              </table:table-cell>
              <table:table-cell office:value-type="float" office:value="0.006582">
                <text:p>0.006582</text:p>
              </table:table-cell>
              <table:table-cell office:value-type="float" office:value="1.154981">
                <text:p>1.154981</text:p>
              </table:table-cell>
              <table:table-cell office:value-type="float" office:value="0.001787">
                <text:p>0.001787</text:p>
              </table:table-cell>
            </table:table-row>
            <table:table-row>
              <table:table-cell office:value-type="float" office:value="43450">
                <text:p>43450</text:p>
              </table:table-cell>
              <table:table-cell office:value-type="float" office:value="0.023401">
                <text:p>0.023401</text:p>
              </table:table-cell>
              <table:table-cell office:value-type="float" office:value="0.006616">
                <text:p>0.006616</text:p>
              </table:table-cell>
              <table:table-cell office:value-type="float" office:value="1.156581">
                <text:p>1.156581</text:p>
              </table:table-cell>
              <table:table-cell office:value-type="float" office:value="0.001865">
                <text:p>0.001865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0.023478">
                <text:p>0.023478</text:p>
              </table:table-cell>
              <table:table-cell office:value-type="float" office:value="0.006889">
                <text:p>0.006889</text:p>
              </table:table-cell>
              <table:table-cell office:value-type="float" office:value="1.166873">
                <text:p>1.166873</text:p>
              </table:table-cell>
              <table:table-cell office:value-type="float" office:value="0.002243">
                <text:p>0.002243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0.02315">
                <text:p>0.02315</text:p>
              </table:table-cell>
              <table:table-cell office:value-type="float" office:value="0.006784">
                <text:p>0.006784</text:p>
              </table:table-cell>
              <table:table-cell office:value-type="float" office:value="1.116679">
                <text:p>1.116679</text:p>
              </table:table-cell>
              <table:table-cell office:value-type="float" office:value="0.001829">
                <text:p>0.001829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0.023379">
                <text:p>0.023379</text:p>
              </table:table-cell>
              <table:table-cell office:value-type="float" office:value="0.006375">
                <text:p>0.006375</text:p>
              </table:table-cell>
              <table:table-cell office:value-type="float" office:value="1.12577">
                <text:p>1.12577</text:p>
              </table:table-cell>
              <table:table-cell office:value-type="float" office:value="0.001609">
                <text:p>0.001609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0.02256">
                <text:p>0.02256</text:p>
              </table:table-cell>
              <table:table-cell office:value-type="float" office:value="0.006293">
                <text:p>0.006293</text:p>
              </table:table-cell>
              <table:table-cell office:value-type="float" office:value="1.108163">
                <text:p>1.108163</text:p>
              </table:table-cell>
              <table:table-cell office:value-type="float" office:value="0.001829">
                <text:p>0.001829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0.022227">
                <text:p>0.022227</text:p>
              </table:table-cell>
              <table:table-cell office:value-type="float" office:value="0.00618">
                <text:p>0.00618</text:p>
              </table:table-cell>
              <table:table-cell office:value-type="float" office:value="1.136983">
                <text:p>1.136983</text:p>
              </table:table-cell>
              <table:table-cell office:value-type="float" office:value="0.001763">
                <text:p>0.001763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0.023047">
                <text:p>0.023047</text:p>
              </table:table-cell>
              <table:table-cell office:value-type="float" office:value="0.006697">
                <text:p>0.006697</text:p>
              </table:table-cell>
              <table:table-cell office:value-type="float" office:value="1.176554">
                <text:p>1.176554</text:p>
              </table:table-cell>
              <table:table-cell office:value-type="float" office:value="0.001747">
                <text:p>0.001747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0.02322">
                <text:p>0.02322</text:p>
              </table:table-cell>
              <table:table-cell office:value-type="float" office:value="0.006415">
                <text:p>0.006415</text:p>
              </table:table-cell>
              <table:table-cell office:value-type="float" office:value="1.115111">
                <text:p>1.115111</text:p>
              </table:table-cell>
              <table:table-cell office:value-type="float" office:value="0.001754">
                <text:p>0.001754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0.022861">
                <text:p>0.022861</text:p>
              </table:table-cell>
              <table:table-cell office:value-type="float" office:value="0.007108">
                <text:p>0.007108</text:p>
              </table:table-cell>
              <table:table-cell office:value-type="float" office:value="1.164451">
                <text:p>1.164451</text:p>
              </table:table-cell>
              <table:table-cell office:value-type="float" office:value="0.001781">
                <text:p>0.00178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022906">
                <text:p>0.022906</text:p>
              </table:table-cell>
              <table:table-cell office:value-type="float" office:value="0.006352">
                <text:p>0.006352</text:p>
              </table:table-cell>
              <table:table-cell office:value-type="float" office:value="1.143773">
                <text:p>1.143773</text:p>
              </table:table-cell>
              <table:table-cell office:value-type="float" office:value="0.001774">
                <text:p>0.0017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2745">
                <text:p>0.022745</text:p>
              </table:table-cell>
              <table:table-cell office:value-type="float" office:value="0.006221">
                <text:p>0.006221</text:p>
              </table:table-cell>
              <table:table-cell office:value-type="float" office:value="1.135853">
                <text:p>1.135853</text:p>
              </table:table-cell>
              <table:table-cell office:value-type="float" office:value="0.001301">
                <text:p>0.00130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23966">
                <text:p>0.023966</text:p>
              </table:table-cell>
              <table:table-cell office:value-type="float" office:value="0.006922">
                <text:p>0.006922</text:p>
              </table:table-cell>
              <table:table-cell office:value-type="float" office:value="1.173358">
                <text:p>1.173358</text:p>
              </table:table-cell>
              <table:table-cell office:value-type="float" office:value="0.002028">
                <text:p>0.00202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24651">
                <text:p>0.024651</text:p>
              </table:table-cell>
              <table:table-cell office:value-type="float" office:value="0.007048">
                <text:p>0.007048</text:p>
              </table:table-cell>
              <table:table-cell office:value-type="float" office:value="1.2615">
                <text:p>1.2615</text:p>
              </table:table-cell>
              <table:table-cell office:value-type="float" office:value="0.001972">
                <text:p>0.00197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24451">
                <text:p>0.024451</text:p>
              </table:table-cell>
              <table:table-cell office:value-type="float" office:value="0.007008">
                <text:p>0.007008</text:p>
              </table:table-cell>
              <table:table-cell office:value-type="float" office:value="1.552004">
                <text:p>1.552004</text:p>
              </table:table-cell>
              <table:table-cell office:value-type="float" office:value="0.001918">
                <text:p>0.00191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023821">
                <text:p>0.023821</text:p>
              </table:table-cell>
              <table:table-cell office:value-type="float" office:value="0.007135">
                <text:p>0.007135</text:p>
              </table:table-cell>
              <table:table-cell office:value-type="float" office:value="1.215433">
                <text:p>1.215433</text:p>
              </table:table-cell>
              <table:table-cell office:value-type="float" office:value="0.001835">
                <text:p>0.00183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022948">
                <text:p>0.022948</text:p>
              </table:table-cell>
              <table:table-cell office:value-type="float" office:value="0.00634">
                <text:p>0.00634</text:p>
              </table:table-cell>
              <table:table-cell office:value-type="float" office:value="1.157505">
                <text:p>1.157505</text:p>
              </table:table-cell>
              <table:table-cell office:value-type="float" office:value="0.001799">
                <text:p>0.00179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022807">
                <text:p>0.022807</text:p>
              </table:table-cell>
              <table:table-cell office:value-type="float" office:value="0.006635">
                <text:p>0.006635</text:p>
              </table:table-cell>
              <table:table-cell office:value-type="float" office:value="1.144582">
                <text:p>1.144582</text:p>
              </table:table-cell>
              <table:table-cell office:value-type="float" office:value="0.001783">
                <text:p>0.001783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023242">
                <text:p>0.023242</text:p>
              </table:table-cell>
              <table:table-cell office:value-type="float" office:value="0.006597">
                <text:p>0.006597</text:p>
              </table:table-cell>
              <table:table-cell office:value-type="float" office:value="1.219346">
                <text:p>1.219346</text:p>
              </table:table-cell>
              <table:table-cell office:value-type="float" office:value="0.001566">
                <text:p>0.001566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.023022">
                <text:p>0.023022</text:p>
              </table:table-cell>
              <table:table-cell office:value-type="float" office:value="0.00631">
                <text:p>0.00631</text:p>
              </table:table-cell>
              <table:table-cell office:value-type="float" office:value="1.198355">
                <text:p>1.198355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02521">
                <text:p>0.02521</text:p>
              </table:table-cell>
              <table:table-cell office:value-type="float" office:value="0.007272">
                <text:p>0.007272</text:p>
              </table:table-cell>
              <table:table-cell office:value-type="float" office:value="1.217286">
                <text:p>1.217286</text:p>
              </table:table-cell>
              <table:table-cell office:value-type="float" office:value="0.001914">
                <text:p>0.0019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23462">
                <text:p>0.023462</text:p>
              </table:table-cell>
              <table:table-cell office:value-type="float" office:value="0.006408">
                <text:p>0.006408</text:p>
              </table:table-cell>
              <table:table-cell office:value-type="float" office:value="1.161483">
                <text:p>1.161483</text:p>
              </table:table-cell>
              <table:table-cell office:value-type="float" office:value="0.001823">
                <text:p>0.00182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023969">
                <text:p>0.023969</text:p>
              </table:table-cell>
              <table:table-cell office:value-type="float" office:value="0.006893">
                <text:p>0.006893</text:p>
              </table:table-cell>
              <table:table-cell office:value-type="float" office:value="1.204513">
                <text:p>1.204513</text:p>
              </table:table-cell>
              <table:table-cell office:value-type="float" office:value="0.001947">
                <text:p>0.00194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023998">
                <text:p>0.023998</text:p>
              </table:table-cell>
              <table:table-cell office:value-type="float" office:value="0.006588">
                <text:p>0.006588</text:p>
              </table:table-cell>
              <table:table-cell office:value-type="float" office:value="1.193322">
                <text:p>1.193322</text:p>
              </table:table-cell>
              <table:table-cell office:value-type="float" office:value="0.001928">
                <text:p>0.001928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023966">
                <text:p>0.023966</text:p>
              </table:table-cell>
              <table:table-cell office:value-type="float" office:value="0.006613">
                <text:p>0.006613</text:p>
              </table:table-cell>
              <table:table-cell office:value-type="float" office:value="1.201937">
                <text:p>1.201937</text:p>
              </table:table-cell>
              <table:table-cell office:value-type="float" office:value="0.001635">
                <text:p>0.001635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0.025369">
                <text:p>0.025369</text:p>
              </table:table-cell>
              <table:table-cell office:value-type="float" office:value="0.006671">
                <text:p>0.006671</text:p>
              </table:table-cell>
              <table:table-cell office:value-type="float" office:value="1.208761">
                <text:p>1.208761</text:p>
              </table:table-cell>
              <table:table-cell office:value-type="float" office:value="0.002038">
                <text:p>0.002038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0.023923">
                <text:p>0.023923</text:p>
              </table:table-cell>
              <table:table-cell office:value-type="float" office:value="0.00643">
                <text:p>0.00643</text:p>
              </table:table-cell>
              <table:table-cell office:value-type="float" office:value="1.213059">
                <text:p>1.213059</text:p>
              </table:table-cell>
              <table:table-cell office:value-type="float" office:value="0.001803">
                <text:p>0.001803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0.024624">
                <text:p>0.024624</text:p>
              </table:table-cell>
              <table:table-cell office:value-type="float" office:value="0.00658">
                <text:p>0.00658</text:p>
              </table:table-cell>
              <table:table-cell office:value-type="float" office:value="1.243715">
                <text:p>1.243715</text:p>
              </table:table-cell>
              <table:table-cell office:value-type="float" office:value="0.002077">
                <text:p>0.002077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0.024285">
                <text:p>0.024285</text:p>
              </table:table-cell>
              <table:table-cell office:value-type="float" office:value="0.006541">
                <text:p>0.006541</text:p>
              </table:table-cell>
              <table:table-cell office:value-type="float" office:value="1.177208">
                <text:p>1.177208</text:p>
              </table:table-cell>
              <table:table-cell office:value-type="float" office:value="0.001709">
                <text:p>0.001709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0.02884">
                <text:p>0.02884</text:p>
              </table:table-cell>
              <table:table-cell office:value-type="float" office:value="0.006434">
                <text:p>0.006434</text:p>
              </table:table-cell>
              <table:table-cell office:value-type="float" office:value="1.207377">
                <text:p>1.207377</text:p>
              </table:table-cell>
              <table:table-cell office:value-type="float" office:value="0.003042">
                <text:p>0.003042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0.024008">
                <text:p>0.024008</text:p>
              </table:table-cell>
              <table:table-cell office:value-type="float" office:value="0.006576">
                <text:p>0.006576</text:p>
              </table:table-cell>
              <table:table-cell office:value-type="float" office:value="1.205886">
                <text:p>1.205886</text:p>
              </table:table-cell>
              <table:table-cell office:value-type="float" office:value="0.001603">
                <text:p>0.001603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0.024909">
                <text:p>0.024909</text:p>
              </table:table-cell>
              <table:table-cell office:value-type="float" office:value="0.006724">
                <text:p>0.006724</text:p>
              </table:table-cell>
              <table:table-cell office:value-type="float" office:value="1.17731">
                <text:p>1.17731</text:p>
              </table:table-cell>
              <table:table-cell office:value-type="float" office:value="0.001846">
                <text:p>0.00184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23911">
                <text:p>0.023911</text:p>
              </table:table-cell>
              <table:table-cell office:value-type="float" office:value="0.006366">
                <text:p>0.006366</text:p>
              </table:table-cell>
              <table:table-cell office:value-type="float" office:value="1.180705">
                <text:p>1.180705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0.023616">
                <text:p>0.023616</text:p>
              </table:table-cell>
              <table:table-cell office:value-type="float" office:value="0.006563">
                <text:p>0.006563</text:p>
              </table:table-cell>
              <table:table-cell office:value-type="float" office:value="1.196767">
                <text:p>1.196767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0.024127">
                <text:p>0.024127</text:p>
              </table:table-cell>
              <table:table-cell office:value-type="float" office:value="0.006469">
                <text:p>0.006469</text:p>
              </table:table-cell>
              <table:table-cell office:value-type="float" office:value="1.193078">
                <text:p>1.193078</text:p>
              </table:table-cell>
              <table:table-cell office:value-type="float" office:value="0.001813">
                <text:p>0.001813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0.024101">
                <text:p>0.024101</text:p>
              </table:table-cell>
              <table:table-cell office:value-type="float" office:value="0.006452">
                <text:p>0.006452</text:p>
              </table:table-cell>
              <table:table-cell office:value-type="float" office:value="1.211144">
                <text:p>1.211144</text:p>
              </table:table-cell>
              <table:table-cell office:value-type="float" office:value="0.001809">
                <text:p>0.001809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0.023709">
                <text:p>0.023709</text:p>
              </table:table-cell>
              <table:table-cell office:value-type="float" office:value="0.006471">
                <text:p>0.006471</text:p>
              </table:table-cell>
              <table:table-cell office:value-type="float" office:value="1.204486">
                <text:p>1.204486</text:p>
              </table:table-cell>
              <table:table-cell office:value-type="float" office:value="0.001839">
                <text:p>0.001839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0.024218">
                <text:p>0.024218</text:p>
              </table:table-cell>
              <table:table-cell office:value-type="float" office:value="0.006574">
                <text:p>0.006574</text:p>
              </table:table-cell>
              <table:table-cell office:value-type="float" office:value="1.211415">
                <text:p>1.211415</text:p>
              </table:table-cell>
              <table:table-cell office:value-type="float" office:value="0.001877">
                <text:p>0.001877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0.024919">
                <text:p>0.024919</text:p>
              </table:table-cell>
              <table:table-cell office:value-type="float" office:value="0.007063">
                <text:p>0.007063</text:p>
              </table:table-cell>
              <table:table-cell office:value-type="float" office:value="1.269631">
                <text:p>1.269631</text:p>
              </table:table-cell>
              <table:table-cell office:value-type="float" office:value="0.001921">
                <text:p>0.001921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0.024694">
                <text:p>0.024694</text:p>
              </table:table-cell>
              <table:table-cell office:value-type="float" office:value="0.006594">
                <text:p>0.006594</text:p>
              </table:table-cell>
              <table:table-cell office:value-type="float" office:value="1.209683">
                <text:p>1.209683</text:p>
              </table:table-cell>
              <table:table-cell office:value-type="float" office:value="0.001831">
                <text:p>0.001831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0.024194">
                <text:p>0.024194</text:p>
              </table:table-cell>
              <table:table-cell office:value-type="float" office:value="0.006597">
                <text:p>0.006597</text:p>
              </table:table-cell>
              <table:table-cell office:value-type="float" office:value="1.256481">
                <text:p>1.256481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0.024641">
                <text:p>0.024641</text:p>
              </table:table-cell>
              <table:table-cell office:value-type="float" office:value="0.00662">
                <text:p>0.00662</text:p>
              </table:table-cell>
              <table:table-cell office:value-type="float" office:value="1.257156">
                <text:p>1.257156</text:p>
              </table:table-cell>
              <table:table-cell office:value-type="float" office:value="0.001919">
                <text:p>0.001919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0.025351">
                <text:p>0.025351</text:p>
              </table:table-cell>
              <table:table-cell office:value-type="float" office:value="0.006879">
                <text:p>0.006879</text:p>
              </table:table-cell>
              <table:table-cell office:value-type="float" office:value="1.277825">
                <text:p>1.277825</text:p>
              </table:table-cell>
              <table:table-cell office:value-type="float" office:value="0.001837">
                <text:p>0.001837</text:p>
              </table:table-cell>
            </table:table-row>
            <table:table-row>
              <table:table-cell office:value-type="float" office:value="45550">
                <text:p>45550</text:p>
              </table:table-cell>
              <table:table-cell office:value-type="float" office:value="0.024417">
                <text:p>0.024417</text:p>
              </table:table-cell>
              <table:table-cell office:value-type="float" office:value="0.006581">
                <text:p>0.006581</text:p>
              </table:table-cell>
              <table:table-cell office:value-type="float" office:value="1.345147">
                <text:p>1.345147</text:p>
              </table:table-cell>
              <table:table-cell office:value-type="float" office:value="0.002021">
                <text:p>0.002021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0.026674">
                <text:p>0.026674</text:p>
              </table:table-cell>
              <table:table-cell office:value-type="float" office:value="0.007634">
                <text:p>0.007634</text:p>
              </table:table-cell>
              <table:table-cell office:value-type="float" office:value="1.403407">
                <text:p>1.403407</text:p>
              </table:table-cell>
              <table:table-cell office:value-type="float" office:value="0.002077">
                <text:p>0.002077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0.024164">
                <text:p>0.024164</text:p>
              </table:table-cell>
              <table:table-cell office:value-type="float" office:value="0.006469">
                <text:p>0.006469</text:p>
              </table:table-cell>
              <table:table-cell office:value-type="float" office:value="1.229429">
                <text:p>1.229429</text:p>
              </table:table-cell>
              <table:table-cell office:value-type="float" office:value="0.001818">
                <text:p>0.001818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0.024791">
                <text:p>0.024791</text:p>
              </table:table-cell>
              <table:table-cell office:value-type="float" office:value="0.006726">
                <text:p>0.006726</text:p>
              </table:table-cell>
              <table:table-cell office:value-type="float" office:value="1.312513">
                <text:p>1.312513</text:p>
              </table:table-cell>
              <table:table-cell office:value-type="float" office:value="0.001858">
                <text:p>0.001858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0.025421">
                <text:p>0.025421</text:p>
              </table:table-cell>
              <table:table-cell office:value-type="float" office:value="0.006645">
                <text:p>0.006645</text:p>
              </table:table-cell>
              <table:table-cell office:value-type="float" office:value="1.28859">
                <text:p>1.28859</text:p>
              </table:table-cell>
              <table:table-cell office:value-type="float" office:value="0.001836">
                <text:p>0.001836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0.024466">
                <text:p>0.024466</text:p>
              </table:table-cell>
              <table:table-cell office:value-type="float" office:value="0.006618">
                <text:p>0.006618</text:p>
              </table:table-cell>
              <table:table-cell office:value-type="float" office:value="1.236056">
                <text:p>1.236056</text:p>
              </table:table-cell>
              <table:table-cell office:value-type="float" office:value="0.001708">
                <text:p>0.001708</text:p>
              </table:table-cell>
            </table:table-row>
            <table:table-row>
              <table:table-cell office:value-type="float" office:value="45850">
                <text:p>45850</text:p>
              </table:table-cell>
              <table:table-cell office:value-type="float" office:value="0.024704">
                <text:p>0.024704</text:p>
              </table:table-cell>
              <table:table-cell office:value-type="float" office:value="0.006625">
                <text:p>0.006625</text:p>
              </table:table-cell>
              <table:table-cell office:value-type="float" office:value="1.23688">
                <text:p>1.23688</text:p>
              </table:table-cell>
              <table:table-cell office:value-type="float" office:value="0.002051">
                <text:p>0.002051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0.024672">
                <text:p>0.024672</text:p>
              </table:table-cell>
              <table:table-cell office:value-type="float" office:value="0.006571">
                <text:p>0.006571</text:p>
              </table:table-cell>
              <table:table-cell office:value-type="float" office:value="1.235747">
                <text:p>1.235747</text:p>
              </table:table-cell>
              <table:table-cell office:value-type="float" office:value="0.001961">
                <text:p>0.001961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0.025979">
                <text:p>0.025979</text:p>
              </table:table-cell>
              <table:table-cell office:value-type="float" office:value="0.006867">
                <text:p>0.006867</text:p>
              </table:table-cell>
              <table:table-cell office:value-type="float" office:value="1.260113">
                <text:p>1.260113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025887">
                <text:p>0.025887</text:p>
              </table:table-cell>
              <table:table-cell office:value-type="float" office:value="0.007356">
                <text:p>0.007356</text:p>
              </table:table-cell>
              <table:table-cell office:value-type="float" office:value="1.317098">
                <text:p>1.317098</text:p>
              </table:table-cell>
              <table:table-cell office:value-type="float" office:value="0.002311">
                <text:p>0.002311</text:p>
              </table:table-cell>
            </table:table-row>
            <table:table-row>
              <table:table-cell office:value-type="float" office:value="46050">
                <text:p>46050</text:p>
              </table:table-cell>
              <table:table-cell office:value-type="float" office:value="0.026339">
                <text:p>0.026339</text:p>
              </table:table-cell>
              <table:table-cell office:value-type="float" office:value="0.007793">
                <text:p>0.007793</text:p>
              </table:table-cell>
              <table:table-cell office:value-type="float" office:value="1.390665">
                <text:p>1.390665</text:p>
              </table:table-cell>
              <table:table-cell office:value-type="float" office:value="0.002077">
                <text:p>0.002077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0.025625">
                <text:p>0.025625</text:p>
              </table:table-cell>
              <table:table-cell office:value-type="float" office:value="0.006901">
                <text:p>0.006901</text:p>
              </table:table-cell>
              <table:table-cell office:value-type="float" office:value="1.318691">
                <text:p>1.318691</text:p>
              </table:table-cell>
              <table:table-cell office:value-type="float" office:value="0.002015">
                <text:p>0.002015</text:p>
              </table:table-cell>
            </table:table-row>
            <table:table-row>
              <table:table-cell office:value-type="float" office:value="46150">
                <text:p>46150</text:p>
              </table:table-cell>
              <table:table-cell office:value-type="float" office:value="0.029564">
                <text:p>0.029564</text:p>
              </table:table-cell>
              <table:table-cell office:value-type="float" office:value="0.00789">
                <text:p>0.00789</text:p>
              </table:table-cell>
              <table:table-cell office:value-type="float" office:value="1.441564">
                <text:p>1.441564</text:p>
              </table:table-cell>
              <table:table-cell office:value-type="float" office:value="0.002079">
                <text:p>0.002079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0.0303">
                <text:p>0.0303</text:p>
              </table:table-cell>
              <table:table-cell office:value-type="float" office:value="0.006694">
                <text:p>0.006694</text:p>
              </table:table-cell>
              <table:table-cell office:value-type="float" office:value="1.328516">
                <text:p>1.328516</text:p>
              </table:table-cell>
              <table:table-cell office:value-type="float" office:value="0.001716">
                <text:p>0.001716</text:p>
              </table:table-cell>
            </table:table-row>
            <table:table-row>
              <table:table-cell office:value-type="float" office:value="46250">
                <text:p>46250</text:p>
              </table:table-cell>
              <table:table-cell office:value-type="float" office:value="0.024757">
                <text:p>0.024757</text:p>
              </table:table-cell>
              <table:table-cell office:value-type="float" office:value="0.006739">
                <text:p>0.006739</text:p>
              </table:table-cell>
              <table:table-cell office:value-type="float" office:value="1.279122">
                <text:p>1.279122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0.025287">
                <text:p>0.025287</text:p>
              </table:table-cell>
              <table:table-cell office:value-type="float" office:value="0.006958">
                <text:p>0.006958</text:p>
              </table:table-cell>
              <table:table-cell office:value-type="float" office:value="1.260739">
                <text:p>1.260739</text:p>
              </table:table-cell>
              <table:table-cell office:value-type="float" office:value="0.001829">
                <text:p>0.001829</text:p>
              </table:table-cell>
            </table:table-row>
            <table:table-row>
              <table:table-cell office:value-type="float" office:value="46350">
                <text:p>46350</text:p>
              </table:table-cell>
              <table:table-cell office:value-type="float" office:value="0.025259">
                <text:p>0.025259</text:p>
              </table:table-cell>
              <table:table-cell office:value-type="float" office:value="0.006789">
                <text:p>0.006789</text:p>
              </table:table-cell>
              <table:table-cell office:value-type="float" office:value="1.295919">
                <text:p>1.295919</text:p>
              </table:table-cell>
              <table:table-cell office:value-type="float" office:value="0.001877">
                <text:p>0.001877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0.027669">
                <text:p>0.027669</text:p>
              </table:table-cell>
              <table:table-cell office:value-type="float" office:value="0.007169">
                <text:p>0.007169</text:p>
              </table:table-cell>
              <table:table-cell office:value-type="float" office:value="1.396386">
                <text:p>1.396386</text:p>
              </table:table-cell>
              <table:table-cell office:value-type="float" office:value="0.002622">
                <text:p>0.002622</text:p>
              </table:table-cell>
            </table:table-row>
            <table:table-row>
              <table:table-cell office:value-type="float" office:value="46450">
                <text:p>46450</text:p>
              </table:table-cell>
              <table:table-cell office:value-type="float" office:value="0.026663">
                <text:p>0.026663</text:p>
              </table:table-cell>
              <table:table-cell office:value-type="float" office:value="0.00719">
                <text:p>0.00719</text:p>
              </table:table-cell>
              <table:table-cell office:value-type="float" office:value="1.360266">
                <text:p>1.360266</text:p>
              </table:table-cell>
              <table:table-cell office:value-type="float" office:value="0.002022">
                <text:p>0.002022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0.025971">
                <text:p>0.025971</text:p>
              </table:table-cell>
              <table:table-cell office:value-type="float" office:value="0.006668">
                <text:p>0.006668</text:p>
              </table:table-cell>
              <table:table-cell office:value-type="float" office:value="1.302288">
                <text:p>1.302288</text:p>
              </table:table-cell>
              <table:table-cell office:value-type="float" office:value="0.001872">
                <text:p>0.001872</text:p>
              </table:table-cell>
            </table:table-row>
            <table:table-row>
              <table:table-cell office:value-type="float" office:value="46550">
                <text:p>46550</text:p>
              </table:table-cell>
              <table:table-cell office:value-type="float" office:value="0.027873">
                <text:p>0.027873</text:p>
              </table:table-cell>
              <table:table-cell office:value-type="float" office:value="0.006629">
                <text:p>0.006629</text:p>
              </table:table-cell>
              <table:table-cell office:value-type="float" office:value="1.266434">
                <text:p>1.266434</text:p>
              </table:table-cell>
              <table:table-cell office:value-type="float" office:value="0.001714">
                <text:p>0.001714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0.025097">
                <text:p>0.025097</text:p>
              </table:table-cell>
              <table:table-cell office:value-type="float" office:value="0.006839">
                <text:p>0.006839</text:p>
              </table:table-cell>
              <table:table-cell office:value-type="float" office:value="1.269619">
                <text:p>1.269619</text:p>
              </table:table-cell>
              <table:table-cell office:value-type="float" office:value="0.001731">
                <text:p>0.001731</text:p>
              </table:table-cell>
            </table:table-row>
            <table:table-row>
              <table:table-cell office:value-type="float" office:value="46650">
                <text:p>46650</text:p>
              </table:table-cell>
              <table:table-cell office:value-type="float" office:value="0.026561">
                <text:p>0.026561</text:p>
              </table:table-cell>
              <table:table-cell office:value-type="float" office:value="0.006792">
                <text:p>0.006792</text:p>
              </table:table-cell>
              <table:table-cell office:value-type="float" office:value="1.282885">
                <text:p>1.282885</text:p>
              </table:table-cell>
              <table:table-cell office:value-type="float" office:value="0.002019">
                <text:p>0.002019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0.025529">
                <text:p>0.025529</text:p>
              </table:table-cell>
              <table:table-cell office:value-type="float" office:value="0.006598">
                <text:p>0.006598</text:p>
              </table:table-cell>
              <table:table-cell office:value-type="float" office:value="1.295497">
                <text:p>1.295497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float" office:value="46750">
                <text:p>46750</text:p>
              </table:table-cell>
              <table:table-cell office:value-type="float" office:value="0.025245">
                <text:p>0.025245</text:p>
              </table:table-cell>
              <table:table-cell office:value-type="float" office:value="0.006643">
                <text:p>0.006643</text:p>
              </table:table-cell>
              <table:table-cell office:value-type="float" office:value="1.281357">
                <text:p>1.281357</text:p>
              </table:table-cell>
              <table:table-cell office:value-type="float" office:value="0.001885">
                <text:p>0.001885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0.025324">
                <text:p>0.025324</text:p>
              </table:table-cell>
              <table:table-cell office:value-type="float" office:value="0.006638">
                <text:p>0.006638</text:p>
              </table:table-cell>
              <table:table-cell office:value-type="float" office:value="1.298938">
                <text:p>1.298938</text:p>
              </table:table-cell>
              <table:table-cell office:value-type="float" office:value="0.001877">
                <text:p>0.001877</text:p>
              </table:table-cell>
            </table:table-row>
            <table:table-row>
              <table:table-cell office:value-type="float" office:value="46850">
                <text:p>46850</text:p>
              </table:table-cell>
              <table:table-cell office:value-type="float" office:value="0.027531">
                <text:p>0.027531</text:p>
              </table:table-cell>
              <table:table-cell office:value-type="float" office:value="0.00683">
                <text:p>0.00683</text:p>
              </table:table-cell>
              <table:table-cell office:value-type="float" office:value="1.287363">
                <text:p>1.287363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0.025728">
                <text:p>0.025728</text:p>
              </table:table-cell>
              <table:table-cell office:value-type="float" office:value="0.006903">
                <text:p>0.006903</text:p>
              </table:table-cell>
              <table:table-cell office:value-type="float" office:value="1.308276">
                <text:p>1.308276</text:p>
              </table:table-cell>
              <table:table-cell office:value-type="float" office:value="0.001908">
                <text:p>0.001908</text:p>
              </table:table-cell>
            </table:table-row>
            <table:table-row>
              <table:table-cell office:value-type="float" office:value="46950">
                <text:p>46950</text:p>
              </table:table-cell>
              <table:table-cell office:value-type="float" office:value="0.025902">
                <text:p>0.025902</text:p>
              </table:table-cell>
              <table:table-cell office:value-type="float" office:value="0.006812">
                <text:p>0.006812</text:p>
              </table:table-cell>
              <table:table-cell office:value-type="float" office:value="1.295634">
                <text:p>1.295634</text:p>
              </table:table-cell>
              <table:table-cell office:value-type="float" office:value="0.001572">
                <text:p>0.001572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027111">
                <text:p>0.027111</text:p>
              </table:table-cell>
              <table:table-cell office:value-type="float" office:value="0.006875">
                <text:p>0.006875</text:p>
              </table:table-cell>
              <table:table-cell office:value-type="float" office:value="1.293503">
                <text:p>1.293503</text:p>
              </table:table-cell>
              <table:table-cell office:value-type="float" office:value="0.001899">
                <text:p>0.001899</text:p>
              </table:table-cell>
            </table:table-row>
            <table:table-row>
              <table:table-cell office:value-type="float" office:value="47050">
                <text:p>47050</text:p>
              </table:table-cell>
              <table:table-cell office:value-type="float" office:value="0.028232">
                <text:p>0.028232</text:p>
              </table:table-cell>
              <table:table-cell office:value-type="float" office:value="0.007058">
                <text:p>0.007058</text:p>
              </table:table-cell>
              <table:table-cell office:value-type="float" office:value="1.310322">
                <text:p>1.310322</text:p>
              </table:table-cell>
              <table:table-cell office:value-type="float" office:value="0.001718">
                <text:p>0.001718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0.026193">
                <text:p>0.026193</text:p>
              </table:table-cell>
              <table:table-cell office:value-type="float" office:value="0.006712">
                <text:p>0.006712</text:p>
              </table:table-cell>
              <table:table-cell office:value-type="float" office:value="1.289459">
                <text:p>1.289459</text:p>
              </table:table-cell>
              <table:table-cell office:value-type="float" office:value="0.002096">
                <text:p>0.002096</text:p>
              </table:table-cell>
            </table:table-row>
            <table:table-row>
              <table:table-cell office:value-type="float" office:value="47150">
                <text:p>47150</text:p>
              </table:table-cell>
              <table:table-cell office:value-type="float" office:value="0.026039">
                <text:p>0.026039</text:p>
              </table:table-cell>
              <table:table-cell office:value-type="float" office:value="0.006732">
                <text:p>0.006732</text:p>
              </table:table-cell>
              <table:table-cell office:value-type="float" office:value="1.297996">
                <text:p>1.297996</text:p>
              </table:table-cell>
              <table:table-cell office:value-type="float" office:value="0.001743">
                <text:p>0.001743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0.025844">
                <text:p>0.025844</text:p>
              </table:table-cell>
              <table:table-cell office:value-type="float" office:value="0.0067">
                <text:p>0.0067</text:p>
              </table:table-cell>
              <table:table-cell office:value-type="float" office:value="1.313131">
                <text:p>1.313131</text:p>
              </table:table-cell>
              <table:table-cell office:value-type="float" office:value="0.001896">
                <text:p>0.001896</text:p>
              </table:table-cell>
            </table:table-row>
            <table:table-row>
              <table:table-cell office:value-type="float" office:value="47250">
                <text:p>47250</text:p>
              </table:table-cell>
              <table:table-cell office:value-type="float" office:value="0.026159">
                <text:p>0.026159</text:p>
              </table:table-cell>
              <table:table-cell office:value-type="float" office:value="0.006875">
                <text:p>0.006875</text:p>
              </table:table-cell>
              <table:table-cell office:value-type="float" office:value="1.304343">
                <text:p>1.304343</text:p>
              </table:table-cell>
              <table:table-cell office:value-type="float" office:value="0.002002">
                <text:p>0.002002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0.025741">
                <text:p>0.025741</text:p>
              </table:table-cell>
              <table:table-cell office:value-type="float" office:value="0.00671">
                <text:p>0.00671</text:p>
              </table:table-cell>
              <table:table-cell office:value-type="float" office:value="1.293269">
                <text:p>1.293269</text:p>
              </table:table-cell>
              <table:table-cell office:value-type="float" office:value="0.001915">
                <text:p>0.001915</text:p>
              </table:table-cell>
            </table:table-row>
            <table:table-row>
              <table:table-cell office:value-type="float" office:value="47350">
                <text:p>47350</text:p>
              </table:table-cell>
              <table:table-cell office:value-type="float" office:value="0.025928">
                <text:p>0.025928</text:p>
              </table:table-cell>
              <table:table-cell office:value-type="float" office:value="0.006756">
                <text:p>0.006756</text:p>
              </table:table-cell>
              <table:table-cell office:value-type="float" office:value="1.30733">
                <text:p>1.30733</text:p>
              </table:table-cell>
              <table:table-cell office:value-type="float" office:value="0.001582">
                <text:p>0.001582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0.026844">
                <text:p>0.026844</text:p>
              </table:table-cell>
              <table:table-cell office:value-type="float" office:value="0.007455">
                <text:p>0.007455</text:p>
              </table:table-cell>
              <table:table-cell office:value-type="float" office:value="1.348851">
                <text:p>1.348851</text:p>
              </table:table-cell>
              <table:table-cell office:value-type="float" office:value="0.002276">
                <text:p>0.002276</text:p>
              </table:table-cell>
            </table:table-row>
            <table:table-row>
              <table:table-cell office:value-type="float" office:value="47450">
                <text:p>47450</text:p>
              </table:table-cell>
              <table:table-cell office:value-type="float" office:value="0.026784">
                <text:p>0.026784</text:p>
              </table:table-cell>
              <table:table-cell office:value-type="float" office:value="0.007834">
                <text:p>0.007834</text:p>
              </table:table-cell>
              <table:table-cell office:value-type="float" office:value="1.326228">
                <text:p>1.326228</text:p>
              </table:table-cell>
              <table:table-cell office:value-type="float" office:value="0.001932">
                <text:p>0.001932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26708">
                <text:p>0.026708</text:p>
              </table:table-cell>
              <table:table-cell office:value-type="float" office:value="0.007301">
                <text:p>0.007301</text:p>
              </table:table-cell>
              <table:table-cell office:value-type="float" office:value="1.332969">
                <text:p>1.332969</text:p>
              </table:table-cell>
              <table:table-cell office:value-type="float" office:value="0.001722">
                <text:p>0.001722</text:p>
              </table:table-cell>
            </table:table-row>
            <table:table-row>
              <table:table-cell office:value-type="float" office:value="47550">
                <text:p>47550</text:p>
              </table:table-cell>
              <table:table-cell office:value-type="float" office:value="0.02675">
                <text:p>0.02675</text:p>
              </table:table-cell>
              <table:table-cell office:value-type="float" office:value="0.007065">
                <text:p>0.007065</text:p>
              </table:table-cell>
              <table:table-cell office:value-type="float" office:value="1.363271">
                <text:p>1.363271</text:p>
              </table:table-cell>
              <table:table-cell office:value-type="float" office:value="0.001616">
                <text:p>0.001616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0.028666">
                <text:p>0.028666</text:p>
              </table:table-cell>
              <table:table-cell office:value-type="float" office:value="0.006872">
                <text:p>0.006872</text:p>
              </table:table-cell>
              <table:table-cell office:value-type="float" office:value="1.347003">
                <text:p>1.347003</text:p>
              </table:table-cell>
              <table:table-cell office:value-type="float" office:value="0.00207">
                <text:p>0.00207</text:p>
              </table:table-cell>
            </table:table-row>
            <table:table-row>
              <table:table-cell office:value-type="float" office:value="47650">
                <text:p>47650</text:p>
              </table:table-cell>
              <table:table-cell office:value-type="float" office:value="0.027772">
                <text:p>0.027772</text:p>
              </table:table-cell>
              <table:table-cell office:value-type="float" office:value="0.006921">
                <text:p>0.006921</text:p>
              </table:table-cell>
              <table:table-cell office:value-type="float" office:value="1.319988">
                <text:p>1.319988</text:p>
              </table:table-cell>
              <table:table-cell office:value-type="float" office:value="0.001916">
                <text:p>0.001916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0.026456">
                <text:p>0.026456</text:p>
              </table:table-cell>
              <table:table-cell office:value-type="float" office:value="0.006902">
                <text:p>0.006902</text:p>
              </table:table-cell>
              <table:table-cell office:value-type="float" office:value="1.342034">
                <text:p>1.342034</text:p>
              </table:table-cell>
              <table:table-cell office:value-type="float" office:value="0.001906">
                <text:p>0.001906</text:p>
              </table:table-cell>
            </table:table-row>
            <table:table-row>
              <table:table-cell office:value-type="float" office:value="47750">
                <text:p>47750</text:p>
              </table:table-cell>
              <table:table-cell office:value-type="float" office:value="0.02621">
                <text:p>0.02621</text:p>
              </table:table-cell>
              <table:table-cell office:value-type="float" office:value="0.006901">
                <text:p>0.006901</text:p>
              </table:table-cell>
              <table:table-cell office:value-type="float" office:value="1.337065">
                <text:p>1.337065</text:p>
              </table:table-cell>
              <table:table-cell office:value-type="float" office:value="0.001242">
                <text:p>0.001242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0.026803">
                <text:p>0.026803</text:p>
              </table:table-cell>
              <table:table-cell office:value-type="float" office:value="0.007316">
                <text:p>0.007316</text:p>
              </table:table-cell>
              <table:table-cell office:value-type="float" office:value="1.33201">
                <text:p>1.33201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float" office:value="47850">
                <text:p>47850</text:p>
              </table:table-cell>
              <table:table-cell office:value-type="float" office:value="0.026509">
                <text:p>0.026509</text:p>
              </table:table-cell>
              <table:table-cell office:value-type="float" office:value="0.006888">
                <text:p>0.006888</text:p>
              </table:table-cell>
              <table:table-cell office:value-type="float" office:value="1.356218">
                <text:p>1.356218</text:p>
              </table:table-cell>
              <table:table-cell office:value-type="float" office:value="0.001805">
                <text:p>0.001805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0.029391">
                <text:p>0.029391</text:p>
              </table:table-cell>
              <table:table-cell office:value-type="float" office:value="0.00705">
                <text:p>0.00705</text:p>
              </table:table-cell>
              <table:table-cell office:value-type="float" office:value="1.370983">
                <text:p>1.370983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float" office:value="47950">
                <text:p>47950</text:p>
              </table:table-cell>
              <table:table-cell office:value-type="float" office:value="0.026822">
                <text:p>0.026822</text:p>
              </table:table-cell>
              <table:table-cell office:value-type="float" office:value="0.007007">
                <text:p>0.007007</text:p>
              </table:table-cell>
              <table:table-cell office:value-type="float" office:value="1.346595">
                <text:p>1.346595</text:p>
              </table:table-cell>
              <table:table-cell office:value-type="float" office:value="0.002114">
                <text:p>0.00211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029667">
                <text:p>0.029667</text:p>
              </table:table-cell>
              <table:table-cell office:value-type="float" office:value="0.006923">
                <text:p>0.006923</text:p>
              </table:table-cell>
              <table:table-cell office:value-type="float" office:value="1.355752">
                <text:p>1.355752</text:p>
              </table:table-cell>
              <table:table-cell office:value-type="float" office:value="0.001984">
                <text:p>0.001984</text:p>
              </table:table-cell>
            </table:table-row>
            <table:table-row>
              <table:table-cell office:value-type="float" office:value="48050">
                <text:p>48050</text:p>
              </table:table-cell>
              <table:table-cell office:value-type="float" office:value="0.026852">
                <text:p>0.026852</text:p>
              </table:table-cell>
              <table:table-cell office:value-type="float" office:value="0.006989">
                <text:p>0.006989</text:p>
              </table:table-cell>
              <table:table-cell office:value-type="float" office:value="1.334672">
                <text:p>1.334672</text:p>
              </table:table-cell>
              <table:table-cell office:value-type="float" office:value="0.001922">
                <text:p>0.001922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0.026892">
                <text:p>0.026892</text:p>
              </table:table-cell>
              <table:table-cell office:value-type="float" office:value="0.006814">
                <text:p>0.006814</text:p>
              </table:table-cell>
              <table:table-cell office:value-type="float" office:value="1.357012">
                <text:p>1.357012</text:p>
              </table:table-cell>
              <table:table-cell office:value-type="float" office:value="0.001745">
                <text:p>0.001745</text:p>
              </table:table-cell>
            </table:table-row>
            <table:table-row>
              <table:table-cell office:value-type="float" office:value="48150">
                <text:p>48150</text:p>
              </table:table-cell>
              <table:table-cell office:value-type="float" office:value="0.026921">
                <text:p>0.026921</text:p>
              </table:table-cell>
              <table:table-cell office:value-type="float" office:value="0.006903">
                <text:p>0.006903</text:p>
              </table:table-cell>
              <table:table-cell office:value-type="float" office:value="1.374392">
                <text:p>1.374392</text:p>
              </table:table-cell>
              <table:table-cell office:value-type="float" office:value="0.001868">
                <text:p>0.001868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0.027001">
                <text:p>0.027001</text:p>
              </table:table-cell>
              <table:table-cell office:value-type="float" office:value="0.006986">
                <text:p>0.006986</text:p>
              </table:table-cell>
              <table:table-cell office:value-type="float" office:value="1.37792">
                <text:p>1.37792</text:p>
              </table:table-cell>
              <table:table-cell office:value-type="float" office:value="0.001424">
                <text:p>0.001424</text:p>
              </table:table-cell>
            </table:table-row>
            <table:table-row>
              <table:table-cell office:value-type="float" office:value="48250">
                <text:p>48250</text:p>
              </table:table-cell>
              <table:table-cell office:value-type="float" office:value="0.02824">
                <text:p>0.02824</text:p>
              </table:table-cell>
              <table:table-cell office:value-type="float" office:value="0.007552">
                <text:p>0.007552</text:p>
              </table:table-cell>
              <table:table-cell office:value-type="float" office:value="1.368559">
                <text:p>1.368559</text:p>
              </table:table-cell>
              <table:table-cell office:value-type="float" office:value="0.001955">
                <text:p>0.001955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0.027027">
                <text:p>0.027027</text:p>
              </table:table-cell>
              <table:table-cell office:value-type="float" office:value="0.007015">
                <text:p>0.007015</text:p>
              </table:table-cell>
              <table:table-cell office:value-type="float" office:value="1.382963">
                <text:p>1.382963</text:p>
              </table:table-cell>
              <table:table-cell office:value-type="float" office:value="0.001274">
                <text:p>0.001274</text:p>
              </table:table-cell>
            </table:table-row>
            <table:table-row>
              <table:table-cell office:value-type="float" office:value="48350">
                <text:p>48350</text:p>
              </table:table-cell>
              <table:table-cell office:value-type="float" office:value="0.028407">
                <text:p>0.028407</text:p>
              </table:table-cell>
              <table:table-cell office:value-type="float" office:value="0.007411">
                <text:p>0.007411</text:p>
              </table:table-cell>
              <table:table-cell office:value-type="float" office:value="1.41381">
                <text:p>1.41381</text:p>
              </table:table-cell>
              <table:table-cell office:value-type="float" office:value="0.002081">
                <text:p>0.002081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0.027552">
                <text:p>0.027552</text:p>
              </table:table-cell>
              <table:table-cell office:value-type="float" office:value="0.007547">
                <text:p>0.007547</text:p>
              </table:table-cell>
              <table:table-cell office:value-type="float" office:value="1.366552">
                <text:p>1.366552</text:p>
              </table:table-cell>
              <table:table-cell office:value-type="float" office:value="0.001592">
                <text:p>0.001592</text:p>
              </table:table-cell>
            </table:table-row>
            <table:table-row>
              <table:table-cell office:value-type="float" office:value="48450">
                <text:p>48450</text:p>
              </table:table-cell>
              <table:table-cell office:value-type="float" office:value="0.027094">
                <text:p>0.027094</text:p>
              </table:table-cell>
              <table:table-cell office:value-type="float" office:value="0.006931">
                <text:p>0.006931</text:p>
              </table:table-cell>
              <table:table-cell office:value-type="float" office:value="1.688044">
                <text:p>1.688044</text:p>
              </table:table-cell>
              <table:table-cell office:value-type="float" office:value="0.001957">
                <text:p>0.001957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0.027666">
                <text:p>0.027666</text:p>
              </table:table-cell>
              <table:table-cell office:value-type="float" office:value="0.006828">
                <text:p>0.006828</text:p>
              </table:table-cell>
              <table:table-cell office:value-type="float" office:value="1.397837">
                <text:p>1.397837</text:p>
              </table:table-cell>
              <table:table-cell office:value-type="float" office:value="0.001951">
                <text:p>0.001951</text:p>
              </table:table-cell>
            </table:table-row>
            <table:table-row>
              <table:table-cell office:value-type="float" office:value="48550">
                <text:p>48550</text:p>
              </table:table-cell>
              <table:table-cell office:value-type="float" office:value="0.028368">
                <text:p>0.028368</text:p>
              </table:table-cell>
              <table:table-cell office:value-type="float" office:value="0.007075">
                <text:p>0.007075</text:p>
              </table:table-cell>
              <table:table-cell office:value-type="float" office:value="1.369007">
                <text:p>1.369007</text:p>
              </table:table-cell>
              <table:table-cell office:value-type="float" office:value="0.001781">
                <text:p>0.001781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0.027505">
                <text:p>0.027505</text:p>
              </table:table-cell>
              <table:table-cell office:value-type="float" office:value="0.00714">
                <text:p>0.00714</text:p>
              </table:table-cell>
              <table:table-cell office:value-type="float" office:value="1.383277">
                <text:p>1.383277</text:p>
              </table:table-cell>
              <table:table-cell office:value-type="float" office:value="0.001937">
                <text:p>0.001937</text:p>
              </table:table-cell>
            </table:table-row>
            <table:table-row>
              <table:table-cell office:value-type="float" office:value="48650">
                <text:p>48650</text:p>
              </table:table-cell>
              <table:table-cell office:value-type="float" office:value="0.029535">
                <text:p>0.029535</text:p>
              </table:table-cell>
              <table:table-cell office:value-type="float" office:value="0.007177">
                <text:p>0.007177</text:p>
              </table:table-cell>
              <table:table-cell office:value-type="float" office:value="1.380746">
                <text:p>1.380746</text:p>
              </table:table-cell>
              <table:table-cell office:value-type="float" office:value="0.001806">
                <text:p>0.001806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0.027368">
                <text:p>0.027368</text:p>
              </table:table-cell>
              <table:table-cell office:value-type="float" office:value="0.006953">
                <text:p>0.006953</text:p>
              </table:table-cell>
              <table:table-cell office:value-type="float" office:value="1.388053">
                <text:p>1.388053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float" office:value="48750">
                <text:p>48750</text:p>
              </table:table-cell>
              <table:table-cell office:value-type="float" office:value="0.027429">
                <text:p>0.027429</text:p>
              </table:table-cell>
              <table:table-cell office:value-type="float" office:value="0.006895">
                <text:p>0.006895</text:p>
              </table:table-cell>
              <table:table-cell office:value-type="float" office:value="1.388069">
                <text:p>1.388069</text:p>
              </table:table-cell>
              <table:table-cell office:value-type="float" office:value="0.001958">
                <text:p>0.001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8962">
                <text:p>0.028962</text:p>
              </table:table-cell>
              <table:table-cell office:value-type="float" office:value="0.007217">
                <text:p>0.007217</text:p>
              </table:table-cell>
              <table:table-cell office:value-type="float" office:value="1.42821">
                <text:p>1.428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4cm" xlink:href="." xlink:type="simple" chart:class="chart:line" chart:style-name="ch1">
        <chart:title svg:x="6.272cm" svg:y="0.316cm" chart:style-name="ch2">
          <text:p>time comparison</text:p>
        </chart:title>
        <chart:legend chart:legend-position="end" svg:x="13.51cm" svg:y="3.705cm" style:legend-expansion="high" chart:style-name="ch3"/>
        <chart:plot-area chart:style-name="ch4" chart:data-source-has-labels="both" svg:x="1.33cm" svg:y="1.275cm" svg:width="11.861cm" svg:height="6.568cm">
          <chartooo:coordinate-region svg:x="2.242cm" svg:y="1.275cm" svg:width="10.949cm" svg:height="5.183cm"/>
          <chart:axis chart:dimension="x" chart:name="primary-x" chart:style-name="ch5" chartooo:axis-type="auto">
            <chartooo:date-scale/>
            <chart:title svg:x="6.211cm" svg:y="8.023cm" chart:style-name="ch6">
              <text:p>array size [ n ]</text:p>
            </chart:title>
            <chart:categories table:cell-range-address="local-table.$A$2:.$A$977"/>
          </chart:axis>
          <chart:axis chart:dimension="y" chart:name="primary-y" chart:style-name="ch5">
            <chart:title svg:x="0.451cm" svg:y="5.198cm" chart:style-name="ch7">
              <text:p>time [ s ]</text:p>
            </chart:title>
            <chart:grid chart:style-name="ch8" chart:class="major"/>
          </chart:axis>
          <chart:series chart:style-name="ch9" chart:values-cell-range-address="local-table.$B$2:.$B$977" chart:label-cell-address="local-table.$B$1" chart:class="chart:line">
            <chart:data-point chart:repeated="976"/>
          </chart:series>
          <chart:series chart:style-name="ch10" chart:values-cell-range-address="local-table.$C$2:.$C$977" chart:label-cell-address="local-table.$C$1" chart:class="chart:line">
            <chart:data-point chart:repeated="976"/>
          </chart:series>
          <chart:series chart:style-name="ch11" chart:values-cell-range-address="local-table.$D$2:.$D$977" chart:label-cell-address="local-table.$D$1" chart:class="chart:line">
            <chart:data-point chart:repeated="97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_time</text:p>
              </table:table-cell>
              <table:table-cell office:value-type="string">
                <text:p>m_time</text:p>
              </table:table-cell>
              <table:table-cell office:value-type="string">
                <text:p>r_time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5">
                <text:p>0.0000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5">
                <text:p>0.0000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059">
                <text:p>0.000059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0011">
                <text:p>0.00011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116">
                <text:p>0.000116</text:p>
              </table:table-cell>
              <table:table-cell office:value-type="float" office:value="0.000152">
                <text:p>0.00015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15">
                <text:p>0.0001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151">
                <text:p>0.000151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158">
                <text:p>0.00015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127">
                <text:p>0.000127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183">
                <text:p>0.000183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139">
                <text:p>0.000139</text:p>
              </table:table-cell>
              <table:table-cell office:value-type="float" office:value="0.00019">
                <text:p>0.00019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00145">
                <text:p>0.000145</text:p>
              </table:table-cell>
              <table:table-cell office:value-type="float" office:value="0.000201">
                <text:p>0.000201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204">
                <text:p>0.000204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211">
                <text:p>0.000211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24">
                <text:p>0.00024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223">
                <text:p>0.000223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000179">
                <text:p>0.000179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217">
                <text:p>0.000217</text:p>
              </table:table-cell>
              <table:table-cell office:value-type="float" office:value="0.000267">
                <text:p>0.000267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00019">
                <text:p>0.00019</text:p>
              </table:table-cell>
              <table:table-cell office:value-type="float" office:value="0.000253">
                <text:p>0.000253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258">
                <text:p>0.00025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000206">
                <text:p>0.000206</text:p>
              </table:table-cell>
              <table:table-cell office:value-type="float" office:value="0.000258">
                <text:p>0.000258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209">
                <text:p>0.000209</text:p>
              </table:table-cell>
              <table:table-cell office:value-type="float" office:value="0.000264">
                <text:p>0.000264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000218">
                <text:p>0.000218</text:p>
              </table:table-cell>
              <table:table-cell office:value-type="float" office:value="0.00027">
                <text:p>0.00027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281">
                <text:p>0.000281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000235">
                <text:p>0.000235</text:p>
              </table:table-cell>
              <table:table-cell office:value-type="float" office:value="0.000307">
                <text:p>0.000307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225">
                <text:p>0.000225</text:p>
              </table:table-cell>
              <table:table-cell office:value-type="float" office:value="0.000288">
                <text:p>0.000288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.000238">
                <text:p>0.000238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245">
                <text:p>0.000245</text:p>
              </table:table-cell>
              <table:table-cell office:value-type="float" office:value="0.000316">
                <text:p>0.000316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000262">
                <text:p>0.000262</text:p>
              </table:table-cell>
              <table:table-cell office:value-type="float" office:value="0.000298">
                <text:p>0.000298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258">
                <text:p>0.000258</text:p>
              </table:table-cell>
              <table:table-cell office:value-type="float" office:value="0.000931">
                <text:p>0.000931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0.000261">
                <text:p>0.000261</text:p>
              </table:table-cell>
              <table:table-cell office:value-type="float" office:value="0.000323">
                <text:p>0.00032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261">
                <text:p>0.000261</text:p>
              </table:table-cell>
              <table:table-cell office:value-type="float" office:value="0.000324">
                <text:p>0.000324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351">
                <text:p>0.00035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287">
                <text:p>0.000287</text:p>
              </table:table-cell>
              <table:table-cell office:value-type="float" office:value="0.000346">
                <text:p>0.000346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.000294">
                <text:p>0.000294</text:p>
              </table:table-cell>
              <table:table-cell office:value-type="float" office:value="0.000347">
                <text:p>0.000347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299">
                <text:p>0.000299</text:p>
              </table:table-cell>
              <table:table-cell office:value-type="float" office:value="0.000346">
                <text:p>0.000346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0.000336">
                <text:p>0.000336</text:p>
              </table:table-cell>
              <table:table-cell office:value-type="float" office:value="0.00037">
                <text:p>0.00037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314">
                <text:p>0.000314</text:p>
              </table:table-cell>
              <table:table-cell office:value-type="float" office:value="0.000354">
                <text:p>0.00035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0.000317">
                <text:p>0.000317</text:p>
              </table:table-cell>
              <table:table-cell office:value-type="float" office:value="0.00036">
                <text:p>0.00036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321">
                <text:p>0.000321</text:p>
              </table:table-cell>
              <table:table-cell office:value-type="float" office:value="0.000371">
                <text:p>0.00037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0.000333">
                <text:p>0.000333</text:p>
              </table:table-cell>
              <table:table-cell office:value-type="float" office:value="0.000375">
                <text:p>0.00037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382">
                <text:p>0.00038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411">
                <text:p>0.00041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399">
                <text:p>0.000399</text:p>
              </table:table-cell>
              <table:table-cell office:value-type="float" office:value="0.000408">
                <text:p>0.000408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0.000387">
                <text:p>0.000387</text:p>
              </table:table-cell>
              <table:table-cell office:value-type="float" office:value="0.00043">
                <text:p>0.0004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365">
                <text:p>0.000365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0.000385">
                <text:p>0.000385</text:p>
              </table:table-cell>
              <table:table-cell office:value-type="float" office:value="0.000431">
                <text:p>0.00043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392">
                <text:p>0.000392</text:p>
              </table:table-cell>
              <table:table-cell office:value-type="float" office:value="0.00043">
                <text:p>0.0004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445">
                <text:p>0.000445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407">
                <text:p>0.000407</text:p>
              </table:table-cell>
              <table:table-cell office:value-type="float" office:value="0.000434">
                <text:p>0.000434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0.000438">
                <text:p>0.000438</text:p>
              </table:table-cell>
              <table:table-cell office:value-type="float" office:value="0.000456">
                <text:p>0.000456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418">
                <text:p>0.000418</text:p>
              </table:table-cell>
              <table:table-cell office:value-type="float" office:value="0.000451">
                <text:p>0.00045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000423">
                <text:p>0.000423</text:p>
              </table:table-cell>
              <table:table-cell office:value-type="float" office:value="0.000481">
                <text:p>0.00048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44">
                <text:p>0.00044</text:p>
              </table:table-cell>
              <table:table-cell office:value-type="float" office:value="0.00048">
                <text:p>0.0004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0.000446">
                <text:p>0.000446</text:p>
              </table:table-cell>
              <table:table-cell office:value-type="float" office:value="0.000511">
                <text:p>0.000511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457">
                <text:p>0.000457</text:p>
              </table:table-cell>
              <table:table-cell office:value-type="float" office:value="0.000508">
                <text:p>0.000508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0.000452">
                <text:p>0.000452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495">
                <text:p>0.000495</text:p>
              </table:table-cell>
              <table:table-cell office:value-type="float" office:value="0.000494">
                <text:p>0.000494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508">
                <text:p>0.000508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504">
                <text:p>0.000504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0.000529">
                <text:p>0.000529</text:p>
              </table:table-cell>
              <table:table-cell office:value-type="float" office:value="0.000544">
                <text:p>0.000544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524">
                <text:p>0.000524</text:p>
              </table:table-cell>
              <table:table-cell office:value-type="float" office:value="0.000578">
                <text:p>0.000578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000547">
                <text:p>0.000547</text:p>
              </table:table-cell>
              <table:table-cell office:value-type="float" office:value="0.000563">
                <text:p>0.000563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53">
                <text:p>0.00053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0.000527">
                <text:p>0.000527</text:p>
              </table:table-cell>
              <table:table-cell office:value-type="float" office:value="0.000548">
                <text:p>0.000548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543">
                <text:p>0.000543</text:p>
              </table:table-cell>
              <table:table-cell office:value-type="float" office:value="0.000544">
                <text:p>0.000544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0.000528">
                <text:p>0.000528</text:p>
              </table:table-cell>
              <table:table-cell office:value-type="float" office:value="0.000548">
                <text:p>0.00054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562">
                <text:p>0.000562</text:p>
              </table:table-cell>
              <table:table-cell office:value-type="float" office:value="0.000554">
                <text:p>0.000554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0.000557">
                <text:p>0.000557</text:p>
              </table:table-cell>
              <table:table-cell office:value-type="float" office:value="0.000555">
                <text:p>0.000555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579">
                <text:p>0.000579</text:p>
              </table:table-cell>
              <table:table-cell office:value-type="float" office:value="0.000572">
                <text:p>0.000572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0.000582">
                <text:p>0.000582</text:p>
              </table:table-cell>
              <table:table-cell office:value-type="float" office:value="0.00059">
                <text:p>0.00059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582">
                <text:p>0.000582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.000582">
                <text:p>0.000582</text:p>
              </table:table-cell>
              <table:table-cell office:value-type="float" office:value="0.000611">
                <text:p>0.000611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0.000631">
                <text:p>0.000631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642">
                <text:p>0.000642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0.000654">
                <text:p>0.000654</text:p>
              </table:table-cell>
              <table:table-cell office:value-type="float" office:value="0.00064">
                <text:p>0.00064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658">
                <text:p>0.000658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00857">
                <text:p>0.000857</text:p>
              </table:table-cell>
              <table:table-cell office:value-type="float" office:value="0.000623">
                <text:p>0.000623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631">
                <text:p>0.000631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693">
                <text:p>0.000693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0.000765">
                <text:p>0.000765</text:p>
              </table:table-cell>
              <table:table-cell office:value-type="float" office:value="0.000698">
                <text:p>0.000698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00753">
                <text:p>0.000753</text:p>
              </table:table-cell>
              <table:table-cell office:value-type="float" office:value="0.0007">
                <text:p>0.0007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0.000773">
                <text:p>0.000773</text:p>
              </table:table-cell>
              <table:table-cell office:value-type="float" office:value="0.000749">
                <text:p>0.000749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00795">
                <text:p>0.000795</text:p>
              </table:table-cell>
              <table:table-cell office:value-type="float" office:value="0.00072">
                <text:p>0.00072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0.000844">
                <text:p>0.000844</text:p>
              </table:table-cell>
              <table:table-cell office:value-type="float" office:value="0.000845">
                <text:p>0.000845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00773">
                <text:p>0.000773</text:p>
              </table:table-cell>
              <table:table-cell office:value-type="float" office:value="0.000734">
                <text:p>0.000734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0.0008">
                <text:p>0.0008</text:p>
              </table:table-cell>
              <table:table-cell office:value-type="float" office:value="0.00073">
                <text:p>0.00073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00786">
                <text:p>0.000786</text:p>
              </table:table-cell>
              <table:table-cell office:value-type="float" office:value="0.000729">
                <text:p>0.000729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0.000895">
                <text:p>0.000895</text:p>
              </table:table-cell>
              <table:table-cell office:value-type="float" office:value="0.000908">
                <text:p>0.000908</text:p>
              </table:table-cell>
              <table:table-cell office:value-type="float" office:value="0.000229">
                <text:p>0.00022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00879">
                <text:p>0.000879</text:p>
              </table:table-cell>
              <table:table-cell office:value-type="float" office:value="0.000917">
                <text:p>0.000917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0.000878">
                <text:p>0.000878</text:p>
              </table:table-cell>
              <table:table-cell office:value-type="float" office:value="0.000815">
                <text:p>0.000815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845">
                <text:p>0.000845</text:p>
              </table:table-cell>
              <table:table-cell office:value-type="float" office:value="0.000753">
                <text:p>0.000753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0.000859">
                <text:p>0.000859</text:p>
              </table:table-cell>
              <table:table-cell office:value-type="float" office:value="0.000765">
                <text:p>0.000765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00854">
                <text:p>0.000854</text:p>
              </table:table-cell>
              <table:table-cell office:value-type="float" office:value="0.000759">
                <text:p>0.000759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0.000864">
                <text:p>0.000864</text:p>
              </table:table-cell>
              <table:table-cell office:value-type="float" office:value="0.000763">
                <text:p>0.000763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00853">
                <text:p>0.000853</text:p>
              </table:table-cell>
              <table:table-cell office:value-type="float" office:value="0.000805">
                <text:p>0.000805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0.00087">
                <text:p>0.00087</text:p>
              </table:table-cell>
              <table:table-cell office:value-type="float" office:value="0.000796">
                <text:p>0.000796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00877">
                <text:p>0.000877</text:p>
              </table:table-cell>
              <table:table-cell office:value-type="float" office:value="0.000796">
                <text:p>0.000796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0.001003">
                <text:p>0.001003</text:p>
              </table:table-cell>
              <table:table-cell office:value-type="float" office:value="0.000872">
                <text:p>0.000872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098">
                <text:p>0.00098</text:p>
              </table:table-cell>
              <table:table-cell office:value-type="float" office:value="0.000826">
                <text:p>0.000826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0.000959">
                <text:p>0.000959</text:p>
              </table:table-cell>
              <table:table-cell office:value-type="float" office:value="0.000854">
                <text:p>0.000854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00973">
                <text:p>0.000973</text:p>
              </table:table-cell>
              <table:table-cell office:value-type="float" office:value="0.000835">
                <text:p>0.000835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0.00094">
                <text:p>0.00094</text:p>
              </table:table-cell>
              <table:table-cell office:value-type="float" office:value="0.000841">
                <text:p>0.000841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00967">
                <text:p>0.000967</text:p>
              </table:table-cell>
              <table:table-cell office:value-type="float" office:value="0.000844">
                <text:p>0.000844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0.00096">
                <text:p>0.00096</text:p>
              </table:table-cell>
              <table:table-cell office:value-type="float" office:value="0.000858">
                <text:p>0.000858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00976">
                <text:p>0.000976</text:p>
              </table:table-cell>
              <table:table-cell office:value-type="float" office:value="0.000873">
                <text:p>0.000873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0.000973">
                <text:p>0.000973</text:p>
              </table:table-cell>
              <table:table-cell office:value-type="float" office:value="0.000857">
                <text:p>0.000857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00997">
                <text:p>0.000997</text:p>
              </table:table-cell>
              <table:table-cell office:value-type="float" office:value="0.000878">
                <text:p>0.000878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0.001004">
                <text:p>0.001004</text:p>
              </table:table-cell>
              <table:table-cell office:value-type="float" office:value="0.000873">
                <text:p>0.000873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01012">
                <text:p>0.001012</text:p>
              </table:table-cell>
              <table:table-cell office:value-type="float" office:value="0.000868">
                <text:p>0.000868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886">
                <text:p>0.000886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1016">
                <text:p>0.0010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0.001051">
                <text:p>0.001051</text:p>
              </table:table-cell>
              <table:table-cell office:value-type="float" office:value="0.000901">
                <text:p>0.000901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01078">
                <text:p>0.001078</text:p>
              </table:table-cell>
              <table:table-cell office:value-type="float" office:value="0.00091">
                <text:p>0.00091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0.001085">
                <text:p>0.001085</text:p>
              </table:table-cell>
              <table:table-cell office:value-type="float" office:value="0.000924">
                <text:p>0.000924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01107">
                <text:p>0.001107</text:p>
              </table:table-cell>
              <table:table-cell office:value-type="float" office:value="0.000955">
                <text:p>0.000955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0.001076">
                <text:p>0.001076</text:p>
              </table:table-cell>
              <table:table-cell office:value-type="float" office:value="0.00094">
                <text:p>0.00094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01189">
                <text:p>0.001189</text:p>
              </table:table-cell>
              <table:table-cell office:value-type="float" office:value="0.00102">
                <text:p>0.00102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0.001139">
                <text:p>0.001139</text:p>
              </table:table-cell>
              <table:table-cell office:value-type="float" office:value="0.00097">
                <text:p>0.00097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01127">
                <text:p>0.001127</text:p>
              </table:table-cell>
              <table:table-cell office:value-type="float" office:value="0.000964">
                <text:p>0.000964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0.001178">
                <text:p>0.001178</text:p>
              </table:table-cell>
              <table:table-cell office:value-type="float" office:value="0.00096">
                <text:p>0.00096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1138">
                <text:p>0.001138</text:p>
              </table:table-cell>
              <table:table-cell office:value-type="float" office:value="0.000935">
                <text:p>0.000935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0.001144">
                <text:p>0.001144</text:p>
              </table:table-cell>
              <table:table-cell office:value-type="float" office:value="0.000964">
                <text:p>0.000964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01195">
                <text:p>0.001195</text:p>
              </table:table-cell>
              <table:table-cell office:value-type="float" office:value="0.000954">
                <text:p>0.000954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0.001998">
                <text:p>0.001998</text:p>
              </table:table-cell>
              <table:table-cell office:value-type="float" office:value="0.001088">
                <text:p>0.001088</text:p>
              </table:table-cell>
              <table:table-cell office:value-type="float" office:value="0.000312">
                <text:p>0.00031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01327">
                <text:p>0.001327</text:p>
              </table:table-cell>
              <table:table-cell office:value-type="float" office:value="0.001052">
                <text:p>0.001052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0.00121">
                <text:p>0.00121</text:p>
              </table:table-cell>
              <table:table-cell office:value-type="float" office:value="0.000996">
                <text:p>0.000996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0121">
                <text:p>0.00121</text:p>
              </table:table-cell>
              <table:table-cell office:value-type="float" office:value="0.000988">
                <text:p>0.000988</text:p>
              </table:table-cell>
              <table:table-cell office:value-type="float" office:value="0.000286">
                <text:p>0.000286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0.0012">
                <text:p>0.0012</text:p>
              </table:table-cell>
              <table:table-cell office:value-type="float" office:value="0.001012">
                <text:p>0.001012</text:p>
              </table:table-cell>
              <table:table-cell office:value-type="float" office:value="0.000319">
                <text:p>0.00031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01273">
                <text:p>0.001273</text:p>
              </table:table-cell>
              <table:table-cell office:value-type="float" office:value="0.001016">
                <text:p>0.001016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0.001269">
                <text:p>0.001269</text:p>
              </table:table-cell>
              <table:table-cell office:value-type="float" office:value="0.001018">
                <text:p>0.001018</text:p>
              </table:table-cell>
              <table:table-cell office:value-type="float" office:value="0.000322">
                <text:p>0.00032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1252">
                <text:p>0.001252</text:p>
              </table:table-cell>
              <table:table-cell office:value-type="float" office:value="0.001021">
                <text:p>0.001021</text:p>
              </table:table-cell>
              <table:table-cell office:value-type="float" office:value="0.000326">
                <text:p>0.000326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0.001349">
                <text:p>0.001349</text:p>
              </table:table-cell>
              <table:table-cell office:value-type="float" office:value="0.001026">
                <text:p>0.001026</text:p>
              </table:table-cell>
              <table:table-cell office:value-type="float" office:value="0.000306">
                <text:p>0.00030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01293">
                <text:p>0.001293</text:p>
              </table:table-cell>
              <table:table-cell office:value-type="float" office:value="0.001041">
                <text:p>0.001041</text:p>
              </table:table-cell>
              <table:table-cell office:value-type="float" office:value="0.000317">
                <text:p>0.000317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0.001319">
                <text:p>0.001319</text:p>
              </table:table-cell>
              <table:table-cell office:value-type="float" office:value="0.001056">
                <text:p>0.001056</text:p>
              </table:table-cell>
              <table:table-cell office:value-type="float" office:value="0.000332">
                <text:p>0.00033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01323">
                <text:p>0.001323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313">
                <text:p>0.000313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0.001353">
                <text:p>0.001353</text:p>
              </table:table-cell>
              <table:table-cell office:value-type="float" office:value="0.001082">
                <text:p>0.001082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01349">
                <text:p>0.001349</text:p>
              </table:table-cell>
              <table:table-cell office:value-type="float" office:value="0.001041">
                <text:p>0.001041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0.001337">
                <text:p>0.001337</text:p>
              </table:table-cell>
              <table:table-cell office:value-type="float" office:value="0.001073">
                <text:p>0.001073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01385">
                <text:p>0.001385</text:p>
              </table:table-cell>
              <table:table-cell office:value-type="float" office:value="0.00109">
                <text:p>0.00109</text:p>
              </table:table-cell>
              <table:table-cell office:value-type="float" office:value="0.000342">
                <text:p>0.000342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0.001376">
                <text:p>0.001376</text:p>
              </table:table-cell>
              <table:table-cell office:value-type="float" office:value="0.001096">
                <text:p>0.001096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01355">
                <text:p>0.001355</text:p>
              </table:table-cell>
              <table:table-cell office:value-type="float" office:value="0.001114">
                <text:p>0.00111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0.001373">
                <text:p>0.001373</text:p>
              </table:table-cell>
              <table:table-cell office:value-type="float" office:value="0.001091">
                <text:p>0.001091</text:p>
              </table:table-cell>
              <table:table-cell office:value-type="float" office:value="0.000344">
                <text:p>0.000344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01395">
                <text:p>0.001395</text:p>
              </table:table-cell>
              <table:table-cell office:value-type="float" office:value="0.001118">
                <text:p>0.001118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139">
                <text:p>0.001139</text:p>
              </table:table-cell>
              <table:table-cell office:value-type="float" office:value="0.000338">
                <text:p>0.00033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01456">
                <text:p>0.001456</text:p>
              </table:table-cell>
              <table:table-cell office:value-type="float" office:value="0.001118">
                <text:p>0.001118</text:p>
              </table:table-cell>
              <table:table-cell office:value-type="float" office:value="0.000309">
                <text:p>0.000309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0.001499">
                <text:p>0.001499</text:p>
              </table:table-cell>
              <table:table-cell office:value-type="float" office:value="0.001283">
                <text:p>0.001283</text:p>
              </table:table-cell>
              <table:table-cell office:value-type="float" office:value="0.000362">
                <text:p>0.000362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01435">
                <text:p>0.001435</text:p>
              </table:table-cell>
              <table:table-cell office:value-type="float" office:value="0.001136">
                <text:p>0.001136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0.001487">
                <text:p>0.001487</text:p>
              </table:table-cell>
              <table:table-cell office:value-type="float" office:value="0.001156">
                <text:p>0.001156</text:p>
              </table:table-cell>
              <table:table-cell office:value-type="float" office:value="0.000359">
                <text:p>0.000359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01707">
                <text:p>0.001707</text:p>
              </table:table-cell>
              <table:table-cell office:value-type="float" office:value="0.001328">
                <text:p>0.001328</text:p>
              </table:table-cell>
              <table:table-cell office:value-type="float" office:value="0.000443">
                <text:p>0.000443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0.001613">
                <text:p>0.001613</text:p>
              </table:table-cell>
              <table:table-cell office:value-type="float" office:value="0.001212">
                <text:p>0.001212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1485">
                <text:p>0.001485</text:p>
              </table:table-cell>
              <table:table-cell office:value-type="float" office:value="0.001183">
                <text:p>0.001183</text:p>
              </table:table-cell>
              <table:table-cell office:value-type="float" office:value="0.000345">
                <text:p>0.000345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0.001509">
                <text:p>0.001509</text:p>
              </table:table-cell>
              <table:table-cell office:value-type="float" office:value="0.001178">
                <text:p>0.001178</text:p>
              </table:table-cell>
              <table:table-cell office:value-type="float" office:value="0.000343">
                <text:p>0.000343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015">
                <text:p>0.0015</text:p>
              </table:table-cell>
              <table:table-cell office:value-type="float" office:value="0.001175">
                <text:p>0.001175</text:p>
              </table:table-cell>
              <table:table-cell office:value-type="float" office:value="0.000311">
                <text:p>0.000311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0.001542">
                <text:p>0.001542</text:p>
              </table:table-cell>
              <table:table-cell office:value-type="float" office:value="0.001163">
                <text:p>0.001163</text:p>
              </table:table-cell>
              <table:table-cell office:value-type="float" office:value="0.000295">
                <text:p>0.00029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01558">
                <text:p>0.001558</text:p>
              </table:table-cell>
              <table:table-cell office:value-type="float" office:value="0.001186">
                <text:p>0.001186</text:p>
              </table:table-cell>
              <table:table-cell office:value-type="float" office:value="0.000362">
                <text:p>0.000362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0.00158">
                <text:p>0.00158</text:p>
              </table:table-cell>
              <table:table-cell office:value-type="float" office:value="0.001202">
                <text:p>0.001202</text:p>
              </table:table-cell>
              <table:table-cell office:value-type="float" office:value="0.000353">
                <text:p>0.00035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01576">
                <text:p>0.001576</text:p>
              </table:table-cell>
              <table:table-cell office:value-type="float" office:value="0.001214">
                <text:p>0.001214</text:p>
              </table:table-cell>
              <table:table-cell office:value-type="float" office:value="0.000325">
                <text:p>0.000325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0.001623">
                <text:p>0.001623</text:p>
              </table:table-cell>
              <table:table-cell office:value-type="float" office:value="0.001197">
                <text:p>0.001197</text:p>
              </table:table-cell>
              <table:table-cell office:value-type="float" office:value="0.000307">
                <text:p>0.000307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0159">
                <text:p>0.00159</text:p>
              </table:table-cell>
              <table:table-cell office:value-type="float" office:value="0.001207">
                <text:p>0.001207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0.001651">
                <text:p>0.001651</text:p>
              </table:table-cell>
              <table:table-cell office:value-type="float" office:value="0.001451">
                <text:p>0.001451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01618">
                <text:p>0.001618</text:p>
              </table:table-cell>
              <table:table-cell office:value-type="float" office:value="0.001234">
                <text:p>0.001234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0.001648">
                <text:p>0.001648</text:p>
              </table:table-cell>
              <table:table-cell office:value-type="float" office:value="0.001215">
                <text:p>0.001215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01669">
                <text:p>0.001669</text:p>
              </table:table-cell>
              <table:table-cell office:value-type="float" office:value="0.00125">
                <text:p>0.00125</text:p>
              </table:table-cell>
              <table:table-cell office:value-type="float" office:value="0.000341">
                <text:p>0.000341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0.00168">
                <text:p>0.00168</text:p>
              </table:table-cell>
              <table:table-cell office:value-type="float" office:value="0.00125">
                <text:p>0.00125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01687">
                <text:p>0.001687</text:p>
              </table:table-cell>
              <table:table-cell office:value-type="float" office:value="0.001273">
                <text:p>0.001273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0.001711">
                <text:p>0.001711</text:p>
              </table:table-cell>
              <table:table-cell office:value-type="float" office:value="0.001267">
                <text:p>0.001267</text:p>
              </table:table-cell>
              <table:table-cell office:value-type="float" office:value="0.000379">
                <text:p>0.000379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01694">
                <text:p>0.001694</text:p>
              </table:table-cell>
              <table:table-cell office:value-type="float" office:value="0.001285">
                <text:p>0.001285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0.001736">
                <text:p>0.001736</text:p>
              </table:table-cell>
              <table:table-cell office:value-type="float" office:value="0.001257">
                <text:p>0.001257</text:p>
              </table:table-cell>
              <table:table-cell office:value-type="float" office:value="0.000383">
                <text:p>0.000383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01951">
                <text:p>0.001951</text:p>
              </table:table-cell>
              <table:table-cell office:value-type="float" office:value="0.001375">
                <text:p>0.001375</text:p>
              </table:table-cell>
              <table:table-cell office:value-type="float" office:value="0.000393">
                <text:p>0.000393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0.001725">
                <text:p>0.001725</text:p>
              </table:table-cell>
              <table:table-cell office:value-type="float" office:value="0.001279">
                <text:p>0.001279</text:p>
              </table:table-cell>
              <table:table-cell office:value-type="float" office:value="0.000415">
                <text:p>0.0004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769">
                <text:p>0.001769</text:p>
              </table:table-cell>
              <table:table-cell office:value-type="float" office:value="0.001275">
                <text:p>0.001275</text:p>
              </table:table-cell>
              <table:table-cell office:value-type="float" office:value="0.000404">
                <text:p>0.000404</text:p>
              </table:table-cell>
            </table:table-row>
            <table:table-row>
              <table:table-cell office:value-type="float" office:value="10050">
                <text:p>10050</text:p>
              </table:table-cell>
              <table:table-cell office:value-type="float" office:value="0.001824">
                <text:p>0.001824</text:p>
              </table:table-cell>
              <table:table-cell office:value-type="float" office:value="0.001403">
                <text:p>0.001403</text:p>
              </table:table-cell>
              <table:table-cell office:value-type="float" office:value="0.000395">
                <text:p>0.000395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0.001798">
                <text:p>0.001798</text:p>
              </table:table-cell>
              <table:table-cell office:value-type="float" office:value="0.001301">
                <text:p>0.001301</text:p>
              </table:table-cell>
              <table:table-cell office:value-type="float" office:value="0.000393">
                <text:p>0.000393</text:p>
              </table:table-cell>
            </table:table-row>
            <table:table-row>
              <table:table-cell office:value-type="float" office:value="10150">
                <text:p>10150</text:p>
              </table:table-cell>
              <table:table-cell office:value-type="float" office:value="0.001835">
                <text:p>0.001835</text:p>
              </table:table-cell>
              <table:table-cell office:value-type="float" office:value="0.001306">
                <text:p>0.001306</text:p>
              </table:table-cell>
              <table:table-cell office:value-type="float" office:value="0.000369">
                <text:p>0.000369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01832">
                <text:p>0.001832</text:p>
              </table:table-cell>
              <table:table-cell office:value-type="float" office:value="0.001323">
                <text:p>0.001323</text:p>
              </table:table-cell>
              <table:table-cell office:value-type="float" office:value="0.000326">
                <text:p>0.000326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0.001919">
                <text:p>0.001919</text:p>
              </table:table-cell>
              <table:table-cell office:value-type="float" office:value="0.001375">
                <text:p>0.001375</text:p>
              </table:table-cell>
              <table:table-cell office:value-type="float" office:value="0.000428">
                <text:p>0.000428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001874">
                <text:p>0.001874</text:p>
              </table:table-cell>
              <table:table-cell office:value-type="float" office:value="0.001335">
                <text:p>0.001335</text:p>
              </table:table-cell>
              <table:table-cell office:value-type="float" office:value="0.000404">
                <text:p>0.000404</text:p>
              </table:table-cell>
            </table:table-row>
            <table:table-row>
              <table:table-cell office:value-type="float" office:value="10350">
                <text:p>10350</text:p>
              </table:table-cell>
              <table:table-cell office:value-type="float" office:value="0.001859">
                <text:p>0.001859</text:p>
              </table:table-cell>
              <table:table-cell office:value-type="float" office:value="0.001322">
                <text:p>0.001322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001866">
                <text:p>0.001866</text:p>
              </table:table-cell>
              <table:table-cell office:value-type="float" office:value="0.001334">
                <text:p>0.001334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float" office:value="10450">
                <text:p>10450</text:p>
              </table:table-cell>
              <table:table-cell office:value-type="float" office:value="0.001862">
                <text:p>0.001862</text:p>
              </table:table-cell>
              <table:table-cell office:value-type="float" office:value="0.001329">
                <text:p>0.001329</text:p>
              </table:table-cell>
              <table:table-cell office:value-type="float" office:value="0.000409">
                <text:p>0.000409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2057">
                <text:p>0.002057</text:p>
              </table:table-cell>
              <table:table-cell office:value-type="float" office:value="0.001438">
                <text:p>0.001438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float" office:value="10550">
                <text:p>10550</text:p>
              </table:table-cell>
              <table:table-cell office:value-type="float" office:value="0.001974">
                <text:p>0.001974</text:p>
              </table:table-cell>
              <table:table-cell office:value-type="float" office:value="0.001386">
                <text:p>0.001386</text:p>
              </table:table-cell>
              <table:table-cell office:value-type="float" office:value="0.000412">
                <text:p>0.000412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192">
                <text:p>0.00192</text:p>
              </table:table-cell>
              <table:table-cell office:value-type="float" office:value="0.001361">
                <text:p>0.001361</text:p>
              </table:table-cell>
              <table:table-cell office:value-type="float" office:value="0.000376">
                <text:p>0.000376</text:p>
              </table:table-cell>
            </table:table-row>
            <table:table-row>
              <table:table-cell office:value-type="float" office:value="10650">
                <text:p>10650</text:p>
              </table:table-cell>
              <table:table-cell office:value-type="float" office:value="0.001945">
                <text:p>0.001945</text:p>
              </table:table-cell>
              <table:table-cell office:value-type="float" office:value="0.001382">
                <text:p>0.001382</text:p>
              </table:table-cell>
              <table:table-cell office:value-type="float" office:value="0.000342">
                <text:p>0.000342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0.002145">
                <text:p>0.002145</text:p>
              </table:table-cell>
              <table:table-cell office:value-type="float" office:value="0.00155">
                <text:p>0.00155</text:p>
              </table:table-cell>
              <table:table-cell office:value-type="float" office:value="0.000307">
                <text:p>0.000307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0.002014">
                <text:p>0.002014</text:p>
              </table:table-cell>
              <table:table-cell office:value-type="float" office:value="0.001437">
                <text:p>0.001437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01974">
                <text:p>0.001974</text:p>
              </table:table-cell>
              <table:table-cell office:value-type="float" office:value="0.00141">
                <text:p>0.00141</text:p>
              </table:table-cell>
              <table:table-cell office:value-type="float" office:value="0.000412">
                <text:p>0.000412</text:p>
              </table:table-cell>
            </table:table-row>
            <table:table-row>
              <table:table-cell office:value-type="float" office:value="10850">
                <text:p>10850</text:p>
              </table:table-cell>
              <table:table-cell office:value-type="float" office:value="0.001996">
                <text:p>0.001996</text:p>
              </table:table-cell>
              <table:table-cell office:value-type="float" office:value="0.001388">
                <text:p>0.001388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0.002046">
                <text:p>0.002046</text:p>
              </table:table-cell>
              <table:table-cell office:value-type="float" office:value="0.001443">
                <text:p>0.001443</text:p>
              </table:table-cell>
              <table:table-cell office:value-type="float" office:value="0.000452">
                <text:p>0.000452</text:p>
              </table:table-cell>
            </table:table-row>
            <table:table-row>
              <table:table-cell office:value-type="float" office:value="10950">
                <text:p>10950</text:p>
              </table:table-cell>
              <table:table-cell office:value-type="float" office:value="0.002002">
                <text:p>0.002002</text:p>
              </table:table-cell>
              <table:table-cell office:value-type="float" office:value="0.001427">
                <text:p>0.001427</text:p>
              </table:table-cell>
              <table:table-cell office:value-type="float" office:value="0.000353">
                <text:p>0.000353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02045">
                <text:p>0.002045</text:p>
              </table:table-cell>
              <table:table-cell office:value-type="float" office:value="0.001432">
                <text:p>0.001432</text:p>
              </table:table-cell>
              <table:table-cell office:value-type="float" office:value="0.000465">
                <text:p>0.000465</text:p>
              </table:table-cell>
            </table:table-row>
            <table:table-row>
              <table:table-cell office:value-type="float" office:value="11050">
                <text:p>11050</text:p>
              </table:table-cell>
              <table:table-cell office:value-type="float" office:value="0.002106">
                <text:p>0.002106</text:p>
              </table:table-cell>
              <table:table-cell office:value-type="float" office:value="0.001476">
                <text:p>0.001476</text:p>
              </table:table-cell>
              <table:table-cell office:value-type="float" office:value="0.000429">
                <text:p>0.000429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0.00205">
                <text:p>0.00205</text:p>
              </table:table-cell>
              <table:table-cell office:value-type="float" office:value="0.001442">
                <text:p>0.001442</text:p>
              </table:table-cell>
              <table:table-cell office:value-type="float" office:value="0.000441">
                <text:p>0.000441</text:p>
              </table:table-cell>
            </table:table-row>
            <table:table-row>
              <table:table-cell office:value-type="float" office:value="11150">
                <text:p>11150</text:p>
              </table:table-cell>
              <table:table-cell office:value-type="float" office:value="0.002081">
                <text:p>0.002081</text:p>
              </table:table-cell>
              <table:table-cell office:value-type="float" office:value="0.001433">
                <text:p>0.001433</text:p>
              </table:table-cell>
              <table:table-cell office:value-type="float" office:value="0.000427">
                <text:p>0.000427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0.002109">
                <text:p>0.002109</text:p>
              </table:table-cell>
              <table:table-cell office:value-type="float" office:value="0.001452">
                <text:p>0.001452</text:p>
              </table:table-cell>
              <table:table-cell office:value-type="float" office:value="0.000377">
                <text:p>0.000377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0.002178">
                <text:p>0.002178</text:p>
              </table:table-cell>
              <table:table-cell office:value-type="float" office:value="0.001449">
                <text:p>0.001449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0.00218">
                <text:p>0.00218</text:p>
              </table:table-cell>
              <table:table-cell office:value-type="float" office:value="0.00147">
                <text:p>0.00147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float" office:value="11350">
                <text:p>11350</text:p>
              </table:table-cell>
              <table:table-cell office:value-type="float" office:value="0.002142">
                <text:p>0.002142</text:p>
              </table:table-cell>
              <table:table-cell office:value-type="float" office:value="0.001457">
                <text:p>0.001457</text:p>
              </table:table-cell>
              <table:table-cell office:value-type="float" office:value="0.000363">
                <text:p>0.000363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0.002293">
                <text:p>0.002293</text:p>
              </table:table-cell>
              <table:table-cell office:value-type="float" office:value="0.00162">
                <text:p>0.00162</text:p>
              </table:table-cell>
              <table:table-cell office:value-type="float" office:value="0.000544">
                <text:p>0.000544</text:p>
              </table:table-cell>
            </table:table-row>
            <table:table-row>
              <table:table-cell office:value-type="float" office:value="11450">
                <text:p>11450</text:p>
              </table:table-cell>
              <table:table-cell office:value-type="float" office:value="0.002238">
                <text:p>0.002238</text:p>
              </table:table-cell>
              <table:table-cell office:value-type="float" office:value="0.001526">
                <text:p>0.001526</text:p>
              </table:table-cell>
              <table:table-cell office:value-type="float" office:value="0.000456">
                <text:p>0.000456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0.002248">
                <text:p>0.002248</text:p>
              </table:table-cell>
              <table:table-cell office:value-type="float" office:value="0.001523">
                <text:p>0.001523</text:p>
              </table:table-cell>
              <table:table-cell office:value-type="float" office:value="0.000454">
                <text:p>0.000454</text:p>
              </table:table-cell>
            </table:table-row>
            <table:table-row>
              <table:table-cell office:value-type="float" office:value="11550">
                <text:p>11550</text:p>
              </table:table-cell>
              <table:table-cell office:value-type="float" office:value="0.002203">
                <text:p>0.002203</text:p>
              </table:table-cell>
              <table:table-cell office:value-type="float" office:value="0.001573">
                <text:p>0.001573</text:p>
              </table:table-cell>
              <table:table-cell office:value-type="float" office:value="0.000465">
                <text:p>0.000465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02254">
                <text:p>0.002254</text:p>
              </table:table-cell>
              <table:table-cell office:value-type="float" office:value="0.001578">
                <text:p>0.001578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float" office:value="11650">
                <text:p>11650</text:p>
              </table:table-cell>
              <table:table-cell office:value-type="float" office:value="0.002403">
                <text:p>0.002403</text:p>
              </table:table-cell>
              <table:table-cell office:value-type="float" office:value="0.001616">
                <text:p>0.001616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0.002246">
                <text:p>0.002246</text:p>
              </table:table-cell>
              <table:table-cell office:value-type="float" office:value="0.001554">
                <text:p>0.001554</text:p>
              </table:table-cell>
              <table:table-cell office:value-type="float" office:value="0.000462">
                <text:p>0.000462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0.004128">
                <text:p>0.004128</text:p>
              </table:table-cell>
              <table:table-cell office:value-type="float" office:value="0.001608">
                <text:p>0.001608</text:p>
              </table:table-cell>
              <table:table-cell office:value-type="float" office:value="0.000488">
                <text:p>0.000488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0.002344">
                <text:p>0.002344</text:p>
              </table:table-cell>
              <table:table-cell office:value-type="float" office:value="0.001582">
                <text:p>0.001582</text:p>
              </table:table-cell>
              <table:table-cell office:value-type="float" office:value="0.000451">
                <text:p>0.000451</text:p>
              </table:table-cell>
            </table:table-row>
            <table:table-row>
              <table:table-cell office:value-type="float" office:value="11850">
                <text:p>11850</text:p>
              </table:table-cell>
              <table:table-cell office:value-type="float" office:value="0.002338">
                <text:p>0.002338</text:p>
              </table:table-cell>
              <table:table-cell office:value-type="float" office:value="0.001559">
                <text:p>0.001559</text:p>
              </table:table-cell>
              <table:table-cell office:value-type="float" office:value="0.000474">
                <text:p>0.000474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0.002376">
                <text:p>0.002376</text:p>
              </table:table-cell>
              <table:table-cell office:value-type="float" office:value="0.001604">
                <text:p>0.001604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float" office:value="11950">
                <text:p>11950</text:p>
              </table:table-cell>
              <table:table-cell office:value-type="float" office:value="0.002438">
                <text:p>0.002438</text:p>
              </table:table-cell>
              <table:table-cell office:value-type="float" office:value="0.001574">
                <text:p>0.001574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02555">
                <text:p>0.002555</text:p>
              </table:table-cell>
              <table:table-cell office:value-type="float" office:value="0.001751">
                <text:p>0.001751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float" office:value="12050">
                <text:p>12050</text:p>
              </table:table-cell>
              <table:table-cell office:value-type="float" office:value="0.002381">
                <text:p>0.002381</text:p>
              </table:table-cell>
              <table:table-cell office:value-type="float" office:value="0.001598">
                <text:p>0.001598</text:p>
              </table:table-cell>
              <table:table-cell office:value-type="float" office:value="0.000431">
                <text:p>0.000431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0.002342">
                <text:p>0.002342</text:p>
              </table:table-cell>
              <table:table-cell office:value-type="float" office:value="0.001579">
                <text:p>0.001579</text:p>
              </table:table-cell>
              <table:table-cell office:value-type="float" office:value="0.000507">
                <text:p>0.000507</text:p>
              </table:table-cell>
            </table:table-row>
            <table:table-row>
              <table:table-cell office:value-type="float" office:value="12150">
                <text:p>12150</text:p>
              </table:table-cell>
              <table:table-cell office:value-type="float" office:value="0.002398">
                <text:p>0.002398</text:p>
              </table:table-cell>
              <table:table-cell office:value-type="float" office:value="0.001563">
                <text:p>0.001563</text:p>
              </table:table-cell>
              <table:table-cell office:value-type="float" office:value="0.000467">
                <text:p>0.000467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0.002433">
                <text:p>0.002433</text:p>
              </table:table-cell>
              <table:table-cell office:value-type="float" office:value="0.001579">
                <text:p>0.001579</text:p>
              </table:table-cell>
              <table:table-cell office:value-type="float" office:value="0.000395">
                <text:p>0.000395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0.002432">
                <text:p>0.002432</text:p>
              </table:table-cell>
              <table:table-cell office:value-type="float" office:value="0.001565">
                <text:p>0.001565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0.002457">
                <text:p>0.002457</text:p>
              </table:table-cell>
              <table:table-cell office:value-type="float" office:value="0.001603">
                <text:p>0.001603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float" office:value="12350">
                <text:p>12350</text:p>
              </table:table-cell>
              <table:table-cell office:value-type="float" office:value="0.002448">
                <text:p>0.002448</text:p>
              </table:table-cell>
              <table:table-cell office:value-type="float" office:value="0.0016">
                <text:p>0.0016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0.00248">
                <text:p>0.00248</text:p>
              </table:table-cell>
              <table:table-cell office:value-type="float" office:value="0.001598">
                <text:p>0.001598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float" office:value="12450">
                <text:p>12450</text:p>
              </table:table-cell>
              <table:table-cell office:value-type="float" office:value="0.002471">
                <text:p>0.002471</text:p>
              </table:table-cell>
              <table:table-cell office:value-type="float" office:value="0.001605">
                <text:p>0.001605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0.002602">
                <text:p>0.002602</text:p>
              </table:table-cell>
              <table:table-cell office:value-type="float" office:value="0.001619">
                <text:p>0.00161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float" office:value="12550">
                <text:p>12550</text:p>
              </table:table-cell>
              <table:table-cell office:value-type="float" office:value="0.002484">
                <text:p>0.002484</text:p>
              </table:table-cell>
              <table:table-cell office:value-type="float" office:value="0.001616">
                <text:p>0.001616</text:p>
              </table:table-cell>
              <table:table-cell office:value-type="float" office:value="0.000484">
                <text:p>0.000484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0.002712">
                <text:p>0.002712</text:p>
              </table:table-cell>
              <table:table-cell office:value-type="float" office:value="0.001762">
                <text:p>0.001762</text:p>
              </table:table-cell>
              <table:table-cell office:value-type="float" office:value="0.000542">
                <text:p>0.000542</text:p>
              </table:table-cell>
            </table:table-row>
            <table:table-row>
              <table:table-cell office:value-type="float" office:value="12650">
                <text:p>12650</text:p>
              </table:table-cell>
              <table:table-cell office:value-type="float" office:value="0.002536">
                <text:p>0.002536</text:p>
              </table:table-cell>
              <table:table-cell office:value-type="float" office:value="0.001662">
                <text:p>0.001662</text:p>
              </table:table-cell>
              <table:table-cell office:value-type="float" office:value="0.000485">
                <text:p>0.000485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0.002661">
                <text:p>0.002661</text:p>
              </table:table-cell>
              <table:table-cell office:value-type="float" office:value="0.001687">
                <text:p>0.001687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0.002574">
                <text:p>0.002574</text:p>
              </table:table-cell>
              <table:table-cell office:value-type="float" office:value="0.001696">
                <text:p>0.001696</text:p>
              </table:table-cell>
              <table:table-cell office:value-type="float" office:value="0.000512">
                <text:p>0.000512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002577">
                <text:p>0.002577</text:p>
              </table:table-cell>
              <table:table-cell office:value-type="float" office:value="0.001652">
                <text:p>0.001652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0.002621">
                <text:p>0.002621</text:p>
              </table:table-cell>
              <table:table-cell office:value-type="float" office:value="0.001718">
                <text:p>0.001718</text:p>
              </table:table-cell>
              <table:table-cell office:value-type="float" office:value="0.000504">
                <text:p>0.000504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0.002767">
                <text:p>0.002767</text:p>
              </table:table-cell>
              <table:table-cell office:value-type="float" office:value="0.001694">
                <text:p>0.001694</text:p>
              </table:table-cell>
              <table:table-cell office:value-type="float" office:value="0.000547">
                <text:p>0.000547</text:p>
              </table:table-cell>
            </table:table-row>
            <table:table-row>
              <table:table-cell office:value-type="float" office:value="12950">
                <text:p>12950</text:p>
              </table:table-cell>
              <table:table-cell office:value-type="float" office:value="0.002633">
                <text:p>0.002633</text:p>
              </table:table-cell>
              <table:table-cell office:value-type="float" office:value="0.001692">
                <text:p>0.001692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02678">
                <text:p>0.002678</text:p>
              </table:table-cell>
              <table:table-cell office:value-type="float" office:value="0.001714">
                <text:p>0.001714</text:p>
              </table:table-cell>
              <table:table-cell office:value-type="float" office:value="0.000497">
                <text:p>0.000497</text:p>
              </table:table-cell>
            </table:table-row>
            <table:table-row>
              <table:table-cell office:value-type="float" office:value="13050">
                <text:p>13050</text:p>
              </table:table-cell>
              <table:table-cell office:value-type="float" office:value="0.002692">
                <text:p>0.002692</text:p>
              </table:table-cell>
              <table:table-cell office:value-type="float" office:value="0.001711">
                <text:p>0.001711</text:p>
              </table:table-cell>
              <table:table-cell office:value-type="float" office:value="0.000521">
                <text:p>0.000521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002795">
                <text:p>0.002795</text:p>
              </table:table-cell>
              <table:table-cell office:value-type="float" office:value="0.001883">
                <text:p>0.001883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float" office:value="13150">
                <text:p>13150</text:p>
              </table:table-cell>
              <table:table-cell office:value-type="float" office:value="0.002717">
                <text:p>0.002717</text:p>
              </table:table-cell>
              <table:table-cell office:value-type="float" office:value="0.001732">
                <text:p>0.001732</text:p>
              </table:table-cell>
              <table:table-cell office:value-type="float" office:value="0.000509">
                <text:p>0.000509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0.002787">
                <text:p>0.002787</text:p>
              </table:table-cell>
              <table:table-cell office:value-type="float" office:value="0.001714">
                <text:p>0.001714</text:p>
              </table:table-cell>
              <table:table-cell office:value-type="float" office:value="0.000535">
                <text:p>0.000535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0.002768">
                <text:p>0.002768</text:p>
              </table:table-cell>
              <table:table-cell office:value-type="float" office:value="0.001724">
                <text:p>0.001724</text:p>
              </table:table-cell>
              <table:table-cell office:value-type="float" office:value="0.000509">
                <text:p>0.000509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0.002739">
                <text:p>0.002739</text:p>
              </table:table-cell>
              <table:table-cell office:value-type="float" office:value="0.001729">
                <text:p>0.001729</text:p>
              </table:table-cell>
              <table:table-cell office:value-type="float" office:value="0.000525">
                <text:p>0.000525</text:p>
              </table:table-cell>
            </table:table-row>
            <table:table-row>
              <table:table-cell office:value-type="float" office:value="13350">
                <text:p>13350</text:p>
              </table:table-cell>
              <table:table-cell office:value-type="float" office:value="0.002854">
                <text:p>0.002854</text:p>
              </table:table-cell>
              <table:table-cell office:value-type="float" office:value="0.001808">
                <text:p>0.001808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0.002802">
                <text:p>0.002802</text:p>
              </table:table-cell>
              <table:table-cell office:value-type="float" office:value="0.001742">
                <text:p>0.001742</text:p>
              </table:table-cell>
              <table:table-cell office:value-type="float" office:value="0.000528">
                <text:p>0.000528</text:p>
              </table:table-cell>
            </table:table-row>
            <table:table-row>
              <table:table-cell office:value-type="float" office:value="13450">
                <text:p>13450</text:p>
              </table:table-cell>
              <table:table-cell office:value-type="float" office:value="0.002838">
                <text:p>0.002838</text:p>
              </table:table-cell>
              <table:table-cell office:value-type="float" office:value="0.001807">
                <text:p>0.001807</text:p>
              </table:table-cell>
              <table:table-cell office:value-type="float" office:value="0.000483">
                <text:p>0.000483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.00286">
                <text:p>0.00286</text:p>
              </table:table-cell>
              <table:table-cell office:value-type="float" office:value="0.001809">
                <text:p>0.001809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float" office:value="13550">
                <text:p>13550</text:p>
              </table:table-cell>
              <table:table-cell office:value-type="float" office:value="0.002894">
                <text:p>0.002894</text:p>
              </table:table-cell>
              <table:table-cell office:value-type="float" office:value="0.001817">
                <text:p>0.001817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002968">
                <text:p>0.002968</text:p>
              </table:table-cell>
              <table:table-cell office:value-type="float" office:value="0.001848">
                <text:p>0.001848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13650">
                <text:p>13650</text:p>
              </table:table-cell>
              <table:table-cell office:value-type="float" office:value="0.0029">
                <text:p>0.0029</text:p>
              </table:table-cell>
              <table:table-cell office:value-type="float" office:value="0.001791">
                <text:p>0.001791</text:p>
              </table:table-cell>
              <table:table-cell office:value-type="float" office:value="0.000552">
                <text:p>0.000552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0.002908">
                <text:p>0.002908</text:p>
              </table:table-cell>
              <table:table-cell office:value-type="float" office:value="0.001814">
                <text:p>0.001814</text:p>
              </table:table-cell>
              <table:table-cell office:value-type="float" office:value="0.000443">
                <text:p>0.000443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0.003019">
                <text:p>0.003019</text:p>
              </table:table-cell>
              <table:table-cell office:value-type="float" office:value="0.001793">
                <text:p>0.001793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0.002942">
                <text:p>0.002942</text:p>
              </table:table-cell>
              <table:table-cell office:value-type="float" office:value="0.001802">
                <text:p>0.001802</text:p>
              </table:table-cell>
              <table:table-cell office:value-type="float" office:value="0.000529">
                <text:p>0.000529</text:p>
              </table:table-cell>
            </table:table-row>
            <table:table-row>
              <table:table-cell office:value-type="float" office:value="13850">
                <text:p>13850</text:p>
              </table:table-cell>
              <table:table-cell office:value-type="float" office:value="0.002972">
                <text:p>0.002972</text:p>
              </table:table-cell>
              <table:table-cell office:value-type="float" office:value="0.00183">
                <text:p>0.00183</text:p>
              </table:table-cell>
              <table:table-cell office:value-type="float" office:value="0.000474">
                <text:p>0.000474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0.002951">
                <text:p>0.002951</text:p>
              </table:table-cell>
              <table:table-cell office:value-type="float" office:value="0.001814">
                <text:p>0.001814</text:p>
              </table:table-cell>
              <table:table-cell office:value-type="float" office:value="0.000498">
                <text:p>0.000498</text:p>
              </table:table-cell>
            </table:table-row>
            <table:table-row>
              <table:table-cell office:value-type="float" office:value="13950">
                <text:p>13950</text:p>
              </table:table-cell>
              <table:table-cell office:value-type="float" office:value="0.00296">
                <text:p>0.00296</text:p>
              </table:table-cell>
              <table:table-cell office:value-type="float" office:value="0.001818">
                <text:p>0.001818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03">
                <text:p>0.003</text:p>
              </table:table-cell>
              <table:table-cell office:value-type="float" office:value="0.001825">
                <text:p>0.001825</text:p>
              </table:table-cell>
              <table:table-cell office:value-type="float" office:value="0.000539">
                <text:p>0.000539</text:p>
              </table:table-cell>
            </table:table-row>
            <table:table-row>
              <table:table-cell office:value-type="float" office:value="14050">
                <text:p>14050</text:p>
              </table:table-cell>
              <table:table-cell office:value-type="float" office:value="0.00315">
                <text:p>0.00315</text:p>
              </table:table-cell>
              <table:table-cell office:value-type="float" office:value="0.00189">
                <text:p>0.00189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0.003036">
                <text:p>0.003036</text:p>
              </table:table-cell>
              <table:table-cell office:value-type="float" office:value="0.002048">
                <text:p>0.002048</text:p>
              </table:table-cell>
              <table:table-cell office:value-type="float" office:value="0.000514">
                <text:p>0.000514</text:p>
              </table:table-cell>
            </table:table-row>
            <table:table-row>
              <table:table-cell office:value-type="float" office:value="14150">
                <text:p>14150</text:p>
              </table:table-cell>
              <table:table-cell office:value-type="float" office:value="0.003045">
                <text:p>0.003045</text:p>
              </table:table-cell>
              <table:table-cell office:value-type="float" office:value="0.001847">
                <text:p>0.001847</text:p>
              </table:table-cell>
              <table:table-cell office:value-type="float" office:value="0.000549">
                <text:p>0.000549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0.003114">
                <text:p>0.003114</text:p>
              </table:table-cell>
              <table:table-cell office:value-type="float" office:value="0.001962">
                <text:p>0.001962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0.003141">
                <text:p>0.003141</text:p>
              </table:table-cell>
              <table:table-cell office:value-type="float" office:value="0.001868">
                <text:p>0.001868</text:p>
              </table:table-cell>
              <table:table-cell office:value-type="float" office:value="0.000533">
                <text:p>0.000533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0.003143">
                <text:p>0.003143</text:p>
              </table:table-cell>
              <table:table-cell office:value-type="float" office:value="0.001898">
                <text:p>0.001898</text:p>
              </table:table-cell>
              <table:table-cell office:value-type="float" office:value="0.000571">
                <text:p>0.000571</text:p>
              </table:table-cell>
            </table:table-row>
            <table:table-row>
              <table:table-cell office:value-type="float" office:value="14350">
                <text:p>14350</text:p>
              </table:table-cell>
              <table:table-cell office:value-type="float" office:value="0.003139">
                <text:p>0.003139</text:p>
              </table:table-cell>
              <table:table-cell office:value-type="float" office:value="0.001883">
                <text:p>0.001883</text:p>
              </table:table-cell>
              <table:table-cell office:value-type="float" office:value="0.000463">
                <text:p>0.000463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0.003169">
                <text:p>0.003169</text:p>
              </table:table-cell>
              <table:table-cell office:value-type="float" office:value="0.001863">
                <text:p>0.001863</text:p>
              </table:table-cell>
              <table:table-cell office:value-type="float" office:value="0.000513">
                <text:p>0.000513</text:p>
              </table:table-cell>
            </table:table-row>
            <table:table-row>
              <table:table-cell office:value-type="float" office:value="14450">
                <text:p>14450</text:p>
              </table:table-cell>
              <table:table-cell office:value-type="float" office:value="0.003343">
                <text:p>0.003343</text:p>
              </table:table-cell>
              <table:table-cell office:value-type="float" office:value="0.001897">
                <text:p>0.001897</text:p>
              </table:table-cell>
              <table:table-cell office:value-type="float" office:value="0.000526">
                <text:p>0.00052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2071">
                <text:p>0.002071</text:p>
              </table:table-cell>
              <table:table-cell office:value-type="float" office:value="0.000617">
                <text:p>0.000617</text:p>
              </table:table-cell>
            </table:table-row>
            <table:table-row>
              <table:table-cell office:value-type="float" office:value="14550">
                <text:p>14550</text:p>
              </table:table-cell>
              <table:table-cell office:value-type="float" office:value="0.003186">
                <text:p>0.003186</text:p>
              </table:table-cell>
              <table:table-cell office:value-type="float" office:value="0.001924">
                <text:p>0.001924</text:p>
              </table:table-cell>
              <table:table-cell office:value-type="float" office:value="0.000522">
                <text:p>0.000522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0.003212">
                <text:p>0.003212</text:p>
              </table:table-cell>
              <table:table-cell office:value-type="float" office:value="0.001931">
                <text:p>0.001931</text:p>
              </table:table-cell>
              <table:table-cell office:value-type="float" office:value="0.000588">
                <text:p>0.000588</text:p>
              </table:table-cell>
            </table:table-row>
            <table:table-row>
              <table:table-cell office:value-type="float" office:value="14650">
                <text:p>14650</text:p>
              </table:table-cell>
              <table:table-cell office:value-type="float" office:value="0.003221">
                <text:p>0.003221</text:p>
              </table:table-cell>
              <table:table-cell office:value-type="float" office:value="0.001957">
                <text:p>0.001957</text:p>
              </table:table-cell>
              <table:table-cell office:value-type="float" office:value="0.000612">
                <text:p>0.000612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0.003345">
                <text:p>0.003345</text:p>
              </table:table-cell>
              <table:table-cell office:value-type="float" office:value="0.001946">
                <text:p>0.001946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0.003278">
                <text:p>0.003278</text:p>
              </table:table-cell>
              <table:table-cell office:value-type="float" office:value="0.001959">
                <text:p>0.001959</text:p>
              </table:table-cell>
              <table:table-cell office:value-type="float" office:value="0.000533">
                <text:p>0.000533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0.003344">
                <text:p>0.003344</text:p>
              </table:table-cell>
              <table:table-cell office:value-type="float" office:value="0.001952">
                <text:p>0.001952</text:p>
              </table:table-cell>
              <table:table-cell office:value-type="float" office:value="0.000473">
                <text:p>0.000473</text:p>
              </table:table-cell>
            </table:table-row>
            <table:table-row>
              <table:table-cell office:value-type="float" office:value="14850">
                <text:p>14850</text:p>
              </table:table-cell>
              <table:table-cell office:value-type="float" office:value="0.003305">
                <text:p>0.003305</text:p>
              </table:table-cell>
              <table:table-cell office:value-type="float" office:value="0.001975">
                <text:p>0.001975</text:p>
              </table:table-cell>
              <table:table-cell office:value-type="float" office:value="0.000475">
                <text:p>0.000475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0.003532">
                <text:p>0.003532</text:p>
              </table:table-cell>
              <table:table-cell office:value-type="float" office:value="0.002025">
                <text:p>0.002025</text:p>
              </table:table-cell>
              <table:table-cell office:value-type="float" office:value="0.000609">
                <text:p>0.000609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0.003383">
                <text:p>0.003383</text:p>
              </table:table-cell>
              <table:table-cell office:value-type="float" office:value="0.001979">
                <text:p>0.001979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3467">
                <text:p>0.003467</text:p>
              </table:table-cell>
              <table:table-cell office:value-type="float" office:value="0.002">
                <text:p>0.002</text:p>
              </table:table-cell>
              <table:table-cell office:value-type="float" office:value="0.000567">
                <text:p>0.000567</text:p>
              </table:table-cell>
            </table:table-row>
            <table:table-row>
              <table:table-cell office:value-type="float" office:value="15050">
                <text:p>15050</text:p>
              </table:table-cell>
              <table:table-cell office:value-type="float" office:value="0.0034">
                <text:p>0.0034</text:p>
              </table:table-cell>
              <table:table-cell office:value-type="float" office:value="0.001973">
                <text:p>0.001973</text:p>
              </table:table-cell>
              <table:table-cell office:value-type="float" office:value="0.000611">
                <text:p>0.000611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0.00342">
                <text:p>0.00342</text:p>
              </table:table-cell>
              <table:table-cell office:value-type="float" office:value="0.001996">
                <text:p>0.001996</text:p>
              </table:table-cell>
              <table:table-cell office:value-type="float" office:value="0.000608">
                <text:p>0.000608</text:p>
              </table:table-cell>
            </table:table-row>
            <table:table-row>
              <table:table-cell office:value-type="float" office:value="15150">
                <text:p>15150</text:p>
              </table:table-cell>
              <table:table-cell office:value-type="float" office:value="0.003471">
                <text:p>0.003471</text:p>
              </table:table-cell>
              <table:table-cell office:value-type="float" office:value="0.002015">
                <text:p>0.002015</text:p>
              </table:table-cell>
              <table:table-cell office:value-type="float" office:value="0.000594">
                <text:p>0.000594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0.003459">
                <text:p>0.003459</text:p>
              </table:table-cell>
              <table:table-cell office:value-type="float" office:value="0.002024">
                <text:p>0.002024</text:p>
              </table:table-cell>
              <table:table-cell office:value-type="float" office:value="0.000607">
                <text:p>0.000607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0.003513">
                <text:p>0.003513</text:p>
              </table:table-cell>
              <table:table-cell office:value-type="float" office:value="0.002019">
                <text:p>0.002019</text:p>
              </table:table-cell>
              <table:table-cell office:value-type="float" office:value="0.000599">
                <text:p>0.000599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0.003524">
                <text:p>0.003524</text:p>
              </table:table-cell>
              <table:table-cell office:value-type="float" office:value="0.002098">
                <text:p>0.002098</text:p>
              </table:table-cell>
              <table:table-cell office:value-type="float" office:value="0.000562">
                <text:p>0.000562</text:p>
              </table:table-cell>
            </table:table-row>
            <table:table-row>
              <table:table-cell office:value-type="float" office:value="15350">
                <text:p>15350</text:p>
              </table:table-cell>
              <table:table-cell office:value-type="float" office:value="0.003508">
                <text:p>0.003508</text:p>
              </table:table-cell>
              <table:table-cell office:value-type="float" office:value="0.002027">
                <text:p>0.002027</text:p>
              </table:table-cell>
              <table:table-cell office:value-type="float" office:value="0.000562">
                <text:p>0.000562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2027">
                <text:p>0.002027</text:p>
              </table:table-cell>
              <table:table-cell office:value-type="float" office:value="0.000497">
                <text:p>0.000497</text:p>
              </table:table-cell>
            </table:table-row>
            <table:table-row>
              <table:table-cell office:value-type="float" office:value="15450">
                <text:p>1545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2043">
                <text:p>0.002043</text:p>
              </table:table-cell>
              <table:table-cell office:value-type="float" office:value="0.000612">
                <text:p>0.000612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0.003549">
                <text:p>0.003549</text:p>
              </table:table-cell>
              <table:table-cell office:value-type="float" office:value="0.002037">
                <text:p>0.002037</text:p>
              </table:table-cell>
              <table:table-cell office:value-type="float" office:value="0.000553">
                <text:p>0.000553</text:p>
              </table:table-cell>
            </table:table-row>
            <table:table-row>
              <table:table-cell office:value-type="float" office:value="15550">
                <text:p>1555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2049">
                <text:p>0.002049</text:p>
              </table:table-cell>
              <table:table-cell office:value-type="float" office:value="0.000603">
                <text:p>0.000603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003575">
                <text:p>0.003575</text:p>
              </table:table-cell>
              <table:table-cell office:value-type="float" office:value="0.002047">
                <text:p>0.002047</text:p>
              </table:table-cell>
              <table:table-cell office:value-type="float" office:value="0.000559">
                <text:p>0.000559</text:p>
              </table:table-cell>
            </table:table-row>
            <table:table-row>
              <table:table-cell office:value-type="float" office:value="15650">
                <text:p>15650</text:p>
              </table:table-cell>
              <table:table-cell office:value-type="float" office:value="0.003756">
                <text:p>0.003756</text:p>
              </table:table-cell>
              <table:table-cell office:value-type="float" office:value="0.002318">
                <text:p>0.002318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0.003633">
                <text:p>0.003633</text:p>
              </table:table-cell>
              <table:table-cell office:value-type="float" office:value="0.002102">
                <text:p>0.002102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0.003656">
                <text:p>0.003656</text:p>
              </table:table-cell>
              <table:table-cell office:value-type="float" office:value="0.002062">
                <text:p>0.002062</text:p>
              </table:table-cell>
              <table:table-cell office:value-type="float" office:value="0.000558">
                <text:p>0.000558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0.003633">
                <text:p>0.003633</text:p>
              </table:table-cell>
              <table:table-cell office:value-type="float" office:value="0.002076">
                <text:p>0.002076</text:p>
              </table:table-cell>
              <table:table-cell office:value-type="float" office:value="0.000627">
                <text:p>0.000627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0.003687">
                <text:p>0.003687</text:p>
              </table:table-cell>
              <table:table-cell office:value-type="float" office:value="0.002081">
                <text:p>0.002081</text:p>
              </table:table-cell>
              <table:table-cell office:value-type="float" office:value="0.000574">
                <text:p>0.000574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0.003717">
                <text:p>0.003717</text:p>
              </table:table-cell>
              <table:table-cell office:value-type="float" office:value="0.002159">
                <text:p>0.002159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float" office:value="15950">
                <text:p>15950</text:p>
              </table:table-cell>
              <table:table-cell office:value-type="float" office:value="0.00376">
                <text:p>0.00376</text:p>
              </table:table-cell>
              <table:table-cell office:value-type="float" office:value="0.002086">
                <text:p>0.002086</text:p>
              </table:table-cell>
              <table:table-cell office:value-type="float" office:value="0.000578">
                <text:p>0.00057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03775">
                <text:p>0.003775</text:p>
              </table:table-cell>
              <table:table-cell office:value-type="float" office:value="0.002118">
                <text:p>0.002118</text:p>
              </table:table-cell>
              <table:table-cell office:value-type="float" office:value="0.000634">
                <text:p>0.000634</text:p>
              </table:table-cell>
            </table:table-row>
            <table:table-row>
              <table:table-cell office:value-type="float" office:value="16050">
                <text:p>16050</text:p>
              </table:table-cell>
              <table:table-cell office:value-type="float" office:value="0.003869">
                <text:p>0.003869</text:p>
              </table:table-cell>
              <table:table-cell office:value-type="float" office:value="0.002163">
                <text:p>0.002163</text:p>
              </table:table-cell>
              <table:table-cell office:value-type="float" office:value="0.000645">
                <text:p>0.000645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0.003737">
                <text:p>0.003737</text:p>
              </table:table-cell>
              <table:table-cell office:value-type="float" office:value="0.002115">
                <text:p>0.002115</text:p>
              </table:table-cell>
              <table:table-cell office:value-type="float" office:value="0.000571">
                <text:p>0.000571</text:p>
              </table:table-cell>
            </table:table-row>
            <table:table-row>
              <table:table-cell office:value-type="float" office:value="16150">
                <text:p>16150</text:p>
              </table:table-cell>
              <table:table-cell office:value-type="float" office:value="0.003812">
                <text:p>0.003812</text:p>
              </table:table-cell>
              <table:table-cell office:value-type="float" office:value="0.002147">
                <text:p>0.002147</text:p>
              </table:table-cell>
              <table:table-cell office:value-type="float" office:value="0.000462">
                <text:p>0.000462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0.003831">
                <text:p>0.003831</text:p>
              </table:table-cell>
              <table:table-cell office:value-type="float" office:value="0.00211">
                <text:p>0.00211</text:p>
              </table:table-cell>
              <table:table-cell office:value-type="float" office:value="0.000574">
                <text:p>0.000574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0.003893">
                <text:p>0.003893</text:p>
              </table:table-cell>
              <table:table-cell office:value-type="float" office:value="0.002109">
                <text:p>0.002109</text:p>
              </table:table-cell>
              <table:table-cell office:value-type="float" office:value="0.000628">
                <text:p>0.000628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0.003874">
                <text:p>0.003874</text:p>
              </table:table-cell>
              <table:table-cell office:value-type="float" office:value="0.002136">
                <text:p>0.002136</text:p>
              </table:table-cell>
              <table:table-cell office:value-type="float" office:value="0.000646">
                <text:p>0.000646</text:p>
              </table:table-cell>
            </table:table-row>
            <table:table-row>
              <table:table-cell office:value-type="float" office:value="16350">
                <text:p>16350</text:p>
              </table:table-cell>
              <table:table-cell office:value-type="float" office:value="0.003955">
                <text:p>0.003955</text:p>
              </table:table-cell>
              <table:table-cell office:value-type="float" office:value="0.002205">
                <text:p>0.002205</text:p>
              </table:table-cell>
              <table:table-cell office:value-type="float" office:value="0.000682">
                <text:p>0.000682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039">
                <text:p>0.0039</text:p>
              </table:table-cell>
              <table:table-cell office:value-type="float" office:value="0.00216">
                <text:p>0.00216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float" office:value="16450">
                <text:p>16450</text:p>
              </table:table-cell>
              <table:table-cell office:value-type="float" office:value="0.00394">
                <text:p>0.00394</text:p>
              </table:table-cell>
              <table:table-cell office:value-type="float" office:value="0.002143">
                <text:p>0.002143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003945">
                <text:p>0.003945</text:p>
              </table:table-cell>
              <table:table-cell office:value-type="float" office:value="0.002201">
                <text:p>0.002201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float" office:value="16550">
                <text:p>16550</text:p>
              </table:table-cell>
              <table:table-cell office:value-type="float" office:value="0.003956">
                <text:p>0.003956</text:p>
              </table:table-cell>
              <table:table-cell office:value-type="float" office:value="0.002597">
                <text:p>0.002597</text:p>
              </table:table-cell>
              <table:table-cell office:value-type="float" office:value="0.000592">
                <text:p>0.000592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0.003962">
                <text:p>0.003962</text:p>
              </table:table-cell>
              <table:table-cell office:value-type="float" office:value="0.002178">
                <text:p>0.002178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float" office:value="16650">
                <text:p>16650</text:p>
              </table:table-cell>
              <table:table-cell office:value-type="float" office:value="0.004088">
                <text:p>0.004088</text:p>
              </table:table-cell>
              <table:table-cell office:value-type="float" office:value="0.002241">
                <text:p>0.002241</text:p>
              </table:table-cell>
              <table:table-cell office:value-type="float" office:value="0.000712">
                <text:p>0.000712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0.004055">
                <text:p>0.004055</text:p>
              </table:table-cell>
              <table:table-cell office:value-type="float" office:value="0.002248">
                <text:p>0.002248</text:p>
              </table:table-cell>
              <table:table-cell office:value-type="float" office:value="0.000577">
                <text:p>0.000577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0.004045">
                <text:p>0.004045</text:p>
              </table:table-cell>
              <table:table-cell office:value-type="float" office:value="0.002234">
                <text:p>0.002234</text:p>
              </table:table-cell>
              <table:table-cell office:value-type="float" office:value="0.000665">
                <text:p>0.000665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0.004158">
                <text:p>0.004158</text:p>
              </table:table-cell>
              <table:table-cell office:value-type="float" office:value="0.002218">
                <text:p>0.002218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float" office:value="16850">
                <text:p>16850</text:p>
              </table:table-cell>
              <table:table-cell office:value-type="float" office:value="0.004221">
                <text:p>0.004221</text:p>
              </table:table-cell>
              <table:table-cell office:value-type="float" office:value="0.002328">
                <text:p>0.002328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0.004222">
                <text:p>0.004222</text:p>
              </table:table-cell>
              <table:table-cell office:value-type="float" office:value="0.002317">
                <text:p>0.002317</text:p>
              </table:table-cell>
              <table:table-cell office:value-type="float" office:value="0.000623">
                <text:p>0.000623</text:p>
              </table:table-cell>
            </table:table-row>
            <table:table-row>
              <table:table-cell office:value-type="float" office:value="16950">
                <text:p>16950</text:p>
              </table:table-cell>
              <table:table-cell office:value-type="float" office:value="0.004227">
                <text:p>0.004227</text:p>
              </table:table-cell>
              <table:table-cell office:value-type="float" office:value="0.002314">
                <text:p>0.002314</text:p>
              </table:table-cell>
              <table:table-cell office:value-type="float" office:value="0.000707">
                <text:p>0.00070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004501">
                <text:p>0.004501</text:p>
              </table:table-cell>
              <table:table-cell office:value-type="float" office:value="0.002473">
                <text:p>0.002473</text:p>
              </table:table-cell>
              <table:table-cell office:value-type="float" office:value="0.000633">
                <text:p>0.000633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0.004191">
                <text:p>0.004191</text:p>
              </table:table-cell>
              <table:table-cell office:value-type="float" office:value="0.002297">
                <text:p>0.002297</text:p>
              </table:table-cell>
              <table:table-cell office:value-type="float" office:value="0.000701">
                <text:p>0.000701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0.004219">
                <text:p>0.004219</text:p>
              </table:table-cell>
              <table:table-cell office:value-type="float" office:value="0.00231">
                <text:p>0.00231</text:p>
              </table:table-cell>
              <table:table-cell office:value-type="float" office:value="0.000572">
                <text:p>0.000572</text:p>
              </table:table-cell>
            </table:table-row>
            <table:table-row>
              <table:table-cell office:value-type="float" office:value="17150">
                <text:p>17150</text:p>
              </table:table-cell>
              <table:table-cell office:value-type="float" office:value="0.004309">
                <text:p>0.004309</text:p>
              </table:table-cell>
              <table:table-cell office:value-type="float" office:value="0.002285">
                <text:p>0.002285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004247">
                <text:p>0.004247</text:p>
              </table:table-cell>
              <table:table-cell office:value-type="float" office:value="0.002352">
                <text:p>0.002352</text:p>
              </table:table-cell>
              <table:table-cell office:value-type="float" office:value="0.000613">
                <text:p>0.000613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0.004232">
                <text:p>0.004232</text:p>
              </table:table-cell>
              <table:table-cell office:value-type="float" office:value="0.002282">
                <text:p>0.002282</text:p>
              </table:table-cell>
              <table:table-cell office:value-type="float" office:value="0.000631">
                <text:p>0.000631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0.004411">
                <text:p>0.004411</text:p>
              </table:table-cell>
              <table:table-cell office:value-type="float" office:value="0.002424">
                <text:p>0.002424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float" office:value="17350">
                <text:p>17350</text:p>
              </table:table-cell>
              <table:table-cell office:value-type="float" office:value="0.004295">
                <text:p>0.004295</text:p>
              </table:table-cell>
              <table:table-cell office:value-type="float" office:value="0.002344">
                <text:p>0.002344</text:p>
              </table:table-cell>
              <table:table-cell office:value-type="float" office:value="0.000613">
                <text:p>0.000613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0.004292">
                <text:p>0.004292</text:p>
              </table:table-cell>
              <table:table-cell office:value-type="float" office:value="0.002324">
                <text:p>0.002324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float" office:value="17450">
                <text:p>17450</text:p>
              </table:table-cell>
              <table:table-cell office:value-type="float" office:value="0.004342">
                <text:p>0.004342</text:p>
              </table:table-cell>
              <table:table-cell office:value-type="float" office:value="0.002346">
                <text:p>0.002346</text:p>
              </table:table-cell>
              <table:table-cell office:value-type="float" office:value="0.000682">
                <text:p>0.000682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0.004424">
                <text:p>0.004424</text:p>
              </table:table-cell>
              <table:table-cell office:value-type="float" office:value="0.00234">
                <text:p>0.00234</text:p>
              </table:table-cell>
              <table:table-cell office:value-type="float" office:value="0.000631">
                <text:p>0.000631</text:p>
              </table:table-cell>
            </table:table-row>
            <table:table-row>
              <table:table-cell office:value-type="float" office:value="17550">
                <text:p>17550</text:p>
              </table:table-cell>
              <table:table-cell office:value-type="float" office:value="0.004491">
                <text:p>0.004491</text:p>
              </table:table-cell>
              <table:table-cell office:value-type="float" office:value="0.002383">
                <text:p>0.002383</text:p>
              </table:table-cell>
              <table:table-cell office:value-type="float" office:value="0.000657">
                <text:p>0.000657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0.004388">
                <text:p>0.004388</text:p>
              </table:table-cell>
              <table:table-cell office:value-type="float" office:value="0.002356">
                <text:p>0.002356</text:p>
              </table:table-cell>
              <table:table-cell office:value-type="float" office:value="0.000707">
                <text:p>0.000707</text:p>
              </table:table-cell>
            </table:table-row>
            <table:table-row>
              <table:table-cell office:value-type="float" office:value="17650">
                <text:p>17650</text:p>
              </table:table-cell>
              <table:table-cell office:value-type="float" office:value="0.004448">
                <text:p>0.004448</text:p>
              </table:table-cell>
              <table:table-cell office:value-type="float" office:value="0.002348">
                <text:p>0.002348</text:p>
              </table:table-cell>
              <table:table-cell office:value-type="float" office:value="0.000578">
                <text:p>0.000578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0.004503">
                <text:p>0.004503</text:p>
              </table:table-cell>
              <table:table-cell office:value-type="float" office:value="0.002435">
                <text:p>0.002435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0.004416">
                <text:p>0.004416</text:p>
              </table:table-cell>
              <table:table-cell office:value-type="float" office:value="0.002345">
                <text:p>0.002345</text:p>
              </table:table-cell>
              <table:table-cell office:value-type="float" office:value="0.000694">
                <text:p>0.000694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0.004481">
                <text:p>0.004481</text:p>
              </table:table-cell>
              <table:table-cell office:value-type="float" office:value="0.002363">
                <text:p>0.002363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float" office:value="17850">
                <text:p>17850</text:p>
              </table:table-cell>
              <table:table-cell office:value-type="float" office:value="0.004912">
                <text:p>0.004912</text:p>
              </table:table-cell>
              <table:table-cell office:value-type="float" office:value="0.002668">
                <text:p>0.002668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0.004533">
                <text:p>0.004533</text:p>
              </table:table-cell>
              <table:table-cell office:value-type="float" office:value="0.002596">
                <text:p>0.002596</text:p>
              </table:table-cell>
              <table:table-cell office:value-type="float" office:value="0.000634">
                <text:p>0.000634</text:p>
              </table:table-cell>
            </table:table-row>
            <table:table-row>
              <table:table-cell office:value-type="float" office:value="17950">
                <text:p>17950</text:p>
              </table:table-cell>
              <table:table-cell office:value-type="float" office:value="0.004513">
                <text:p>0.004513</text:p>
              </table:table-cell>
              <table:table-cell office:value-type="float" office:value="0.002391">
                <text:p>0.002391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004575">
                <text:p>0.004575</text:p>
              </table:table-cell>
              <table:table-cell office:value-type="float" office:value="0.002401">
                <text:p>0.002401</text:p>
              </table:table-cell>
              <table:table-cell office:value-type="float" office:value="0.000641">
                <text:p>0.000641</text:p>
              </table:table-cell>
            </table:table-row>
            <table:table-row>
              <table:table-cell office:value-type="float" office:value="18050">
                <text:p>18050</text:p>
              </table:table-cell>
              <table:table-cell office:value-type="float" office:value="0.00457">
                <text:p>0.00457</text:p>
              </table:table-cell>
              <table:table-cell office:value-type="float" office:value="0.002396">
                <text:p>0.002396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0.00461">
                <text:p>0.00461</text:p>
              </table:table-cell>
              <table:table-cell office:value-type="float" office:value="0.003477">
                <text:p>0.003477</text:p>
              </table:table-cell>
              <table:table-cell office:value-type="float" office:value="0.000588">
                <text:p>0.000588</text:p>
              </table:table-cell>
            </table:table-row>
            <table:table-row>
              <table:table-cell office:value-type="float" office:value="18150">
                <text:p>18150</text:p>
              </table:table-cell>
              <table:table-cell office:value-type="float" office:value="0.004676">
                <text:p>0.004676</text:p>
              </table:table-cell>
              <table:table-cell office:value-type="float" office:value="0.002438">
                <text:p>0.002438</text:p>
              </table:table-cell>
              <table:table-cell office:value-type="float" office:value="0.000736">
                <text:p>0.000736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0.004646">
                <text:p>0.004646</text:p>
              </table:table-cell>
              <table:table-cell office:value-type="float" office:value="0.002451">
                <text:p>0.002451</text:p>
              </table:table-cell>
              <table:table-cell office:value-type="float" office:value="0.000586">
                <text:p>0.000586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0.004693">
                <text:p>0.004693</text:p>
              </table:table-cell>
              <table:table-cell office:value-type="float" office:value="0.002556">
                <text:p>0.002556</text:p>
              </table:table-cell>
              <table:table-cell office:value-type="float" office:value="0.000708">
                <text:p>0.000708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0.004811">
                <text:p>0.004811</text:p>
              </table:table-cell>
              <table:table-cell office:value-type="float" office:value="0.002472">
                <text:p>0.002472</text:p>
              </table:table-cell>
              <table:table-cell office:value-type="float" office:value="0.000645">
                <text:p>0.000645</text:p>
              </table:table-cell>
            </table:table-row>
            <table:table-row>
              <table:table-cell office:value-type="float" office:value="18350">
                <text:p>18350</text:p>
              </table:table-cell>
              <table:table-cell office:value-type="float" office:value="0.004742">
                <text:p>0.004742</text:p>
              </table:table-cell>
              <table:table-cell office:value-type="float" office:value="0.002581">
                <text:p>0.002581</text:p>
              </table:table-cell>
              <table:table-cell office:value-type="float" office:value="0.000716">
                <text:p>0.000716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0.004808">
                <text:p>0.004808</text:p>
              </table:table-cell>
              <table:table-cell office:value-type="float" office:value="0.002451">
                <text:p>0.002451</text:p>
              </table:table-cell>
              <table:table-cell office:value-type="float" office:value="0.000719">
                <text:p>0.000719</text:p>
              </table:table-cell>
            </table:table-row>
            <table:table-row>
              <table:table-cell office:value-type="float" office:value="18450">
                <text:p>18450</text:p>
              </table:table-cell>
              <table:table-cell office:value-type="float" office:value="0.004741">
                <text:p>0.004741</text:p>
              </table:table-cell>
              <table:table-cell office:value-type="float" office:value="0.00248">
                <text:p>0.00248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0.004734">
                <text:p>0.004734</text:p>
              </table:table-cell>
              <table:table-cell office:value-type="float" office:value="0.002448">
                <text:p>0.002448</text:p>
              </table:table-cell>
              <table:table-cell office:value-type="float" office:value="0.000712">
                <text:p>0.000712</text:p>
              </table:table-cell>
            </table:table-row>
            <table:table-row>
              <table:table-cell office:value-type="float" office:value="18550">
                <text:p>18550</text:p>
              </table:table-cell>
              <table:table-cell office:value-type="float" office:value="0.005059">
                <text:p>0.005059</text:p>
              </table:table-cell>
              <table:table-cell office:value-type="float" office:value="0.002566">
                <text:p>0.002566</text:p>
              </table:table-cell>
              <table:table-cell office:value-type="float" office:value="0.000711">
                <text:p>0.000711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0.004836">
                <text:p>0.004836</text:p>
              </table:table-cell>
              <table:table-cell office:value-type="float" office:value="0.002497">
                <text:p>0.002497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float" office:value="18650">
                <text:p>18650</text:p>
              </table:table-cell>
              <table:table-cell office:value-type="float" office:value="0.004835">
                <text:p>0.004835</text:p>
              </table:table-cell>
              <table:table-cell office:value-type="float" office:value="0.002593">
                <text:p>0.002593</text:p>
              </table:table-cell>
              <table:table-cell office:value-type="float" office:value="0.000719">
                <text:p>0.000719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0.004846">
                <text:p>0.004846</text:p>
              </table:table-cell>
              <table:table-cell office:value-type="float" office:value="0.002531">
                <text:p>0.002531</text:p>
              </table:table-cell>
              <table:table-cell office:value-type="float" office:value="0.000744">
                <text:p>0.000744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0.004865">
                <text:p>0.004865</text:p>
              </table:table-cell>
              <table:table-cell office:value-type="float" office:value="0.00253">
                <text:p>0.00253</text:p>
              </table:table-cell>
              <table:table-cell office:value-type="float" office:value="0.000727">
                <text:p>0.000727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0.004841">
                <text:p>0.004841</text:p>
              </table:table-cell>
              <table:table-cell office:value-type="float" office:value="0.002491">
                <text:p>0.002491</text:p>
              </table:table-cell>
              <table:table-cell office:value-type="float" office:value="0.000745">
                <text:p>0.000745</text:p>
              </table:table-cell>
            </table:table-row>
            <table:table-row>
              <table:table-cell office:value-type="float" office:value="18850">
                <text:p>18850</text:p>
              </table:table-cell>
              <table:table-cell office:value-type="float" office:value="0.004931">
                <text:p>0.004931</text:p>
              </table:table-cell>
              <table:table-cell office:value-type="float" office:value="0.002515">
                <text:p>0.002515</text:p>
              </table:table-cell>
              <table:table-cell office:value-type="float" office:value="0.000676">
                <text:p>0.000676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0.004998">
                <text:p>0.004998</text:p>
              </table:table-cell>
              <table:table-cell office:value-type="float" office:value="0.002574">
                <text:p>0.002574</text:p>
              </table:table-cell>
              <table:table-cell office:value-type="float" office:value="0.000616">
                <text:p>0.000616</text:p>
              </table:table-cell>
            </table:table-row>
            <table:table-row>
              <table:table-cell office:value-type="float" office:value="18950">
                <text:p>18950</text:p>
              </table:table-cell>
              <table:table-cell office:value-type="float" office:value="0.004966">
                <text:p>0.004966</text:p>
              </table:table-cell>
              <table:table-cell office:value-type="float" office:value="0.002599">
                <text:p>0.002599</text:p>
              </table:table-cell>
              <table:table-cell office:value-type="float" office:value="0.000751">
                <text:p>0.00075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004995">
                <text:p>0.004995</text:p>
              </table:table-cell>
              <table:table-cell office:value-type="float" office:value="0.002571">
                <text:p>0.002571</text:p>
              </table:table-cell>
              <table:table-cell office:value-type="float" office:value="0.000742">
                <text:p>0.000742</text:p>
              </table:table-cell>
            </table:table-row>
            <table:table-row>
              <table:table-cell office:value-type="float" office:value="19050">
                <text:p>19050</text:p>
              </table:table-cell>
              <table:table-cell office:value-type="float" office:value="0.004987">
                <text:p>0.004987</text:p>
              </table:table-cell>
              <table:table-cell office:value-type="float" office:value="0.002555">
                <text:p>0.002555</text:p>
              </table:table-cell>
              <table:table-cell office:value-type="float" office:value="0.000736">
                <text:p>0.000736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0.005036">
                <text:p>0.005036</text:p>
              </table:table-cell>
              <table:table-cell office:value-type="float" office:value="0.002544">
                <text:p>0.002544</text:p>
              </table:table-cell>
              <table:table-cell office:value-type="float" office:value="0.000748">
                <text:p>0.000748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0.005138">
                <text:p>0.005138</text:p>
              </table:table-cell>
              <table:table-cell office:value-type="float" office:value="0.002646">
                <text:p>0.002646</text:p>
              </table:table-cell>
              <table:table-cell office:value-type="float" office:value="0.000763">
                <text:p>0.000763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0.005077">
                <text:p>0.005077</text:p>
              </table:table-cell>
              <table:table-cell office:value-type="float" office:value="0.002615">
                <text:p>0.002615</text:p>
              </table:table-cell>
              <table:table-cell office:value-type="float" office:value="0.000682">
                <text:p>0.000682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0.005099">
                <text:p>0.005099</text:p>
              </table:table-cell>
              <table:table-cell office:value-type="float" office:value="0.002613">
                <text:p>0.002613</text:p>
              </table:table-cell>
              <table:table-cell office:value-type="float" office:value="0.000756">
                <text:p>0.000756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0.005082">
                <text:p>0.005082</text:p>
              </table:table-cell>
              <table:table-cell office:value-type="float" office:value="0.002577">
                <text:p>0.002577</text:p>
              </table:table-cell>
              <table:table-cell office:value-type="float" office:value="0.000696">
                <text:p>0.000696</text:p>
              </table:table-cell>
            </table:table-row>
            <table:table-row>
              <table:table-cell office:value-type="float" office:value="19350">
                <text:p>19350</text:p>
              </table:table-cell>
              <table:table-cell office:value-type="float" office:value="0.005147">
                <text:p>0.005147</text:p>
              </table:table-cell>
              <table:table-cell office:value-type="float" office:value="0.002617">
                <text:p>0.002617</text:p>
              </table:table-cell>
              <table:table-cell office:value-type="float" office:value="0.000761">
                <text:p>0.000761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0.005333">
                <text:p>0.005333</text:p>
              </table:table-cell>
              <table:table-cell office:value-type="float" office:value="0.002695">
                <text:p>0.002695</text:p>
              </table:table-cell>
              <table:table-cell office:value-type="float" office:value="0.000756">
                <text:p>0.000756</text:p>
              </table:table-cell>
            </table:table-row>
            <table:table-row>
              <table:table-cell office:value-type="float" office:value="19450">
                <text:p>19450</text:p>
              </table:table-cell>
              <table:table-cell office:value-type="float" office:value="0.005314">
                <text:p>0.005314</text:p>
              </table:table-cell>
              <table:table-cell office:value-type="float" office:value="0.002721">
                <text:p>0.002721</text:p>
              </table:table-cell>
              <table:table-cell office:value-type="float" office:value="0.000749">
                <text:p>0.000749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0.005269">
                <text:p>0.005269</text:p>
              </table:table-cell>
              <table:table-cell office:value-type="float" office:value="0.002622">
                <text:p>0.002622</text:p>
              </table:table-cell>
              <table:table-cell office:value-type="float" office:value="0.000694">
                <text:p>0.000694</text:p>
              </table:table-cell>
            </table:table-row>
            <table:table-row>
              <table:table-cell office:value-type="float" office:value="19550">
                <text:p>19550</text:p>
              </table:table-cell>
              <table:table-cell office:value-type="float" office:value="0.00529">
                <text:p>0.00529</text:p>
              </table:table-cell>
              <table:table-cell office:value-type="float" office:value="0.002604">
                <text:p>0.002604</text:p>
              </table:table-cell>
              <table:table-cell office:value-type="float" office:value="0.000754">
                <text:p>0.000754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0.005437">
                <text:p>0.005437</text:p>
              </table:table-cell>
              <table:table-cell office:value-type="float" office:value="0.002683">
                <text:p>0.002683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float" office:value="19650">
                <text:p>19650</text:p>
              </table:table-cell>
              <table:table-cell office:value-type="float" office:value="0.005351">
                <text:p>0.005351</text:p>
              </table:table-cell>
              <table:table-cell office:value-type="float" office:value="0.002613">
                <text:p>0.002613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0.005312">
                <text:p>0.005312</text:p>
              </table:table-cell>
              <table:table-cell office:value-type="float" office:value="0.002601">
                <text:p>0.002601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0.00535">
                <text:p>0.00535</text:p>
              </table:table-cell>
              <table:table-cell office:value-type="float" office:value="0.00264">
                <text:p>0.00264</text:p>
              </table:table-cell>
              <table:table-cell office:value-type="float" office:value="0.000707">
                <text:p>0.000707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0.005312">
                <text:p>0.005312</text:p>
              </table:table-cell>
              <table:table-cell office:value-type="float" office:value="0.002627">
                <text:p>0.002627</text:p>
              </table:table-cell>
              <table:table-cell office:value-type="float" office:value="0.000766">
                <text:p>0.000766</text:p>
              </table:table-cell>
            </table:table-row>
            <table:table-row>
              <table:table-cell office:value-type="float" office:value="19850">
                <text:p>19850</text:p>
              </table:table-cell>
              <table:table-cell office:value-type="float" office:value="0.005675">
                <text:p>0.005675</text:p>
              </table:table-cell>
              <table:table-cell office:value-type="float" office:value="0.002828">
                <text:p>0.002828</text:p>
              </table:table-cell>
              <table:table-cell office:value-type="float" office:value="0.000788">
                <text:p>0.000788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0.005387">
                <text:p>0.005387</text:p>
              </table:table-cell>
              <table:table-cell office:value-type="float" office:value="0.002714">
                <text:p>0.002714</text:p>
              </table:table-cell>
              <table:table-cell office:value-type="float" office:value="0.000713">
                <text:p>0.000713</text:p>
              </table:table-cell>
            </table:table-row>
            <table:table-row>
              <table:table-cell office:value-type="float" office:value="19950">
                <text:p>19950</text:p>
              </table:table-cell>
              <table:table-cell office:value-type="float" office:value="0.005462">
                <text:p>0.005462</text:p>
              </table:table-cell>
              <table:table-cell office:value-type="float" office:value="0.002685">
                <text:p>0.002685</text:p>
              </table:table-cell>
              <table:table-cell office:value-type="float" office:value="0.000768">
                <text:p>0.00076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5431">
                <text:p>0.005431</text:p>
              </table:table-cell>
              <table:table-cell office:value-type="float" office:value="0.002713">
                <text:p>0.002713</text:p>
              </table:table-cell>
              <table:table-cell office:value-type="float" office:value="0.000778">
                <text:p>0.000778</text:p>
              </table:table-cell>
            </table:table-row>
            <table:table-row>
              <table:table-cell office:value-type="float" office:value="20050">
                <text:p>20050</text:p>
              </table:table-cell>
              <table:table-cell office:value-type="float" office:value="0.00545">
                <text:p>0.00545</text:p>
              </table:table-cell>
              <table:table-cell office:value-type="float" office:value="0.002661">
                <text:p>0.002661</text:p>
              </table:table-cell>
              <table:table-cell office:value-type="float" office:value="0.000764">
                <text:p>0.000764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0.005884">
                <text:p>0.005884</text:p>
              </table:table-cell>
              <table:table-cell office:value-type="float" office:value="0.002923">
                <text:p>0.002923</text:p>
              </table:table-cell>
              <table:table-cell office:value-type="float" office:value="0.000785">
                <text:p>0.000785</text:p>
              </table:table-cell>
            </table:table-row>
            <table:table-row>
              <table:table-cell office:value-type="float" office:value="20150">
                <text:p>20150</text:p>
              </table:table-cell>
              <table:table-cell office:value-type="float" office:value="0.005507">
                <text:p>0.005507</text:p>
              </table:table-cell>
              <table:table-cell office:value-type="float" office:value="0.002682">
                <text:p>0.002682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0.005554">
                <text:p>0.005554</text:p>
              </table:table-cell>
              <table:table-cell office:value-type="float" office:value="0.002868">
                <text:p>0.002868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0.005687">
                <text:p>0.005687</text:p>
              </table:table-cell>
              <table:table-cell office:value-type="float" office:value="0.002947">
                <text:p>0.002947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0.005707">
                <text:p>0.005707</text:p>
              </table:table-cell>
              <table:table-cell office:value-type="float" office:value="0.002742">
                <text:p>0.002742</text:p>
              </table:table-cell>
              <table:table-cell office:value-type="float" office:value="0.000856">
                <text:p>0.000856</text:p>
              </table:table-cell>
            </table:table-row>
            <table:table-row>
              <table:table-cell office:value-type="float" office:value="20350">
                <text:p>20350</text:p>
              </table:table-cell>
              <table:table-cell office:value-type="float" office:value="0.005639">
                <text:p>0.005639</text:p>
              </table:table-cell>
              <table:table-cell office:value-type="float" office:value="0.002719">
                <text:p>0.002719</text:p>
              </table:table-cell>
              <table:table-cell office:value-type="float" office:value="0.000801">
                <text:p>0.000801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0.005774">
                <text:p>0.005774</text:p>
              </table:table-cell>
              <table:table-cell office:value-type="float" office:value="0.002715">
                <text:p>0.002715</text:p>
              </table:table-cell>
              <table:table-cell office:value-type="float" office:value="0.000716">
                <text:p>0.000716</text:p>
              </table:table-cell>
            </table:table-row>
            <table:table-row>
              <table:table-cell office:value-type="float" office:value="20450">
                <text:p>20450</text:p>
              </table:table-cell>
              <table:table-cell office:value-type="float" office:value="0.005641">
                <text:p>0.005641</text:p>
              </table:table-cell>
              <table:table-cell office:value-type="float" office:value="0.002687">
                <text:p>0.002687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0.006143">
                <text:p>0.006143</text:p>
              </table:table-cell>
              <table:table-cell office:value-type="float" office:value="0.003075">
                <text:p>0.00307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20550">
                <text:p>20550</text:p>
              </table:table-cell>
              <table:table-cell office:value-type="float" office:value="0.00569">
                <text:p>0.00569</text:p>
              </table:table-cell>
              <table:table-cell office:value-type="float" office:value="0.002732">
                <text:p>0.002732</text:p>
              </table:table-cell>
              <table:table-cell office:value-type="float" office:value="0.000796">
                <text:p>0.000796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0.005705">
                <text:p>0.005705</text:p>
              </table:table-cell>
              <table:table-cell office:value-type="float" office:value="0.002751">
                <text:p>0.002751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float" office:value="20650">
                <text:p>20650</text:p>
              </table:table-cell>
              <table:table-cell office:value-type="float" office:value="0.00577">
                <text:p>0.00577</text:p>
              </table:table-cell>
              <table:table-cell office:value-type="float" office:value="0.002747">
                <text:p>0.002747</text:p>
              </table:table-cell>
              <table:table-cell office:value-type="float" office:value="0.000808">
                <text:p>0.000808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0.005835">
                <text:p>0.005835</text:p>
              </table:table-cell>
              <table:table-cell office:value-type="float" office:value="0.002789">
                <text:p>0.002789</text:p>
              </table:table-cell>
              <table:table-cell office:value-type="float" office:value="0.000839">
                <text:p>0.000839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0.005863">
                <text:p>0.005863</text:p>
              </table:table-cell>
              <table:table-cell office:value-type="float" office:value="0.002872">
                <text:p>0.002872</text:p>
              </table:table-cell>
              <table:table-cell office:value-type="float" office:value="0.000808">
                <text:p>0.000808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0.005856">
                <text:p>0.005856</text:p>
              </table:table-cell>
              <table:table-cell office:value-type="float" office:value="0.002755">
                <text:p>0.002755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float" office:value="20850">
                <text:p>20850</text:p>
              </table:table-cell>
              <table:table-cell office:value-type="float" office:value="0.005858">
                <text:p>0.005858</text:p>
              </table:table-cell>
              <table:table-cell office:value-type="float" office:value="0.002772">
                <text:p>0.002772</text:p>
              </table:table-cell>
              <table:table-cell office:value-type="float" office:value="0.000735">
                <text:p>0.000735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005927">
                <text:p>0.005927</text:p>
              </table:table-cell>
              <table:table-cell office:value-type="float" office:value="0.002802">
                <text:p>0.002802</text:p>
              </table:table-cell>
              <table:table-cell office:value-type="float" office:value="0.000667">
                <text:p>0.000667</text:p>
              </table:table-cell>
            </table:table-row>
            <table:table-row>
              <table:table-cell office:value-type="float" office:value="20950">
                <text:p>20950</text:p>
              </table:table-cell>
              <table:table-cell office:value-type="float" office:value="0.005909">
                <text:p>0.005909</text:p>
              </table:table-cell>
              <table:table-cell office:value-type="float" office:value="0.002833">
                <text:p>0.002833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005928">
                <text:p>0.005928</text:p>
              </table:table-cell>
              <table:table-cell office:value-type="float" office:value="0.00281">
                <text:p>0.00281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float" office:value="21050">
                <text:p>21050</text:p>
              </table:table-cell>
              <table:table-cell office:value-type="float" office:value="0.005923">
                <text:p>0.005923</text:p>
              </table:table-cell>
              <table:table-cell office:value-type="float" office:value="0.002805">
                <text:p>0.002805</text:p>
              </table:table-cell>
              <table:table-cell office:value-type="float" office:value="0.000803">
                <text:p>0.000803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0.006204">
                <text:p>0.006204</text:p>
              </table:table-cell>
              <table:table-cell office:value-type="float" office:value="0.003155">
                <text:p>0.003155</text:p>
              </table:table-cell>
              <table:table-cell office:value-type="float" office:value="0.000616">
                <text:p>0.000616</text:p>
              </table:table-cell>
            </table:table-row>
            <table:table-row>
              <table:table-cell office:value-type="float" office:value="21150">
                <text:p>21150</text:p>
              </table:table-cell>
              <table:table-cell office:value-type="float" office:value="0.006354">
                <text:p>0.006354</text:p>
              </table:table-cell>
              <table:table-cell office:value-type="float" office:value="0.002907">
                <text:p>0.002907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0.006066">
                <text:p>0.006066</text:p>
              </table:table-cell>
              <table:table-cell office:value-type="float" office:value="0.002821">
                <text:p>0.002821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0.006186">
                <text:p>0.006186</text:p>
              </table:table-cell>
              <table:table-cell office:value-type="float" office:value="0.002915">
                <text:p>0.002915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0.007194">
                <text:p>0.007194</text:p>
              </table:table-cell>
              <table:table-cell office:value-type="float" office:value="0.003032">
                <text:p>0.003032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21350">
                <text:p>21350</text:p>
              </table:table-cell>
              <table:table-cell office:value-type="float" office:value="0.006538">
                <text:p>0.006538</text:p>
              </table:table-cell>
              <table:table-cell office:value-type="float" office:value="0.002955">
                <text:p>0.002955</text:p>
              </table:table-cell>
              <table:table-cell office:value-type="float" office:value="0.000892">
                <text:p>0.000892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0.006338">
                <text:p>0.006338</text:p>
              </table:table-cell>
              <table:table-cell office:value-type="float" office:value="0.002927">
                <text:p>0.002927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float" office:value="21450">
                <text:p>21450</text:p>
              </table:table-cell>
              <table:table-cell office:value-type="float" office:value="0.006523">
                <text:p>0.006523</text:p>
              </table:table-cell>
              <table:table-cell office:value-type="float" office:value="0.003012">
                <text:p>0.003012</text:p>
              </table:table-cell>
              <table:table-cell office:value-type="float" office:value="0.000872">
                <text:p>0.000872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0.00665">
                <text:p>0.00665</text:p>
              </table:table-cell>
              <table:table-cell office:value-type="float" office:value="0.003205">
                <text:p>0.003205</text:p>
              </table:table-cell>
              <table:table-cell office:value-type="float" office:value="0.000891">
                <text:p>0.000891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0.006498">
                <text:p>0.006498</text:p>
              </table:table-cell>
              <table:table-cell office:value-type="float" office:value="0.003081">
                <text:p>0.003081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0.006646">
                <text:p>0.006646</text:p>
              </table:table-cell>
              <table:table-cell office:value-type="float" office:value="0.003346">
                <text:p>0.003346</text:p>
              </table:table-cell>
              <table:table-cell office:value-type="float" office:value="0.000715">
                <text:p>0.000715</text:p>
              </table:table-cell>
            </table:table-row>
            <table:table-row>
              <table:table-cell office:value-type="float" office:value="21650">
                <text:p>21650</text:p>
              </table:table-cell>
              <table:table-cell office:value-type="float" office:value="0.006747">
                <text:p>0.006747</text:p>
              </table:table-cell>
              <table:table-cell office:value-type="float" office:value="0.003342">
                <text:p>0.003342</text:p>
              </table:table-cell>
              <table:table-cell office:value-type="float" office:value="0.000976">
                <text:p>0.000976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0.006427">
                <text:p>0.006427</text:p>
              </table:table-cell>
              <table:table-cell office:value-type="float" office:value="0.003117">
                <text:p>0.003117</text:p>
              </table:table-cell>
              <table:table-cell office:value-type="float" office:value="0.000874">
                <text:p>0.000874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0.006485">
                <text:p>0.006485</text:p>
              </table:table-cell>
              <table:table-cell office:value-type="float" office:value="0.003147">
                <text:p>0.003147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0.006716">
                <text:p>0.006716</text:p>
              </table:table-cell>
              <table:table-cell office:value-type="float" office:value="0.003132">
                <text:p>0.003132</text:p>
              </table:table-cell>
              <table:table-cell office:value-type="float" office:value="0.000736">
                <text:p>0.000736</text:p>
              </table:table-cell>
            </table:table-row>
            <table:table-row>
              <table:table-cell office:value-type="float" office:value="21850">
                <text:p>21850</text:p>
              </table:table-cell>
              <table:table-cell office:value-type="float" office:value="0.006566">
                <text:p>0.006566</text:p>
              </table:table-cell>
              <table:table-cell office:value-type="float" office:value="0.003305">
                <text:p>0.003305</text:p>
              </table:table-cell>
              <table:table-cell office:value-type="float" office:value="0.000808">
                <text:p>0.000808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0.006607">
                <text:p>0.006607</text:p>
              </table:table-cell>
              <table:table-cell office:value-type="float" office:value="0.003107">
                <text:p>0.003107</text:p>
              </table:table-cell>
              <table:table-cell office:value-type="float" office:value="0.000888">
                <text:p>0.000888</text:p>
              </table:table-cell>
            </table:table-row>
            <table:table-row>
              <table:table-cell office:value-type="float" office:value="21950">
                <text:p>21950</text:p>
              </table:table-cell>
              <table:table-cell office:value-type="float" office:value="0.006891">
                <text:p>0.006891</text:p>
              </table:table-cell>
              <table:table-cell office:value-type="float" office:value="0.003299">
                <text:p>0.003299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007123">
                <text:p>0.007123</text:p>
              </table:table-cell>
              <table:table-cell office:value-type="float" office:value="0.00323">
                <text:p>0.00323</text:p>
              </table:table-cell>
              <table:table-cell office:value-type="float" office:value="0.000993">
                <text:p>0.000993</text:p>
              </table:table-cell>
            </table:table-row>
            <table:table-row>
              <table:table-cell office:value-type="float" office:value="22050">
                <text:p>22050</text:p>
              </table:table-cell>
              <table:table-cell office:value-type="float" office:value="0.007006">
                <text:p>0.007006</text:p>
              </table:table-cell>
              <table:table-cell office:value-type="float" office:value="0.003433">
                <text:p>0.003433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0.007156">
                <text:p>0.007156</text:p>
              </table:table-cell>
              <table:table-cell office:value-type="float" office:value="0.003391">
                <text:p>0.003391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float" office:value="22150">
                <text:p>22150</text:p>
              </table:table-cell>
              <table:table-cell office:value-type="float" office:value="0.006813">
                <text:p>0.006813</text:p>
              </table:table-cell>
              <table:table-cell office:value-type="float" office:value="0.003242">
                <text:p>0.003242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0.006903">
                <text:p>0.006903</text:p>
              </table:table-cell>
              <table:table-cell office:value-type="float" office:value="0.003115">
                <text:p>0.003115</text:p>
              </table:table-cell>
              <table:table-cell office:value-type="float" office:value="0.000795">
                <text:p>0.000795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0.006526">
                <text:p>0.006526</text:p>
              </table:table-cell>
              <table:table-cell office:value-type="float" office:value="0.002983">
                <text:p>0.002983</text:p>
              </table:table-cell>
              <table:table-cell office:value-type="float" office:value="0.000725">
                <text:p>0.000725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0.006708">
                <text:p>0.006708</text:p>
              </table:table-cell>
              <table:table-cell office:value-type="float" office:value="0.003183">
                <text:p>0.003183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22350">
                <text:p>22350</text:p>
              </table:table-cell>
              <table:table-cell office:value-type="float" office:value="0.007126">
                <text:p>0.007126</text:p>
              </table:table-cell>
              <table:table-cell office:value-type="float" office:value="0.00331">
                <text:p>0.00331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0.007059">
                <text:p>0.007059</text:p>
              </table:table-cell>
              <table:table-cell office:value-type="float" office:value="0.003382">
                <text:p>0.003382</text:p>
              </table:table-cell>
              <table:table-cell office:value-type="float" office:value="0.00103">
                <text:p>0.00103</text:p>
              </table:table-cell>
            </table:table-row>
            <table:table-row>
              <table:table-cell office:value-type="float" office:value="22450">
                <text:p>22450</text:p>
              </table:table-cell>
              <table:table-cell office:value-type="float" office:value="0.007079">
                <text:p>0.007079</text:p>
              </table:table-cell>
              <table:table-cell office:value-type="float" office:value="0.003213">
                <text:p>0.003213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.006778">
                <text:p>0.006778</text:p>
              </table:table-cell>
              <table:table-cell office:value-type="float" office:value="0.003113">
                <text:p>0.003113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22550">
                <text:p>22550</text:p>
              </table:table-cell>
              <table:table-cell office:value-type="float" office:value="0.00694">
                <text:p>0.00694</text:p>
              </table:table-cell>
              <table:table-cell office:value-type="float" office:value="0.003264">
                <text:p>0.003264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0.007">
                <text:p>0.007</text:p>
              </table:table-cell>
              <table:table-cell office:value-type="float" office:value="0.003263">
                <text:p>0.003263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22650">
                <text:p>22650</text:p>
              </table:table-cell>
              <table:table-cell office:value-type="float" office:value="0.007103">
                <text:p>0.007103</text:p>
              </table:table-cell>
              <table:table-cell office:value-type="float" office:value="0.003217">
                <text:p>0.003217</text:p>
              </table:table-cell>
              <table:table-cell office:value-type="float" office:value="0.000818">
                <text:p>0.000818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0.007144">
                <text:p>0.007144</text:p>
              </table:table-cell>
              <table:table-cell office:value-type="float" office:value="0.003316">
                <text:p>0.003316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0.006961">
                <text:p>0.006961</text:p>
              </table:table-cell>
              <table:table-cell office:value-type="float" office:value="0.003104">
                <text:p>0.003104</text:p>
              </table:table-cell>
              <table:table-cell office:value-type="float" office:value="0.000894">
                <text:p>0.000894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0.007042">
                <text:p>0.007042</text:p>
              </table:table-cell>
              <table:table-cell office:value-type="float" office:value="0.003232">
                <text:p>0.003232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float" office:value="22850">
                <text:p>22850</text:p>
              </table:table-cell>
              <table:table-cell office:value-type="float" office:value="0.007314">
                <text:p>0.007314</text:p>
              </table:table-cell>
              <table:table-cell office:value-type="float" office:value="0.003161">
                <text:p>0.003161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0.007167">
                <text:p>0.007167</text:p>
              </table:table-cell>
              <table:table-cell office:value-type="float" office:value="0.003227">
                <text:p>0.003227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22950">
                <text:p>22950</text:p>
              </table:table-cell>
              <table:table-cell office:value-type="float" office:value="0.007152">
                <text:p>0.007152</text:p>
              </table:table-cell>
              <table:table-cell office:value-type="float" office:value="0.003245">
                <text:p>0.003245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00697">
                <text:p>0.00697</text:p>
              </table:table-cell>
              <table:table-cell office:value-type="float" office:value="0.003102">
                <text:p>0.003102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23050">
                <text:p>23050</text:p>
              </table:table-cell>
              <table:table-cell office:value-type="float" office:value="0.006958">
                <text:p>0.006958</text:p>
              </table:table-cell>
              <table:table-cell office:value-type="float" office:value="0.003116">
                <text:p>0.003116</text:p>
              </table:table-cell>
              <table:table-cell office:value-type="float" office:value="0.000886">
                <text:p>0.000886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0.007064">
                <text:p>0.007064</text:p>
              </table:table-cell>
              <table:table-cell office:value-type="float" office:value="0.003162">
                <text:p>0.003162</text:p>
              </table:table-cell>
              <table:table-cell office:value-type="float" office:value="0.000894">
                <text:p>0.000894</text:p>
              </table:table-cell>
            </table:table-row>
            <table:table-row>
              <table:table-cell office:value-type="float" office:value="23150">
                <text:p>23150</text:p>
              </table:table-cell>
              <table:table-cell office:value-type="float" office:value="0.007217">
                <text:p>0.007217</text:p>
              </table:table-cell>
              <table:table-cell office:value-type="float" office:value="0.003179">
                <text:p>0.00317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0.007084">
                <text:p>0.007084</text:p>
              </table:table-cell>
              <table:table-cell office:value-type="float" office:value="0.003121">
                <text:p>0.003121</text:p>
              </table:table-cell>
              <table:table-cell office:value-type="float" office:value="0.000674">
                <text:p>0.000674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0.007204">
                <text:p>0.007204</text:p>
              </table:table-cell>
              <table:table-cell office:value-type="float" office:value="0.003162">
                <text:p>0.003162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0.00754">
                <text:p>0.00754</text:p>
              </table:table-cell>
              <table:table-cell office:value-type="float" office:value="0.00332">
                <text:p>0.00332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0.007201">
                <text:p>0.007201</text:p>
              </table:table-cell>
              <table:table-cell office:value-type="float" office:value="0.003299">
                <text:p>0.003299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0.00726">
                <text:p>0.00726</text:p>
              </table:table-cell>
              <table:table-cell office:value-type="float" office:value="0.003184">
                <text:p>0.003184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23450">
                <text:p>23450</text:p>
              </table:table-cell>
              <table:table-cell office:value-type="float" office:value="0.00715">
                <text:p>0.00715</text:p>
              </table:table-cell>
              <table:table-cell office:value-type="float" office:value="0.003158">
                <text:p>0.003158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0.007447">
                <text:p>0.007447</text:p>
              </table:table-cell>
              <table:table-cell office:value-type="float" office:value="0.003275">
                <text:p>0.003275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float" office:value="23550">
                <text:p>23550</text:p>
              </table:table-cell>
              <table:table-cell office:value-type="float" office:value="0.007372">
                <text:p>0.007372</text:p>
              </table:table-cell>
              <table:table-cell office:value-type="float" office:value="0.003428">
                <text:p>0.003428</text:p>
              </table:table-cell>
              <table:table-cell office:value-type="float" office:value="0.001075">
                <text:p>0.001075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0.007829">
                <text:p>0.007829</text:p>
              </table:table-cell>
              <table:table-cell office:value-type="float" office:value="0.003334">
                <text:p>0.003334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float" office:value="23650">
                <text:p>23650</text:p>
              </table:table-cell>
              <table:table-cell office:value-type="float" office:value="0.007408">
                <text:p>0.007408</text:p>
              </table:table-cell>
              <table:table-cell office:value-type="float" office:value="0.003177">
                <text:p>0.003177</text:p>
              </table:table-cell>
              <table:table-cell office:value-type="float" office:value="0.000865">
                <text:p>0.000865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0.007314">
                <text:p>0.007314</text:p>
              </table:table-cell>
              <table:table-cell office:value-type="float" office:value="0.003205">
                <text:p>0.003205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0.007252">
                <text:p>0.007252</text:p>
              </table:table-cell>
              <table:table-cell office:value-type="float" office:value="0.003191">
                <text:p>0.003191</text:p>
              </table:table-cell>
              <table:table-cell office:value-type="float" office:value="0.000878">
                <text:p>0.000878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0.007677">
                <text:p>0.007677</text:p>
              </table:table-cell>
              <table:table-cell office:value-type="float" office:value="0.003385">
                <text:p>0.003385</text:p>
              </table:table-cell>
              <table:table-cell office:value-type="float" office:value="0.000868">
                <text:p>0.000868</text:p>
              </table:table-cell>
            </table:table-row>
            <table:table-row>
              <table:table-cell office:value-type="float" office:value="23850">
                <text:p>23850</text:p>
              </table:table-cell>
              <table:table-cell office:value-type="float" office:value="0.00733">
                <text:p>0.00733</text:p>
              </table:table-cell>
              <table:table-cell office:value-type="float" office:value="0.003241">
                <text:p>0.003241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0.00737">
                <text:p>0.00737</text:p>
              </table:table-cell>
              <table:table-cell office:value-type="float" office:value="0.003215">
                <text:p>0.003215</text:p>
              </table:table-cell>
              <table:table-cell office:value-type="float" office:value="0.000865">
                <text:p>0.000865</text:p>
              </table:table-cell>
            </table:table-row>
            <table:table-row>
              <table:table-cell office:value-type="float" office:value="23950">
                <text:p>23950</text:p>
              </table:table-cell>
              <table:table-cell office:value-type="float" office:value="0.007682">
                <text:p>0.007682</text:p>
              </table:table-cell>
              <table:table-cell office:value-type="float" office:value="0.003311">
                <text:p>0.003311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07525">
                <text:p>0.007525</text:p>
              </table:table-cell>
              <table:table-cell office:value-type="float" office:value="0.003248">
                <text:p>0.003248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24050">
                <text:p>24050</text:p>
              </table:table-cell>
              <table:table-cell office:value-type="float" office:value="0.008104">
                <text:p>0.008104</text:p>
              </table:table-cell>
              <table:table-cell office:value-type="float" office:value="0.003497">
                <text:p>0.003497</text:p>
              </table:table-cell>
              <table:table-cell office:value-type="float" office:value="0.000873">
                <text:p>0.000873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0.007668">
                <text:p>0.007668</text:p>
              </table:table-cell>
              <table:table-cell office:value-type="float" office:value="0.00338">
                <text:p>0.00338</text:p>
              </table:table-cell>
              <table:table-cell office:value-type="float" office:value="0.000854">
                <text:p>0.000854</text:p>
              </table:table-cell>
            </table:table-row>
            <table:table-row>
              <table:table-cell office:value-type="float" office:value="24150">
                <text:p>24150</text:p>
              </table:table-cell>
              <table:table-cell office:value-type="float" office:value="0.007649">
                <text:p>0.007649</text:p>
              </table:table-cell>
              <table:table-cell office:value-type="float" office:value="0.003262">
                <text:p>0.003262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0.008098">
                <text:p>0.008098</text:p>
              </table:table-cell>
              <table:table-cell office:value-type="float" office:value="0.003449">
                <text:p>0.003449</text:p>
              </table:table-cell>
              <table:table-cell office:value-type="float" office:value="0.000822">
                <text:p>0.000822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0.008137">
                <text:p>0.008137</text:p>
              </table:table-cell>
              <table:table-cell office:value-type="float" office:value="0.003436">
                <text:p>0.003436</text:p>
              </table:table-cell>
              <table:table-cell office:value-type="float" office:value="0.001056">
                <text:p>0.001056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0.007751">
                <text:p>0.007751</text:p>
              </table:table-cell>
              <table:table-cell office:value-type="float" office:value="0.003283">
                <text:p>0.003283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24350">
                <text:p>24350</text:p>
              </table:table-cell>
              <table:table-cell office:value-type="float" office:value="0.007649">
                <text:p>0.007649</text:p>
              </table:table-cell>
              <table:table-cell office:value-type="float" office:value="0.003278">
                <text:p>0.003278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0.007629">
                <text:p>0.007629</text:p>
              </table:table-cell>
              <table:table-cell office:value-type="float" office:value="0.003225">
                <text:p>0.003225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float" office:value="24450">
                <text:p>24450</text:p>
              </table:table-cell>
              <table:table-cell office:value-type="float" office:value="0.008061">
                <text:p>0.008061</text:p>
              </table:table-cell>
              <table:table-cell office:value-type="float" office:value="0.003577">
                <text:p>0.003577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0.008086">
                <text:p>0.008086</text:p>
              </table:table-cell>
              <table:table-cell office:value-type="float" office:value="0.003435">
                <text:p>0.003435</text:p>
              </table:table-cell>
              <table:table-cell office:value-type="float" office:value="0.000987">
                <text:p>0.000987</text:p>
              </table:table-cell>
            </table:table-row>
            <table:table-row>
              <table:table-cell office:value-type="float" office:value="24550">
                <text:p>24550</text:p>
              </table:table-cell>
              <table:table-cell office:value-type="float" office:value="0.00807">
                <text:p>0.00807</text:p>
              </table:table-cell>
              <table:table-cell office:value-type="float" office:value="0.00348">
                <text:p>0.00348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0.007972">
                <text:p>0.007972</text:p>
              </table:table-cell>
              <table:table-cell office:value-type="float" office:value="0.003368">
                <text:p>0.003368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float" office:value="24650">
                <text:p>24650</text:p>
              </table:table-cell>
              <table:table-cell office:value-type="float" office:value="0.007805">
                <text:p>0.007805</text:p>
              </table:table-cell>
              <table:table-cell office:value-type="float" office:value="0.003291">
                <text:p>0.003291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0.008009">
                <text:p>0.008009</text:p>
              </table:table-cell>
              <table:table-cell office:value-type="float" office:value="0.003328">
                <text:p>0.003328</text:p>
              </table:table-cell>
              <table:table-cell office:value-type="float" office:value="0.000727">
                <text:p>0.000727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0.007848">
                <text:p>0.007848</text:p>
              </table:table-cell>
              <table:table-cell office:value-type="float" office:value="0.00333">
                <text:p>0.00333</text:p>
              </table:table-cell>
              <table:table-cell office:value-type="float" office:value="0.00096">
                <text:p>0.00096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0.008058">
                <text:p>0.008058</text:p>
              </table:table-cell>
              <table:table-cell office:value-type="float" office:value="0.003419">
                <text:p>0.00341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24850">
                <text:p>24850</text:p>
              </table:table-cell>
              <table:table-cell office:value-type="float" office:value="0.008449">
                <text:p>0.008449</text:p>
              </table:table-cell>
              <table:table-cell office:value-type="float" office:value="0.003669">
                <text:p>0.003669</text:p>
              </table:table-cell>
              <table:table-cell office:value-type="float" office:value="0.001117">
                <text:p>0.001117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0.008621">
                <text:p>0.008621</text:p>
              </table:table-cell>
              <table:table-cell office:value-type="float" office:value="0.003574">
                <text:p>0.003574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float" office:value="24950">
                <text:p>24950</text:p>
              </table:table-cell>
              <table:table-cell office:value-type="float" office:value="0.008374">
                <text:p>0.008374</text:p>
              </table:table-cell>
              <table:table-cell office:value-type="float" office:value="0.003567">
                <text:p>0.003567</text:p>
              </table:table-cell>
              <table:table-cell office:value-type="float" office:value="0.000847">
                <text:p>0.00084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8263">
                <text:p>0.008263</text:p>
              </table:table-cell>
              <table:table-cell office:value-type="float" office:value="0.003488">
                <text:p>0.003488</text:p>
              </table:table-cell>
              <table:table-cell office:value-type="float" office:value="0.001067">
                <text:p>0.001067</text:p>
              </table:table-cell>
            </table:table-row>
            <table:table-row>
              <table:table-cell office:value-type="float" office:value="25050">
                <text:p>25050</text:p>
              </table:table-cell>
              <table:table-cell office:value-type="float" office:value="0.008545">
                <text:p>0.008545</text:p>
              </table:table-cell>
              <table:table-cell office:value-type="float" office:value="0.003637">
                <text:p>0.003637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0.008165">
                <text:p>0.008165</text:p>
              </table:table-cell>
              <table:table-cell office:value-type="float" office:value="0.003463">
                <text:p>0.003463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float" office:value="25150">
                <text:p>25150</text:p>
              </table:table-cell>
              <table:table-cell office:value-type="float" office:value="0.008211">
                <text:p>0.008211</text:p>
              </table:table-cell>
              <table:table-cell office:value-type="float" office:value="0.00354">
                <text:p>0.00354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0.008311">
                <text:p>0.008311</text:p>
              </table:table-cell>
              <table:table-cell office:value-type="float" office:value="0.003463">
                <text:p>0.003463</text:p>
              </table:table-cell>
              <table:table-cell office:value-type="float" office:value="0.001041">
                <text:p>0.001041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0.009157">
                <text:p>0.009157</text:p>
              </table:table-cell>
              <table:table-cell office:value-type="float" office:value="0.003786">
                <text:p>0.003786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0.008177">
                <text:p>0.008177</text:p>
              </table:table-cell>
              <table:table-cell office:value-type="float" office:value="0.003452">
                <text:p>0.003452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25350">
                <text:p>25350</text:p>
              </table:table-cell>
              <table:table-cell office:value-type="float" office:value="0.009226">
                <text:p>0.009226</text:p>
              </table:table-cell>
              <table:table-cell office:value-type="float" office:value="0.003914">
                <text:p>0.003914</text:p>
              </table:table-cell>
              <table:table-cell office:value-type="float" office:value="0.001016">
                <text:p>0.001016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008409">
                <text:p>0.008409</text:p>
              </table:table-cell>
              <table:table-cell office:value-type="float" office:value="0.003554">
                <text:p>0.003554</text:p>
              </table:table-cell>
              <table:table-cell office:value-type="float" office:value="0.001055">
                <text:p>0.001055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0.008567">
                <text:p>0.008567</text:p>
              </table:table-cell>
              <table:table-cell office:value-type="float" office:value="0.003639">
                <text:p>0.003639</text:p>
              </table:table-cell>
              <table:table-cell office:value-type="float" office:value="0.001064">
                <text:p>0.001064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0.008632">
                <text:p>0.008632</text:p>
              </table:table-cell>
              <table:table-cell office:value-type="float" office:value="0.003687">
                <text:p>0.003687</text:p>
              </table:table-cell>
              <table:table-cell office:value-type="float" office:value="0.000872">
                <text:p>0.000872</text:p>
              </table:table-cell>
            </table:table-row>
            <table:table-row>
              <table:table-cell office:value-type="float" office:value="25550">
                <text:p>25550</text:p>
              </table:table-cell>
              <table:table-cell office:value-type="float" office:value="0.00843">
                <text:p>0.00843</text:p>
              </table:table-cell>
              <table:table-cell office:value-type="float" office:value="0.003601">
                <text:p>0.003601</text:p>
              </table:table-cell>
              <table:table-cell office:value-type="float" office:value="0.001012">
                <text:p>0.001012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008512">
                <text:p>0.008512</text:p>
              </table:table-cell>
              <table:table-cell office:value-type="float" office:value="0.003533">
                <text:p>0.00353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5650">
                <text:p>25650</text:p>
              </table:table-cell>
              <table:table-cell office:value-type="float" office:value="0.009028">
                <text:p>0.009028</text:p>
              </table:table-cell>
              <table:table-cell office:value-type="float" office:value="0.003798">
                <text:p>0.003798</text:p>
              </table:table-cell>
              <table:table-cell office:value-type="float" office:value="0.001118">
                <text:p>0.001118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0.008729">
                <text:p>0.008729</text:p>
              </table:table-cell>
              <table:table-cell office:value-type="float" office:value="0.003688">
                <text:p>0.003688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0.009049">
                <text:p>0.009049</text:p>
              </table:table-cell>
              <table:table-cell office:value-type="float" office:value="0.003637">
                <text:p>0.003637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0.008726">
                <text:p>0.008726</text:p>
              </table:table-cell>
              <table:table-cell office:value-type="float" office:value="0.003702">
                <text:p>0.003702</text:p>
              </table:table-cell>
              <table:table-cell office:value-type="float" office:value="0.001022">
                <text:p>0.001022</text:p>
              </table:table-cell>
            </table:table-row>
            <table:table-row>
              <table:table-cell office:value-type="float" office:value="25850">
                <text:p>25850</text:p>
              </table:table-cell>
              <table:table-cell office:value-type="float" office:value="0.008539">
                <text:p>0.008539</text:p>
              </table:table-cell>
              <table:table-cell office:value-type="float" office:value="0.003514">
                <text:p>0.003514</text:p>
              </table:table-cell>
              <table:table-cell office:value-type="float" office:value="0.001024">
                <text:p>0.001024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0.008686">
                <text:p>0.008686</text:p>
              </table:table-cell>
              <table:table-cell office:value-type="float" office:value="0.003566">
                <text:p>0.003566</text:p>
              </table:table-cell>
              <table:table-cell office:value-type="float" office:value="0.001007">
                <text:p>0.001007</text:p>
              </table:table-cell>
            </table:table-row>
            <table:table-row>
              <table:table-cell office:value-type="float" office:value="25950">
                <text:p>25950</text:p>
              </table:table-cell>
              <table:table-cell office:value-type="float" office:value="0.008857">
                <text:p>0.008857</text:p>
              </table:table-cell>
              <table:table-cell office:value-type="float" office:value="0.003528">
                <text:p>0.003528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009017">
                <text:p>0.009017</text:p>
              </table:table-cell>
              <table:table-cell office:value-type="float" office:value="0.003686">
                <text:p>0.003686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float" office:value="26050">
                <text:p>26050</text:p>
              </table:table-cell>
              <table:table-cell office:value-type="float" office:value="0.009225">
                <text:p>0.009225</text:p>
              </table:table-cell>
              <table:table-cell office:value-type="float" office:value="0.00367">
                <text:p>0.00367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008657">
                <text:p>0.008657</text:p>
              </table:table-cell>
              <table:table-cell office:value-type="float" office:value="0.003561">
                <text:p>0.003561</text:p>
              </table:table-cell>
              <table:table-cell office:value-type="float" office:value="0.001024">
                <text:p>0.001024</text:p>
              </table:table-cell>
            </table:table-row>
            <table:table-row>
              <table:table-cell office:value-type="float" office:value="26150">
                <text:p>26150</text:p>
              </table:table-cell>
              <table:table-cell office:value-type="float" office:value="0.008818">
                <text:p>0.008818</text:p>
              </table:table-cell>
              <table:table-cell office:value-type="float" office:value="0.003772">
                <text:p>0.003772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0.008976">
                <text:p>0.008976</text:p>
              </table:table-cell>
              <table:table-cell office:value-type="float" office:value="0.003634">
                <text:p>0.003634</text:p>
              </table:table-cell>
              <table:table-cell office:value-type="float" office:value="0.001071">
                <text:p>0.001071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0.008838">
                <text:p>0.008838</text:p>
              </table:table-cell>
              <table:table-cell office:value-type="float" office:value="0.003617">
                <text:p>0.003617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0.008878">
                <text:p>0.008878</text:p>
              </table:table-cell>
              <table:table-cell office:value-type="float" office:value="0.003619">
                <text:p>0.003619</text:p>
              </table:table-cell>
              <table:table-cell office:value-type="float" office:value="0.000862">
                <text:p>0.000862</text:p>
              </table:table-cell>
            </table:table-row>
            <table:table-row>
              <table:table-cell office:value-type="float" office:value="26350">
                <text:p>26350</text:p>
              </table:table-cell>
              <table:table-cell office:value-type="float" office:value="0.009438">
                <text:p>0.009438</text:p>
              </table:table-cell>
              <table:table-cell office:value-type="float" office:value="0.003786">
                <text:p>0.003786</text:p>
              </table:table-cell>
              <table:table-cell office:value-type="float" office:value="0.001062">
                <text:p>0.001062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0.009116">
                <text:p>0.009116</text:p>
              </table:table-cell>
              <table:table-cell office:value-type="float" office:value="0.003993">
                <text:p>0.003993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26450">
                <text:p>26450</text:p>
              </table:table-cell>
              <table:table-cell office:value-type="float" office:value="0.009059">
                <text:p>0.009059</text:p>
              </table:table-cell>
              <table:table-cell office:value-type="float" office:value="0.003606">
                <text:p>0.003606</text:p>
              </table:table-cell>
              <table:table-cell office:value-type="float" office:value="0.001182">
                <text:p>0.001182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0.00929">
                <text:p>0.00929</text:p>
              </table:table-cell>
              <table:table-cell office:value-type="float" office:value="0.00367">
                <text:p>0.00367</text:p>
              </table:table-cell>
              <table:table-cell office:value-type="float" office:value="0.001069">
                <text:p>0.001069</text:p>
              </table:table-cell>
            </table:table-row>
            <table:table-row>
              <table:table-cell office:value-type="float" office:value="26550">
                <text:p>26550</text:p>
              </table:table-cell>
              <table:table-cell office:value-type="float" office:value="0.009303">
                <text:p>0.009303</text:p>
              </table:table-cell>
              <table:table-cell office:value-type="float" office:value="0.003723">
                <text:p>0.003723</text:p>
              </table:table-cell>
              <table:table-cell office:value-type="float" office:value="0.001059">
                <text:p>0.001059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0.009037">
                <text:p>0.009037</text:p>
              </table:table-cell>
              <table:table-cell office:value-type="float" office:value="0.003622">
                <text:p>0.003622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float" office:value="26650">
                <text:p>26650</text:p>
              </table:table-cell>
              <table:table-cell office:value-type="float" office:value="0.009111">
                <text:p>0.009111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0.008996">
                <text:p>0.008996</text:p>
              </table:table-cell>
              <table:table-cell office:value-type="float" office:value="0.003629">
                <text:p>0.003629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0.009512">
                <text:p>0.009512</text:p>
              </table:table-cell>
              <table:table-cell office:value-type="float" office:value="0.003847">
                <text:p>0.003847</text:p>
              </table:table-cell>
              <table:table-cell office:value-type="float" office:value="0.001216">
                <text:p>0.001216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0.009504">
                <text:p>0.009504</text:p>
              </table:table-cell>
              <table:table-cell office:value-type="float" office:value="0.003827">
                <text:p>0.003827</text:p>
              </table:table-cell>
              <table:table-cell office:value-type="float" office:value="0.001146">
                <text:p>0.001146</text:p>
              </table:table-cell>
            </table:table-row>
            <table:table-row>
              <table:table-cell office:value-type="float" office:value="26850">
                <text:p>26850</text:p>
              </table:table-cell>
              <table:table-cell office:value-type="float" office:value="0.009653">
                <text:p>0.009653</text:p>
              </table:table-cell>
              <table:table-cell office:value-type="float" office:value="0.003968">
                <text:p>0.003968</text:p>
              </table:table-cell>
              <table:table-cell office:value-type="float" office:value="0.001158">
                <text:p>0.001158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0.009959">
                <text:p>0.009959</text:p>
              </table:table-cell>
              <table:table-cell office:value-type="float" office:value="0.004128">
                <text:p>0.004128</text:p>
              </table:table-cell>
              <table:table-cell office:value-type="float" office:value="0.001073">
                <text:p>0.001073</text:p>
              </table:table-cell>
            </table:table-row>
            <table:table-row>
              <table:table-cell office:value-type="float" office:value="26950">
                <text:p>26950</text:p>
              </table:table-cell>
              <table:table-cell office:value-type="float" office:value="0.009388">
                <text:p>0.009388</text:p>
              </table:table-cell>
              <table:table-cell office:value-type="float" office:value="0.003742">
                <text:p>0.003742</text:p>
              </table:table-cell>
              <table:table-cell office:value-type="float" office:value="0.001098">
                <text:p>0.00109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009584">
                <text:p>0.009584</text:p>
              </table:table-cell>
              <table:table-cell office:value-type="float" office:value="0.003844">
                <text:p>0.003844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float" office:value="27050">
                <text:p>27050</text:p>
              </table:table-cell>
              <table:table-cell office:value-type="float" office:value="0.00946">
                <text:p>0.00946</text:p>
              </table:table-cell>
              <table:table-cell office:value-type="float" office:value="0.003718">
                <text:p>0.003718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0.009367">
                <text:p>0.009367</text:p>
              </table:table-cell>
              <table:table-cell office:value-type="float" office:value="0.003655">
                <text:p>0.003655</text:p>
              </table:table-cell>
              <table:table-cell office:value-type="float" office:value="0.001059">
                <text:p>0.001059</text:p>
              </table:table-cell>
            </table:table-row>
            <table:table-row>
              <table:table-cell office:value-type="float" office:value="27150">
                <text:p>27150</text:p>
              </table:table-cell>
              <table:table-cell office:value-type="float" office:value="0.009475">
                <text:p>0.009475</text:p>
              </table:table-cell>
              <table:table-cell office:value-type="float" office:value="0.003747">
                <text:p>0.003747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0.009328">
                <text:p>0.009328</text:p>
              </table:table-cell>
              <table:table-cell office:value-type="float" office:value="0.003704">
                <text:p>0.003704</text:p>
              </table:table-cell>
              <table:table-cell office:value-type="float" office:value="0.000986">
                <text:p>0.000986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0.00957">
                <text:p>0.00957</text:p>
              </table:table-cell>
              <table:table-cell office:value-type="float" office:value="0.00391">
                <text:p>0.00391</text:p>
              </table:table-cell>
              <table:table-cell office:value-type="float" office:value="0.001115">
                <text:p>0.001115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0.009552">
                <text:p>0.009552</text:p>
              </table:table-cell>
              <table:table-cell office:value-type="float" office:value="0.003737">
                <text:p>0.003737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float" office:value="27350">
                <text:p>27350</text:p>
              </table:table-cell>
              <table:table-cell office:value-type="float" office:value="0.009575">
                <text:p>0.009575</text:p>
              </table:table-cell>
              <table:table-cell office:value-type="float" office:value="0.003819">
                <text:p>0.003819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0.009958">
                <text:p>0.009958</text:p>
              </table:table-cell>
              <table:table-cell office:value-type="float" office:value="0.003945">
                <text:p>0.003945</text:p>
              </table:table-cell>
              <table:table-cell office:value-type="float" office:value="0.001132">
                <text:p>0.001132</text:p>
              </table:table-cell>
            </table:table-row>
            <table:table-row>
              <table:table-cell office:value-type="float" office:value="27450">
                <text:p>27450</text:p>
              </table:table-cell>
              <table:table-cell office:value-type="float" office:value="0.009658">
                <text:p>0.009658</text:p>
              </table:table-cell>
              <table:table-cell office:value-type="float" office:value="0.003857">
                <text:p>0.003857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0.009906">
                <text:p>0.009906</text:p>
              </table:table-cell>
              <table:table-cell office:value-type="float" office:value="0.0039">
                <text:p>0.0039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0.009602">
                <text:p>0.009602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0.009578">
                <text:p>0.009578</text:p>
              </table:table-cell>
              <table:table-cell office:value-type="float" office:value="0.003799">
                <text:p>0.003799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float" office:value="27650">
                <text:p>27650</text:p>
              </table:table-cell>
              <table:table-cell office:value-type="float" office:value="0.009526">
                <text:p>0.009526</text:p>
              </table:table-cell>
              <table:table-cell office:value-type="float" office:value="0.003786">
                <text:p>0.003786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0.009776">
                <text:p>0.009776</text:p>
              </table:table-cell>
              <table:table-cell office:value-type="float" office:value="0.003861">
                <text:p>0.003861</text:p>
              </table:table-cell>
              <table:table-cell office:value-type="float" office:value="0.001254">
                <text:p>0.001254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0.010492">
                <text:p>0.010492</text:p>
              </table:table-cell>
              <table:table-cell office:value-type="float" office:value="0.004441">
                <text:p>0.004441</text:p>
              </table:table-cell>
              <table:table-cell office:value-type="float" office:value="0.001028">
                <text:p>0.001028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0.010424">
                <text:p>0.010424</text:p>
              </table:table-cell>
              <table:table-cell office:value-type="float" office:value="0.004179">
                <text:p>0.004179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float" office:value="27850">
                <text:p>27850</text:p>
              </table:table-cell>
              <table:table-cell office:value-type="float" office:value="0.010203">
                <text:p>0.010203</text:p>
              </table:table-cell>
              <table:table-cell office:value-type="float" office:value="0.003953">
                <text:p>0.003953</text:p>
              </table:table-cell>
              <table:table-cell office:value-type="float" office:value="0.001118">
                <text:p>0.001118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0.010425">
                <text:p>0.010425</text:p>
              </table:table-cell>
              <table:table-cell office:value-type="float" office:value="0.004015">
                <text:p>0.004015</text:p>
              </table:table-cell>
              <table:table-cell office:value-type="float" office:value="0.001211">
                <text:p>0.001211</text:p>
              </table:table-cell>
            </table:table-row>
            <table:table-row>
              <table:table-cell office:value-type="float" office:value="27950">
                <text:p>27950</text:p>
              </table:table-cell>
              <table:table-cell office:value-type="float" office:value="0.010263">
                <text:p>0.010263</text:p>
              </table:table-cell>
              <table:table-cell office:value-type="float" office:value="0.004049">
                <text:p>0.004049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010073">
                <text:p>0.010073</text:p>
              </table:table-cell>
              <table:table-cell office:value-type="float" office:value="0.004068">
                <text:p>0.004068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float" office:value="28050">
                <text:p>28050</text:p>
              </table:table-cell>
              <table:table-cell office:value-type="float" office:value="0.010559">
                <text:p>0.010559</text:p>
              </table:table-cell>
              <table:table-cell office:value-type="float" office:value="0.004142">
                <text:p>0.004142</text:p>
              </table:table-cell>
              <table:table-cell office:value-type="float" office:value="0.001088">
                <text:p>0.001088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0.010154">
                <text:p>0.010154</text:p>
              </table:table-cell>
              <table:table-cell office:value-type="float" office:value="0.004048">
                <text:p>0.004048</text:p>
              </table:table-cell>
              <table:table-cell office:value-type="float" office:value="0.001108">
                <text:p>0.001108</text:p>
              </table:table-cell>
            </table:table-row>
            <table:table-row>
              <table:table-cell office:value-type="float" office:value="28150">
                <text:p>28150</text:p>
              </table:table-cell>
              <table:table-cell office:value-type="float" office:value="0.009906">
                <text:p>0.009906</text:p>
              </table:table-cell>
              <table:table-cell office:value-type="float" office:value="0.003813">
                <text:p>0.003813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0.010412">
                <text:p>0.010412</text:p>
              </table:table-cell>
              <table:table-cell office:value-type="float" office:value="0.004225">
                <text:p>0.004225</text:p>
              </table:table-cell>
              <table:table-cell office:value-type="float" office:value="0.001177">
                <text:p>0.001177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0.010516">
                <text:p>0.010516</text:p>
              </table:table-cell>
              <table:table-cell office:value-type="float" office:value="0.004119">
                <text:p>0.004119</text:p>
              </table:table-cell>
              <table:table-cell office:value-type="float" office:value="0.001197">
                <text:p>0.001197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0.010739">
                <text:p>0.010739</text:p>
              </table:table-cell>
              <table:table-cell office:value-type="float" office:value="0.004142">
                <text:p>0.004142</text:p>
              </table:table-cell>
              <table:table-cell office:value-type="float" office:value="0.001071">
                <text:p>0.001071</text:p>
              </table:table-cell>
            </table:table-row>
            <table:table-row>
              <table:table-cell office:value-type="float" office:value="28350">
                <text:p>28350</text:p>
              </table:table-cell>
              <table:table-cell office:value-type="float" office:value="0.010157">
                <text:p>0.010157</text:p>
              </table:table-cell>
              <table:table-cell office:value-type="float" office:value="0.003882">
                <text:p>0.003882</text:p>
              </table:table-cell>
              <table:table-cell office:value-type="float" office:value="0.001028">
                <text:p>0.001028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0.010781">
                <text:p>0.010781</text:p>
              </table:table-cell>
              <table:table-cell office:value-type="float" office:value="0.004123">
                <text:p>0.004123</text:p>
              </table:table-cell>
              <table:table-cell office:value-type="float" office:value="0.001355">
                <text:p>0.001355</text:p>
              </table:table-cell>
            </table:table-row>
            <table:table-row>
              <table:table-cell office:value-type="float" office:value="28450">
                <text:p>28450</text:p>
              </table:table-cell>
              <table:table-cell office:value-type="float" office:value="0.010468">
                <text:p>0.010468</text:p>
              </table:table-cell>
              <table:table-cell office:value-type="float" office:value="0.004175">
                <text:p>0.004175</text:p>
              </table:table-cell>
              <table:table-cell office:value-type="float" office:value="0.001176">
                <text:p>0.001176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0.010425">
                <text:p>0.010425</text:p>
              </table:table-cell>
              <table:table-cell office:value-type="float" office:value="0.003973">
                <text:p>0.003973</text:p>
              </table:table-cell>
              <table:table-cell office:value-type="float" office:value="0.001176">
                <text:p>0.001176</text:p>
              </table:table-cell>
            </table:table-row>
            <table:table-row>
              <table:table-cell office:value-type="float" office:value="28550">
                <text:p>28550</text:p>
              </table:table-cell>
              <table:table-cell office:value-type="float" office:value="0.010606">
                <text:p>0.010606</text:p>
              </table:table-cell>
              <table:table-cell office:value-type="float" office:value="0.00406">
                <text:p>0.00406</text:p>
              </table:table-cell>
              <table:table-cell office:value-type="float" office:value="0.001213">
                <text:p>0.001213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0.010567">
                <text:p>0.010567</text:p>
              </table:table-cell>
              <table:table-cell office:value-type="float" office:value="0.004129">
                <text:p>0.004129</text:p>
              </table:table-cell>
              <table:table-cell office:value-type="float" office:value="0.001153">
                <text:p>0.001153</text:p>
              </table:table-cell>
            </table:table-row>
            <table:table-row>
              <table:table-cell office:value-type="float" office:value="28650">
                <text:p>28650</text:p>
              </table:table-cell>
              <table:table-cell office:value-type="float" office:value="0.011395">
                <text:p>0.011395</text:p>
              </table:table-cell>
              <table:table-cell office:value-type="float" office:value="0.004373">
                <text:p>0.004373</text:p>
              </table:table-cell>
              <table:table-cell office:value-type="float" office:value="0.001325">
                <text:p>0.001325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0.010617">
                <text:p>0.010617</text:p>
              </table:table-cell>
              <table:table-cell office:value-type="float" office:value="0.004084">
                <text:p>0.004084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0.010417">
                <text:p>0.010417</text:p>
              </table:table-cell>
              <table:table-cell office:value-type="float" office:value="0.004062">
                <text:p>0.004062</text:p>
              </table:table-cell>
              <table:table-cell office:value-type="float" office:value="0.001121">
                <text:p>0.001121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0.010781">
                <text:p>0.010781</text:p>
              </table:table-cell>
              <table:table-cell office:value-type="float" office:value="0.004104">
                <text:p>0.004104</text:p>
              </table:table-cell>
              <table:table-cell office:value-type="float" office:value="0.001286">
                <text:p>0.001286</text:p>
              </table:table-cell>
            </table:table-row>
            <table:table-row>
              <table:table-cell office:value-type="float" office:value="28850">
                <text:p>28850</text:p>
              </table:table-cell>
              <table:table-cell office:value-type="float" office:value="0.0105">
                <text:p>0.0105</text:p>
              </table:table-cell>
              <table:table-cell office:value-type="float" office:value="0.004033">
                <text:p>0.004033</text:p>
              </table:table-cell>
              <table:table-cell office:value-type="float" office:value="0.000991">
                <text:p>0.000991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0.011135">
                <text:p>0.011135</text:p>
              </table:table-cell>
              <table:table-cell office:value-type="float" office:value="0.004259">
                <text:p>0.004259</text:p>
              </table:table-cell>
              <table:table-cell office:value-type="float" office:value="0.001242">
                <text:p>0.001242</text:p>
              </table:table-cell>
            </table:table-row>
            <table:table-row>
              <table:table-cell office:value-type="float" office:value="28950">
                <text:p>28950</text:p>
              </table:table-cell>
              <table:table-cell office:value-type="float" office:value="0.01049">
                <text:p>0.01049</text:p>
              </table:table-cell>
              <table:table-cell office:value-type="float" office:value="0.004035">
                <text:p>0.004035</text:p>
              </table:table-cell>
              <table:table-cell office:value-type="float" office:value="0.001255">
                <text:p>0.001255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011502">
                <text:p>0.011502</text:p>
              </table:table-cell>
              <table:table-cell office:value-type="float" office:value="0.004358">
                <text:p>0.004358</text:p>
              </table:table-cell>
              <table:table-cell office:value-type="float" office:value="0.001352">
                <text:p>0.001352</text:p>
              </table:table-cell>
            </table:table-row>
            <table:table-row>
              <table:table-cell office:value-type="float" office:value="29050">
                <text:p>29050</text:p>
              </table:table-cell>
              <table:table-cell office:value-type="float" office:value="0.010846">
                <text:p>0.010846</text:p>
              </table:table-cell>
              <table:table-cell office:value-type="float" office:value="0.004228">
                <text:p>0.004228</text:p>
              </table:table-cell>
              <table:table-cell office:value-type="float" office:value="0.001153">
                <text:p>0.001153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0.01087">
                <text:p>0.01087</text:p>
              </table:table-cell>
              <table:table-cell office:value-type="float" office:value="0.004006">
                <text:p>0.004006</text:p>
              </table:table-cell>
              <table:table-cell office:value-type="float" office:value="0.001153">
                <text:p>0.001153</text:p>
              </table:table-cell>
            </table:table-row>
            <table:table-row>
              <table:table-cell office:value-type="float" office:value="29150">
                <text:p>29150</text:p>
              </table:table-cell>
              <table:table-cell office:value-type="float" office:value="0.011148">
                <text:p>0.011148</text:p>
              </table:table-cell>
              <table:table-cell office:value-type="float" office:value="0.004168">
                <text:p>0.004168</text:p>
              </table:table-cell>
              <table:table-cell office:value-type="float" office:value="0.001243">
                <text:p>0.001243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0.011178">
                <text:p>0.011178</text:p>
              </table:table-cell>
              <table:table-cell office:value-type="float" office:value="0.004273">
                <text:p>0.004273</text:p>
              </table:table-cell>
              <table:table-cell office:value-type="float" office:value="0.001087">
                <text:p>0.001087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0.011296">
                <text:p>0.011296</text:p>
              </table:table-cell>
              <table:table-cell office:value-type="float" office:value="0.004172">
                <text:p>0.004172</text:p>
              </table:table-cell>
              <table:table-cell office:value-type="float" office:value="0.001233">
                <text:p>0.001233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0.011322">
                <text:p>0.011322</text:p>
              </table:table-cell>
              <table:table-cell office:value-type="float" office:value="0.004169">
                <text:p>0.004169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float" office:value="29350">
                <text:p>29350</text:p>
              </table:table-cell>
              <table:table-cell office:value-type="float" office:value="0.011398">
                <text:p>0.011398</text:p>
              </table:table-cell>
              <table:table-cell office:value-type="float" office:value="0.004155">
                <text:p>0.004155</text:p>
              </table:table-cell>
              <table:table-cell office:value-type="float" office:value="0.001309">
                <text:p>0.001309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0.011538">
                <text:p>0.011538</text:p>
              </table:table-cell>
              <table:table-cell office:value-type="float" office:value="0.004272">
                <text:p>0.004272</text:p>
              </table:table-cell>
              <table:table-cell office:value-type="float" office:value="0.001247">
                <text:p>0.001247</text:p>
              </table:table-cell>
            </table:table-row>
            <table:table-row>
              <table:table-cell office:value-type="float" office:value="29450">
                <text:p>29450</text:p>
              </table:table-cell>
              <table:table-cell office:value-type="float" office:value="0.011205">
                <text:p>0.011205</text:p>
              </table:table-cell>
              <table:table-cell office:value-type="float" office:value="0.004251">
                <text:p>0.004251</text:p>
              </table:table-cell>
              <table:table-cell office:value-type="float" office:value="0.001264">
                <text:p>0.001264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0.011018">
                <text:p>0.011018</text:p>
              </table:table-cell>
              <table:table-cell office:value-type="float" office:value="0.004129">
                <text:p>0.004129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float" office:value="29550">
                <text:p>29550</text:p>
              </table:table-cell>
              <table:table-cell office:value-type="float" office:value="0.01092">
                <text:p>0.01092</text:p>
              </table:table-cell>
              <table:table-cell office:value-type="float" office:value="0.004114">
                <text:p>0.004114</text:p>
              </table:table-cell>
              <table:table-cell office:value-type="float" office:value="0.001191">
                <text:p>0.001191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0.011515">
                <text:p>0.011515</text:p>
              </table:table-cell>
              <table:table-cell office:value-type="float" office:value="0.00434">
                <text:p>0.00434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0.011404">
                <text:p>0.011404</text:p>
              </table:table-cell>
              <table:table-cell office:value-type="float" office:value="0.004364">
                <text:p>0.004364</text:p>
              </table:table-cell>
              <table:table-cell office:value-type="float" office:value="0.001223">
                <text:p>0.001223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0.011561">
                <text:p>0.011561</text:p>
              </table:table-cell>
              <table:table-cell office:value-type="float" office:value="0.004659">
                <text:p>0.004659</text:p>
              </table:table-cell>
              <table:table-cell office:value-type="float" office:value="0.00119">
                <text:p>0.00119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0.011214">
                <text:p>0.011214</text:p>
              </table:table-cell>
              <table:table-cell office:value-type="float" office:value="0.004209">
                <text:p>0.004209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0.011427">
                <text:p>0.011427</text:p>
              </table:table-cell>
              <table:table-cell office:value-type="float" office:value="0.004245">
                <text:p>0.004245</text:p>
              </table:table-cell>
              <table:table-cell office:value-type="float" office:value="0.001173">
                <text:p>0.001173</text:p>
              </table:table-cell>
            </table:table-row>
            <table:table-row>
              <table:table-cell office:value-type="float" office:value="29850">
                <text:p>29850</text:p>
              </table:table-cell>
              <table:table-cell office:value-type="float" office:value="0.011808">
                <text:p>0.011808</text:p>
              </table:table-cell>
              <table:table-cell office:value-type="float" office:value="0.004245">
                <text:p>0.004245</text:p>
              </table:table-cell>
              <table:table-cell office:value-type="float" office:value="0.001018">
                <text:p>0.001018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0.011379">
                <text:p>0.011379</text:p>
              </table:table-cell>
              <table:table-cell office:value-type="float" office:value="0.004377">
                <text:p>0.004377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float" office:value="29950">
                <text:p>29950</text:p>
              </table:table-cell>
              <table:table-cell office:value-type="float" office:value="0.012512">
                <text:p>0.012512</text:p>
              </table:table-cell>
              <table:table-cell office:value-type="float" office:value="0.004758">
                <text:p>0.004758</text:p>
              </table:table-cell>
              <table:table-cell office:value-type="float" office:value="0.001255">
                <text:p>0.00125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11803">
                <text:p>0.011803</text:p>
              </table:table-cell>
              <table:table-cell office:value-type="float" office:value="0.004361">
                <text:p>0.004361</text:p>
              </table:table-cell>
              <table:table-cell office:value-type="float" office:value="0.001219">
                <text:p>0.001219</text:p>
              </table:table-cell>
            </table:table-row>
            <table:table-row>
              <table:table-cell office:value-type="float" office:value="30050">
                <text:p>30050</text:p>
              </table:table-cell>
              <table:table-cell office:value-type="float" office:value="0.011391">
                <text:p>0.011391</text:p>
              </table:table-cell>
              <table:table-cell office:value-type="float" office:value="0.004198">
                <text:p>0.004198</text:p>
              </table:table-cell>
              <table:table-cell office:value-type="float" office:value="0.001119">
                <text:p>0.001119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0.011995">
                <text:p>0.011995</text:p>
              </table:table-cell>
              <table:table-cell office:value-type="float" office:value="0.004326">
                <text:p>0.004326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float" office:value="30150">
                <text:p>30150</text:p>
              </table:table-cell>
              <table:table-cell office:value-type="float" office:value="0.011443">
                <text:p>0.011443</text:p>
              </table:table-cell>
              <table:table-cell office:value-type="float" office:value="0.004197">
                <text:p>0.004197</text:p>
              </table:table-cell>
              <table:table-cell office:value-type="float" office:value="0.001227">
                <text:p>0.001227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11482">
                <text:p>0.011482</text:p>
              </table:table-cell>
              <table:table-cell office:value-type="float" office:value="0.004151">
                <text:p>0.004151</text:p>
              </table:table-cell>
              <table:table-cell office:value-type="float" office:value="0.001253">
                <text:p>0.001253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0.011591">
                <text:p>0.011591</text:p>
              </table:table-cell>
              <table:table-cell office:value-type="float" office:value="0.004249">
                <text:p>0.004249</text:p>
              </table:table-cell>
              <table:table-cell office:value-type="float" office:value="0.001268">
                <text:p>0.001268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0.011258">
                <text:p>0.011258</text:p>
              </table:table-cell>
              <table:table-cell office:value-type="float" office:value="0.004122">
                <text:p>0.004122</text:p>
              </table:table-cell>
              <table:table-cell office:value-type="float" office:value="0.001096">
                <text:p>0.001096</text:p>
              </table:table-cell>
            </table:table-row>
            <table:table-row>
              <table:table-cell office:value-type="float" office:value="30350">
                <text:p>30350</text:p>
              </table:table-cell>
              <table:table-cell office:value-type="float" office:value="0.011441">
                <text:p>0.011441</text:p>
              </table:table-cell>
              <table:table-cell office:value-type="float" office:value="0.004212">
                <text:p>0.004212</text:p>
              </table:table-cell>
              <table:table-cell office:value-type="float" office:value="0.001191">
                <text:p>0.001191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0.011818">
                <text:p>0.011818</text:p>
              </table:table-cell>
              <table:table-cell office:value-type="float" office:value="0.004281">
                <text:p>0.004281</text:p>
              </table:table-cell>
              <table:table-cell office:value-type="float" office:value="0.001149">
                <text:p>0.001149</text:p>
              </table:table-cell>
            </table:table-row>
            <table:table-row>
              <table:table-cell office:value-type="float" office:value="30450">
                <text:p>30450</text:p>
              </table:table-cell>
              <table:table-cell office:value-type="float" office:value="0.01248">
                <text:p>0.01248</text:p>
              </table:table-cell>
              <table:table-cell office:value-type="float" office:value="0.004585">
                <text:p>0.004585</text:p>
              </table:table-cell>
              <table:table-cell office:value-type="float" office:value="0.001488">
                <text:p>0.001488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0.012432">
                <text:p>0.012432</text:p>
              </table:table-cell>
              <table:table-cell office:value-type="float" office:value="0.005037">
                <text:p>0.005037</text:p>
              </table:table-cell>
              <table:table-cell office:value-type="float" office:value="0.001415">
                <text:p>0.001415</text:p>
              </table:table-cell>
            </table:table-row>
            <table:table-row>
              <table:table-cell office:value-type="float" office:value="30550">
                <text:p>30550</text:p>
              </table:table-cell>
              <table:table-cell office:value-type="float" office:value="0.012084">
                <text:p>0.012084</text:p>
              </table:table-cell>
              <table:table-cell office:value-type="float" office:value="0.004539">
                <text:p>0.004539</text:p>
              </table:table-cell>
              <table:table-cell office:value-type="float" office:value="0.001028">
                <text:p>0.001028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0.011999">
                <text:p>0.011999</text:p>
              </table:table-cell>
              <table:table-cell office:value-type="float" office:value="0.004517">
                <text:p>0.004517</text:p>
              </table:table-cell>
              <table:table-cell office:value-type="float" office:value="0.001207">
                <text:p>0.001207</text:p>
              </table:table-cell>
            </table:table-row>
            <table:table-row>
              <table:table-cell office:value-type="float" office:value="30650">
                <text:p>30650</text:p>
              </table:table-cell>
              <table:table-cell office:value-type="float" office:value="0.011521">
                <text:p>0.011521</text:p>
              </table:table-cell>
              <table:table-cell office:value-type="float" office:value="0.004293">
                <text:p>0.004293</text:p>
              </table:table-cell>
              <table:table-cell office:value-type="float" office:value="0.001208">
                <text:p>0.001208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0.011596">
                <text:p>0.011596</text:p>
              </table:table-cell>
              <table:table-cell office:value-type="float" office:value="0.004216">
                <text:p>0.004216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0.011701">
                <text:p>0.011701</text:p>
              </table:table-cell>
              <table:table-cell office:value-type="float" office:value="0.004276">
                <text:p>0.004276</text:p>
              </table:table-cell>
              <table:table-cell office:value-type="float" office:value="0.001213">
                <text:p>0.001213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011653">
                <text:p>0.011653</text:p>
              </table:table-cell>
              <table:table-cell office:value-type="float" office:value="0.004239">
                <text:p>0.004239</text:p>
              </table:table-cell>
              <table:table-cell office:value-type="float" office:value="0.001014">
                <text:p>0.001014</text:p>
              </table:table-cell>
            </table:table-row>
            <table:table-row>
              <table:table-cell office:value-type="float" office:value="30850">
                <text:p>30850</text:p>
              </table:table-cell>
              <table:table-cell office:value-type="float" office:value="0.011686">
                <text:p>0.011686</text:p>
              </table:table-cell>
              <table:table-cell office:value-type="float" office:value="0.004272">
                <text:p>0.004272</text:p>
              </table:table-cell>
              <table:table-cell office:value-type="float" office:value="0.001238">
                <text:p>0.001238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0.012416">
                <text:p>0.012416</text:p>
              </table:table-cell>
              <table:table-cell office:value-type="float" office:value="0.004676">
                <text:p>0.004676</text:p>
              </table:table-cell>
              <table:table-cell office:value-type="float" office:value="0.001216">
                <text:p>0.001216</text:p>
              </table:table-cell>
            </table:table-row>
            <table:table-row>
              <table:table-cell office:value-type="float" office:value="30950">
                <text:p>30950</text:p>
              </table:table-cell>
              <table:table-cell office:value-type="float" office:value="0.012134">
                <text:p>0.012134</text:p>
              </table:table-cell>
              <table:table-cell office:value-type="float" office:value="0.004551">
                <text:p>0.004551</text:p>
              </table:table-cell>
              <table:table-cell office:value-type="float" office:value="0.001368">
                <text:p>0.00136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012025">
                <text:p>0.012025</text:p>
              </table:table-cell>
              <table:table-cell office:value-type="float" office:value="0.0044">
                <text:p>0.0044</text:p>
              </table:table-cell>
              <table:table-cell office:value-type="float" office:value="0.001311">
                <text:p>0.001311</text:p>
              </table:table-cell>
            </table:table-row>
            <table:table-row>
              <table:table-cell office:value-type="float" office:value="31050">
                <text:p>31050</text:p>
              </table:table-cell>
              <table:table-cell office:value-type="float" office:value="0.012358">
                <text:p>0.012358</text:p>
              </table:table-cell>
              <table:table-cell office:value-type="float" office:value="0.004529">
                <text:p>0.004529</text:p>
              </table:table-cell>
              <table:table-cell office:value-type="float" office:value="0.001147">
                <text:p>0.001147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0.012597">
                <text:p>0.012597</text:p>
              </table:table-cell>
              <table:table-cell office:value-type="float" office:value="0.004617">
                <text:p>0.004617</text:p>
              </table:table-cell>
              <table:table-cell office:value-type="float" office:value="0.001369">
                <text:p>0.001369</text:p>
              </table:table-cell>
            </table:table-row>
            <table:table-row>
              <table:table-cell office:value-type="float" office:value="31150">
                <text:p>31150</text:p>
              </table:table-cell>
              <table:table-cell office:value-type="float" office:value="0.012214">
                <text:p>0.012214</text:p>
              </table:table-cell>
              <table:table-cell office:value-type="float" office:value="0.004562">
                <text:p>0.004562</text:p>
              </table:table-cell>
              <table:table-cell office:value-type="float" office:value="0.001255">
                <text:p>0.001255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0.012097">
                <text:p>0.012097</text:p>
              </table:table-cell>
              <table:table-cell office:value-type="float" office:value="0.004524">
                <text:p>0.004524</text:p>
              </table:table-cell>
              <table:table-cell office:value-type="float" office:value="0.001236">
                <text:p>0.001236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0.012677">
                <text:p>0.012677</text:p>
              </table:table-cell>
              <table:table-cell office:value-type="float" office:value="0.004945">
                <text:p>0.004945</text:p>
              </table:table-cell>
              <table:table-cell office:value-type="float" office:value="0.001121">
                <text:p>0.001121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0.012287">
                <text:p>0.012287</text:p>
              </table:table-cell>
              <table:table-cell office:value-type="float" office:value="0.004375">
                <text:p>0.004375</text:p>
              </table:table-cell>
              <table:table-cell office:value-type="float" office:value="0.001238">
                <text:p>0.001238</text:p>
              </table:table-cell>
            </table:table-row>
            <table:table-row>
              <table:table-cell office:value-type="float" office:value="31350">
                <text:p>31350</text:p>
              </table:table-cell>
              <table:table-cell office:value-type="float" office:value="0.013872">
                <text:p>0.013872</text:p>
              </table:table-cell>
              <table:table-cell office:value-type="float" office:value="0.005531">
                <text:p>0.005531</text:p>
              </table:table-cell>
              <table:table-cell office:value-type="float" office:value="0.001639">
                <text:p>0.001639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0.014693">
                <text:p>0.014693</text:p>
              </table:table-cell>
              <table:table-cell office:value-type="float" office:value="0.005121">
                <text:p>0.005121</text:p>
              </table:table-cell>
              <table:table-cell office:value-type="float" office:value="0.001564">
                <text:p>0.001564</text:p>
              </table:table-cell>
            </table:table-row>
            <table:table-row>
              <table:table-cell office:value-type="float" office:value="31450">
                <text:p>31450</text:p>
              </table:table-cell>
              <table:table-cell office:value-type="float" office:value="0.01386">
                <text:p>0.01386</text:p>
              </table:table-cell>
              <table:table-cell office:value-type="float" office:value="0.005447">
                <text:p>0.005447</text:p>
              </table:table-cell>
              <table:table-cell office:value-type="float" office:value="0.001442">
                <text:p>0.001442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0.01269">
                <text:p>0.01269</text:p>
              </table:table-cell>
              <table:table-cell office:value-type="float" office:value="0.004497">
                <text:p>0.004497</text:p>
              </table:table-cell>
              <table:table-cell office:value-type="float" office:value="0.001444">
                <text:p>0.001444</text:p>
              </table:table-cell>
            </table:table-row>
            <table:table-row>
              <table:table-cell office:value-type="float" office:value="31550">
                <text:p>31550</text:p>
              </table:table-cell>
              <table:table-cell office:value-type="float" office:value="0.013052">
                <text:p>0.013052</text:p>
              </table:table-cell>
              <table:table-cell office:value-type="float" office:value="0.004774">
                <text:p>0.004774</text:p>
              </table:table-cell>
              <table:table-cell office:value-type="float" office:value="0.001331">
                <text:p>0.001331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13618">
                <text:p>0.013618</text:p>
              </table:table-cell>
              <table:table-cell office:value-type="float" office:value="0.00471">
                <text:p>0.00471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float" office:value="31650">
                <text:p>31650</text:p>
              </table:table-cell>
              <table:table-cell office:value-type="float" office:value="0.012552">
                <text:p>0.012552</text:p>
              </table:table-cell>
              <table:table-cell office:value-type="float" office:value="0.004515">
                <text:p>0.004515</text:p>
              </table:table-cell>
              <table:table-cell office:value-type="float" office:value="0.001314">
                <text:p>0.001314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0.012488">
                <text:p>0.012488</text:p>
              </table:table-cell>
              <table:table-cell office:value-type="float" office:value="0.004422">
                <text:p>0.004422</text:p>
              </table:table-cell>
              <table:table-cell office:value-type="float" office:value="0.001313">
                <text:p>0.001313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0.012554">
                <text:p>0.012554</text:p>
              </table:table-cell>
              <table:table-cell office:value-type="float" office:value="0.004523">
                <text:p>0.004523</text:p>
              </table:table-cell>
              <table:table-cell office:value-type="float" office:value="0.001169">
                <text:p>0.001169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0.012892">
                <text:p>0.012892</text:p>
              </table:table-cell>
              <table:table-cell office:value-type="float" office:value="0.004657">
                <text:p>0.004657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float" office:value="31850">
                <text:p>31850</text:p>
              </table:table-cell>
              <table:table-cell office:value-type="float" office:value="0.012814">
                <text:p>0.012814</text:p>
              </table:table-cell>
              <table:table-cell office:value-type="float" office:value="0.004527">
                <text:p>0.004527</text:p>
              </table:table-cell>
              <table:table-cell office:value-type="float" office:value="0.001217">
                <text:p>0.001217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0.012827">
                <text:p>0.012827</text:p>
              </table:table-cell>
              <table:table-cell office:value-type="float" office:value="0.004687">
                <text:p>0.004687</text:p>
              </table:table-cell>
              <table:table-cell office:value-type="float" office:value="0.001303">
                <text:p>0.001303</text:p>
              </table:table-cell>
            </table:table-row>
            <table:table-row>
              <table:table-cell office:value-type="float" office:value="31950">
                <text:p>31950</text:p>
              </table:table-cell>
              <table:table-cell office:value-type="float" office:value="0.012894">
                <text:p>0.012894</text:p>
              </table:table-cell>
              <table:table-cell office:value-type="float" office:value="0.004654">
                <text:p>0.004654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12743">
                <text:p>0.012743</text:p>
              </table:table-cell>
              <table:table-cell office:value-type="float" office:value="0.004504">
                <text:p>0.004504</text:p>
              </table:table-cell>
              <table:table-cell office:value-type="float" office:value="0.002483">
                <text:p>0.002483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0.012837">
                <text:p>0.012837</text:p>
              </table:table-cell>
              <table:table-cell office:value-type="float" office:value="0.004548">
                <text:p>0.004548</text:p>
              </table:table-cell>
              <table:table-cell office:value-type="float" office:value="0.001313">
                <text:p>0.001313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0.012882">
                <text:p>0.012882</text:p>
              </table:table-cell>
              <table:table-cell office:value-type="float" office:value="0.004489">
                <text:p>0.004489</text:p>
              </table:table-cell>
              <table:table-cell office:value-type="float" office:value="0.001312">
                <text:p>0.001312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0.012857">
                <text:p>0.012857</text:p>
              </table:table-cell>
              <table:table-cell office:value-type="float" office:value="0.004526">
                <text:p>0.004526</text:p>
              </table:table-cell>
              <table:table-cell office:value-type="float" office:value="0.001219">
                <text:p>0.001219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0.013749">
                <text:p>0.013749</text:p>
              </table:table-cell>
              <table:table-cell office:value-type="float" office:value="0.004557">
                <text:p>0.004557</text:p>
              </table:table-cell>
              <table:table-cell office:value-type="float" office:value="0.001309">
                <text:p>0.001309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0.01613">
                <text:p>0.01613</text:p>
              </table:table-cell>
              <table:table-cell office:value-type="float" office:value="0.004653">
                <text:p>0.004653</text:p>
              </table:table-cell>
              <table:table-cell office:value-type="float" office:value="0.001355">
                <text:p>0.001355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0.01378">
                <text:p>0.01378</text:p>
              </table:table-cell>
              <table:table-cell office:value-type="float" office:value="0.004784">
                <text:p>0.004784</text:p>
              </table:table-cell>
              <table:table-cell office:value-type="float" office:value="0.001581">
                <text:p>0.001581</text:p>
              </table:table-cell>
            </table:table-row>
            <table:table-row>
              <table:table-cell office:value-type="float" office:value="32350">
                <text:p>32350</text:p>
              </table:table-cell>
              <table:table-cell office:value-type="float" office:value="0.013082">
                <text:p>0.013082</text:p>
              </table:table-cell>
              <table:table-cell office:value-type="float" office:value="0.00471">
                <text:p>0.00471</text:p>
              </table:table-cell>
              <table:table-cell office:value-type="float" office:value="0.001285">
                <text:p>0.001285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0.013574">
                <text:p>0.013574</text:p>
              </table:table-cell>
              <table:table-cell office:value-type="float" office:value="0.004779">
                <text:p>0.004779</text:p>
              </table:table-cell>
              <table:table-cell office:value-type="float" office:value="0.001108">
                <text:p>0.001108</text:p>
              </table:table-cell>
            </table:table-row>
            <table:table-row>
              <table:table-cell office:value-type="float" office:value="32450">
                <text:p>32450</text:p>
              </table:table-cell>
              <table:table-cell office:value-type="float" office:value="0.013652">
                <text:p>0.013652</text:p>
              </table:table-cell>
              <table:table-cell office:value-type="float" office:value="0.004785">
                <text:p>0.00478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0.013224">
                <text:p>0.013224</text:p>
              </table:table-cell>
              <table:table-cell office:value-type="float" office:value="0.004709">
                <text:p>0.004709</text:p>
              </table:table-cell>
              <table:table-cell office:value-type="float" office:value="0.001241">
                <text:p>0.001241</text:p>
              </table:table-cell>
            </table:table-row>
            <table:table-row>
              <table:table-cell office:value-type="float" office:value="32550">
                <text:p>32550</text:p>
              </table:table-cell>
              <table:table-cell office:value-type="float" office:value="0.013319">
                <text:p>0.013319</text:p>
              </table:table-cell>
              <table:table-cell office:value-type="float" office:value="0.004592">
                <text:p>0.004592</text:p>
              </table:table-cell>
              <table:table-cell office:value-type="float" office:value="0.001125">
                <text:p>0.001125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0.013253">
                <text:p>0.013253</text:p>
              </table:table-cell>
              <table:table-cell office:value-type="float" office:value="0.004597">
                <text:p>0.004597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float" office:value="32650">
                <text:p>32650</text:p>
              </table:table-cell>
              <table:table-cell office:value-type="float" office:value="0.013269">
                <text:p>0.013269</text:p>
              </table:table-cell>
              <table:table-cell office:value-type="float" office:value="0.004576">
                <text:p>0.004576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013398">
                <text:p>0.013398</text:p>
              </table:table-cell>
              <table:table-cell office:value-type="float" office:value="0.004559">
                <text:p>0.004559</text:p>
              </table:table-cell>
              <table:table-cell office:value-type="float" office:value="0.001237">
                <text:p>0.001237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0.013209">
                <text:p>0.013209</text:p>
              </table:table-cell>
              <table:table-cell office:value-type="float" office:value="0.004613">
                <text:p>0.004613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0.013914">
                <text:p>0.013914</text:p>
              </table:table-cell>
              <table:table-cell office:value-type="float" office:value="0.004832">
                <text:p>0.004832</text:p>
              </table:table-cell>
              <table:table-cell office:value-type="float" office:value="0.001567">
                <text:p>0.001567</text:p>
              </table:table-cell>
            </table:table-row>
            <table:table-row>
              <table:table-cell office:value-type="float" office:value="32850">
                <text:p>32850</text:p>
              </table:table-cell>
              <table:table-cell office:value-type="float" office:value="0.013932">
                <text:p>0.013932</text:p>
              </table:table-cell>
              <table:table-cell office:value-type="float" office:value="0.004832">
                <text:p>0.004832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0.013683">
                <text:p>0.013683</text:p>
              </table:table-cell>
              <table:table-cell office:value-type="float" office:value="0.004752">
                <text:p>0.004752</text:p>
              </table:table-cell>
              <table:table-cell office:value-type="float" office:value="0.001322">
                <text:p>0.001322</text:p>
              </table:table-cell>
            </table:table-row>
            <table:table-row>
              <table:table-cell office:value-type="float" office:value="32950">
                <text:p>32950</text:p>
              </table:table-cell>
              <table:table-cell office:value-type="float" office:value="0.013738">
                <text:p>0.013738</text:p>
              </table:table-cell>
              <table:table-cell office:value-type="float" office:value="0.004806">
                <text:p>0.004806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013544">
                <text:p>0.013544</text:p>
              </table:table-cell>
              <table:table-cell office:value-type="float" office:value="0.004598">
                <text:p>0.004598</text:p>
              </table:table-cell>
              <table:table-cell office:value-type="float" office:value="0.001243">
                <text:p>0.001243</text:p>
              </table:table-cell>
            </table:table-row>
            <table:table-row>
              <table:table-cell office:value-type="float" office:value="33050">
                <text:p>33050</text:p>
              </table:table-cell>
              <table:table-cell office:value-type="float" office:value="0.013916">
                <text:p>0.013916</text:p>
              </table:table-cell>
              <table:table-cell office:value-type="float" office:value="0.004825">
                <text:p>0.004825</text:p>
              </table:table-cell>
              <table:table-cell office:value-type="float" office:value="0.001371">
                <text:p>0.001371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0.014002">
                <text:p>0.014002</text:p>
              </table:table-cell>
              <table:table-cell office:value-type="float" office:value="0.004851">
                <text:p>0.004851</text:p>
              </table:table-cell>
              <table:table-cell office:value-type="float" office:value="0.001373">
                <text:p>0.001373</text:p>
              </table:table-cell>
            </table:table-row>
            <table:table-row>
              <table:table-cell office:value-type="float" office:value="33150">
                <text:p>33150</text:p>
              </table:table-cell>
              <table:table-cell office:value-type="float" office:value="0.014618">
                <text:p>0.014618</text:p>
              </table:table-cell>
              <table:table-cell office:value-type="float" office:value="0.00489">
                <text:p>0.00489</text:p>
              </table:table-cell>
              <table:table-cell office:value-type="float" office:value="0.001757">
                <text:p>0.001757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0.015618">
                <text:p>0.015618</text:p>
              </table:table-cell>
              <table:table-cell office:value-type="float" office:value="0.005758">
                <text:p>0.005758</text:p>
              </table:table-cell>
              <table:table-cell office:value-type="float" office:value="0.001546">
                <text:p>0.001546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0.014518">
                <text:p>0.014518</text:p>
              </table:table-cell>
              <table:table-cell office:value-type="float" office:value="0.005339">
                <text:p>0.005339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0.014803">
                <text:p>0.014803</text:p>
              </table:table-cell>
              <table:table-cell office:value-type="float" office:value="0.005748">
                <text:p>0.005748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float" office:value="33350">
                <text:p>33350</text:p>
              </table:table-cell>
              <table:table-cell office:value-type="float" office:value="0.013754">
                <text:p>0.013754</text:p>
              </table:table-cell>
              <table:table-cell office:value-type="float" office:value="0.00492">
                <text:p>0.00492</text:p>
              </table:table-cell>
              <table:table-cell office:value-type="float" office:value="0.001227">
                <text:p>0.001227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0.013751">
                <text:p>0.013751</text:p>
              </table:table-cell>
              <table:table-cell office:value-type="float" office:value="0.004676">
                <text:p>0.004676</text:p>
              </table:table-cell>
              <table:table-cell office:value-type="float" office:value="0.001228">
                <text:p>0.001228</text:p>
              </table:table-cell>
            </table:table-row>
            <table:table-row>
              <table:table-cell office:value-type="float" office:value="33450">
                <text:p>33450</text:p>
              </table:table-cell>
              <table:table-cell office:value-type="float" office:value="0.014306">
                <text:p>0.014306</text:p>
              </table:table-cell>
              <table:table-cell office:value-type="float" office:value="0.005126">
                <text:p>0.005126</text:p>
              </table:table-cell>
              <table:table-cell office:value-type="float" office:value="0.001369">
                <text:p>0.001369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0.013822">
                <text:p>0.013822</text:p>
              </table:table-cell>
              <table:table-cell office:value-type="float" office:value="0.004773">
                <text:p>0.004773</text:p>
              </table:table-cell>
              <table:table-cell office:value-type="float" office:value="0.001351">
                <text:p>0.001351</text:p>
              </table:table-cell>
            </table:table-row>
            <table:table-row>
              <table:table-cell office:value-type="float" office:value="33550">
                <text:p>33550</text:p>
              </table:table-cell>
              <table:table-cell office:value-type="float" office:value="0.014645">
                <text:p>0.014645</text:p>
              </table:table-cell>
              <table:table-cell office:value-type="float" office:value="0.005097">
                <text:p>0.005097</text:p>
              </table:table-cell>
              <table:table-cell office:value-type="float" office:value="0.001348">
                <text:p>0.001348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0.013934">
                <text:p>0.013934</text:p>
              </table:table-cell>
              <table:table-cell office:value-type="float" office:value="0.004716">
                <text:p>0.004716</text:p>
              </table:table-cell>
              <table:table-cell office:value-type="float" office:value="0.001336">
                <text:p>0.001336</text:p>
              </table:table-cell>
            </table:table-row>
            <table:table-row>
              <table:table-cell office:value-type="float" office:value="33650">
                <text:p>33650</text:p>
              </table:table-cell>
              <table:table-cell office:value-type="float" office:value="0.014199">
                <text:p>0.014199</text:p>
              </table:table-cell>
              <table:table-cell office:value-type="float" office:value="0.004941">
                <text:p>0.004941</text:p>
              </table:table-cell>
              <table:table-cell office:value-type="float" office:value="0.001445">
                <text:p>0.001445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0.015004">
                <text:p>0.015004</text:p>
              </table:table-cell>
              <table:table-cell office:value-type="float" office:value="0.005311">
                <text:p>0.005311</text:p>
              </table:table-cell>
              <table:table-cell office:value-type="float" office:value="0.001372">
                <text:p>0.001372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0.014269">
                <text:p>0.014269</text:p>
              </table:table-cell>
              <table:table-cell office:value-type="float" office:value="0.004832">
                <text:p>0.004832</text:p>
              </table:table-cell>
              <table:table-cell office:value-type="float" office:value="0.001262">
                <text:p>0.001262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0.014193">
                <text:p>0.014193</text:p>
              </table:table-cell>
              <table:table-cell office:value-type="float" office:value="0.005168">
                <text:p>0.005168</text:p>
              </table:table-cell>
              <table:table-cell office:value-type="float" office:value="0.001161">
                <text:p>0.001161</text:p>
              </table:table-cell>
            </table:table-row>
            <table:table-row>
              <table:table-cell office:value-type="float" office:value="33850">
                <text:p>33850</text:p>
              </table:table-cell>
              <table:table-cell office:value-type="float" office:value="0.0153">
                <text:p>0.0153</text:p>
              </table:table-cell>
              <table:table-cell office:value-type="float" office:value="0.004867">
                <text:p>0.004867</text:p>
              </table:table-cell>
              <table:table-cell office:value-type="float" office:value="0.001354">
                <text:p>0.001354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0.015525">
                <text:p>0.015525</text:p>
              </table:table-cell>
              <table:table-cell office:value-type="float" office:value="0.007726">
                <text:p>0.007726</text:p>
              </table:table-cell>
              <table:table-cell office:value-type="float" office:value="0.001383">
                <text:p>0.001383</text:p>
              </table:table-cell>
            </table:table-row>
            <table:table-row>
              <table:table-cell office:value-type="float" office:value="33950">
                <text:p>33950</text:p>
              </table:table-cell>
              <table:table-cell office:value-type="float" office:value="0.014384">
                <text:p>0.014384</text:p>
              </table:table-cell>
              <table:table-cell office:value-type="float" office:value="0.004879">
                <text:p>0.004879</text:p>
              </table:table-cell>
              <table:table-cell office:value-type="float" office:value="0.001234">
                <text:p>0.001234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014194">
                <text:p>0.014194</text:p>
              </table:table-cell>
              <table:table-cell office:value-type="float" office:value="0.005154">
                <text:p>0.005154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float" office:value="34050">
                <text:p>34050</text:p>
              </table:table-cell>
              <table:table-cell office:value-type="float" office:value="0.014521">
                <text:p>0.014521</text:p>
              </table:table-cell>
              <table:table-cell office:value-type="float" office:value="0.004896">
                <text:p>0.004896</text:p>
              </table:table-cell>
              <table:table-cell office:value-type="float" office:value="0.001365">
                <text:p>0.001365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0.014306">
                <text:p>0.014306</text:p>
              </table:table-cell>
              <table:table-cell office:value-type="float" office:value="0.004866">
                <text:p>0.004866</text:p>
              </table:table-cell>
              <table:table-cell office:value-type="float" office:value="0.001353">
                <text:p>0.001353</text:p>
              </table:table-cell>
            </table:table-row>
            <table:table-row>
              <table:table-cell office:value-type="float" office:value="34150">
                <text:p>34150</text:p>
              </table:table-cell>
              <table:table-cell office:value-type="float" office:value="0.014876">
                <text:p>0.014876</text:p>
              </table:table-cell>
              <table:table-cell office:value-type="float" office:value="0.005529">
                <text:p>0.005529</text:p>
              </table:table-cell>
              <table:table-cell office:value-type="float" office:value="0.001544">
                <text:p>0.001544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0.015096">
                <text:p>0.015096</text:p>
              </table:table-cell>
              <table:table-cell office:value-type="float" office:value="0.004996">
                <text:p>0.004996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0.014727">
                <text:p>0.014727</text:p>
              </table:table-cell>
              <table:table-cell office:value-type="float" office:value="0.00514">
                <text:p>0.00514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0.01517">
                <text:p>0.01517</text:p>
              </table:table-cell>
              <table:table-cell office:value-type="float" office:value="0.005041">
                <text:p>0.005041</text:p>
              </table:table-cell>
              <table:table-cell office:value-type="float" office:value="0.001336">
                <text:p>0.001336</text:p>
              </table:table-cell>
            </table:table-row>
            <table:table-row>
              <table:table-cell office:value-type="float" office:value="34350">
                <text:p>34350</text:p>
              </table:table-cell>
              <table:table-cell office:value-type="float" office:value="0.014508">
                <text:p>0.014508</text:p>
              </table:table-cell>
              <table:table-cell office:value-type="float" office:value="0.004968">
                <text:p>0.004968</text:p>
              </table:table-cell>
              <table:table-cell office:value-type="float" office:value="0.001372">
                <text:p>0.001372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0.01479">
                <text:p>0.01479</text:p>
              </table:table-cell>
              <table:table-cell office:value-type="float" office:value="0.004986">
                <text:p>0.004986</text:p>
              </table:table-cell>
              <table:table-cell office:value-type="float" office:value="0.001519">
                <text:p>0.001519</text:p>
              </table:table-cell>
            </table:table-row>
            <table:table-row>
              <table:table-cell office:value-type="float" office:value="34450">
                <text:p>34450</text:p>
              </table:table-cell>
              <table:table-cell office:value-type="float" office:value="0.014831">
                <text:p>0.014831</text:p>
              </table:table-cell>
              <table:table-cell office:value-type="float" office:value="0.004904">
                <text:p>0.004904</text:p>
              </table:table-cell>
              <table:table-cell office:value-type="float" office:value="0.001137">
                <text:p>0.001137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0.014778">
                <text:p>0.014778</text:p>
              </table:table-cell>
              <table:table-cell office:value-type="float" office:value="0.004903">
                <text:p>0.004903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float" office:value="34550">
                <text:p>34550</text:p>
              </table:table-cell>
              <table:table-cell office:value-type="float" office:value="0.014901">
                <text:p>0.014901</text:p>
              </table:table-cell>
              <table:table-cell office:value-type="float" office:value="0.005047">
                <text:p>0.005047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0.015041">
                <text:p>0.015041</text:p>
              </table:table-cell>
              <table:table-cell office:value-type="float" office:value="0.005193">
                <text:p>0.005193</text:p>
              </table:table-cell>
              <table:table-cell office:value-type="float" office:value="0.001142">
                <text:p>0.001142</text:p>
              </table:table-cell>
            </table:table-row>
            <table:table-row>
              <table:table-cell office:value-type="float" office:value="34650">
                <text:p>34650</text:p>
              </table:table-cell>
              <table:table-cell office:value-type="float" office:value="0.015308">
                <text:p>0.015308</text:p>
              </table:table-cell>
              <table:table-cell office:value-type="float" office:value="0.004859">
                <text:p>0.004859</text:p>
              </table:table-cell>
              <table:table-cell office:value-type="float" office:value="0.001445">
                <text:p>0.001445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0.01558">
                <text:p>0.01558</text:p>
              </table:table-cell>
              <table:table-cell office:value-type="float" office:value="0.005181">
                <text:p>0.005181</text:p>
              </table:table-cell>
              <table:table-cell office:value-type="float" office:value="0.001488">
                <text:p>0.001488</text:p>
              </table:table-cell>
            </table:table-row>
            <table:table-row>
              <table:table-cell office:value-type="float" office:value="34750">
                <text:p>34750</text:p>
              </table:table-cell>
              <table:table-cell office:value-type="float" office:value="0.014838">
                <text:p>0.014838</text:p>
              </table:table-cell>
              <table:table-cell office:value-type="float" office:value="0.005075">
                <text:p>0.005075</text:p>
              </table:table-cell>
              <table:table-cell office:value-type="float" office:value="0.001168">
                <text:p>0.001168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0.014903">
                <text:p>0.014903</text:p>
              </table:table-cell>
              <table:table-cell office:value-type="float" office:value="0.004996">
                <text:p>0.004996</text:p>
              </table:table-cell>
              <table:table-cell office:value-type="float" office:value="0.001281">
                <text:p>0.001281</text:p>
              </table:table-cell>
            </table:table-row>
            <table:table-row>
              <table:table-cell office:value-type="float" office:value="34850">
                <text:p>34850</text:p>
              </table:table-cell>
              <table:table-cell office:value-type="float" office:value="0.014789">
                <text:p>0.014789</text:p>
              </table:table-cell>
              <table:table-cell office:value-type="float" office:value="0.005019">
                <text:p>0.005019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0.015498">
                <text:p>0.015498</text:p>
              </table:table-cell>
              <table:table-cell office:value-type="float" office:value="0.005127">
                <text:p>0.005127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float" office:value="34950">
                <text:p>34950</text:p>
              </table:table-cell>
              <table:table-cell office:value-type="float" office:value="0.015251">
                <text:p>0.015251</text:p>
              </table:table-cell>
              <table:table-cell office:value-type="float" office:value="0.004947">
                <text:p>0.004947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15268">
                <text:p>0.015268</text:p>
              </table:table-cell>
              <table:table-cell office:value-type="float" office:value="0.005226">
                <text:p>0.005226</text:p>
              </table:table-cell>
              <table:table-cell office:value-type="float" office:value="0.001313">
                <text:p>0.001313</text:p>
              </table:table-cell>
            </table:table-row>
            <table:table-row>
              <table:table-cell office:value-type="float" office:value="35050">
                <text:p>35050</text:p>
              </table:table-cell>
              <table:table-cell office:value-type="float" office:value="0.016212">
                <text:p>0.016212</text:p>
              </table:table-cell>
              <table:table-cell office:value-type="float" office:value="0.005062">
                <text:p>0.005062</text:p>
              </table:table-cell>
              <table:table-cell office:value-type="float" office:value="0.001546">
                <text:p>0.001546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15965">
                <text:p>0.015965</text:p>
              </table:table-cell>
              <table:table-cell office:value-type="float" office:value="0.005407">
                <text:p>0.005407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float" office:value="35150">
                <text:p>35150</text:p>
              </table:table-cell>
              <table:table-cell office:value-type="float" office:value="0.016108">
                <text:p>0.016108</text:p>
              </table:table-cell>
              <table:table-cell office:value-type="float" office:value="0.00552">
                <text:p>0.00552</text:p>
              </table:table-cell>
              <table:table-cell office:value-type="float" office:value="0.001477">
                <text:p>0.001477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0.015011">
                <text:p>0.015011</text:p>
              </table:table-cell>
              <table:table-cell office:value-type="float" office:value="0.00501">
                <text:p>0.00501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float" office:value="35250">
                <text:p>35250</text:p>
              </table:table-cell>
              <table:table-cell office:value-type="float" office:value="0.015682">
                <text:p>0.015682</text:p>
              </table:table-cell>
              <table:table-cell office:value-type="float" office:value="0.005129">
                <text:p>0.005129</text:p>
              </table:table-cell>
              <table:table-cell office:value-type="float" office:value="0.001463">
                <text:p>0.001463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0.015644">
                <text:p>0.015644</text:p>
              </table:table-cell>
              <table:table-cell office:value-type="float" office:value="0.005202">
                <text:p>0.005202</text:p>
              </table:table-cell>
              <table:table-cell office:value-type="float" office:value="0.001508">
                <text:p>0.001508</text:p>
              </table:table-cell>
            </table:table-row>
            <table:table-row>
              <table:table-cell office:value-type="float" office:value="35350">
                <text:p>35350</text:p>
              </table:table-cell>
              <table:table-cell office:value-type="float" office:value="0.015428">
                <text:p>0.015428</text:p>
              </table:table-cell>
              <table:table-cell office:value-type="float" office:value="0.005148">
                <text:p>0.005148</text:p>
              </table:table-cell>
              <table:table-cell office:value-type="float" office:value="0.001503">
                <text:p>0.001503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0.015551">
                <text:p>0.015551</text:p>
              </table:table-cell>
              <table:table-cell office:value-type="float" office:value="0.005248">
                <text:p>0.005248</text:p>
              </table:table-cell>
              <table:table-cell office:value-type="float" office:value="0.001462">
                <text:p>0.001462</text:p>
              </table:table-cell>
            </table:table-row>
            <table:table-row>
              <table:table-cell office:value-type="float" office:value="35450">
                <text:p>35450</text:p>
              </table:table-cell>
              <table:table-cell office:value-type="float" office:value="0.015558">
                <text:p>0.015558</text:p>
              </table:table-cell>
              <table:table-cell office:value-type="float" office:value="0.005357">
                <text:p>0.005357</text:p>
              </table:table-cell>
              <table:table-cell office:value-type="float" office:value="0.001549">
                <text:p>0.001549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0.016229">
                <text:p>0.016229</text:p>
              </table:table-cell>
              <table:table-cell office:value-type="float" office:value="0.005363">
                <text:p>0.005363</text:p>
              </table:table-cell>
              <table:table-cell office:value-type="float" office:value="0.001594">
                <text:p>0.001594</text:p>
              </table:table-cell>
            </table:table-row>
            <table:table-row>
              <table:table-cell office:value-type="float" office:value="35550">
                <text:p>35550</text:p>
              </table:table-cell>
              <table:table-cell office:value-type="float" office:value="0.01561">
                <text:p>0.01561</text:p>
              </table:table-cell>
              <table:table-cell office:value-type="float" office:value="0.005041">
                <text:p>0.005041</text:p>
              </table:table-cell>
              <table:table-cell office:value-type="float" office:value="0.001522">
                <text:p>0.001522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0.015766">
                <text:p>0.015766</text:p>
              </table:table-cell>
              <table:table-cell office:value-type="float" office:value="0.00529">
                <text:p>0.00529</text:p>
              </table:table-cell>
              <table:table-cell office:value-type="float" office:value="0.001333">
                <text:p>0.001333</text:p>
              </table:table-cell>
            </table:table-row>
            <table:table-row>
              <table:table-cell office:value-type="float" office:value="35650">
                <text:p>35650</text:p>
              </table:table-cell>
              <table:table-cell office:value-type="float" office:value="0.018168">
                <text:p>0.018168</text:p>
              </table:table-cell>
              <table:table-cell office:value-type="float" office:value="0.005266">
                <text:p>0.005266</text:p>
              </table:table-cell>
              <table:table-cell office:value-type="float" office:value="0.001595">
                <text:p>0.001595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0.016301">
                <text:p>0.016301</text:p>
              </table:table-cell>
              <table:table-cell office:value-type="float" office:value="0.00534">
                <text:p>0.00534</text:p>
              </table:table-cell>
              <table:table-cell office:value-type="float" office:value="0.001517">
                <text:p>0.001517</text:p>
              </table:table-cell>
            </table:table-row>
            <table:table-row>
              <table:table-cell office:value-type="float" office:value="35750">
                <text:p>35750</text:p>
              </table:table-cell>
              <table:table-cell office:value-type="float" office:value="0.016441">
                <text:p>0.016441</text:p>
              </table:table-cell>
              <table:table-cell office:value-type="float" office:value="0.005339">
                <text:p>0.005339</text:p>
              </table:table-cell>
              <table:table-cell office:value-type="float" office:value="0.001382">
                <text:p>0.001382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0.016272">
                <text:p>0.016272</text:p>
              </table:table-cell>
              <table:table-cell office:value-type="float" office:value="0.005184">
                <text:p>0.005184</text:p>
              </table:table-cell>
              <table:table-cell office:value-type="float" office:value="0.001548">
                <text:p>0.001548</text:p>
              </table:table-cell>
            </table:table-row>
            <table:table-row>
              <table:table-cell office:value-type="float" office:value="35850">
                <text:p>35850</text:p>
              </table:table-cell>
              <table:table-cell office:value-type="float" office:value="0.018383">
                <text:p>0.018383</text:p>
              </table:table-cell>
              <table:table-cell office:value-type="float" office:value="0.005134">
                <text:p>0.005134</text:p>
              </table:table-cell>
              <table:table-cell office:value-type="float" office:value="0.001456">
                <text:p>0.001456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0.016173">
                <text:p>0.016173</text:p>
              </table:table-cell>
              <table:table-cell office:value-type="float" office:value="0.005441">
                <text:p>0.005441</text:p>
              </table:table-cell>
              <table:table-cell office:value-type="float" office:value="0.001685">
                <text:p>0.001685</text:p>
              </table:table-cell>
            </table:table-row>
            <table:table-row>
              <table:table-cell office:value-type="float" office:value="35950">
                <text:p>35950</text:p>
              </table:table-cell>
              <table:table-cell office:value-type="float" office:value="0.016959">
                <text:p>0.016959</text:p>
              </table:table-cell>
              <table:table-cell office:value-type="float" office:value="0.005517">
                <text:p>0.005517</text:p>
              </table:table-cell>
              <table:table-cell office:value-type="float" office:value="0.001516">
                <text:p>0.001516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016321">
                <text:p>0.016321</text:p>
              </table:table-cell>
              <table:table-cell office:value-type="float" office:value="0.005338">
                <text:p>0.005338</text:p>
              </table:table-cell>
              <table:table-cell office:value-type="float" office:value="0.001214">
                <text:p>0.001214</text:p>
              </table:table-cell>
            </table:table-row>
            <table:table-row>
              <table:table-cell office:value-type="float" office:value="36050">
                <text:p>36050</text:p>
              </table:table-cell>
              <table:table-cell office:value-type="float" office:value="0.016161">
                <text:p>0.016161</text:p>
              </table:table-cell>
              <table:table-cell office:value-type="float" office:value="0.005229">
                <text:p>0.005229</text:p>
              </table:table-cell>
              <table:table-cell office:value-type="float" office:value="0.001513">
                <text:p>0.001513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0.016759">
                <text:p>0.016759</text:p>
              </table:table-cell>
              <table:table-cell office:value-type="float" office:value="0.005788">
                <text:p>0.005788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float" office:value="36150">
                <text:p>36150</text:p>
              </table:table-cell>
              <table:table-cell office:value-type="float" office:value="0.016074">
                <text:p>0.016074</text:p>
              </table:table-cell>
              <table:table-cell office:value-type="float" office:value="0.005198">
                <text:p>0.005198</text:p>
              </table:table-cell>
              <table:table-cell office:value-type="float" office:value="0.001472">
                <text:p>0.001472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0.016546">
                <text:p>0.016546</text:p>
              </table:table-cell>
              <table:table-cell office:value-type="float" office:value="0.005398">
                <text:p>0.005398</text:p>
              </table:table-cell>
              <table:table-cell office:value-type="float" office:value="0.001721">
                <text:p>0.001721</text:p>
              </table:table-cell>
            </table:table-row>
            <table:table-row>
              <table:table-cell office:value-type="float" office:value="36250">
                <text:p>36250</text:p>
              </table:table-cell>
              <table:table-cell office:value-type="float" office:value="0.016765">
                <text:p>0.016765</text:p>
              </table:table-cell>
              <table:table-cell office:value-type="float" office:value="0.005636">
                <text:p>0.005636</text:p>
              </table:table-cell>
              <table:table-cell office:value-type="float" office:value="0.001386">
                <text:p>0.001386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0.01641">
                <text:p>0.01641</text:p>
              </table:table-cell>
              <table:table-cell office:value-type="float" office:value="0.005237">
                <text:p>0.005237</text:p>
              </table:table-cell>
              <table:table-cell office:value-type="float" office:value="0.001546">
                <text:p>0.001546</text:p>
              </table:table-cell>
            </table:table-row>
            <table:table-row>
              <table:table-cell office:value-type="float" office:value="36350">
                <text:p>36350</text:p>
              </table:table-cell>
              <table:table-cell office:value-type="float" office:value="0.016251">
                <text:p>0.016251</text:p>
              </table:table-cell>
              <table:table-cell office:value-type="float" office:value="0.005114">
                <text:p>0.005114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0.016055">
                <text:p>0.016055</text:p>
              </table:table-cell>
              <table:table-cell office:value-type="float" office:value="0.005211">
                <text:p>0.005211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float" office:value="36450">
                <text:p>36450</text:p>
              </table:table-cell>
              <table:table-cell office:value-type="float" office:value="0.017145">
                <text:p>0.017145</text:p>
              </table:table-cell>
              <table:table-cell office:value-type="float" office:value="0.005131">
                <text:p>0.005131</text:p>
              </table:table-cell>
              <table:table-cell office:value-type="float" office:value="0.001522">
                <text:p>0.001522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0.017138">
                <text:p>0.017138</text:p>
              </table:table-cell>
              <table:table-cell office:value-type="float" office:value="0.005173">
                <text:p>0.005173</text:p>
              </table:table-cell>
              <table:table-cell office:value-type="float" office:value="0.001569">
                <text:p>0.001569</text:p>
              </table:table-cell>
            </table:table-row>
            <table:table-row>
              <table:table-cell office:value-type="float" office:value="36550">
                <text:p>36550</text:p>
              </table:table-cell>
              <table:table-cell office:value-type="float" office:value="0.018897">
                <text:p>0.018897</text:p>
              </table:table-cell>
              <table:table-cell office:value-type="float" office:value="0.005606">
                <text:p>0.005606</text:p>
              </table:table-cell>
              <table:table-cell office:value-type="float" office:value="0.001554">
                <text:p>0.001554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0.016408">
                <text:p>0.016408</text:p>
              </table:table-cell>
              <table:table-cell office:value-type="float" office:value="0.005186">
                <text:p>0.005186</text:p>
              </table:table-cell>
              <table:table-cell office:value-type="float" office:value="0.001389">
                <text:p>0.001389</text:p>
              </table:table-cell>
            </table:table-row>
            <table:table-row>
              <table:table-cell office:value-type="float" office:value="36650">
                <text:p>36650</text:p>
              </table:table-cell>
              <table:table-cell office:value-type="float" office:value="0.016201">
                <text:p>0.016201</text:p>
              </table:table-cell>
              <table:table-cell office:value-type="float" office:value="0.005223">
                <text:p>0.005223</text:p>
              </table:table-cell>
              <table:table-cell office:value-type="float" office:value="0.001507">
                <text:p>0.001507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0.017833">
                <text:p>0.017833</text:p>
              </table:table-cell>
              <table:table-cell office:value-type="float" office:value="0.005686">
                <text:p>0.005686</text:p>
              </table:table-cell>
              <table:table-cell office:value-type="float" office:value="0.001364">
                <text:p>0.001364</text:p>
              </table:table-cell>
            </table:table-row>
            <table:table-row>
              <table:table-cell office:value-type="float" office:value="36750">
                <text:p>36750</text:p>
              </table:table-cell>
              <table:table-cell office:value-type="float" office:value="0.016492">
                <text:p>0.016492</text:p>
              </table:table-cell>
              <table:table-cell office:value-type="float" office:value="0.005533">
                <text:p>0.005533</text:p>
              </table:table-cell>
              <table:table-cell office:value-type="float" office:value="0.001366">
                <text:p>0.001366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0.01686">
                <text:p>0.01686</text:p>
              </table:table-cell>
              <table:table-cell office:value-type="float" office:value="0.005568">
                <text:p>0.005568</text:p>
              </table:table-cell>
              <table:table-cell office:value-type="float" office:value="0.001296">
                <text:p>0.001296</text:p>
              </table:table-cell>
            </table:table-row>
            <table:table-row>
              <table:table-cell office:value-type="float" office:value="36850">
                <text:p>36850</text:p>
              </table:table-cell>
              <table:table-cell office:value-type="float" office:value="0.016524">
                <text:p>0.016524</text:p>
              </table:table-cell>
              <table:table-cell office:value-type="float" office:value="0.005172">
                <text:p>0.005172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0.01666">
                <text:p>0.01666</text:p>
              </table:table-cell>
              <table:table-cell office:value-type="float" office:value="0.005281">
                <text:p>0.005281</text:p>
              </table:table-cell>
              <table:table-cell office:value-type="float" office:value="0.001337">
                <text:p>0.001337</text:p>
              </table:table-cell>
            </table:table-row>
            <table:table-row>
              <table:table-cell office:value-type="float" office:value="36950">
                <text:p>36950</text:p>
              </table:table-cell>
              <table:table-cell office:value-type="float" office:value="0.01696">
                <text:p>0.01696</text:p>
              </table:table-cell>
              <table:table-cell office:value-type="float" office:value="0.005279">
                <text:p>0.005279</text:p>
              </table:table-cell>
              <table:table-cell office:value-type="float" office:value="0.001824">
                <text:p>0.001824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017175">
                <text:p>0.017175</text:p>
              </table:table-cell>
              <table:table-cell office:value-type="float" office:value="0.005388">
                <text:p>0.005388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float" office:value="37050">
                <text:p>37050</text:p>
              </table:table-cell>
              <table:table-cell office:value-type="float" office:value="0.018003">
                <text:p>0.018003</text:p>
              </table:table-cell>
              <table:table-cell office:value-type="float" office:value="0.005917">
                <text:p>0.005917</text:p>
              </table:table-cell>
              <table:table-cell office:value-type="float" office:value="0.001552">
                <text:p>0.001552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0.01675">
                <text:p>0.01675</text:p>
              </table:table-cell>
              <table:table-cell office:value-type="float" office:value="0.005225">
                <text:p>0.005225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float" office:value="37150">
                <text:p>37150</text:p>
              </table:table-cell>
              <table:table-cell office:value-type="float" office:value="0.017473">
                <text:p>0.017473</text:p>
              </table:table-cell>
              <table:table-cell office:value-type="float" office:value="0.005743">
                <text:p>0.005743</text:p>
              </table:table-cell>
              <table:table-cell office:value-type="float" office:value="0.001752">
                <text:p>0.001752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0.017229">
                <text:p>0.017229</text:p>
              </table:table-cell>
              <table:table-cell office:value-type="float" office:value="0.00538">
                <text:p>0.00538</text:p>
              </table:table-cell>
              <table:table-cell office:value-type="float" office:value="0.001476">
                <text:p>0.001476</text:p>
              </table:table-cell>
            </table:table-row>
            <table:table-row>
              <table:table-cell office:value-type="float" office:value="37250">
                <text:p>37250</text:p>
              </table:table-cell>
              <table:table-cell office:value-type="float" office:value="0.016744">
                <text:p>0.016744</text:p>
              </table:table-cell>
              <table:table-cell office:value-type="float" office:value="0.005305">
                <text:p>0.005305</text:p>
              </table:table-cell>
              <table:table-cell office:value-type="float" office:value="0.001493">
                <text:p>0.001493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0.016827">
                <text:p>0.016827</text:p>
              </table:table-cell>
              <table:table-cell office:value-type="float" office:value="0.005328">
                <text:p>0.005328</text:p>
              </table:table-cell>
              <table:table-cell office:value-type="float" office:value="0.001383">
                <text:p>0.001383</text:p>
              </table:table-cell>
            </table:table-row>
            <table:table-row>
              <table:table-cell office:value-type="float" office:value="37350">
                <text:p>37350</text:p>
              </table:table-cell>
              <table:table-cell office:value-type="float" office:value="0.017209">
                <text:p>0.017209</text:p>
              </table:table-cell>
              <table:table-cell office:value-type="float" office:value="0.005352">
                <text:p>0.005352</text:p>
              </table:table-cell>
              <table:table-cell office:value-type="float" office:value="0.001576">
                <text:p>0.001576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0.01699">
                <text:p>0.01699</text:p>
              </table:table-cell>
              <table:table-cell office:value-type="float" office:value="0.005344">
                <text:p>0.005344</text:p>
              </table:table-cell>
              <table:table-cell office:value-type="float" office:value="0.001517">
                <text:p>0.001517</text:p>
              </table:table-cell>
            </table:table-row>
            <table:table-row>
              <table:table-cell office:value-type="float" office:value="37450">
                <text:p>37450</text:p>
              </table:table-cell>
              <table:table-cell office:value-type="float" office:value="0.016927">
                <text:p>0.016927</text:p>
              </table:table-cell>
              <table:table-cell office:value-type="float" office:value="0.005263">
                <text:p>0.005263</text:p>
              </table:table-cell>
              <table:table-cell office:value-type="float" office:value="0.001628">
                <text:p>0.001628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0.017538">
                <text:p>0.017538</text:p>
              </table:table-cell>
              <table:table-cell office:value-type="float" office:value="0.005945">
                <text:p>0.005945</text:p>
              </table:table-cell>
              <table:table-cell office:value-type="float" office:value="0.001528">
                <text:p>0.001528</text:p>
              </table:table-cell>
            </table:table-row>
            <table:table-row>
              <table:table-cell office:value-type="float" office:value="37550">
                <text:p>37550</text:p>
              </table:table-cell>
              <table:table-cell office:value-type="float" office:value="0.017328">
                <text:p>0.017328</text:p>
              </table:table-cell>
              <table:table-cell office:value-type="float" office:value="0.005538">
                <text:p>0.005538</text:p>
              </table:table-cell>
              <table:table-cell office:value-type="float" office:value="0.001505">
                <text:p>0.001505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0.017144">
                <text:p>0.017144</text:p>
              </table:table-cell>
              <table:table-cell office:value-type="float" office:value="0.005479">
                <text:p>0.005479</text:p>
              </table:table-cell>
              <table:table-cell office:value-type="float" office:value="0.001485">
                <text:p>0.001485</text:p>
              </table:table-cell>
            </table:table-row>
            <table:table-row>
              <table:table-cell office:value-type="float" office:value="37650">
                <text:p>37650</text:p>
              </table:table-cell>
              <table:table-cell office:value-type="float" office:value="0.017779">
                <text:p>0.017779</text:p>
              </table:table-cell>
              <table:table-cell office:value-type="float" office:value="0.006368">
                <text:p>0.006368</text:p>
              </table:table-cell>
              <table:table-cell office:value-type="float" office:value="0.001411">
                <text:p>0.001411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0.017448">
                <text:p>0.017448</text:p>
              </table:table-cell>
              <table:table-cell office:value-type="float" office:value="0.005374">
                <text:p>0.005374</text:p>
              </table:table-cell>
              <table:table-cell office:value-type="float" office:value="0.001685">
                <text:p>0.001685</text:p>
              </table:table-cell>
            </table:table-row>
            <table:table-row>
              <table:table-cell office:value-type="float" office:value="37750">
                <text:p>37750</text:p>
              </table:table-cell>
              <table:table-cell office:value-type="float" office:value="0.017442">
                <text:p>0.017442</text:p>
              </table:table-cell>
              <table:table-cell office:value-type="float" office:value="0.005673">
                <text:p>0.005673</text:p>
              </table:table-cell>
              <table:table-cell office:value-type="float" office:value="0.001402">
                <text:p>0.001402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0.018569">
                <text:p>0.018569</text:p>
              </table:table-cell>
              <table:table-cell office:value-type="float" office:value="0.005382">
                <text:p>0.005382</text:p>
              </table:table-cell>
              <table:table-cell office:value-type="float" office:value="0.001505">
                <text:p>0.001505</text:p>
              </table:table-cell>
            </table:table-row>
            <table:table-row>
              <table:table-cell office:value-type="float" office:value="37850">
                <text:p>37850</text:p>
              </table:table-cell>
              <table:table-cell office:value-type="float" office:value="0.017248">
                <text:p>0.017248</text:p>
              </table:table-cell>
              <table:table-cell office:value-type="float" office:value="0.005504">
                <text:p>0.005504</text:p>
              </table:table-cell>
              <table:table-cell office:value-type="float" office:value="0.001583">
                <text:p>0.001583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0.018002">
                <text:p>0.018002</text:p>
              </table:table-cell>
              <table:table-cell office:value-type="float" office:value="0.005621">
                <text:p>0.00562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float" office:value="37950">
                <text:p>37950</text:p>
              </table:table-cell>
              <table:table-cell office:value-type="float" office:value="0.017965">
                <text:p>0.017965</text:p>
              </table:table-cell>
              <table:table-cell office:value-type="float" office:value="0.005921">
                <text:p>0.005921</text:p>
              </table:table-cell>
              <table:table-cell office:value-type="float" office:value="0.001493">
                <text:p>0.001493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01772">
                <text:p>0.01772</text:p>
              </table:table-cell>
              <table:table-cell office:value-type="float" office:value="0.005466">
                <text:p>0.005466</text:p>
              </table:table-cell>
              <table:table-cell office:value-type="float" office:value="0.001531">
                <text:p>0.001531</text:p>
              </table:table-cell>
            </table:table-row>
            <table:table-row>
              <table:table-cell office:value-type="float" office:value="38050">
                <text:p>38050</text:p>
              </table:table-cell>
              <table:table-cell office:value-type="float" office:value="0.017583">
                <text:p>0.017583</text:p>
              </table:table-cell>
              <table:table-cell office:value-type="float" office:value="0.0054">
                <text:p>0.0054</text:p>
              </table:table-cell>
              <table:table-cell office:value-type="float" office:value="0.001417">
                <text:p>0.001417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0.017701">
                <text:p>0.017701</text:p>
              </table:table-cell>
              <table:table-cell office:value-type="float" office:value="0.005665">
                <text:p>0.005665</text:p>
              </table:table-cell>
              <table:table-cell office:value-type="float" office:value="0.001556">
                <text:p>0.001556</text:p>
              </table:table-cell>
            </table:table-row>
            <table:table-row>
              <table:table-cell office:value-type="float" office:value="38150">
                <text:p>38150</text:p>
              </table:table-cell>
              <table:table-cell office:value-type="float" office:value="0.017873">
                <text:p>0.017873</text:p>
              </table:table-cell>
              <table:table-cell office:value-type="float" office:value="0.005501">
                <text:p>0.005501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0.017951">
                <text:p>0.017951</text:p>
              </table:table-cell>
              <table:table-cell office:value-type="float" office:value="0.006102">
                <text:p>0.006102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float" office:value="38250">
                <text:p>38250</text:p>
              </table:table-cell>
              <table:table-cell office:value-type="float" office:value="0.019082">
                <text:p>0.019082</text:p>
              </table:table-cell>
              <table:table-cell office:value-type="float" office:value="0.005624">
                <text:p>0.005624</text:p>
              </table:table-cell>
              <table:table-cell office:value-type="float" office:value="0.001546">
                <text:p>0.001546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0.017989">
                <text:p>0.017989</text:p>
              </table:table-cell>
              <table:table-cell office:value-type="float" office:value="0.005847">
                <text:p>0.005847</text:p>
              </table:table-cell>
              <table:table-cell office:value-type="float" office:value="0.001549">
                <text:p>0.001549</text:p>
              </table:table-cell>
            </table:table-row>
            <table:table-row>
              <table:table-cell office:value-type="float" office:value="38350">
                <text:p>38350</text:p>
              </table:table-cell>
              <table:table-cell office:value-type="float" office:value="0.017477">
                <text:p>0.017477</text:p>
              </table:table-cell>
              <table:table-cell office:value-type="float" office:value="0.005441">
                <text:p>0.005441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0.018374">
                <text:p>0.018374</text:p>
              </table:table-cell>
              <table:table-cell office:value-type="float" office:value="0.005538">
                <text:p>0.005538</text:p>
              </table:table-cell>
              <table:table-cell office:value-type="float" office:value="0.001405">
                <text:p>0.001405</text:p>
              </table:table-cell>
            </table:table-row>
            <table:table-row>
              <table:table-cell office:value-type="float" office:value="38450">
                <text:p>38450</text:p>
              </table:table-cell>
              <table:table-cell office:value-type="float" office:value="0.017885">
                <text:p>0.017885</text:p>
              </table:table-cell>
              <table:table-cell office:value-type="float" office:value="0.00571">
                <text:p>0.00571</text:p>
              </table:table-cell>
              <table:table-cell office:value-type="float" office:value="0.001534">
                <text:p>0.001534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0.017948">
                <text:p>0.017948</text:p>
              </table:table-cell>
              <table:table-cell office:value-type="float" office:value="0.00564">
                <text:p>0.00564</text:p>
              </table:table-cell>
              <table:table-cell office:value-type="float" office:value="0.001568">
                <text:p>0.001568</text:p>
              </table:table-cell>
            </table:table-row>
            <table:table-row>
              <table:table-cell office:value-type="float" office:value="38550">
                <text:p>38550</text:p>
              </table:table-cell>
              <table:table-cell office:value-type="float" office:value="0.018827">
                <text:p>0.018827</text:p>
              </table:table-cell>
              <table:table-cell office:value-type="float" office:value="0.005578">
                <text:p>0.005578</text:p>
              </table:table-cell>
              <table:table-cell office:value-type="float" office:value="0.001587">
                <text:p>0.001587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0.017826">
                <text:p>0.017826</text:p>
              </table:table-cell>
              <table:table-cell office:value-type="float" office:value="0.005535">
                <text:p>0.005535</text:p>
              </table:table-cell>
              <table:table-cell office:value-type="float" office:value="0.001574">
                <text:p>0.001574</text:p>
              </table:table-cell>
            </table:table-row>
            <table:table-row>
              <table:table-cell office:value-type="float" office:value="38650">
                <text:p>38650</text:p>
              </table:table-cell>
              <table:table-cell office:value-type="float" office:value="0.018208">
                <text:p>0.018208</text:p>
              </table:table-cell>
              <table:table-cell office:value-type="float" office:value="0.005674">
                <text:p>0.005674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0.018416">
                <text:p>0.018416</text:p>
              </table:table-cell>
              <table:table-cell office:value-type="float" office:value="0.00556">
                <text:p>0.00556</text:p>
              </table:table-cell>
              <table:table-cell office:value-type="float" office:value="0.001563">
                <text:p>0.001563</text:p>
              </table:table-cell>
            </table:table-row>
            <table:table-row>
              <table:table-cell office:value-type="float" office:value="38750">
                <text:p>38750</text:p>
              </table:table-cell>
              <table:table-cell office:value-type="float" office:value="0.017908">
                <text:p>0.017908</text:p>
              </table:table-cell>
              <table:table-cell office:value-type="float" office:value="0.005829">
                <text:p>0.005829</text:p>
              </table:table-cell>
              <table:table-cell office:value-type="float" office:value="0.001264">
                <text:p>0.001264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0.018281">
                <text:p>0.018281</text:p>
              </table:table-cell>
              <table:table-cell office:value-type="float" office:value="0.005414">
                <text:p>0.005414</text:p>
              </table:table-cell>
              <table:table-cell office:value-type="float" office:value="0.001403">
                <text:p>0.001403</text:p>
              </table:table-cell>
            </table:table-row>
            <table:table-row>
              <table:table-cell office:value-type="float" office:value="38850">
                <text:p>38850</text:p>
              </table:table-cell>
              <table:table-cell office:value-type="float" office:value="0.018176">
                <text:p>0.018176</text:p>
              </table:table-cell>
              <table:table-cell office:value-type="float" office:value="0.005718">
                <text:p>0.005718</text:p>
              </table:table-cell>
              <table:table-cell office:value-type="float" office:value="0.001433">
                <text:p>0.001433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0.018347">
                <text:p>0.018347</text:p>
              </table:table-cell>
              <table:table-cell office:value-type="float" office:value="0.005531">
                <text:p>0.005531</text:p>
              </table:table-cell>
              <table:table-cell office:value-type="float" office:value="0.001687">
                <text:p>0.001687</text:p>
              </table:table-cell>
            </table:table-row>
            <table:table-row>
              <table:table-cell office:value-type="float" office:value="38950">
                <text:p>38950</text:p>
              </table:table-cell>
              <table:table-cell office:value-type="float" office:value="0.018338">
                <text:p>0.018338</text:p>
              </table:table-cell>
              <table:table-cell office:value-type="float" office:value="0.005683">
                <text:p>0.005683</text:p>
              </table:table-cell>
              <table:table-cell office:value-type="float" office:value="0.001589">
                <text:p>0.001589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017885">
                <text:p>0.017885</text:p>
              </table:table-cell>
              <table:table-cell office:value-type="float" office:value="0.005536">
                <text:p>0.005536</text:p>
              </table:table-cell>
              <table:table-cell office:value-type="float" office:value="0.001435">
                <text:p>0.001435</text:p>
              </table:table-cell>
            </table:table-row>
            <table:table-row>
              <table:table-cell office:value-type="float" office:value="39050">
                <text:p>39050</text:p>
              </table:table-cell>
              <table:table-cell office:value-type="float" office:value="0.019055">
                <text:p>0.019055</text:p>
              </table:table-cell>
              <table:table-cell office:value-type="float" office:value="0.006126">
                <text:p>0.006126</text:p>
              </table:table-cell>
              <table:table-cell office:value-type="float" office:value="0.001735">
                <text:p>0.001735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0.018994">
                <text:p>0.018994</text:p>
              </table:table-cell>
              <table:table-cell office:value-type="float" office:value="0.005675">
                <text:p>0.005675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float" office:value="39150">
                <text:p>39150</text:p>
              </table:table-cell>
              <table:table-cell office:value-type="float" office:value="0.018762">
                <text:p>0.018762</text:p>
              </table:table-cell>
              <table:table-cell office:value-type="float" office:value="0.005703">
                <text:p>0.005703</text:p>
              </table:table-cell>
              <table:table-cell office:value-type="float" office:value="0.001658">
                <text:p>0.001658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0.021062">
                <text:p>0.021062</text:p>
              </table:table-cell>
              <table:table-cell office:value-type="float" office:value="0.005709">
                <text:p>0.005709</text:p>
              </table:table-cell>
              <table:table-cell office:value-type="float" office:value="0.001762">
                <text:p>0.001762</text:p>
              </table:table-cell>
            </table:table-row>
            <table:table-row>
              <table:table-cell office:value-type="float" office:value="39250">
                <text:p>39250</text:p>
              </table:table-cell>
              <table:table-cell office:value-type="float" office:value="0.018553">
                <text:p>0.018553</text:p>
              </table:table-cell>
              <table:table-cell office:value-type="float" office:value="0.00579">
                <text:p>0.00579</text:p>
              </table:table-cell>
              <table:table-cell office:value-type="float" office:value="0.001643">
                <text:p>0.001643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0.018797">
                <text:p>0.018797</text:p>
              </table:table-cell>
              <table:table-cell office:value-type="float" office:value="0.005746">
                <text:p>0.005746</text:p>
              </table:table-cell>
              <table:table-cell office:value-type="float" office:value="0.001561">
                <text:p>0.001561</text:p>
              </table:table-cell>
            </table:table-row>
            <table:table-row>
              <table:table-cell office:value-type="float" office:value="39350">
                <text:p>39350</text:p>
              </table:table-cell>
              <table:table-cell office:value-type="float" office:value="0.019274">
                <text:p>0.019274</text:p>
              </table:table-cell>
              <table:table-cell office:value-type="float" office:value="0.00574">
                <text:p>0.00574</text:p>
              </table:table-cell>
              <table:table-cell office:value-type="float" office:value="0.001169">
                <text:p>0.001169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0.018481">
                <text:p>0.018481</text:p>
              </table:table-cell>
              <table:table-cell office:value-type="float" office:value="0.005589">
                <text:p>0.005589</text:p>
              </table:table-cell>
              <table:table-cell office:value-type="float" office:value="0.001556">
                <text:p>0.001556</text:p>
              </table:table-cell>
            </table:table-row>
            <table:table-row>
              <table:table-cell office:value-type="float" office:value="39450">
                <text:p>39450</text:p>
              </table:table-cell>
              <table:table-cell office:value-type="float" office:value="0.01855">
                <text:p>0.01855</text:p>
              </table:table-cell>
              <table:table-cell office:value-type="float" office:value="0.005634">
                <text:p>0.005634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0.018559">
                <text:p>0.018559</text:p>
              </table:table-cell>
              <table:table-cell office:value-type="float" office:value="0.00561">
                <text:p>0.00561</text:p>
              </table:table-cell>
              <table:table-cell office:value-type="float" office:value="0.001357">
                <text:p>0.001357</text:p>
              </table:table-cell>
            </table:table-row>
            <table:table-row>
              <table:table-cell office:value-type="float" office:value="39550">
                <text:p>39550</text:p>
              </table:table-cell>
              <table:table-cell office:value-type="float" office:value="0.018812">
                <text:p>0.018812</text:p>
              </table:table-cell>
              <table:table-cell office:value-type="float" office:value="0.005635">
                <text:p>0.005635</text:p>
              </table:table-cell>
              <table:table-cell office:value-type="float" office:value="0.001574">
                <text:p>0.001574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0.018826">
                <text:p>0.018826</text:p>
              </table:table-cell>
              <table:table-cell office:value-type="float" office:value="0.005686">
                <text:p>0.005686</text:p>
              </table:table-cell>
              <table:table-cell office:value-type="float" office:value="0.001467">
                <text:p>0.001467</text:p>
              </table:table-cell>
            </table:table-row>
            <table:table-row>
              <table:table-cell office:value-type="float" office:value="39650">
                <text:p>39650</text:p>
              </table:table-cell>
              <table:table-cell office:value-type="float" office:value="0.019118">
                <text:p>0.019118</text:p>
              </table:table-cell>
              <table:table-cell office:value-type="float" office:value="0.005639">
                <text:p>0.005639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0.019343">
                <text:p>0.019343</text:p>
              </table:table-cell>
              <table:table-cell office:value-type="float" office:value="0.005903">
                <text:p>0.00590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float" office:value="39750">
                <text:p>39750</text:p>
              </table:table-cell>
              <table:table-cell office:value-type="float" office:value="0.019237">
                <text:p>0.019237</text:p>
              </table:table-cell>
              <table:table-cell office:value-type="float" office:value="0.00565">
                <text:p>0.00565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0.019234">
                <text:p>0.019234</text:p>
              </table:table-cell>
              <table:table-cell office:value-type="float" office:value="0.005658">
                <text:p>0.005658</text:p>
              </table:table-cell>
              <table:table-cell office:value-type="float" office:value="0.001699">
                <text:p>0.001699</text:p>
              </table:table-cell>
            </table:table-row>
            <table:table-row>
              <table:table-cell office:value-type="float" office:value="39850">
                <text:p>39850</text:p>
              </table:table-cell>
              <table:table-cell office:value-type="float" office:value="0.025069">
                <text:p>0.025069</text:p>
              </table:table-cell>
              <table:table-cell office:value-type="float" office:value="0.005745">
                <text:p>0.005745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0.019429">
                <text:p>0.019429</text:p>
              </table:table-cell>
              <table:table-cell office:value-type="float" office:value="0.00585">
                <text:p>0.00585</text:p>
              </table:table-cell>
              <table:table-cell office:value-type="float" office:value="0.001386">
                <text:p>0.001386</text:p>
              </table:table-cell>
            </table:table-row>
            <table:table-row>
              <table:table-cell office:value-type="float" office:value="39950">
                <text:p>39950</text:p>
              </table:table-cell>
              <table:table-cell office:value-type="float" office:value="0.019197">
                <text:p>0.019197</text:p>
              </table:table-cell>
              <table:table-cell office:value-type="float" office:value="0.005783">
                <text:p>0.005783</text:p>
              </table:table-cell>
              <table:table-cell office:value-type="float" office:value="0.001606">
                <text:p>0.00160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9315">
                <text:p>0.019315</text:p>
              </table:table-cell>
              <table:table-cell office:value-type="float" office:value="0.005683">
                <text:p>0.005683</text:p>
              </table:table-cell>
              <table:table-cell office:value-type="float" office:value="0.001513">
                <text:p>0.001513</text:p>
              </table:table-cell>
            </table:table-row>
            <table:table-row>
              <table:table-cell office:value-type="float" office:value="40050">
                <text:p>40050</text:p>
              </table:table-cell>
              <table:table-cell office:value-type="float" office:value="0.019074">
                <text:p>0.019074</text:p>
              </table:table-cell>
              <table:table-cell office:value-type="float" office:value="0.005655">
                <text:p>0.005655</text:p>
              </table:table-cell>
              <table:table-cell office:value-type="float" office:value="0.001509">
                <text:p>0.001509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0.019891">
                <text:p>0.019891</text:p>
              </table:table-cell>
              <table:table-cell office:value-type="float" office:value="0.006306">
                <text:p>0.006306</text:p>
              </table:table-cell>
              <table:table-cell office:value-type="float" office:value="0.001663">
                <text:p>0.001663</text:p>
              </table:table-cell>
            </table:table-row>
            <table:table-row>
              <table:table-cell office:value-type="float" office:value="40150">
                <text:p>40150</text:p>
              </table:table-cell>
              <table:table-cell office:value-type="float" office:value="0.019539">
                <text:p>0.019539</text:p>
              </table:table-cell>
              <table:table-cell office:value-type="float" office:value="0.006072">
                <text:p>0.006072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0.01967">
                <text:p>0.01967</text:p>
              </table:table-cell>
              <table:table-cell office:value-type="float" office:value="0.005907">
                <text:p>0.005907</text:p>
              </table:table-cell>
              <table:table-cell office:value-type="float" office:value="0.001618">
                <text:p>0.001618</text:p>
              </table:table-cell>
            </table:table-row>
            <table:table-row>
              <table:table-cell office:value-type="float" office:value="40250">
                <text:p>40250</text:p>
              </table:table-cell>
              <table:table-cell office:value-type="float" office:value="0.019759">
                <text:p>0.019759</text:p>
              </table:table-cell>
              <table:table-cell office:value-type="float" office:value="0.006174">
                <text:p>0.006174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0.019641">
                <text:p>0.019641</text:p>
              </table:table-cell>
              <table:table-cell office:value-type="float" office:value="0.005696">
                <text:p>0.005696</text:p>
              </table:table-cell>
              <table:table-cell office:value-type="float" office:value="0.001415">
                <text:p>0.001415</text:p>
              </table:table-cell>
            </table:table-row>
            <table:table-row>
              <table:table-cell office:value-type="float" office:value="40350">
                <text:p>40350</text:p>
              </table:table-cell>
              <table:table-cell office:value-type="float" office:value="0.02015">
                <text:p>0.02015</text:p>
              </table:table-cell>
              <table:table-cell office:value-type="float" office:value="0.005844">
                <text:p>0.005844</text:p>
              </table:table-cell>
              <table:table-cell office:value-type="float" office:value="0.002002">
                <text:p>0.002002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0.019955">
                <text:p>0.019955</text:p>
              </table:table-cell>
              <table:table-cell office:value-type="float" office:value="0.005866">
                <text:p>0.005866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float" office:value="40450">
                <text:p>40450</text:p>
              </table:table-cell>
              <table:table-cell office:value-type="float" office:value="0.020175">
                <text:p>0.020175</text:p>
              </table:table-cell>
              <table:table-cell office:value-type="float" office:value="0.006099">
                <text:p>0.006099</text:p>
              </table:table-cell>
              <table:table-cell office:value-type="float" office:value="0.001651">
                <text:p>0.001651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0.019865">
                <text:p>0.019865</text:p>
              </table:table-cell>
              <table:table-cell office:value-type="float" office:value="0.005719">
                <text:p>0.005719</text:p>
              </table:table-cell>
              <table:table-cell office:value-type="float" office:value="0.001721">
                <text:p>0.001721</text:p>
              </table:table-cell>
            </table:table-row>
            <table:table-row>
              <table:table-cell office:value-type="float" office:value="40550">
                <text:p>40550</text:p>
              </table:table-cell>
              <table:table-cell office:value-type="float" office:value="0.020225">
                <text:p>0.020225</text:p>
              </table:table-cell>
              <table:table-cell office:value-type="float" office:value="0.006264">
                <text:p>0.006264</text:p>
              </table:table-cell>
              <table:table-cell office:value-type="float" office:value="0.001832">
                <text:p>0.001832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0.020016">
                <text:p>0.020016</text:p>
              </table:table-cell>
              <table:table-cell office:value-type="float" office:value="0.005798">
                <text:p>0.005798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float" office:value="40650">
                <text:p>40650</text:p>
              </table:table-cell>
              <table:table-cell office:value-type="float" office:value="0.020396">
                <text:p>0.020396</text:p>
              </table:table-cell>
              <table:table-cell office:value-type="float" office:value="0.006059">
                <text:p>0.006059</text:p>
              </table:table-cell>
              <table:table-cell office:value-type="float" office:value="0.001685">
                <text:p>0.001685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0.020673">
                <text:p>0.020673</text:p>
              </table:table-cell>
              <table:table-cell office:value-type="float" office:value="0.005831">
                <text:p>0.005831</text:p>
              </table:table-cell>
              <table:table-cell office:value-type="float" office:value="0.001937">
                <text:p>0.00193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0.019764">
                <text:p>0.019764</text:p>
              </table:table-cell>
              <table:table-cell office:value-type="float" office:value="0.005869">
                <text:p>0.005869</text:p>
              </table:table-cell>
              <table:table-cell office:value-type="float" office:value="0.001638">
                <text:p>0.001638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0.01994">
                <text:p>0.01994</text:p>
              </table:table-cell>
              <table:table-cell office:value-type="float" office:value="0.006047">
                <text:p>0.006047</text:p>
              </table:table-cell>
              <table:table-cell office:value-type="float" office:value="0.001651">
                <text:p>0.001651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0.020812">
                <text:p>0.020812</text:p>
              </table:table-cell>
              <table:table-cell office:value-type="float" office:value="0.006649">
                <text:p>0.006649</text:p>
              </table:table-cell>
              <table:table-cell office:value-type="float" office:value="0.001913">
                <text:p>0.001913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0.022696">
                <text:p>0.022696</text:p>
              </table:table-cell>
              <table:table-cell office:value-type="float" office:value="0.0067">
                <text:p>0.0067</text:p>
              </table:table-cell>
              <table:table-cell office:value-type="float" office:value="0.002641">
                <text:p>0.002641</text:p>
              </table:table-cell>
            </table:table-row>
            <table:table-row>
              <table:table-cell office:value-type="float" office:value="40950">
                <text:p>40950</text:p>
              </table:table-cell>
              <table:table-cell office:value-type="float" office:value="0.021692">
                <text:p>0.021692</text:p>
              </table:table-cell>
              <table:table-cell office:value-type="float" office:value="0.006379">
                <text:p>0.006379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020768">
                <text:p>0.020768</text:p>
              </table:table-cell>
              <table:table-cell office:value-type="float" office:value="0.006848">
                <text:p>0.006848</text:p>
              </table:table-cell>
              <table:table-cell office:value-type="float" office:value="0.001491">
                <text:p>0.001491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0.020578">
                <text:p>0.020578</text:p>
              </table:table-cell>
              <table:table-cell office:value-type="float" office:value="0.00584">
                <text:p>0.00584</text:p>
              </table:table-cell>
              <table:table-cell office:value-type="float" office:value="0.001527">
                <text:p>0.001527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0.021408">
                <text:p>0.021408</text:p>
              </table:table-cell>
              <table:table-cell office:value-type="float" office:value="0.006723">
                <text:p>0.006723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0.021183">
                <text:p>0.021183</text:p>
              </table:table-cell>
              <table:table-cell office:value-type="float" office:value="0.006155">
                <text:p>0.006155</text:p>
              </table:table-cell>
              <table:table-cell office:value-type="float" office:value="0.001811">
                <text:p>0.001811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0.020028">
                <text:p>0.020028</text:p>
              </table:table-cell>
              <table:table-cell office:value-type="float" office:value="0.005743">
                <text:p>0.005743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0.020703">
                <text:p>0.020703</text:p>
              </table:table-cell>
              <table:table-cell office:value-type="float" office:value="0.006077">
                <text:p>0.006077</text:p>
              </table:table-cell>
              <table:table-cell office:value-type="float" office:value="0.001645">
                <text:p>0.001645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0.020624">
                <text:p>0.020624</text:p>
              </table:table-cell>
              <table:table-cell office:value-type="float" office:value="0.005944">
                <text:p>0.005944</text:p>
              </table:table-cell>
              <table:table-cell office:value-type="float" office:value="0.001678">
                <text:p>0.001678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0.020574">
                <text:p>0.020574</text:p>
              </table:table-cell>
              <table:table-cell office:value-type="float" office:value="0.006034">
                <text:p>0.006034</text:p>
              </table:table-cell>
              <table:table-cell office:value-type="float" office:value="0.001668">
                <text:p>0.001668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0.020482">
                <text:p>0.020482</text:p>
              </table:table-cell>
              <table:table-cell office:value-type="float" office:value="0.005795">
                <text:p>0.005795</text:p>
              </table:table-cell>
              <table:table-cell office:value-type="float" office:value="0.001443">
                <text:p>0.001443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0.020707">
                <text:p>0.020707</text:p>
              </table:table-cell>
              <table:table-cell office:value-type="float" office:value="0.005943">
                <text:p>0.005943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0.02083">
                <text:p>0.02083</text:p>
              </table:table-cell>
              <table:table-cell office:value-type="float" office:value="0.00636">
                <text:p>0.00636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float" office:value="41550">
                <text:p>41550</text:p>
              </table:table-cell>
              <table:table-cell office:value-type="float" office:value="0.02101">
                <text:p>0.02101</text:p>
              </table:table-cell>
              <table:table-cell office:value-type="float" office:value="0.006027">
                <text:p>0.006027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020974">
                <text:p>0.020974</text:p>
              </table:table-cell>
              <table:table-cell office:value-type="float" office:value="0.006253">
                <text:p>0.006253</text:p>
              </table:table-cell>
              <table:table-cell office:value-type="float" office:value="0.001632">
                <text:p>0.001632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0.021063">
                <text:p>0.021063</text:p>
              </table:table-cell>
              <table:table-cell office:value-type="float" office:value="0.006331">
                <text:p>0.006331</text:p>
              </table:table-cell>
              <table:table-cell office:value-type="float" office:value="0.001798">
                <text:p>0.001798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0.0214">
                <text:p>0.0214</text:p>
              </table:table-cell>
              <table:table-cell office:value-type="float" office:value="0.006066">
                <text:p>0.006066</text:p>
              </table:table-cell>
              <table:table-cell office:value-type="float" office:value="0.001536">
                <text:p>0.001536</text:p>
              </table:table-cell>
            </table:table-row>
            <table:table-row>
              <table:table-cell office:value-type="float" office:value="41750">
                <text:p>41750</text:p>
              </table:table-cell>
              <table:table-cell office:value-type="float" office:value="0.021346">
                <text:p>0.021346</text:p>
              </table:table-cell>
              <table:table-cell office:value-type="float" office:value="0.006702">
                <text:p>0.006702</text:p>
              </table:table-cell>
              <table:table-cell office:value-type="float" office:value="0.001817">
                <text:p>0.001817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0.02132">
                <text:p>0.02132</text:p>
              </table:table-cell>
              <table:table-cell office:value-type="float" office:value="0.00627">
                <text:p>0.00627</text:p>
              </table:table-cell>
              <table:table-cell office:value-type="float" office:value="0.001759">
                <text:p>0.001759</text:p>
              </table:table-cell>
            </table:table-row>
            <table:table-row>
              <table:table-cell office:value-type="float" office:value="41850">
                <text:p>41850</text:p>
              </table:table-cell>
              <table:table-cell office:value-type="float" office:value="0.021592">
                <text:p>0.021592</text:p>
              </table:table-cell>
              <table:table-cell office:value-type="float" office:value="0.006441">
                <text:p>0.006441</text:p>
              </table:table-cell>
              <table:table-cell office:value-type="float" office:value="0.001717">
                <text:p>0.001717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0.020928">
                <text:p>0.020928</text:p>
              </table:table-cell>
              <table:table-cell office:value-type="float" office:value="0.006076">
                <text:p>0.006076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0.022732">
                <text:p>0.022732</text:p>
              </table:table-cell>
              <table:table-cell office:value-type="float" office:value="0.006515">
                <text:p>0.006515</text:p>
              </table:table-cell>
              <table:table-cell office:value-type="float" office:value="0.001659">
                <text:p>0.00165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021323">
                <text:p>0.021323</text:p>
              </table:table-cell>
              <table:table-cell office:value-type="float" office:value="0.006106">
                <text:p>0.006106</text:p>
              </table:table-cell>
              <table:table-cell office:value-type="float" office:value="0.001675">
                <text:p>0.001675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0.021001">
                <text:p>0.021001</text:p>
              </table:table-cell>
              <table:table-cell office:value-type="float" office:value="0.006249">
                <text:p>0.006249</text:p>
              </table:table-cell>
              <table:table-cell office:value-type="float" office:value="0.001741">
                <text:p>0.001741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0.029429">
                <text:p>0.029429</text:p>
              </table:table-cell>
              <table:table-cell office:value-type="float" office:value="0.006629">
                <text:p>0.006629</text:p>
              </table:table-cell>
              <table:table-cell office:value-type="float" office:value="0.001861">
                <text:p>0.001861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0.025253">
                <text:p>0.025253</text:p>
              </table:table-cell>
              <table:table-cell office:value-type="float" office:value="0.007278">
                <text:p>0.007278</text:p>
              </table:table-cell>
              <table:table-cell office:value-type="float" office:value="0.002227">
                <text:p>0.002227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0.023281">
                <text:p>0.023281</text:p>
              </table:table-cell>
              <table:table-cell office:value-type="float" office:value="0.006726">
                <text:p>0.006726</text:p>
              </table:table-cell>
              <table:table-cell office:value-type="float" office:value="0.001658">
                <text:p>0.001658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0.021221">
                <text:p>0.021221</text:p>
              </table:table-cell>
              <table:table-cell office:value-type="float" office:value="0.006387">
                <text:p>0.006387</text:p>
              </table:table-cell>
              <table:table-cell office:value-type="float" office:value="0.001889">
                <text:p>0.001889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.021714">
                <text:p>0.021714</text:p>
              </table:table-cell>
              <table:table-cell office:value-type="float" office:value="0.0063">
                <text:p>0.0063</text:p>
              </table:table-cell>
              <table:table-cell office:value-type="float" office:value="0.001902">
                <text:p>0.001902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0.021172">
                <text:p>0.021172</text:p>
              </table:table-cell>
              <table:table-cell office:value-type="float" office:value="0.007801">
                <text:p>0.007801</text:p>
              </table:table-cell>
              <table:table-cell office:value-type="float" office:value="0.001703">
                <text:p>0.00170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.021343">
                <text:p>0.021343</text:p>
              </table:table-cell>
              <table:table-cell office:value-type="float" office:value="0.006138">
                <text:p>0.006138</text:p>
              </table:table-cell>
              <table:table-cell office:value-type="float" office:value="0.001556">
                <text:p>0.001556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0.02152">
                <text:p>0.02152</text:p>
              </table:table-cell>
              <table:table-cell office:value-type="float" office:value="0.006065">
                <text:p>0.006065</text:p>
              </table:table-cell>
              <table:table-cell office:value-type="float" office:value="0.001813">
                <text:p>0.001813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0.021291">
                <text:p>0.021291</text:p>
              </table:table-cell>
              <table:table-cell office:value-type="float" office:value="0.00606">
                <text:p>0.00606</text:p>
              </table:table-cell>
              <table:table-cell office:value-type="float" office:value="0.001815">
                <text:p>0.001815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0.021684">
                <text:p>0.021684</text:p>
              </table:table-cell>
              <table:table-cell office:value-type="float" office:value="0.006032">
                <text:p>0.006032</text:p>
              </table:table-cell>
              <table:table-cell office:value-type="float" office:value="0.001696">
                <text:p>0.001696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.021744">
                <text:p>0.021744</text:p>
              </table:table-cell>
              <table:table-cell office:value-type="float" office:value="0.006373">
                <text:p>0.006373</text:p>
              </table:table-cell>
              <table:table-cell office:value-type="float" office:value="0.001875">
                <text:p>0.001875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0.024468">
                <text:p>0.024468</text:p>
              </table:table-cell>
              <table:table-cell office:value-type="float" office:value="0.006212">
                <text:p>0.006212</text:p>
              </table:table-cell>
              <table:table-cell office:value-type="float" office:value="0.001649">
                <text:p>0.001649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.022345">
                <text:p>0.022345</text:p>
              </table:table-cell>
              <table:table-cell office:value-type="float" office:value="0.006293">
                <text:p>0.006293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0.022074">
                <text:p>0.022074</text:p>
              </table:table-cell>
              <table:table-cell office:value-type="float" office:value="0.006818">
                <text:p>0.006818</text:p>
              </table:table-cell>
              <table:table-cell office:value-type="float" office:value="0.001711">
                <text:p>0.00171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0.021653">
                <text:p>0.021653</text:p>
              </table:table-cell>
              <table:table-cell office:value-type="float" office:value="0.00615">
                <text:p>0.00615</text:p>
              </table:table-cell>
              <table:table-cell office:value-type="float" office:value="0.001581">
                <text:p>0.001581</text:p>
              </table:table-cell>
            </table:table-row>
            <table:table-row>
              <table:table-cell office:value-type="float" office:value="42850">
                <text:p>42850</text:p>
              </table:table-cell>
              <table:table-cell office:value-type="float" office:value="0.021615">
                <text:p>0.021615</text:p>
              </table:table-cell>
              <table:table-cell office:value-type="float" office:value="0.006213">
                <text:p>0.006213</text:p>
              </table:table-cell>
              <table:table-cell office:value-type="float" office:value="0.001755">
                <text:p>0.001755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0.029168">
                <text:p>0.029168</text:p>
              </table:table-cell>
              <table:table-cell office:value-type="float" office:value="0.006931">
                <text:p>0.006931</text:p>
              </table:table-cell>
              <table:table-cell office:value-type="float" office:value="0.001783">
                <text:p>0.001783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0.0218">
                <text:p>0.0218</text:p>
              </table:table-cell>
              <table:table-cell office:value-type="float" office:value="0.006226">
                <text:p>0.006226</text:p>
              </table:table-cell>
              <table:table-cell office:value-type="float" office:value="0.001702">
                <text:p>0.00170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022374">
                <text:p>0.022374</text:p>
              </table:table-cell>
              <table:table-cell office:value-type="float" office:value="0.006404">
                <text:p>0.006404</text:p>
              </table:table-cell>
              <table:table-cell office:value-type="float" office:value="0.001842">
                <text:p>0.001842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0.023428">
                <text:p>0.023428</text:p>
              </table:table-cell>
              <table:table-cell office:value-type="float" office:value="0.006511">
                <text:p>0.006511</text:p>
              </table:table-cell>
              <table:table-cell office:value-type="float" office:value="0.001778">
                <text:p>0.001778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0.022329">
                <text:p>0.022329</text:p>
              </table:table-cell>
              <table:table-cell office:value-type="float" office:value="0.006169">
                <text:p>0.006169</text:p>
              </table:table-cell>
              <table:table-cell office:value-type="float" office:value="0.001788">
                <text:p>0.001788</text:p>
              </table:table-cell>
            </table:table-row>
            <table:table-row>
              <table:table-cell office:value-type="float" office:value="43150">
                <text:p>43150</text:p>
              </table:table-cell>
              <table:table-cell office:value-type="float" office:value="0.022507">
                <text:p>0.022507</text:p>
              </table:table-cell>
              <table:table-cell office:value-type="float" office:value="0.006223">
                <text:p>0.006223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0.022216">
                <text:p>0.022216</text:p>
              </table:table-cell>
              <table:table-cell office:value-type="float" office:value="0.006287">
                <text:p>0.006287</text:p>
              </table:table-cell>
              <table:table-cell office:value-type="float" office:value="0.001856">
                <text:p>0.001856</text:p>
              </table:table-cell>
            </table:table-row>
            <table:table-row>
              <table:table-cell office:value-type="float" office:value="43250">
                <text:p>43250</text:p>
              </table:table-cell>
              <table:table-cell office:value-type="float" office:value="0.022558">
                <text:p>0.022558</text:p>
              </table:table-cell>
              <table:table-cell office:value-type="float" office:value="0.006308">
                <text:p>0.006308</text:p>
              </table:table-cell>
              <table:table-cell office:value-type="float" office:value="0.001767">
                <text:p>0.001767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0.024863">
                <text:p>0.024863</text:p>
              </table:table-cell>
              <table:table-cell office:value-type="float" office:value="0.007261">
                <text:p>0.007261</text:p>
              </table:table-cell>
              <table:table-cell office:value-type="float" office:value="0.001912">
                <text:p>0.001912</text:p>
              </table:table-cell>
            </table:table-row>
            <table:table-row>
              <table:table-cell office:value-type="float" office:value="43350">
                <text:p>43350</text:p>
              </table:table-cell>
              <table:table-cell office:value-type="float" office:value="0.024937">
                <text:p>0.024937</text:p>
              </table:table-cell>
              <table:table-cell office:value-type="float" office:value="0.008681">
                <text:p>0.008681</text:p>
              </table:table-cell>
              <table:table-cell office:value-type="float" office:value="0.001451">
                <text:p>0.001451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0.022514">
                <text:p>0.022514</text:p>
              </table:table-cell>
              <table:table-cell office:value-type="float" office:value="0.006582">
                <text:p>0.006582</text:p>
              </table:table-cell>
              <table:table-cell office:value-type="float" office:value="0.001787">
                <text:p>0.001787</text:p>
              </table:table-cell>
            </table:table-row>
            <table:table-row>
              <table:table-cell office:value-type="float" office:value="43450">
                <text:p>43450</text:p>
              </table:table-cell>
              <table:table-cell office:value-type="float" office:value="0.023401">
                <text:p>0.023401</text:p>
              </table:table-cell>
              <table:table-cell office:value-type="float" office:value="0.006616">
                <text:p>0.006616</text:p>
              </table:table-cell>
              <table:table-cell office:value-type="float" office:value="0.001865">
                <text:p>0.001865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0.023478">
                <text:p>0.023478</text:p>
              </table:table-cell>
              <table:table-cell office:value-type="float" office:value="0.006889">
                <text:p>0.006889</text:p>
              </table:table-cell>
              <table:table-cell office:value-type="float" office:value="0.002243">
                <text:p>0.002243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0.02315">
                <text:p>0.02315</text:p>
              </table:table-cell>
              <table:table-cell office:value-type="float" office:value="0.006784">
                <text:p>0.006784</text:p>
              </table:table-cell>
              <table:table-cell office:value-type="float" office:value="0.001829">
                <text:p>0.001829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0.023379">
                <text:p>0.023379</text:p>
              </table:table-cell>
              <table:table-cell office:value-type="float" office:value="0.006375">
                <text:p>0.006375</text:p>
              </table:table-cell>
              <table:table-cell office:value-type="float" office:value="0.001609">
                <text:p>0.001609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0.02256">
                <text:p>0.02256</text:p>
              </table:table-cell>
              <table:table-cell office:value-type="float" office:value="0.006293">
                <text:p>0.006293</text:p>
              </table:table-cell>
              <table:table-cell office:value-type="float" office:value="0.001829">
                <text:p>0.001829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0.022227">
                <text:p>0.022227</text:p>
              </table:table-cell>
              <table:table-cell office:value-type="float" office:value="0.00618">
                <text:p>0.00618</text:p>
              </table:table-cell>
              <table:table-cell office:value-type="float" office:value="0.001763">
                <text:p>0.001763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0.023047">
                <text:p>0.023047</text:p>
              </table:table-cell>
              <table:table-cell office:value-type="float" office:value="0.006697">
                <text:p>0.006697</text:p>
              </table:table-cell>
              <table:table-cell office:value-type="float" office:value="0.001747">
                <text:p>0.001747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0.02322">
                <text:p>0.02322</text:p>
              </table:table-cell>
              <table:table-cell office:value-type="float" office:value="0.006415">
                <text:p>0.006415</text:p>
              </table:table-cell>
              <table:table-cell office:value-type="float" office:value="0.001754">
                <text:p>0.001754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0.022861">
                <text:p>0.022861</text:p>
              </table:table-cell>
              <table:table-cell office:value-type="float" office:value="0.007108">
                <text:p>0.007108</text:p>
              </table:table-cell>
              <table:table-cell office:value-type="float" office:value="0.001781">
                <text:p>0.00178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022906">
                <text:p>0.022906</text:p>
              </table:table-cell>
              <table:table-cell office:value-type="float" office:value="0.006352">
                <text:p>0.006352</text:p>
              </table:table-cell>
              <table:table-cell office:value-type="float" office:value="0.001774">
                <text:p>0.0017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2745">
                <text:p>0.022745</text:p>
              </table:table-cell>
              <table:table-cell office:value-type="float" office:value="0.006221">
                <text:p>0.006221</text:p>
              </table:table-cell>
              <table:table-cell office:value-type="float" office:value="0.001301">
                <text:p>0.00130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23966">
                <text:p>0.023966</text:p>
              </table:table-cell>
              <table:table-cell office:value-type="float" office:value="0.006922">
                <text:p>0.006922</text:p>
              </table:table-cell>
              <table:table-cell office:value-type="float" office:value="0.002028">
                <text:p>0.00202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24651">
                <text:p>0.024651</text:p>
              </table:table-cell>
              <table:table-cell office:value-type="float" office:value="0.007048">
                <text:p>0.007048</text:p>
              </table:table-cell>
              <table:table-cell office:value-type="float" office:value="0.001972">
                <text:p>0.00197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24451">
                <text:p>0.024451</text:p>
              </table:table-cell>
              <table:table-cell office:value-type="float" office:value="0.007008">
                <text:p>0.007008</text:p>
              </table:table-cell>
              <table:table-cell office:value-type="float" office:value="0.001918">
                <text:p>0.00191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023821">
                <text:p>0.023821</text:p>
              </table:table-cell>
              <table:table-cell office:value-type="float" office:value="0.007135">
                <text:p>0.007135</text:p>
              </table:table-cell>
              <table:table-cell office:value-type="float" office:value="0.001835">
                <text:p>0.00183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022948">
                <text:p>0.022948</text:p>
              </table:table-cell>
              <table:table-cell office:value-type="float" office:value="0.00634">
                <text:p>0.00634</text:p>
              </table:table-cell>
              <table:table-cell office:value-type="float" office:value="0.001799">
                <text:p>0.00179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022807">
                <text:p>0.022807</text:p>
              </table:table-cell>
              <table:table-cell office:value-type="float" office:value="0.006635">
                <text:p>0.006635</text:p>
              </table:table-cell>
              <table:table-cell office:value-type="float" office:value="0.001783">
                <text:p>0.001783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023242">
                <text:p>0.023242</text:p>
              </table:table-cell>
              <table:table-cell office:value-type="float" office:value="0.006597">
                <text:p>0.006597</text:p>
              </table:table-cell>
              <table:table-cell office:value-type="float" office:value="0.001566">
                <text:p>0.001566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.023022">
                <text:p>0.023022</text:p>
              </table:table-cell>
              <table:table-cell office:value-type="float" office:value="0.00631">
                <text:p>0.00631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02521">
                <text:p>0.02521</text:p>
              </table:table-cell>
              <table:table-cell office:value-type="float" office:value="0.007272">
                <text:p>0.007272</text:p>
              </table:table-cell>
              <table:table-cell office:value-type="float" office:value="0.001914">
                <text:p>0.0019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23462">
                <text:p>0.023462</text:p>
              </table:table-cell>
              <table:table-cell office:value-type="float" office:value="0.006408">
                <text:p>0.006408</text:p>
              </table:table-cell>
              <table:table-cell office:value-type="float" office:value="0.001823">
                <text:p>0.00182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023969">
                <text:p>0.023969</text:p>
              </table:table-cell>
              <table:table-cell office:value-type="float" office:value="0.006893">
                <text:p>0.006893</text:p>
              </table:table-cell>
              <table:table-cell office:value-type="float" office:value="0.001947">
                <text:p>0.00194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023998">
                <text:p>0.023998</text:p>
              </table:table-cell>
              <table:table-cell office:value-type="float" office:value="0.006588">
                <text:p>0.006588</text:p>
              </table:table-cell>
              <table:table-cell office:value-type="float" office:value="0.001928">
                <text:p>0.001928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023966">
                <text:p>0.023966</text:p>
              </table:table-cell>
              <table:table-cell office:value-type="float" office:value="0.006613">
                <text:p>0.006613</text:p>
              </table:table-cell>
              <table:table-cell office:value-type="float" office:value="0.001635">
                <text:p>0.001635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0.025369">
                <text:p>0.025369</text:p>
              </table:table-cell>
              <table:table-cell office:value-type="float" office:value="0.006671">
                <text:p>0.006671</text:p>
              </table:table-cell>
              <table:table-cell office:value-type="float" office:value="0.002038">
                <text:p>0.002038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0.023923">
                <text:p>0.023923</text:p>
              </table:table-cell>
              <table:table-cell office:value-type="float" office:value="0.00643">
                <text:p>0.00643</text:p>
              </table:table-cell>
              <table:table-cell office:value-type="float" office:value="0.001803">
                <text:p>0.001803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0.024624">
                <text:p>0.024624</text:p>
              </table:table-cell>
              <table:table-cell office:value-type="float" office:value="0.00658">
                <text:p>0.00658</text:p>
              </table:table-cell>
              <table:table-cell office:value-type="float" office:value="0.002077">
                <text:p>0.002077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0.024285">
                <text:p>0.024285</text:p>
              </table:table-cell>
              <table:table-cell office:value-type="float" office:value="0.006541">
                <text:p>0.006541</text:p>
              </table:table-cell>
              <table:table-cell office:value-type="float" office:value="0.001709">
                <text:p>0.001709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0.02884">
                <text:p>0.02884</text:p>
              </table:table-cell>
              <table:table-cell office:value-type="float" office:value="0.006434">
                <text:p>0.006434</text:p>
              </table:table-cell>
              <table:table-cell office:value-type="float" office:value="0.003042">
                <text:p>0.003042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0.024008">
                <text:p>0.024008</text:p>
              </table:table-cell>
              <table:table-cell office:value-type="float" office:value="0.006576">
                <text:p>0.006576</text:p>
              </table:table-cell>
              <table:table-cell office:value-type="float" office:value="0.001603">
                <text:p>0.001603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0.024909">
                <text:p>0.024909</text:p>
              </table:table-cell>
              <table:table-cell office:value-type="float" office:value="0.006724">
                <text:p>0.006724</text:p>
              </table:table-cell>
              <table:table-cell office:value-type="float" office:value="0.001846">
                <text:p>0.00184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23911">
                <text:p>0.023911</text:p>
              </table:table-cell>
              <table:table-cell office:value-type="float" office:value="0.006366">
                <text:p>0.006366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0.023616">
                <text:p>0.023616</text:p>
              </table:table-cell>
              <table:table-cell office:value-type="float" office:value="0.006563">
                <text:p>0.006563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0.024127">
                <text:p>0.024127</text:p>
              </table:table-cell>
              <table:table-cell office:value-type="float" office:value="0.006469">
                <text:p>0.006469</text:p>
              </table:table-cell>
              <table:table-cell office:value-type="float" office:value="0.001813">
                <text:p>0.001813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0.024101">
                <text:p>0.024101</text:p>
              </table:table-cell>
              <table:table-cell office:value-type="float" office:value="0.006452">
                <text:p>0.006452</text:p>
              </table:table-cell>
              <table:table-cell office:value-type="float" office:value="0.001809">
                <text:p>0.001809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0.023709">
                <text:p>0.023709</text:p>
              </table:table-cell>
              <table:table-cell office:value-type="float" office:value="0.006471">
                <text:p>0.006471</text:p>
              </table:table-cell>
              <table:table-cell office:value-type="float" office:value="0.001839">
                <text:p>0.001839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0.024218">
                <text:p>0.024218</text:p>
              </table:table-cell>
              <table:table-cell office:value-type="float" office:value="0.006574">
                <text:p>0.006574</text:p>
              </table:table-cell>
              <table:table-cell office:value-type="float" office:value="0.001877">
                <text:p>0.001877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0.024919">
                <text:p>0.024919</text:p>
              </table:table-cell>
              <table:table-cell office:value-type="float" office:value="0.007063">
                <text:p>0.007063</text:p>
              </table:table-cell>
              <table:table-cell office:value-type="float" office:value="0.001921">
                <text:p>0.001921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0.024694">
                <text:p>0.024694</text:p>
              </table:table-cell>
              <table:table-cell office:value-type="float" office:value="0.006594">
                <text:p>0.006594</text:p>
              </table:table-cell>
              <table:table-cell office:value-type="float" office:value="0.001831">
                <text:p>0.001831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0.024194">
                <text:p>0.024194</text:p>
              </table:table-cell>
              <table:table-cell office:value-type="float" office:value="0.006597">
                <text:p>0.006597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0.024641">
                <text:p>0.024641</text:p>
              </table:table-cell>
              <table:table-cell office:value-type="float" office:value="0.00662">
                <text:p>0.00662</text:p>
              </table:table-cell>
              <table:table-cell office:value-type="float" office:value="0.001919">
                <text:p>0.001919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0.025351">
                <text:p>0.025351</text:p>
              </table:table-cell>
              <table:table-cell office:value-type="float" office:value="0.006879">
                <text:p>0.006879</text:p>
              </table:table-cell>
              <table:table-cell office:value-type="float" office:value="0.001837">
                <text:p>0.001837</text:p>
              </table:table-cell>
            </table:table-row>
            <table:table-row>
              <table:table-cell office:value-type="float" office:value="45550">
                <text:p>45550</text:p>
              </table:table-cell>
              <table:table-cell office:value-type="float" office:value="0.024417">
                <text:p>0.024417</text:p>
              </table:table-cell>
              <table:table-cell office:value-type="float" office:value="0.006581">
                <text:p>0.006581</text:p>
              </table:table-cell>
              <table:table-cell office:value-type="float" office:value="0.002021">
                <text:p>0.002021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0.026674">
                <text:p>0.026674</text:p>
              </table:table-cell>
              <table:table-cell office:value-type="float" office:value="0.007634">
                <text:p>0.007634</text:p>
              </table:table-cell>
              <table:table-cell office:value-type="float" office:value="0.002077">
                <text:p>0.002077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0.024164">
                <text:p>0.024164</text:p>
              </table:table-cell>
              <table:table-cell office:value-type="float" office:value="0.006469">
                <text:p>0.006469</text:p>
              </table:table-cell>
              <table:table-cell office:value-type="float" office:value="0.001818">
                <text:p>0.001818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0.024791">
                <text:p>0.024791</text:p>
              </table:table-cell>
              <table:table-cell office:value-type="float" office:value="0.006726">
                <text:p>0.006726</text:p>
              </table:table-cell>
              <table:table-cell office:value-type="float" office:value="0.001858">
                <text:p>0.001858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0.025421">
                <text:p>0.025421</text:p>
              </table:table-cell>
              <table:table-cell office:value-type="float" office:value="0.006645">
                <text:p>0.006645</text:p>
              </table:table-cell>
              <table:table-cell office:value-type="float" office:value="0.001836">
                <text:p>0.001836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0.024466">
                <text:p>0.024466</text:p>
              </table:table-cell>
              <table:table-cell office:value-type="float" office:value="0.006618">
                <text:p>0.006618</text:p>
              </table:table-cell>
              <table:table-cell office:value-type="float" office:value="0.001708">
                <text:p>0.001708</text:p>
              </table:table-cell>
            </table:table-row>
            <table:table-row>
              <table:table-cell office:value-type="float" office:value="45850">
                <text:p>45850</text:p>
              </table:table-cell>
              <table:table-cell office:value-type="float" office:value="0.024704">
                <text:p>0.024704</text:p>
              </table:table-cell>
              <table:table-cell office:value-type="float" office:value="0.006625">
                <text:p>0.006625</text:p>
              </table:table-cell>
              <table:table-cell office:value-type="float" office:value="0.002051">
                <text:p>0.002051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0.024672">
                <text:p>0.024672</text:p>
              </table:table-cell>
              <table:table-cell office:value-type="float" office:value="0.006571">
                <text:p>0.006571</text:p>
              </table:table-cell>
              <table:table-cell office:value-type="float" office:value="0.001961">
                <text:p>0.001961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0.025979">
                <text:p>0.025979</text:p>
              </table:table-cell>
              <table:table-cell office:value-type="float" office:value="0.006867">
                <text:p>0.006867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025887">
                <text:p>0.025887</text:p>
              </table:table-cell>
              <table:table-cell office:value-type="float" office:value="0.007356">
                <text:p>0.007356</text:p>
              </table:table-cell>
              <table:table-cell office:value-type="float" office:value="0.002311">
                <text:p>0.002311</text:p>
              </table:table-cell>
            </table:table-row>
            <table:table-row>
              <table:table-cell office:value-type="float" office:value="46050">
                <text:p>46050</text:p>
              </table:table-cell>
              <table:table-cell office:value-type="float" office:value="0.026339">
                <text:p>0.026339</text:p>
              </table:table-cell>
              <table:table-cell office:value-type="float" office:value="0.007793">
                <text:p>0.007793</text:p>
              </table:table-cell>
              <table:table-cell office:value-type="float" office:value="0.002077">
                <text:p>0.002077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0.025625">
                <text:p>0.025625</text:p>
              </table:table-cell>
              <table:table-cell office:value-type="float" office:value="0.006901">
                <text:p>0.006901</text:p>
              </table:table-cell>
              <table:table-cell office:value-type="float" office:value="0.002015">
                <text:p>0.002015</text:p>
              </table:table-cell>
            </table:table-row>
            <table:table-row>
              <table:table-cell office:value-type="float" office:value="46150">
                <text:p>46150</text:p>
              </table:table-cell>
              <table:table-cell office:value-type="float" office:value="0.029564">
                <text:p>0.029564</text:p>
              </table:table-cell>
              <table:table-cell office:value-type="float" office:value="0.00789">
                <text:p>0.00789</text:p>
              </table:table-cell>
              <table:table-cell office:value-type="float" office:value="0.002079">
                <text:p>0.002079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0.0303">
                <text:p>0.0303</text:p>
              </table:table-cell>
              <table:table-cell office:value-type="float" office:value="0.006694">
                <text:p>0.006694</text:p>
              </table:table-cell>
              <table:table-cell office:value-type="float" office:value="0.001716">
                <text:p>0.001716</text:p>
              </table:table-cell>
            </table:table-row>
            <table:table-row>
              <table:table-cell office:value-type="float" office:value="46250">
                <text:p>46250</text:p>
              </table:table-cell>
              <table:table-cell office:value-type="float" office:value="0.024757">
                <text:p>0.024757</text:p>
              </table:table-cell>
              <table:table-cell office:value-type="float" office:value="0.006739">
                <text:p>0.006739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0.025287">
                <text:p>0.025287</text:p>
              </table:table-cell>
              <table:table-cell office:value-type="float" office:value="0.006958">
                <text:p>0.006958</text:p>
              </table:table-cell>
              <table:table-cell office:value-type="float" office:value="0.001829">
                <text:p>0.001829</text:p>
              </table:table-cell>
            </table:table-row>
            <table:table-row>
              <table:table-cell office:value-type="float" office:value="46350">
                <text:p>46350</text:p>
              </table:table-cell>
              <table:table-cell office:value-type="float" office:value="0.025259">
                <text:p>0.025259</text:p>
              </table:table-cell>
              <table:table-cell office:value-type="float" office:value="0.006789">
                <text:p>0.006789</text:p>
              </table:table-cell>
              <table:table-cell office:value-type="float" office:value="0.001877">
                <text:p>0.001877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0.027669">
                <text:p>0.027669</text:p>
              </table:table-cell>
              <table:table-cell office:value-type="float" office:value="0.007169">
                <text:p>0.007169</text:p>
              </table:table-cell>
              <table:table-cell office:value-type="float" office:value="0.002622">
                <text:p>0.002622</text:p>
              </table:table-cell>
            </table:table-row>
            <table:table-row>
              <table:table-cell office:value-type="float" office:value="46450">
                <text:p>46450</text:p>
              </table:table-cell>
              <table:table-cell office:value-type="float" office:value="0.026663">
                <text:p>0.026663</text:p>
              </table:table-cell>
              <table:table-cell office:value-type="float" office:value="0.00719">
                <text:p>0.00719</text:p>
              </table:table-cell>
              <table:table-cell office:value-type="float" office:value="0.002022">
                <text:p>0.002022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0.025971">
                <text:p>0.025971</text:p>
              </table:table-cell>
              <table:table-cell office:value-type="float" office:value="0.006668">
                <text:p>0.006668</text:p>
              </table:table-cell>
              <table:table-cell office:value-type="float" office:value="0.001872">
                <text:p>0.001872</text:p>
              </table:table-cell>
            </table:table-row>
            <table:table-row>
              <table:table-cell office:value-type="float" office:value="46550">
                <text:p>46550</text:p>
              </table:table-cell>
              <table:table-cell office:value-type="float" office:value="0.027873">
                <text:p>0.027873</text:p>
              </table:table-cell>
              <table:table-cell office:value-type="float" office:value="0.006629">
                <text:p>0.006629</text:p>
              </table:table-cell>
              <table:table-cell office:value-type="float" office:value="0.001714">
                <text:p>0.001714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0.025097">
                <text:p>0.025097</text:p>
              </table:table-cell>
              <table:table-cell office:value-type="float" office:value="0.006839">
                <text:p>0.006839</text:p>
              </table:table-cell>
              <table:table-cell office:value-type="float" office:value="0.001731">
                <text:p>0.001731</text:p>
              </table:table-cell>
            </table:table-row>
            <table:table-row>
              <table:table-cell office:value-type="float" office:value="46650">
                <text:p>46650</text:p>
              </table:table-cell>
              <table:table-cell office:value-type="float" office:value="0.026561">
                <text:p>0.026561</text:p>
              </table:table-cell>
              <table:table-cell office:value-type="float" office:value="0.006792">
                <text:p>0.006792</text:p>
              </table:table-cell>
              <table:table-cell office:value-type="float" office:value="0.002019">
                <text:p>0.002019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0.025529">
                <text:p>0.025529</text:p>
              </table:table-cell>
              <table:table-cell office:value-type="float" office:value="0.006598">
                <text:p>0.006598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float" office:value="46750">
                <text:p>46750</text:p>
              </table:table-cell>
              <table:table-cell office:value-type="float" office:value="0.025245">
                <text:p>0.025245</text:p>
              </table:table-cell>
              <table:table-cell office:value-type="float" office:value="0.006643">
                <text:p>0.006643</text:p>
              </table:table-cell>
              <table:table-cell office:value-type="float" office:value="0.001885">
                <text:p>0.001885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0.025324">
                <text:p>0.025324</text:p>
              </table:table-cell>
              <table:table-cell office:value-type="float" office:value="0.006638">
                <text:p>0.006638</text:p>
              </table:table-cell>
              <table:table-cell office:value-type="float" office:value="0.001877">
                <text:p>0.001877</text:p>
              </table:table-cell>
            </table:table-row>
            <table:table-row>
              <table:table-cell office:value-type="float" office:value="46850">
                <text:p>46850</text:p>
              </table:table-cell>
              <table:table-cell office:value-type="float" office:value="0.027531">
                <text:p>0.027531</text:p>
              </table:table-cell>
              <table:table-cell office:value-type="float" office:value="0.00683">
                <text:p>0.00683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0.025728">
                <text:p>0.025728</text:p>
              </table:table-cell>
              <table:table-cell office:value-type="float" office:value="0.006903">
                <text:p>0.006903</text:p>
              </table:table-cell>
              <table:table-cell office:value-type="float" office:value="0.001908">
                <text:p>0.001908</text:p>
              </table:table-cell>
            </table:table-row>
            <table:table-row>
              <table:table-cell office:value-type="float" office:value="46950">
                <text:p>46950</text:p>
              </table:table-cell>
              <table:table-cell office:value-type="float" office:value="0.025902">
                <text:p>0.025902</text:p>
              </table:table-cell>
              <table:table-cell office:value-type="float" office:value="0.006812">
                <text:p>0.006812</text:p>
              </table:table-cell>
              <table:table-cell office:value-type="float" office:value="0.001572">
                <text:p>0.001572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027111">
                <text:p>0.027111</text:p>
              </table:table-cell>
              <table:table-cell office:value-type="float" office:value="0.006875">
                <text:p>0.006875</text:p>
              </table:table-cell>
              <table:table-cell office:value-type="float" office:value="0.001899">
                <text:p>0.001899</text:p>
              </table:table-cell>
            </table:table-row>
            <table:table-row>
              <table:table-cell office:value-type="float" office:value="47050">
                <text:p>47050</text:p>
              </table:table-cell>
              <table:table-cell office:value-type="float" office:value="0.028232">
                <text:p>0.028232</text:p>
              </table:table-cell>
              <table:table-cell office:value-type="float" office:value="0.007058">
                <text:p>0.007058</text:p>
              </table:table-cell>
              <table:table-cell office:value-type="float" office:value="0.001718">
                <text:p>0.001718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0.026193">
                <text:p>0.026193</text:p>
              </table:table-cell>
              <table:table-cell office:value-type="float" office:value="0.006712">
                <text:p>0.006712</text:p>
              </table:table-cell>
              <table:table-cell office:value-type="float" office:value="0.002096">
                <text:p>0.002096</text:p>
              </table:table-cell>
            </table:table-row>
            <table:table-row>
              <table:table-cell office:value-type="float" office:value="47150">
                <text:p>47150</text:p>
              </table:table-cell>
              <table:table-cell office:value-type="float" office:value="0.026039">
                <text:p>0.026039</text:p>
              </table:table-cell>
              <table:table-cell office:value-type="float" office:value="0.006732">
                <text:p>0.006732</text:p>
              </table:table-cell>
              <table:table-cell office:value-type="float" office:value="0.001743">
                <text:p>0.001743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0.025844">
                <text:p>0.025844</text:p>
              </table:table-cell>
              <table:table-cell office:value-type="float" office:value="0.0067">
                <text:p>0.0067</text:p>
              </table:table-cell>
              <table:table-cell office:value-type="float" office:value="0.001896">
                <text:p>0.001896</text:p>
              </table:table-cell>
            </table:table-row>
            <table:table-row>
              <table:table-cell office:value-type="float" office:value="47250">
                <text:p>47250</text:p>
              </table:table-cell>
              <table:table-cell office:value-type="float" office:value="0.026159">
                <text:p>0.026159</text:p>
              </table:table-cell>
              <table:table-cell office:value-type="float" office:value="0.006875">
                <text:p>0.006875</text:p>
              </table:table-cell>
              <table:table-cell office:value-type="float" office:value="0.002002">
                <text:p>0.002002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0.025741">
                <text:p>0.025741</text:p>
              </table:table-cell>
              <table:table-cell office:value-type="float" office:value="0.00671">
                <text:p>0.00671</text:p>
              </table:table-cell>
              <table:table-cell office:value-type="float" office:value="0.001915">
                <text:p>0.001915</text:p>
              </table:table-cell>
            </table:table-row>
            <table:table-row>
              <table:table-cell office:value-type="float" office:value="47350">
                <text:p>47350</text:p>
              </table:table-cell>
              <table:table-cell office:value-type="float" office:value="0.025928">
                <text:p>0.025928</text:p>
              </table:table-cell>
              <table:table-cell office:value-type="float" office:value="0.006756">
                <text:p>0.006756</text:p>
              </table:table-cell>
              <table:table-cell office:value-type="float" office:value="0.001582">
                <text:p>0.001582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0.026844">
                <text:p>0.026844</text:p>
              </table:table-cell>
              <table:table-cell office:value-type="float" office:value="0.007455">
                <text:p>0.007455</text:p>
              </table:table-cell>
              <table:table-cell office:value-type="float" office:value="0.002276">
                <text:p>0.002276</text:p>
              </table:table-cell>
            </table:table-row>
            <table:table-row>
              <table:table-cell office:value-type="float" office:value="47450">
                <text:p>47450</text:p>
              </table:table-cell>
              <table:table-cell office:value-type="float" office:value="0.026784">
                <text:p>0.026784</text:p>
              </table:table-cell>
              <table:table-cell office:value-type="float" office:value="0.007834">
                <text:p>0.007834</text:p>
              </table:table-cell>
              <table:table-cell office:value-type="float" office:value="0.001932">
                <text:p>0.001932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26708">
                <text:p>0.026708</text:p>
              </table:table-cell>
              <table:table-cell office:value-type="float" office:value="0.007301">
                <text:p>0.007301</text:p>
              </table:table-cell>
              <table:table-cell office:value-type="float" office:value="0.001722">
                <text:p>0.001722</text:p>
              </table:table-cell>
            </table:table-row>
            <table:table-row>
              <table:table-cell office:value-type="float" office:value="47550">
                <text:p>47550</text:p>
              </table:table-cell>
              <table:table-cell office:value-type="float" office:value="0.02675">
                <text:p>0.02675</text:p>
              </table:table-cell>
              <table:table-cell office:value-type="float" office:value="0.007065">
                <text:p>0.007065</text:p>
              </table:table-cell>
              <table:table-cell office:value-type="float" office:value="0.001616">
                <text:p>0.001616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0.028666">
                <text:p>0.028666</text:p>
              </table:table-cell>
              <table:table-cell office:value-type="float" office:value="0.006872">
                <text:p>0.006872</text:p>
              </table:table-cell>
              <table:table-cell office:value-type="float" office:value="0.00207">
                <text:p>0.00207</text:p>
              </table:table-cell>
            </table:table-row>
            <table:table-row>
              <table:table-cell office:value-type="float" office:value="47650">
                <text:p>47650</text:p>
              </table:table-cell>
              <table:table-cell office:value-type="float" office:value="0.027772">
                <text:p>0.027772</text:p>
              </table:table-cell>
              <table:table-cell office:value-type="float" office:value="0.006921">
                <text:p>0.006921</text:p>
              </table:table-cell>
              <table:table-cell office:value-type="float" office:value="0.001916">
                <text:p>0.001916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0.026456">
                <text:p>0.026456</text:p>
              </table:table-cell>
              <table:table-cell office:value-type="float" office:value="0.006902">
                <text:p>0.006902</text:p>
              </table:table-cell>
              <table:table-cell office:value-type="float" office:value="0.001906">
                <text:p>0.001906</text:p>
              </table:table-cell>
            </table:table-row>
            <table:table-row>
              <table:table-cell office:value-type="float" office:value="47750">
                <text:p>47750</text:p>
              </table:table-cell>
              <table:table-cell office:value-type="float" office:value="0.02621">
                <text:p>0.02621</text:p>
              </table:table-cell>
              <table:table-cell office:value-type="float" office:value="0.006901">
                <text:p>0.006901</text:p>
              </table:table-cell>
              <table:table-cell office:value-type="float" office:value="0.001242">
                <text:p>0.001242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0.026803">
                <text:p>0.026803</text:p>
              </table:table-cell>
              <table:table-cell office:value-type="float" office:value="0.007316">
                <text:p>0.007316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float" office:value="47850">
                <text:p>47850</text:p>
              </table:table-cell>
              <table:table-cell office:value-type="float" office:value="0.026509">
                <text:p>0.026509</text:p>
              </table:table-cell>
              <table:table-cell office:value-type="float" office:value="0.006888">
                <text:p>0.006888</text:p>
              </table:table-cell>
              <table:table-cell office:value-type="float" office:value="0.001805">
                <text:p>0.001805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0.029391">
                <text:p>0.029391</text:p>
              </table:table-cell>
              <table:table-cell office:value-type="float" office:value="0.00705">
                <text:p>0.00705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float" office:value="47950">
                <text:p>47950</text:p>
              </table:table-cell>
              <table:table-cell office:value-type="float" office:value="0.026822">
                <text:p>0.026822</text:p>
              </table:table-cell>
              <table:table-cell office:value-type="float" office:value="0.007007">
                <text:p>0.007007</text:p>
              </table:table-cell>
              <table:table-cell office:value-type="float" office:value="0.002114">
                <text:p>0.00211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029667">
                <text:p>0.029667</text:p>
              </table:table-cell>
              <table:table-cell office:value-type="float" office:value="0.006923">
                <text:p>0.006923</text:p>
              </table:table-cell>
              <table:table-cell office:value-type="float" office:value="0.001984">
                <text:p>0.001984</text:p>
              </table:table-cell>
            </table:table-row>
            <table:table-row>
              <table:table-cell office:value-type="float" office:value="48050">
                <text:p>48050</text:p>
              </table:table-cell>
              <table:table-cell office:value-type="float" office:value="0.026852">
                <text:p>0.026852</text:p>
              </table:table-cell>
              <table:table-cell office:value-type="float" office:value="0.006989">
                <text:p>0.006989</text:p>
              </table:table-cell>
              <table:table-cell office:value-type="float" office:value="0.001922">
                <text:p>0.001922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0.026892">
                <text:p>0.026892</text:p>
              </table:table-cell>
              <table:table-cell office:value-type="float" office:value="0.006814">
                <text:p>0.006814</text:p>
              </table:table-cell>
              <table:table-cell office:value-type="float" office:value="0.001745">
                <text:p>0.001745</text:p>
              </table:table-cell>
            </table:table-row>
            <table:table-row>
              <table:table-cell office:value-type="float" office:value="48150">
                <text:p>48150</text:p>
              </table:table-cell>
              <table:table-cell office:value-type="float" office:value="0.026921">
                <text:p>0.026921</text:p>
              </table:table-cell>
              <table:table-cell office:value-type="float" office:value="0.006903">
                <text:p>0.006903</text:p>
              </table:table-cell>
              <table:table-cell office:value-type="float" office:value="0.001868">
                <text:p>0.001868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0.027001">
                <text:p>0.027001</text:p>
              </table:table-cell>
              <table:table-cell office:value-type="float" office:value="0.006986">
                <text:p>0.006986</text:p>
              </table:table-cell>
              <table:table-cell office:value-type="float" office:value="0.001424">
                <text:p>0.001424</text:p>
              </table:table-cell>
            </table:table-row>
            <table:table-row>
              <table:table-cell office:value-type="float" office:value="48250">
                <text:p>48250</text:p>
              </table:table-cell>
              <table:table-cell office:value-type="float" office:value="0.02824">
                <text:p>0.02824</text:p>
              </table:table-cell>
              <table:table-cell office:value-type="float" office:value="0.007552">
                <text:p>0.007552</text:p>
              </table:table-cell>
              <table:table-cell office:value-type="float" office:value="0.001955">
                <text:p>0.001955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0.027027">
                <text:p>0.027027</text:p>
              </table:table-cell>
              <table:table-cell office:value-type="float" office:value="0.007015">
                <text:p>0.007015</text:p>
              </table:table-cell>
              <table:table-cell office:value-type="float" office:value="0.001274">
                <text:p>0.001274</text:p>
              </table:table-cell>
            </table:table-row>
            <table:table-row>
              <table:table-cell office:value-type="float" office:value="48350">
                <text:p>48350</text:p>
              </table:table-cell>
              <table:table-cell office:value-type="float" office:value="0.028407">
                <text:p>0.028407</text:p>
              </table:table-cell>
              <table:table-cell office:value-type="float" office:value="0.007411">
                <text:p>0.007411</text:p>
              </table:table-cell>
              <table:table-cell office:value-type="float" office:value="0.002081">
                <text:p>0.002081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0.027552">
                <text:p>0.027552</text:p>
              </table:table-cell>
              <table:table-cell office:value-type="float" office:value="0.007547">
                <text:p>0.007547</text:p>
              </table:table-cell>
              <table:table-cell office:value-type="float" office:value="0.001592">
                <text:p>0.001592</text:p>
              </table:table-cell>
            </table:table-row>
            <table:table-row>
              <table:table-cell office:value-type="float" office:value="48450">
                <text:p>48450</text:p>
              </table:table-cell>
              <table:table-cell office:value-type="float" office:value="0.027094">
                <text:p>0.027094</text:p>
              </table:table-cell>
              <table:table-cell office:value-type="float" office:value="0.006931">
                <text:p>0.006931</text:p>
              </table:table-cell>
              <table:table-cell office:value-type="float" office:value="0.001957">
                <text:p>0.001957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0.027666">
                <text:p>0.027666</text:p>
              </table:table-cell>
              <table:table-cell office:value-type="float" office:value="0.006828">
                <text:p>0.006828</text:p>
              </table:table-cell>
              <table:table-cell office:value-type="float" office:value="0.001951">
                <text:p>0.001951</text:p>
              </table:table-cell>
            </table:table-row>
            <table:table-row>
              <table:table-cell office:value-type="float" office:value="48550">
                <text:p>48550</text:p>
              </table:table-cell>
              <table:table-cell office:value-type="float" office:value="0.028368">
                <text:p>0.028368</text:p>
              </table:table-cell>
              <table:table-cell office:value-type="float" office:value="0.007075">
                <text:p>0.007075</text:p>
              </table:table-cell>
              <table:table-cell office:value-type="float" office:value="0.001781">
                <text:p>0.001781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0.027505">
                <text:p>0.027505</text:p>
              </table:table-cell>
              <table:table-cell office:value-type="float" office:value="0.00714">
                <text:p>0.00714</text:p>
              </table:table-cell>
              <table:table-cell office:value-type="float" office:value="0.001937">
                <text:p>0.001937</text:p>
              </table:table-cell>
            </table:table-row>
            <table:table-row>
              <table:table-cell office:value-type="float" office:value="48650">
                <text:p>48650</text:p>
              </table:table-cell>
              <table:table-cell office:value-type="float" office:value="0.029535">
                <text:p>0.029535</text:p>
              </table:table-cell>
              <table:table-cell office:value-type="float" office:value="0.007177">
                <text:p>0.007177</text:p>
              </table:table-cell>
              <table:table-cell office:value-type="float" office:value="0.001806">
                <text:p>0.001806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0.027368">
                <text:p>0.027368</text:p>
              </table:table-cell>
              <table:table-cell office:value-type="float" office:value="0.006953">
                <text:p>0.006953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float" office:value="48750">
                <text:p>48750</text:p>
              </table:table-cell>
              <table:table-cell office:value-type="float" office:value="0.027429">
                <text:p>0.027429</text:p>
              </table:table-cell>
              <table:table-cell office:value-type="float" office:value="0.006895">
                <text:p>0.006895</text:p>
              </table:table-cell>
              <table:table-cell office:value-type="float" office:value="0.001958">
                <text:p>0.001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8962">
                <text:p>0.028962</text:p>
              </table:table-cell>
              <table:table-cell office:value-type="float" office:value="0.007217">
                <text:p>0.0072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667cm" svg:y="0.315cm" chart:style-name="ch2">
          <text:p>operations comparison</text:p>
        </chart:title>
        <chart:legend chart:legend-position="end" svg:x="11.586cm" svg:y="3.453cm" style:legend-expansion="high" chart:style-name="ch3"/>
        <chart:plot-area chart:style-name="ch4" chart:data-source-has-labels="both" svg:x="1.33cm" svg:y="1.273cm" svg:width="9.937cm" svg:height="6.566cm">
          <chartooo:coordinate-region svg:x="3.433cm" svg:y="1.273cm" svg:width="7.834cm" svg:height="5.182cm"/>
          <chart:axis chart:dimension="x" chart:name="primary-x" chart:style-name="ch5" chartooo:axis-type="auto">
            <chartooo:date-scale/>
            <chart:title svg:x="5.249cm" svg:y="8.018cm" chart:style-name="ch6">
              <text:p>array size [ n ]</text:p>
            </chart:title>
            <chart:categories table:cell-range-address="local-table.$A$2:.$A$976"/>
          </chart:axis>
          <chart:axis chart:dimension="y" chart:name="primary-y" chart:style-name="ch5">
            <chart:title svg:x="0.451cm" svg:y="5.42cm" chart:style-name="ch7">
              <text:p>operations </text:p>
            </chart:title>
            <chart:grid chart:style-name="ch8" chart:class="major"/>
          </chart:axis>
          <chart:series chart:style-name="ch9" chart:values-cell-range-address="local-table.$B$2:.$B$976" chart:label-cell-address="local-table.$B$1" chart:class="chart:line">
            <chart:data-point chart:repeated="975"/>
          </chart:series>
          <chart:series chart:style-name="ch10" chart:values-cell-range-address="local-table.$C$2:.$C$976" chart:label-cell-address="local-table.$C$1" chart:class="chart:line">
            <chart:data-point chart:repeated="975"/>
          </chart:series>
          <chart:series chart:style-name="ch11" chart:values-cell-range-address="local-table.$D$2:.$D$976" chart:label-cell-address="local-table.$D$1" chart:class="chart:line">
            <chart:data-point chart:repeated="975"/>
          </chart:series>
          <chart:series chart:style-name="ch12" chart:values-cell-range-address="local-table.$E$2:.$E$976" chart:label-cell-address="local-table.$E$1" chart:class="chart:line">
            <chart:data-point chart:repeated="97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_operations</text:p>
              </table:table-cell>
              <table:table-cell office:value-type="string">
                <text:p>merge_operations</text:p>
              </table:table-cell>
              <table:table-cell office:value-type="string">
                <text:p>quick_operations</text:p>
              </table:table-cell>
              <table:table-cell office:value-type="string">
                <text:p>radix_operations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1343.400024">
                <text:p>1343.400024</text:p>
              </table:table-cell>
              <table:table-cell office:value-type="float" office:value="508.800003">
                <text:p>508.800003</text:p>
              </table:table-cell>
              <table:table-cell office:value-type="float" office:value="400">
                <text:p>400</text:p>
              </table:table-cell>
              <table:table-cell office:value-type="float" office:value="492.399994">
                <text:p>492.3999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65">
                <text:p>4965</text:p>
              </table:table-cell>
              <table:table-cell office:value-type="float" office:value="1212.799988">
                <text:p>1212.799988</text:p>
              </table:table-cell>
              <table:table-cell office:value-type="float" office:value="1044.200012">
                <text:p>1044.200012</text:p>
              </table:table-cell>
              <table:table-cell office:value-type="float" office:value="967.799988">
                <text:p>967.7999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074.59961">
                <text:p>11074.59961</text:p>
              </table:table-cell>
              <table:table-cell office:value-type="float" office:value="1993">
                <text:p>1993</text:p>
              </table:table-cell>
              <table:table-cell office:value-type="float" office:value="1798.399963">
                <text:p>1798.399963</text:p>
              </table:table-cell>
              <table:table-cell office:value-type="float" office:value="1442.200012">
                <text:p>1442.20001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432.199218">
                <text:p>19432.199218</text:p>
              </table:table-cell>
              <table:table-cell office:value-type="float" office:value="2831.199951">
                <text:p>2831.199951</text:p>
              </table:table-cell>
              <table:table-cell office:value-type="float" office:value="2351.600037">
                <text:p>2351.600037</text:p>
              </table:table-cell>
              <table:table-cell office:value-type="float" office:value="1590.600036">
                <text:p>1590.60003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1159.40039">
                <text:p>31159.40039</text:p>
              </table:table-cell>
              <table:table-cell office:value-type="float" office:value="3669.199951">
                <text:p>3669.199951</text:p>
              </table:table-cell>
              <table:table-cell office:value-type="float" office:value="3308">
                <text:p>3308</text:p>
              </table:table-cell>
              <table:table-cell office:value-type="float" office:value="2392.400024">
                <text:p>2392.4000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615.398438">
                <text:p>44615.398438</text:p>
              </table:table-cell>
              <table:table-cell office:value-type="float" office:value="4583.600098">
                <text:p>4583.600098</text:p>
              </table:table-cell>
              <table:table-cell office:value-type="float" office:value="4294.199951">
                <text:p>4294.199951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1853">
                <text:p>61853</text:p>
              </table:table-cell>
              <table:table-cell office:value-type="float" office:value="5514.199951">
                <text:p>5514.199951</text:p>
              </table:table-cell>
              <table:table-cell office:value-type="float" office:value="4958.600098">
                <text:p>4958.600098</text:p>
              </table:table-cell>
              <table:table-cell office:value-type="float" office:value="3337.199951">
                <text:p>3337.1999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8669.398438">
                <text:p>78669.398438</text:p>
              </table:table-cell>
              <table:table-cell office:value-type="float" office:value="6443.600098">
                <text:p>6443.600098</text:p>
              </table:table-cell>
              <table:table-cell office:value-type="float" office:value="5834.600098">
                <text:p>5834.600098</text:p>
              </table:table-cell>
              <table:table-cell office:value-type="float" office:value="3495.399902">
                <text:p>3495.3999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99539">
                <text:p>99539</text:p>
              </table:table-cell>
              <table:table-cell office:value-type="float" office:value="7389.800049">
                <text:p>7389.800049</text:p>
              </table:table-cell>
              <table:table-cell office:value-type="float" office:value="6824.599853">
                <text:p>6824.599853</text:p>
              </table:table-cell>
              <table:table-cell office:value-type="float" office:value="3566.400024">
                <text:p>3566.4000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090.203124">
                <text:p>124090.203124</text:p>
              </table:table-cell>
              <table:table-cell office:value-type="float" office:value="8340.399902">
                <text:p>8340.399902</text:p>
              </table:table-cell>
              <table:table-cell office:value-type="float" office:value="8217.600098">
                <text:p>8217.600098</text:p>
              </table:table-cell>
              <table:table-cell office:value-type="float" office:value="4764.199951">
                <text:p>4764.19995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49772.203124">
                <text:p>149772.203124</text:p>
              </table:table-cell>
              <table:table-cell office:value-type="float" office:value="9330">
                <text:p>9330</text:p>
              </table:table-cell>
              <table:table-cell office:value-type="float" office:value="8635.799805">
                <text:p>8635.799805</text:p>
              </table:table-cell>
              <table:table-cell office:value-type="float" office:value="5237">
                <text:p>523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24.203124">
                <text:p>179724.203124</text:p>
              </table:table-cell>
              <table:table-cell office:value-type="float" office:value="10367.600098">
                <text:p>10367.600098</text:p>
              </table:table-cell>
              <table:table-cell office:value-type="float" office:value="9096.599853">
                <text:p>9096.599853</text:p>
              </table:table-cell>
              <table:table-cell office:value-type="float" office:value="4754.399902">
                <text:p>4754.39990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12388.59375">
                <text:p>212388.59375</text:p>
              </table:table-cell>
              <table:table-cell office:value-type="float" office:value="11400.600098">
                <text:p>11400.600098</text:p>
              </table:table-cell>
              <table:table-cell office:value-type="float" office:value="10203.400146">
                <text:p>10203.400146</text:p>
              </table:table-cell>
              <table:table-cell office:value-type="float" office:value="5152.599853">
                <text:p>5152.59985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2490.203124">
                <text:p>242490.203124</text:p>
              </table:table-cell>
              <table:table-cell office:value-type="float" office:value="12431">
                <text:p>12431</text:p>
              </table:table-cell>
              <table:table-cell office:value-type="float" office:value="10980.400146">
                <text:p>10980.400146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83220.1875">
                <text:p>283220.1875</text:p>
              </table:table-cell>
              <table:table-cell office:value-type="float" office:value="13452">
                <text:p>13452</text:p>
              </table:table-cell>
              <table:table-cell office:value-type="float" office:value="11879.799805">
                <text:p>11879.799805</text:p>
              </table:table-cell>
              <table:table-cell office:value-type="float" office:value="7139.199951">
                <text:p>7139.19995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7665.40625">
                <text:p>317665.40625</text:p>
              </table:table-cell>
              <table:table-cell office:value-type="float" office:value="14495.600098">
                <text:p>14495.600098</text:p>
              </table:table-cell>
              <table:table-cell office:value-type="float" office:value="13362.400146">
                <text:p>13362.400146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57929.8125">
                <text:p>357929.8125</text:p>
              </table:table-cell>
              <table:table-cell office:value-type="float" office:value="15538.200195">
                <text:p>15538.200195</text:p>
              </table:table-cell>
              <table:table-cell office:value-type="float" office:value="14584.200195">
                <text:p>14584.200195</text:p>
              </table:table-cell>
              <table:table-cell office:value-type="float" office:value="7412.599853">
                <text:p>7412.5998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94813.8125">
                <text:p>394813.8125</text:p>
              </table:table-cell>
              <table:table-cell office:value-type="float" office:value="16581.799805">
                <text:p>16581.799805</text:p>
              </table:table-cell>
              <table:table-cell office:value-type="float" office:value="15026.600097">
                <text:p>15026.600097</text:p>
              </table:table-cell>
              <table:table-cell office:value-type="float" office:value="8569">
                <text:p>856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47779.40625">
                <text:p>447779.40625</text:p>
              </table:table-cell>
              <table:table-cell office:value-type="float" office:value="17616.200195">
                <text:p>17616.200195</text:p>
              </table:table-cell>
              <table:table-cell office:value-type="float" office:value="16521.399414">
                <text:p>16521.399414</text:p>
              </table:table-cell>
              <table:table-cell office:value-type="float" office:value="8279.400146">
                <text:p>8279.4001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4700.1875">
                <text:p>494700.1875</text:p>
              </table:table-cell>
              <table:table-cell office:value-type="float" office:value="18675.400391">
                <text:p>18675.400391</text:p>
              </table:table-cell>
              <table:table-cell office:value-type="float" office:value="18301.000489">
                <text:p>18301.000489</text:p>
              </table:table-cell>
              <table:table-cell office:value-type="float" office:value="9511.799805">
                <text:p>9511.79980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548395">
                <text:p>548395</text:p>
              </table:table-cell>
              <table:table-cell office:value-type="float" office:value="19754">
                <text:p>19754</text:p>
              </table:table-cell>
              <table:table-cell office:value-type="float" office:value="20110.600097">
                <text:p>20110.600097</text:p>
              </table:table-cell>
              <table:table-cell office:value-type="float" office:value="9135.40039">
                <text:p>9135.4003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93870.1875">
                <text:p>593870.1875</text:p>
              </table:table-cell>
              <table:table-cell office:value-type="float" office:value="20885">
                <text:p>20885</text:p>
              </table:table-cell>
              <table:table-cell office:value-type="float" office:value="20019">
                <text:p>20019</text:p>
              </table:table-cell>
              <table:table-cell office:value-type="float" office:value="9574.800293">
                <text:p>9574.80029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668335.375">
                <text:p>668335.375</text:p>
              </table:table-cell>
              <table:table-cell office:value-type="float" office:value="22003">
                <text:p>22003</text:p>
              </table:table-cell>
              <table:table-cell office:value-type="float" office:value="21538.600586">
                <text:p>21538.600586</text:p>
              </table:table-cell>
              <table:table-cell office:value-type="float" office:value="10933.799805">
                <text:p>10933.79980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13051.375">
                <text:p>713051.375</text:p>
              </table:table-cell>
              <table:table-cell office:value-type="float" office:value="23140.799805">
                <text:p>23140.799805</text:p>
              </table:table-cell>
              <table:table-cell office:value-type="float" office:value="21936.400391">
                <text:p>21936.400391</text:p>
              </table:table-cell>
              <table:table-cell office:value-type="float" office:value="11404.200195">
                <text:p>11404.20019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776995.8125">
                <text:p>776995.8125</text:p>
              </table:table-cell>
              <table:table-cell office:value-type="float" office:value="24231.200195">
                <text:p>24231.200195</text:p>
              </table:table-cell>
              <table:table-cell office:value-type="float" office:value="23345.199707">
                <text:p>23345.199707</text:p>
              </table:table-cell>
              <table:table-cell office:value-type="float" office:value="10885">
                <text:p>1088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31100.625">
                <text:p>831100.625</text:p>
              </table:table-cell>
              <table:table-cell office:value-type="float" office:value="25369">
                <text:p>25369</text:p>
              </table:table-cell>
              <table:table-cell office:value-type="float" office:value="24181.200196">
                <text:p>24181.200196</text:p>
              </table:table-cell>
              <table:table-cell office:value-type="float" office:value="12358.200195">
                <text:p>12358.20019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899373.8125">
                <text:p>899373.8125</text:p>
              </table:table-cell>
              <table:table-cell office:value-type="float" office:value="26480.400391">
                <text:p>26480.400391</text:p>
              </table:table-cell>
              <table:table-cell office:value-type="float" office:value="25541.600098">
                <text:p>25541.600098</text:p>
              </table:table-cell>
              <table:table-cell office:value-type="float" office:value="11745">
                <text:p>1174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59750.1875">
                <text:p>959750.1875</text:p>
              </table:table-cell>
              <table:table-cell office:value-type="float" office:value="27633.799805">
                <text:p>27633.799805</text:p>
              </table:table-cell>
              <table:table-cell office:value-type="float" office:value="28256.599121">
                <text:p>28256.599121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049186.625">
                <text:p>1049186.625</text:p>
              </table:table-cell>
              <table:table-cell office:value-type="float" office:value="28763.400391">
                <text:p>28763.400391</text:p>
              </table:table-cell>
              <table:table-cell office:value-type="float" office:value="30025.399902">
                <text:p>30025.399902</text:p>
              </table:table-cell>
              <table:table-cell office:value-type="float" office:value="12620.40039">
                <text:p>12620.4003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122168.25">
                <text:p>1122168.25</text:p>
              </table:table-cell>
              <table:table-cell office:value-type="float" office:value="29892.599609">
                <text:p>29892.599609</text:p>
              </table:table-cell>
              <table:table-cell office:value-type="float" office:value="30354.600586">
                <text:p>30354.600586</text:p>
              </table:table-cell>
              <table:table-cell office:value-type="float" office:value="14266.799805">
                <text:p>14266.79980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185881.375">
                <text:p>1185881.375</text:p>
              </table:table-cell>
              <table:table-cell office:value-type="float" office:value="31024.599609">
                <text:p>31024.599609</text:p>
              </table:table-cell>
              <table:table-cell office:value-type="float" office:value="32424.199218">
                <text:p>32424.199218</text:p>
              </table:table-cell>
              <table:table-cell office:value-type="float" office:value="14733.200195">
                <text:p>14733.20019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66097.75">
                <text:p>1266097.75</text:p>
              </table:table-cell>
              <table:table-cell office:value-type="float" office:value="32183.400391">
                <text:p>32183.400391</text:p>
              </table:table-cell>
              <table:table-cell office:value-type="float" office:value="33270.200196">
                <text:p>33270.200196</text:p>
              </table:table-cell>
              <table:table-cell office:value-type="float" office:value="13926.800293">
                <text:p>13926.800293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343229.375">
                <text:p>1343229.375</text:p>
              </table:table-cell>
              <table:table-cell office:value-type="float" office:value="33315.400391">
                <text:p>33315.400391</text:p>
              </table:table-cell>
              <table:table-cell office:value-type="float" office:value="35361.400879">
                <text:p>35361.400879</text:p>
              </table:table-cell>
              <table:table-cell office:value-type="float" office:value="11722">
                <text:p>1172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436404.25">
                <text:p>1436404.25</text:p>
              </table:table-cell>
              <table:table-cell office:value-type="float" office:value="34458.599609">
                <text:p>34458.599609</text:p>
              </table:table-cell>
              <table:table-cell office:value-type="float" office:value="36568.999024">
                <text:p>36568.999024</text:p>
              </table:table-cell>
              <table:table-cell office:value-type="float" office:value="16162.799805">
                <text:p>16162.79980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522105">
                <text:p>1522105</text:p>
              </table:table-cell>
              <table:table-cell office:value-type="float" office:value="35619.199219">
                <text:p>35619.199219</text:p>
              </table:table-cell>
              <table:table-cell office:value-type="float" office:value="38473.600586">
                <text:p>38473.600586</text:p>
              </table:table-cell>
              <table:table-cell office:value-type="float" office:value="16641.399902">
                <text:p>16641.39990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617350.625">
                <text:p>1617350.625</text:p>
              </table:table-cell>
              <table:table-cell office:value-type="float" office:value="36741">
                <text:p>36741</text:p>
              </table:table-cell>
              <table:table-cell office:value-type="float" office:value="39536.798828">
                <text:p>39536.798828</text:p>
              </table:table-cell>
              <table:table-cell office:value-type="float" office:value="15663.800293">
                <text:p>15663.80029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703343.75">
                <text:p>1703343.75</text:p>
              </table:table-cell>
              <table:table-cell office:value-type="float" office:value="37897.800781">
                <text:p>37897.800781</text:p>
              </table:table-cell>
              <table:table-cell office:value-type="float" office:value="41532.599609">
                <text:p>41532.599609</text:p>
              </table:table-cell>
              <table:table-cell office:value-type="float" office:value="17577.799805">
                <text:p>17577.79980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792151.75">
                <text:p>1792151.75</text:p>
              </table:table-cell>
              <table:table-cell office:value-type="float" office:value="39046.400391">
                <text:p>39046.400391</text:p>
              </table:table-cell>
              <table:table-cell office:value-type="float" office:value="43629.999024">
                <text:p>43629.999024</text:p>
              </table:table-cell>
              <table:table-cell office:value-type="float" office:value="18061">
                <text:p>1806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874893">
                <text:p>1874893</text:p>
              </table:table-cell>
              <table:table-cell office:value-type="float" office:value="40199">
                <text:p>40199</text:p>
              </table:table-cell>
              <table:table-cell office:value-type="float" office:value="45252.199219">
                <text:p>45252.199219</text:p>
              </table:table-cell>
              <table:table-cell office:value-type="float" office:value="18526.599609">
                <text:p>18526.5996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88223">
                <text:p>1988223</text:p>
              </table:table-cell>
              <table:table-cell office:value-type="float" office:value="41329.800781">
                <text:p>41329.800781</text:p>
              </table:table-cell>
              <table:table-cell office:value-type="float" office:value="46938.398438">
                <text:p>46938.398438</text:p>
              </table:table-cell>
              <table:table-cell office:value-type="float" office:value="17399.200195">
                <text:p>17399.200195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93039">
                <text:p>2093039</text:p>
              </table:table-cell>
              <table:table-cell office:value-type="float" office:value="42500.199219">
                <text:p>42500.199219</text:p>
              </table:table-cell>
              <table:table-cell office:value-type="float" office:value="47195.999024">
                <text:p>47195.999024</text:p>
              </table:table-cell>
              <table:table-cell office:value-type="float" office:value="17830.200195">
                <text:p>17830.20019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88147.5">
                <text:p>2188147.5</text:p>
              </table:table-cell>
              <table:table-cell office:value-type="float" office:value="43717">
                <text:p>43717</text:p>
              </table:table-cell>
              <table:table-cell office:value-type="float" office:value="49441.599609">
                <text:p>49441.599609</text:p>
              </table:table-cell>
              <table:table-cell office:value-type="float" office:value="18270.600586">
                <text:p>18270.600586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290312.5">
                <text:p>2290312.5</text:p>
              </table:table-cell>
              <table:table-cell office:value-type="float" office:value="44947">
                <text:p>44947</text:p>
              </table:table-cell>
              <table:table-cell office:value-type="float" office:value="51991.201172">
                <text:p>51991.201172</text:p>
              </table:table-cell>
              <table:table-cell office:value-type="float" office:value="20429.400391">
                <text:p>20429.40039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395958.5">
                <text:p>2395958.5</text:p>
              </table:table-cell>
              <table:table-cell office:value-type="float" office:value="46134">
                <text:p>46134</text:p>
              </table:table-cell>
              <table:table-cell office:value-type="float" office:value="51830.799805">
                <text:p>51830.799805</text:p>
              </table:table-cell>
              <table:table-cell office:value-type="float" office:value="20913.400391">
                <text:p>20913.400391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478419.5">
                <text:p>2478419.5</text:p>
              </table:table-cell>
              <table:table-cell office:value-type="float" office:value="47368.599609">
                <text:p>47368.599609</text:p>
              </table:table-cell>
              <table:table-cell office:value-type="float" office:value="55185.800781">
                <text:p>55185.800781</text:p>
              </table:table-cell>
              <table:table-cell office:value-type="float" office:value="21392.400391">
                <text:p>21392.40039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619716.5">
                <text:p>2619716.5</text:p>
              </table:table-cell>
              <table:table-cell office:value-type="float" office:value="48597.800781">
                <text:p>48597.800781</text:p>
              </table:table-cell>
              <table:table-cell office:value-type="float" office:value="58358.401367">
                <text:p>58358.401367</text:p>
              </table:table-cell>
              <table:table-cell office:value-type="float" office:value="16316.399414">
                <text:p>16316.399414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741231">
                <text:p>2741231</text:p>
              </table:table-cell>
              <table:table-cell office:value-type="float" office:value="49808.199219">
                <text:p>49808.199219</text:p>
              </table:table-cell>
              <table:table-cell office:value-type="float" office:value="59417.798829">
                <text:p>59417.798829</text:p>
              </table:table-cell>
              <table:table-cell office:value-type="float" office:value="20441.799804">
                <text:p>20441.79980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847286.25">
                <text:p>2847286.25</text:p>
              </table:table-cell>
              <table:table-cell office:value-type="float" office:value="51037.599609">
                <text:p>51037.599609</text:p>
              </table:table-cell>
              <table:table-cell office:value-type="float" office:value="61766.801757">
                <text:p>61766.801757</text:p>
              </table:table-cell>
              <table:table-cell office:value-type="float" office:value="20885.200195">
                <text:p>20885.200195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959559.75">
                <text:p>2959559.75</text:p>
              </table:table-cell>
              <table:table-cell office:value-type="float" office:value="52273.599609">
                <text:p>52273.599609</text:p>
              </table:table-cell>
              <table:table-cell office:value-type="float" office:value="65720.999024">
                <text:p>65720.999024</text:p>
              </table:table-cell>
              <table:table-cell office:value-type="float" office:value="21327.40039">
                <text:p>21327.4003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076221">
                <text:p>3076221</text:p>
              </table:table-cell>
              <table:table-cell office:value-type="float" office:value="53481.800781">
                <text:p>53481.800781</text:p>
              </table:table-cell>
              <table:table-cell office:value-type="float" office:value="65184.600586">
                <text:p>65184.600586</text:p>
              </table:table-cell>
              <table:table-cell office:value-type="float" office:value="23744.799805">
                <text:p>23744.799805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3201499.75">
                <text:p>3201499.75</text:p>
              </table:table-cell>
              <table:table-cell office:value-type="float" office:value="54702.400391">
                <text:p>54702.400391</text:p>
              </table:table-cell>
              <table:table-cell office:value-type="float" office:value="66466.401367">
                <text:p>66466.401367</text:p>
              </table:table-cell>
              <table:table-cell office:value-type="float" office:value="22178.600586">
                <text:p>22178.60058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350495.5">
                <text:p>3350495.5</text:p>
              </table:table-cell>
              <table:table-cell office:value-type="float" office:value="55927.400391">
                <text:p>55927.400391</text:p>
              </table:table-cell>
              <table:table-cell office:value-type="float" office:value="69551.600586">
                <text:p>69551.600586</text:p>
              </table:table-cell>
              <table:table-cell office:value-type="float" office:value="24702.400391">
                <text:p>24702.400391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3493755">
                <text:p>3493755</text:p>
              </table:table-cell>
              <table:table-cell office:value-type="float" office:value="57172.400391">
                <text:p>57172.400391</text:p>
              </table:table-cell>
              <table:table-cell office:value-type="float" office:value="68606.799805">
                <text:p>68606.799805</text:p>
              </table:table-cell>
              <table:table-cell office:value-type="float" office:value="25171.799805">
                <text:p>25171.79980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3583443.5">
                <text:p>3583443.5</text:p>
              </table:table-cell>
              <table:table-cell office:value-type="float" office:value="58397.599609">
                <text:p>58397.599609</text:p>
              </table:table-cell>
              <table:table-cell office:value-type="float" office:value="71284.798828">
                <text:p>71284.798828</text:p>
              </table:table-cell>
              <table:table-cell office:value-type="float" office:value="25648.599609">
                <text:p>25648.59960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3742257.75">
                <text:p>3742257.75</text:p>
              </table:table-cell>
              <table:table-cell office:value-type="float" office:value="59625.800781">
                <text:p>59625.800781</text:p>
              </table:table-cell>
              <table:table-cell office:value-type="float" office:value="75266.998047">
                <text:p>75266.998047</text:p>
              </table:table-cell>
              <table:table-cell office:value-type="float" office:value="26118.200195">
                <text:p>26118.20019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886635.5">
                <text:p>3886635.5</text:p>
              </table:table-cell>
              <table:table-cell office:value-type="float" office:value="60803.199219">
                <text:p>60803.199219</text:p>
              </table:table-cell>
              <table:table-cell office:value-type="float" office:value="76057.401367">
                <text:p>76057.401367</text:p>
              </table:table-cell>
              <table:table-cell office:value-type="float" office:value="24352.200195">
                <text:p>24352.20019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4025364.25">
                <text:p>4025364.25</text:p>
              </table:table-cell>
              <table:table-cell office:value-type="float" office:value="62078.599609">
                <text:p>62078.599609</text:p>
              </table:table-cell>
              <table:table-cell office:value-type="float" office:value="80691.601562">
                <text:p>80691.601562</text:p>
              </table:table-cell>
              <table:table-cell office:value-type="float" office:value="27071">
                <text:p>2707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4127539.75">
                <text:p>4127539.75</text:p>
              </table:table-cell>
              <table:table-cell office:value-type="float" office:value="63309">
                <text:p>63309</text:p>
              </table:table-cell>
              <table:table-cell office:value-type="float" office:value="80620">
                <text:p>80620</text:p>
              </table:table-cell>
              <table:table-cell office:value-type="float" office:value="27544">
                <text:p>27544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4349176">
                <text:p>4349176</text:p>
              </table:table-cell>
              <table:table-cell office:value-type="float" office:value="64547.400391">
                <text:p>64547.400391</text:p>
              </table:table-cell>
              <table:table-cell office:value-type="float" office:value="84672.00293">
                <text:p>84672.00293</text:p>
              </table:table-cell>
              <table:table-cell office:value-type="float" office:value="25653.200195">
                <text:p>25653.20019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442670">
                <text:p>4442670</text:p>
              </table:table-cell>
              <table:table-cell office:value-type="float" office:value="65796.199219">
                <text:p>65796.199219</text:p>
              </table:table-cell>
              <table:table-cell office:value-type="float" office:value="85702.001953">
                <text:p>85702.001953</text:p>
              </table:table-cell>
              <table:table-cell office:value-type="float" office:value="26108.799804">
                <text:p>26108.799804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4606468">
                <text:p>4606468</text:p>
              </table:table-cell>
              <table:table-cell office:value-type="float" office:value="67015.800781">
                <text:p>67015.800781</text:p>
              </table:table-cell>
              <table:table-cell office:value-type="float" office:value="88034.00293">
                <text:p>88034.00293</text:p>
              </table:table-cell>
              <table:table-cell office:value-type="float" office:value="26535.600586">
                <text:p>26535.60058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4704618">
                <text:p>4704618</text:p>
              </table:table-cell>
              <table:table-cell office:value-type="float" office:value="68253.400391">
                <text:p>68253.400391</text:p>
              </table:table-cell>
              <table:table-cell office:value-type="float" office:value="88083.798829">
                <text:p>88083.798829</text:p>
              </table:table-cell>
              <table:table-cell office:value-type="float" office:value="29452.599609">
                <text:p>29452.599609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4915482.5">
                <text:p>4915482.5</text:p>
              </table:table-cell>
              <table:table-cell office:value-type="float" office:value="69488.199219">
                <text:p>69488.199219</text:p>
              </table:table-cell>
              <table:table-cell office:value-type="float" office:value="92619.400391">
                <text:p>92619.400391</text:p>
              </table:table-cell>
              <table:table-cell office:value-type="float" office:value="29925">
                <text:p>299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031015.5">
                <text:p>5031015.5</text:p>
              </table:table-cell>
              <table:table-cell office:value-type="float" office:value="70731.601562">
                <text:p>70731.601562</text:p>
              </table:table-cell>
              <table:table-cell office:value-type="float" office:value="92344.998047">
                <text:p>92344.998047</text:p>
              </table:table-cell>
              <table:table-cell office:value-type="float" office:value="30409.200195">
                <text:p>30409.200195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5226598">
                <text:p>5226598</text:p>
              </table:table-cell>
              <table:table-cell office:value-type="float" office:value="71952.601562">
                <text:p>71952.601562</text:p>
              </table:table-cell>
              <table:table-cell office:value-type="float" office:value="95689.796875">
                <text:p>95689.796875</text:p>
              </table:table-cell>
              <table:table-cell office:value-type="float" office:value="25660.800782">
                <text:p>25660.80078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5400915.5">
                <text:p>5400915.5</text:p>
              </table:table-cell>
              <table:table-cell office:value-type="float" office:value="73175.398438">
                <text:p>73175.398438</text:p>
              </table:table-cell>
              <table:table-cell office:value-type="float" office:value="96356.401367">
                <text:p>96356.401367</text:p>
              </table:table-cell>
              <table:table-cell office:value-type="float" office:value="26062">
                <text:p>26062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5542309.5">
                <text:p>5542309.5</text:p>
              </table:table-cell>
              <table:table-cell office:value-type="float" office:value="74435.601562">
                <text:p>74435.601562</text:p>
              </table:table-cell>
              <table:table-cell office:value-type="float" office:value="104994.998047">
                <text:p>104994.998047</text:p>
              </table:table-cell>
              <table:table-cell office:value-type="float" office:value="29140.40039">
                <text:p>29140.4003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758212">
                <text:p>5758212</text:p>
              </table:table-cell>
              <table:table-cell office:value-type="float" office:value="75716">
                <text:p>75716</text:p>
              </table:table-cell>
              <table:table-cell office:value-type="float" office:value="103701.800781">
                <text:p>103701.800781</text:p>
              </table:table-cell>
              <table:table-cell office:value-type="float" office:value="29584.200195">
                <text:p>29584.200195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5892901.5">
                <text:p>5892901.5</text:p>
              </table:table-cell>
              <table:table-cell office:value-type="float" office:value="76956.199219">
                <text:p>76956.199219</text:p>
              </table:table-cell>
              <table:table-cell office:value-type="float" office:value="106086.996094">
                <text:p>106086.996094</text:p>
              </table:table-cell>
              <table:table-cell office:value-type="float" office:value="32770.599609">
                <text:p>32770.59960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6076567.5">
                <text:p>6076567.5</text:p>
              </table:table-cell>
              <table:table-cell office:value-type="float" office:value="78170.800781">
                <text:p>78170.800781</text:p>
              </table:table-cell>
              <table:table-cell office:value-type="float" office:value="108346">
                <text:p>108346</text:p>
              </table:table-cell>
              <table:table-cell office:value-type="float" office:value="27640.800782">
                <text:p>27640.800782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6257014">
                <text:p>6257014</text:p>
              </table:table-cell>
              <table:table-cell office:value-type="float" office:value="79429">
                <text:p>79429</text:p>
              </table:table-cell>
              <table:table-cell office:value-type="float" office:value="109690.996094">
                <text:p>109690.996094</text:p>
              </table:table-cell>
              <table:table-cell office:value-type="float" office:value="33719.400391">
                <text:p>33719.40039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6458576">
                <text:p>6458576</text:p>
              </table:table-cell>
              <table:table-cell office:value-type="float" office:value="80667.398438">
                <text:p>80667.398438</text:p>
              </table:table-cell>
              <table:table-cell office:value-type="float" office:value="113379.998047">
                <text:p>113379.998047</text:p>
              </table:table-cell>
              <table:table-cell office:value-type="float" office:value="28435.400391">
                <text:p>28435.400391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6564780">
                <text:p>6564780</text:p>
              </table:table-cell>
              <table:table-cell office:value-type="float" office:value="81941">
                <text:p>81941</text:p>
              </table:table-cell>
              <table:table-cell office:value-type="float" office:value="113424.199219">
                <text:p>113424.199219</text:p>
              </table:table-cell>
              <table:table-cell office:value-type="float" office:value="34677.400391">
                <text:p>34677.40039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6704895">
                <text:p>6704895</text:p>
              </table:table-cell>
              <table:table-cell office:value-type="float" office:value="83190.601562">
                <text:p>83190.601562</text:p>
              </table:table-cell>
              <table:table-cell office:value-type="float" office:value="117128.601562">
                <text:p>117128.601562</text:p>
              </table:table-cell>
              <table:table-cell office:value-type="float" office:value="32191.798828">
                <text:p>32191.798828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6988702.25">
                <text:p>6988702.25</text:p>
              </table:table-cell>
              <table:table-cell office:value-type="float" office:value="84401">
                <text:p>84401</text:p>
              </table:table-cell>
              <table:table-cell office:value-type="float" office:value="121029.601562">
                <text:p>121029.601562</text:p>
              </table:table-cell>
              <table:table-cell office:value-type="float" office:value="29617.800782">
                <text:p>29617.80078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7151348.25">
                <text:p>7151348.25</text:p>
              </table:table-cell>
              <table:table-cell office:value-type="float" office:value="85650">
                <text:p>85650</text:p>
              </table:table-cell>
              <table:table-cell office:value-type="float" office:value="123753.199219">
                <text:p>123753.199219</text:p>
              </table:table-cell>
              <table:table-cell office:value-type="float" office:value="30015">
                <text:p>30015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7341496.25">
                <text:p>7341496.25</text:p>
              </table:table-cell>
              <table:table-cell office:value-type="float" office:value="86919.398438">
                <text:p>86919.398438</text:p>
              </table:table-cell>
              <table:table-cell office:value-type="float" office:value="124585.398438">
                <text:p>124585.398438</text:p>
              </table:table-cell>
              <table:table-cell office:value-type="float" office:value="36580.199219">
                <text:p>36580.19921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7523430.25">
                <text:p>7523430.25</text:p>
              </table:table-cell>
              <table:table-cell office:value-type="float" office:value="88160.398438">
                <text:p>88160.398438</text:p>
              </table:table-cell>
              <table:table-cell office:value-type="float" office:value="131854.402343">
                <text:p>131854.402343</text:p>
              </table:table-cell>
              <table:table-cell office:value-type="float" office:value="37047">
                <text:p>37047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7657073.75">
                <text:p>7657073.75</text:p>
              </table:table-cell>
              <table:table-cell office:value-type="float" office:value="89428">
                <text:p>89428</text:p>
              </table:table-cell>
              <table:table-cell office:value-type="float" office:value="131634.001953">
                <text:p>131634.001953</text:p>
              </table:table-cell>
              <table:table-cell office:value-type="float" office:value="34357.999024">
                <text:p>34357.9990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934748">
                <text:p>7934748</text:p>
              </table:table-cell>
              <table:table-cell office:value-type="float" office:value="90667.199219">
                <text:p>90667.199219</text:p>
              </table:table-cell>
              <table:table-cell office:value-type="float" office:value="137381.802734">
                <text:p>137381.802734</text:p>
              </table:table-cell>
              <table:table-cell office:value-type="float" office:value="37984.400391">
                <text:p>37984.400391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8149013.75">
                <text:p>8149013.75</text:p>
              </table:table-cell>
              <table:table-cell office:value-type="float" office:value="91923.800781">
                <text:p>91923.800781</text:p>
              </table:table-cell>
              <table:table-cell office:value-type="float" office:value="134862.597657">
                <text:p>134862.597657</text:p>
              </table:table-cell>
              <table:table-cell office:value-type="float" office:value="38473.800781">
                <text:p>38473.80078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8314216">
                <text:p>8314216</text:p>
              </table:table-cell>
              <table:table-cell office:value-type="float" office:value="93134.398438">
                <text:p>93134.398438</text:p>
              </table:table-cell>
              <table:table-cell office:value-type="float" office:value="140765.396484">
                <text:p>140765.396484</text:p>
              </table:table-cell>
              <table:table-cell office:value-type="float" office:value="38938">
                <text:p>38938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8499465.5">
                <text:p>8499465.5</text:p>
              </table:table-cell>
              <table:table-cell office:value-type="float" office:value="94478.199219">
                <text:p>94478.199219</text:p>
              </table:table-cell>
              <table:table-cell office:value-type="float" office:value="142866.802734">
                <text:p>142866.802734</text:p>
              </table:table-cell>
              <table:table-cell office:value-type="float" office:value="36106.398438">
                <text:p>36106.39843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8739804">
                <text:p>8739804</text:p>
              </table:table-cell>
              <table:table-cell office:value-type="float" office:value="95817.199219">
                <text:p>95817.199219</text:p>
              </table:table-cell>
              <table:table-cell office:value-type="float" office:value="142010.201171">
                <text:p>142010.201171</text:p>
              </table:table-cell>
              <table:table-cell office:value-type="float" office:value="36534.798828">
                <text:p>36534.798828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8965319">
                <text:p>8965319</text:p>
              </table:table-cell>
              <table:table-cell office:value-type="float" office:value="97115.601562">
                <text:p>97115.601562</text:p>
              </table:table-cell>
              <table:table-cell office:value-type="float" office:value="146015">
                <text:p>146015</text:p>
              </table:table-cell>
              <table:table-cell office:value-type="float" office:value="40368">
                <text:p>4036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9196264.5">
                <text:p>9196264.5</text:p>
              </table:table-cell>
              <table:table-cell office:value-type="float" office:value="98437.199219">
                <text:p>98437.199219</text:p>
              </table:table-cell>
              <table:table-cell office:value-type="float" office:value="148607.800781">
                <text:p>148607.800781</text:p>
              </table:table-cell>
              <table:table-cell office:value-type="float" office:value="40854.400391">
                <text:p>40854.400391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9380307">
                <text:p>9380307</text:p>
              </table:table-cell>
              <table:table-cell office:value-type="float" office:value="99738.398438">
                <text:p>99738.398438</text:p>
              </table:table-cell>
              <table:table-cell office:value-type="float" office:value="152628.199219">
                <text:p>152628.199219</text:p>
              </table:table-cell>
              <table:table-cell office:value-type="float" office:value="37839.59961">
                <text:p>37839.5996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9579508">
                <text:p>9579508</text:p>
              </table:table-cell>
              <table:table-cell office:value-type="float" office:value="101074">
                <text:p>101074</text:p>
              </table:table-cell>
              <table:table-cell office:value-type="float" office:value="156047.605469">
                <text:p>156047.605469</text:p>
              </table:table-cell>
              <table:table-cell office:value-type="float" office:value="41792.800781">
                <text:p>41792.800781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9819882.5">
                <text:p>9819882.5</text:p>
              </table:table-cell>
              <table:table-cell office:value-type="float" office:value="102406.199219">
                <text:p>102406.199219</text:p>
              </table:table-cell>
              <table:table-cell office:value-type="float" office:value="157543.800781">
                <text:p>157543.800781</text:p>
              </table:table-cell>
              <table:table-cell office:value-type="float" office:value="35132">
                <text:p>3513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9937333">
                <text:p>9937333</text:p>
              </table:table-cell>
              <table:table-cell office:value-type="float" office:value="103723.800781">
                <text:p>103723.800781</text:p>
              </table:table-cell>
              <table:table-cell office:value-type="float" office:value="167251.400391">
                <text:p>167251.400391</text:p>
              </table:table-cell>
              <table:table-cell office:value-type="float" office:value="39139.798828">
                <text:p>39139.798828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10244619">
                <text:p>10244619</text:p>
              </table:table-cell>
              <table:table-cell office:value-type="float" office:value="105061.199219">
                <text:p>105061.199219</text:p>
              </table:table-cell>
              <table:table-cell office:value-type="float" office:value="165326.396484">
                <text:p>165326.396484</text:p>
              </table:table-cell>
              <table:table-cell office:value-type="float" office:value="43202.800781">
                <text:p>43202.80078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633157.5">
                <text:p>10633157.5</text:p>
              </table:table-cell>
              <table:table-cell office:value-type="float" office:value="106392">
                <text:p>106392</text:p>
              </table:table-cell>
              <table:table-cell office:value-type="float" office:value="166587.402344">
                <text:p>166587.402344</text:p>
              </table:table-cell>
              <table:table-cell office:value-type="float" office:value="43692.800781">
                <text:p>43692.800781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10782839.5">
                <text:p>10782839.5</text:p>
              </table:table-cell>
              <table:table-cell office:value-type="float" office:value="107699.800781">
                <text:p>107699.800781</text:p>
              </table:table-cell>
              <table:table-cell office:value-type="float" office:value="170600.603516">
                <text:p>170600.603516</text:p>
              </table:table-cell>
              <table:table-cell office:value-type="float" office:value="44157.599609">
                <text:p>44157.59960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1021814.5">
                <text:p>11021814.5</text:p>
              </table:table-cell>
              <table:table-cell office:value-type="float" office:value="109002.601562">
                <text:p>109002.601562</text:p>
              </table:table-cell>
              <table:table-cell office:value-type="float" office:value="174477.802734">
                <text:p>174477.802734</text:p>
              </table:table-cell>
              <table:table-cell office:value-type="float" office:value="44631.199219">
                <text:p>44631.199219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11213668.5">
                <text:p>11213668.5</text:p>
              </table:table-cell>
              <table:table-cell office:value-type="float" office:value="110325.199219">
                <text:p>110325.199219</text:p>
              </table:table-cell>
              <table:table-cell office:value-type="float" office:value="176179.796875">
                <text:p>176179.796875</text:p>
              </table:table-cell>
              <table:table-cell office:value-type="float" office:value="41312.199219">
                <text:p>41312.19921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1429335">
                <text:p>11429335</text:p>
              </table:table-cell>
              <table:table-cell office:value-type="float" office:value="111635">
                <text:p>111635</text:p>
              </table:table-cell>
              <table:table-cell office:value-type="float" office:value="179095.996094">
                <text:p>179095.996094</text:p>
              </table:table-cell>
              <table:table-cell office:value-type="float" office:value="41737.798828">
                <text:p>41737.798828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11722905">
                <text:p>11722905</text:p>
              </table:table-cell>
              <table:table-cell office:value-type="float" office:value="112986">
                <text:p>112986</text:p>
              </table:table-cell>
              <table:table-cell office:value-type="float" office:value="184150.203125">
                <text:p>184150.203125</text:p>
              </table:table-cell>
              <table:table-cell office:value-type="float" office:value="42196.59961">
                <text:p>42196.5996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1931930">
                <text:p>11931930</text:p>
              </table:table-cell>
              <table:table-cell office:value-type="float" office:value="114271.800781">
                <text:p>114271.800781</text:p>
              </table:table-cell>
              <table:table-cell office:value-type="float" office:value="184723.40625">
                <text:p>184723.40625</text:p>
              </table:table-cell>
              <table:table-cell office:value-type="float" office:value="42620.398438">
                <text:p>42620.398438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12166164.5">
                <text:p>12166164.5</text:p>
              </table:table-cell>
              <table:table-cell office:value-type="float" office:value="115596.800781">
                <text:p>115596.800781</text:p>
              </table:table-cell>
              <table:table-cell office:value-type="float" office:value="186855.193359">
                <text:p>186855.193359</text:p>
              </table:table-cell>
              <table:table-cell office:value-type="float" office:value="39096">
                <text:p>3909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310745">
                <text:p>12310745</text:p>
              </table:table-cell>
              <table:table-cell office:value-type="float" office:value="116939.601562">
                <text:p>116939.601562</text:p>
              </table:table-cell>
              <table:table-cell office:value-type="float" office:value="191193.40625">
                <text:p>191193.40625</text:p>
              </table:table-cell>
              <table:table-cell office:value-type="float" office:value="47477.400391">
                <text:p>47477.400391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12539903">
                <text:p>12539903</text:p>
              </table:table-cell>
              <table:table-cell office:value-type="float" office:value="118257.398438">
                <text:p>118257.398438</text:p>
              </table:table-cell>
              <table:table-cell office:value-type="float" office:value="198495.199219">
                <text:p>198495.199219</text:p>
              </table:table-cell>
              <table:table-cell office:value-type="float" office:value="39897.800782">
                <text:p>39897.800782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2893603">
                <text:p>12893603</text:p>
              </table:table-cell>
              <table:table-cell office:value-type="float" office:value="119591.800781">
                <text:p>119591.800781</text:p>
              </table:table-cell>
              <table:table-cell office:value-type="float" office:value="201774.59375">
                <text:p>201774.59375</text:p>
              </table:table-cell>
              <table:table-cell office:value-type="float" office:value="44353.798828">
                <text:p>44353.798828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13095968">
                <text:p>13095968</text:p>
              </table:table-cell>
              <table:table-cell office:value-type="float" office:value="120909.601562">
                <text:p>120909.601562</text:p>
              </table:table-cell>
              <table:table-cell office:value-type="float" office:value="205901.792969">
                <text:p>205901.792969</text:p>
              </table:table-cell>
              <table:table-cell office:value-type="float" office:value="44811.398438">
                <text:p>44811.39843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3435588">
                <text:p>13435588</text:p>
              </table:table-cell>
              <table:table-cell office:value-type="float" office:value="122204.601562">
                <text:p>122204.601562</text:p>
              </table:table-cell>
              <table:table-cell office:value-type="float" office:value="206601.802734">
                <text:p>206601.802734</text:p>
              </table:table-cell>
              <table:table-cell office:value-type="float" office:value="41066.400391">
                <text:p>41066.400391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13642986.5">
                <text:p>13642986.5</text:p>
              </table:table-cell>
              <table:table-cell office:value-type="float" office:value="123567.398438">
                <text:p>123567.398438</text:p>
              </table:table-cell>
              <table:table-cell office:value-type="float" office:value="205498.193359">
                <text:p>205498.193359</text:p>
              </table:table-cell>
              <table:table-cell office:value-type="float" office:value="49868">
                <text:p>49868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3727241.5">
                <text:p>13727241.5</text:p>
              </table:table-cell>
              <table:table-cell office:value-type="float" office:value="124875.800781">
                <text:p>124875.800781</text:p>
              </table:table-cell>
              <table:table-cell office:value-type="float" office:value="214633.005859">
                <text:p>214633.005859</text:p>
              </table:table-cell>
              <table:table-cell office:value-type="float" office:value="46095.199219">
                <text:p>46095.199219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14161930.5">
                <text:p>14161930.5</text:p>
              </table:table-cell>
              <table:table-cell office:value-type="float" office:value="126214.800781">
                <text:p>126214.800781</text:p>
              </table:table-cell>
              <table:table-cell office:value-type="float" office:value="211007.800781">
                <text:p>211007.800781</text:p>
              </table:table-cell>
              <table:table-cell office:value-type="float" office:value="50816.400391">
                <text:p>50816.40039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4478020">
                <text:p>14478020</text:p>
              </table:table-cell>
              <table:table-cell office:value-type="float" office:value="127576">
                <text:p>127576</text:p>
              </table:table-cell>
              <table:table-cell office:value-type="float" office:value="224835.400391">
                <text:p>224835.400391</text:p>
              </table:table-cell>
              <table:table-cell office:value-type="float" office:value="51305.599609">
                <text:p>51305.599609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14658291.5">
                <text:p>14658291.5</text:p>
              </table:table-cell>
              <table:table-cell office:value-type="float" office:value="128875.199219">
                <text:p>128875.199219</text:p>
              </table:table-cell>
              <table:table-cell office:value-type="float" office:value="226013.402344">
                <text:p>226013.402344</text:p>
              </table:table-cell>
              <table:table-cell office:value-type="float" office:value="47409.59961">
                <text:p>47409.5996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4992411">
                <text:p>14992411</text:p>
              </table:table-cell>
              <table:table-cell office:value-type="float" office:value="130222.398438">
                <text:p>130222.398438</text:p>
              </table:table-cell>
              <table:table-cell office:value-type="float" office:value="225141.802734">
                <text:p>225141.802734</text:p>
              </table:table-cell>
              <table:table-cell office:value-type="float" office:value="52249.599609">
                <text:p>52249.599609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15273952">
                <text:p>15273952</text:p>
              </table:table-cell>
              <table:table-cell office:value-type="float" office:value="131583.199219">
                <text:p>131583.199219</text:p>
              </table:table-cell>
              <table:table-cell office:value-type="float" office:value="229577.197266">
                <text:p>229577.197266</text:p>
              </table:table-cell>
              <table:table-cell office:value-type="float" office:value="48267.199219">
                <text:p>48267.199219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5494401">
                <text:p>15494401</text:p>
              </table:table-cell>
              <table:table-cell office:value-type="float" office:value="132855.398438">
                <text:p>132855.398438</text:p>
              </table:table-cell>
              <table:table-cell office:value-type="float" office:value="234660.005859">
                <text:p>234660.005859</text:p>
              </table:table-cell>
              <table:table-cell office:value-type="float" office:value="53198">
                <text:p>53198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15783688">
                <text:p>15783688</text:p>
              </table:table-cell>
              <table:table-cell office:value-type="float" office:value="134150">
                <text:p>134150</text:p>
              </table:table-cell>
              <table:table-cell office:value-type="float" office:value="234252.005859">
                <text:p>234252.005859</text:p>
              </table:table-cell>
              <table:table-cell office:value-type="float" office:value="49136">
                <text:p>4913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5994784">
                <text:p>15994784</text:p>
              </table:table-cell>
              <table:table-cell office:value-type="float" office:value="135542.800781">
                <text:p>135542.800781</text:p>
              </table:table-cell>
              <table:table-cell office:value-type="float" office:value="239029.003906">
                <text:p>239029.003906</text:p>
              </table:table-cell>
              <table:table-cell office:value-type="float" office:value="54143.199219">
                <text:p>54143.199219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16353048">
                <text:p>16353048</text:p>
              </table:table-cell>
              <table:table-cell office:value-type="float" office:value="136849">
                <text:p>136849</text:p>
              </table:table-cell>
              <table:table-cell office:value-type="float" office:value="240728.400391">
                <text:p>240728.400391</text:p>
              </table:table-cell>
              <table:table-cell office:value-type="float" office:value="54602.599609">
                <text:p>54602.59960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6588875.5">
                <text:p>16588875.5</text:p>
              </table:table-cell>
              <table:table-cell office:value-type="float" office:value="138210.601562">
                <text:p>138210.601562</text:p>
              </table:table-cell>
              <table:table-cell office:value-type="float" office:value="243252.996094">
                <text:p>243252.996094</text:p>
              </table:table-cell>
              <table:table-cell office:value-type="float" office:value="55091.400391">
                <text:p>55091.400391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16953843">
                <text:p>16953843</text:p>
              </table:table-cell>
              <table:table-cell office:value-type="float" office:value="139546">
                <text:p>139546</text:p>
              </table:table-cell>
              <table:table-cell office:value-type="float" office:value="248019.996094">
                <text:p>248019.996094</text:p>
              </table:table-cell>
              <table:table-cell office:value-type="float" office:value="55564.800781">
                <text:p>55564.80078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7257688">
                <text:p>17257688</text:p>
              </table:table-cell>
              <table:table-cell office:value-type="float" office:value="140850.398438">
                <text:p>140850.398438</text:p>
              </table:table-cell>
              <table:table-cell office:value-type="float" office:value="254345.402344">
                <text:p>254345.402344</text:p>
              </table:table-cell>
              <table:table-cell office:value-type="float" office:value="56026.599609">
                <text:p>56026.599609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17433559">
                <text:p>17433559</text:p>
              </table:table-cell>
              <table:table-cell office:value-type="float" office:value="142176.601562">
                <text:p>142176.601562</text:p>
              </table:table-cell>
              <table:table-cell office:value-type="float" office:value="254261.193359">
                <text:p>254261.193359</text:p>
              </table:table-cell>
              <table:table-cell office:value-type="float" office:value="56505.199219">
                <text:p>56505.19921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7815426">
                <text:p>17815426</text:p>
              </table:table-cell>
              <table:table-cell office:value-type="float" office:value="143495.601562">
                <text:p>143495.601562</text:p>
              </table:table-cell>
              <table:table-cell office:value-type="float" office:value="257144.806641">
                <text:p>257144.806641</text:p>
              </table:table-cell>
              <table:table-cell office:value-type="float" office:value="56977">
                <text:p>56977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18024652">
                <text:p>18024652</text:p>
              </table:table-cell>
              <table:table-cell office:value-type="float" office:value="144839.601562">
                <text:p>144839.601562</text:p>
              </table:table-cell>
              <table:table-cell office:value-type="float" office:value="268226.003906">
                <text:p>268226.003906</text:p>
              </table:table-cell>
              <table:table-cell office:value-type="float" office:value="52616.59961">
                <text:p>52616.59961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8435870">
                <text:p>18435870</text:p>
              </table:table-cell>
              <table:table-cell office:value-type="float" office:value="146185">
                <text:p>146185</text:p>
              </table:table-cell>
              <table:table-cell office:value-type="float" office:value="267727.005859">
                <text:p>267727.005859</text:p>
              </table:table-cell>
              <table:table-cell office:value-type="float" office:value="57937.400391">
                <text:p>57937.400391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18600837">
                <text:p>18600837</text:p>
              </table:table-cell>
              <table:table-cell office:value-type="float" office:value="147497">
                <text:p>147497</text:p>
              </table:table-cell>
              <table:table-cell office:value-type="float" office:value="278629.796875">
                <text:p>278629.796875</text:p>
              </table:table-cell>
              <table:table-cell office:value-type="float" office:value="58400">
                <text:p>58400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8965542">
                <text:p>18965542</text:p>
              </table:table-cell>
              <table:table-cell office:value-type="float" office:value="148856">
                <text:p>148856</text:p>
              </table:table-cell>
              <table:table-cell office:value-type="float" office:value="274278.792969">
                <text:p>274278.792969</text:p>
              </table:table-cell>
              <table:table-cell office:value-type="float" office:value="53924">
                <text:p>53924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19221904">
                <text:p>19221904</text:p>
              </table:table-cell>
              <table:table-cell office:value-type="float" office:value="150269.601562">
                <text:p>150269.601562</text:p>
              </table:table-cell>
              <table:table-cell office:value-type="float" office:value="279312.603516">
                <text:p>279312.603516</text:p>
              </table:table-cell>
              <table:table-cell office:value-type="float" office:value="59345.599609">
                <text:p>59345.59960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9638907">
                <text:p>19638907</text:p>
              </table:table-cell>
              <table:table-cell office:value-type="float" office:value="151510">
                <text:p>151510</text:p>
              </table:table-cell>
              <table:table-cell office:value-type="float" office:value="284760.195312">
                <text:p>284760.195312</text:p>
              </table:table-cell>
              <table:table-cell office:value-type="float" office:value="54784">
                <text:p>54784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19998941">
                <text:p>19998941</text:p>
              </table:table-cell>
              <table:table-cell office:value-type="float" office:value="152902">
                <text:p>152902</text:p>
              </table:table-cell>
              <table:table-cell office:value-type="float" office:value="286469.601563">
                <text:p>286469.601563</text:p>
              </table:table-cell>
              <table:table-cell office:value-type="float" office:value="60313.400391">
                <text:p>60313.40039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0265843">
                <text:p>20265843</text:p>
              </table:table-cell>
              <table:table-cell office:value-type="float" office:value="154202.796875">
                <text:p>154202.796875</text:p>
              </table:table-cell>
              <table:table-cell office:value-type="float" office:value="285741.792969">
                <text:p>285741.792969</text:p>
              </table:table-cell>
              <table:table-cell office:value-type="float" office:value="60773.599609">
                <text:p>60773.599609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20558831">
                <text:p>20558831</text:p>
              </table:table-cell>
              <table:table-cell office:value-type="float" office:value="155600.398438">
                <text:p>155600.398438</text:p>
              </table:table-cell>
              <table:table-cell office:value-type="float" office:value="294414.806641">
                <text:p>294414.806641</text:p>
              </table:table-cell>
              <table:table-cell office:value-type="float" office:value="61267.800781">
                <text:p>61267.80078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0891159">
                <text:p>20891159</text:p>
              </table:table-cell>
              <table:table-cell office:value-type="float" office:value="156917.601562">
                <text:p>156917.601562</text:p>
              </table:table-cell>
              <table:table-cell office:value-type="float" office:value="298330.394531">
                <text:p>298330.394531</text:p>
              </table:table-cell>
              <table:table-cell office:value-type="float" office:value="51342.201172">
                <text:p>51342.201172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21357068">
                <text:p>21357068</text:p>
              </table:table-cell>
              <table:table-cell office:value-type="float" office:value="158250.398438">
                <text:p>158250.398438</text:p>
              </table:table-cell>
              <table:table-cell office:value-type="float" office:value="301731.414062">
                <text:p>301731.414062</text:p>
              </table:table-cell>
              <table:table-cell office:value-type="float" office:value="56963.59961">
                <text:p>56963.5996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21692345">
                <text:p>21692345</text:p>
              </table:table-cell>
              <table:table-cell office:value-type="float" office:value="159634.601562">
                <text:p>159634.601562</text:p>
              </table:table-cell>
              <table:table-cell office:value-type="float" office:value="305929.585938">
                <text:p>305929.585938</text:p>
              </table:table-cell>
              <table:table-cell office:value-type="float" office:value="62683.199219">
                <text:p>62683.199219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21892140">
                <text:p>21892140</text:p>
              </table:table-cell>
              <table:table-cell office:value-type="float" office:value="160948.796875">
                <text:p>160948.796875</text:p>
              </table:table-cell>
              <table:table-cell office:value-type="float" office:value="307812.59375">
                <text:p>307812.59375</text:p>
              </table:table-cell>
              <table:table-cell office:value-type="float" office:value="63164.400391">
                <text:p>63164.400391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22367623">
                <text:p>22367623</text:p>
              </table:table-cell>
              <table:table-cell office:value-type="float" office:value="162276.203125">
                <text:p>162276.203125</text:p>
              </table:table-cell>
              <table:table-cell office:value-type="float" office:value="316133.386719">
                <text:p>316133.386719</text:p>
              </table:table-cell>
              <table:table-cell office:value-type="float" office:value="63624.800781">
                <text:p>63624.800781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22505870">
                <text:p>22505870</text:p>
              </table:table-cell>
              <table:table-cell office:value-type="float" office:value="163637.203125">
                <text:p>163637.203125</text:p>
              </table:table-cell>
              <table:table-cell office:value-type="float" office:value="320681.011719">
                <text:p>320681.011719</text:p>
              </table:table-cell>
              <table:table-cell office:value-type="float" office:value="58714.398438">
                <text:p>58714.39843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22869884">
                <text:p>22869884</text:p>
              </table:table-cell>
              <table:table-cell office:value-type="float" office:value="164928.601562">
                <text:p>164928.601562</text:p>
              </table:table-cell>
              <table:table-cell office:value-type="float" office:value="323195.792969">
                <text:p>323195.792969</text:p>
              </table:table-cell>
              <table:table-cell office:value-type="float" office:value="64578.199219">
                <text:p>64578.199219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23106908">
                <text:p>23106908</text:p>
              </table:table-cell>
              <table:table-cell office:value-type="float" office:value="166294.203125">
                <text:p>166294.203125</text:p>
              </table:table-cell>
              <table:table-cell office:value-type="float" office:value="327463.40625">
                <text:p>327463.40625</text:p>
              </table:table-cell>
              <table:table-cell office:value-type="float" office:value="65061.400391">
                <text:p>65061.400391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23461545">
                <text:p>23461545</text:p>
              </table:table-cell>
              <table:table-cell office:value-type="float" office:value="167717.203125">
                <text:p>167717.203125</text:p>
              </table:table-cell>
              <table:table-cell office:value-type="float" office:value="332604.414062">
                <text:p>332604.414062</text:p>
              </table:table-cell>
              <table:table-cell office:value-type="float" office:value="65510.599609">
                <text:p>65510.599609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24004606">
                <text:p>24004606</text:p>
              </table:table-cell>
              <table:table-cell office:value-type="float" office:value="168996.203125">
                <text:p>168996.203125</text:p>
              </table:table-cell>
              <table:table-cell office:value-type="float" office:value="343177.601562">
                <text:p>343177.601562</text:p>
              </table:table-cell>
              <table:table-cell office:value-type="float" office:value="49314.798828">
                <text:p>49314.79882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336435">
                <text:p>24336435</text:p>
              </table:table-cell>
              <table:table-cell office:value-type="float" office:value="170333.203125">
                <text:p>170333.203125</text:p>
              </table:table-cell>
              <table:table-cell office:value-type="float" office:value="334180.398438">
                <text:p>334180.398438</text:p>
              </table:table-cell>
              <table:table-cell office:value-type="float" office:value="66476.599609">
                <text:p>66476.599609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24687756">
                <text:p>24687756</text:p>
              </table:table-cell>
              <table:table-cell office:value-type="float" office:value="171741.398438">
                <text:p>171741.398438</text:p>
              </table:table-cell>
              <table:table-cell office:value-type="float" office:value="345111.199219">
                <text:p>345111.199219</text:p>
              </table:table-cell>
              <table:table-cell office:value-type="float" office:value="66953">
                <text:p>66953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24916694">
                <text:p>24916694</text:p>
              </table:table-cell>
              <table:table-cell office:value-type="float" office:value="173048.398438">
                <text:p>173048.398438</text:p>
              </table:table-cell>
              <table:table-cell office:value-type="float" office:value="348751.199219">
                <text:p>348751.199219</text:p>
              </table:table-cell>
              <table:table-cell office:value-type="float" office:value="61774">
                <text:p>61774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25388799">
                <text:p>25388799</text:p>
              </table:table-cell>
              <table:table-cell office:value-type="float" office:value="174360.398438">
                <text:p>174360.398438</text:p>
              </table:table-cell>
              <table:table-cell office:value-type="float" office:value="350143.207031">
                <text:p>350143.207031</text:p>
              </table:table-cell>
              <table:table-cell office:value-type="float" office:value="62201.59961">
                <text:p>62201.59961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25814100">
                <text:p>25814100</text:p>
              </table:table-cell>
              <table:table-cell office:value-type="float" office:value="175745.796875">
                <text:p>175745.796875</text:p>
              </table:table-cell>
              <table:table-cell office:value-type="float" office:value="351788.398438">
                <text:p>351788.398438</text:p>
              </table:table-cell>
              <table:table-cell office:value-type="float" office:value="68387.599609">
                <text:p>68387.599609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25890593">
                <text:p>25890593</text:p>
              </table:table-cell>
              <table:table-cell office:value-type="float" office:value="177076.601562">
                <text:p>177076.601562</text:p>
              </table:table-cell>
              <table:table-cell office:value-type="float" office:value="362483.988281">
                <text:p>362483.988281</text:p>
              </table:table-cell>
              <table:table-cell office:value-type="float" office:value="63068.199219">
                <text:p>63068.199219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26403763">
                <text:p>26403763</text:p>
              </table:table-cell>
              <table:table-cell office:value-type="float" office:value="178425.796875">
                <text:p>178425.796875</text:p>
              </table:table-cell>
              <table:table-cell office:value-type="float" office:value="365377.585938">
                <text:p>365377.585938</text:p>
              </table:table-cell>
              <table:table-cell office:value-type="float" office:value="63506.798828">
                <text:p>63506.798828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26771537">
                <text:p>26771537</text:p>
              </table:table-cell>
              <table:table-cell office:value-type="float" office:value="179754">
                <text:p>179754</text:p>
              </table:table-cell>
              <table:table-cell office:value-type="float" office:value="374532.207031">
                <text:p>374532.207031</text:p>
              </table:table-cell>
              <table:table-cell office:value-type="float" office:value="63918.398438">
                <text:p>63918.39843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26999058">
                <text:p>26999058</text:p>
              </table:table-cell>
              <table:table-cell office:value-type="float" office:value="181069.203125">
                <text:p>181069.203125</text:p>
              </table:table-cell>
              <table:table-cell office:value-type="float" office:value="375794.007812">
                <text:p>375794.007812</text:p>
              </table:table-cell>
              <table:table-cell office:value-type="float" office:value="70283">
                <text:p>70283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27481053">
                <text:p>27481053</text:p>
              </table:table-cell>
              <table:table-cell office:value-type="float" office:value="182422.796875">
                <text:p>182422.796875</text:p>
              </table:table-cell>
              <table:table-cell office:value-type="float" office:value="376196.804688">
                <text:p>376196.804688</text:p>
              </table:table-cell>
              <table:table-cell office:value-type="float" office:value="70738.800781">
                <text:p>70738.80078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27872917">
                <text:p>27872917</text:p>
              </table:table-cell>
              <table:table-cell office:value-type="float" office:value="183782">
                <text:p>183782</text:p>
              </table:table-cell>
              <table:table-cell office:value-type="float" office:value="383546.398438">
                <text:p>383546.398438</text:p>
              </table:table-cell>
              <table:table-cell office:value-type="float" office:value="59230">
                <text:p>59230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28143079">
                <text:p>28143079</text:p>
              </table:table-cell>
              <table:table-cell office:value-type="float" office:value="185168.203125">
                <text:p>185168.203125</text:p>
              </table:table-cell>
              <table:table-cell office:value-type="float" office:value="390542.1875">
                <text:p>390542.1875</text:p>
              </table:table-cell>
              <table:table-cell office:value-type="float" office:value="71689.398438">
                <text:p>71689.398438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28640731">
                <text:p>28640731</text:p>
              </table:table-cell>
              <table:table-cell office:value-type="float" office:value="186525">
                <text:p>186525</text:p>
              </table:table-cell>
              <table:table-cell office:value-type="float" office:value="387127.386719">
                <text:p>387127.386719</text:p>
              </table:table-cell>
              <table:table-cell office:value-type="float" office:value="72180.199219">
                <text:p>72180.199219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28940596">
                <text:p>28940596</text:p>
              </table:table-cell>
              <table:table-cell office:value-type="float" office:value="187817.398438">
                <text:p>187817.398438</text:p>
              </table:table-cell>
              <table:table-cell office:value-type="float" office:value="403304.210938">
                <text:p>403304.210938</text:p>
              </table:table-cell>
              <table:table-cell office:value-type="float" office:value="66536.199219">
                <text:p>66536.199219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29376345">
                <text:p>29376345</text:p>
              </table:table-cell>
              <table:table-cell office:value-type="float" office:value="189191.796875">
                <text:p>189191.796875</text:p>
              </table:table-cell>
              <table:table-cell office:value-type="float" office:value="401222.789062">
                <text:p>401222.789062</text:p>
              </table:table-cell>
              <table:table-cell office:value-type="float" office:value="73133.601562">
                <text:p>73133.601562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29619703">
                <text:p>29619703</text:p>
              </table:table-cell>
              <table:table-cell office:value-type="float" office:value="190501.398438">
                <text:p>190501.398438</text:p>
              </table:table-cell>
              <table:table-cell office:value-type="float" office:value="401684.988281">
                <text:p>401684.988281</text:p>
              </table:table-cell>
              <table:table-cell office:value-type="float" office:value="67393.59961">
                <text:p>67393.5996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0166332">
                <text:p>30166332</text:p>
              </table:table-cell>
              <table:table-cell office:value-type="float" office:value="191860.796875">
                <text:p>191860.796875</text:p>
              </table:table-cell>
              <table:table-cell office:value-type="float" office:value="408103.007812">
                <text:p>408103.007812</text:p>
              </table:table-cell>
              <table:table-cell office:value-type="float" office:value="67833.398438">
                <text:p>67833.398438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30489164">
                <text:p>30489164</text:p>
              </table:table-cell>
              <table:table-cell office:value-type="float" office:value="193217.796875">
                <text:p>193217.796875</text:p>
              </table:table-cell>
              <table:table-cell office:value-type="float" office:value="414306.605469">
                <text:p>414306.605469</text:p>
              </table:table-cell>
              <table:table-cell office:value-type="float" office:value="74557">
                <text:p>74557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30828097">
                <text:p>30828097</text:p>
              </table:table-cell>
              <table:table-cell office:value-type="float" office:value="194613.796875">
                <text:p>194613.796875</text:p>
              </table:table-cell>
              <table:table-cell office:value-type="float" office:value="421458.605469">
                <text:p>421458.605469</text:p>
              </table:table-cell>
              <table:table-cell office:value-type="float" office:value="68696.398438">
                <text:p>68696.398438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31308087">
                <text:p>31308087</text:p>
              </table:table-cell>
              <table:table-cell office:value-type="float" office:value="195947">
                <text:p>195947</text:p>
              </table:table-cell>
              <table:table-cell office:value-type="float" office:value="425933.199219">
                <text:p>425933.199219</text:p>
              </table:table-cell>
              <table:table-cell office:value-type="float" office:value="75493.199219">
                <text:p>75493.19921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642608">
                <text:p>31642608</text:p>
              </table:table-cell>
              <table:table-cell office:value-type="float" office:value="197263.398438">
                <text:p>197263.398438</text:p>
              </table:table-cell>
              <table:table-cell office:value-type="float" office:value="428763.1875">
                <text:p>428763.1875</text:p>
              </table:table-cell>
              <table:table-cell office:value-type="float" office:value="75966.199219">
                <text:p>75966.199219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32087275">
                <text:p>32087275</text:p>
              </table:table-cell>
              <table:table-cell office:value-type="float" office:value="198631">
                <text:p>198631</text:p>
              </table:table-cell>
              <table:table-cell office:value-type="float" office:value="432856.585938">
                <text:p>432856.585938</text:p>
              </table:table-cell>
              <table:table-cell office:value-type="float" office:value="76457.800781">
                <text:p>76457.800781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32289168">
                <text:p>32289168</text:p>
              </table:table-cell>
              <table:table-cell office:value-type="float" office:value="199992">
                <text:p>199992</text:p>
              </table:table-cell>
              <table:table-cell office:value-type="float" office:value="439370.207031">
                <text:p>439370.207031</text:p>
              </table:table-cell>
              <table:table-cell office:value-type="float" office:value="76935">
                <text:p>76935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32656419">
                <text:p>32656419</text:p>
              </table:table-cell>
              <table:table-cell office:value-type="float" office:value="201314.796875">
                <text:p>201314.796875</text:p>
              </table:table-cell>
              <table:table-cell office:value-type="float" office:value="446612.199219">
                <text:p>446612.199219</text:p>
              </table:table-cell>
              <table:table-cell office:value-type="float" office:value="77402.199219">
                <text:p>77402.199219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3220502">
                <text:p>33220502</text:p>
              </table:table-cell>
              <table:table-cell office:value-type="float" office:value="202701.601562">
                <text:p>202701.601562</text:p>
              </table:table-cell>
              <table:table-cell office:value-type="float" office:value="444032.613281">
                <text:p>444032.613281</text:p>
              </table:table-cell>
              <table:table-cell office:value-type="float" office:value="77869.199219">
                <text:p>77869.199219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33558175">
                <text:p>33558175</text:p>
              </table:table-cell>
              <table:table-cell office:value-type="float" office:value="204084.601562">
                <text:p>204084.601562</text:p>
              </table:table-cell>
              <table:table-cell office:value-type="float" office:value="449751.605469">
                <text:p>449751.605469</text:p>
              </table:table-cell>
              <table:table-cell office:value-type="float" office:value="78334.199219">
                <text:p>78334.19921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34126540">
                <text:p>34126540</text:p>
              </table:table-cell>
              <table:table-cell office:value-type="float" office:value="205546.796875">
                <text:p>205546.796875</text:p>
              </table:table-cell>
              <table:table-cell office:value-type="float" office:value="466591.007812">
                <text:p>466591.007812</text:p>
              </table:table-cell>
              <table:table-cell office:value-type="float" office:value="58878.199218">
                <text:p>58878.199218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34427524">
                <text:p>34427524</text:p>
              </table:table-cell>
              <table:table-cell office:value-type="float" office:value="206980.398438">
                <text:p>206980.398438</text:p>
              </table:table-cell>
              <table:table-cell office:value-type="float" office:value="463482.40625">
                <text:p>463482.40625</text:p>
              </table:table-cell>
              <table:table-cell office:value-type="float" office:value="79283.800781">
                <text:p>79283.80078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4953866">
                <text:p>34953866</text:p>
              </table:table-cell>
              <table:table-cell office:value-type="float" office:value="208375.398438">
                <text:p>208375.398438</text:p>
              </table:table-cell>
              <table:table-cell office:value-type="float" office:value="461631.394531">
                <text:p>461631.394531</text:p>
              </table:table-cell>
              <table:table-cell office:value-type="float" office:value="79771.398438">
                <text:p>79771.398438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35330150">
                <text:p>35330150</text:p>
              </table:table-cell>
              <table:table-cell office:value-type="float" office:value="209785.398438">
                <text:p>209785.398438</text:p>
              </table:table-cell>
              <table:table-cell office:value-type="float" office:value="471627.195312">
                <text:p>471627.195312</text:p>
              </table:table-cell>
              <table:table-cell office:value-type="float" office:value="73471">
                <text:p>7347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5617832">
                <text:p>35617832</text:p>
              </table:table-cell>
              <table:table-cell office:value-type="float" office:value="211197">
                <text:p>211197</text:p>
              </table:table-cell>
              <table:table-cell office:value-type="float" office:value="469644.59375">
                <text:p>469644.59375</text:p>
              </table:table-cell>
              <table:table-cell office:value-type="float" office:value="80711">
                <text:p>80711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36210504">
                <text:p>36210504</text:p>
              </table:table-cell>
              <table:table-cell office:value-type="float" office:value="212560.203125">
                <text:p>212560.203125</text:p>
              </table:table-cell>
              <table:table-cell office:value-type="float" office:value="475894.804688">
                <text:p>475894.804688</text:p>
              </table:table-cell>
              <table:table-cell office:value-type="float" office:value="81201.398438">
                <text:p>81201.39843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6800460">
                <text:p>36800460</text:p>
              </table:table-cell>
              <table:table-cell office:value-type="float" office:value="214019.203125">
                <text:p>214019.203125</text:p>
              </table:table-cell>
              <table:table-cell office:value-type="float" office:value="486373.800781">
                <text:p>486373.800781</text:p>
              </table:table-cell>
              <table:table-cell office:value-type="float" office:value="81682.601562">
                <text:p>81682.601562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37388288">
                <text:p>37388288</text:p>
              </table:table-cell>
              <table:table-cell office:value-type="float" office:value="215502">
                <text:p>215502</text:p>
              </table:table-cell>
              <table:table-cell office:value-type="float" office:value="494868.585938">
                <text:p>494868.585938</text:p>
              </table:table-cell>
              <table:table-cell office:value-type="float" office:value="82148.800781">
                <text:p>82148.800781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37674444">
                <text:p>37674444</text:p>
              </table:table-cell>
              <table:table-cell office:value-type="float" office:value="216822.203125">
                <text:p>216822.203125</text:p>
              </table:table-cell>
              <table:table-cell office:value-type="float" office:value="499915.1875">
                <text:p>499915.1875</text:p>
              </table:table-cell>
              <table:table-cell office:value-type="float" office:value="75645.800781">
                <text:p>75645.800781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37895912">
                <text:p>37895912</text:p>
              </table:table-cell>
              <table:table-cell office:value-type="float" office:value="218306.796875">
                <text:p>218306.796875</text:p>
              </table:table-cell>
              <table:table-cell office:value-type="float" office:value="501623.1875">
                <text:p>501623.1875</text:p>
              </table:table-cell>
              <table:table-cell office:value-type="float" office:value="83069.398438">
                <text:p>83069.398438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8369432">
                <text:p>38369432</text:p>
              </table:table-cell>
              <table:table-cell office:value-type="float" office:value="219744">
                <text:p>219744</text:p>
              </table:table-cell>
              <table:table-cell office:value-type="float" office:value="509860.804688">
                <text:p>509860.804688</text:p>
              </table:table-cell>
              <table:table-cell office:value-type="float" office:value="83561.800781">
                <text:p>83561.800781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38815976">
                <text:p>38815976</text:p>
              </table:table-cell>
              <table:table-cell office:value-type="float" office:value="221116.796875">
                <text:p>221116.796875</text:p>
              </table:table-cell>
              <table:table-cell office:value-type="float" office:value="516246.398438">
                <text:p>516246.398438</text:p>
              </table:table-cell>
              <table:table-cell office:value-type="float" office:value="84039.800781">
                <text:p>84039.800781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39212334">
                <text:p>39212334</text:p>
              </table:table-cell>
              <table:table-cell office:value-type="float" office:value="222548.601562">
                <text:p>222548.601562</text:p>
              </table:table-cell>
              <table:table-cell office:value-type="float" office:value="510210.011719">
                <text:p>510210.011719</text:p>
              </table:table-cell>
              <table:table-cell office:value-type="float" office:value="84493.800781">
                <text:p>84493.800781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39697834">
                <text:p>39697834</text:p>
              </table:table-cell>
              <table:table-cell office:value-type="float" office:value="223967.601562">
                <text:p>223967.601562</text:p>
              </table:table-cell>
              <table:table-cell office:value-type="float" office:value="525628.398438">
                <text:p>525628.398438</text:p>
              </table:table-cell>
              <table:table-cell office:value-type="float" office:value="84993.398438">
                <text:p>84993.39843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0159422">
                <text:p>40159422</text:p>
              </table:table-cell>
              <table:table-cell office:value-type="float" office:value="225384.203125">
                <text:p>225384.203125</text:p>
              </table:table-cell>
              <table:table-cell office:value-type="float" office:value="526136.605469">
                <text:p>526136.605469</text:p>
              </table:table-cell>
              <table:table-cell office:value-type="float" office:value="85469.800781">
                <text:p>85469.800781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40745850">
                <text:p>40745850</text:p>
              </table:table-cell>
              <table:table-cell office:value-type="float" office:value="226812.203125">
                <text:p>226812.203125</text:p>
              </table:table-cell>
              <table:table-cell office:value-type="float" office:value="533588.8125">
                <text:p>533588.8125</text:p>
              </table:table-cell>
              <table:table-cell office:value-type="float" office:value="78704">
                <text:p>78704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41046054">
                <text:p>41046054</text:p>
              </table:table-cell>
              <table:table-cell office:value-type="float" office:value="228225">
                <text:p>228225</text:p>
              </table:table-cell>
              <table:table-cell office:value-type="float" office:value="538415.613281">
                <text:p>538415.613281</text:p>
              </table:table-cell>
              <table:table-cell office:value-type="float" office:value="71847.398438">
                <text:p>71847.398438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41492904">
                <text:p>41492904</text:p>
              </table:table-cell>
              <table:table-cell office:value-type="float" office:value="229622.601562">
                <text:p>229622.601562</text:p>
              </table:table-cell>
              <table:table-cell office:value-type="float" office:value="543628.199219">
                <text:p>543628.199219</text:p>
              </table:table-cell>
              <table:table-cell office:value-type="float" office:value="72236.398438">
                <text:p>72236.398438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41957384">
                <text:p>41957384</text:p>
              </table:table-cell>
              <table:table-cell office:value-type="float" office:value="231127.796875">
                <text:p>231127.796875</text:p>
              </table:table-cell>
              <table:table-cell office:value-type="float" office:value="545171.992188">
                <text:p>545171.992188</text:p>
              </table:table-cell>
              <table:table-cell office:value-type="float" office:value="87391">
                <text:p>87391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42232232">
                <text:p>42232232</text:p>
              </table:table-cell>
              <table:table-cell office:value-type="float" office:value="232515.398438">
                <text:p>232515.398438</text:p>
              </table:table-cell>
              <table:table-cell office:value-type="float" office:value="549685.40625">
                <text:p>549685.40625</text:p>
              </table:table-cell>
              <table:table-cell office:value-type="float" office:value="87852.199219">
                <text:p>87852.199219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42882720">
                <text:p>42882720</text:p>
              </table:table-cell>
              <table:table-cell office:value-type="float" office:value="233932.601562">
                <text:p>233932.601562</text:p>
              </table:table-cell>
              <table:table-cell office:value-type="float" office:value="555420.207031">
                <text:p>555420.207031</text:p>
              </table:table-cell>
              <table:table-cell office:value-type="float" office:value="80874.199219">
                <text:p>80874.199219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43267230">
                <text:p>43267230</text:p>
              </table:table-cell>
              <table:table-cell office:value-type="float" office:value="235346.796875">
                <text:p>235346.796875</text:p>
              </table:table-cell>
              <table:table-cell office:value-type="float" office:value="570983.40625">
                <text:p>570983.40625</text:p>
              </table:table-cell>
              <table:table-cell office:value-type="float" office:value="73859.199219">
                <text:p>73859.199219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43917644">
                <text:p>43917644</text:p>
              </table:table-cell>
              <table:table-cell office:value-type="float" office:value="236797.601562">
                <text:p>236797.601562</text:p>
              </table:table-cell>
              <table:table-cell office:value-type="float" office:value="564334.605469">
                <text:p>564334.605469</text:p>
              </table:table-cell>
              <table:table-cell office:value-type="float" office:value="89257.398438">
                <text:p>89257.398438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44477994">
                <text:p>44477994</text:p>
              </table:table-cell>
              <table:table-cell office:value-type="float" office:value="238138.203125">
                <text:p>238138.203125</text:p>
              </table:table-cell>
              <table:table-cell office:value-type="float" office:value="572622.792969">
                <text:p>572622.792969</text:p>
              </table:table-cell>
              <table:table-cell office:value-type="float" office:value="89746.199219">
                <text:p>89746.19921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44530026">
                <text:p>44530026</text:p>
              </table:table-cell>
              <table:table-cell office:value-type="float" office:value="239599.601562">
                <text:p>239599.601562</text:p>
              </table:table-cell>
              <table:table-cell office:value-type="float" office:value="577001.585938">
                <text:p>577001.585938</text:p>
              </table:table-cell>
              <table:table-cell office:value-type="float" office:value="67439.001953">
                <text:p>67439.001953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44890164">
                <text:p>44890164</text:p>
              </table:table-cell>
              <table:table-cell office:value-type="float" office:value="241048.203125">
                <text:p>241048.203125</text:p>
              </table:table-cell>
              <table:table-cell office:value-type="float" office:value="581989">
                <text:p>581989</text:p>
              </table:table-cell>
              <table:table-cell office:value-type="float" office:value="90684.601562">
                <text:p>90684.60156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45656244">
                <text:p>45656244</text:p>
              </table:table-cell>
              <table:table-cell office:value-type="float" office:value="242445.398438">
                <text:p>242445.398438</text:p>
              </table:table-cell>
              <table:table-cell office:value-type="float" office:value="599614.226562">
                <text:p>599614.226562</text:p>
              </table:table-cell>
              <table:table-cell office:value-type="float" office:value="83487.800781">
                <text:p>83487.800781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46386072">
                <text:p>46386072</text:p>
              </table:table-cell>
              <table:table-cell office:value-type="float" office:value="243877.398438">
                <text:p>243877.398438</text:p>
              </table:table-cell>
              <table:table-cell office:value-type="float" office:value="588961.585938">
                <text:p>588961.585938</text:p>
              </table:table-cell>
              <table:table-cell office:value-type="float" office:value="91653.398438">
                <text:p>91653.39843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46220832">
                <text:p>46220832</text:p>
              </table:table-cell>
              <table:table-cell office:value-type="float" office:value="245279.796875">
                <text:p>245279.796875</text:p>
              </table:table-cell>
              <table:table-cell office:value-type="float" office:value="605932.585938">
                <text:p>605932.585938</text:p>
              </table:table-cell>
              <table:table-cell office:value-type="float" office:value="92117.398438">
                <text:p>92117.398438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47189244">
                <text:p>47189244</text:p>
              </table:table-cell>
              <table:table-cell office:value-type="float" office:value="246685.203125">
                <text:p>246685.203125</text:p>
              </table:table-cell>
              <table:table-cell office:value-type="float" office:value="610920.386719">
                <text:p>610920.386719</text:p>
              </table:table-cell>
              <table:table-cell office:value-type="float" office:value="92587.398438">
                <text:p>92587.39843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47487186">
                <text:p>47487186</text:p>
              </table:table-cell>
              <table:table-cell office:value-type="float" office:value="248139.796875">
                <text:p>248139.796875</text:p>
              </table:table-cell>
              <table:table-cell office:value-type="float" office:value="611816.988281">
                <text:p>611816.988281</text:p>
              </table:table-cell>
              <table:table-cell office:value-type="float" office:value="93060.199219">
                <text:p>93060.199219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48035428">
                <text:p>48035428</text:p>
              </table:table-cell>
              <table:table-cell office:value-type="float" office:value="249559.398438">
                <text:p>249559.398438</text:p>
              </table:table-cell>
              <table:table-cell office:value-type="float" office:value="619037.585938">
                <text:p>619037.585938</text:p>
              </table:table-cell>
              <table:table-cell office:value-type="float" office:value="93521.800781">
                <text:p>93521.800781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48767688">
                <text:p>48767688</text:p>
              </table:table-cell>
              <table:table-cell office:value-type="float" office:value="250945.601562">
                <text:p>250945.601562</text:p>
              </table:table-cell>
              <table:table-cell office:value-type="float" office:value="628637.011719">
                <text:p>628637.011719</text:p>
              </table:table-cell>
              <table:table-cell office:value-type="float" office:value="86082.597657">
                <text:p>86082.597657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48975722">
                <text:p>48975722</text:p>
              </table:table-cell>
              <table:table-cell office:value-type="float" office:value="252372">
                <text:p>252372</text:p>
              </table:table-cell>
              <table:table-cell office:value-type="float" office:value="624012.613281">
                <text:p>624012.613281</text:p>
              </table:table-cell>
              <table:table-cell office:value-type="float" office:value="94490.199219">
                <text:p>94490.1992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9234024">
                <text:p>49234024</text:p>
              </table:table-cell>
              <table:table-cell office:value-type="float" office:value="253862">
                <text:p>253862</text:p>
              </table:table-cell>
              <table:table-cell office:value-type="float" office:value="634550.824219">
                <text:p>634550.824219</text:p>
              </table:table-cell>
              <table:table-cell office:value-type="float" office:value="94949">
                <text:p>94949</text:p>
              </table:table-cell>
            </table:table-row>
            <table:table-row>
              <table:table-cell office:value-type="float" office:value="10050">
                <text:p>10050</text:p>
              </table:table-cell>
              <table:table-cell office:value-type="float" office:value="50186950">
                <text:p>50186950</text:p>
              </table:table-cell>
              <table:table-cell office:value-type="float" office:value="255270.203125">
                <text:p>255270.203125</text:p>
              </table:table-cell>
              <table:table-cell office:value-type="float" office:value="641703.226562">
                <text:p>641703.226562</text:p>
              </table:table-cell>
              <table:table-cell office:value-type="float" office:value="95466">
                <text:p>95466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50593618">
                <text:p>50593618</text:p>
              </table:table-cell>
              <table:table-cell office:value-type="float" office:value="256668.398438">
                <text:p>256668.398438</text:p>
              </table:table-cell>
              <table:table-cell office:value-type="float" office:value="642430.625">
                <text:p>642430.625</text:p>
              </table:table-cell>
              <table:table-cell office:value-type="float" office:value="95907.398438">
                <text:p>95907.398438</text:p>
              </table:table-cell>
            </table:table-row>
            <table:table-row>
              <table:table-cell office:value-type="float" office:value="10150">
                <text:p>10150</text:p>
              </table:table-cell>
              <table:table-cell office:value-type="float" office:value="50945710">
                <text:p>50945710</text:p>
              </table:table-cell>
              <table:table-cell office:value-type="float" office:value="258089">
                <text:p>258089</text:p>
              </table:table-cell>
              <table:table-cell office:value-type="float" office:value="654640.011719">
                <text:p>654640.011719</text:p>
              </table:table-cell>
              <table:table-cell office:value-type="float" office:value="88250.398438">
                <text:p>88250.398438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51388322">
                <text:p>51388322</text:p>
              </table:table-cell>
              <table:table-cell office:value-type="float" office:value="259556">
                <text:p>259556</text:p>
              </table:table-cell>
              <table:table-cell office:value-type="float" office:value="656992.199219">
                <text:p>656992.199219</text:p>
              </table:table-cell>
              <table:table-cell office:value-type="float" office:value="80542.398438">
                <text:p>80542.398438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52051140">
                <text:p>52051140</text:p>
              </table:table-cell>
              <table:table-cell office:value-type="float" office:value="260966.398438">
                <text:p>260966.398438</text:p>
              </table:table-cell>
              <table:table-cell office:value-type="float" office:value="669786.601562">
                <text:p>669786.601562</text:p>
              </table:table-cell>
              <table:table-cell office:value-type="float" office:value="97344.199219">
                <text:p>97344.199219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52407886">
                <text:p>52407886</text:p>
              </table:table-cell>
              <table:table-cell office:value-type="float" office:value="262314.203125">
                <text:p>262314.203125</text:p>
              </table:table-cell>
              <table:table-cell office:value-type="float" office:value="678426.011719">
                <text:p>678426.011719</text:p>
              </table:table-cell>
              <table:table-cell office:value-type="float" office:value="89568.597657">
                <text:p>89568.597657</text:p>
              </table:table-cell>
            </table:table-row>
            <table:table-row>
              <table:table-cell office:value-type="float" office:value="10350">
                <text:p>10350</text:p>
              </table:table-cell>
              <table:table-cell office:value-type="float" office:value="53178210">
                <text:p>53178210</text:p>
              </table:table-cell>
              <table:table-cell office:value-type="float" office:value="263778.796875">
                <text:p>263778.796875</text:p>
              </table:table-cell>
              <table:table-cell office:value-type="float" office:value="668953.414062">
                <text:p>668953.414062</text:p>
              </table:table-cell>
              <table:table-cell office:value-type="float" office:value="90002.398438">
                <text:p>90002.398438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53744536">
                <text:p>53744536</text:p>
              </table:table-cell>
              <table:table-cell office:value-type="float" office:value="265199.796875">
                <text:p>265199.796875</text:p>
              </table:table-cell>
              <table:table-cell office:value-type="float" office:value="680370.601562">
                <text:p>680370.601562</text:p>
              </table:table-cell>
              <table:table-cell office:value-type="float" office:value="98779.601562">
                <text:p>98779.601562</text:p>
              </table:table-cell>
            </table:table-row>
            <table:table-row>
              <table:table-cell office:value-type="float" office:value="10450">
                <text:p>10450</text:p>
              </table:table-cell>
              <table:table-cell office:value-type="float" office:value="54015856">
                <text:p>54015856</text:p>
              </table:table-cell>
              <table:table-cell office:value-type="float" office:value="266641.796875">
                <text:p>266641.796875</text:p>
              </table:table-cell>
              <table:table-cell office:value-type="float" office:value="678718.976562">
                <text:p>678718.976562</text:p>
              </table:table-cell>
              <table:table-cell office:value-type="float" office:value="99247">
                <text:p>99247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54793228">
                <text:p>54793228</text:p>
              </table:table-cell>
              <table:table-cell office:value-type="float" office:value="268099.398438">
                <text:p>268099.398438</text:p>
              </table:table-cell>
              <table:table-cell office:value-type="float" office:value="698888.023438">
                <text:p>698888.023438</text:p>
              </table:table-cell>
              <table:table-cell office:value-type="float" office:value="99734.601562">
                <text:p>99734.601562</text:p>
              </table:table-cell>
            </table:table-row>
            <table:table-row>
              <table:table-cell office:value-type="float" office:value="10550">
                <text:p>10550</text:p>
              </table:table-cell>
              <table:table-cell office:value-type="float" office:value="55102228">
                <text:p>55102228</text:p>
              </table:table-cell>
              <table:table-cell office:value-type="float" office:value="269539.203125">
                <text:p>269539.203125</text:p>
              </table:table-cell>
              <table:table-cell office:value-type="float" office:value="703215.585938">
                <text:p>703215.585938</text:p>
              </table:table-cell>
              <table:table-cell office:value-type="float" office:value="100183.800781">
                <text:p>100183.800781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55753728">
                <text:p>55753728</text:p>
              </table:table-cell>
              <table:table-cell office:value-type="float" office:value="270898.601562">
                <text:p>270898.601562</text:p>
              </table:table-cell>
              <table:table-cell office:value-type="float" office:value="703065.226562">
                <text:p>703065.226562</text:p>
              </table:table-cell>
              <table:table-cell office:value-type="float" office:value="92178.800781">
                <text:p>92178.800781</text:p>
              </table:table-cell>
            </table:table-row>
            <table:table-row>
              <table:table-cell office:value-type="float" office:value="10650">
                <text:p>10650</text:p>
              </table:table-cell>
              <table:table-cell office:value-type="float" office:value="56137970">
                <text:p>56137970</text:p>
              </table:table-cell>
              <table:table-cell office:value-type="float" office:value="272385">
                <text:p>272385</text:p>
              </table:table-cell>
              <table:table-cell office:value-type="float" office:value="710652.773438">
                <text:p>710652.773438</text:p>
              </table:table-cell>
              <table:table-cell office:value-type="float" office:value="84093.597657">
                <text:p>84093.597657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56395994">
                <text:p>56395994</text:p>
              </table:table-cell>
              <table:table-cell office:value-type="float" office:value="273818">
                <text:p>273818</text:p>
              </table:table-cell>
              <table:table-cell office:value-type="float" office:value="719239">
                <text:p>719239</text:p>
              </table:table-cell>
              <table:table-cell office:value-type="float" office:value="67378.40039">
                <text:p>67378.40039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57195030">
                <text:p>57195030</text:p>
              </table:table-cell>
              <table:table-cell office:value-type="float" office:value="275238">
                <text:p>275238</text:p>
              </table:table-cell>
              <table:table-cell office:value-type="float" office:value="724562.414062">
                <text:p>724562.414062</text:p>
              </table:table-cell>
              <table:table-cell office:value-type="float" office:value="93483.398438">
                <text:p>93483.398438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57956608">
                <text:p>57956608</text:p>
              </table:table-cell>
              <table:table-cell office:value-type="float" office:value="276632.601562">
                <text:p>276632.601562</text:p>
              </table:table-cell>
              <table:table-cell office:value-type="float" office:value="723582.1875">
                <text:p>723582.1875</text:p>
              </table:table-cell>
              <table:table-cell office:value-type="float" office:value="102549.398438">
                <text:p>102549.398438</text:p>
              </table:table-cell>
            </table:table-row>
            <table:table-row>
              <table:table-cell office:value-type="float" office:value="10850">
                <text:p>10850</text:p>
              </table:table-cell>
              <table:table-cell office:value-type="float" office:value="58234376">
                <text:p>58234376</text:p>
              </table:table-cell>
              <table:table-cell office:value-type="float" office:value="278086.203125">
                <text:p>278086.203125</text:p>
              </table:table-cell>
              <table:table-cell office:value-type="float" office:value="738899.800781">
                <text:p>738899.800781</text:p>
              </table:table-cell>
              <table:table-cell office:value-type="float" office:value="94333.597657">
                <text:p>94333.597657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58848710">
                <text:p>58848710</text:p>
              </table:table-cell>
              <table:table-cell office:value-type="float" office:value="279531">
                <text:p>279531</text:p>
              </table:table-cell>
              <table:table-cell office:value-type="float" office:value="739378.625">
                <text:p>739378.625</text:p>
              </table:table-cell>
              <table:table-cell office:value-type="float" office:value="103499.398438">
                <text:p>103499.398438</text:p>
              </table:table-cell>
            </table:table-row>
            <table:table-row>
              <table:table-cell office:value-type="float" office:value="10950">
                <text:p>10950</text:p>
              </table:table-cell>
              <table:table-cell office:value-type="float" office:value="59381394">
                <text:p>59381394</text:p>
              </table:table-cell>
              <table:table-cell office:value-type="float" office:value="280907.40625">
                <text:p>280907.40625</text:p>
              </table:table-cell>
              <table:table-cell office:value-type="float" office:value="743391.199219">
                <text:p>743391.199219</text:p>
              </table:table-cell>
              <table:table-cell office:value-type="float" office:value="86477.796876">
                <text:p>86477.79687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60108416">
                <text:p>60108416</text:p>
              </table:table-cell>
              <table:table-cell office:value-type="float" office:value="282321.203125">
                <text:p>282321.203125</text:p>
              </table:table-cell>
              <table:table-cell office:value-type="float" office:value="752541.625">
                <text:p>752541.625</text:p>
              </table:table-cell>
              <table:table-cell office:value-type="float" office:value="104471">
                <text:p>104471</text:p>
              </table:table-cell>
            </table:table-row>
            <table:table-row>
              <table:table-cell office:value-type="float" office:value="11050">
                <text:p>11050</text:p>
              </table:table-cell>
              <table:table-cell office:value-type="float" office:value="60672010">
                <text:p>60672010</text:p>
              </table:table-cell>
              <table:table-cell office:value-type="float" office:value="283797">
                <text:p>283797</text:p>
              </table:table-cell>
              <table:table-cell office:value-type="float" office:value="752305.425781">
                <text:p>752305.425781</text:p>
              </table:table-cell>
              <table:table-cell office:value-type="float" office:value="104934.398438">
                <text:p>104934.398438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61051702">
                <text:p>61051702</text:p>
              </table:table-cell>
              <table:table-cell office:value-type="float" office:value="285200.203125">
                <text:p>285200.203125</text:p>
              </table:table-cell>
              <table:table-cell office:value-type="float" office:value="759828.386719">
                <text:p>759828.386719</text:p>
              </table:table-cell>
              <table:table-cell office:value-type="float" office:value="105430.800781">
                <text:p>105430.800781</text:p>
              </table:table-cell>
            </table:table-row>
            <table:table-row>
              <table:table-cell office:value-type="float" office:value="11150">
                <text:p>11150</text:p>
              </table:table-cell>
              <table:table-cell office:value-type="float" office:value="61711360">
                <text:p>61711360</text:p>
              </table:table-cell>
              <table:table-cell office:value-type="float" office:value="286671.40625">
                <text:p>286671.40625</text:p>
              </table:table-cell>
              <table:table-cell office:value-type="float" office:value="763887.414062">
                <text:p>763887.414062</text:p>
              </table:table-cell>
              <table:table-cell office:value-type="float" office:value="105902.199219">
                <text:p>105902.199219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62183000">
                <text:p>62183000</text:p>
              </table:table-cell>
              <table:table-cell office:value-type="float" office:value="288097.203125">
                <text:p>288097.203125</text:p>
              </table:table-cell>
              <table:table-cell office:value-type="float" office:value="780199.988281">
                <text:p>780199.988281</text:p>
              </table:table-cell>
              <table:table-cell office:value-type="float" office:value="88435">
                <text:p>88435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62496808">
                <text:p>62496808</text:p>
              </table:table-cell>
              <table:table-cell office:value-type="float" office:value="289466.59375">
                <text:p>289466.59375</text:p>
              </table:table-cell>
              <table:table-cell office:value-type="float" office:value="799084.011719">
                <text:p>799084.011719</text:p>
              </table:table-cell>
              <table:table-cell office:value-type="float" office:value="79823">
                <text:p>79823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63467830">
                <text:p>63467830</text:p>
              </table:table-cell>
              <table:table-cell office:value-type="float" office:value="290906.59375">
                <text:p>290906.59375</text:p>
              </table:table-cell>
              <table:table-cell office:value-type="float" office:value="789129.773438">
                <text:p>789129.773438</text:p>
              </table:table-cell>
              <table:table-cell office:value-type="float" office:value="107315">
                <text:p>107315</text:p>
              </table:table-cell>
            </table:table-row>
            <table:table-row>
              <table:table-cell office:value-type="float" office:value="11350">
                <text:p>11350</text:p>
              </table:table-cell>
              <table:table-cell office:value-type="float" office:value="63720748">
                <text:p>63720748</text:p>
              </table:table-cell>
              <table:table-cell office:value-type="float" office:value="292383.796875">
                <text:p>292383.796875</text:p>
              </table:table-cell>
              <table:table-cell office:value-type="float" office:value="799021">
                <text:p>799021</text:p>
              </table:table-cell>
              <table:table-cell office:value-type="float" office:value="89619">
                <text:p>89619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64354960">
                <text:p>64354960</text:p>
              </table:table-cell>
              <table:table-cell office:value-type="float" office:value="293871.203125">
                <text:p>293871.203125</text:p>
              </table:table-cell>
              <table:table-cell office:value-type="float" office:value="799157.625">
                <text:p>799157.625</text:p>
              </table:table-cell>
              <table:table-cell office:value-type="float" office:value="108262.800781">
                <text:p>108262.800781</text:p>
              </table:table-cell>
            </table:table-row>
            <table:table-row>
              <table:table-cell office:value-type="float" office:value="11450">
                <text:p>11450</text:p>
              </table:table-cell>
              <table:table-cell office:value-type="float" office:value="64997306">
                <text:p>64997306</text:p>
              </table:table-cell>
              <table:table-cell office:value-type="float" office:value="295284.796875">
                <text:p>295284.796875</text:p>
              </table:table-cell>
              <table:table-cell office:value-type="float" office:value="800580.386719">
                <text:p>800580.386719</text:p>
              </table:table-cell>
              <table:table-cell office:value-type="float" office:value="108750.800781">
                <text:p>108750.800781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65286164">
                <text:p>65286164</text:p>
              </table:table-cell>
              <table:table-cell office:value-type="float" office:value="296650.59375">
                <text:p>296650.59375</text:p>
              </table:table-cell>
              <table:table-cell office:value-type="float" office:value="816475.789062">
                <text:p>816475.789062</text:p>
              </table:table-cell>
              <table:table-cell office:value-type="float" office:value="109215">
                <text:p>109215</text:p>
              </table:table-cell>
            </table:table-row>
            <table:table-row>
              <table:table-cell office:value-type="float" office:value="11550">
                <text:p>11550</text:p>
              </table:table-cell>
              <table:table-cell office:value-type="float" office:value="65927472">
                <text:p>65927472</text:p>
              </table:table-cell>
              <table:table-cell office:value-type="float" office:value="298141.59375">
                <text:p>298141.59375</text:p>
              </table:table-cell>
              <table:table-cell office:value-type="float" office:value="809112.226562">
                <text:p>809112.226562</text:p>
              </table:table-cell>
              <table:table-cell office:value-type="float" office:value="109692.199219">
                <text:p>109692.199219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66422352">
                <text:p>66422352</text:p>
              </table:table-cell>
              <table:table-cell office:value-type="float" office:value="299543.40625">
                <text:p>299543.40625</text:p>
              </table:table-cell>
              <table:table-cell office:value-type="float" office:value="820954">
                <text:p>820954</text:p>
              </table:table-cell>
              <table:table-cell office:value-type="float" office:value="110172.398438">
                <text:p>110172.398438</text:p>
              </table:table-cell>
            </table:table-row>
            <table:table-row>
              <table:table-cell office:value-type="float" office:value="11650">
                <text:p>11650</text:p>
              </table:table-cell>
              <table:table-cell office:value-type="float" office:value="66758904">
                <text:p>66758904</text:p>
              </table:table-cell>
              <table:table-cell office:value-type="float" office:value="301011.796875">
                <text:p>301011.796875</text:p>
              </table:table-cell>
              <table:table-cell office:value-type="float" office:value="839138.8125">
                <text:p>839138.8125</text:p>
              </table:table-cell>
              <table:table-cell office:value-type="float" office:value="110627.199219">
                <text:p>110627.199219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67825100">
                <text:p>67825100</text:p>
              </table:table-cell>
              <table:table-cell office:value-type="float" office:value="302402.796875">
                <text:p>302402.796875</text:p>
              </table:table-cell>
              <table:table-cell office:value-type="float" office:value="839798.585938">
                <text:p>839798.585938</text:p>
              </table:table-cell>
              <table:table-cell office:value-type="float" office:value="111119.601562">
                <text:p>111119.601562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68167188">
                <text:p>68167188</text:p>
              </table:table-cell>
              <table:table-cell office:value-type="float" office:value="303828.59375">
                <text:p>303828.59375</text:p>
              </table:table-cell>
              <table:table-cell office:value-type="float" office:value="849606.824219">
                <text:p>849606.824219</text:p>
              </table:table-cell>
              <table:table-cell office:value-type="float" office:value="111578.199219">
                <text:p>111578.199219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68862120">
                <text:p>68862120</text:p>
              </table:table-cell>
              <table:table-cell office:value-type="float" office:value="305256.59375">
                <text:p>305256.59375</text:p>
              </table:table-cell>
              <table:table-cell office:value-type="float" office:value="848883.625">
                <text:p>848883.625</text:p>
              </table:table-cell>
              <table:table-cell office:value-type="float" office:value="102587.398438">
                <text:p>102587.398438</text:p>
              </table:table-cell>
            </table:table-row>
            <table:table-row>
              <table:table-cell office:value-type="float" office:value="11850">
                <text:p>11850</text:p>
              </table:table-cell>
              <table:table-cell office:value-type="float" office:value="69263068">
                <text:p>69263068</text:p>
              </table:table-cell>
              <table:table-cell office:value-type="float" office:value="306648.796875">
                <text:p>306648.796875</text:p>
              </table:table-cell>
              <table:table-cell office:value-type="float" office:value="863504.398438">
                <text:p>863504.398438</text:p>
              </table:table-cell>
              <table:table-cell office:value-type="float" office:value="112529.398438">
                <text:p>112529.398438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70732020">
                <text:p>70732020</text:p>
              </table:table-cell>
              <table:table-cell office:value-type="float" office:value="308159.796875">
                <text:p>308159.796875</text:p>
              </table:table-cell>
              <table:table-cell office:value-type="float" office:value="865218.625">
                <text:p>865218.625</text:p>
              </table:table-cell>
              <table:table-cell office:value-type="float" office:value="113019.398438">
                <text:p>113019.398438</text:p>
              </table:table-cell>
            </table:table-row>
            <table:table-row>
              <table:table-cell office:value-type="float" office:value="11950">
                <text:p>11950</text:p>
              </table:table-cell>
              <table:table-cell office:value-type="float" office:value="70743216">
                <text:p>70743216</text:p>
              </table:table-cell>
              <table:table-cell office:value-type="float" office:value="309578.203125">
                <text:p>309578.203125</text:p>
              </table:table-cell>
              <table:table-cell office:value-type="float" office:value="888225.625">
                <text:p>888225.625</text:p>
              </table:table-cell>
              <table:table-cell office:value-type="float" office:value="113497.601562">
                <text:p>113497.60156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71205920">
                <text:p>71205920</text:p>
              </table:table-cell>
              <table:table-cell office:value-type="float" office:value="310973.40625">
                <text:p>310973.40625</text:p>
              </table:table-cell>
              <table:table-cell office:value-type="float" office:value="885055.226562">
                <text:p>885055.226562</text:p>
              </table:table-cell>
              <table:table-cell office:value-type="float" office:value="113960.800781">
                <text:p>113960.800781</text:p>
              </table:table-cell>
            </table:table-row>
            <table:table-row>
              <table:table-cell office:value-type="float" office:value="12050">
                <text:p>12050</text:p>
              </table:table-cell>
              <table:table-cell office:value-type="float" office:value="71733324">
                <text:p>71733324</text:p>
              </table:table-cell>
              <table:table-cell office:value-type="float" office:value="312383.59375">
                <text:p>312383.59375</text:p>
              </table:table-cell>
              <table:table-cell office:value-type="float" office:value="892383.171875">
                <text:p>892383.171875</text:p>
              </table:table-cell>
              <table:table-cell office:value-type="float" office:value="104817.597657">
                <text:p>104817.597657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72534412">
                <text:p>72534412</text:p>
              </table:table-cell>
              <table:table-cell office:value-type="float" office:value="313818.59375">
                <text:p>313818.59375</text:p>
              </table:table-cell>
              <table:table-cell office:value-type="float" office:value="891184.800781">
                <text:p>891184.800781</text:p>
              </table:table-cell>
              <table:table-cell office:value-type="float" office:value="114887.398438">
                <text:p>114887.398438</text:p>
              </table:table-cell>
            </table:table-row>
            <table:table-row>
              <table:table-cell office:value-type="float" office:value="12150">
                <text:p>12150</text:p>
              </table:table-cell>
              <table:table-cell office:value-type="float" office:value="73191228">
                <text:p>73191228</text:p>
              </table:table-cell>
              <table:table-cell office:value-type="float" office:value="315324.796875">
                <text:p>315324.796875</text:p>
              </table:table-cell>
              <table:table-cell office:value-type="float" office:value="906601.601562">
                <text:p>906601.601562</text:p>
              </table:table-cell>
              <table:table-cell office:value-type="float" office:value="115377.199219">
                <text:p>115377.199219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74049088">
                <text:p>74049088</text:p>
              </table:table-cell>
              <table:table-cell office:value-type="float" office:value="316762.203125">
                <text:p>316762.203125</text:p>
              </table:table-cell>
              <table:table-cell office:value-type="float" office:value="918435.824219">
                <text:p>918435.824219</text:p>
              </table:table-cell>
              <table:table-cell office:value-type="float" office:value="96330.199219">
                <text:p>96330.199219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74489764">
                <text:p>74489764</text:p>
              </table:table-cell>
              <table:table-cell office:value-type="float" office:value="318159.203125">
                <text:p>318159.203125</text:p>
              </table:table-cell>
              <table:table-cell office:value-type="float" office:value="917219.1875">
                <text:p>917219.1875</text:p>
              </table:table-cell>
              <table:table-cell office:value-type="float" office:value="106515.398438">
                <text:p>106515.398438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74778848">
                <text:p>74778848</text:p>
              </table:table-cell>
              <table:table-cell office:value-type="float" office:value="319608.796875">
                <text:p>319608.796875</text:p>
              </table:table-cell>
              <table:table-cell office:value-type="float" office:value="923545.609375">
                <text:p>923545.609375</text:p>
              </table:table-cell>
              <table:table-cell office:value-type="float" office:value="106947.199219">
                <text:p>106947.199219</text:p>
              </table:table-cell>
            </table:table-row>
            <table:table-row>
              <table:table-cell office:value-type="float" office:value="12350">
                <text:p>12350</text:p>
              </table:table-cell>
              <table:table-cell office:value-type="float" office:value="75159816">
                <text:p>75159816</text:p>
              </table:table-cell>
              <table:table-cell office:value-type="float" office:value="321029.59375">
                <text:p>321029.59375</text:p>
              </table:table-cell>
              <table:table-cell office:value-type="float" office:value="929645.210938">
                <text:p>929645.210938</text:p>
              </table:table-cell>
              <table:table-cell office:value-type="float" office:value="117284.601562">
                <text:p>117284.601562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75776512">
                <text:p>75776512</text:p>
              </table:table-cell>
              <table:table-cell office:value-type="float" office:value="322561.203125">
                <text:p>322561.203125</text:p>
              </table:table-cell>
              <table:table-cell office:value-type="float" office:value="937459.789062">
                <text:p>937459.789062</text:p>
              </table:table-cell>
              <table:table-cell office:value-type="float" office:value="117770">
                <text:p>117770</text:p>
              </table:table-cell>
            </table:table-row>
            <table:table-row>
              <table:table-cell office:value-type="float" office:value="12450">
                <text:p>12450</text:p>
              </table:table-cell>
              <table:table-cell office:value-type="float" office:value="77010384">
                <text:p>77010384</text:p>
              </table:table-cell>
              <table:table-cell office:value-type="float" office:value="323928.796875">
                <text:p>323928.796875</text:p>
              </table:table-cell>
              <table:table-cell office:value-type="float" office:value="945486.421875">
                <text:p>945486.421875</text:p>
              </table:table-cell>
              <table:table-cell office:value-type="float" office:value="118251.199219">
                <text:p>118251.199219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77425856">
                <text:p>77425856</text:p>
              </table:table-cell>
              <table:table-cell office:value-type="float" office:value="325363">
                <text:p>325363</text:p>
              </table:table-cell>
              <table:table-cell office:value-type="float" office:value="972842.398438">
                <text:p>972842.398438</text:p>
              </table:table-cell>
              <table:table-cell office:value-type="float" office:value="98699.398438">
                <text:p>98699.398438</text:p>
              </table:table-cell>
            </table:table-row>
            <table:table-row>
              <table:table-cell office:value-type="float" office:value="12550">
                <text:p>12550</text:p>
              </table:table-cell>
              <table:table-cell office:value-type="float" office:value="77945236">
                <text:p>77945236</text:p>
              </table:table-cell>
              <table:table-cell office:value-type="float" office:value="326744">
                <text:p>326744</text:p>
              </table:table-cell>
              <table:table-cell office:value-type="float" office:value="945694.1875">
                <text:p>945694.1875</text:p>
              </table:table-cell>
              <table:table-cell office:value-type="float" office:value="119195">
                <text:p>119195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78548588">
                <text:p>78548588</text:p>
              </table:table-cell>
              <table:table-cell office:value-type="float" office:value="328193.203125">
                <text:p>328193.203125</text:p>
              </table:table-cell>
              <table:table-cell office:value-type="float" office:value="964471.023438">
                <text:p>964471.023438</text:p>
              </table:table-cell>
              <table:table-cell office:value-type="float" office:value="119636.601562">
                <text:p>119636.601562</text:p>
              </table:table-cell>
            </table:table-row>
            <table:table-row>
              <table:table-cell office:value-type="float" office:value="12650">
                <text:p>12650</text:p>
              </table:table-cell>
              <table:table-cell office:value-type="float" office:value="79643828">
                <text:p>79643828</text:p>
              </table:table-cell>
              <table:table-cell office:value-type="float" office:value="329717.59375">
                <text:p>329717.59375</text:p>
              </table:table-cell>
              <table:table-cell office:value-type="float" office:value="962909.613281">
                <text:p>962909.613281</text:p>
              </table:table-cell>
              <table:table-cell office:value-type="float" office:value="120134.199219">
                <text:p>120134.199219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79826324">
                <text:p>79826324</text:p>
              </table:table-cell>
              <table:table-cell office:value-type="float" office:value="331113.796875">
                <text:p>331113.796875</text:p>
              </table:table-cell>
              <table:table-cell office:value-type="float" office:value="975182.601562">
                <text:p>975182.601562</text:p>
              </table:table-cell>
              <table:table-cell office:value-type="float" office:value="110444.800781">
                <text:p>110444.800781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80496628">
                <text:p>80496628</text:p>
              </table:table-cell>
              <table:table-cell office:value-type="float" office:value="332587.40625">
                <text:p>332587.40625</text:p>
              </table:table-cell>
              <table:table-cell office:value-type="float" office:value="983013.796875">
                <text:p>983013.796875</text:p>
              </table:table-cell>
              <table:table-cell office:value-type="float" office:value="121087">
                <text:p>121087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81275504">
                <text:p>81275504</text:p>
              </table:table-cell>
              <table:table-cell office:value-type="float" office:value="333954.203125">
                <text:p>333954.203125</text:p>
              </table:table-cell>
              <table:table-cell office:value-type="float" office:value="988414.175781">
                <text:p>988414.175781</text:p>
              </table:table-cell>
              <table:table-cell office:value-type="float" office:value="111319">
                <text:p>111319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82069240">
                <text:p>82069240</text:p>
              </table:table-cell>
              <table:table-cell office:value-type="float" office:value="335438.796875">
                <text:p>335438.796875</text:p>
              </table:table-cell>
              <table:table-cell office:value-type="float" office:value="1002730.789062">
                <text:p>1002730.789062</text:p>
              </table:table-cell>
              <table:table-cell office:value-type="float" office:value="122040.800781">
                <text:p>122040.800781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82420868">
                <text:p>82420868</text:p>
              </table:table-cell>
              <table:table-cell office:value-type="float" office:value="336868">
                <text:p>336868</text:p>
              </table:table-cell>
              <table:table-cell office:value-type="float" office:value="1003477.023438">
                <text:p>1003477.023438</text:p>
              </table:table-cell>
              <table:table-cell office:value-type="float" office:value="122515.199219">
                <text:p>122515.199219</text:p>
              </table:table-cell>
            </table:table-row>
            <table:table-row>
              <table:table-cell office:value-type="float" office:value="12950">
                <text:p>12950</text:p>
              </table:table-cell>
              <table:table-cell office:value-type="float" office:value="83073056">
                <text:p>83073056</text:p>
              </table:table-cell>
              <table:table-cell office:value-type="float" office:value="338347.203125">
                <text:p>338347.203125</text:p>
              </table:table-cell>
              <table:table-cell office:value-type="float" office:value="1005897.601562">
                <text:p>1005897.601562</text:p>
              </table:table-cell>
              <table:table-cell office:value-type="float" office:value="122980.398438">
                <text:p>122980.39843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83889580">
                <text:p>83889580</text:p>
              </table:table-cell>
              <table:table-cell office:value-type="float" office:value="339785.796875">
                <text:p>339785.796875</text:p>
              </table:table-cell>
              <table:table-cell office:value-type="float" office:value="1018456.625">
                <text:p>1018456.625</text:p>
              </table:table-cell>
              <table:table-cell office:value-type="float" office:value="123445.800781">
                <text:p>123445.800781</text:p>
              </table:table-cell>
            </table:table-row>
            <table:table-row>
              <table:table-cell office:value-type="float" office:value="13050">
                <text:p>13050</text:p>
              </table:table-cell>
              <table:table-cell office:value-type="float" office:value="84569004">
                <text:p>84569004</text:p>
              </table:table-cell>
              <table:table-cell office:value-type="float" office:value="341197.59375">
                <text:p>341197.59375</text:p>
              </table:table-cell>
              <table:table-cell office:value-type="float" office:value="1021968">
                <text:p>1021968</text:p>
              </table:table-cell>
              <table:table-cell office:value-type="float" office:value="123924.601562">
                <text:p>123924.601562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85180424">
                <text:p>85180424</text:p>
              </table:table-cell>
              <table:table-cell office:value-type="float" office:value="342634.40625">
                <text:p>342634.40625</text:p>
              </table:table-cell>
              <table:table-cell office:value-type="float" office:value="1032045.8125">
                <text:p>1032045.8125</text:p>
              </table:table-cell>
              <table:table-cell office:value-type="float" office:value="124404.199219">
                <text:p>124404.199219</text:p>
              </table:table-cell>
            </table:table-row>
            <table:table-row>
              <table:table-cell office:value-type="float" office:value="13150">
                <text:p>13150</text:p>
              </table:table-cell>
              <table:table-cell office:value-type="float" office:value="85551444">
                <text:p>85551444</text:p>
              </table:table-cell>
              <table:table-cell office:value-type="float" office:value="344040">
                <text:p>344040</text:p>
              </table:table-cell>
              <table:table-cell office:value-type="float" office:value="1039309.023438">
                <text:p>1039309.023438</text:p>
              </table:table-cell>
              <table:table-cell office:value-type="float" office:value="124895">
                <text:p>124895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86113568">
                <text:p>86113568</text:p>
              </table:table-cell>
              <table:table-cell office:value-type="float" office:value="345471.203125">
                <text:p>345471.203125</text:p>
              </table:table-cell>
              <table:table-cell office:value-type="float" office:value="1050580.8125">
                <text:p>1050580.8125</text:p>
              </table:table-cell>
              <table:table-cell office:value-type="float" office:value="125375.199219">
                <text:p>125375.199219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87006248">
                <text:p>87006248</text:p>
              </table:table-cell>
              <table:table-cell office:value-type="float" office:value="347057">
                <text:p>347057</text:p>
              </table:table-cell>
              <table:table-cell office:value-type="float" office:value="1060183.609375">
                <text:p>1060183.609375</text:p>
              </table:table-cell>
              <table:table-cell office:value-type="float" office:value="125790.398438">
                <text:p>125790.398438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87791008">
                <text:p>87791008</text:p>
              </table:table-cell>
              <table:table-cell office:value-type="float" office:value="348438">
                <text:p>348438</text:p>
              </table:table-cell>
              <table:table-cell office:value-type="float" office:value="1053699.199219">
                <text:p>1053699.199219</text:p>
              </table:table-cell>
              <table:table-cell office:value-type="float" office:value="126300.398438">
                <text:p>126300.398438</text:p>
              </table:table-cell>
            </table:table-row>
            <table:table-row>
              <table:table-cell office:value-type="float" office:value="13350">
                <text:p>13350</text:p>
              </table:table-cell>
              <table:table-cell office:value-type="float" office:value="88334152">
                <text:p>88334152</text:p>
              </table:table-cell>
              <table:table-cell office:value-type="float" office:value="349828.203125">
                <text:p>349828.203125</text:p>
              </table:table-cell>
              <table:table-cell office:value-type="float" office:value="1062216.585938">
                <text:p>1062216.585938</text:p>
              </table:table-cell>
              <table:table-cell office:value-type="float" office:value="116103.800781">
                <text:p>116103.800781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88391320">
                <text:p>88391320</text:p>
              </table:table-cell>
              <table:table-cell office:value-type="float" office:value="351366.203125">
                <text:p>351366.203125</text:p>
              </table:table-cell>
              <table:table-cell office:value-type="float" office:value="1084192.976562">
                <text:p>1084192.976562</text:p>
              </table:table-cell>
              <table:table-cell office:value-type="float" office:value="127248.398438">
                <text:p>127248.398438</text:p>
              </table:table-cell>
            </table:table-row>
            <table:table-row>
              <table:table-cell office:value-type="float" office:value="13450">
                <text:p>13450</text:p>
              </table:table-cell>
              <table:table-cell office:value-type="float" office:value="89770108">
                <text:p>89770108</text:p>
              </table:table-cell>
              <table:table-cell office:value-type="float" office:value="352790.40625">
                <text:p>352790.40625</text:p>
              </table:table-cell>
              <table:table-cell office:value-type="float" office:value="1076681.386719">
                <text:p>1076681.386719</text:p>
              </table:table-cell>
              <table:table-cell office:value-type="float" office:value="116954.800781">
                <text:p>116954.800781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90647736">
                <text:p>90647736</text:p>
              </table:table-cell>
              <table:table-cell office:value-type="float" office:value="354232">
                <text:p>354232</text:p>
              </table:table-cell>
              <table:table-cell office:value-type="float" office:value="1101911.171875">
                <text:p>1101911.171875</text:p>
              </table:table-cell>
              <table:table-cell office:value-type="float" office:value="106608">
                <text:p>106608</text:p>
              </table:table-cell>
            </table:table-row>
            <table:table-row>
              <table:table-cell office:value-type="float" office:value="13550">
                <text:p>13550</text:p>
              </table:table-cell>
              <table:table-cell office:value-type="float" office:value="90567552">
                <text:p>90567552</text:p>
              </table:table-cell>
              <table:table-cell office:value-type="float" office:value="355602">
                <text:p>355602</text:p>
              </table:table-cell>
              <table:table-cell office:value-type="float" office:value="1102061.585938">
                <text:p>1102061.585938</text:p>
              </table:table-cell>
              <table:table-cell office:value-type="float" office:value="117841.597657">
                <text:p>117841.597657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91974580">
                <text:p>91974580</text:p>
              </table:table-cell>
              <table:table-cell office:value-type="float" office:value="357053.59375">
                <text:p>357053.59375</text:p>
              </table:table-cell>
              <table:table-cell office:value-type="float" office:value="1105869.828125">
                <text:p>1105869.828125</text:p>
              </table:table-cell>
              <table:table-cell office:value-type="float" office:value="129167">
                <text:p>129167</text:p>
              </table:table-cell>
            </table:table-row>
            <table:table-row>
              <table:table-cell office:value-type="float" office:value="13650">
                <text:p>13650</text:p>
              </table:table-cell>
              <table:table-cell office:value-type="float" office:value="92326348">
                <text:p>92326348</text:p>
              </table:table-cell>
              <table:table-cell office:value-type="float" office:value="358513.40625">
                <text:p>358513.40625</text:p>
              </table:table-cell>
              <table:table-cell office:value-type="float" office:value="1112841.390625">
                <text:p>1112841.390625</text:p>
              </table:table-cell>
              <table:table-cell office:value-type="float" office:value="129635.398438">
                <text:p>129635.398438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92524700">
                <text:p>92524700</text:p>
              </table:table-cell>
              <table:table-cell office:value-type="float" office:value="359968">
                <text:p>359968</text:p>
              </table:table-cell>
              <table:table-cell office:value-type="float" office:value="1124257.601562">
                <text:p>1124257.601562</text:p>
              </table:table-cell>
              <table:table-cell office:value-type="float" office:value="108179">
                <text:p>108179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93682508">
                <text:p>93682508</text:p>
              </table:table-cell>
              <table:table-cell office:value-type="float" office:value="361386">
                <text:p>361386</text:p>
              </table:table-cell>
              <table:table-cell office:value-type="float" office:value="1137824.546875">
                <text:p>1137824.546875</text:p>
              </table:table-cell>
              <table:table-cell office:value-type="float" office:value="130583">
                <text:p>130583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94281748">
                <text:p>94281748</text:p>
              </table:table-cell>
              <table:table-cell office:value-type="float" office:value="362780.59375">
                <text:p>362780.59375</text:p>
              </table:table-cell>
              <table:table-cell office:value-type="float" office:value="1138384.976562">
                <text:p>1138384.976562</text:p>
              </table:table-cell>
              <table:table-cell office:value-type="float" office:value="131050.398438">
                <text:p>131050.398438</text:p>
              </table:table-cell>
            </table:table-row>
            <table:table-row>
              <table:table-cell office:value-type="float" office:value="13850">
                <text:p>13850</text:p>
              </table:table-cell>
              <table:table-cell office:value-type="float" office:value="95015672">
                <text:p>95015672</text:p>
              </table:table-cell>
              <table:table-cell office:value-type="float" office:value="364329.796875">
                <text:p>364329.796875</text:p>
              </table:table-cell>
              <table:table-cell office:value-type="float" office:value="1150931.226562">
                <text:p>1150931.226562</text:p>
              </table:table-cell>
              <table:table-cell office:value-type="float" office:value="109343">
                <text:p>109343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95352840">
                <text:p>95352840</text:p>
              </table:table-cell>
              <table:table-cell office:value-type="float" office:value="365750.59375">
                <text:p>365750.59375</text:p>
              </table:table-cell>
              <table:table-cell office:value-type="float" office:value="1159350.773438">
                <text:p>1159350.773438</text:p>
              </table:table-cell>
              <table:table-cell office:value-type="float" office:value="120881.398438">
                <text:p>120881.398438</text:p>
              </table:table-cell>
            </table:table-row>
            <table:table-row>
              <table:table-cell office:value-type="float" office:value="13950">
                <text:p>13950</text:p>
              </table:table-cell>
              <table:table-cell office:value-type="float" office:value="96212136">
                <text:p>96212136</text:p>
              </table:table-cell>
              <table:table-cell office:value-type="float" office:value="367174.59375">
                <text:p>367174.59375</text:p>
              </table:table-cell>
              <table:table-cell office:value-type="float" office:value="1153182">
                <text:p>1153182</text:p>
              </table:table-cell>
              <table:table-cell office:value-type="float" office:value="110153">
                <text:p>11015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96835680">
                <text:p>96835680</text:p>
              </table:table-cell>
              <table:table-cell office:value-type="float" office:value="368554">
                <text:p>368554</text:p>
              </table:table-cell>
              <table:table-cell office:value-type="float" office:value="1171851.648438">
                <text:p>1171851.648438</text:p>
              </table:table-cell>
              <table:table-cell office:value-type="float" office:value="132939.601562">
                <text:p>132939.601562</text:p>
              </table:table-cell>
            </table:table-row>
            <table:table-row>
              <table:table-cell office:value-type="float" office:value="14050">
                <text:p>14050</text:p>
              </table:table-cell>
              <table:table-cell office:value-type="float" office:value="98143376">
                <text:p>98143376</text:p>
              </table:table-cell>
              <table:table-cell office:value-type="float" office:value="370043">
                <text:p>370043</text:p>
              </table:table-cell>
              <table:table-cell office:value-type="float" office:value="1178120.25">
                <text:p>1178120.25</text:p>
              </table:table-cell>
              <table:table-cell office:value-type="float" office:value="133423.601562">
                <text:p>133423.601562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98330656">
                <text:p>98330656</text:p>
              </table:table-cell>
              <table:table-cell office:value-type="float" office:value="371520.40625">
                <text:p>371520.40625</text:p>
              </table:table-cell>
              <table:table-cell office:value-type="float" office:value="1170955.398438">
                <text:p>1170955.398438</text:p>
              </table:table-cell>
              <table:table-cell office:value-type="float" office:value="122607.398438">
                <text:p>122607.398438</text:p>
              </table:table-cell>
            </table:table-row>
            <table:table-row>
              <table:table-cell office:value-type="float" office:value="14150">
                <text:p>14150</text:p>
              </table:table-cell>
              <table:table-cell office:value-type="float" office:value="99344532">
                <text:p>99344532</text:p>
              </table:table-cell>
              <table:table-cell office:value-type="float" office:value="373007">
                <text:p>373007</text:p>
              </table:table-cell>
              <table:table-cell office:value-type="float" office:value="1186513.773438">
                <text:p>1186513.773438</text:p>
              </table:table-cell>
              <table:table-cell office:value-type="float" office:value="134363.800781">
                <text:p>134363.800781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99288204">
                <text:p>99288204</text:p>
              </table:table-cell>
              <table:table-cell office:value-type="float" office:value="374398">
                <text:p>374398</text:p>
              </table:table-cell>
              <table:table-cell office:value-type="float" office:value="1208354.453125">
                <text:p>1208354.453125</text:p>
              </table:table-cell>
              <table:table-cell office:value-type="float" office:value="134855">
                <text:p>134855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101001816">
                <text:p>101001816</text:p>
              </table:table-cell>
              <table:table-cell office:value-type="float" office:value="375874.796875">
                <text:p>375874.796875</text:p>
              </table:table-cell>
              <table:table-cell office:value-type="float" office:value="1217657.226562">
                <text:p>1217657.226562</text:p>
              </table:table-cell>
              <table:table-cell office:value-type="float" office:value="123885.804687">
                <text:p>123885.804687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101785428">
                <text:p>101785428</text:p>
              </table:table-cell>
              <table:table-cell office:value-type="float" office:value="377279.796875">
                <text:p>377279.796875</text:p>
              </table:table-cell>
              <table:table-cell office:value-type="float" office:value="1219992.375">
                <text:p>1219992.375</text:p>
              </table:table-cell>
              <table:table-cell office:value-type="float" office:value="135793.398438">
                <text:p>135793.398438</text:p>
              </table:table-cell>
            </table:table-row>
            <table:table-row>
              <table:table-cell office:value-type="float" office:value="14350">
                <text:p>14350</text:p>
              </table:table-cell>
              <table:table-cell office:value-type="float" office:value="101817272">
                <text:p>101817272</text:p>
              </table:table-cell>
              <table:table-cell office:value-type="float" office:value="378724.203125">
                <text:p>378724.203125</text:p>
              </table:table-cell>
              <table:table-cell office:value-type="float" office:value="1225080.976562">
                <text:p>1225080.976562</text:p>
              </table:table-cell>
              <table:table-cell office:value-type="float" office:value="113307.796876">
                <text:p>113307.796876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02630424">
                <text:p>102630424</text:p>
              </table:table-cell>
              <table:table-cell office:value-type="float" office:value="380118">
                <text:p>380118</text:p>
              </table:table-cell>
              <table:table-cell office:value-type="float" office:value="1238372.851562">
                <text:p>1238372.851562</text:p>
              </table:table-cell>
              <table:table-cell office:value-type="float" office:value="125207.804687">
                <text:p>125207.804687</text:p>
              </table:table-cell>
            </table:table-row>
            <table:table-row>
              <table:table-cell office:value-type="float" office:value="14450">
                <text:p>14450</text:p>
              </table:table-cell>
              <table:table-cell office:value-type="float" office:value="103162860">
                <text:p>103162860</text:p>
              </table:table-cell>
              <table:table-cell office:value-type="float" office:value="381575.203125">
                <text:p>381575.203125</text:p>
              </table:table-cell>
              <table:table-cell office:value-type="float" office:value="1254995.546875">
                <text:p>1254995.546875</text:p>
              </table:table-cell>
              <table:table-cell office:value-type="float" office:value="125663.804687">
                <text:p>125663.804687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04316304">
                <text:p>104316304</text:p>
              </table:table-cell>
              <table:table-cell office:value-type="float" office:value="383037.796875">
                <text:p>383037.796875</text:p>
              </table:table-cell>
              <table:table-cell office:value-type="float" office:value="1254977.625">
                <text:p>1254977.625</text:p>
              </table:table-cell>
              <table:table-cell office:value-type="float" office:value="126062.804687">
                <text:p>126062.804687</text:p>
              </table:table-cell>
            </table:table-row>
            <table:table-row>
              <table:table-cell office:value-type="float" office:value="14550">
                <text:p>14550</text:p>
              </table:table-cell>
              <table:table-cell office:value-type="float" office:value="104727676">
                <text:p>104727676</text:p>
              </table:table-cell>
              <table:table-cell office:value-type="float" office:value="384527.40625">
                <text:p>384527.40625</text:p>
              </table:table-cell>
              <table:table-cell office:value-type="float" office:value="1245862">
                <text:p>1245862</text:p>
              </table:table-cell>
              <table:table-cell office:value-type="float" office:value="126562.804687">
                <text:p>126562.804687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05242160">
                <text:p>105242160</text:p>
              </table:table-cell>
              <table:table-cell office:value-type="float" office:value="385930.796875">
                <text:p>385930.796875</text:p>
              </table:table-cell>
              <table:table-cell office:value-type="float" office:value="1258917.851562">
                <text:p>1258917.851562</text:p>
              </table:table-cell>
              <table:table-cell office:value-type="float" office:value="138662.203125">
                <text:p>138662.203125</text:p>
              </table:table-cell>
            </table:table-row>
            <table:table-row>
              <table:table-cell office:value-type="float" office:value="14650">
                <text:p>14650</text:p>
              </table:table-cell>
              <table:table-cell office:value-type="float" office:value="106263456">
                <text:p>106263456</text:p>
              </table:table-cell>
              <table:table-cell office:value-type="float" office:value="387401.40625">
                <text:p>387401.40625</text:p>
              </table:table-cell>
              <table:table-cell office:value-type="float" office:value="1266269.25">
                <text:p>1266269.25</text:p>
              </table:table-cell>
              <table:table-cell office:value-type="float" office:value="139105">
                <text:p>139105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106724588">
                <text:p>106724588</text:p>
              </table:table-cell>
              <table:table-cell office:value-type="float" office:value="388804.796875">
                <text:p>388804.796875</text:p>
              </table:table-cell>
              <table:table-cell office:value-type="float" office:value="1273529.171875">
                <text:p>1273529.171875</text:p>
              </table:table-cell>
              <table:table-cell office:value-type="float" office:value="139607">
                <text:p>139607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107553912">
                <text:p>107553912</text:p>
              </table:table-cell>
              <table:table-cell office:value-type="float" office:value="390258.203125">
                <text:p>390258.203125</text:p>
              </table:table-cell>
              <table:table-cell office:value-type="float" office:value="1288940.203125">
                <text:p>1288940.203125</text:p>
              </table:table-cell>
              <table:table-cell office:value-type="float" office:value="128278.601563">
                <text:p>128278.601563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08468684">
                <text:p>108468684</text:p>
              </table:table-cell>
              <table:table-cell office:value-type="float" office:value="391774">
                <text:p>391774</text:p>
              </table:table-cell>
              <table:table-cell office:value-type="float" office:value="1310840.421875">
                <text:p>1310840.421875</text:p>
              </table:table-cell>
              <table:table-cell office:value-type="float" office:value="116851.796876">
                <text:p>116851.796876</text:p>
              </table:table-cell>
            </table:table-row>
            <table:table-row>
              <table:table-cell office:value-type="float" office:value="14850">
                <text:p>14850</text:p>
              </table:table-cell>
              <table:table-cell office:value-type="float" office:value="109564696">
                <text:p>109564696</text:p>
              </table:table-cell>
              <table:table-cell office:value-type="float" office:value="393179.40625">
                <text:p>393179.40625</text:p>
              </table:table-cell>
              <table:table-cell office:value-type="float" office:value="1292797.398438">
                <text:p>1292797.398438</text:p>
              </table:table-cell>
              <table:table-cell office:value-type="float" office:value="117282.199219">
                <text:p>117282.199219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109838012">
                <text:p>109838012</text:p>
              </table:table-cell>
              <table:table-cell office:value-type="float" office:value="394669.59375">
                <text:p>394669.59375</text:p>
              </table:table-cell>
              <table:table-cell office:value-type="float" office:value="1304593.351562">
                <text:p>1304593.351562</text:p>
              </table:table-cell>
              <table:table-cell office:value-type="float" office:value="141484">
                <text:p>141484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110714880">
                <text:p>110714880</text:p>
              </table:table-cell>
              <table:table-cell office:value-type="float" office:value="396082.40625">
                <text:p>396082.40625</text:p>
              </table:table-cell>
              <table:table-cell office:value-type="float" office:value="1315901.796875">
                <text:p>1315901.796875</text:p>
              </table:table-cell>
              <table:table-cell office:value-type="float" office:value="118060.597657">
                <text:p>118060.59765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11356868">
                <text:p>111356868</text:p>
              </table:table-cell>
              <table:table-cell office:value-type="float" office:value="397601.796875">
                <text:p>397601.796875</text:p>
              </table:table-cell>
              <table:table-cell office:value-type="float" office:value="1325564.976562">
                <text:p>1325564.976562</text:p>
              </table:table-cell>
              <table:table-cell office:value-type="float" office:value="130435.601563">
                <text:p>130435.601563</text:p>
              </table:table-cell>
            </table:table-row>
            <table:table-row>
              <table:table-cell office:value-type="float" office:value="15050">
                <text:p>15050</text:p>
              </table:table-cell>
              <table:table-cell office:value-type="float" office:value="112144888">
                <text:p>112144888</text:p>
              </table:table-cell>
              <table:table-cell office:value-type="float" office:value="398981.203125">
                <text:p>398981.203125</text:p>
              </table:table-cell>
              <table:table-cell office:value-type="float" office:value="1339400.953125">
                <text:p>1339400.953125</text:p>
              </table:table-cell>
              <table:table-cell office:value-type="float" office:value="142934">
                <text:p>142934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13218744">
                <text:p>113218744</text:p>
              </table:table-cell>
              <table:table-cell office:value-type="float" office:value="400454.40625">
                <text:p>400454.40625</text:p>
              </table:table-cell>
              <table:table-cell office:value-type="float" office:value="1340903.648438">
                <text:p>1340903.648438</text:p>
              </table:table-cell>
              <table:table-cell office:value-type="float" office:value="143381.601562">
                <text:p>143381.601562</text:p>
              </table:table-cell>
            </table:table-row>
            <table:table-row>
              <table:table-cell office:value-type="float" office:value="15150">
                <text:p>15150</text:p>
              </table:table-cell>
              <table:table-cell office:value-type="float" office:value="113916812">
                <text:p>113916812</text:p>
              </table:table-cell>
              <table:table-cell office:value-type="float" office:value="401800.40625">
                <text:p>401800.40625</text:p>
              </table:table-cell>
              <table:table-cell office:value-type="float" office:value="1355480.773438">
                <text:p>1355480.773438</text:p>
              </table:table-cell>
              <table:table-cell office:value-type="float" office:value="143873.398438">
                <text:p>143873.398438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14381004">
                <text:p>114381004</text:p>
              </table:table-cell>
              <table:table-cell office:value-type="float" office:value="403330.59375">
                <text:p>403330.59375</text:p>
              </table:table-cell>
              <table:table-cell office:value-type="float" office:value="1357314.796875">
                <text:p>1357314.796875</text:p>
              </table:table-cell>
              <table:table-cell office:value-type="float" office:value="144337.203125">
                <text:p>144337.203125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115308700">
                <text:p>115308700</text:p>
              </table:table-cell>
              <table:table-cell office:value-type="float" office:value="404773.796875">
                <text:p>404773.796875</text:p>
              </table:table-cell>
              <table:table-cell office:value-type="float" office:value="1375783.953125">
                <text:p>1375783.953125</text:p>
              </table:table-cell>
              <table:table-cell office:value-type="float" office:value="144831.203125">
                <text:p>144831.203125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116016856">
                <text:p>116016856</text:p>
              </table:table-cell>
              <table:table-cell office:value-type="float" office:value="406201.796875">
                <text:p>406201.796875</text:p>
              </table:table-cell>
              <table:table-cell office:value-type="float" office:value="1369348.625">
                <text:p>1369348.625</text:p>
              </table:table-cell>
              <table:table-cell office:value-type="float" office:value="133071.804687">
                <text:p>133071.804687</text:p>
              </table:table-cell>
            </table:table-row>
            <table:table-row>
              <table:table-cell office:value-type="float" office:value="15350">
                <text:p>15350</text:p>
              </table:table-cell>
              <table:table-cell office:value-type="float" office:value="116392960">
                <text:p>116392960</text:p>
              </table:table-cell>
              <table:table-cell office:value-type="float" office:value="407703.59375">
                <text:p>407703.59375</text:p>
              </table:table-cell>
              <table:table-cell office:value-type="float" office:value="1383731.953125">
                <text:p>1383731.953125</text:p>
              </table:table-cell>
              <table:table-cell office:value-type="float" office:value="133454.402344">
                <text:p>133454.402344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117116804">
                <text:p>117116804</text:p>
              </table:table-cell>
              <table:table-cell office:value-type="float" office:value="409110.40625">
                <text:p>409110.40625</text:p>
              </table:table-cell>
              <table:table-cell office:value-type="float" office:value="1399487.375">
                <text:p>1399487.375</text:p>
              </table:table-cell>
              <table:table-cell office:value-type="float" office:value="121575.398438">
                <text:p>121575.398438</text:p>
              </table:table-cell>
            </table:table-row>
            <table:table-row>
              <table:table-cell office:value-type="float" office:value="15450">
                <text:p>15450</text:p>
              </table:table-cell>
              <table:table-cell office:value-type="float" office:value="118238228">
                <text:p>118238228</text:p>
              </table:table-cell>
              <table:table-cell office:value-type="float" office:value="410564">
                <text:p>410564</text:p>
              </table:table-cell>
              <table:table-cell office:value-type="float" office:value="1406728.375">
                <text:p>1406728.375</text:p>
              </table:table-cell>
              <table:table-cell office:value-type="float" office:value="146714.203125">
                <text:p>146714.203125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19096692">
                <text:p>119096692</text:p>
              </table:table-cell>
              <table:table-cell office:value-type="float" office:value="411989.796875">
                <text:p>411989.796875</text:p>
              </table:table-cell>
              <table:table-cell office:value-type="float" office:value="1405638.796875">
                <text:p>1405638.796875</text:p>
              </table:table-cell>
              <table:table-cell office:value-type="float" office:value="134795.402344">
                <text:p>134795.402344</text:p>
              </table:table-cell>
            </table:table-row>
            <table:table-row>
              <table:table-cell office:value-type="float" office:value="15550">
                <text:p>15550</text:p>
              </table:table-cell>
              <table:table-cell office:value-type="float" office:value="119881620">
                <text:p>119881620</text:p>
              </table:table-cell>
              <table:table-cell office:value-type="float" office:value="413435.59375">
                <text:p>413435.59375</text:p>
              </table:table-cell>
              <table:table-cell office:value-type="float" office:value="1419722.171875">
                <text:p>1419722.171875</text:p>
              </table:table-cell>
              <table:table-cell office:value-type="float" office:value="147657.601562">
                <text:p>147657.601562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20489764">
                <text:p>120489764</text:p>
              </table:table-cell>
              <table:table-cell office:value-type="float" office:value="414922.796875">
                <text:p>414922.796875</text:p>
              </table:table-cell>
              <table:table-cell office:value-type="float" office:value="1435098.75">
                <text:p>1435098.75</text:p>
              </table:table-cell>
              <table:table-cell office:value-type="float" office:value="135673.003906">
                <text:p>135673.003906</text:p>
              </table:table-cell>
            </table:table-row>
            <table:table-row>
              <table:table-cell office:value-type="float" office:value="15650">
                <text:p>15650</text:p>
              </table:table-cell>
              <table:table-cell office:value-type="float" office:value="121379856">
                <text:p>121379856</text:p>
              </table:table-cell>
              <table:table-cell office:value-type="float" office:value="416239.203125">
                <text:p>416239.203125</text:p>
              </table:table-cell>
              <table:table-cell office:value-type="float" office:value="1442778.375">
                <text:p>1442778.375</text:p>
              </table:table-cell>
              <table:table-cell office:value-type="float" office:value="148635.398438">
                <text:p>148635.398438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122245868">
                <text:p>122245868</text:p>
              </table:table-cell>
              <table:table-cell office:value-type="float" office:value="417825.203125">
                <text:p>417825.203125</text:p>
              </table:table-cell>
              <table:table-cell office:value-type="float" office:value="1441091.601562">
                <text:p>1441091.601562</text:p>
              </table:table-cell>
              <table:table-cell office:value-type="float" office:value="149089.796875">
                <text:p>149089.796875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123048920">
                <text:p>123048920</text:p>
              </table:table-cell>
              <table:table-cell office:value-type="float" office:value="419283">
                <text:p>419283</text:p>
              </table:table-cell>
              <table:table-cell office:value-type="float" office:value="1462299.203125">
                <text:p>1462299.203125</text:p>
              </table:table-cell>
              <table:table-cell office:value-type="float" office:value="136962.804687">
                <text:p>136962.804687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123600148">
                <text:p>123600148</text:p>
              </table:table-cell>
              <table:table-cell office:value-type="float" office:value="420694">
                <text:p>420694</text:p>
              </table:table-cell>
              <table:table-cell office:value-type="float" office:value="1456589.453125">
                <text:p>1456589.453125</text:p>
              </table:table-cell>
              <table:table-cell office:value-type="float" office:value="150028.796875">
                <text:p>150028.796875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124478100">
                <text:p>124478100</text:p>
              </table:table-cell>
              <table:table-cell office:value-type="float" office:value="422144.203125">
                <text:p>422144.203125</text:p>
              </table:table-cell>
              <table:table-cell office:value-type="float" office:value="1474926.148438">
                <text:p>1474926.148438</text:p>
              </table:table-cell>
              <table:table-cell office:value-type="float" office:value="137843.003906">
                <text:p>137843.003906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125036096">
                <text:p>125036096</text:p>
              </table:table-cell>
              <table:table-cell office:value-type="float" office:value="423644">
                <text:p>423644</text:p>
              </table:table-cell>
              <table:table-cell office:value-type="float" office:value="1473458.351562">
                <text:p>1473458.351562</text:p>
              </table:table-cell>
              <table:table-cell office:value-type="float" office:value="138248.203125">
                <text:p>138248.203125</text:p>
              </table:table-cell>
            </table:table-row>
            <table:table-row>
              <table:table-cell office:value-type="float" office:value="15950">
                <text:p>15950</text:p>
              </table:table-cell>
              <table:table-cell office:value-type="float" office:value="126432892">
                <text:p>126432892</text:p>
              </table:table-cell>
              <table:table-cell office:value-type="float" office:value="425061.203125">
                <text:p>425061.203125</text:p>
              </table:table-cell>
              <table:table-cell office:value-type="float" office:value="1491809.796875">
                <text:p>1491809.796875</text:p>
              </table:table-cell>
              <table:table-cell office:value-type="float" office:value="138690.804687">
                <text:p>138690.80468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26483880">
                <text:p>126483880</text:p>
              </table:table-cell>
              <table:table-cell office:value-type="float" office:value="426399">
                <text:p>426399</text:p>
              </table:table-cell>
              <table:table-cell office:value-type="float" office:value="1500298.953125">
                <text:p>1500298.953125</text:p>
              </table:table-cell>
              <table:table-cell office:value-type="float" office:value="151923.203125">
                <text:p>151923.203125</text:p>
              </table:table-cell>
            </table:table-row>
            <table:table-row>
              <table:table-cell office:value-type="float" office:value="16050">
                <text:p>16050</text:p>
              </table:table-cell>
              <table:table-cell office:value-type="float" office:value="128042980">
                <text:p>128042980</text:p>
              </table:table-cell>
              <table:table-cell office:value-type="float" office:value="427875.40625">
                <text:p>427875.40625</text:p>
              </table:table-cell>
              <table:table-cell office:value-type="float" office:value="1513449.546875">
                <text:p>1513449.546875</text:p>
              </table:table-cell>
              <table:table-cell office:value-type="float" office:value="152410.398438">
                <text:p>152410.398438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127749048">
                <text:p>127749048</text:p>
              </table:table-cell>
              <table:table-cell office:value-type="float" office:value="429417.59375">
                <text:p>429417.59375</text:p>
              </table:table-cell>
              <table:table-cell office:value-type="float" office:value="1506460.976562">
                <text:p>1506460.976562</text:p>
              </table:table-cell>
              <table:table-cell office:value-type="float" office:value="139998.601563">
                <text:p>139998.601563</text:p>
              </table:table-cell>
            </table:table-row>
            <table:table-row>
              <table:table-cell office:value-type="float" office:value="16150">
                <text:p>16150</text:p>
              </table:table-cell>
              <table:table-cell office:value-type="float" office:value="129472608">
                <text:p>129472608</text:p>
              </table:table-cell>
              <table:table-cell office:value-type="float" office:value="430796.796875">
                <text:p>430796.796875</text:p>
              </table:table-cell>
              <table:table-cell office:value-type="float" office:value="1527567.351562">
                <text:p>1527567.351562</text:p>
              </table:table-cell>
              <table:table-cell office:value-type="float" office:value="114606.402343">
                <text:p>114606.402343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129182564">
                <text:p>129182564</text:p>
              </table:table-cell>
              <table:table-cell office:value-type="float" office:value="432317.796875">
                <text:p>432317.796875</text:p>
              </table:table-cell>
              <table:table-cell office:value-type="float" office:value="1534326.351562">
                <text:p>1534326.351562</text:p>
              </table:table-cell>
              <table:table-cell office:value-type="float" office:value="140867.601563">
                <text:p>140867.601563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131199132">
                <text:p>131199132</text:p>
              </table:table-cell>
              <table:table-cell office:value-type="float" office:value="433722.59375">
                <text:p>433722.59375</text:p>
              </table:table-cell>
              <table:table-cell office:value-type="float" office:value="1554530.796875">
                <text:p>1554530.796875</text:p>
              </table:table-cell>
              <table:table-cell office:value-type="float" office:value="154313">
                <text:p>154313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131524740">
                <text:p>131524740</text:p>
              </table:table-cell>
              <table:table-cell office:value-type="float" office:value="435168.203125">
                <text:p>435168.203125</text:p>
              </table:table-cell>
              <table:table-cell office:value-type="float" office:value="1542338.828125">
                <text:p>1542338.828125</text:p>
              </table:table-cell>
              <table:table-cell office:value-type="float" office:value="154802.203125">
                <text:p>154802.203125</text:p>
              </table:table-cell>
            </table:table-row>
            <table:table-row>
              <table:table-cell office:value-type="float" office:value="16350">
                <text:p>16350</text:p>
              </table:table-cell>
              <table:table-cell office:value-type="float" office:value="131961012">
                <text:p>131961012</text:p>
              </table:table-cell>
              <table:table-cell office:value-type="float" office:value="436576.40625">
                <text:p>436576.40625</text:p>
              </table:table-cell>
              <table:table-cell office:value-type="float" office:value="1547861.375">
                <text:p>1547861.375</text:p>
              </table:table-cell>
              <table:table-cell office:value-type="float" office:value="155287.796875">
                <text:p>155287.796875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33286228">
                <text:p>133286228</text:p>
              </table:table-cell>
              <table:table-cell office:value-type="float" office:value="438071">
                <text:p>438071</text:p>
              </table:table-cell>
              <table:table-cell office:value-type="float" office:value="1562634.046875">
                <text:p>1562634.046875</text:p>
              </table:table-cell>
              <table:table-cell office:value-type="float" office:value="129470.199219">
                <text:p>129470.199219</text:p>
              </table:table-cell>
            </table:table-row>
            <table:table-row>
              <table:table-cell office:value-type="float" office:value="16450">
                <text:p>16450</text:p>
              </table:table-cell>
              <table:table-cell office:value-type="float" office:value="133877416">
                <text:p>133877416</text:p>
              </table:table-cell>
              <table:table-cell office:value-type="float" office:value="439676.59375">
                <text:p>439676.59375</text:p>
              </table:table-cell>
              <table:table-cell office:value-type="float" office:value="1584102.023438">
                <text:p>1584102.023438</text:p>
              </table:table-cell>
              <table:table-cell office:value-type="float" office:value="143043">
                <text:p>143043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34302992">
                <text:p>134302992</text:p>
              </table:table-cell>
              <table:table-cell office:value-type="float" office:value="441140">
                <text:p>441140</text:p>
              </table:table-cell>
              <table:table-cell office:value-type="float" office:value="1579843.046875">
                <text:p>1579843.046875</text:p>
              </table:table-cell>
              <table:table-cell office:value-type="float" office:value="156691.601562">
                <text:p>156691.601562</text:p>
              </table:table-cell>
            </table:table-row>
            <table:table-row>
              <table:table-cell office:value-type="float" office:value="16550">
                <text:p>16550</text:p>
              </table:table-cell>
              <table:table-cell office:value-type="float" office:value="135115512">
                <text:p>135115512</text:p>
              </table:table-cell>
              <table:table-cell office:value-type="float" office:value="442620.796875">
                <text:p>442620.796875</text:p>
              </table:table-cell>
              <table:table-cell office:value-type="float" office:value="1593474.625">
                <text:p>1593474.625</text:p>
              </table:table-cell>
              <table:table-cell office:value-type="float" office:value="143912.203125">
                <text:p>143912.203125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136388672">
                <text:p>136388672</text:p>
              </table:table-cell>
              <table:table-cell office:value-type="float" office:value="444192.59375">
                <text:p>444192.59375</text:p>
              </table:table-cell>
              <table:table-cell office:value-type="float" office:value="1611836.351562">
                <text:p>1611836.351562</text:p>
              </table:table-cell>
              <table:table-cell office:value-type="float" office:value="157650.203125">
                <text:p>157650.203125</text:p>
              </table:table-cell>
            </table:table-row>
            <table:table-row>
              <table:table-cell office:value-type="float" office:value="16650">
                <text:p>16650</text:p>
              </table:table-cell>
              <table:table-cell office:value-type="float" office:value="137090888">
                <text:p>137090888</text:p>
              </table:table-cell>
              <table:table-cell office:value-type="float" office:value="445688.796875">
                <text:p>445688.796875</text:p>
              </table:table-cell>
              <table:table-cell office:value-type="float" office:value="1615464">
                <text:p>1615464</text:p>
              </table:table-cell>
              <table:table-cell office:value-type="float" office:value="158131.398438">
                <text:p>158131.398438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137925216">
                <text:p>137925216</text:p>
              </table:table-cell>
              <table:table-cell office:value-type="float" office:value="447206">
                <text:p>447206</text:p>
              </table:table-cell>
              <table:table-cell office:value-type="float" office:value="1636292.351562">
                <text:p>1636292.351562</text:p>
              </table:table-cell>
              <table:table-cell office:value-type="float" office:value="131871.199219">
                <text:p>131871.199219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138857440">
                <text:p>138857440</text:p>
              </table:table-cell>
              <table:table-cell office:value-type="float" office:value="448729.40625">
                <text:p>448729.40625</text:p>
              </table:table-cell>
              <table:table-cell office:value-type="float" office:value="1637504.148438">
                <text:p>1637504.148438</text:p>
              </table:table-cell>
              <table:table-cell office:value-type="float" office:value="159045.203125">
                <text:p>159045.203125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139959760">
                <text:p>139959760</text:p>
              </table:table-cell>
              <table:table-cell office:value-type="float" office:value="450244.796875">
                <text:p>450244.796875</text:p>
              </table:table-cell>
              <table:table-cell office:value-type="float" office:value="1644508.046875">
                <text:p>1644508.046875</text:p>
              </table:table-cell>
              <table:table-cell office:value-type="float" office:value="159527.203125">
                <text:p>159527.203125</text:p>
              </table:table-cell>
            </table:table-row>
            <table:table-row>
              <table:table-cell office:value-type="float" office:value="16850">
                <text:p>16850</text:p>
              </table:table-cell>
              <table:table-cell office:value-type="float" office:value="140124136">
                <text:p>140124136</text:p>
              </table:table-cell>
              <table:table-cell office:value-type="float" office:value="451739.40625">
                <text:p>451739.40625</text:p>
              </table:table-cell>
              <table:table-cell office:value-type="float" office:value="1658805.148438">
                <text:p>1658805.148438</text:p>
              </table:table-cell>
              <table:table-cell office:value-type="float" office:value="159984">
                <text:p>159984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141457400">
                <text:p>141457400</text:p>
              </table:table-cell>
              <table:table-cell office:value-type="float" office:value="453294.203125">
                <text:p>453294.203125</text:p>
              </table:table-cell>
              <table:table-cell office:value-type="float" office:value="1655099.375">
                <text:p>1655099.375</text:p>
              </table:table-cell>
              <table:table-cell office:value-type="float" office:value="146962.804687">
                <text:p>146962.804687</text:p>
              </table:table-cell>
            </table:table-row>
            <table:table-row>
              <table:table-cell office:value-type="float" office:value="16950">
                <text:p>16950</text:p>
              </table:table-cell>
              <table:table-cell office:value-type="float" office:value="142300376">
                <text:p>142300376</text:p>
              </table:table-cell>
              <table:table-cell office:value-type="float" office:value="454800.203125">
                <text:p>454800.203125</text:p>
              </table:table-cell>
              <table:table-cell office:value-type="float" office:value="1672001.976562">
                <text:p>1672001.976562</text:p>
              </table:table-cell>
              <table:table-cell office:value-type="float" office:value="160973.398438">
                <text:p>160973.39843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43035416">
                <text:p>143035416</text:p>
              </table:table-cell>
              <table:table-cell office:value-type="float" office:value="456377.796875">
                <text:p>456377.796875</text:p>
              </table:table-cell>
              <table:table-cell office:value-type="float" office:value="1686283.976562">
                <text:p>1686283.976562</text:p>
              </table:table-cell>
              <table:table-cell office:value-type="float" office:value="147859">
                <text:p>147859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143032440">
                <text:p>143032440</text:p>
              </table:table-cell>
              <table:table-cell office:value-type="float" office:value="457838.59375">
                <text:p>457838.59375</text:p>
              </table:table-cell>
              <table:table-cell office:value-type="float" office:value="1682704.023438">
                <text:p>1682704.023438</text:p>
              </table:table-cell>
              <table:table-cell office:value-type="float" office:value="161915.203125">
                <text:p>161915.203125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144839840">
                <text:p>144839840</text:p>
              </table:table-cell>
              <table:table-cell office:value-type="float" office:value="459406">
                <text:p>459406</text:p>
              </table:table-cell>
              <table:table-cell office:value-type="float" office:value="1687831.648438">
                <text:p>1687831.648438</text:p>
              </table:table-cell>
              <table:table-cell office:value-type="float" office:value="135038.199219">
                <text:p>135038.199219</text:p>
              </table:table-cell>
            </table:table-row>
            <table:table-row>
              <table:table-cell office:value-type="float" office:value="17150">
                <text:p>17150</text:p>
              </table:table-cell>
              <table:table-cell office:value-type="float" office:value="146111200">
                <text:p>146111200</text:p>
              </table:table-cell>
              <table:table-cell office:value-type="float" office:value="460878.796875">
                <text:p>460878.796875</text:p>
              </table:table-cell>
              <table:table-cell office:value-type="float" office:value="1698765.796875">
                <text:p>1698765.796875</text:p>
              </table:table-cell>
              <table:table-cell office:value-type="float" office:value="162875.203125">
                <text:p>162875.203125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146496632">
                <text:p>146496632</text:p>
              </table:table-cell>
              <table:table-cell office:value-type="float" office:value="462430.203125">
                <text:p>462430.203125</text:p>
              </table:table-cell>
              <table:table-cell office:value-type="float" office:value="1719862.226562">
                <text:p>1719862.226562</text:p>
              </table:table-cell>
              <table:table-cell office:value-type="float" office:value="149533.804687">
                <text:p>149533.804687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147156352">
                <text:p>147156352</text:p>
              </table:table-cell>
              <table:table-cell office:value-type="float" office:value="463877.59375">
                <text:p>463877.59375</text:p>
              </table:table-cell>
              <table:table-cell office:value-type="float" office:value="1717453.148438">
                <text:p>1717453.148438</text:p>
              </table:table-cell>
              <table:table-cell office:value-type="float" office:value="149991.203125">
                <text:p>149991.203125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147980560">
                <text:p>147980560</text:p>
              </table:table-cell>
              <table:table-cell office:value-type="float" office:value="465403.796875">
                <text:p>465403.796875</text:p>
              </table:table-cell>
              <table:table-cell office:value-type="float" office:value="1736078.773438">
                <text:p>1736078.773438</text:p>
              </table:table-cell>
              <table:table-cell office:value-type="float" office:value="164261.398438">
                <text:p>164261.398438</text:p>
              </table:table-cell>
            </table:table-row>
            <table:table-row>
              <table:table-cell office:value-type="float" office:value="17350">
                <text:p>17350</text:p>
              </table:table-cell>
              <table:table-cell office:value-type="float" office:value="148723040">
                <text:p>148723040</text:p>
              </table:table-cell>
              <table:table-cell office:value-type="float" office:value="466917.796875">
                <text:p>466917.796875</text:p>
              </table:table-cell>
              <table:table-cell office:value-type="float" office:value="1743440.226562">
                <text:p>1743440.226562</text:p>
              </table:table-cell>
              <table:table-cell office:value-type="float" office:value="150872.804687">
                <text:p>150872.804687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149961616">
                <text:p>149961616</text:p>
              </table:table-cell>
              <table:table-cell office:value-type="float" office:value="468482.796875">
                <text:p>468482.796875</text:p>
              </table:table-cell>
              <table:table-cell office:value-type="float" office:value="1740026">
                <text:p>1740026</text:p>
              </table:table-cell>
              <table:table-cell office:value-type="float" office:value="151289.804687">
                <text:p>151289.804687</text:p>
              </table:table-cell>
            </table:table-row>
            <table:table-row>
              <table:table-cell office:value-type="float" office:value="17450">
                <text:p>17450</text:p>
              </table:table-cell>
              <table:table-cell office:value-type="float" office:value="150514240">
                <text:p>150514240</text:p>
              </table:table-cell>
              <table:table-cell office:value-type="float" office:value="469982.796875">
                <text:p>469982.796875</text:p>
              </table:table-cell>
              <table:table-cell office:value-type="float" office:value="1772102.953125">
                <text:p>1772102.953125</text:p>
              </table:table-cell>
              <table:table-cell office:value-type="float" office:value="165692.398438">
                <text:p>165692.398438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51350240">
                <text:p>151350240</text:p>
              </table:table-cell>
              <table:table-cell office:value-type="float" office:value="471480.203125">
                <text:p>471480.203125</text:p>
              </table:table-cell>
              <table:table-cell office:value-type="float" office:value="1784884.023438">
                <text:p>1784884.023438</text:p>
              </table:table-cell>
              <table:table-cell office:value-type="float" office:value="152191">
                <text:p>152191</text:p>
              </table:table-cell>
            </table:table-row>
            <table:table-row>
              <table:table-cell office:value-type="float" office:value="17550">
                <text:p>17550</text:p>
              </table:table-cell>
              <table:table-cell office:value-type="float" office:value="152746136">
                <text:p>152746136</text:p>
              </table:table-cell>
              <table:table-cell office:value-type="float" office:value="472983.40625">
                <text:p>472983.40625</text:p>
              </table:table-cell>
              <table:table-cell office:value-type="float" office:value="1794689.171875">
                <text:p>1794689.171875</text:p>
              </table:table-cell>
              <table:table-cell office:value-type="float" office:value="152615">
                <text:p>152615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153755288">
                <text:p>153755288</text:p>
              </table:table-cell>
              <table:table-cell office:value-type="float" office:value="474537.796875">
                <text:p>474537.796875</text:p>
              </table:table-cell>
              <table:table-cell office:value-type="float" office:value="1780658.546875">
                <text:p>1780658.546875</text:p>
              </table:table-cell>
              <table:table-cell office:value-type="float" office:value="167107.398438">
                <text:p>167107.398438</text:p>
              </table:table-cell>
            </table:table-row>
            <table:table-row>
              <table:table-cell office:value-type="float" office:value="17650">
                <text:p>17650</text:p>
              </table:table-cell>
              <table:table-cell office:value-type="float" office:value="154186864">
                <text:p>154186864</text:p>
              </table:table-cell>
              <table:table-cell office:value-type="float" office:value="476110.59375">
                <text:p>476110.59375</text:p>
              </table:table-cell>
              <table:table-cell office:value-type="float" office:value="1792518.851562">
                <text:p>1792518.851562</text:p>
              </table:table-cell>
              <table:table-cell office:value-type="float" office:value="139356.398438">
                <text:p>139356.398438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154985488">
                <text:p>154985488</text:p>
              </table:table-cell>
              <table:table-cell office:value-type="float" office:value="477572">
                <text:p>477572</text:p>
              </table:table-cell>
              <table:table-cell office:value-type="float" office:value="1810362.046875">
                <text:p>1810362.046875</text:p>
              </table:table-cell>
              <table:table-cell office:value-type="float" office:value="168082.398438">
                <text:p>168082.39843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155866848">
                <text:p>155866848</text:p>
              </table:table-cell>
              <table:table-cell office:value-type="float" office:value="479011.796875">
                <text:p>479011.796875</text:p>
              </table:table-cell>
              <table:table-cell office:value-type="float" office:value="1806644.046875">
                <text:p>1806644.046875</text:p>
              </table:table-cell>
              <table:table-cell office:value-type="float" office:value="168571">
                <text:p>168571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156972264">
                <text:p>156972264</text:p>
              </table:table-cell>
              <table:table-cell office:value-type="float" office:value="480560.59375">
                <text:p>480560.59375</text:p>
              </table:table-cell>
              <table:table-cell office:value-type="float" office:value="1822917.828125">
                <text:p>1822917.828125</text:p>
              </table:table-cell>
              <table:table-cell office:value-type="float" office:value="169028.398438">
                <text:p>169028.398438</text:p>
              </table:table-cell>
            </table:table-row>
            <table:table-row>
              <table:table-cell office:value-type="float" office:value="17850">
                <text:p>17850</text:p>
              </table:table-cell>
              <table:table-cell office:value-type="float" office:value="157370856">
                <text:p>157370856</text:p>
              </table:table-cell>
              <table:table-cell office:value-type="float" office:value="482065.40625">
                <text:p>482065.40625</text:p>
              </table:table-cell>
              <table:table-cell office:value-type="float" office:value="1833919.398438">
                <text:p>1833919.398438</text:p>
              </table:table-cell>
              <table:table-cell office:value-type="float" office:value="155226.601563">
                <text:p>155226.601563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158386888">
                <text:p>158386888</text:p>
              </table:table-cell>
              <table:table-cell office:value-type="float" office:value="483627.59375">
                <text:p>483627.59375</text:p>
              </table:table-cell>
              <table:table-cell office:value-type="float" office:value="1826745.023438">
                <text:p>1826745.023438</text:p>
              </table:table-cell>
              <table:table-cell office:value-type="float" office:value="155636.804687">
                <text:p>155636.804687</text:p>
              </table:table-cell>
            </table:table-row>
            <table:table-row>
              <table:table-cell office:value-type="float" office:value="17950">
                <text:p>17950</text:p>
              </table:table-cell>
              <table:table-cell office:value-type="float" office:value="159602672">
                <text:p>159602672</text:p>
              </table:table-cell>
              <table:table-cell office:value-type="float" office:value="485232.203125">
                <text:p>485232.203125</text:p>
              </table:table-cell>
              <table:table-cell office:value-type="float" office:value="1845757.953125">
                <text:p>1845757.953125</text:p>
              </table:table-cell>
              <table:table-cell office:value-type="float" office:value="170481.398438">
                <text:p>170481.398438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60221160">
                <text:p>160221160</text:p>
              </table:table-cell>
              <table:table-cell office:value-type="float" office:value="486687">
                <text:p>486687</text:p>
              </table:table-cell>
              <table:table-cell office:value-type="float" office:value="1856901.953125">
                <text:p>1856901.953125</text:p>
              </table:table-cell>
              <table:table-cell office:value-type="float" office:value="156504.804687">
                <text:p>156504.804687</text:p>
              </table:table-cell>
            </table:table-row>
            <table:table-row>
              <table:table-cell office:value-type="float" office:value="18050">
                <text:p>18050</text:p>
              </table:table-cell>
              <table:table-cell office:value-type="float" office:value="161601056">
                <text:p>161601056</text:p>
              </table:table-cell>
              <table:table-cell office:value-type="float" office:value="488166.203125">
                <text:p>488166.203125</text:p>
              </table:table-cell>
              <table:table-cell office:value-type="float" office:value="1874200.203125">
                <text:p>1874200.203125</text:p>
              </table:table-cell>
              <table:table-cell office:value-type="float" office:value="171402.601562">
                <text:p>171402.601562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162034528">
                <text:p>162034528</text:p>
              </table:table-cell>
              <table:table-cell office:value-type="float" office:value="489755.40625">
                <text:p>489755.40625</text:p>
              </table:table-cell>
              <table:table-cell office:value-type="float" office:value="1876096.75">
                <text:p>1876096.75</text:p>
              </table:table-cell>
              <table:table-cell office:value-type="float" office:value="142912.195313">
                <text:p>142912.195313</text:p>
              </table:table-cell>
            </table:table-row>
            <table:table-row>
              <table:table-cell office:value-type="float" office:value="18150">
                <text:p>18150</text:p>
              </table:table-cell>
              <table:table-cell office:value-type="float" office:value="162547296">
                <text:p>162547296</text:p>
              </table:table-cell>
              <table:table-cell office:value-type="float" office:value="491276.59375">
                <text:p>491276.59375</text:p>
              </table:table-cell>
              <table:table-cell office:value-type="float" office:value="1897390.828125">
                <text:p>1897390.828125</text:p>
              </table:table-cell>
              <table:table-cell office:value-type="float" office:value="172340.601562">
                <text:p>172340.601562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164207960">
                <text:p>164207960</text:p>
              </table:table-cell>
              <table:table-cell office:value-type="float" office:value="492738.59375">
                <text:p>492738.59375</text:p>
              </table:table-cell>
              <table:table-cell office:value-type="float" office:value="1908883.648438">
                <text:p>1908883.648438</text:p>
              </table:table-cell>
              <table:table-cell office:value-type="float" office:value="143712.195313">
                <text:p>143712.195313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165006448">
                <text:p>165006448</text:p>
              </table:table-cell>
              <table:table-cell office:value-type="float" office:value="494236.59375">
                <text:p>494236.59375</text:p>
              </table:table-cell>
              <table:table-cell office:value-type="float" office:value="1916660.828125">
                <text:p>1916660.828125</text:p>
              </table:table-cell>
              <table:table-cell office:value-type="float" office:value="173300.203125">
                <text:p>173300.203125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165709600">
                <text:p>165709600</text:p>
              </table:table-cell>
              <table:table-cell office:value-type="float" office:value="495916.796875">
                <text:p>495916.796875</text:p>
              </table:table-cell>
              <table:table-cell office:value-type="float" office:value="1929749">
                <text:p>1929749</text:p>
              </table:table-cell>
              <table:table-cell office:value-type="float" office:value="159128.804687">
                <text:p>159128.804687</text:p>
              </table:table-cell>
            </table:table-row>
            <table:table-row>
              <table:table-cell office:value-type="float" office:value="18350">
                <text:p>18350</text:p>
              </table:table-cell>
              <table:table-cell office:value-type="float" office:value="166700440">
                <text:p>166700440</text:p>
              </table:table-cell>
              <table:table-cell office:value-type="float" office:value="497227.59375">
                <text:p>497227.59375</text:p>
              </table:table-cell>
              <table:table-cell office:value-type="float" office:value="1933321.546875">
                <text:p>1933321.546875</text:p>
              </table:table-cell>
              <table:table-cell office:value-type="float" office:value="174246.398438">
                <text:p>174246.398438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167715104">
                <text:p>167715104</text:p>
              </table:table-cell>
              <table:table-cell office:value-type="float" office:value="498837.40625">
                <text:p>498837.40625</text:p>
              </table:table-cell>
              <table:table-cell office:value-type="float" office:value="1939398.25">
                <text:p>1939398.25</text:p>
              </table:table-cell>
              <table:table-cell office:value-type="float" office:value="174733.601562">
                <text:p>174733.601562</text:p>
              </table:table-cell>
            </table:table-row>
            <table:table-row>
              <table:table-cell office:value-type="float" office:value="18450">
                <text:p>18450</text:p>
              </table:table-cell>
              <table:table-cell office:value-type="float" office:value="168969264">
                <text:p>168969264</text:p>
              </table:table-cell>
              <table:table-cell office:value-type="float" office:value="500399.203125">
                <text:p>500399.203125</text:p>
              </table:table-cell>
              <table:table-cell office:value-type="float" office:value="1946020">
                <text:p>1946020</text:p>
              </table:table-cell>
              <table:table-cell office:value-type="float" office:value="130927.402343">
                <text:p>130927.402343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69115944">
                <text:p>169115944</text:p>
              </table:table-cell>
              <table:table-cell office:value-type="float" office:value="501923.40625">
                <text:p>501923.40625</text:p>
              </table:table-cell>
              <table:table-cell office:value-type="float" office:value="1958384.976562">
                <text:p>1958384.976562</text:p>
              </table:table-cell>
              <table:table-cell office:value-type="float" office:value="175670">
                <text:p>175670</text:p>
              </table:table-cell>
            </table:table-row>
            <table:table-row>
              <table:table-cell office:value-type="float" office:value="18550">
                <text:p>18550</text:p>
              </table:table-cell>
              <table:table-cell office:value-type="float" office:value="170619064">
                <text:p>170619064</text:p>
              </table:table-cell>
              <table:table-cell office:value-type="float" office:value="503475.59375">
                <text:p>503475.59375</text:p>
              </table:table-cell>
              <table:table-cell office:value-type="float" office:value="1983577.023438">
                <text:p>1983577.023438</text:p>
              </table:table-cell>
              <table:table-cell office:value-type="float" office:value="176126.601562">
                <text:p>176126.601562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171139880">
                <text:p>171139880</text:p>
              </table:table-cell>
              <table:table-cell office:value-type="float" office:value="504886.203125">
                <text:p>504886.203125</text:p>
              </table:table-cell>
              <table:table-cell office:value-type="float" office:value="1976943.148438">
                <text:p>1976943.148438</text:p>
              </table:table-cell>
              <table:table-cell office:value-type="float" office:value="161761.804687">
                <text:p>161761.804687</text:p>
              </table:table-cell>
            </table:table-row>
            <table:table-row>
              <table:table-cell office:value-type="float" office:value="18650">
                <text:p>18650</text:p>
              </table:table-cell>
              <table:table-cell office:value-type="float" office:value="172002560">
                <text:p>172002560</text:p>
              </table:table-cell>
              <table:table-cell office:value-type="float" office:value="506462.203125">
                <text:p>506462.203125</text:p>
              </table:table-cell>
              <table:table-cell office:value-type="float" office:value="1989235.648438">
                <text:p>1989235.648438</text:p>
              </table:table-cell>
              <table:table-cell office:value-type="float" office:value="162172.804687">
                <text:p>162172.804687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172869008">
                <text:p>172869008</text:p>
              </table:table-cell>
              <table:table-cell office:value-type="float" office:value="507884.203125">
                <text:p>507884.203125</text:p>
              </table:table-cell>
              <table:table-cell office:value-type="float" office:value="1995907.796875">
                <text:p>1995907.796875</text:p>
              </table:table-cell>
              <table:table-cell office:value-type="float" office:value="177581.796875">
                <text:p>177581.796875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174172496">
                <text:p>174172496</text:p>
              </table:table-cell>
              <table:table-cell office:value-type="float" office:value="509492">
                <text:p>509492</text:p>
              </table:table-cell>
              <table:table-cell office:value-type="float" office:value="1999859.828125">
                <text:p>1999859.828125</text:p>
              </table:table-cell>
              <table:table-cell office:value-type="float" office:value="178066.203125">
                <text:p>178066.203125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175556896">
                <text:p>175556896</text:p>
              </table:table-cell>
              <table:table-cell office:value-type="float" office:value="510950.203125">
                <text:p>510950.203125</text:p>
              </table:table-cell>
              <table:table-cell office:value-type="float" office:value="2022303.148438">
                <text:p>2022303.148438</text:p>
              </table:table-cell>
              <table:table-cell office:value-type="float" office:value="178537.398438">
                <text:p>178537.398438</text:p>
              </table:table-cell>
            </table:table-row>
            <table:table-row>
              <table:table-cell office:value-type="float" office:value="18850">
                <text:p>18850</text:p>
              </table:table-cell>
              <table:table-cell office:value-type="float" office:value="176016568">
                <text:p>176016568</text:p>
              </table:table-cell>
              <table:table-cell office:value-type="float" office:value="512534.59375">
                <text:p>512534.59375</text:p>
              </table:table-cell>
              <table:table-cell office:value-type="float" office:value="2041227.453125">
                <text:p>2041227.453125</text:p>
              </table:table-cell>
              <table:table-cell office:value-type="float" office:value="163900.40625">
                <text:p>163900.40625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177248352">
                <text:p>177248352</text:p>
              </table:table-cell>
              <table:table-cell office:value-type="float" office:value="514015.40625">
                <text:p>514015.40625</text:p>
              </table:table-cell>
              <table:table-cell office:value-type="float" office:value="2039813.171875">
                <text:p>2039813.171875</text:p>
              </table:table-cell>
              <table:table-cell office:value-type="float" office:value="149211.796876">
                <text:p>149211.796876</text:p>
              </table:table-cell>
            </table:table-row>
            <table:table-row>
              <table:table-cell office:value-type="float" office:value="18950">
                <text:p>18950</text:p>
              </table:table-cell>
              <table:table-cell office:value-type="float" office:value="178473336">
                <text:p>178473336</text:p>
              </table:table-cell>
              <table:table-cell office:value-type="float" office:value="515494.59375">
                <text:p>515494.59375</text:p>
              </table:table-cell>
              <table:table-cell office:value-type="float" office:value="2040838">
                <text:p>2040838</text:p>
              </table:table-cell>
              <table:table-cell office:value-type="float" office:value="179950.796875">
                <text:p>179950.79687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79322904">
                <text:p>179322904</text:p>
              </table:table-cell>
              <table:table-cell office:value-type="float" office:value="517182">
                <text:p>517182</text:p>
              </table:table-cell>
              <table:table-cell office:value-type="float" office:value="2072004">
                <text:p>2072004</text:p>
              </table:table-cell>
              <table:table-cell office:value-type="float" office:value="180444.203125">
                <text:p>180444.203125</text:p>
              </table:table-cell>
            </table:table-row>
            <table:table-row>
              <table:table-cell office:value-type="float" office:value="19050">
                <text:p>19050</text:p>
              </table:table-cell>
              <table:table-cell office:value-type="float" office:value="178918320">
                <text:p>178918320</text:p>
              </table:table-cell>
              <table:table-cell office:value-type="float" office:value="518639">
                <text:p>518639</text:p>
              </table:table-cell>
              <table:table-cell office:value-type="float" office:value="2068180.203125">
                <text:p>2068180.203125</text:p>
              </table:table-cell>
              <table:table-cell office:value-type="float" office:value="180863.601562">
                <text:p>180863.601562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180178176">
                <text:p>180178176</text:p>
              </table:table-cell>
              <table:table-cell office:value-type="float" office:value="520145.40625">
                <text:p>520145.40625</text:p>
              </table:table-cell>
              <table:table-cell office:value-type="float" office:value="2071994.398438">
                <text:p>2071994.398438</text:p>
              </table:table-cell>
              <table:table-cell office:value-type="float" office:value="181380.796875">
                <text:p>181380.796875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181040384">
                <text:p>181040384</text:p>
              </table:table-cell>
              <table:table-cell office:value-type="float" office:value="521735">
                <text:p>521735</text:p>
              </table:table-cell>
              <table:table-cell office:value-type="float" office:value="2101817.828125">
                <text:p>2101817.828125</text:p>
              </table:table-cell>
              <table:table-cell office:value-type="float" office:value="181853.398438">
                <text:p>181853.398438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182493392">
                <text:p>182493392</text:p>
              </table:table-cell>
              <table:table-cell office:value-type="float" office:value="523178.203125">
                <text:p>523178.203125</text:p>
              </table:table-cell>
              <table:table-cell office:value-type="float" office:value="2090435.398438">
                <text:p>2090435.398438</text:p>
              </table:table-cell>
              <table:table-cell office:value-type="float" office:value="166993.203125">
                <text:p>166993.203125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183943344">
                <text:p>183943344</text:p>
              </table:table-cell>
              <table:table-cell office:value-type="float" office:value="524655.203125">
                <text:p>524655.203125</text:p>
              </table:table-cell>
              <table:table-cell office:value-type="float" office:value="2104465.453125">
                <text:p>2104465.453125</text:p>
              </table:table-cell>
              <table:table-cell office:value-type="float" office:value="182810">
                <text:p>182810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183804400">
                <text:p>183804400</text:p>
              </table:table-cell>
              <table:table-cell office:value-type="float" office:value="526255">
                <text:p>526255</text:p>
              </table:table-cell>
              <table:table-cell office:value-type="float" office:value="2122094.398438">
                <text:p>2122094.398438</text:p>
              </table:table-cell>
              <table:table-cell office:value-type="float" office:value="167806.601563">
                <text:p>167806.601563</text:p>
              </table:table-cell>
            </table:table-row>
            <table:table-row>
              <table:table-cell office:value-type="float" office:value="19350">
                <text:p>19350</text:p>
              </table:table-cell>
              <table:table-cell office:value-type="float" office:value="185336104">
                <text:p>185336104</text:p>
              </table:table-cell>
              <table:table-cell office:value-type="float" office:value="527699.203125">
                <text:p>527699.203125</text:p>
              </table:table-cell>
              <table:table-cell office:value-type="float" office:value="2124588.375">
                <text:p>2124588.375</text:p>
              </table:table-cell>
              <table:table-cell office:value-type="float" office:value="183755.398438">
                <text:p>183755.398438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186183376">
                <text:p>186183376</text:p>
              </table:table-cell>
              <table:table-cell office:value-type="float" office:value="529315">
                <text:p>529315</text:p>
              </table:table-cell>
              <table:table-cell office:value-type="float" office:value="2149174.171875">
                <text:p>2149174.171875</text:p>
              </table:table-cell>
              <table:table-cell office:value-type="float" office:value="168682.40625">
                <text:p>168682.40625</text:p>
              </table:table-cell>
            </table:table-row>
            <table:table-row>
              <table:table-cell office:value-type="float" office:value="19450">
                <text:p>19450</text:p>
              </table:table-cell>
              <table:table-cell office:value-type="float" office:value="187978984">
                <text:p>187978984</text:p>
              </table:table-cell>
              <table:table-cell office:value-type="float" office:value="530819">
                <text:p>530819</text:p>
              </table:table-cell>
              <table:table-cell office:value-type="float" office:value="2157580.421875">
                <text:p>2157580.421875</text:p>
              </table:table-cell>
              <table:table-cell office:value-type="float" office:value="184670">
                <text:p>184670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88305616">
                <text:p>188305616</text:p>
              </table:table-cell>
              <table:table-cell office:value-type="float" office:value="532324.40625">
                <text:p>532324.40625</text:p>
              </table:table-cell>
              <table:table-cell office:value-type="float" office:value="2169664">
                <text:p>2169664</text:p>
              </table:table-cell>
              <table:table-cell office:value-type="float" office:value="169570.804687">
                <text:p>169570.804687</text:p>
              </table:table-cell>
            </table:table-row>
            <table:table-row>
              <table:table-cell office:value-type="float" office:value="19550">
                <text:p>19550</text:p>
              </table:table-cell>
              <table:table-cell office:value-type="float" office:value="188799832">
                <text:p>188799832</text:p>
              </table:table-cell>
              <table:table-cell office:value-type="float" office:value="533827.796875">
                <text:p>533827.796875</text:p>
              </table:table-cell>
              <table:table-cell office:value-type="float" office:value="2177727.976562">
                <text:p>2177727.976562</text:p>
              </table:table-cell>
              <table:table-cell office:value-type="float" office:value="185642">
                <text:p>185642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90270200">
                <text:p>190270200</text:p>
              </table:table-cell>
              <table:table-cell office:value-type="float" office:value="535393.203125">
                <text:p>535393.203125</text:p>
              </table:table-cell>
              <table:table-cell office:value-type="float" office:value="2181466.625">
                <text:p>2181466.625</text:p>
              </table:table-cell>
              <table:table-cell office:value-type="float" office:value="186143">
                <text:p>186143</text:p>
              </table:table-cell>
            </table:table-row>
            <table:table-row>
              <table:table-cell office:value-type="float" office:value="19650">
                <text:p>19650</text:p>
              </table:table-cell>
              <table:table-cell office:value-type="float" office:value="190890944">
                <text:p>190890944</text:p>
              </table:table-cell>
              <table:table-cell office:value-type="float" office:value="536890">
                <text:p>536890</text:p>
              </table:table-cell>
              <table:table-cell office:value-type="float" office:value="2206030.976562">
                <text:p>2206030.976562</text:p>
              </table:table-cell>
              <table:table-cell office:value-type="float" office:value="170886.601563">
                <text:p>170886.601563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191318544">
                <text:p>191318544</text:p>
              </table:table-cell>
              <table:table-cell office:value-type="float" office:value="538373">
                <text:p>538373</text:p>
              </table:table-cell>
              <table:table-cell office:value-type="float" office:value="2208903.453125">
                <text:p>2208903.453125</text:p>
              </table:table-cell>
              <table:table-cell office:value-type="float" office:value="171300.40625">
                <text:p>171300.40625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192802880">
                <text:p>192802880</text:p>
              </table:table-cell>
              <table:table-cell office:value-type="float" office:value="539899">
                <text:p>539899</text:p>
              </table:table-cell>
              <table:table-cell office:value-type="float" office:value="2239767">
                <text:p>2239767</text:p>
              </table:table-cell>
              <table:table-cell office:value-type="float" office:value="171741.804687">
                <text:p>171741.804687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193883664">
                <text:p>193883664</text:p>
              </table:table-cell>
              <table:table-cell office:value-type="float" office:value="541512">
                <text:p>541512</text:p>
              </table:table-cell>
              <table:table-cell office:value-type="float" office:value="2222023.796875">
                <text:p>2222023.796875</text:p>
              </table:table-cell>
              <table:table-cell office:value-type="float" office:value="188009.601562">
                <text:p>188009.601562</text:p>
              </table:table-cell>
            </table:table-row>
            <table:table-row>
              <table:table-cell office:value-type="float" office:value="19850">
                <text:p>19850</text:p>
              </table:table-cell>
              <table:table-cell office:value-type="float" office:value="195352360">
                <text:p>195352360</text:p>
              </table:table-cell>
              <table:table-cell office:value-type="float" office:value="543004">
                <text:p>543004</text:p>
              </table:table-cell>
              <table:table-cell office:value-type="float" office:value="2243105.5">
                <text:p>2243105.5</text:p>
              </table:table-cell>
              <table:table-cell office:value-type="float" office:value="188520.601562">
                <text:p>188520.601562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195689136">
                <text:p>195689136</text:p>
              </table:table-cell>
              <table:table-cell office:value-type="float" office:value="544560.40625">
                <text:p>544560.40625</text:p>
              </table:table-cell>
              <table:table-cell office:value-type="float" office:value="2242204.296875">
                <text:p>2242204.296875</text:p>
              </table:table-cell>
              <table:table-cell office:value-type="float" office:value="173017.601563">
                <text:p>173017.601563</text:p>
              </table:table-cell>
            </table:table-row>
            <table:table-row>
              <table:table-cell office:value-type="float" office:value="19950">
                <text:p>19950</text:p>
              </table:table-cell>
              <table:table-cell office:value-type="float" office:value="196853896">
                <text:p>196853896</text:p>
              </table:table-cell>
              <table:table-cell office:value-type="float" office:value="546018.40625">
                <text:p>546018.40625</text:p>
              </table:table-cell>
              <table:table-cell office:value-type="float" office:value="2262599.25">
                <text:p>2262599.25</text:p>
              </table:table-cell>
              <table:table-cell office:value-type="float" office:value="189426.398438">
                <text:p>189426.39843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7524000">
                <text:p>197524000</text:p>
              </table:table-cell>
              <table:table-cell office:value-type="float" office:value="547597.59375">
                <text:p>547597.59375</text:p>
              </table:table-cell>
              <table:table-cell office:value-type="float" office:value="2276799.453125">
                <text:p>2276799.453125</text:p>
              </table:table-cell>
              <table:table-cell office:value-type="float" office:value="189948.398438">
                <text:p>189948.398438</text:p>
              </table:table-cell>
            </table:table-row>
            <table:table-row>
              <table:table-cell office:value-type="float" office:value="20050">
                <text:p>20050</text:p>
              </table:table-cell>
              <table:table-cell office:value-type="float" office:value="199196800">
                <text:p>199196800</text:p>
              </table:table-cell>
              <table:table-cell office:value-type="float" office:value="549039.796875">
                <text:p>549039.796875</text:p>
              </table:table-cell>
              <table:table-cell office:value-type="float" office:value="2286999.75">
                <text:p>2286999.75</text:p>
              </table:table-cell>
              <table:table-cell office:value-type="float" office:value="174347.601563">
                <text:p>174347.601563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200020528">
                <text:p>200020528</text:p>
              </table:table-cell>
              <table:table-cell office:value-type="float" office:value="550591">
                <text:p>550591</text:p>
              </table:table-cell>
              <table:table-cell office:value-type="float" office:value="2313121.648438">
                <text:p>2313121.648438</text:p>
              </table:table-cell>
              <table:table-cell office:value-type="float" office:value="190866.203125">
                <text:p>190866.203125</text:p>
              </table:table-cell>
            </table:table-row>
            <table:table-row>
              <table:table-cell office:value-type="float" office:value="20150">
                <text:p>20150</text:p>
              </table:table-cell>
              <table:table-cell office:value-type="float" office:value="201240368">
                <text:p>201240368</text:p>
              </table:table-cell>
              <table:table-cell office:value-type="float" office:value="552166.1875">
                <text:p>552166.1875</text:p>
              </table:table-cell>
              <table:table-cell office:value-type="float" office:value="2294215.703125">
                <text:p>2294215.703125</text:p>
              </table:table-cell>
              <table:table-cell office:value-type="float" office:value="159131.195313">
                <text:p>159131.195313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201528688">
                <text:p>201528688</text:p>
              </table:table-cell>
              <table:table-cell office:value-type="float" office:value="553632.8125">
                <text:p>553632.8125</text:p>
              </table:table-cell>
              <table:table-cell office:value-type="float" office:value="2324352.148438">
                <text:p>2324352.148438</text:p>
              </table:table-cell>
              <table:table-cell office:value-type="float" office:value="191814.601562">
                <text:p>191814.601562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203014072">
                <text:p>203014072</text:p>
              </table:table-cell>
              <table:table-cell office:value-type="float" office:value="555226.40625">
                <text:p>555226.40625</text:p>
              </table:table-cell>
              <table:table-cell office:value-type="float" office:value="2327598.546875">
                <text:p>2327598.546875</text:p>
              </table:table-cell>
              <table:table-cell office:value-type="float" office:value="192312.601562">
                <text:p>192312.601562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204839376">
                <text:p>204839376</text:p>
              </table:table-cell>
              <table:table-cell office:value-type="float" office:value="556634.40625">
                <text:p>556634.40625</text:p>
              </table:table-cell>
              <table:table-cell office:value-type="float" office:value="2339201.25">
                <text:p>2339201.25</text:p>
              </table:table-cell>
              <table:table-cell office:value-type="float" office:value="192813.796875">
                <text:p>192813.796875</text:p>
              </table:table-cell>
            </table:table-row>
            <table:table-row>
              <table:table-cell office:value-type="float" office:value="20350">
                <text:p>20350</text:p>
              </table:table-cell>
              <table:table-cell office:value-type="float" office:value="205063432">
                <text:p>205063432</text:p>
              </table:table-cell>
              <table:table-cell office:value-type="float" office:value="558221.1875">
                <text:p>558221.1875</text:p>
              </table:table-cell>
              <table:table-cell office:value-type="float" office:value="2349623.703125">
                <text:p>2349623.703125</text:p>
              </table:table-cell>
              <table:table-cell office:value-type="float" office:value="193203.601562">
                <text:p>193203.601562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205644056">
                <text:p>205644056</text:p>
              </table:table-cell>
              <table:table-cell office:value-type="float" office:value="559730.40625">
                <text:p>559730.40625</text:p>
              </table:table-cell>
              <table:table-cell office:value-type="float" office:value="2366862.898438">
                <text:p>2366862.898438</text:p>
              </table:table-cell>
              <table:table-cell office:value-type="float" office:value="177430">
                <text:p>177430</text:p>
              </table:table-cell>
            </table:table-row>
            <table:table-row>
              <table:table-cell office:value-type="float" office:value="20450">
                <text:p>20450</text:p>
              </table:table-cell>
              <table:table-cell office:value-type="float" office:value="206804208">
                <text:p>206804208</text:p>
              </table:table-cell>
              <table:table-cell office:value-type="float" office:value="561298.40625">
                <text:p>561298.40625</text:p>
              </table:table-cell>
              <table:table-cell office:value-type="float" office:value="2364664.25">
                <text:p>2364664.25</text:p>
              </table:table-cell>
              <table:table-cell office:value-type="float" office:value="194187.796875">
                <text:p>194187.796875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207557016">
                <text:p>207557016</text:p>
              </table:table-cell>
              <table:table-cell office:value-type="float" office:value="562699.8125">
                <text:p>562699.8125</text:p>
              </table:table-cell>
              <table:table-cell office:value-type="float" office:value="2391819.296875">
                <text:p>2391819.296875</text:p>
              </table:table-cell>
              <table:table-cell office:value-type="float" office:value="194659.796875">
                <text:p>194659.796875</text:p>
              </table:table-cell>
            </table:table-row>
            <table:table-row>
              <table:table-cell office:value-type="float" office:value="20550">
                <text:p>20550</text:p>
              </table:table-cell>
              <table:table-cell office:value-type="float" office:value="209137248">
                <text:p>209137248</text:p>
              </table:table-cell>
              <table:table-cell office:value-type="float" office:value="564307.59375">
                <text:p>564307.59375</text:p>
              </table:table-cell>
              <table:table-cell office:value-type="float" office:value="2391653.351562">
                <text:p>2391653.351562</text:p>
              </table:table-cell>
              <table:table-cell office:value-type="float" office:value="195121">
                <text:p>195121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209077584">
                <text:p>209077584</text:p>
              </table:table-cell>
              <table:table-cell office:value-type="float" office:value="565807.59375">
                <text:p>565807.59375</text:p>
              </table:table-cell>
              <table:table-cell office:value-type="float" office:value="2395956.898438">
                <text:p>2395956.898438</text:p>
              </table:table-cell>
              <table:table-cell office:value-type="float" office:value="162657.601563">
                <text:p>162657.601563</text:p>
              </table:table-cell>
            </table:table-row>
            <table:table-row>
              <table:table-cell office:value-type="float" office:value="20650">
                <text:p>20650</text:p>
              </table:table-cell>
              <table:table-cell office:value-type="float" office:value="210448568">
                <text:p>210448568</text:p>
              </table:table-cell>
              <table:table-cell office:value-type="float" office:value="567385.59375">
                <text:p>567385.59375</text:p>
              </table:table-cell>
              <table:table-cell office:value-type="float" office:value="2422643">
                <text:p>2422643</text:p>
              </table:table-cell>
              <table:table-cell office:value-type="float" office:value="196089.601562">
                <text:p>196089.601562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212031712">
                <text:p>212031712</text:p>
              </table:table-cell>
              <table:table-cell office:value-type="float" office:value="568865">
                <text:p>568865</text:p>
              </table:table-cell>
              <table:table-cell office:value-type="float" office:value="2445477.046875">
                <text:p>2445477.046875</text:p>
              </table:table-cell>
              <table:table-cell office:value-type="float" office:value="196551.398438">
                <text:p>196551.398438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212899384">
                <text:p>212899384</text:p>
              </table:table-cell>
              <table:table-cell office:value-type="float" office:value="570450.1875">
                <text:p>570450.1875</text:p>
              </table:table-cell>
              <table:table-cell office:value-type="float" office:value="2424331.601562">
                <text:p>2424331.601562</text:p>
              </table:table-cell>
              <table:table-cell office:value-type="float" office:value="197052.796875">
                <text:p>197052.796875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214076192">
                <text:p>214076192</text:p>
              </table:table-cell>
              <table:table-cell office:value-type="float" office:value="571909.1875">
                <text:p>571909.1875</text:p>
              </table:table-cell>
              <table:table-cell office:value-type="float" office:value="2449860.601562">
                <text:p>2449860.601562</text:p>
              </table:table-cell>
              <table:table-cell office:value-type="float" office:value="164169">
                <text:p>164169</text:p>
              </table:table-cell>
            </table:table-row>
            <table:table-row>
              <table:table-cell office:value-type="float" office:value="20850">
                <text:p>20850</text:p>
              </table:table-cell>
              <table:table-cell office:value-type="float" office:value="215156528">
                <text:p>215156528</text:p>
              </table:table-cell>
              <table:table-cell office:value-type="float" office:value="573544.1875">
                <text:p>573544.1875</text:p>
              </table:table-cell>
              <table:table-cell office:value-type="float" office:value="2457932.25">
                <text:p>2457932.25</text:p>
              </table:table-cell>
              <table:table-cell office:value-type="float" office:value="181290.40625">
                <text:p>181290.40625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216330104">
                <text:p>216330104</text:p>
              </table:table-cell>
              <table:table-cell office:value-type="float" office:value="575064.1875">
                <text:p>575064.1875</text:p>
              </table:table-cell>
              <table:table-cell office:value-type="float" office:value="2470367.5">
                <text:p>2470367.5</text:p>
              </table:table-cell>
              <table:table-cell office:value-type="float" office:value="165019.796876">
                <text:p>165019.796876</text:p>
              </table:table-cell>
            </table:table-row>
            <table:table-row>
              <table:table-cell office:value-type="float" office:value="20950">
                <text:p>20950</text:p>
              </table:table-cell>
              <table:table-cell office:value-type="float" office:value="217058984">
                <text:p>217058984</text:p>
              </table:table-cell>
              <table:table-cell office:value-type="float" office:value="576537.8125">
                <text:p>576537.8125</text:p>
              </table:table-cell>
              <table:table-cell office:value-type="float" office:value="2489577.5">
                <text:p>2489577.5</text:p>
              </table:table-cell>
              <table:table-cell office:value-type="float" office:value="198931.796875">
                <text:p>198931.79687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17557976">
                <text:p>217557976</text:p>
              </table:table-cell>
              <table:table-cell office:value-type="float" office:value="578041.1875">
                <text:p>578041.1875</text:p>
              </table:table-cell>
              <table:table-cell office:value-type="float" office:value="2498698.5">
                <text:p>2498698.5</text:p>
              </table:table-cell>
              <table:table-cell office:value-type="float" office:value="199430.203125">
                <text:p>199430.203125</text:p>
              </table:table-cell>
            </table:table-row>
            <table:table-row>
              <table:table-cell office:value-type="float" office:value="21050">
                <text:p>21050</text:p>
              </table:table-cell>
              <table:table-cell office:value-type="float" office:value="219834160">
                <text:p>219834160</text:p>
              </table:table-cell>
              <table:table-cell office:value-type="float" office:value="579551.59375">
                <text:p>579551.59375</text:p>
              </table:table-cell>
              <table:table-cell office:value-type="float" office:value="2499498.203125">
                <text:p>2499498.203125</text:p>
              </table:table-cell>
              <table:table-cell office:value-type="float" office:value="183049.40625">
                <text:p>183049.40625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219794792">
                <text:p>219794792</text:p>
              </table:table-cell>
              <table:table-cell office:value-type="float" office:value="581150">
                <text:p>581150</text:p>
              </table:table-cell>
              <table:table-cell office:value-type="float" office:value="2514852.5">
                <text:p>2514852.5</text:p>
              </table:table-cell>
              <table:table-cell office:value-type="float" office:value="149741.804687">
                <text:p>149741.804687</text:p>
              </table:table-cell>
            </table:table-row>
            <table:table-row>
              <table:table-cell office:value-type="float" office:value="21150">
                <text:p>21150</text:p>
              </table:table-cell>
              <table:table-cell office:value-type="float" office:value="221591912">
                <text:p>221591912</text:p>
              </table:table-cell>
              <table:table-cell office:value-type="float" office:value="582747">
                <text:p>582747</text:p>
              </table:table-cell>
              <table:table-cell office:value-type="float" office:value="2521516.953125">
                <text:p>2521516.953125</text:p>
              </table:table-cell>
              <table:table-cell office:value-type="float" office:value="200826">
                <text:p>200826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222815152">
                <text:p>222815152</text:p>
              </table:table-cell>
              <table:table-cell office:value-type="float" office:value="584109.40625">
                <text:p>584109.40625</text:p>
              </table:table-cell>
              <table:table-cell office:value-type="float" office:value="2530754.101562">
                <text:p>2530754.101562</text:p>
              </table:table-cell>
              <table:table-cell office:value-type="float" office:value="201308.796875">
                <text:p>201308.796875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223149600">
                <text:p>223149600</text:p>
              </table:table-cell>
              <table:table-cell office:value-type="float" office:value="585703.59375">
                <text:p>585703.59375</text:p>
              </table:table-cell>
              <table:table-cell office:value-type="float" office:value="2536985.25">
                <text:p>2536985.25</text:p>
              </table:table-cell>
              <table:table-cell office:value-type="float" office:value="201764.398438">
                <text:p>201764.398438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225125528">
                <text:p>225125528</text:p>
              </table:table-cell>
              <table:table-cell office:value-type="float" office:value="587183.40625">
                <text:p>587183.40625</text:p>
              </table:table-cell>
              <table:table-cell office:value-type="float" office:value="2561162.203125">
                <text:p>2561162.203125</text:p>
              </table:table-cell>
              <table:table-cell office:value-type="float" office:value="202228.796875">
                <text:p>202228.796875</text:p>
              </table:table-cell>
            </table:table-row>
            <table:table-row>
              <table:table-cell office:value-type="float" office:value="21350">
                <text:p>21350</text:p>
              </table:table-cell>
              <table:table-cell office:value-type="float" office:value="225823288">
                <text:p>225823288</text:p>
              </table:table-cell>
              <table:table-cell office:value-type="float" office:value="588746">
                <text:p>588746</text:p>
              </table:table-cell>
              <table:table-cell office:value-type="float" office:value="2568872.453125">
                <text:p>2568872.453125</text:p>
              </table:table-cell>
              <table:table-cell office:value-type="float" office:value="202740">
                <text:p>202740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226456520">
                <text:p>226456520</text:p>
              </table:table-cell>
              <table:table-cell office:value-type="float" office:value="590279.8125">
                <text:p>590279.8125</text:p>
              </table:table-cell>
              <table:table-cell office:value-type="float" office:value="2575033.5">
                <text:p>2575033.5</text:p>
              </table:table-cell>
              <table:table-cell office:value-type="float" office:value="203197.601562">
                <text:p>203197.601562</text:p>
              </table:table-cell>
            </table:table-row>
            <table:table-row>
              <table:table-cell office:value-type="float" office:value="21450">
                <text:p>21450</text:p>
              </table:table-cell>
              <table:table-cell office:value-type="float" office:value="227824792">
                <text:p>227824792</text:p>
              </table:table-cell>
              <table:table-cell office:value-type="float" office:value="591801.40625">
                <text:p>591801.40625</text:p>
              </table:table-cell>
              <table:table-cell office:value-type="float" office:value="2579412.351562">
                <text:p>2579412.351562</text:p>
              </table:table-cell>
              <table:table-cell office:value-type="float" office:value="203703.796875">
                <text:p>203703.796875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228739344">
                <text:p>228739344</text:p>
              </table:table-cell>
              <table:table-cell office:value-type="float" office:value="593320.1875">
                <text:p>593320.1875</text:p>
              </table:table-cell>
              <table:table-cell office:value-type="float" office:value="2601738">
                <text:p>2601738</text:p>
              </table:table-cell>
              <table:table-cell office:value-type="float" office:value="204176.601562">
                <text:p>204176.601562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230265464">
                <text:p>230265464</text:p>
              </table:table-cell>
              <table:table-cell office:value-type="float" office:value="594883.1875">
                <text:p>594883.1875</text:p>
              </table:table-cell>
              <table:table-cell office:value-type="float" office:value="2609504.101562">
                <text:p>2609504.101562</text:p>
              </table:table-cell>
              <table:table-cell office:value-type="float" office:value="187385.601563">
                <text:p>187385.601563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231643592">
                <text:p>231643592</text:p>
              </table:table-cell>
              <table:table-cell office:value-type="float" office:value="596405.40625">
                <text:p>596405.40625</text:p>
              </table:table-cell>
              <table:table-cell office:value-type="float" office:value="2632010">
                <text:p>2632010</text:p>
              </table:table-cell>
              <table:table-cell office:value-type="float" office:value="153313.804687">
                <text:p>153313.804687</text:p>
              </table:table-cell>
            </table:table-row>
            <table:table-row>
              <table:table-cell office:value-type="float" office:value="21650">
                <text:p>21650</text:p>
              </table:table-cell>
              <table:table-cell office:value-type="float" office:value="231874352">
                <text:p>231874352</text:p>
              </table:table-cell>
              <table:table-cell office:value-type="float" office:value="597966.8125">
                <text:p>597966.8125</text:p>
              </table:table-cell>
              <table:table-cell office:value-type="float" office:value="2648759.203125">
                <text:p>2648759.203125</text:p>
              </table:table-cell>
              <table:table-cell office:value-type="float" office:value="205579.398438">
                <text:p>205579.398438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232924448">
                <text:p>232924448</text:p>
              </table:table-cell>
              <table:table-cell office:value-type="float" office:value="599472.40625">
                <text:p>599472.40625</text:p>
              </table:table-cell>
              <table:table-cell office:value-type="float" office:value="2643127.648438">
                <text:p>2643127.648438</text:p>
              </table:table-cell>
              <table:table-cell office:value-type="float" office:value="206109">
                <text:p>206109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234524112">
                <text:p>234524112</text:p>
              </table:table-cell>
              <table:table-cell office:value-type="float" office:value="601009.59375">
                <text:p>601009.59375</text:p>
              </table:table-cell>
              <table:table-cell office:value-type="float" office:value="2662921.046875">
                <text:p>2662921.046875</text:p>
              </table:table-cell>
              <table:table-cell office:value-type="float" office:value="189130.601563">
                <text:p>189130.601563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235573928">
                <text:p>235573928</text:p>
              </table:table-cell>
              <table:table-cell office:value-type="float" office:value="602493.1875">
                <text:p>602493.1875</text:p>
              </table:table-cell>
              <table:table-cell office:value-type="float" office:value="2683246.046875">
                <text:p>2683246.046875</text:p>
              </table:table-cell>
              <table:table-cell office:value-type="float" office:value="172109.601563">
                <text:p>172109.601563</text:p>
              </table:table-cell>
            </table:table-row>
            <table:table-row>
              <table:table-cell office:value-type="float" office:value="21850">
                <text:p>21850</text:p>
              </table:table-cell>
              <table:table-cell office:value-type="float" office:value="235025656">
                <text:p>235025656</text:p>
              </table:table-cell>
              <table:table-cell office:value-type="float" office:value="604088.1875">
                <text:p>604088.1875</text:p>
              </table:table-cell>
              <table:table-cell office:value-type="float" office:value="2685741.148438">
                <text:p>2685741.148438</text:p>
              </table:table-cell>
              <table:table-cell office:value-type="float" office:value="189989.40625">
                <text:p>189989.40625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236943192">
                <text:p>236943192</text:p>
              </table:table-cell>
              <table:table-cell office:value-type="float" office:value="605666.1875">
                <text:p>605666.1875</text:p>
              </table:table-cell>
              <table:table-cell office:value-type="float" office:value="2698374.203125">
                <text:p>2698374.203125</text:p>
              </table:table-cell>
              <table:table-cell office:value-type="float" office:value="207954.203125">
                <text:p>207954.203125</text:p>
              </table:table-cell>
            </table:table-row>
            <table:table-row>
              <table:table-cell office:value-type="float" office:value="21950">
                <text:p>21950</text:p>
              </table:table-cell>
              <table:table-cell office:value-type="float" office:value="238903832">
                <text:p>238903832</text:p>
              </table:table-cell>
              <table:table-cell office:value-type="float" office:value="607239.8125">
                <text:p>607239.8125</text:p>
              </table:table-cell>
              <table:table-cell office:value-type="float" office:value="2697624.953125">
                <text:p>2697624.953125</text:p>
              </table:table-cell>
              <table:table-cell office:value-type="float" office:value="208435.203125">
                <text:p>208435.20312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39008472">
                <text:p>239008472</text:p>
              </table:table-cell>
              <table:table-cell office:value-type="float" office:value="608507.8125">
                <text:p>608507.8125</text:p>
              </table:table-cell>
              <table:table-cell office:value-type="float" office:value="2729475.398438">
                <text:p>2729475.398438</text:p>
              </table:table-cell>
              <table:table-cell office:value-type="float" office:value="208875">
                <text:p>208875</text:p>
              </table:table-cell>
            </table:table-row>
            <table:table-row>
              <table:table-cell office:value-type="float" office:value="22050">
                <text:p>22050</text:p>
              </table:table-cell>
              <table:table-cell office:value-type="float" office:value="240673432">
                <text:p>240673432</text:p>
              </table:table-cell>
              <table:table-cell office:value-type="float" office:value="610225.1875">
                <text:p>610225.1875</text:p>
              </table:table-cell>
              <table:table-cell office:value-type="float" office:value="2721388.898438">
                <text:p>2721388.898438</text:p>
              </table:table-cell>
              <table:table-cell office:value-type="float" office:value="209394.796875">
                <text:p>209394.796875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241799672">
                <text:p>241799672</text:p>
              </table:table-cell>
              <table:table-cell office:value-type="float" office:value="611679.59375">
                <text:p>611679.59375</text:p>
              </table:table-cell>
              <table:table-cell office:value-type="float" office:value="2745797">
                <text:p>2745797</text:p>
              </table:table-cell>
              <table:table-cell office:value-type="float" office:value="174453.601563">
                <text:p>174453.601563</text:p>
              </table:table-cell>
            </table:table-row>
            <table:table-row>
              <table:table-cell office:value-type="float" office:value="22150">
                <text:p>22150</text:p>
              </table:table-cell>
              <table:table-cell office:value-type="float" office:value="243622016">
                <text:p>243622016</text:p>
              </table:table-cell>
              <table:table-cell office:value-type="float" office:value="613285.8125">
                <text:p>613285.8125</text:p>
              </table:table-cell>
              <table:table-cell office:value-type="float" office:value="2739082.148438">
                <text:p>2739082.148438</text:p>
              </table:table-cell>
              <table:table-cell office:value-type="float" office:value="210308">
                <text:p>210308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243147136">
                <text:p>243147136</text:p>
              </table:table-cell>
              <table:table-cell office:value-type="float" office:value="614732.1875">
                <text:p>614732.1875</text:p>
              </table:table-cell>
              <table:table-cell office:value-type="float" office:value="2772730.953125">
                <text:p>2772730.953125</text:p>
              </table:table-cell>
              <table:table-cell office:value-type="float" office:value="193081.203125">
                <text:p>193081.203125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244413512">
                <text:p>244413512</text:p>
              </table:table-cell>
              <table:table-cell office:value-type="float" office:value="616227.59375">
                <text:p>616227.59375</text:p>
              </table:table-cell>
              <table:table-cell office:value-type="float" office:value="2779764.703125">
                <text:p>2779764.703125</text:p>
              </table:table-cell>
              <table:table-cell office:value-type="float" office:value="175629">
                <text:p>175629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246012488">
                <text:p>246012488</text:p>
              </table:table-cell>
              <table:table-cell office:value-type="float" office:value="617787.8125">
                <text:p>617787.8125</text:p>
              </table:table-cell>
              <table:table-cell office:value-type="float" office:value="2764372.296875">
                <text:p>2764372.296875</text:p>
              </table:table-cell>
              <table:table-cell office:value-type="float" office:value="211761">
                <text:p>211761</text:p>
              </table:table-cell>
            </table:table-row>
            <table:table-row>
              <table:table-cell office:value-type="float" office:value="22350">
                <text:p>22350</text:p>
              </table:table-cell>
              <table:table-cell office:value-type="float" office:value="247548240">
                <text:p>247548240</text:p>
              </table:table-cell>
              <table:table-cell office:value-type="float" office:value="619304.1875">
                <text:p>619304.1875</text:p>
              </table:table-cell>
              <table:table-cell office:value-type="float" office:value="2784814.5">
                <text:p>2784814.5</text:p>
              </table:table-cell>
              <table:table-cell office:value-type="float" office:value="194332.40625">
                <text:p>194332.40625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248353552">
                <text:p>248353552</text:p>
              </table:table-cell>
              <table:table-cell office:value-type="float" office:value="620876">
                <text:p>620876</text:p>
              </table:table-cell>
              <table:table-cell office:value-type="float" office:value="2811352.898438">
                <text:p>2811352.898438</text:p>
              </table:table-cell>
              <table:table-cell office:value-type="float" office:value="212637">
                <text:p>212637</text:p>
              </table:table-cell>
            </table:table-row>
            <table:table-row>
              <table:table-cell office:value-type="float" office:value="22450">
                <text:p>22450</text:p>
              </table:table-cell>
              <table:table-cell office:value-type="float" office:value="250626176">
                <text:p>250626176</text:p>
              </table:table-cell>
              <table:table-cell office:value-type="float" office:value="622372.8125">
                <text:p>622372.8125</text:p>
              </table:table-cell>
              <table:table-cell office:value-type="float" office:value="2822101.851562">
                <text:p>2822101.851562</text:p>
              </table:table-cell>
              <table:table-cell office:value-type="float" office:value="213171.796875">
                <text:p>213171.796875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250505112">
                <text:p>250505112</text:p>
              </table:table-cell>
              <table:table-cell office:value-type="float" office:value="623842.1875">
                <text:p>623842.1875</text:p>
              </table:table-cell>
              <table:table-cell office:value-type="float" office:value="2841834.5">
                <text:p>2841834.5</text:p>
              </table:table-cell>
              <table:table-cell office:value-type="float" office:value="213640">
                <text:p>213640</text:p>
              </table:table-cell>
            </table:table-row>
            <table:table-row>
              <table:table-cell office:value-type="float" office:value="22550">
                <text:p>22550</text:p>
              </table:table-cell>
              <table:table-cell office:value-type="float" office:value="252197056">
                <text:p>252197056</text:p>
              </table:table-cell>
              <table:table-cell office:value-type="float" office:value="625390.40625">
                <text:p>625390.40625</text:p>
              </table:table-cell>
              <table:table-cell office:value-type="float" office:value="2843953.75">
                <text:p>2843953.75</text:p>
              </table:table-cell>
              <table:table-cell office:value-type="float" office:value="214155.796875">
                <text:p>214155.796875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253058336">
                <text:p>253058336</text:p>
              </table:table-cell>
              <table:table-cell office:value-type="float" office:value="627027.59375">
                <text:p>627027.59375</text:p>
              </table:table-cell>
              <table:table-cell office:value-type="float" office:value="2868732.101562">
                <text:p>2868732.101562</text:p>
              </table:table-cell>
              <table:table-cell office:value-type="float" office:value="214567.203125">
                <text:p>214567.203125</text:p>
              </table:table-cell>
            </table:table-row>
            <table:table-row>
              <table:table-cell office:value-type="float" office:value="22650">
                <text:p>22650</text:p>
              </table:table-cell>
              <table:table-cell office:value-type="float" office:value="253222400">
                <text:p>253222400</text:p>
              </table:table-cell>
              <table:table-cell office:value-type="float" office:value="628482.8125">
                <text:p>628482.8125</text:p>
              </table:table-cell>
              <table:table-cell office:value-type="float" office:value="2871718.796875">
                <text:p>2871718.796875</text:p>
              </table:table-cell>
              <table:table-cell office:value-type="float" office:value="196953">
                <text:p>196953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255238232">
                <text:p>255238232</text:p>
              </table:table-cell>
              <table:table-cell office:value-type="float" office:value="630090.40625">
                <text:p>630090.40625</text:p>
              </table:table-cell>
              <table:table-cell office:value-type="float" office:value="2881102.648438">
                <text:p>2881102.648438</text:p>
              </table:table-cell>
              <table:table-cell office:value-type="float" office:value="215544.398438">
                <text:p>215544.398438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255904448">
                <text:p>255904448</text:p>
              </table:table-cell>
              <table:table-cell office:value-type="float" office:value="631556">
                <text:p>631556</text:p>
              </table:table-cell>
              <table:table-cell office:value-type="float" office:value="2899906.101562">
                <text:p>2899906.101562</text:p>
              </table:table-cell>
              <table:table-cell office:value-type="float" office:value="216050.601562">
                <text:p>216050.601562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257643536">
                <text:p>257643536</text:p>
              </table:table-cell>
              <table:table-cell office:value-type="float" office:value="633123.8125">
                <text:p>633123.8125</text:p>
              </table:table-cell>
              <table:table-cell office:value-type="float" office:value="2918772.351562">
                <text:p>2918772.351562</text:p>
              </table:table-cell>
              <table:table-cell office:value-type="float" office:value="216484.796875">
                <text:p>216484.796875</text:p>
              </table:table-cell>
            </table:table-row>
            <table:table-row>
              <table:table-cell office:value-type="float" office:value="22850">
                <text:p>22850</text:p>
              </table:table-cell>
              <table:table-cell office:value-type="float" office:value="257759872">
                <text:p>257759872</text:p>
              </table:table-cell>
              <table:table-cell office:value-type="float" office:value="634606.40625">
                <text:p>634606.40625</text:p>
              </table:table-cell>
              <table:table-cell office:value-type="float" office:value="2928985.601562">
                <text:p>2928985.601562</text:p>
              </table:table-cell>
              <table:table-cell office:value-type="float" office:value="216957.796875">
                <text:p>216957.796875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259454384">
                <text:p>259454384</text:p>
              </table:table-cell>
              <table:table-cell office:value-type="float" office:value="636208.59375">
                <text:p>636208.59375</text:p>
              </table:table-cell>
              <table:table-cell office:value-type="float" office:value="2926334.296875">
                <text:p>2926334.296875</text:p>
              </table:table-cell>
              <table:table-cell office:value-type="float" office:value="217439.203125">
                <text:p>217439.203125</text:p>
              </table:table-cell>
            </table:table-row>
            <table:table-row>
              <table:table-cell office:value-type="float" office:value="22950">
                <text:p>22950</text:p>
              </table:table-cell>
              <table:table-cell office:value-type="float" office:value="260192304">
                <text:p>260192304</text:p>
              </table:table-cell>
              <table:table-cell office:value-type="float" office:value="637709.8125">
                <text:p>637709.8125</text:p>
              </table:table-cell>
              <table:table-cell office:value-type="float" office:value="2956816">
                <text:p>2956816</text:p>
              </table:table-cell>
              <table:table-cell office:value-type="float" office:value="217965.398438">
                <text:p>217965.39843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61670832">
                <text:p>261670832</text:p>
              </table:table-cell>
              <table:table-cell office:value-type="float" office:value="639218.1875">
                <text:p>639218.1875</text:p>
              </table:table-cell>
              <table:table-cell office:value-type="float" office:value="2956848.296875">
                <text:p>2956848.296875</text:p>
              </table:table-cell>
              <table:table-cell office:value-type="float" office:value="218378.398438">
                <text:p>218378.398438</text:p>
              </table:table-cell>
            </table:table-row>
            <table:table-row>
              <table:table-cell office:value-type="float" office:value="23050">
                <text:p>23050</text:p>
              </table:table-cell>
              <table:table-cell office:value-type="float" office:value="263357912">
                <text:p>263357912</text:p>
              </table:table-cell>
              <table:table-cell office:value-type="float" office:value="640817.40625">
                <text:p>640817.40625</text:p>
              </table:table-cell>
              <table:table-cell office:value-type="float" office:value="2989223.90625">
                <text:p>2989223.90625</text:p>
              </table:table-cell>
              <table:table-cell office:value-type="float" office:value="218875">
                <text:p>218875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264055200">
                <text:p>264055200</text:p>
              </table:table-cell>
              <table:table-cell office:value-type="float" office:value="642301">
                <text:p>642301</text:p>
              </table:table-cell>
              <table:table-cell office:value-type="float" office:value="2992757.953125">
                <text:p>2992757.953125</text:p>
              </table:table-cell>
              <table:table-cell office:value-type="float" office:value="200889.40625">
                <text:p>200889.40625</text:p>
              </table:table-cell>
            </table:table-row>
            <table:table-row>
              <table:table-cell office:value-type="float" office:value="23150">
                <text:p>23150</text:p>
              </table:table-cell>
              <table:table-cell office:value-type="float" office:value="264780520">
                <text:p>264780520</text:p>
              </table:table-cell>
              <table:table-cell office:value-type="float" office:value="643895">
                <text:p>643895</text:p>
              </table:table-cell>
              <table:table-cell office:value-type="float" office:value="2993202.101562">
                <text:p>2993202.101562</text:p>
              </table:table-cell>
              <table:table-cell office:value-type="float" office:value="219817.398438">
                <text:p>219817.398438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267038464">
                <text:p>267038464</text:p>
              </table:table-cell>
              <table:table-cell office:value-type="float" office:value="645307.1875">
                <text:p>645307.1875</text:p>
              </table:table-cell>
              <table:table-cell office:value-type="float" office:value="3017413.796875">
                <text:p>3017413.796875</text:p>
              </table:table-cell>
              <table:table-cell office:value-type="float" office:value="164645">
                <text:p>164645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268549008">
                <text:p>268549008</text:p>
              </table:table-cell>
              <table:table-cell office:value-type="float" office:value="646864.59375">
                <text:p>646864.59375</text:p>
              </table:table-cell>
              <table:table-cell office:value-type="float" office:value="3031363.601562">
                <text:p>3031363.601562</text:p>
              </table:table-cell>
              <table:table-cell office:value-type="float" office:value="220764.796875">
                <text:p>220764.796875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268448928">
                <text:p>268448928</text:p>
              </table:table-cell>
              <table:table-cell office:value-type="float" office:value="648421.1875">
                <text:p>648421.1875</text:p>
              </table:table-cell>
              <table:table-cell office:value-type="float" office:value="3033248.796875">
                <text:p>3033248.796875</text:p>
              </table:table-cell>
              <table:table-cell office:value-type="float" office:value="221259">
                <text:p>221259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269343248">
                <text:p>269343248</text:p>
              </table:table-cell>
              <table:table-cell office:value-type="float" office:value="649991.59375">
                <text:p>649991.59375</text:p>
              </table:table-cell>
              <table:table-cell office:value-type="float" office:value="3037679.101562">
                <text:p>3037679.101562</text:p>
              </table:table-cell>
              <table:table-cell office:value-type="float" office:value="221749.203125">
                <text:p>221749.203125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271356672">
                <text:p>271356672</text:p>
              </table:table-cell>
              <table:table-cell office:value-type="float" office:value="651502.1875">
                <text:p>651502.1875</text:p>
              </table:table-cell>
              <table:table-cell office:value-type="float" office:value="3055951.796875">
                <text:p>3055951.796875</text:p>
              </table:table-cell>
              <table:table-cell office:value-type="float" office:value="222237.601562">
                <text:p>222237.601562</text:p>
              </table:table-cell>
            </table:table-row>
            <table:table-row>
              <table:table-cell office:value-type="float" office:value="23450">
                <text:p>23450</text:p>
              </table:table-cell>
              <table:table-cell office:value-type="float" office:value="272124928">
                <text:p>272124928</text:p>
              </table:table-cell>
              <table:table-cell office:value-type="float" office:value="653003.59375">
                <text:p>653003.59375</text:p>
              </table:table-cell>
              <table:table-cell office:value-type="float" office:value="3057543.5">
                <text:p>3057543.5</text:p>
              </table:table-cell>
              <table:table-cell office:value-type="float" office:value="222686.203125">
                <text:p>222686.203125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273685984">
                <text:p>273685984</text:p>
              </table:table-cell>
              <table:table-cell office:value-type="float" office:value="654522.59375">
                <text:p>654522.59375</text:p>
              </table:table-cell>
              <table:table-cell office:value-type="float" office:value="3091163.648438">
                <text:p>3091163.648438</text:p>
              </table:table-cell>
              <table:table-cell office:value-type="float" office:value="204329.40625">
                <text:p>204329.40625</text:p>
              </table:table-cell>
            </table:table-row>
            <table:table-row>
              <table:table-cell office:value-type="float" office:value="23550">
                <text:p>23550</text:p>
              </table:table-cell>
              <table:table-cell office:value-type="float" office:value="275228592">
                <text:p>275228592</text:p>
              </table:table-cell>
              <table:table-cell office:value-type="float" office:value="656086.59375">
                <text:p>656086.59375</text:p>
              </table:table-cell>
              <table:table-cell office:value-type="float" office:value="3076420.796875">
                <text:p>3076420.796875</text:p>
              </table:table-cell>
              <table:table-cell office:value-type="float" office:value="223617.796875">
                <text:p>223617.796875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275143984">
                <text:p>275143984</text:p>
              </table:table-cell>
              <table:table-cell office:value-type="float" office:value="657630.59375">
                <text:p>657630.59375</text:p>
              </table:table-cell>
              <table:table-cell office:value-type="float" office:value="3109738.203125">
                <text:p>3109738.203125</text:p>
              </table:table-cell>
              <table:table-cell office:value-type="float" office:value="224112">
                <text:p>224112</text:p>
              </table:table-cell>
            </table:table-row>
            <table:table-row>
              <table:table-cell office:value-type="float" office:value="23650">
                <text:p>23650</text:p>
              </table:table-cell>
              <table:table-cell office:value-type="float" office:value="276570624">
                <text:p>276570624</text:p>
              </table:table-cell>
              <table:table-cell office:value-type="float" office:value="659145.8125">
                <text:p>659145.8125</text:p>
              </table:table-cell>
              <table:table-cell office:value-type="float" office:value="3108917.601562">
                <text:p>3108917.601562</text:p>
              </table:table-cell>
              <table:table-cell office:value-type="float" office:value="205656.601563">
                <text:p>205656.601563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279320752">
                <text:p>279320752</text:p>
              </table:table-cell>
              <table:table-cell office:value-type="float" office:value="660733">
                <text:p>660733</text:p>
              </table:table-cell>
              <table:table-cell office:value-type="float" office:value="3125806.703125">
                <text:p>3125806.703125</text:p>
              </table:table-cell>
              <table:table-cell office:value-type="float" office:value="225016.398438">
                <text:p>225016.398438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278388576">
                <text:p>278388576</text:p>
              </table:table-cell>
              <table:table-cell office:value-type="float" office:value="662156.8125">
                <text:p>662156.8125</text:p>
              </table:table-cell>
              <table:table-cell office:value-type="float" office:value="3139248.398438">
                <text:p>3139248.398438</text:p>
              </table:table-cell>
              <table:table-cell office:value-type="float" office:value="206505.203125">
                <text:p>206505.203125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280135456">
                <text:p>280135456</text:p>
              </table:table-cell>
              <table:table-cell office:value-type="float" office:value="663751.8125">
                <text:p>663751.8125</text:p>
              </table:table-cell>
              <table:table-cell office:value-type="float" office:value="3149415.296875">
                <text:p>3149415.296875</text:p>
              </table:table-cell>
              <table:table-cell office:value-type="float" office:value="206936.804687">
                <text:p>206936.804687</text:p>
              </table:table-cell>
            </table:table-row>
            <table:table-row>
              <table:table-cell office:value-type="float" office:value="23850">
                <text:p>23850</text:p>
              </table:table-cell>
              <table:table-cell office:value-type="float" office:value="282281312">
                <text:p>282281312</text:p>
              </table:table-cell>
              <table:table-cell office:value-type="float" office:value="665241.59375">
                <text:p>665241.59375</text:p>
              </table:table-cell>
              <table:table-cell office:value-type="float" office:value="3153456.953125">
                <text:p>3153456.953125</text:p>
              </table:table-cell>
              <table:table-cell office:value-type="float" office:value="226484.601562">
                <text:p>226484.601562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283173712">
                <text:p>283173712</text:p>
              </table:table-cell>
              <table:table-cell office:value-type="float" office:value="666766.8125">
                <text:p>666766.8125</text:p>
              </table:table-cell>
              <table:table-cell office:value-type="float" office:value="3173135.351562">
                <text:p>3173135.351562</text:p>
              </table:table-cell>
              <table:table-cell office:value-type="float" office:value="207852.804687">
                <text:p>207852.804687</text:p>
              </table:table-cell>
            </table:table-row>
            <table:table-row>
              <table:table-cell office:value-type="float" office:value="23950">
                <text:p>23950</text:p>
              </table:table-cell>
              <table:table-cell office:value-type="float" office:value="282944592">
                <text:p>282944592</text:p>
              </table:table-cell>
              <table:table-cell office:value-type="float" office:value="668235.40625">
                <text:p>668235.40625</text:p>
              </table:table-cell>
              <table:table-cell office:value-type="float" office:value="3198140.703125">
                <text:p>3198140.703125</text:p>
              </table:table-cell>
              <table:table-cell office:value-type="float" office:value="208273.601563">
                <text:p>208273.60156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85544960">
                <text:p>285544960</text:p>
              </table:table-cell>
              <table:table-cell office:value-type="float" office:value="669889.1875">
                <text:p>669889.1875</text:p>
              </table:table-cell>
              <table:table-cell office:value-type="float" office:value="3204577.25">
                <text:p>3204577.25</text:p>
              </table:table-cell>
              <table:table-cell office:value-type="float" office:value="227903.796875">
                <text:p>227903.796875</text:p>
              </table:table-cell>
            </table:table-row>
            <table:table-row>
              <table:table-cell office:value-type="float" office:value="24050">
                <text:p>24050</text:p>
              </table:table-cell>
              <table:table-cell office:value-type="float" office:value="286666112">
                <text:p>286666112</text:p>
              </table:table-cell>
              <table:table-cell office:value-type="float" office:value="671356.40625">
                <text:p>671356.40625</text:p>
              </table:table-cell>
              <table:table-cell office:value-type="float" office:value="3236262.703125">
                <text:p>3236262.703125</text:p>
              </table:table-cell>
              <table:table-cell office:value-type="float" office:value="189868.796876">
                <text:p>189868.796876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287474896">
                <text:p>287474896</text:p>
              </table:table-cell>
              <table:table-cell office:value-type="float" office:value="672932.1875">
                <text:p>672932.1875</text:p>
              </table:table-cell>
              <table:table-cell office:value-type="float" office:value="3237987.5">
                <text:p>3237987.5</text:p>
              </table:table-cell>
              <table:table-cell office:value-type="float" office:value="190256.601563">
                <text:p>190256.601563</text:p>
              </table:table-cell>
            </table:table-row>
            <table:table-row>
              <table:table-cell office:value-type="float" office:value="24150">
                <text:p>24150</text:p>
              </table:table-cell>
              <table:table-cell office:value-type="float" office:value="288475248">
                <text:p>288475248</text:p>
              </table:table-cell>
              <table:table-cell office:value-type="float" office:value="674430.40625">
                <text:p>674430.40625</text:p>
              </table:table-cell>
              <table:table-cell office:value-type="float" office:value="3258565.09375">
                <text:p>3258565.09375</text:p>
              </table:table-cell>
              <table:table-cell office:value-type="float" office:value="229332.601562">
                <text:p>229332.601562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290905408">
                <text:p>290905408</text:p>
              </table:table-cell>
              <table:table-cell office:value-type="float" office:value="676039.1875">
                <text:p>676039.1875</text:p>
              </table:table-cell>
              <table:table-cell office:value-type="float" office:value="3247229.851562">
                <text:p>3247229.851562</text:p>
              </table:table-cell>
              <table:table-cell office:value-type="float" office:value="191084.601563">
                <text:p>191084.601563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291046704">
                <text:p>291046704</text:p>
              </table:table-cell>
              <table:table-cell office:value-type="float" office:value="677457.59375">
                <text:p>677457.59375</text:p>
              </table:table-cell>
              <table:table-cell office:value-type="float" office:value="3256280.101562">
                <text:p>3256280.101562</text:p>
              </table:table-cell>
              <table:table-cell office:value-type="float" office:value="230289.398438">
                <text:p>230289.398438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292313072">
                <text:p>292313072</text:p>
              </table:table-cell>
              <table:table-cell office:value-type="float" office:value="679091.8125">
                <text:p>679091.8125</text:p>
              </table:table-cell>
              <table:table-cell office:value-type="float" office:value="3275310.101562">
                <text:p>3275310.101562</text:p>
              </table:table-cell>
              <table:table-cell office:value-type="float" office:value="230751">
                <text:p>230751</text:p>
              </table:table-cell>
            </table:table-row>
            <table:table-row>
              <table:table-cell office:value-type="float" office:value="24350">
                <text:p>24350</text:p>
              </table:table-cell>
              <table:table-cell office:value-type="float" office:value="293267504">
                <text:p>293267504</text:p>
              </table:table-cell>
              <table:table-cell office:value-type="float" office:value="680585.1875">
                <text:p>680585.1875</text:p>
              </table:table-cell>
              <table:table-cell office:value-type="float" office:value="3283871.398438">
                <text:p>3283871.398438</text:p>
              </table:table-cell>
              <table:table-cell office:value-type="float" office:value="231204.203125">
                <text:p>231204.203125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294491104">
                <text:p>294491104</text:p>
              </table:table-cell>
              <table:table-cell office:value-type="float" office:value="682140.40625">
                <text:p>682140.40625</text:p>
              </table:table-cell>
              <table:table-cell office:value-type="float" office:value="3298066.601562">
                <text:p>3298066.601562</text:p>
              </table:table-cell>
              <table:table-cell office:value-type="float" office:value="231675.601562">
                <text:p>231675.601562</text:p>
              </table:table-cell>
            </table:table-row>
            <table:table-row>
              <table:table-cell office:value-type="float" office:value="24450">
                <text:p>24450</text:p>
              </table:table-cell>
              <table:table-cell office:value-type="float" office:value="296481440">
                <text:p>296481440</text:p>
              </table:table-cell>
              <table:table-cell office:value-type="float" office:value="683676.40625">
                <text:p>683676.40625</text:p>
              </table:table-cell>
              <table:table-cell office:value-type="float" office:value="3319814.5">
                <text:p>3319814.5</text:p>
              </table:table-cell>
              <table:table-cell office:value-type="float" office:value="212570.40625">
                <text:p>212570.40625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297268240">
                <text:p>297268240</text:p>
              </table:table-cell>
              <table:table-cell office:value-type="float" office:value="685150.59375">
                <text:p>685150.59375</text:p>
              </table:table-cell>
              <table:table-cell office:value-type="float" office:value="3318952.648438">
                <text:p>3318952.648438</text:p>
              </table:table-cell>
              <table:table-cell office:value-type="float" office:value="232655.398438">
                <text:p>232655.398438</text:p>
              </table:table-cell>
            </table:table-row>
            <table:table-row>
              <table:table-cell office:value-type="float" office:value="24550">
                <text:p>24550</text:p>
              </table:table-cell>
              <table:table-cell office:value-type="float" office:value="298037376">
                <text:p>298037376</text:p>
              </table:table-cell>
              <table:table-cell office:value-type="float" office:value="686781.1875">
                <text:p>686781.1875</text:p>
              </table:table-cell>
              <table:table-cell office:value-type="float" office:value="3354852.703125">
                <text:p>3354852.703125</text:p>
              </table:table-cell>
              <table:table-cell office:value-type="float" office:value="213469.203125">
                <text:p>213469.203125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298977760">
                <text:p>298977760</text:p>
              </table:table-cell>
              <table:table-cell office:value-type="float" office:value="688268.40625">
                <text:p>688268.40625</text:p>
              </table:table-cell>
              <table:table-cell office:value-type="float" office:value="3366690.796875">
                <text:p>3366690.796875</text:p>
              </table:table-cell>
              <table:table-cell office:value-type="float" office:value="233591.796875">
                <text:p>233591.796875</text:p>
              </table:table-cell>
            </table:table-row>
            <table:table-row>
              <table:table-cell office:value-type="float" office:value="24650">
                <text:p>24650</text:p>
              </table:table-cell>
              <table:table-cell office:value-type="float" office:value="299676016">
                <text:p>299676016</text:p>
              </table:table-cell>
              <table:table-cell office:value-type="float" office:value="689794">
                <text:p>689794</text:p>
              </table:table-cell>
              <table:table-cell office:value-type="float" office:value="3356754.898438">
                <text:p>3356754.898438</text:p>
              </table:table-cell>
              <table:table-cell office:value-type="float" office:value="234061.203125">
                <text:p>234061.203125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301810848">
                <text:p>301810848</text:p>
              </table:table-cell>
              <table:table-cell office:value-type="float" office:value="691273.40625">
                <text:p>691273.40625</text:p>
              </table:table-cell>
              <table:table-cell office:value-type="float" office:value="3378386.851562">
                <text:p>3378386.851562</text:p>
              </table:table-cell>
              <table:table-cell office:value-type="float" office:value="175227.398437">
                <text:p>175227.398437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303856560">
                <text:p>303856560</text:p>
              </table:table-cell>
              <table:table-cell office:value-type="float" office:value="692884.1875">
                <text:p>692884.1875</text:p>
              </table:table-cell>
              <table:table-cell office:value-type="float" office:value="3412844.65625">
                <text:p>3412844.65625</text:p>
              </table:table-cell>
              <table:table-cell office:value-type="float" office:value="235002.203125">
                <text:p>235002.203125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304465760">
                <text:p>304465760</text:p>
              </table:table-cell>
              <table:table-cell office:value-type="float" office:value="694417.59375">
                <text:p>694417.59375</text:p>
              </table:table-cell>
              <table:table-cell office:value-type="float" office:value="3419284.046875">
                <text:p>3419284.046875</text:p>
              </table:table-cell>
              <table:table-cell office:value-type="float" office:value="215677">
                <text:p>215677</text:p>
              </table:table-cell>
            </table:table-row>
            <table:table-row>
              <table:table-cell office:value-type="float" office:value="24850">
                <text:p>24850</text:p>
              </table:table-cell>
              <table:table-cell office:value-type="float" office:value="306585888">
                <text:p>306585888</text:p>
              </table:table-cell>
              <table:table-cell office:value-type="float" office:value="695956.8125">
                <text:p>695956.8125</text:p>
              </table:table-cell>
              <table:table-cell office:value-type="float" office:value="3423212.75">
                <text:p>3423212.75</text:p>
              </table:table-cell>
              <table:table-cell office:value-type="float" office:value="235937.203125">
                <text:p>235937.203125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306874528">
                <text:p>306874528</text:p>
              </table:table-cell>
              <table:table-cell office:value-type="float" office:value="697425.59375">
                <text:p>697425.59375</text:p>
              </table:table-cell>
              <table:table-cell office:value-type="float" office:value="3440144.5">
                <text:p>3440144.5</text:p>
              </table:table-cell>
              <table:table-cell office:value-type="float" office:value="236483">
                <text:p>236483</text:p>
              </table:table-cell>
            </table:table-row>
            <table:table-row>
              <table:table-cell office:value-type="float" office:value="24950">
                <text:p>24950</text:p>
              </table:table-cell>
              <table:table-cell office:value-type="float" office:value="307876576">
                <text:p>307876576</text:p>
              </table:table-cell>
              <table:table-cell office:value-type="float" office:value="698983.8125">
                <text:p>698983.8125</text:p>
              </table:table-cell>
              <table:table-cell office:value-type="float" office:value="3449870.101562">
                <text:p>3449870.101562</text:p>
              </table:table-cell>
              <table:table-cell office:value-type="float" office:value="196987.796876">
                <text:p>196987.79687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08695248">
                <text:p>308695248</text:p>
              </table:table-cell>
              <table:table-cell office:value-type="float" office:value="700560">
                <text:p>700560</text:p>
              </table:table-cell>
              <table:table-cell office:value-type="float" office:value="3483534.296875">
                <text:p>3483534.296875</text:p>
              </table:table-cell>
              <table:table-cell office:value-type="float" office:value="237391">
                <text:p>237391</text:p>
              </table:table-cell>
            </table:table-row>
            <table:table-row>
              <table:table-cell office:value-type="float" office:value="25050">
                <text:p>25050</text:p>
              </table:table-cell>
              <table:table-cell office:value-type="float" office:value="310652960">
                <text:p>310652960</text:p>
              </table:table-cell>
              <table:table-cell office:value-type="float" office:value="702128.40625">
                <text:p>702128.40625</text:p>
              </table:table-cell>
              <table:table-cell office:value-type="float" office:value="3473884.046875">
                <text:p>3473884.046875</text:p>
              </table:table-cell>
              <table:table-cell office:value-type="float" office:value="237888.203125">
                <text:p>237888.203125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312385488">
                <text:p>312385488</text:p>
              </table:table-cell>
              <table:table-cell office:value-type="float" office:value="703678.8125">
                <text:p>703678.8125</text:p>
              </table:table-cell>
              <table:table-cell office:value-type="float" office:value="3492267.203125">
                <text:p>3492267.203125</text:p>
              </table:table-cell>
              <table:table-cell office:value-type="float" office:value="238313.796875">
                <text:p>238313.796875</text:p>
              </table:table-cell>
            </table:table-row>
            <table:table-row>
              <table:table-cell office:value-type="float" office:value="25150">
                <text:p>25150</text:p>
              </table:table-cell>
              <table:table-cell office:value-type="float" office:value="312413728">
                <text:p>312413728</text:p>
              </table:table-cell>
              <table:table-cell office:value-type="float" office:value="705287.1875">
                <text:p>705287.1875</text:p>
              </table:table-cell>
              <table:table-cell office:value-type="float" office:value="3513107">
                <text:p>3513107</text:p>
              </table:table-cell>
              <table:table-cell office:value-type="float" office:value="218703.40625">
                <text:p>218703.40625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315286624">
                <text:p>315286624</text:p>
              </table:table-cell>
              <table:table-cell office:value-type="float" office:value="706755">
                <text:p>706755</text:p>
              </table:table-cell>
              <table:table-cell office:value-type="float" office:value="3527463.703125">
                <text:p>3527463.703125</text:p>
              </table:table-cell>
              <table:table-cell office:value-type="float" office:value="239283">
                <text:p>239283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316288672">
                <text:p>316288672</text:p>
              </table:table-cell>
              <table:table-cell office:value-type="float" office:value="708262.8125">
                <text:p>708262.8125</text:p>
              </table:table-cell>
              <table:table-cell office:value-type="float" office:value="3527519.648438">
                <text:p>3527519.648438</text:p>
              </table:table-cell>
              <table:table-cell office:value-type="float" office:value="239771.203125">
                <text:p>239771.203125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316843824">
                <text:p>316843824</text:p>
              </table:table-cell>
              <table:table-cell office:value-type="float" office:value="709752.8125">
                <text:p>709752.8125</text:p>
              </table:table-cell>
              <table:table-cell office:value-type="float" office:value="3529782.546875">
                <text:p>3529782.546875</text:p>
              </table:table-cell>
              <table:table-cell office:value-type="float" office:value="219956">
                <text:p>219956</text:p>
              </table:table-cell>
            </table:table-row>
            <table:table-row>
              <table:table-cell office:value-type="float" office:value="25350">
                <text:p>25350</text:p>
              </table:table-cell>
              <table:table-cell office:value-type="float" office:value="318376128">
                <text:p>318376128</text:p>
              </table:table-cell>
              <table:table-cell office:value-type="float" office:value="711243.40625">
                <text:p>711243.40625</text:p>
              </table:table-cell>
              <table:table-cell office:value-type="float" office:value="3580020.296875">
                <text:p>3580020.296875</text:p>
              </table:table-cell>
              <table:table-cell office:value-type="float" office:value="240727">
                <text:p>240727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320280240">
                <text:p>320280240</text:p>
              </table:table-cell>
              <table:table-cell office:value-type="float" office:value="712827.8125">
                <text:p>712827.8125</text:p>
              </table:table-cell>
              <table:table-cell office:value-type="float" office:value="3552344.851562">
                <text:p>3552344.851562</text:p>
              </table:table-cell>
              <table:table-cell office:value-type="float" office:value="241199.203125">
                <text:p>241199.203125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320423200">
                <text:p>320423200</text:p>
              </table:table-cell>
              <table:table-cell office:value-type="float" office:value="714448">
                <text:p>714448</text:p>
              </table:table-cell>
              <table:table-cell office:value-type="float" office:value="3576137.703125">
                <text:p>3576137.703125</text:p>
              </table:table-cell>
              <table:table-cell office:value-type="float" office:value="241652.398438">
                <text:p>241652.398438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21904384">
                <text:p>321904384</text:p>
              </table:table-cell>
              <table:table-cell office:value-type="float" office:value="716075.8125">
                <text:p>716075.8125</text:p>
              </table:table-cell>
              <table:table-cell office:value-type="float" office:value="3603336.898438">
                <text:p>3603336.898438</text:p>
              </table:table-cell>
              <table:table-cell office:value-type="float" office:value="201350.398438">
                <text:p>201350.398438</text:p>
              </table:table-cell>
            </table:table-row>
            <table:table-row>
              <table:table-cell office:value-type="float" office:value="25550">
                <text:p>25550</text:p>
              </table:table-cell>
              <table:table-cell office:value-type="float" office:value="323339008">
                <text:p>323339008</text:p>
              </table:table-cell>
              <table:table-cell office:value-type="float" office:value="717478">
                <text:p>717478</text:p>
              </table:table-cell>
              <table:table-cell office:value-type="float" office:value="3597703.296875">
                <text:p>3597703.296875</text:p>
              </table:table-cell>
              <table:table-cell office:value-type="float" office:value="242630.203125">
                <text:p>242630.203125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325008768">
                <text:p>325008768</text:p>
              </table:table-cell>
              <table:table-cell office:value-type="float" office:value="719070">
                <text:p>719070</text:p>
              </table:table-cell>
              <table:table-cell office:value-type="float" office:value="3636639">
                <text:p>3636639</text:p>
              </table:table-cell>
              <table:table-cell office:value-type="float" office:value="243060.601562">
                <text:p>243060.601562</text:p>
              </table:table-cell>
            </table:table-row>
            <table:table-row>
              <table:table-cell office:value-type="float" office:value="25650">
                <text:p>25650</text:p>
              </table:table-cell>
              <table:table-cell office:value-type="float" office:value="326835376">
                <text:p>326835376</text:p>
              </table:table-cell>
              <table:table-cell office:value-type="float" office:value="720515.40625">
                <text:p>720515.40625</text:p>
              </table:table-cell>
              <table:table-cell office:value-type="float" office:value="3631238.851562">
                <text:p>3631238.851562</text:p>
              </table:table-cell>
              <table:table-cell office:value-type="float" office:value="243561.398438">
                <text:p>243561.398438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327164208">
                <text:p>327164208</text:p>
              </table:table-cell>
              <table:table-cell office:value-type="float" office:value="722117.59375">
                <text:p>722117.59375</text:p>
              </table:table-cell>
              <table:table-cell office:value-type="float" office:value="3668141.203125">
                <text:p>3668141.203125</text:p>
              </table:table-cell>
              <table:table-cell office:value-type="float" office:value="223501.804687">
                <text:p>223501.804687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328199856">
                <text:p>328199856</text:p>
              </table:table-cell>
              <table:table-cell office:value-type="float" office:value="723660">
                <text:p>723660</text:p>
              </table:table-cell>
              <table:table-cell office:value-type="float" office:value="3661542.5">
                <text:p>3661542.5</text:p>
              </table:table-cell>
              <table:table-cell office:value-type="float" office:value="223897">
                <text:p>223897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329959504">
                <text:p>329959504</text:p>
              </table:table-cell>
              <table:table-cell office:value-type="float" office:value="725157.1875">
                <text:p>725157.1875</text:p>
              </table:table-cell>
              <table:table-cell office:value-type="float" office:value="3681012.703125">
                <text:p>3681012.703125</text:p>
              </table:table-cell>
              <table:table-cell office:value-type="float" office:value="245018.601562">
                <text:p>245018.601562</text:p>
              </table:table-cell>
            </table:table-row>
            <table:table-row>
              <table:table-cell office:value-type="float" office:value="25850">
                <text:p>25850</text:p>
              </table:table-cell>
              <table:table-cell office:value-type="float" office:value="330574256">
                <text:p>330574256</text:p>
              </table:table-cell>
              <table:table-cell office:value-type="float" office:value="726731.40625">
                <text:p>726731.40625</text:p>
              </table:table-cell>
              <table:table-cell office:value-type="float" office:value="3692946.90625">
                <text:p>3692946.90625</text:p>
              </table:table-cell>
              <table:table-cell office:value-type="float" office:value="245444.796875">
                <text:p>245444.796875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331908192">
                <text:p>331908192</text:p>
              </table:table-cell>
              <table:table-cell office:value-type="float" office:value="728371.59375">
                <text:p>728371.59375</text:p>
              </table:table-cell>
              <table:table-cell office:value-type="float" office:value="3718202.296875">
                <text:p>3718202.296875</text:p>
              </table:table-cell>
              <table:table-cell office:value-type="float" office:value="225236.203125">
                <text:p>225236.203125</text:p>
              </table:table-cell>
            </table:table-row>
            <table:table-row>
              <table:table-cell office:value-type="float" office:value="25950">
                <text:p>25950</text:p>
              </table:table-cell>
              <table:table-cell office:value-type="float" office:value="333734912">
                <text:p>333734912</text:p>
              </table:table-cell>
              <table:table-cell office:value-type="float" office:value="729812.40625">
                <text:p>729812.40625</text:p>
              </table:table-cell>
              <table:table-cell office:value-type="float" office:value="3736054.90625">
                <text:p>3736054.90625</text:p>
              </table:table-cell>
              <table:table-cell office:value-type="float" office:value="225651.203125">
                <text:p>225651.20312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35795504">
                <text:p>335795504</text:p>
              </table:table-cell>
              <table:table-cell office:value-type="float" office:value="731390">
                <text:p>731390</text:p>
              </table:table-cell>
              <table:table-cell office:value-type="float" office:value="3723233">
                <text:p>3723233</text:p>
              </table:table-cell>
              <table:table-cell office:value-type="float" office:value="246881.601562">
                <text:p>246881.601562</text:p>
              </table:table-cell>
            </table:table-row>
            <table:table-row>
              <table:table-cell office:value-type="float" office:value="26050">
                <text:p>26050</text:p>
              </table:table-cell>
              <table:table-cell office:value-type="float" office:value="336664448">
                <text:p>336664448</text:p>
              </table:table-cell>
              <table:table-cell office:value-type="float" office:value="732932.59375">
                <text:p>732932.59375</text:p>
              </table:table-cell>
              <table:table-cell office:value-type="float" office:value="3736067.296875">
                <text:p>3736067.296875</text:p>
              </table:table-cell>
              <table:table-cell office:value-type="float" office:value="247329.601562">
                <text:p>247329.601562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336678128">
                <text:p>336678128</text:p>
              </table:table-cell>
              <table:table-cell office:value-type="float" office:value="734571.1875">
                <text:p>734571.1875</text:p>
              </table:table-cell>
              <table:table-cell office:value-type="float" office:value="3746247.34375">
                <text:p>3746247.34375</text:p>
              </table:table-cell>
              <table:table-cell office:value-type="float" office:value="247815.796875">
                <text:p>247815.796875</text:p>
              </table:table-cell>
            </table:table-row>
            <table:table-row>
              <table:table-cell office:value-type="float" office:value="26150">
                <text:p>26150</text:p>
              </table:table-cell>
              <table:table-cell office:value-type="float" office:value="339356736">
                <text:p>339356736</text:p>
              </table:table-cell>
              <table:table-cell office:value-type="float" office:value="736010.40625">
                <text:p>736010.40625</text:p>
              </table:table-cell>
              <table:table-cell office:value-type="float" office:value="3765238">
                <text:p>3765238</text:p>
              </table:table-cell>
              <table:table-cell office:value-type="float" office:value="227399.601563">
                <text:p>227399.601563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340326048">
                <text:p>340326048</text:p>
              </table:table-cell>
              <table:table-cell office:value-type="float" office:value="737567.1875">
                <text:p>737567.1875</text:p>
              </table:table-cell>
              <table:table-cell office:value-type="float" office:value="3772356.203125">
                <text:p>3772356.203125</text:p>
              </table:table-cell>
              <table:table-cell office:value-type="float" office:value="248738.601562">
                <text:p>248738.601562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341028336">
                <text:p>341028336</text:p>
              </table:table-cell>
              <table:table-cell office:value-type="float" office:value="739135.8125">
                <text:p>739135.8125</text:p>
              </table:table-cell>
              <table:table-cell office:value-type="float" office:value="3803787.546875">
                <text:p>3803787.546875</text:p>
              </table:table-cell>
              <table:table-cell office:value-type="float" office:value="228271.40625">
                <text:p>228271.40625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342653440">
                <text:p>342653440</text:p>
              </table:table-cell>
              <table:table-cell office:value-type="float" office:value="740635.8125">
                <text:p>740635.8125</text:p>
              </table:table-cell>
              <table:table-cell office:value-type="float" office:value="3828639.34375">
                <text:p>3828639.34375</text:p>
              </table:table-cell>
              <table:table-cell office:value-type="float" office:value="207686">
                <text:p>207686</text:p>
              </table:table-cell>
            </table:table-row>
            <table:table-row>
              <table:table-cell office:value-type="float" office:value="26350">
                <text:p>26350</text:p>
              </table:table-cell>
              <table:table-cell office:value-type="float" office:value="342548560">
                <text:p>342548560</text:p>
              </table:table-cell>
              <table:table-cell office:value-type="float" office:value="742241.40625">
                <text:p>742241.40625</text:p>
              </table:table-cell>
              <table:table-cell office:value-type="float" office:value="3843042">
                <text:p>3843042</text:p>
              </table:table-cell>
              <table:table-cell office:value-type="float" office:value="250170.601562">
                <text:p>250170.601562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345705920">
                <text:p>345705920</text:p>
              </table:table-cell>
              <table:table-cell office:value-type="float" office:value="743613.1875">
                <text:p>743613.1875</text:p>
              </table:table-cell>
              <table:table-cell office:value-type="float" office:value="3836370.148438">
                <text:p>3836370.148438</text:p>
              </table:table-cell>
              <table:table-cell office:value-type="float" office:value="208411.796876">
                <text:p>208411.796876</text:p>
              </table:table-cell>
            </table:table-row>
            <table:table-row>
              <table:table-cell office:value-type="float" office:value="26450">
                <text:p>26450</text:p>
              </table:table-cell>
              <table:table-cell office:value-type="float" office:value="346047744">
                <text:p>346047744</text:p>
              </table:table-cell>
              <table:table-cell office:value-type="float" office:value="745191">
                <text:p>745191</text:p>
              </table:table-cell>
              <table:table-cell office:value-type="float" office:value="3866614.25">
                <text:p>3866614.25</text:p>
              </table:table-cell>
              <table:table-cell office:value-type="float" office:value="251175.796875">
                <text:p>251175.796875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47272640">
                <text:p>347272640</text:p>
              </table:table-cell>
              <table:table-cell office:value-type="float" office:value="746791">
                <text:p>746791</text:p>
              </table:table-cell>
              <table:table-cell office:value-type="float" office:value="3843589.203125">
                <text:p>3843589.203125</text:p>
              </table:table-cell>
              <table:table-cell office:value-type="float" office:value="251646.398438">
                <text:p>251646.398438</text:p>
              </table:table-cell>
            </table:table-row>
            <table:table-row>
              <table:table-cell office:value-type="float" office:value="26550">
                <text:p>26550</text:p>
              </table:table-cell>
              <table:table-cell office:value-type="float" office:value="349136000">
                <text:p>349136000</text:p>
              </table:table-cell>
              <table:table-cell office:value-type="float" office:value="748340.1875">
                <text:p>748340.1875</text:p>
              </table:table-cell>
              <table:table-cell office:value-type="float" office:value="3873026">
                <text:p>3873026</text:p>
              </table:table-cell>
              <table:table-cell office:value-type="float" office:value="252075.601562">
                <text:p>252075.601562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350330064">
                <text:p>350330064</text:p>
              </table:table-cell>
              <table:table-cell office:value-type="float" office:value="750017.59375">
                <text:p>750017.59375</text:p>
              </table:table-cell>
              <table:table-cell office:value-type="float" office:value="3882251.296875">
                <text:p>3882251.296875</text:p>
              </table:table-cell>
              <table:table-cell office:value-type="float" office:value="252609.203125">
                <text:p>252609.203125</text:p>
              </table:table-cell>
            </table:table-row>
            <table:table-row>
              <table:table-cell office:value-type="float" office:value="26650">
                <text:p>26650</text:p>
              </table:table-cell>
              <table:table-cell office:value-type="float" office:value="351835472">
                <text:p>351835472</text:p>
              </table:table-cell>
              <table:table-cell office:value-type="float" office:value="751403.59375">
                <text:p>751403.59375</text:p>
              </table:table-cell>
              <table:table-cell office:value-type="float" office:value="3941988.703125">
                <text:p>3941988.703125</text:p>
              </table:table-cell>
              <table:table-cell office:value-type="float" office:value="231712.601563">
                <text:p>231712.601563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353192832">
                <text:p>353192832</text:p>
              </table:table-cell>
              <table:table-cell office:value-type="float" office:value="753097.40625">
                <text:p>753097.40625</text:p>
              </table:table-cell>
              <table:table-cell office:value-type="float" office:value="3934393.09375">
                <text:p>3934393.09375</text:p>
              </table:table-cell>
              <table:table-cell office:value-type="float" office:value="210812.796876">
                <text:p>210812.796876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354196288">
                <text:p>354196288</text:p>
              </table:table-cell>
              <table:table-cell office:value-type="float" office:value="754511">
                <text:p>754511</text:p>
              </table:table-cell>
              <table:table-cell office:value-type="float" office:value="3940434.296875">
                <text:p>3940434.296875</text:p>
              </table:table-cell>
              <table:table-cell office:value-type="float" office:value="253984.796875">
                <text:p>253984.796875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355337872">
                <text:p>355337872</text:p>
              </table:table-cell>
              <table:table-cell office:value-type="float" office:value="756010.8125">
                <text:p>756010.8125</text:p>
              </table:table-cell>
              <table:table-cell office:value-type="float" office:value="3954827.703125">
                <text:p>3954827.703125</text:p>
              </table:table-cell>
              <table:table-cell office:value-type="float" office:value="254471.796875">
                <text:p>254471.796875</text:p>
              </table:table-cell>
            </table:table-row>
            <table:table-row>
              <table:table-cell office:value-type="float" office:value="26850">
                <text:p>26850</text:p>
              </table:table-cell>
              <table:table-cell office:value-type="float" office:value="355350096">
                <text:p>355350096</text:p>
              </table:table-cell>
              <table:table-cell office:value-type="float" office:value="757620.59375">
                <text:p>757620.59375</text:p>
              </table:table-cell>
              <table:table-cell office:value-type="float" office:value="3961639.453125">
                <text:p>3961639.453125</text:p>
              </table:table-cell>
              <table:table-cell office:value-type="float" office:value="254935.601562">
                <text:p>254935.601562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358025872">
                <text:p>358025872</text:p>
              </table:table-cell>
              <table:table-cell office:value-type="float" office:value="759104.59375">
                <text:p>759104.59375</text:p>
              </table:table-cell>
              <table:table-cell office:value-type="float" office:value="4006934.09375">
                <text:p>4006934.09375</text:p>
              </table:table-cell>
              <table:table-cell office:value-type="float" office:value="233895.40625">
                <text:p>233895.40625</text:p>
              </table:table-cell>
            </table:table-row>
            <table:table-row>
              <table:table-cell office:value-type="float" office:value="26950">
                <text:p>26950</text:p>
              </table:table-cell>
              <table:table-cell office:value-type="float" office:value="360124288">
                <text:p>360124288</text:p>
              </table:table-cell>
              <table:table-cell office:value-type="float" office:value="760672.40625">
                <text:p>760672.40625</text:p>
              </table:table-cell>
              <table:table-cell office:value-type="float" office:value="3993176.296875">
                <text:p>3993176.296875</text:p>
              </table:table-cell>
              <table:table-cell office:value-type="float" office:value="255891">
                <text:p>25589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60341488">
                <text:p>360341488</text:p>
              </table:table-cell>
              <table:table-cell office:value-type="float" office:value="762263.40625">
                <text:p>762263.40625</text:p>
              </table:table-cell>
              <table:table-cell office:value-type="float" office:value="4002648.296875">
                <text:p>4002648.296875</text:p>
              </table:table-cell>
              <table:table-cell office:value-type="float" office:value="256408.796875">
                <text:p>256408.796875</text:p>
              </table:table-cell>
            </table:table-row>
            <table:table-row>
              <table:table-cell office:value-type="float" office:value="27050">
                <text:p>27050</text:p>
              </table:table-cell>
              <table:table-cell office:value-type="float" office:value="362049456">
                <text:p>362049456</text:p>
              </table:table-cell>
              <table:table-cell office:value-type="float" office:value="763757">
                <text:p>763757</text:p>
              </table:table-cell>
              <table:table-cell office:value-type="float" office:value="4009335.796875">
                <text:p>4009335.796875</text:p>
              </table:table-cell>
              <table:table-cell office:value-type="float" office:value="235199.40625">
                <text:p>235199.40625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364174304">
                <text:p>364174304</text:p>
              </table:table-cell>
              <table:table-cell office:value-type="float" office:value="765314.1875">
                <text:p>765314.1875</text:p>
              </table:table-cell>
              <table:table-cell office:value-type="float" office:value="4039681.65625">
                <text:p>4039681.65625</text:p>
              </table:table-cell>
              <table:table-cell office:value-type="float" office:value="257325.601562">
                <text:p>257325.601562</text:p>
              </table:table-cell>
            </table:table-row>
            <table:table-row>
              <table:table-cell office:value-type="float" office:value="27150">
                <text:p>27150</text:p>
              </table:table-cell>
              <table:table-cell office:value-type="float" office:value="364374192">
                <text:p>364374192</text:p>
              </table:table-cell>
              <table:table-cell office:value-type="float" office:value="766848.8125">
                <text:p>766848.8125</text:p>
              </table:table-cell>
              <table:table-cell office:value-type="float" office:value="4051276.453125">
                <text:p>4051276.453125</text:p>
              </table:table-cell>
              <table:table-cell office:value-type="float" office:value="257814.203125">
                <text:p>257814.203125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367458624">
                <text:p>367458624</text:p>
              </table:table-cell>
              <table:table-cell office:value-type="float" office:value="768397.40625">
                <text:p>768397.40625</text:p>
              </table:table-cell>
              <table:table-cell office:value-type="float" office:value="4069033.703125">
                <text:p>4069033.703125</text:p>
              </table:table-cell>
              <table:table-cell office:value-type="float" office:value="236535.601563">
                <text:p>236535.601563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367646160">
                <text:p>367646160</text:p>
              </table:table-cell>
              <table:table-cell office:value-type="float" office:value="769988.1875">
                <text:p>769988.1875</text:p>
              </table:table-cell>
              <table:table-cell office:value-type="float" office:value="4082053.90625">
                <text:p>4082053.90625</text:p>
              </table:table-cell>
              <table:table-cell office:value-type="float" office:value="258757.203125">
                <text:p>258757.203125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367669440">
                <text:p>367669440</text:p>
              </table:table-cell>
              <table:table-cell office:value-type="float" office:value="771454.59375">
                <text:p>771454.59375</text:p>
              </table:table-cell>
              <table:table-cell office:value-type="float" office:value="4116616.34375">
                <text:p>4116616.34375</text:p>
              </table:table-cell>
              <table:table-cell office:value-type="float" office:value="237387.203125">
                <text:p>237387.203125</text:p>
              </table:table-cell>
            </table:table-row>
            <table:table-row>
              <table:table-cell office:value-type="float" office:value="27350">
                <text:p>27350</text:p>
              </table:table-cell>
              <table:table-cell office:value-type="float" office:value="370359664">
                <text:p>370359664</text:p>
              </table:table-cell>
              <table:table-cell office:value-type="float" office:value="772975">
                <text:p>772975</text:p>
              </table:table-cell>
              <table:table-cell office:value-type="float" office:value="4113005.25">
                <text:p>4113005.25</text:p>
              </table:table-cell>
              <table:table-cell office:value-type="float" office:value="259704.398438">
                <text:p>259704.398438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372192064">
                <text:p>372192064</text:p>
              </table:table-cell>
              <table:table-cell office:value-type="float" office:value="774523">
                <text:p>774523</text:p>
              </table:table-cell>
              <table:table-cell office:value-type="float" office:value="4140231.25">
                <text:p>4140231.25</text:p>
              </table:table-cell>
              <table:table-cell office:value-type="float" office:value="260184">
                <text:p>260184</text:p>
              </table:table-cell>
            </table:table-row>
            <table:table-row>
              <table:table-cell office:value-type="float" office:value="27450">
                <text:p>27450</text:p>
              </table:table-cell>
              <table:table-cell office:value-type="float" office:value="373879504">
                <text:p>373879504</text:p>
              </table:table-cell>
              <table:table-cell office:value-type="float" office:value="776079.59375">
                <text:p>776079.59375</text:p>
              </table:table-cell>
              <table:table-cell office:value-type="float" office:value="4140260.15625">
                <text:p>4140260.15625</text:p>
              </table:table-cell>
              <table:table-cell office:value-type="float" office:value="260658">
                <text:p>260658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374262208">
                <text:p>374262208</text:p>
              </table:table-cell>
              <table:table-cell office:value-type="float" office:value="777659">
                <text:p>777659</text:p>
              </table:table-cell>
              <table:table-cell office:value-type="float" office:value="4146366.703125">
                <text:p>4146366.703125</text:p>
              </table:table-cell>
              <table:table-cell office:value-type="float" office:value="261167.601562">
                <text:p>261167.601562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374952304">
                <text:p>374952304</text:p>
              </table:table-cell>
              <table:table-cell office:value-type="float" office:value="779179.59375">
                <text:p>779179.59375</text:p>
              </table:table-cell>
              <table:table-cell office:value-type="float" office:value="4167217.203125">
                <text:p>4167217.203125</text:p>
              </table:table-cell>
              <table:table-cell office:value-type="float" office:value="239566.203125">
                <text:p>239566.203125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376310528">
                <text:p>376310528</text:p>
              </table:table-cell>
              <table:table-cell office:value-type="float" office:value="780728.1875">
                <text:p>780728.1875</text:p>
              </table:table-cell>
              <table:table-cell office:value-type="float" office:value="4174307.296875">
                <text:p>4174307.296875</text:p>
              </table:table-cell>
              <table:table-cell office:value-type="float" office:value="262074">
                <text:p>262074</text:p>
              </table:table-cell>
            </table:table-row>
            <table:table-row>
              <table:table-cell office:value-type="float" office:value="27650">
                <text:p>27650</text:p>
              </table:table-cell>
              <table:table-cell office:value-type="float" office:value="377385472">
                <text:p>377385472</text:p>
              </table:table-cell>
              <table:table-cell office:value-type="float" office:value="782268.8125">
                <text:p>782268.8125</text:p>
              </table:table-cell>
              <table:table-cell office:value-type="float" office:value="4176207.5">
                <text:p>4176207.5</text:p>
              </table:table-cell>
              <table:table-cell office:value-type="float" office:value="262552.398438">
                <text:p>262552.398438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379483104">
                <text:p>379483104</text:p>
              </table:table-cell>
              <table:table-cell office:value-type="float" office:value="783733.8125">
                <text:p>783733.8125</text:p>
              </table:table-cell>
              <table:table-cell office:value-type="float" office:value="4196364.40625">
                <text:p>4196364.40625</text:p>
              </table:table-cell>
              <table:table-cell office:value-type="float" office:value="263021">
                <text:p>263021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382666256">
                <text:p>382666256</text:p>
              </table:table-cell>
              <table:table-cell office:value-type="float" office:value="785336.40625">
                <text:p>785336.40625</text:p>
              </table:table-cell>
              <table:table-cell office:value-type="float" office:value="4208863.296875">
                <text:p>4208863.296875</text:p>
              </table:table-cell>
              <table:table-cell office:value-type="float" office:value="241269.601563">
                <text:p>241269.601563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382479312">
                <text:p>382479312</text:p>
              </table:table-cell>
              <table:table-cell office:value-type="float" office:value="786782">
                <text:p>786782</text:p>
              </table:table-cell>
              <table:table-cell office:value-type="float" office:value="4257779.953125">
                <text:p>4257779.953125</text:p>
              </table:table-cell>
              <table:table-cell office:value-type="float" office:value="264030.398438">
                <text:p>264030.398438</text:p>
              </table:table-cell>
            </table:table-row>
            <table:table-row>
              <table:table-cell office:value-type="float" office:value="27850">
                <text:p>27850</text:p>
              </table:table-cell>
              <table:table-cell office:value-type="float" office:value="383874960">
                <text:p>383874960</text:p>
              </table:table-cell>
              <table:table-cell office:value-type="float" office:value="788481">
                <text:p>788481</text:p>
              </table:table-cell>
              <table:table-cell office:value-type="float" office:value="4232013.84375">
                <text:p>4232013.84375</text:p>
              </table:table-cell>
              <table:table-cell office:value-type="float" office:value="264496.796875">
                <text:p>264496.796875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385749344">
                <text:p>385749344</text:p>
              </table:table-cell>
              <table:table-cell office:value-type="float" office:value="789962.59375">
                <text:p>789962.59375</text:p>
              </table:table-cell>
              <table:table-cell office:value-type="float" office:value="4292450.203125">
                <text:p>4292450.203125</text:p>
              </table:table-cell>
              <table:table-cell office:value-type="float" office:value="264938.398438">
                <text:p>264938.398438</text:p>
              </table:table-cell>
            </table:table-row>
            <table:table-row>
              <table:table-cell office:value-type="float" office:value="27950">
                <text:p>27950</text:p>
              </table:table-cell>
              <table:table-cell office:value-type="float" office:value="385992320">
                <text:p>385992320</text:p>
              </table:table-cell>
              <table:table-cell office:value-type="float" office:value="791648.8125">
                <text:p>791648.8125</text:p>
              </table:table-cell>
              <table:table-cell office:value-type="float" office:value="4294913.296875">
                <text:p>4294913.296875</text:p>
              </table:table-cell>
              <table:table-cell office:value-type="float" office:value="265423">
                <text:p>26542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388761968">
                <text:p>388761968</text:p>
              </table:table-cell>
              <table:table-cell office:value-type="float" office:value="793045.8125">
                <text:p>793045.8125</text:p>
              </table:table-cell>
              <table:table-cell office:value-type="float" office:value="4259123.40625">
                <text:p>4259123.40625</text:p>
              </table:table-cell>
              <table:table-cell office:value-type="float" office:value="265866.398438">
                <text:p>265866.398438</text:p>
              </table:table-cell>
            </table:table-row>
            <table:table-row>
              <table:table-cell office:value-type="float" office:value="28050">
                <text:p>28050</text:p>
              </table:table-cell>
              <table:table-cell office:value-type="float" office:value="389604656">
                <text:p>389604656</text:p>
              </table:table-cell>
              <table:table-cell office:value-type="float" office:value="794610.8125">
                <text:p>794610.8125</text:p>
              </table:table-cell>
              <table:table-cell office:value-type="float" office:value="4335870.703125">
                <text:p>4335870.703125</text:p>
              </table:table-cell>
              <table:table-cell office:value-type="float" office:value="243924.601563">
                <text:p>243924.601563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390801760">
                <text:p>390801760</text:p>
              </table:table-cell>
              <table:table-cell office:value-type="float" office:value="796177.8125">
                <text:p>796177.8125</text:p>
              </table:table-cell>
              <table:table-cell office:value-type="float" office:value="4324437.453125">
                <text:p>4324437.453125</text:p>
              </table:table-cell>
              <table:table-cell office:value-type="float" office:value="266838">
                <text:p>266838</text:p>
              </table:table-cell>
            </table:table-row>
            <table:table-row>
              <table:table-cell office:value-type="float" office:value="28150">
                <text:p>28150</text:p>
              </table:table-cell>
              <table:table-cell office:value-type="float" office:value="391744320">
                <text:p>391744320</text:p>
              </table:table-cell>
              <table:table-cell office:value-type="float" office:value="797661">
                <text:p>797661</text:p>
              </table:table-cell>
              <table:table-cell office:value-type="float" office:value="4328251.15625">
                <text:p>4328251.15625</text:p>
              </table:table-cell>
              <table:table-cell office:value-type="float" office:value="244786.601563">
                <text:p>244786.601563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394570976">
                <text:p>394570976</text:p>
              </table:table-cell>
              <table:table-cell office:value-type="float" office:value="799310.8125">
                <text:p>799310.8125</text:p>
              </table:table-cell>
              <table:table-cell office:value-type="float" office:value="4355713.09375">
                <text:p>4355713.09375</text:p>
              </table:table-cell>
              <table:table-cell office:value-type="float" office:value="267777.203125">
                <text:p>267777.203125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394158096">
                <text:p>394158096</text:p>
              </table:table-cell>
              <table:table-cell office:value-type="float" office:value="800853.8125">
                <text:p>800853.8125</text:p>
              </table:table-cell>
              <table:table-cell office:value-type="float" office:value="4370838.203125">
                <text:p>4370838.203125</text:p>
              </table:table-cell>
              <table:table-cell office:value-type="float" office:value="268236">
                <text:p>268236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397477968">
                <text:p>397477968</text:p>
              </table:table-cell>
              <table:table-cell office:value-type="float" office:value="802353.8125">
                <text:p>802353.8125</text:p>
              </table:table-cell>
              <table:table-cell office:value-type="float" office:value="4366343">
                <text:p>4366343</text:p>
              </table:table-cell>
              <table:table-cell office:value-type="float" office:value="246064.203125">
                <text:p>246064.203125</text:p>
              </table:table-cell>
            </table:table-row>
            <table:table-row>
              <table:table-cell office:value-type="float" office:value="28350">
                <text:p>28350</text:p>
              </table:table-cell>
              <table:table-cell office:value-type="float" office:value="397495760">
                <text:p>397495760</text:p>
              </table:table-cell>
              <table:table-cell office:value-type="float" office:value="803921.8125">
                <text:p>803921.8125</text:p>
              </table:table-cell>
              <table:table-cell office:value-type="float" office:value="4432803.796875">
                <text:p>4432803.796875</text:p>
              </table:table-cell>
              <table:table-cell office:value-type="float" office:value="246512.40625">
                <text:p>246512.40625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398477936">
                <text:p>398477936</text:p>
              </table:table-cell>
              <table:table-cell office:value-type="float" office:value="805369">
                <text:p>805369</text:p>
              </table:table-cell>
              <table:table-cell office:value-type="float" office:value="4436626.09375">
                <text:p>4436626.09375</text:p>
              </table:table-cell>
              <table:table-cell office:value-type="float" office:value="269705.601562">
                <text:p>269705.601562</text:p>
              </table:table-cell>
            </table:table-row>
            <table:table-row>
              <table:table-cell office:value-type="float" office:value="28450">
                <text:p>28450</text:p>
              </table:table-cell>
              <table:table-cell office:value-type="float" office:value="400025712">
                <text:p>400025712</text:p>
              </table:table-cell>
              <table:table-cell office:value-type="float" office:value="807020">
                <text:p>807020</text:p>
              </table:table-cell>
              <table:table-cell office:value-type="float" office:value="4406971.203125">
                <text:p>4406971.203125</text:p>
              </table:table-cell>
              <table:table-cell office:value-type="float" office:value="270156.601562">
                <text:p>270156.601562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402145856">
                <text:p>402145856</text:p>
              </table:table-cell>
              <table:table-cell office:value-type="float" office:value="808575">
                <text:p>808575</text:p>
              </table:table-cell>
              <table:table-cell office:value-type="float" office:value="4439641.296875">
                <text:p>4439641.296875</text:p>
              </table:table-cell>
              <table:table-cell office:value-type="float" office:value="270620.203125">
                <text:p>270620.203125</text:p>
              </table:table-cell>
            </table:table-row>
            <table:table-row>
              <table:table-cell office:value-type="float" office:value="28550">
                <text:p>28550</text:p>
              </table:table-cell>
              <table:table-cell office:value-type="float" office:value="403603056">
                <text:p>403603056</text:p>
              </table:table-cell>
              <table:table-cell office:value-type="float" office:value="810063.8125">
                <text:p>810063.8125</text:p>
              </table:table-cell>
              <table:table-cell office:value-type="float" office:value="4460003.40625">
                <text:p>4460003.40625</text:p>
              </table:table-cell>
              <table:table-cell office:value-type="float" office:value="271085.203125">
                <text:p>271085.203125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404242064">
                <text:p>404242064</text:p>
              </table:table-cell>
              <table:table-cell office:value-type="float" office:value="811574.8125">
                <text:p>811574.8125</text:p>
              </table:table-cell>
              <table:table-cell office:value-type="float" office:value="4458245">
                <text:p>4458245</text:p>
              </table:table-cell>
              <table:table-cell office:value-type="float" office:value="271572.203125">
                <text:p>271572.203125</text:p>
              </table:table-cell>
            </table:table-row>
            <table:table-row>
              <table:table-cell office:value-type="float" office:value="28650">
                <text:p>28650</text:p>
              </table:table-cell>
              <table:table-cell office:value-type="float" office:value="405408432">
                <text:p>405408432</text:p>
              </table:table-cell>
              <table:table-cell office:value-type="float" office:value="813132.1875">
                <text:p>813132.1875</text:p>
              </table:table-cell>
              <table:table-cell office:value-type="float" office:value="4496817.40625">
                <text:p>4496817.40625</text:p>
              </table:table-cell>
              <table:table-cell office:value-type="float" office:value="272044.796875">
                <text:p>272044.796875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407717296">
                <text:p>407717296</text:p>
              </table:table-cell>
              <table:table-cell office:value-type="float" office:value="814716">
                <text:p>814716</text:p>
              </table:table-cell>
              <table:table-cell office:value-type="float" office:value="4512410.203125">
                <text:p>4512410.203125</text:p>
              </table:table-cell>
              <table:table-cell office:value-type="float" office:value="226603">
                <text:p>226603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409357280">
                <text:p>409357280</text:p>
              </table:table-cell>
              <table:table-cell office:value-type="float" office:value="816255">
                <text:p>816255</text:p>
              </table:table-cell>
              <table:table-cell office:value-type="float" office:value="4510287">
                <text:p>4510287</text:p>
              </table:table-cell>
              <table:table-cell office:value-type="float" office:value="249960.601563">
                <text:p>249960.601563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411510624">
                <text:p>411510624</text:p>
              </table:table-cell>
              <table:table-cell office:value-type="float" office:value="817762.40625">
                <text:p>817762.40625</text:p>
              </table:table-cell>
              <table:table-cell office:value-type="float" office:value="4522108.296875">
                <text:p>4522108.296875</text:p>
              </table:table-cell>
              <table:table-cell office:value-type="float" office:value="273447.796875">
                <text:p>273447.796875</text:p>
              </table:table-cell>
            </table:table-row>
            <table:table-row>
              <table:table-cell office:value-type="float" office:value="28850">
                <text:p>28850</text:p>
              </table:table-cell>
              <table:table-cell office:value-type="float" office:value="414245664">
                <text:p>414245664</text:p>
              </table:table-cell>
              <table:table-cell office:value-type="float" office:value="819287.1875">
                <text:p>819287.1875</text:p>
              </table:table-cell>
              <table:table-cell office:value-type="float" office:value="4553921.296875">
                <text:p>4553921.296875</text:p>
              </table:table-cell>
              <table:table-cell office:value-type="float" office:value="227801.601563">
                <text:p>227801.601563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413700960">
                <text:p>413700960</text:p>
              </table:table-cell>
              <table:table-cell office:value-type="float" office:value="820873.8125">
                <text:p>820873.8125</text:p>
              </table:table-cell>
              <table:table-cell office:value-type="float" office:value="4572957">
                <text:p>4572957</text:p>
              </table:table-cell>
              <table:table-cell office:value-type="float" office:value="274402.601562">
                <text:p>274402.601562</text:p>
              </table:table-cell>
            </table:table-row>
            <table:table-row>
              <table:table-cell office:value-type="float" office:value="28950">
                <text:p>28950</text:p>
              </table:table-cell>
              <table:table-cell office:value-type="float" office:value="414038576">
                <text:p>414038576</text:p>
              </table:table-cell>
              <table:table-cell office:value-type="float" office:value="822430.59375">
                <text:p>822430.59375</text:p>
              </table:table-cell>
              <table:table-cell office:value-type="float" office:value="4590576">
                <text:p>4590576</text:p>
              </table:table-cell>
              <table:table-cell office:value-type="float" office:value="274894.601562">
                <text:p>274894.60156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417642672">
                <text:p>417642672</text:p>
              </table:table-cell>
              <table:table-cell office:value-type="float" office:value="823908.59375">
                <text:p>823908.59375</text:p>
              </table:table-cell>
              <table:table-cell office:value-type="float" office:value="4607128.703125">
                <text:p>4607128.703125</text:p>
              </table:table-cell>
              <table:table-cell office:value-type="float" office:value="275385.398438">
                <text:p>275385.398438</text:p>
              </table:table-cell>
            </table:table-row>
            <table:table-row>
              <table:table-cell office:value-type="float" office:value="29050">
                <text:p>29050</text:p>
              </table:table-cell>
              <table:table-cell office:value-type="float" office:value="419128624">
                <text:p>419128624</text:p>
              </table:table-cell>
              <table:table-cell office:value-type="float" office:value="825537.8125">
                <text:p>825537.8125</text:p>
              </table:table-cell>
              <table:table-cell office:value-type="float" office:value="4613208.59375">
                <text:p>4613208.59375</text:p>
              </table:table-cell>
              <table:table-cell office:value-type="float" office:value="275890.601562">
                <text:p>275890.601562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419790896">
                <text:p>419790896</text:p>
              </table:table-cell>
              <table:table-cell office:value-type="float" office:value="827049.59375">
                <text:p>827049.59375</text:p>
              </table:table-cell>
              <table:table-cell office:value-type="float" office:value="4629046.90625">
                <text:p>4629046.90625</text:p>
              </table:table-cell>
              <table:table-cell office:value-type="float" office:value="253089">
                <text:p>253089</text:p>
              </table:table-cell>
            </table:table-row>
            <table:table-row>
              <table:table-cell office:value-type="float" office:value="29150">
                <text:p>29150</text:p>
              </table:table-cell>
              <table:table-cell office:value-type="float" office:value="419997648">
                <text:p>419997648</text:p>
              </table:table-cell>
              <table:table-cell office:value-type="float" office:value="828599.59375">
                <text:p>828599.59375</text:p>
              </table:table-cell>
              <table:table-cell office:value-type="float" office:value="4625918.59375">
                <text:p>4625918.59375</text:p>
              </table:table-cell>
              <table:table-cell office:value-type="float" office:value="276744.203125">
                <text:p>276744.203125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420363344">
                <text:p>420363344</text:p>
              </table:table-cell>
              <table:table-cell office:value-type="float" office:value="830128.59375">
                <text:p>830128.59375</text:p>
              </table:table-cell>
              <table:table-cell office:value-type="float" office:value="4653478.59375">
                <text:p>4653478.59375</text:p>
              </table:table-cell>
              <table:table-cell office:value-type="float" office:value="253931.601563">
                <text:p>253931.601563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424549376">
                <text:p>424549376</text:p>
              </table:table-cell>
              <table:table-cell office:value-type="float" office:value="831683.40625">
                <text:p>831683.40625</text:p>
              </table:table-cell>
              <table:table-cell office:value-type="float" office:value="4701853.796875">
                <text:p>4701853.796875</text:p>
              </table:table-cell>
              <table:table-cell office:value-type="float" office:value="277704.796875">
                <text:p>277704.796875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425157680">
                <text:p>425157680</text:p>
              </table:table-cell>
              <table:table-cell office:value-type="float" office:value="833238.59375">
                <text:p>833238.59375</text:p>
              </table:table-cell>
              <table:table-cell office:value-type="float" office:value="4716501.796875">
                <text:p>4716501.796875</text:p>
              </table:table-cell>
              <table:table-cell office:value-type="float" office:value="231341">
                <text:p>231341</text:p>
              </table:table-cell>
            </table:table-row>
            <table:table-row>
              <table:table-cell office:value-type="float" office:value="29350">
                <text:p>29350</text:p>
              </table:table-cell>
              <table:table-cell office:value-type="float" office:value="426130192">
                <text:p>426130192</text:p>
              </table:table-cell>
              <table:table-cell office:value-type="float" office:value="834841.40625">
                <text:p>834841.40625</text:p>
              </table:table-cell>
              <table:table-cell office:value-type="float" office:value="4687169.09375">
                <text:p>4687169.09375</text:p>
              </table:table-cell>
              <table:table-cell office:value-type="float" office:value="255228.203125">
                <text:p>255228.203125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427425248">
                <text:p>427425248</text:p>
              </table:table-cell>
              <table:table-cell office:value-type="float" office:value="836387.1875">
                <text:p>836387.1875</text:p>
              </table:table-cell>
              <table:table-cell office:value-type="float" office:value="4733979.59375">
                <text:p>4733979.59375</text:p>
              </table:table-cell>
              <table:table-cell office:value-type="float" office:value="279200.796875">
                <text:p>279200.796875</text:p>
              </table:table-cell>
            </table:table-row>
            <table:table-row>
              <table:table-cell office:value-type="float" office:value="29450">
                <text:p>29450</text:p>
              </table:table-cell>
              <table:table-cell office:value-type="float" office:value="430840992">
                <text:p>430840992</text:p>
              </table:table-cell>
              <table:table-cell office:value-type="float" office:value="837822.40625">
                <text:p>837822.40625</text:p>
              </table:table-cell>
              <table:table-cell office:value-type="float" office:value="4743612.90625">
                <text:p>4743612.90625</text:p>
              </table:table-cell>
              <table:table-cell office:value-type="float" office:value="279664.59375">
                <text:p>279664.59375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428728752">
                <text:p>428728752</text:p>
              </table:table-cell>
              <table:table-cell office:value-type="float" office:value="839363.59375">
                <text:p>839363.59375</text:p>
              </table:table-cell>
              <table:table-cell office:value-type="float" office:value="4751357.40625">
                <text:p>4751357.40625</text:p>
              </table:table-cell>
              <table:table-cell office:value-type="float" office:value="232908.601563">
                <text:p>232908.601563</text:p>
              </table:table-cell>
            </table:table-row>
            <table:table-row>
              <table:table-cell office:value-type="float" office:value="29550">
                <text:p>29550</text:p>
              </table:table-cell>
              <table:table-cell office:value-type="float" office:value="431725824">
                <text:p>431725824</text:p>
              </table:table-cell>
              <table:table-cell office:value-type="float" office:value="841043.59375">
                <text:p>841043.59375</text:p>
              </table:table-cell>
              <table:table-cell office:value-type="float" office:value="4757802.296875">
                <text:p>4757802.296875</text:p>
              </table:table-cell>
              <table:table-cell office:value-type="float" office:value="280596.203125">
                <text:p>280596.203125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434892592">
                <text:p>434892592</text:p>
              </table:table-cell>
              <table:table-cell office:value-type="float" office:value="842658.8125">
                <text:p>842658.8125</text:p>
              </table:table-cell>
              <table:table-cell office:value-type="float" office:value="4794194.5">
                <text:p>4794194.5</text:p>
              </table:table-cell>
              <table:table-cell office:value-type="float" office:value="233683.195313">
                <text:p>233683.195313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434958896">
                <text:p>434958896</text:p>
              </table:table-cell>
              <table:table-cell office:value-type="float" office:value="844134.1875">
                <text:p>844134.1875</text:p>
              </table:table-cell>
              <table:table-cell office:value-type="float" office:value="4792479.09375">
                <text:p>4792479.09375</text:p>
              </table:table-cell>
              <table:table-cell office:value-type="float" office:value="281561.796875">
                <text:p>281561.796875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437131168">
                <text:p>437131168</text:p>
              </table:table-cell>
              <table:table-cell office:value-type="float" office:value="845684.40625">
                <text:p>845684.40625</text:p>
              </table:table-cell>
              <table:table-cell office:value-type="float" office:value="4813054.796875">
                <text:p>4813054.796875</text:p>
              </table:table-cell>
              <table:table-cell office:value-type="float" office:value="282061.40625">
                <text:p>282061.40625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437775664">
                <text:p>437775664</text:p>
              </table:table-cell>
              <table:table-cell office:value-type="float" office:value="847163.59375">
                <text:p>847163.59375</text:p>
              </table:table-cell>
              <table:table-cell office:value-type="float" office:value="4847120.796875">
                <text:p>4847120.796875</text:p>
              </table:table-cell>
              <table:table-cell office:value-type="float" office:value="258696.601563">
                <text:p>258696.601563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440037728">
                <text:p>440037728</text:p>
              </table:table-cell>
              <table:table-cell office:value-type="float" office:value="848689">
                <text:p>848689</text:p>
              </table:table-cell>
              <table:table-cell office:value-type="float" office:value="4832754.40625">
                <text:p>4832754.40625</text:p>
              </table:table-cell>
              <table:table-cell office:value-type="float" office:value="259109.203125">
                <text:p>259109.203125</text:p>
              </table:table-cell>
            </table:table-row>
            <table:table-row>
              <table:table-cell office:value-type="float" office:value="29850">
                <text:p>29850</text:p>
              </table:table-cell>
              <table:table-cell office:value-type="float" office:value="440073632">
                <text:p>440073632</text:p>
              </table:table-cell>
              <table:table-cell office:value-type="float" office:value="850236">
                <text:p>850236</text:p>
              </table:table-cell>
              <table:table-cell office:value-type="float" office:value="4851475.703125">
                <text:p>4851475.703125</text:p>
              </table:table-cell>
              <table:table-cell office:value-type="float" office:value="235684.796876">
                <text:p>235684.796876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443496496">
                <text:p>443496496</text:p>
              </table:table-cell>
              <table:table-cell office:value-type="float" office:value="851771.40625">
                <text:p>851771.40625</text:p>
              </table:table-cell>
              <table:table-cell office:value-type="float" office:value="4872948.90625">
                <text:p>4872948.90625</text:p>
              </table:table-cell>
              <table:table-cell office:value-type="float" office:value="283887.59375">
                <text:p>283887.59375</text:p>
              </table:table-cell>
            </table:table-row>
            <table:table-row>
              <table:table-cell office:value-type="float" office:value="29950">
                <text:p>29950</text:p>
              </table:table-cell>
              <table:table-cell office:value-type="float" office:value="444514736">
                <text:p>444514736</text:p>
              </table:table-cell>
              <table:table-cell office:value-type="float" office:value="853323.40625">
                <text:p>853323.40625</text:p>
              </table:table-cell>
              <table:table-cell office:value-type="float" office:value="4875351.09375">
                <text:p>4875351.09375</text:p>
              </table:table-cell>
              <table:table-cell office:value-type="float" office:value="284381.203125">
                <text:p>284381.2031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45474608">
                <text:p>445474608</text:p>
              </table:table-cell>
              <table:table-cell office:value-type="float" office:value="854915.1875">
                <text:p>854915.1875</text:p>
              </table:table-cell>
              <table:table-cell office:value-type="float" office:value="4925382.59375">
                <text:p>4925382.59375</text:p>
              </table:table-cell>
              <table:table-cell office:value-type="float" office:value="284851.40625">
                <text:p>284851.40625</text:p>
              </table:table-cell>
            </table:table-row>
            <table:table-row>
              <table:table-cell office:value-type="float" office:value="30050">
                <text:p>30050</text:p>
              </table:table-cell>
              <table:table-cell office:value-type="float" office:value="446415408">
                <text:p>446415408</text:p>
              </table:table-cell>
              <table:table-cell office:value-type="float" office:value="856485.59375">
                <text:p>856485.59375</text:p>
              </table:table-cell>
              <table:table-cell office:value-type="float" office:value="4909547.796875">
                <text:p>4909547.796875</text:p>
              </table:table-cell>
              <table:table-cell office:value-type="float" office:value="261266.40625">
                <text:p>261266.40625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448780048">
                <text:p>448780048</text:p>
              </table:table-cell>
              <table:table-cell office:value-type="float" office:value="858007.59375">
                <text:p>858007.59375</text:p>
              </table:table-cell>
              <table:table-cell office:value-type="float" office:value="4931800.703125">
                <text:p>4931800.703125</text:p>
              </table:table-cell>
              <table:table-cell office:value-type="float" office:value="285836">
                <text:p>285836</text:p>
              </table:table-cell>
            </table:table-row>
            <table:table-row>
              <table:table-cell office:value-type="float" office:value="30150">
                <text:p>30150</text:p>
              </table:table-cell>
              <table:table-cell office:value-type="float" office:value="450719888">
                <text:p>450719888</text:p>
              </table:table-cell>
              <table:table-cell office:value-type="float" office:value="859486.59375">
                <text:p>859486.59375</text:p>
              </table:table-cell>
              <table:table-cell office:value-type="float" office:value="4945719">
                <text:p>4945719</text:p>
              </table:table-cell>
              <table:table-cell office:value-type="float" office:value="286313.203125">
                <text:p>286313.203125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450959936">
                <text:p>450959936</text:p>
              </table:table-cell>
              <table:table-cell office:value-type="float" office:value="861110.40625">
                <text:p>861110.40625</text:p>
              </table:table-cell>
              <table:table-cell office:value-type="float" office:value="4961577.796875">
                <text:p>4961577.796875</text:p>
              </table:table-cell>
              <table:table-cell office:value-type="float" office:value="286748.40625">
                <text:p>286748.40625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452527760">
                <text:p>452527760</text:p>
              </table:table-cell>
              <table:table-cell office:value-type="float" office:value="862563.8125">
                <text:p>862563.8125</text:p>
              </table:table-cell>
              <table:table-cell office:value-type="float" office:value="5017170.40625">
                <text:p>5017170.40625</text:p>
              </table:table-cell>
              <table:table-cell office:value-type="float" office:value="287221.796875">
                <text:p>287221.796875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455131232">
                <text:p>455131232</text:p>
              </table:table-cell>
              <table:table-cell office:value-type="float" office:value="864214">
                <text:p>864214</text:p>
              </table:table-cell>
              <table:table-cell office:value-type="float" office:value="5000586.40625">
                <text:p>5000586.40625</text:p>
              </table:table-cell>
              <table:table-cell office:value-type="float" office:value="263465.203125">
                <text:p>263465.203125</text:p>
              </table:table-cell>
            </table:table-row>
            <table:table-row>
              <table:table-cell office:value-type="float" office:value="30350">
                <text:p>30350</text:p>
              </table:table-cell>
              <table:table-cell office:value-type="float" office:value="456314416">
                <text:p>456314416</text:p>
              </table:table-cell>
              <table:table-cell office:value-type="float" office:value="865832">
                <text:p>865832</text:p>
              </table:table-cell>
              <table:table-cell office:value-type="float" office:value="5019012.296875">
                <text:p>5019012.296875</text:p>
              </table:table-cell>
              <table:table-cell office:value-type="float" office:value="288189.203125">
                <text:p>288189.203125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457352144">
                <text:p>457352144</text:p>
              </table:table-cell>
              <table:table-cell office:value-type="float" office:value="867373.1875">
                <text:p>867373.1875</text:p>
              </table:table-cell>
              <table:table-cell office:value-type="float" office:value="5019332.90625">
                <text:p>5019332.90625</text:p>
              </table:table-cell>
              <table:table-cell office:value-type="float" office:value="264361">
                <text:p>264361</text:p>
              </table:table-cell>
            </table:table-row>
            <table:table-row>
              <table:table-cell office:value-type="float" office:value="30450">
                <text:p>30450</text:p>
              </table:table-cell>
              <table:table-cell office:value-type="float" office:value="459398448">
                <text:p>459398448</text:p>
              </table:table-cell>
              <table:table-cell office:value-type="float" office:value="868849.8125">
                <text:p>868849.8125</text:p>
              </table:table-cell>
              <table:table-cell office:value-type="float" office:value="5036532.796875">
                <text:p>5036532.796875</text:p>
              </table:table-cell>
              <table:table-cell office:value-type="float" office:value="289111.59375">
                <text:p>289111.59375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461512480">
                <text:p>461512480</text:p>
              </table:table-cell>
              <table:table-cell office:value-type="float" office:value="870363.8125">
                <text:p>870363.8125</text:p>
              </table:table-cell>
              <table:table-cell office:value-type="float" office:value="5068446.5">
                <text:p>5068446.5</text:p>
              </table:table-cell>
              <table:table-cell office:value-type="float" office:value="289611.40625">
                <text:p>289611.40625</text:p>
              </table:table-cell>
            </table:table-row>
            <table:table-row>
              <table:table-cell office:value-type="float" office:value="30550">
                <text:p>30550</text:p>
              </table:table-cell>
              <table:table-cell office:value-type="float" office:value="462424560">
                <text:p>462424560</text:p>
              </table:table-cell>
              <table:table-cell office:value-type="float" office:value="871841">
                <text:p>871841</text:p>
              </table:table-cell>
              <table:table-cell office:value-type="float" office:value="5076634.59375">
                <text:p>5076634.59375</text:p>
              </table:table-cell>
              <table:table-cell office:value-type="float" office:value="241214.398438">
                <text:p>241214.398438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462617024">
                <text:p>462617024</text:p>
              </table:table-cell>
              <table:table-cell office:value-type="float" office:value="873516">
                <text:p>873516</text:p>
              </table:table-cell>
              <table:table-cell office:value-type="float" office:value="5128688">
                <text:p>5128688</text:p>
              </table:table-cell>
              <table:table-cell office:value-type="float" office:value="290537.796875">
                <text:p>290537.796875</text:p>
              </table:table-cell>
            </table:table-row>
            <table:table-row>
              <table:table-cell office:value-type="float" office:value="30650">
                <text:p>30650</text:p>
              </table:table-cell>
              <table:table-cell office:value-type="float" office:value="466394496">
                <text:p>466394496</text:p>
              </table:table-cell>
              <table:table-cell office:value-type="float" office:value="874967.1875">
                <text:p>874967.1875</text:p>
              </table:table-cell>
              <table:table-cell office:value-type="float" office:value="5106455.40625">
                <text:p>5106455.40625</text:p>
              </table:table-cell>
              <table:table-cell office:value-type="float" office:value="291023.796875">
                <text:p>291023.796875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465954480">
                <text:p>465954480</text:p>
              </table:table-cell>
              <table:table-cell office:value-type="float" office:value="876683">
                <text:p>876683</text:p>
              </table:table-cell>
              <table:table-cell office:value-type="float" office:value="5145029.40625">
                <text:p>5145029.40625</text:p>
              </table:table-cell>
              <table:table-cell office:value-type="float" office:value="291539.203125">
                <text:p>291539.203125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467522336">
                <text:p>467522336</text:p>
              </table:table-cell>
              <table:table-cell office:value-type="float" office:value="878077">
                <text:p>878077</text:p>
              </table:table-cell>
              <table:table-cell office:value-type="float" office:value="5127554.203125">
                <text:p>5127554.203125</text:p>
              </table:table-cell>
              <table:table-cell office:value-type="float" office:value="291993.59375">
                <text:p>291993.59375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468515200">
                <text:p>468515200</text:p>
              </table:table-cell>
              <table:table-cell office:value-type="float" office:value="879649.40625">
                <text:p>879649.40625</text:p>
              </table:table-cell>
              <table:table-cell office:value-type="float" office:value="5175670.40625">
                <text:p>5175670.40625</text:p>
              </table:table-cell>
              <table:table-cell office:value-type="float" office:value="243155.796876">
                <text:p>243155.796876</text:p>
              </table:table-cell>
            </table:table-row>
            <table:table-row>
              <table:table-cell office:value-type="float" office:value="30850">
                <text:p>30850</text:p>
              </table:table-cell>
              <table:table-cell office:value-type="float" office:value="471017760">
                <text:p>471017760</text:p>
              </table:table-cell>
              <table:table-cell office:value-type="float" office:value="881223.8125">
                <text:p>881223.8125</text:p>
              </table:table-cell>
              <table:table-cell office:value-type="float" office:value="5166225.40625">
                <text:p>5166225.40625</text:p>
              </table:table-cell>
              <table:table-cell office:value-type="float" office:value="292968.796875">
                <text:p>292968.796875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473728432">
                <text:p>473728432</text:p>
              </table:table-cell>
              <table:table-cell office:value-type="float" office:value="882710.40625">
                <text:p>882710.40625</text:p>
              </table:table-cell>
              <table:table-cell office:value-type="float" office:value="5199037.90625">
                <text:p>5199037.90625</text:p>
              </table:table-cell>
              <table:table-cell office:value-type="float" office:value="268696.40625">
                <text:p>268696.40625</text:p>
              </table:table-cell>
            </table:table-row>
            <table:table-row>
              <table:table-cell office:value-type="float" office:value="30950">
                <text:p>30950</text:p>
              </table:table-cell>
              <table:table-cell office:value-type="float" office:value="473847600">
                <text:p>473847600</text:p>
              </table:table-cell>
              <table:table-cell office:value-type="float" office:value="884317">
                <text:p>884317</text:p>
              </table:table-cell>
              <table:table-cell office:value-type="float" office:value="5191911.796875">
                <text:p>5191911.796875</text:p>
              </table:table-cell>
              <table:table-cell office:value-type="float" office:value="293879.59375">
                <text:p>293879.5937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475530816">
                <text:p>475530816</text:p>
              </table:table-cell>
              <table:table-cell office:value-type="float" office:value="885831">
                <text:p>885831</text:p>
              </table:table-cell>
              <table:table-cell office:value-type="float" office:value="5208570.40625">
                <text:p>5208570.40625</text:p>
              </table:table-cell>
              <table:table-cell office:value-type="float" office:value="294359.40625">
                <text:p>294359.40625</text:p>
              </table:table-cell>
            </table:table-row>
            <table:table-row>
              <table:table-cell office:value-type="float" office:value="31050">
                <text:p>31050</text:p>
              </table:table-cell>
              <table:table-cell office:value-type="float" office:value="477726896">
                <text:p>477726896</text:p>
              </table:table-cell>
              <table:table-cell office:value-type="float" office:value="887439.8125">
                <text:p>887439.8125</text:p>
              </table:table-cell>
              <table:table-cell office:value-type="float" office:value="5258371.203125">
                <text:p>5258371.203125</text:p>
              </table:table-cell>
              <table:table-cell office:value-type="float" office:value="270002.804687">
                <text:p>270002.804687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478945472">
                <text:p>478945472</text:p>
              </table:table-cell>
              <table:table-cell office:value-type="float" office:value="888917.8125">
                <text:p>888917.8125</text:p>
              </table:table-cell>
              <table:table-cell office:value-type="float" office:value="5257114.203125">
                <text:p>5257114.203125</text:p>
              </table:table-cell>
              <table:table-cell office:value-type="float" office:value="270418.40625">
                <text:p>270418.40625</text:p>
              </table:table-cell>
            </table:table-row>
            <table:table-row>
              <table:table-cell office:value-type="float" office:value="31150">
                <text:p>31150</text:p>
              </table:table-cell>
              <table:table-cell office:value-type="float" office:value="480853488">
                <text:p>480853488</text:p>
              </table:table-cell>
              <table:table-cell office:value-type="float" office:value="890498.40625">
                <text:p>890498.40625</text:p>
              </table:table-cell>
              <table:table-cell office:value-type="float" office:value="5259461.90625">
                <text:p>5259461.90625</text:p>
              </table:table-cell>
              <table:table-cell office:value-type="float" office:value="295815.203125">
                <text:p>295815.203125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481937824">
                <text:p>481937824</text:p>
              </table:table-cell>
              <table:table-cell office:value-type="float" office:value="892115">
                <text:p>892115</text:p>
              </table:table-cell>
              <table:table-cell office:value-type="float" office:value="5283889">
                <text:p>5283889</text:p>
              </table:table-cell>
              <table:table-cell office:value-type="float" office:value="296280.40625">
                <text:p>296280.40625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482239040">
                <text:p>482239040</text:p>
              </table:table-cell>
              <table:table-cell office:value-type="float" office:value="893625.1875">
                <text:p>893625.1875</text:p>
              </table:table-cell>
              <table:table-cell office:value-type="float" office:value="5304739.296875">
                <text:p>5304739.296875</text:p>
              </table:table-cell>
              <table:table-cell office:value-type="float" office:value="246696.804688">
                <text:p>246696.804688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486078064">
                <text:p>486078064</text:p>
              </table:table-cell>
              <table:table-cell office:value-type="float" office:value="895146.40625">
                <text:p>895146.40625</text:p>
              </table:table-cell>
              <table:table-cell office:value-type="float" office:value="5310573.703125">
                <text:p>5310573.703125</text:p>
              </table:table-cell>
              <table:table-cell office:value-type="float" office:value="297249.59375">
                <text:p>297249.59375</text:p>
              </table:table-cell>
            </table:table-row>
            <table:table-row>
              <table:table-cell office:value-type="float" office:value="31350">
                <text:p>31350</text:p>
              </table:table-cell>
              <table:table-cell office:value-type="float" office:value="486406304">
                <text:p>486406304</text:p>
              </table:table-cell>
              <table:table-cell office:value-type="float" office:value="896553">
                <text:p>896553</text:p>
              </table:table-cell>
              <table:table-cell office:value-type="float" office:value="5356662.296875">
                <text:p>5356662.296875</text:p>
              </table:table-cell>
              <table:table-cell office:value-type="float" office:value="272644">
                <text:p>272644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489220272">
                <text:p>489220272</text:p>
              </table:table-cell>
              <table:table-cell office:value-type="float" office:value="898316">
                <text:p>898316</text:p>
              </table:table-cell>
              <table:table-cell office:value-type="float" office:value="5391921.59375">
                <text:p>5391921.59375</text:p>
              </table:table-cell>
              <table:table-cell office:value-type="float" office:value="298191.40625">
                <text:p>298191.40625</text:p>
              </table:table-cell>
            </table:table-row>
            <table:table-row>
              <table:table-cell office:value-type="float" office:value="31450">
                <text:p>31450</text:p>
              </table:table-cell>
              <table:table-cell office:value-type="float" office:value="488622816">
                <text:p>488622816</text:p>
              </table:table-cell>
              <table:table-cell office:value-type="float" office:value="899795">
                <text:p>899795</text:p>
              </table:table-cell>
              <table:table-cell office:value-type="float" office:value="5408081.796875">
                <text:p>5408081.796875</text:p>
              </table:table-cell>
              <table:table-cell office:value-type="float" office:value="298639">
                <text:p>298639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491349600">
                <text:p>491349600</text:p>
              </table:table-cell>
              <table:table-cell office:value-type="float" office:value="901306.1875">
                <text:p>901306.1875</text:p>
              </table:table-cell>
              <table:table-cell office:value-type="float" office:value="5385010">
                <text:p>5385010</text:p>
              </table:table-cell>
              <table:table-cell office:value-type="float" office:value="299092">
                <text:p>299092</text:p>
              </table:table-cell>
            </table:table-row>
            <table:table-row>
              <table:table-cell office:value-type="float" office:value="31550">
                <text:p>31550</text:p>
              </table:table-cell>
              <table:table-cell office:value-type="float" office:value="491624816">
                <text:p>491624816</text:p>
              </table:table-cell>
              <table:table-cell office:value-type="float" office:value="902924.40625">
                <text:p>902924.40625</text:p>
              </table:table-cell>
              <table:table-cell office:value-type="float" office:value="5398043.09375">
                <text:p>5398043.09375</text:p>
              </table:table-cell>
              <table:table-cell office:value-type="float" office:value="299573.40625">
                <text:p>299573.40625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496047232">
                <text:p>496047232</text:p>
              </table:table-cell>
              <table:table-cell office:value-type="float" office:value="904374">
                <text:p>904374</text:p>
              </table:table-cell>
              <table:table-cell office:value-type="float" office:value="5426170.90625">
                <text:p>5426170.90625</text:p>
              </table:table-cell>
              <table:table-cell office:value-type="float" office:value="300079.40625">
                <text:p>300079.40625</text:p>
              </table:table-cell>
            </table:table-row>
            <table:table-row>
              <table:table-cell office:value-type="float" office:value="31650">
                <text:p>31650</text:p>
              </table:table-cell>
              <table:table-cell office:value-type="float" office:value="496056400">
                <text:p>496056400</text:p>
              </table:table-cell>
              <table:table-cell office:value-type="float" office:value="906027.59375">
                <text:p>906027.59375</text:p>
              </table:table-cell>
              <table:table-cell office:value-type="float" office:value="5444719.09375">
                <text:p>5444719.09375</text:p>
              </table:table-cell>
              <table:table-cell office:value-type="float" office:value="300543">
                <text:p>300543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497668912">
                <text:p>497668912</text:p>
              </table:table-cell>
              <table:table-cell office:value-type="float" office:value="907542">
                <text:p>907542</text:p>
              </table:table-cell>
              <table:table-cell office:value-type="float" office:value="5442320.796875">
                <text:p>5442320.796875</text:p>
              </table:table-cell>
              <table:table-cell office:value-type="float" office:value="301016">
                <text:p>301016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499071840">
                <text:p>499071840</text:p>
              </table:table-cell>
              <table:table-cell office:value-type="float" office:value="909079.1875">
                <text:p>909079.1875</text:p>
              </table:table-cell>
              <table:table-cell office:value-type="float" office:value="5463228.296875">
                <text:p>5463228.296875</text:p>
              </table:table-cell>
              <table:table-cell office:value-type="float" office:value="276059.40625">
                <text:p>276059.40625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499508784">
                <text:p>499508784</text:p>
              </table:table-cell>
              <table:table-cell office:value-type="float" office:value="910607.1875">
                <text:p>910607.1875</text:p>
              </table:table-cell>
              <table:table-cell office:value-type="float" office:value="5486242">
                <text:p>5486242</text:p>
              </table:table-cell>
              <table:table-cell office:value-type="float" office:value="301960.796875">
                <text:p>301960.796875</text:p>
              </table:table-cell>
            </table:table-row>
            <table:table-row>
              <table:table-cell office:value-type="float" office:value="31850">
                <text:p>31850</text:p>
              </table:table-cell>
              <table:table-cell office:value-type="float" office:value="501892304">
                <text:p>501892304</text:p>
              </table:table-cell>
              <table:table-cell office:value-type="float" office:value="912280">
                <text:p>912280</text:p>
              </table:table-cell>
              <table:table-cell office:value-type="float" office:value="5516878.59375">
                <text:p>5516878.59375</text:p>
              </table:table-cell>
              <table:table-cell office:value-type="float" office:value="276947">
                <text:p>276947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503786400">
                <text:p>503786400</text:p>
              </table:table-cell>
              <table:table-cell office:value-type="float" office:value="913737">
                <text:p>913737</text:p>
              </table:table-cell>
              <table:table-cell office:value-type="float" office:value="5516225.203125">
                <text:p>5516225.203125</text:p>
              </table:table-cell>
              <table:table-cell office:value-type="float" office:value="302903.40625">
                <text:p>302903.40625</text:p>
              </table:table-cell>
            </table:table-row>
            <table:table-row>
              <table:table-cell office:value-type="float" office:value="31950">
                <text:p>31950</text:p>
              </table:table-cell>
              <table:table-cell office:value-type="float" office:value="503758128">
                <text:p>503758128</text:p>
              </table:table-cell>
              <table:table-cell office:value-type="float" office:value="915346.40625">
                <text:p>915346.40625</text:p>
              </table:table-cell>
              <table:table-cell office:value-type="float" office:value="5538448.59375">
                <text:p>5538448.59375</text:p>
              </table:table-cell>
              <table:table-cell office:value-type="float" office:value="303405.40625">
                <text:p>303405.4062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506408704">
                <text:p>506408704</text:p>
              </table:table-cell>
              <table:table-cell office:value-type="float" office:value="916742.40625">
                <text:p>916742.40625</text:p>
              </table:table-cell>
              <table:table-cell office:value-type="float" office:value="5577759.703125">
                <text:p>5577759.703125</text:p>
              </table:table-cell>
              <table:table-cell office:value-type="float" office:value="278273.203125">
                <text:p>278273.203125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507628416">
                <text:p>507628416</text:p>
              </table:table-cell>
              <table:table-cell office:value-type="float" office:value="918408.40625">
                <text:p>918408.40625</text:p>
              </table:table-cell>
              <table:table-cell office:value-type="float" office:value="5575716.796875">
                <text:p>5575716.796875</text:p>
              </table:table-cell>
              <table:table-cell office:value-type="float" office:value="304315.40625">
                <text:p>304315.40625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510040160">
                <text:p>510040160</text:p>
              </table:table-cell>
              <table:table-cell office:value-type="float" office:value="919879.59375">
                <text:p>919879.59375</text:p>
              </table:table-cell>
              <table:table-cell office:value-type="float" office:value="5570513.796875">
                <text:p>5570513.796875</text:p>
              </table:table-cell>
              <table:table-cell office:value-type="float" office:value="304808.40625">
                <text:p>304808.40625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509251104">
                <text:p>509251104</text:p>
              </table:table-cell>
              <table:table-cell office:value-type="float" office:value="921483.8125">
                <text:p>921483.8125</text:p>
              </table:table-cell>
              <table:table-cell office:value-type="float" office:value="5588282.296875">
                <text:p>5588282.296875</text:p>
              </table:table-cell>
              <table:table-cell office:value-type="float" office:value="279591">
                <text:p>279591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511905104">
                <text:p>511905104</text:p>
              </table:table-cell>
              <table:table-cell office:value-type="float" office:value="923020.8125">
                <text:p>923020.8125</text:p>
              </table:table-cell>
              <table:table-cell office:value-type="float" office:value="5629124.90625">
                <text:p>5629124.90625</text:p>
              </table:table-cell>
              <table:table-cell office:value-type="float" office:value="305804">
                <text:p>305804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514194720">
                <text:p>514194720</text:p>
              </table:table-cell>
              <table:table-cell office:value-type="float" office:value="924553.1875">
                <text:p>924553.1875</text:p>
              </table:table-cell>
              <table:table-cell office:value-type="float" office:value="5633813.203125">
                <text:p>5633813.203125</text:p>
              </table:table-cell>
              <table:table-cell office:value-type="float" office:value="306260.59375">
                <text:p>306260.59375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515886448">
                <text:p>515886448</text:p>
              </table:table-cell>
              <table:table-cell office:value-type="float" office:value="926145.8125">
                <text:p>926145.8125</text:p>
              </table:table-cell>
              <table:table-cell office:value-type="float" office:value="5647117.703125">
                <text:p>5647117.703125</text:p>
              </table:table-cell>
              <table:table-cell office:value-type="float" office:value="280885.203125">
                <text:p>280885.203125</text:p>
              </table:table-cell>
            </table:table-row>
            <table:table-row>
              <table:table-cell office:value-type="float" office:value="32350">
                <text:p>32350</text:p>
              </table:table-cell>
              <table:table-cell office:value-type="float" office:value="518041248">
                <text:p>518041248</text:p>
              </table:table-cell>
              <table:table-cell office:value-type="float" office:value="927614.1875">
                <text:p>927614.1875</text:p>
              </table:table-cell>
              <table:table-cell office:value-type="float" office:value="5668691.796875">
                <text:p>5668691.796875</text:p>
              </table:table-cell>
              <table:table-cell office:value-type="float" office:value="281290.203125">
                <text:p>281290.203125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520832256">
                <text:p>520832256</text:p>
              </table:table-cell>
              <table:table-cell office:value-type="float" office:value="929231.59375">
                <text:p>929231.59375</text:p>
              </table:table-cell>
              <table:table-cell office:value-type="float" office:value="5682210.09375">
                <text:p>5682210.09375</text:p>
              </table:table-cell>
              <table:table-cell office:value-type="float" office:value="255843.609375">
                <text:p>255843.609375</text:p>
              </table:table-cell>
            </table:table-row>
            <table:table-row>
              <table:table-cell office:value-type="float" office:value="32450">
                <text:p>32450</text:p>
              </table:table-cell>
              <table:table-cell office:value-type="float" office:value="520613072">
                <text:p>520613072</text:p>
              </table:table-cell>
              <table:table-cell office:value-type="float" office:value="930745.59375">
                <text:p>930745.59375</text:p>
              </table:table-cell>
              <table:table-cell office:value-type="float" office:value="5707158">
                <text:p>5707158</text:p>
              </table:table-cell>
              <table:table-cell office:value-type="float" office:value="308147.796875">
                <text:p>308147.796875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522976800">
                <text:p>522976800</text:p>
              </table:table-cell>
              <table:table-cell office:value-type="float" office:value="932355.59375">
                <text:p>932355.59375</text:p>
              </table:table-cell>
              <table:table-cell office:value-type="float" office:value="5719887.40625">
                <text:p>5719887.40625</text:p>
              </table:table-cell>
              <table:table-cell office:value-type="float" office:value="282590.203125">
                <text:p>282590.203125</text:p>
              </table:table-cell>
            </table:table-row>
            <table:table-row>
              <table:table-cell office:value-type="float" office:value="32550">
                <text:p>32550</text:p>
              </table:table-cell>
              <table:table-cell office:value-type="float" office:value="525799344">
                <text:p>525799344</text:p>
              </table:table-cell>
              <table:table-cell office:value-type="float" office:value="933811.40625">
                <text:p>933811.40625</text:p>
              </table:table-cell>
              <table:table-cell office:value-type="float" office:value="5741844.59375">
                <text:p>5741844.59375</text:p>
              </table:table-cell>
              <table:table-cell office:value-type="float" office:value="256978.804688">
                <text:p>256978.804688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527139024">
                <text:p>527139024</text:p>
              </table:table-cell>
              <table:table-cell office:value-type="float" office:value="935454.8125">
                <text:p>935454.8125</text:p>
              </table:table-cell>
              <table:table-cell office:value-type="float" office:value="5736905.09375">
                <text:p>5736905.09375</text:p>
              </table:table-cell>
              <table:table-cell office:value-type="float" office:value="257339.007812">
                <text:p>257339.007812</text:p>
              </table:table-cell>
            </table:table-row>
            <table:table-row>
              <table:table-cell office:value-type="float" office:value="32650">
                <text:p>32650</text:p>
              </table:table-cell>
              <table:table-cell office:value-type="float" office:value="527416288">
                <text:p>527416288</text:p>
              </table:table-cell>
              <table:table-cell office:value-type="float" office:value="936942.1875">
                <text:p>936942.1875</text:p>
              </table:table-cell>
              <table:table-cell office:value-type="float" office:value="5809552.59375">
                <text:p>5809552.59375</text:p>
              </table:table-cell>
              <table:table-cell office:value-type="float" office:value="283887.203125">
                <text:p>283887.203125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529938224">
                <text:p>529938224</text:p>
              </table:table-cell>
              <table:table-cell office:value-type="float" office:value="938407">
                <text:p>938407</text:p>
              </table:table-cell>
              <table:table-cell office:value-type="float" office:value="5767331.5">
                <text:p>5767331.5</text:p>
              </table:table-cell>
              <table:table-cell office:value-type="float" office:value="284347.796875">
                <text:p>284347.796875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532248960">
                <text:p>532248960</text:p>
              </table:table-cell>
              <table:table-cell office:value-type="float" office:value="940000.1875">
                <text:p>940000.1875</text:p>
              </table:table-cell>
              <table:table-cell office:value-type="float" office:value="5794242.40625">
                <text:p>5794242.40625</text:p>
              </table:table-cell>
              <table:table-cell office:value-type="float" office:value="232366.601562">
                <text:p>232366.601562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533323008">
                <text:p>533323008</text:p>
              </table:table-cell>
              <table:table-cell office:value-type="float" office:value="941622.8125">
                <text:p>941622.8125</text:p>
              </table:table-cell>
              <table:table-cell office:value-type="float" office:value="5805782.40625">
                <text:p>5805782.40625</text:p>
              </table:table-cell>
              <table:table-cell office:value-type="float" office:value="311448.203125">
                <text:p>311448.203125</text:p>
              </table:table-cell>
            </table:table-row>
            <table:table-row>
              <table:table-cell office:value-type="float" office:value="32850">
                <text:p>32850</text:p>
              </table:table-cell>
              <table:table-cell office:value-type="float" office:value="534764208">
                <text:p>534764208</text:p>
              </table:table-cell>
              <table:table-cell office:value-type="float" office:value="943285.8125">
                <text:p>943285.8125</text:p>
              </table:table-cell>
              <table:table-cell office:value-type="float" office:value="5827488.59375">
                <text:p>5827488.59375</text:p>
              </table:table-cell>
              <table:table-cell office:value-type="float" office:value="285679">
                <text:p>285679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535757600">
                <text:p>535757600</text:p>
              </table:table-cell>
              <table:table-cell office:value-type="float" office:value="945006.1875">
                <text:p>945006.1875</text:p>
              </table:table-cell>
              <table:table-cell office:value-type="float" office:value="5847060.40625">
                <text:p>5847060.40625</text:p>
              </table:table-cell>
              <table:table-cell office:value-type="float" office:value="312400.203125">
                <text:p>312400.203125</text:p>
              </table:table-cell>
            </table:table-row>
            <table:table-row>
              <table:table-cell office:value-type="float" office:value="32950">
                <text:p>32950</text:p>
              </table:table-cell>
              <table:table-cell office:value-type="float" office:value="537319296">
                <text:p>537319296</text:p>
              </table:table-cell>
              <table:table-cell office:value-type="float" office:value="946556.40625">
                <text:p>946556.40625</text:p>
              </table:table-cell>
              <table:table-cell office:value-type="float" office:value="5880305.203125">
                <text:p>5880305.203125</text:p>
              </table:table-cell>
              <table:table-cell office:value-type="float" office:value="312853.203125">
                <text:p>312853.20312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539037568">
                <text:p>539037568</text:p>
              </table:table-cell>
              <table:table-cell office:value-type="float" office:value="948174.40625">
                <text:p>948174.40625</text:p>
              </table:table-cell>
              <table:table-cell office:value-type="float" office:value="5884753.59375">
                <text:p>5884753.59375</text:p>
              </table:table-cell>
              <table:table-cell office:value-type="float" office:value="286937.40625">
                <text:p>286937.40625</text:p>
              </table:table-cell>
            </table:table-row>
            <table:table-row>
              <table:table-cell office:value-type="float" office:value="33050">
                <text:p>33050</text:p>
              </table:table-cell>
              <table:table-cell office:value-type="float" office:value="541541280">
                <text:p>541541280</text:p>
              </table:table-cell>
              <table:table-cell office:value-type="float" office:value="949737.40625">
                <text:p>949737.40625</text:p>
              </table:table-cell>
              <table:table-cell office:value-type="float" office:value="5933650.90625">
                <text:p>5933650.90625</text:p>
              </table:table-cell>
              <table:table-cell office:value-type="float" office:value="313825.203125">
                <text:p>313825.203125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540878016">
                <text:p>540878016</text:p>
              </table:table-cell>
              <table:table-cell office:value-type="float" office:value="951413.40625">
                <text:p>951413.40625</text:p>
              </table:table-cell>
              <table:table-cell office:value-type="float" office:value="5915707.203125">
                <text:p>5915707.203125</text:p>
              </table:table-cell>
              <table:table-cell office:value-type="float" office:value="314306.796875">
                <text:p>314306.796875</text:p>
              </table:table-cell>
            </table:table-row>
            <table:table-row>
              <table:table-cell office:value-type="float" office:value="33150">
                <text:p>33150</text:p>
              </table:table-cell>
              <table:table-cell office:value-type="float" office:value="543643392">
                <text:p>543643392</text:p>
              </table:table-cell>
              <table:table-cell office:value-type="float" office:value="953059.59375">
                <text:p>953059.59375</text:p>
              </table:table-cell>
              <table:table-cell office:value-type="float" office:value="5957290.703125">
                <text:p>5957290.703125</text:p>
              </table:table-cell>
              <table:table-cell office:value-type="float" office:value="314777.203125">
                <text:p>314777.203125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544684480">
                <text:p>544684480</text:p>
              </table:table-cell>
              <table:table-cell office:value-type="float" office:value="954511.40625">
                <text:p>954511.40625</text:p>
              </table:table-cell>
              <table:table-cell office:value-type="float" office:value="5984250.40625">
                <text:p>5984250.40625</text:p>
              </table:table-cell>
              <table:table-cell office:value-type="float" office:value="315234.796875">
                <text:p>315234.796875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549026816">
                <text:p>549026816</text:p>
              </table:table-cell>
              <table:table-cell office:value-type="float" office:value="956274.40625">
                <text:p>956274.40625</text:p>
              </table:table-cell>
              <table:table-cell office:value-type="float" office:value="5975256.5">
                <text:p>5975256.5</text:p>
              </table:table-cell>
              <table:table-cell office:value-type="float" office:value="289128.203125">
                <text:p>289128.203125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548271136">
                <text:p>548271136</text:p>
              </table:table-cell>
              <table:table-cell office:value-type="float" office:value="957732">
                <text:p>957732</text:p>
              </table:table-cell>
              <table:table-cell office:value-type="float" office:value="5990405.296875">
                <text:p>5990405.296875</text:p>
              </table:table-cell>
              <table:table-cell office:value-type="float" office:value="289524.796875">
                <text:p>289524.796875</text:p>
              </table:table-cell>
            </table:table-row>
            <table:table-row>
              <table:table-cell office:value-type="float" office:value="33350">
                <text:p>33350</text:p>
              </table:table-cell>
              <table:table-cell office:value-type="float" office:value="549969504">
                <text:p>549969504</text:p>
              </table:table-cell>
              <table:table-cell office:value-type="float" office:value="959495.8125">
                <text:p>959495.8125</text:p>
              </table:table-cell>
              <table:table-cell office:value-type="float" office:value="6038556.703125">
                <text:p>6038556.703125</text:p>
              </table:table-cell>
              <table:table-cell office:value-type="float" office:value="289996.796875">
                <text:p>289996.796875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550916736">
                <text:p>550916736</text:p>
              </table:table-cell>
              <table:table-cell office:value-type="float" office:value="961166.1875">
                <text:p>961166.1875</text:p>
              </table:table-cell>
              <table:table-cell office:value-type="float" office:value="6039189">
                <text:p>6039189</text:p>
              </table:table-cell>
              <table:table-cell office:value-type="float" office:value="290414.796875">
                <text:p>290414.796875</text:p>
              </table:table-cell>
            </table:table-row>
            <table:table-row>
              <table:table-cell office:value-type="float" office:value="33450">
                <text:p>33450</text:p>
              </table:table-cell>
              <table:table-cell office:value-type="float" office:value="553719840">
                <text:p>553719840</text:p>
              </table:table-cell>
              <table:table-cell office:value-type="float" office:value="962662.1875">
                <text:p>962662.1875</text:p>
              </table:table-cell>
              <table:table-cell office:value-type="float" office:value="6034523.5">
                <text:p>6034523.5</text:p>
              </table:table-cell>
              <table:table-cell office:value-type="float" office:value="317637.59375">
                <text:p>317637.59375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556295104">
                <text:p>556295104</text:p>
              </table:table-cell>
              <table:table-cell office:value-type="float" office:value="964285.40625">
                <text:p>964285.40625</text:p>
              </table:table-cell>
              <table:table-cell office:value-type="float" office:value="6057097.796875">
                <text:p>6057097.796875</text:p>
              </table:table-cell>
              <table:table-cell office:value-type="float" office:value="318110.59375">
                <text:p>318110.59375</text:p>
              </table:table-cell>
            </table:table-row>
            <table:table-row>
              <table:table-cell office:value-type="float" office:value="33550">
                <text:p>33550</text:p>
              </table:table-cell>
              <table:table-cell office:value-type="float" office:value="556865344">
                <text:p>556865344</text:p>
              </table:table-cell>
              <table:table-cell office:value-type="float" office:value="965900.59375">
                <text:p>965900.59375</text:p>
              </table:table-cell>
              <table:table-cell office:value-type="float" office:value="6066472">
                <text:p>6066472</text:p>
              </table:table-cell>
              <table:table-cell office:value-type="float" office:value="291784.203125">
                <text:p>291784.203125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558211008">
                <text:p>558211008</text:p>
              </table:table-cell>
              <table:table-cell office:value-type="float" office:value="967518.40625">
                <text:p>967518.40625</text:p>
              </table:table-cell>
              <table:table-cell office:value-type="float" office:value="6102040.59375">
                <text:p>6102040.59375</text:p>
              </table:table-cell>
              <table:table-cell office:value-type="float" office:value="292184">
                <text:p>292184</text:p>
              </table:table-cell>
            </table:table-row>
            <table:table-row>
              <table:table-cell office:value-type="float" office:value="33650">
                <text:p>33650</text:p>
              </table:table-cell>
              <table:table-cell office:value-type="float" office:value="561533088">
                <text:p>561533088</text:p>
              </table:table-cell>
              <table:table-cell office:value-type="float" office:value="969207.8125">
                <text:p>969207.8125</text:p>
              </table:table-cell>
              <table:table-cell office:value-type="float" office:value="6112378.59375">
                <text:p>6112378.59375</text:p>
              </table:table-cell>
              <table:table-cell office:value-type="float" office:value="319506.796875">
                <text:p>319506.796875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564500000">
                <text:p>564500000</text:p>
              </table:table-cell>
              <table:table-cell office:value-type="float" office:value="970854.8125">
                <text:p>970854.8125</text:p>
              </table:table-cell>
              <table:table-cell office:value-type="float" office:value="6193259.90625">
                <text:p>6193259.90625</text:p>
              </table:table-cell>
              <table:table-cell office:value-type="float" office:value="319992.40625">
                <text:p>319992.40625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563918528">
                <text:p>563918528</text:p>
              </table:table-cell>
              <table:table-cell office:value-type="float" office:value="972437">
                <text:p>972437</text:p>
              </table:table-cell>
              <table:table-cell office:value-type="float" office:value="6160292.703125">
                <text:p>6160292.703125</text:p>
              </table:table-cell>
              <table:table-cell office:value-type="float" office:value="293472.796875">
                <text:p>293472.796875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564936512">
                <text:p>564936512</text:p>
              </table:table-cell>
              <table:table-cell office:value-type="float" office:value="973996">
                <text:p>973996</text:p>
              </table:table-cell>
              <table:table-cell office:value-type="float" office:value="6167018.90625">
                <text:p>6167018.90625</text:p>
              </table:table-cell>
              <table:table-cell office:value-type="float" office:value="266873.804688">
                <text:p>266873.804688</text:p>
              </table:table-cell>
            </table:table-row>
            <table:table-row>
              <table:table-cell office:value-type="float" office:value="33850">
                <text:p>33850</text:p>
              </table:table-cell>
              <table:table-cell office:value-type="float" office:value="566818464">
                <text:p>566818464</text:p>
              </table:table-cell>
              <table:table-cell office:value-type="float" office:value="975613.8125">
                <text:p>975613.8125</text:p>
              </table:table-cell>
              <table:table-cell office:value-type="float" office:value="6215823.296875">
                <text:p>6215823.296875</text:p>
              </table:table-cell>
              <table:table-cell office:value-type="float" office:value="294322.203125">
                <text:p>294322.203125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566537440">
                <text:p>566537440</text:p>
              </table:table-cell>
              <table:table-cell office:value-type="float" office:value="977290.40625">
                <text:p>977290.40625</text:p>
              </table:table-cell>
              <table:table-cell office:value-type="float" office:value="6221496">
                <text:p>6221496</text:p>
              </table:table-cell>
              <table:table-cell office:value-type="float" office:value="321912">
                <text:p>321912</text:p>
              </table:table-cell>
            </table:table-row>
            <table:table-row>
              <table:table-cell office:value-type="float" office:value="33950">
                <text:p>33950</text:p>
              </table:table-cell>
              <table:table-cell office:value-type="float" office:value="569611744">
                <text:p>569611744</text:p>
              </table:table-cell>
              <table:table-cell office:value-type="float" office:value="978846.59375">
                <text:p>978846.59375</text:p>
              </table:table-cell>
              <table:table-cell office:value-type="float" office:value="6229925">
                <text:p>6229925</text:p>
              </table:table-cell>
              <table:table-cell office:value-type="float" office:value="295168.203125">
                <text:p>295168.20312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572063200">
                <text:p>572063200</text:p>
              </table:table-cell>
              <table:table-cell office:value-type="float" office:value="980391.40625">
                <text:p>980391.40625</text:p>
              </table:table-cell>
              <table:table-cell office:value-type="float" office:value="6248084.203125">
                <text:p>6248084.203125</text:p>
              </table:table-cell>
              <table:table-cell office:value-type="float" office:value="268421.804688">
                <text:p>268421.804688</text:p>
              </table:table-cell>
            </table:table-row>
            <table:table-row>
              <table:table-cell office:value-type="float" office:value="34050">
                <text:p>34050</text:p>
              </table:table-cell>
              <table:table-cell office:value-type="float" office:value="575098304">
                <text:p>575098304</text:p>
              </table:table-cell>
              <table:table-cell office:value-type="float" office:value="982008.40625">
                <text:p>982008.40625</text:p>
              </table:table-cell>
              <table:table-cell office:value-type="float" office:value="6249787.90625">
                <text:p>6249787.90625</text:p>
              </table:table-cell>
              <table:table-cell office:value-type="float" office:value="323345.796875">
                <text:p>323345.796875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575762720">
                <text:p>575762720</text:p>
              </table:table-cell>
              <table:table-cell office:value-type="float" office:value="983712.59375">
                <text:p>983712.59375</text:p>
              </table:table-cell>
              <table:table-cell office:value-type="float" office:value="6264168.59375">
                <text:p>6264168.59375</text:p>
              </table:table-cell>
              <table:table-cell office:value-type="float" office:value="323820.40625">
                <text:p>323820.40625</text:p>
              </table:table-cell>
            </table:table-row>
            <table:table-row>
              <table:table-cell office:value-type="float" office:value="34150">
                <text:p>34150</text:p>
              </table:table-cell>
              <table:table-cell office:value-type="float" office:value="578386592">
                <text:p>578386592</text:p>
              </table:table-cell>
              <table:table-cell office:value-type="float" office:value="985376">
                <text:p>985376</text:p>
              </table:table-cell>
              <table:table-cell office:value-type="float" office:value="6286776.09375">
                <text:p>6286776.09375</text:p>
              </table:table-cell>
              <table:table-cell office:value-type="float" office:value="324231.796875">
                <text:p>324231.796875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579584256">
                <text:p>579584256</text:p>
              </table:table-cell>
              <table:table-cell office:value-type="float" office:value="986950.1875">
                <text:p>986950.1875</text:p>
              </table:table-cell>
              <table:table-cell office:value-type="float" office:value="6321411.90625">
                <text:p>6321411.90625</text:p>
              </table:table-cell>
              <table:table-cell office:value-type="float" office:value="324764.40625">
                <text:p>324764.40625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579839840">
                <text:p>579839840</text:p>
              </table:table-cell>
              <table:table-cell office:value-type="float" office:value="988616">
                <text:p>988616</text:p>
              </table:table-cell>
              <table:table-cell office:value-type="float" office:value="6334760">
                <text:p>6334760</text:p>
              </table:table-cell>
              <table:table-cell office:value-type="float" office:value="325266.203125">
                <text:p>325266.203125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582967872">
                <text:p>582967872</text:p>
              </table:table-cell>
              <table:table-cell office:value-type="float" office:value="990105.1875">
                <text:p>990105.1875</text:p>
              </table:table-cell>
              <table:table-cell office:value-type="float" office:value="6357913.703125">
                <text:p>6357913.703125</text:p>
              </table:table-cell>
              <table:table-cell office:value-type="float" office:value="298216.796875">
                <text:p>298216.796875</text:p>
              </table:table-cell>
            </table:table-row>
            <table:table-row>
              <table:table-cell office:value-type="float" office:value="34350">
                <text:p>34350</text:p>
              </table:table-cell>
              <table:table-cell office:value-type="float" office:value="584688544">
                <text:p>584688544</text:p>
              </table:table-cell>
              <table:table-cell office:value-type="float" office:value="991733.1875">
                <text:p>991733.1875</text:p>
              </table:table-cell>
              <table:table-cell office:value-type="float" office:value="6346655.703125">
                <text:p>6346655.703125</text:p>
              </table:table-cell>
              <table:table-cell office:value-type="float" office:value="326194.40625">
                <text:p>326194.40625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584504384">
                <text:p>584504384</text:p>
              </table:table-cell>
              <table:table-cell office:value-type="float" office:value="993447.40625">
                <text:p>993447.40625</text:p>
              </table:table-cell>
              <table:table-cell office:value-type="float" office:value="6394055.40625">
                <text:p>6394055.40625</text:p>
              </table:table-cell>
              <table:table-cell office:value-type="float" office:value="326640.796875">
                <text:p>326640.796875</text:p>
              </table:table-cell>
            </table:table-row>
            <table:table-row>
              <table:table-cell office:value-type="float" office:value="34450">
                <text:p>34450</text:p>
              </table:table-cell>
              <table:table-cell office:value-type="float" office:value="588545440">
                <text:p>588545440</text:p>
              </table:table-cell>
              <table:table-cell office:value-type="float" office:value="994929.1875">
                <text:p>994929.1875</text:p>
              </table:table-cell>
              <table:table-cell office:value-type="float" office:value="6388461.203125">
                <text:p>6388461.203125</text:p>
              </table:table-cell>
              <table:table-cell office:value-type="float" office:value="272000.609375">
                <text:p>272000.609375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590978560">
                <text:p>590978560</text:p>
              </table:table-cell>
              <table:table-cell office:value-type="float" office:value="996677.40625">
                <text:p>996677.40625</text:p>
              </table:table-cell>
              <table:table-cell office:value-type="float" office:value="6460755.90625">
                <text:p>6460755.90625</text:p>
              </table:table-cell>
              <table:table-cell office:value-type="float" office:value="244753.992188">
                <text:p>244753.992188</text:p>
              </table:table-cell>
            </table:table-row>
            <table:table-row>
              <table:table-cell office:value-type="float" office:value="34550">
                <text:p>34550</text:p>
              </table:table-cell>
              <table:table-cell office:value-type="float" office:value="591931008">
                <text:p>591931008</text:p>
              </table:table-cell>
              <table:table-cell office:value-type="float" office:value="998206.40625">
                <text:p>998206.40625</text:p>
              </table:table-cell>
              <table:table-cell office:value-type="float" office:value="6434488.59375">
                <text:p>6434488.59375</text:p>
              </table:table-cell>
              <table:table-cell office:value-type="float" office:value="300387.609375">
                <text:p>300387.609375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592996128">
                <text:p>592996128</text:p>
              </table:table-cell>
              <table:table-cell office:value-type="float" office:value="999925.1875">
                <text:p>999925.1875</text:p>
              </table:table-cell>
              <table:table-cell office:value-type="float" office:value="6458611.703125">
                <text:p>6458611.703125</text:p>
              </table:table-cell>
              <table:table-cell office:value-type="float" office:value="273138.804688">
                <text:p>273138.804688</text:p>
              </table:table-cell>
            </table:table-row>
            <table:table-row>
              <table:table-cell office:value-type="float" office:value="34650">
                <text:p>34650</text:p>
              </table:table-cell>
              <table:table-cell office:value-type="float" office:value="594726048">
                <text:p>594726048</text:p>
              </table:table-cell>
              <table:table-cell office:value-type="float" office:value="1001492.59375">
                <text:p>1001492.59375</text:p>
              </table:table-cell>
              <table:table-cell office:value-type="float" office:value="6458497">
                <text:p>6458497</text:p>
              </table:table-cell>
              <table:table-cell office:value-type="float" office:value="329032">
                <text:p>329032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596534016">
                <text:p>596534016</text:p>
              </table:table-cell>
              <table:table-cell office:value-type="float" office:value="1003081">
                <text:p>1003081</text:p>
              </table:table-cell>
              <table:table-cell office:value-type="float" office:value="6492555.703125">
                <text:p>6492555.703125</text:p>
              </table:table-cell>
              <table:table-cell office:value-type="float" office:value="329486.203125">
                <text:p>329486.203125</text:p>
              </table:table-cell>
            </table:table-row>
            <table:table-row>
              <table:table-cell office:value-type="float" office:value="34750">
                <text:p>34750</text:p>
              </table:table-cell>
              <table:table-cell office:value-type="float" office:value="596635264">
                <text:p>596635264</text:p>
              </table:table-cell>
              <table:table-cell office:value-type="float" office:value="1004690.8125">
                <text:p>1004690.8125</text:p>
              </table:table-cell>
              <table:table-cell office:value-type="float" office:value="6496945.203125">
                <text:p>6496945.203125</text:p>
              </table:table-cell>
              <table:table-cell office:value-type="float" office:value="274367.609375">
                <text:p>274367.609375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600418816">
                <text:p>600418816</text:p>
              </table:table-cell>
              <table:table-cell office:value-type="float" office:value="1006458.8125">
                <text:p>1006458.8125</text:p>
              </table:table-cell>
              <table:table-cell office:value-type="float" office:value="6543626">
                <text:p>6543626</text:p>
              </table:table-cell>
              <table:table-cell office:value-type="float" office:value="302598.796875">
                <text:p>302598.796875</text:p>
              </table:table-cell>
            </table:table-row>
            <table:table-row>
              <table:table-cell office:value-type="float" office:value="34850">
                <text:p>34850</text:p>
              </table:table-cell>
              <table:table-cell office:value-type="float" office:value="600713376">
                <text:p>600713376</text:p>
              </table:table-cell>
              <table:table-cell office:value-type="float" office:value="1008026.1875">
                <text:p>1008026.1875</text:p>
              </table:table-cell>
              <table:table-cell office:value-type="float" office:value="6546608.09375">
                <text:p>6546608.09375</text:p>
              </table:table-cell>
              <table:table-cell office:value-type="float" office:value="330868.796875">
                <text:p>330868.796875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603766816">
                <text:p>603766816</text:p>
              </table:table-cell>
              <table:table-cell office:value-type="float" office:value="1009525">
                <text:p>1009525</text:p>
              </table:table-cell>
              <table:table-cell office:value-type="float" office:value="6584875.59375">
                <text:p>6584875.59375</text:p>
              </table:table-cell>
              <table:table-cell office:value-type="float" office:value="331432.203125">
                <text:p>331432.203125</text:p>
              </table:table-cell>
            </table:table-row>
            <table:table-row>
              <table:table-cell office:value-type="float" office:value="34950">
                <text:p>34950</text:p>
              </table:table-cell>
              <table:table-cell office:value-type="float" office:value="602657024">
                <text:p>602657024</text:p>
              </table:table-cell>
              <table:table-cell office:value-type="float" office:value="1011256">
                <text:p>1011256</text:p>
              </table:table-cell>
              <table:table-cell office:value-type="float" office:value="6561559.296875">
                <text:p>6561559.296875</text:p>
              </table:table-cell>
              <table:table-cell office:value-type="float" office:value="331832.203125">
                <text:p>331832.20312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608445248">
                <text:p>608445248</text:p>
              </table:table-cell>
              <table:table-cell office:value-type="float" office:value="1012803.1875">
                <text:p>1012803.1875</text:p>
              </table:table-cell>
              <table:table-cell office:value-type="float" office:value="6609485.703125">
                <text:p>6609485.703125</text:p>
              </table:table-cell>
              <table:table-cell office:value-type="float" office:value="304351.203125">
                <text:p>304351.203125</text:p>
              </table:table-cell>
            </table:table-row>
            <table:table-row>
              <table:table-cell office:value-type="float" office:value="35050">
                <text:p>35050</text:p>
              </table:table-cell>
              <table:table-cell office:value-type="float" office:value="608728736">
                <text:p>608728736</text:p>
              </table:table-cell>
              <table:table-cell office:value-type="float" office:value="1014511.1875">
                <text:p>1014511.1875</text:p>
              </table:table-cell>
              <table:table-cell office:value-type="float" office:value="6625168">
                <text:p>6625168</text:p>
              </table:table-cell>
              <table:table-cell office:value-type="float" office:value="332796.59375">
                <text:p>332796.59375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609422912">
                <text:p>609422912</text:p>
              </table:table-cell>
              <table:table-cell office:value-type="float" office:value="1016076.8125">
                <text:p>1016076.8125</text:p>
              </table:table-cell>
              <table:table-cell office:value-type="float" office:value="6606317.703125">
                <text:p>6606317.703125</text:p>
              </table:table-cell>
              <table:table-cell office:value-type="float" office:value="305203.796875">
                <text:p>305203.796875</text:p>
              </table:table-cell>
            </table:table-row>
            <table:table-row>
              <table:table-cell office:value-type="float" office:value="35150">
                <text:p>35150</text:p>
              </table:table-cell>
              <table:table-cell office:value-type="float" office:value="612074048">
                <text:p>612074048</text:p>
              </table:table-cell>
              <table:table-cell office:value-type="float" office:value="1017694.1875">
                <text:p>1017694.1875</text:p>
              </table:table-cell>
              <table:table-cell office:value-type="float" office:value="6650384.40625">
                <text:p>6650384.40625</text:p>
              </table:table-cell>
              <table:table-cell office:value-type="float" office:value="333762.40625">
                <text:p>333762.40625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612340992">
                <text:p>612340992</text:p>
              </table:table-cell>
              <table:table-cell office:value-type="float" office:value="1019288.8125">
                <text:p>1019288.8125</text:p>
              </table:table-cell>
              <table:table-cell office:value-type="float" office:value="6671804.90625">
                <text:p>6671804.90625</text:p>
              </table:table-cell>
              <table:table-cell office:value-type="float" office:value="306092.609375">
                <text:p>306092.609375</text:p>
              </table:table-cell>
            </table:table-row>
            <table:table-row>
              <table:table-cell office:value-type="float" office:value="35250">
                <text:p>35250</text:p>
              </table:table-cell>
              <table:table-cell office:value-type="float" office:value="614775072">
                <text:p>614775072</text:p>
              </table:table-cell>
              <table:table-cell office:value-type="float" office:value="1020945">
                <text:p>1020945</text:p>
              </table:table-cell>
              <table:table-cell office:value-type="float" office:value="6695517.40625">
                <text:p>6695517.40625</text:p>
              </table:table-cell>
              <table:table-cell office:value-type="float" office:value="334715.796875">
                <text:p>334715.796875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615162752">
                <text:p>615162752</text:p>
              </table:table-cell>
              <table:table-cell office:value-type="float" office:value="1022563.40625">
                <text:p>1022563.40625</text:p>
              </table:table-cell>
              <table:table-cell office:value-type="float" office:value="6715214.703125">
                <text:p>6715214.703125</text:p>
              </table:table-cell>
              <table:table-cell office:value-type="float" office:value="335185.796875">
                <text:p>335185.796875</text:p>
              </table:table-cell>
            </table:table-row>
            <table:table-row>
              <table:table-cell office:value-type="float" office:value="35350">
                <text:p>35350</text:p>
              </table:table-cell>
              <table:table-cell office:value-type="float" office:value="616919168">
                <text:p>616919168</text:p>
              </table:table-cell>
              <table:table-cell office:value-type="float" office:value="1024166.8125">
                <text:p>1024166.8125</text:p>
              </table:table-cell>
              <table:table-cell office:value-type="float" office:value="6736141.296875">
                <text:p>6736141.296875</text:p>
              </table:table-cell>
              <table:table-cell office:value-type="float" office:value="335665.796875">
                <text:p>335665.796875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619555776">
                <text:p>619555776</text:p>
              </table:table-cell>
              <table:table-cell office:value-type="float" office:value="1025847">
                <text:p>1025847</text:p>
              </table:table-cell>
              <table:table-cell office:value-type="float" office:value="6765302.296875">
                <text:p>6765302.296875</text:p>
              </table:table-cell>
              <table:table-cell office:value-type="float" office:value="336178.40625">
                <text:p>336178.40625</text:p>
              </table:table-cell>
            </table:table-row>
            <table:table-row>
              <table:table-cell office:value-type="float" office:value="35450">
                <text:p>35450</text:p>
              </table:table-cell>
              <table:table-cell office:value-type="float" office:value="620650432">
                <text:p>620650432</text:p>
              </table:table-cell>
              <table:table-cell office:value-type="float" office:value="1027478.1875">
                <text:p>1027478.1875</text:p>
              </table:table-cell>
              <table:table-cell office:value-type="float" office:value="6726764.40625">
                <text:p>6726764.40625</text:p>
              </table:table-cell>
              <table:table-cell office:value-type="float" office:value="336601.40625">
                <text:p>336601.40625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624025568">
                <text:p>624025568</text:p>
              </table:table-cell>
              <table:table-cell office:value-type="float" office:value="1029055.40625">
                <text:p>1029055.40625</text:p>
              </table:table-cell>
              <table:table-cell office:value-type="float" office:value="6750076.59375">
                <text:p>6750076.59375</text:p>
              </table:table-cell>
              <table:table-cell office:value-type="float" office:value="337101.203125">
                <text:p>337101.203125</text:p>
              </table:table-cell>
            </table:table-row>
            <table:table-row>
              <table:table-cell office:value-type="float" office:value="35550">
                <text:p>35550</text:p>
              </table:table-cell>
              <table:table-cell office:value-type="float" office:value="624528512">
                <text:p>624528512</text:p>
              </table:table-cell>
              <table:table-cell office:value-type="float" office:value="1030693">
                <text:p>1030693</text:p>
              </table:table-cell>
              <table:table-cell office:value-type="float" office:value="6819186.296875">
                <text:p>6819186.296875</text:p>
              </table:table-cell>
              <table:table-cell office:value-type="float" office:value="337569.40625">
                <text:p>337569.40625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627185536">
                <text:p>627185536</text:p>
              </table:table-cell>
              <table:table-cell office:value-type="float" office:value="1032212.40625">
                <text:p>1032212.40625</text:p>
              </table:table-cell>
              <table:table-cell office:value-type="float" office:value="6841517">
                <text:p>6841517</text:p>
              </table:table-cell>
              <table:table-cell office:value-type="float" office:value="309544.609375">
                <text:p>309544.609375</text:p>
              </table:table-cell>
            </table:table-row>
            <table:table-row>
              <table:table-cell office:value-type="float" office:value="35650">
                <text:p>35650</text:p>
              </table:table-cell>
              <table:table-cell office:value-type="float" office:value="629996832">
                <text:p>629996832</text:p>
              </table:table-cell>
              <table:table-cell office:value-type="float" office:value="1033920.8125">
                <text:p>1033920.8125</text:p>
              </table:table-cell>
              <table:table-cell office:value-type="float" office:value="6825481.296875">
                <text:p>6825481.296875</text:p>
              </table:table-cell>
              <table:table-cell office:value-type="float" office:value="338546.203125">
                <text:p>338546.203125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632022528">
                <text:p>632022528</text:p>
              </table:table-cell>
              <table:table-cell office:value-type="float" office:value="1035546.59375">
                <text:p>1035546.59375</text:p>
              </table:table-cell>
              <table:table-cell office:value-type="float" office:value="6894164.59375">
                <text:p>6894164.59375</text:p>
              </table:table-cell>
              <table:table-cell office:value-type="float" office:value="338990.796875">
                <text:p>338990.796875</text:p>
              </table:table-cell>
            </table:table-row>
            <table:table-row>
              <table:table-cell office:value-type="float" office:value="35750">
                <text:p>35750</text:p>
              </table:table-cell>
              <table:table-cell office:value-type="float" office:value="631618912">
                <text:p>631618912</text:p>
              </table:table-cell>
              <table:table-cell office:value-type="float" office:value="1037210.40625">
                <text:p>1037210.40625</text:p>
              </table:table-cell>
              <table:table-cell office:value-type="float" office:value="6898784">
                <text:p>6898784</text:p>
              </table:table-cell>
              <table:table-cell office:value-type="float" office:value="310866.40625">
                <text:p>310866.40625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634926176">
                <text:p>634926176</text:p>
              </table:table-cell>
              <table:table-cell office:value-type="float" office:value="1038731.8125">
                <text:p>1038731.8125</text:p>
              </table:table-cell>
              <table:table-cell office:value-type="float" office:value="6879526.796875">
                <text:p>6879526.796875</text:p>
              </table:table-cell>
              <table:table-cell office:value-type="float" office:value="339901.796875">
                <text:p>339901.796875</text:p>
              </table:table-cell>
            </table:table-row>
            <table:table-row>
              <table:table-cell office:value-type="float" office:value="35850">
                <text:p>35850</text:p>
              </table:table-cell>
              <table:table-cell office:value-type="float" office:value="635122944">
                <text:p>635122944</text:p>
              </table:table-cell>
              <table:table-cell office:value-type="float" office:value="1040348.8125">
                <text:p>1040348.8125</text:p>
              </table:table-cell>
              <table:table-cell office:value-type="float" office:value="6893846.09375">
                <text:p>6893846.09375</text:p>
              </table:table-cell>
              <table:table-cell office:value-type="float" office:value="340439.40625">
                <text:p>340439.40625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637967936">
                <text:p>637967936</text:p>
              </table:table-cell>
              <table:table-cell office:value-type="float" office:value="1041988">
                <text:p>1041988</text:p>
              </table:table-cell>
              <table:table-cell office:value-type="float" office:value="6900507.40625">
                <text:p>6900507.40625</text:p>
              </table:table-cell>
              <table:table-cell office:value-type="float" office:value="340898.796875">
                <text:p>340898.796875</text:p>
              </table:table-cell>
            </table:table-row>
            <table:table-row>
              <table:table-cell office:value-type="float" office:value="35950">
                <text:p>35950</text:p>
              </table:table-cell>
              <table:table-cell office:value-type="float" office:value="639410976">
                <text:p>639410976</text:p>
              </table:table-cell>
              <table:table-cell office:value-type="float" office:value="1043486.1875">
                <text:p>1043486.1875</text:p>
              </table:table-cell>
              <table:table-cell office:value-type="float" office:value="7009310.296875">
                <text:p>7009310.296875</text:p>
              </table:table-cell>
              <table:table-cell office:value-type="float" office:value="341348.59375">
                <text:p>341348.5937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642242464">
                <text:p>642242464</text:p>
              </table:table-cell>
              <table:table-cell office:value-type="float" office:value="1045178">
                <text:p>1045178</text:p>
              </table:table-cell>
              <table:table-cell office:value-type="float" office:value="6998950.203125">
                <text:p>6998950.203125</text:p>
              </table:table-cell>
              <table:table-cell office:value-type="float" office:value="284274.8125">
                <text:p>284274.8125</text:p>
              </table:table-cell>
            </table:table-row>
            <table:table-row>
              <table:table-cell office:value-type="float" office:value="36050">
                <text:p>36050</text:p>
              </table:table-cell>
              <table:table-cell office:value-type="float" office:value="644188480">
                <text:p>644188480</text:p>
              </table:table-cell>
              <table:table-cell office:value-type="float" office:value="1046842.59375">
                <text:p>1046842.59375</text:p>
              </table:table-cell>
              <table:table-cell office:value-type="float" office:value="7025110.296875">
                <text:p>7025110.296875</text:p>
              </table:table-cell>
              <table:table-cell office:value-type="float" office:value="342313.40625">
                <text:p>342313.40625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644353984">
                <text:p>644353984</text:p>
              </table:table-cell>
              <table:table-cell office:value-type="float" office:value="1048440.40625">
                <text:p>1048440.40625</text:p>
              </table:table-cell>
              <table:table-cell office:value-type="float" office:value="7049035.703125">
                <text:p>7049035.703125</text:p>
              </table:table-cell>
              <table:table-cell office:value-type="float" office:value="313881">
                <text:p>313881</text:p>
              </table:table-cell>
            </table:table-row>
            <table:table-row>
              <table:table-cell office:value-type="float" office:value="36150">
                <text:p>36150</text:p>
              </table:table-cell>
              <table:table-cell office:value-type="float" office:value="648235936">
                <text:p>648235936</text:p>
              </table:table-cell>
              <table:table-cell office:value-type="float" office:value="1050097.1875">
                <text:p>1050097.1875</text:p>
              </table:table-cell>
              <table:table-cell office:value-type="float" office:value="7005611.796875">
                <text:p>7005611.796875</text:p>
              </table:table-cell>
              <table:table-cell office:value-type="float" office:value="343258">
                <text:p>343258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648391744">
                <text:p>648391744</text:p>
              </table:table-cell>
              <table:table-cell office:value-type="float" office:value="1051682">
                <text:p>1051682</text:p>
              </table:table-cell>
              <table:table-cell office:value-type="float" office:value="7028602.203125">
                <text:p>7028602.203125</text:p>
              </table:table-cell>
              <table:table-cell office:value-type="float" office:value="343719.59375">
                <text:p>343719.59375</text:p>
              </table:table-cell>
            </table:table-row>
            <table:table-row>
              <table:table-cell office:value-type="float" office:value="36250">
                <text:p>36250</text:p>
              </table:table-cell>
              <table:table-cell office:value-type="float" office:value="651295520">
                <text:p>651295520</text:p>
              </table:table-cell>
              <table:table-cell office:value-type="float" office:value="1053300">
                <text:p>1053300</text:p>
              </table:table-cell>
              <table:table-cell office:value-type="float" office:value="7078431.40625">
                <text:p>7078431.40625</text:p>
              </table:table-cell>
              <table:table-cell office:value-type="float" office:value="315182.796875">
                <text:p>315182.796875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650742848">
                <text:p>650742848</text:p>
              </table:table-cell>
              <table:table-cell office:value-type="float" office:value="1054840.59375">
                <text:p>1054840.59375</text:p>
              </table:table-cell>
              <table:table-cell office:value-type="float" office:value="7043214.703125">
                <text:p>7043214.703125</text:p>
              </table:table-cell>
              <table:table-cell office:value-type="float" office:value="344708.203125">
                <text:p>344708.203125</text:p>
              </table:table-cell>
            </table:table-row>
            <table:table-row>
              <table:table-cell office:value-type="float" office:value="36350">
                <text:p>36350</text:p>
              </table:table-cell>
              <table:table-cell office:value-type="float" office:value="654814720">
                <text:p>654814720</text:p>
              </table:table-cell>
              <table:table-cell office:value-type="float" office:value="1056540.40625">
                <text:p>1056540.40625</text:p>
              </table:table-cell>
              <table:table-cell office:value-type="float" office:value="7110334.296875">
                <text:p>7110334.296875</text:p>
              </table:table-cell>
              <table:table-cell office:value-type="float" office:value="316052.40625">
                <text:p>316052.40625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654218080">
                <text:p>654218080</text:p>
              </table:table-cell>
              <table:table-cell office:value-type="float" office:value="1058232.40625">
                <text:p>1058232.40625</text:p>
              </table:table-cell>
              <table:table-cell office:value-type="float" office:value="7114900.90625">
                <text:p>7114900.90625</text:p>
              </table:table-cell>
              <table:table-cell office:value-type="float" office:value="345645.40625">
                <text:p>345645.40625</text:p>
              </table:table-cell>
            </table:table-row>
            <table:table-row>
              <table:table-cell office:value-type="float" office:value="36450">
                <text:p>36450</text:p>
              </table:table-cell>
              <table:table-cell office:value-type="float" office:value="657582752">
                <text:p>657582752</text:p>
              </table:table-cell>
              <table:table-cell office:value-type="float" office:value="1059820.40625">
                <text:p>1059820.40625</text:p>
              </table:table-cell>
              <table:table-cell office:value-type="float" office:value="7127964.09375">
                <text:p>7127964.09375</text:p>
              </table:table-cell>
              <table:table-cell office:value-type="float" office:value="346131.203125">
                <text:p>346131.203125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659733056">
                <text:p>659733056</text:p>
              </table:table-cell>
              <table:table-cell office:value-type="float" office:value="1061429.59375">
                <text:p>1061429.59375</text:p>
              </table:table-cell>
              <table:table-cell office:value-type="float" office:value="7147096.09375">
                <text:p>7147096.09375</text:p>
              </table:table-cell>
              <table:table-cell office:value-type="float" office:value="346617.40625">
                <text:p>346617.40625</text:p>
              </table:table-cell>
            </table:table-row>
            <table:table-row>
              <table:table-cell office:value-type="float" office:value="36550">
                <text:p>36550</text:p>
              </table:table-cell>
              <table:table-cell office:value-type="float" office:value="662614848">
                <text:p>662614848</text:p>
              </table:table-cell>
              <table:table-cell office:value-type="float" office:value="1063021">
                <text:p>1063021</text:p>
              </table:table-cell>
              <table:table-cell office:value-type="float" office:value="7169015.40625">
                <text:p>7169015.40625</text:p>
              </table:table-cell>
              <table:table-cell office:value-type="float" office:value="347076.59375">
                <text:p>347076.59375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664127872">
                <text:p>664127872</text:p>
              </table:table-cell>
              <table:table-cell office:value-type="float" office:value="1064703.1875">
                <text:p>1064703.1875</text:p>
              </table:table-cell>
              <table:table-cell office:value-type="float" office:value="7209574.90625">
                <text:p>7209574.90625</text:p>
              </table:table-cell>
              <table:table-cell office:value-type="float" office:value="318240">
                <text:p>318240</text:p>
              </table:table-cell>
            </table:table-row>
            <table:table-row>
              <table:table-cell office:value-type="float" office:value="36650">
                <text:p>36650</text:p>
              </table:table-cell>
              <table:table-cell office:value-type="float" office:value="665069056">
                <text:p>665069056</text:p>
              </table:table-cell>
              <table:table-cell office:value-type="float" office:value="1066286.40625">
                <text:p>1066286.40625</text:p>
              </table:table-cell>
              <table:table-cell office:value-type="float" office:value="7236926.796875">
                <text:p>7236926.796875</text:p>
              </table:table-cell>
              <table:table-cell office:value-type="float" office:value="347978">
                <text:p>347978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666972928">
                <text:p>666972928</text:p>
              </table:table-cell>
              <table:table-cell office:value-type="float" office:value="1067891.1875">
                <text:p>1067891.1875</text:p>
              </table:table-cell>
              <table:table-cell office:value-type="float" office:value="7222800.796875">
                <text:p>7222800.796875</text:p>
              </table:table-cell>
              <table:table-cell office:value-type="float" office:value="289748.40625">
                <text:p>289748.40625</text:p>
              </table:table-cell>
            </table:table-row>
            <table:table-row>
              <table:table-cell office:value-type="float" office:value="36750">
                <text:p>36750</text:p>
              </table:table-cell>
              <table:table-cell office:value-type="float" office:value="668075200">
                <text:p>668075200</text:p>
              </table:table-cell>
              <table:table-cell office:value-type="float" office:value="1069497.40625">
                <text:p>1069497.40625</text:p>
              </table:table-cell>
              <table:table-cell office:value-type="float" office:value="7234194.203125">
                <text:p>7234194.203125</text:p>
              </table:table-cell>
              <table:table-cell office:value-type="float" office:value="319549">
                <text:p>319549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670472352">
                <text:p>670472352</text:p>
              </table:table-cell>
              <table:table-cell office:value-type="float" office:value="1071185.1875">
                <text:p>1071185.1875</text:p>
              </table:table-cell>
              <table:table-cell office:value-type="float" office:value="7280234.203125">
                <text:p>7280234.203125</text:p>
              </table:table-cell>
              <table:table-cell office:value-type="float" office:value="290524.203125">
                <text:p>290524.203125</text:p>
              </table:table-cell>
            </table:table-row>
            <table:table-row>
              <table:table-cell office:value-type="float" office:value="36850">
                <text:p>36850</text:p>
              </table:table-cell>
              <table:table-cell office:value-type="float" office:value="670107008">
                <text:p>670107008</text:p>
              </table:table-cell>
              <table:table-cell office:value-type="float" office:value="1072923.8125">
                <text:p>1072923.8125</text:p>
              </table:table-cell>
              <table:table-cell office:value-type="float" office:value="7260787.703125">
                <text:p>7260787.703125</text:p>
              </table:table-cell>
              <table:table-cell office:value-type="float" office:value="349897.796875">
                <text:p>349897.796875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674175136">
                <text:p>674175136</text:p>
              </table:table-cell>
              <table:table-cell office:value-type="float" office:value="1074387">
                <text:p>1074387</text:p>
              </table:table-cell>
              <table:table-cell office:value-type="float" office:value="7293514.40625">
                <text:p>7293514.40625</text:p>
              </table:table-cell>
              <table:table-cell office:value-type="float" office:value="320818.609375">
                <text:p>320818.609375</text:p>
              </table:table-cell>
            </table:table-row>
            <table:table-row>
              <table:table-cell office:value-type="float" office:value="36950">
                <text:p>36950</text:p>
              </table:table-cell>
              <table:table-cell office:value-type="float" office:value="675122784">
                <text:p>675122784</text:p>
              </table:table-cell>
              <table:table-cell office:value-type="float" office:value="1075983.8125">
                <text:p>1075983.8125</text:p>
              </table:table-cell>
              <table:table-cell office:value-type="float" office:value="7316236.90625">
                <text:p>7316236.90625</text:p>
              </table:table-cell>
              <table:table-cell office:value-type="float" office:value="321286">
                <text:p>321286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677867520">
                <text:p>677867520</text:p>
              </table:table-cell>
              <table:table-cell office:value-type="float" office:value="1077652.8125">
                <text:p>1077652.8125</text:p>
              </table:table-cell>
              <table:table-cell office:value-type="float" office:value="7341276.203125">
                <text:p>7341276.203125</text:p>
              </table:table-cell>
              <table:table-cell office:value-type="float" office:value="292141.609375">
                <text:p>292141.609375</text:p>
              </table:table-cell>
            </table:table-row>
            <table:table-row>
              <table:table-cell office:value-type="float" office:value="37050">
                <text:p>37050</text:p>
              </table:table-cell>
              <table:table-cell office:value-type="float" office:value="678598848">
                <text:p>678598848</text:p>
              </table:table-cell>
              <table:table-cell office:value-type="float" office:value="1079232.1875">
                <text:p>1079232.1875</text:p>
              </table:table-cell>
              <table:table-cell office:value-type="float" office:value="7358267.40625">
                <text:p>7358267.40625</text:p>
              </table:table-cell>
              <table:table-cell office:value-type="float" office:value="351842.59375">
                <text:p>351842.59375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681582624">
                <text:p>681582624</text:p>
              </table:table-cell>
              <table:table-cell office:value-type="float" office:value="1080846.59375">
                <text:p>1080846.59375</text:p>
              </table:table-cell>
              <table:table-cell office:value-type="float" office:value="7358524">
                <text:p>7358524</text:p>
              </table:table-cell>
              <table:table-cell office:value-type="float" office:value="352342.796875">
                <text:p>352342.796875</text:p>
              </table:table-cell>
            </table:table-row>
            <table:table-row>
              <table:table-cell office:value-type="float" office:value="37150">
                <text:p>37150</text:p>
              </table:table-cell>
              <table:table-cell office:value-type="float" office:value="682944832">
                <text:p>682944832</text:p>
              </table:table-cell>
              <table:table-cell office:value-type="float" office:value="1082497.1875">
                <text:p>1082497.1875</text:p>
              </table:table-cell>
              <table:table-cell office:value-type="float" office:value="7397524.40625">
                <text:p>7397524.40625</text:p>
              </table:table-cell>
              <table:table-cell office:value-type="float" office:value="352764.59375">
                <text:p>352764.59375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685028032">
                <text:p>685028032</text:p>
              </table:table-cell>
              <table:table-cell office:value-type="float" office:value="1084082.59375">
                <text:p>1084082.59375</text:p>
              </table:table-cell>
              <table:table-cell office:value-type="float" office:value="7436877.296875">
                <text:p>7436877.296875</text:p>
              </table:table-cell>
              <table:table-cell office:value-type="float" office:value="323464.609375">
                <text:p>323464.609375</text:p>
              </table:table-cell>
            </table:table-row>
            <table:table-row>
              <table:table-cell office:value-type="float" office:value="37250">
                <text:p>37250</text:p>
              </table:table-cell>
              <table:table-cell office:value-type="float" office:value="685140288">
                <text:p>685140288</text:p>
              </table:table-cell>
              <table:table-cell office:value-type="float" office:value="1085722.8125">
                <text:p>1085722.8125</text:p>
              </table:table-cell>
              <table:table-cell office:value-type="float" office:value="7461024.203125">
                <text:p>7461024.203125</text:p>
              </table:table-cell>
              <table:table-cell office:value-type="float" office:value="353662.796875">
                <text:p>353662.796875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686455456">
                <text:p>686455456</text:p>
              </table:table-cell>
              <table:table-cell office:value-type="float" office:value="1087251.59375">
                <text:p>1087251.59375</text:p>
              </table:table-cell>
              <table:table-cell office:value-type="float" office:value="7446032">
                <text:p>7446032</text:p>
              </table:table-cell>
              <table:table-cell office:value-type="float" office:value="324381.40625">
                <text:p>324381.40625</text:p>
              </table:table-cell>
            </table:table-row>
            <table:table-row>
              <table:table-cell office:value-type="float" office:value="37350">
                <text:p>37350</text:p>
              </table:table-cell>
              <table:table-cell office:value-type="float" office:value="690456832">
                <text:p>690456832</text:p>
              </table:table-cell>
              <table:table-cell office:value-type="float" office:value="1088955.40625">
                <text:p>1088955.40625</text:p>
              </table:table-cell>
              <table:table-cell office:value-type="float" office:value="7480293.40625">
                <text:p>7480293.40625</text:p>
              </table:table-cell>
              <table:table-cell office:value-type="float" office:value="354617">
                <text:p>354617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692459584">
                <text:p>692459584</text:p>
              </table:table-cell>
              <table:table-cell office:value-type="float" office:value="1090599.8125">
                <text:p>1090599.8125</text:p>
              </table:table-cell>
              <table:table-cell office:value-type="float" office:value="7498947.296875">
                <text:p>7498947.296875</text:p>
              </table:table-cell>
              <table:table-cell office:value-type="float" office:value="355158.40625">
                <text:p>355158.40625</text:p>
              </table:table-cell>
            </table:table-row>
            <table:table-row>
              <table:table-cell office:value-type="float" office:value="37450">
                <text:p>37450</text:p>
              </table:table-cell>
              <table:table-cell office:value-type="float" office:value="693765760">
                <text:p>693765760</text:p>
              </table:table-cell>
              <table:table-cell office:value-type="float" office:value="1092276.1875">
                <text:p>1092276.1875</text:p>
              </table:table-cell>
              <table:table-cell office:value-type="float" office:value="7524937.703125">
                <text:p>7524937.703125</text:p>
              </table:table-cell>
              <table:table-cell office:value-type="float" office:value="355543.796875">
                <text:p>355543.796875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697003616">
                <text:p>697003616</text:p>
              </table:table-cell>
              <table:table-cell office:value-type="float" office:value="1093883.8125">
                <text:p>1093883.8125</text:p>
              </table:table-cell>
              <table:table-cell office:value-type="float" office:value="7535821">
                <text:p>7535821</text:p>
              </table:table-cell>
              <table:table-cell office:value-type="float" office:value="356102.59375">
                <text:p>356102.59375</text:p>
              </table:table-cell>
            </table:table-row>
            <table:table-row>
              <table:table-cell office:value-type="float" office:value="37550">
                <text:p>37550</text:p>
              </table:table-cell>
              <table:table-cell office:value-type="float" office:value="696663200">
                <text:p>696663200</text:p>
              </table:table-cell>
              <table:table-cell office:value-type="float" office:value="1095396">
                <text:p>1095396</text:p>
              </table:table-cell>
              <table:table-cell office:value-type="float" office:value="7540508.59375">
                <text:p>7540508.59375</text:p>
              </table:table-cell>
              <table:table-cell office:value-type="float" office:value="356564.40625">
                <text:p>356564.40625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700259968">
                <text:p>700259968</text:p>
              </table:table-cell>
              <table:table-cell office:value-type="float" office:value="1097065.8125">
                <text:p>1097065.8125</text:p>
              </table:table-cell>
              <table:table-cell office:value-type="float" office:value="7569254.296875">
                <text:p>7569254.296875</text:p>
              </table:table-cell>
              <table:table-cell office:value-type="float" office:value="357005.59375">
                <text:p>357005.59375</text:p>
              </table:table-cell>
            </table:table-row>
            <table:table-row>
              <table:table-cell office:value-type="float" office:value="37650">
                <text:p>37650</text:p>
              </table:table-cell>
              <table:table-cell office:value-type="float" office:value="703426784">
                <text:p>703426784</text:p>
              </table:table-cell>
              <table:table-cell office:value-type="float" office:value="1098709.40625">
                <text:p>1098709.40625</text:p>
              </table:table-cell>
              <table:table-cell office:value-type="float" office:value="7607456.40625">
                <text:p>7607456.40625</text:p>
              </table:table-cell>
              <table:table-cell office:value-type="float" office:value="327386">
                <text:p>327386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703299232">
                <text:p>703299232</text:p>
              </table:table-cell>
              <table:table-cell office:value-type="float" office:value="1100316">
                <text:p>1100316</text:p>
              </table:table-cell>
              <table:table-cell office:value-type="float" office:value="7613266.296875">
                <text:p>7613266.296875</text:p>
              </table:table-cell>
              <table:table-cell office:value-type="float" office:value="357963.203125">
                <text:p>357963.203125</text:p>
              </table:table-cell>
            </table:table-row>
            <table:table-row>
              <table:table-cell office:value-type="float" office:value="37750">
                <text:p>37750</text:p>
              </table:table-cell>
              <table:table-cell office:value-type="float" office:value="706465792">
                <text:p>706465792</text:p>
              </table:table-cell>
              <table:table-cell office:value-type="float" office:value="1101880.375">
                <text:p>1101880.375</text:p>
              </table:table-cell>
              <table:table-cell office:value-type="float" office:value="7637714.796875">
                <text:p>7637714.796875</text:p>
              </table:table-cell>
              <table:table-cell office:value-type="float" office:value="328232.203125">
                <text:p>328232.203125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707998496">
                <text:p>707998496</text:p>
              </table:table-cell>
              <table:table-cell office:value-type="float" office:value="1103593">
                <text:p>1103593</text:p>
              </table:table-cell>
              <table:table-cell office:value-type="float" office:value="7716970.796875">
                <text:p>7716970.796875</text:p>
              </table:table-cell>
              <table:table-cell office:value-type="float" office:value="358909.59375">
                <text:p>358909.59375</text:p>
              </table:table-cell>
            </table:table-row>
            <table:table-row>
              <table:table-cell office:value-type="float" office:value="37850">
                <text:p>37850</text:p>
              </table:table-cell>
              <table:table-cell office:value-type="float" office:value="710268160">
                <text:p>710268160</text:p>
              </table:table-cell>
              <table:table-cell office:value-type="float" office:value="1105189.8125">
                <text:p>1105189.8125</text:p>
              </table:table-cell>
              <table:table-cell office:value-type="float" office:value="7678393">
                <text:p>7678393</text:p>
              </table:table-cell>
              <table:table-cell office:value-type="float" office:value="359409.59375">
                <text:p>359409.59375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709364416">
                <text:p>709364416</text:p>
              </table:table-cell>
              <table:table-cell office:value-type="float" office:value="1106636.625">
                <text:p>1106636.625</text:p>
              </table:table-cell>
              <table:table-cell office:value-type="float" office:value="7679070.5">
                <text:p>7679070.5</text:p>
              </table:table-cell>
              <table:table-cell office:value-type="float" office:value="329555">
                <text:p>329555</text:p>
              </table:table-cell>
            </table:table-row>
            <table:table-row>
              <table:table-cell office:value-type="float" office:value="37950">
                <text:p>37950</text:p>
              </table:table-cell>
              <table:table-cell office:value-type="float" office:value="712893696">
                <text:p>712893696</text:p>
              </table:table-cell>
              <table:table-cell office:value-type="float" office:value="1108437.625">
                <text:p>1108437.625</text:p>
              </table:table-cell>
              <table:table-cell office:value-type="float" office:value="7767683">
                <text:p>7767683</text:p>
              </table:table-cell>
              <table:table-cell office:value-type="float" office:value="299606.8125">
                <text:p>299606.812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713173472">
                <text:p>713173472</text:p>
              </table:table-cell>
              <table:table-cell office:value-type="float" office:value="1109942.1875">
                <text:p>1109942.1875</text:p>
              </table:table-cell>
              <table:table-cell office:value-type="float" office:value="7706583.296875">
                <text:p>7706583.296875</text:p>
              </table:table-cell>
              <table:table-cell office:value-type="float" office:value="360816.203125">
                <text:p>360816.203125</text:p>
              </table:table-cell>
            </table:table-row>
            <table:table-row>
              <table:table-cell office:value-type="float" office:value="38050">
                <text:p>38050</text:p>
              </table:table-cell>
              <table:table-cell office:value-type="float" office:value="716909600">
                <text:p>716909600</text:p>
              </table:table-cell>
              <table:table-cell office:value-type="float" office:value="1111667">
                <text:p>1111667</text:p>
              </table:table-cell>
              <table:table-cell office:value-type="float" office:value="7749441.59375">
                <text:p>7749441.59375</text:p>
              </table:table-cell>
              <table:table-cell office:value-type="float" office:value="330872.203125">
                <text:p>330872.203125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717553152">
                <text:p>717553152</text:p>
              </table:table-cell>
              <table:table-cell office:value-type="float" office:value="1113279.375">
                <text:p>1113279.375</text:p>
              </table:table-cell>
              <table:table-cell office:value-type="float" office:value="7774693.90625">
                <text:p>7774693.90625</text:p>
              </table:table-cell>
              <table:table-cell office:value-type="float" office:value="361783.59375">
                <text:p>361783.59375</text:p>
              </table:table-cell>
            </table:table-row>
            <table:table-row>
              <table:table-cell office:value-type="float" office:value="38150">
                <text:p>38150</text:p>
              </table:table-cell>
              <table:table-cell office:value-type="float" office:value="720921216">
                <text:p>720921216</text:p>
              </table:table-cell>
              <table:table-cell office:value-type="float" office:value="1114911.8125">
                <text:p>1114911.8125</text:p>
              </table:table-cell>
              <table:table-cell office:value-type="float" office:value="7841158.59375">
                <text:p>7841158.59375</text:p>
              </table:table-cell>
              <table:table-cell office:value-type="float" office:value="301183">
                <text:p>301183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721862752">
                <text:p>721862752</text:p>
              </table:table-cell>
              <table:table-cell office:value-type="float" office:value="1116535">
                <text:p>1116535</text:p>
              </table:table-cell>
              <table:table-cell office:value-type="float" office:value="7807092.40625">
                <text:p>7807092.40625</text:p>
              </table:table-cell>
              <table:table-cell office:value-type="float" office:value="301594.40625">
                <text:p>301594.40625</text:p>
              </table:table-cell>
            </table:table-row>
            <table:table-row>
              <table:table-cell office:value-type="float" office:value="38250">
                <text:p>38250</text:p>
              </table:table-cell>
              <table:table-cell office:value-type="float" office:value="724244448">
                <text:p>724244448</text:p>
              </table:table-cell>
              <table:table-cell office:value-type="float" office:value="1118019.375">
                <text:p>1118019.375</text:p>
              </table:table-cell>
              <table:table-cell office:value-type="float" office:value="7817227.90625">
                <text:p>7817227.90625</text:p>
              </table:table-cell>
              <table:table-cell office:value-type="float" office:value="363216.796875">
                <text:p>363216.796875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726081024">
                <text:p>726081024</text:p>
              </table:table-cell>
              <table:table-cell office:value-type="float" office:value="1119816.1875">
                <text:p>1119816.1875</text:p>
              </table:table-cell>
              <table:table-cell office:value-type="float" office:value="7858690.296875">
                <text:p>7858690.296875</text:p>
              </table:table-cell>
              <table:table-cell office:value-type="float" office:value="363678.59375">
                <text:p>363678.59375</text:p>
              </table:table-cell>
            </table:table-row>
            <table:table-row>
              <table:table-cell office:value-type="float" office:value="38350">
                <text:p>38350</text:p>
              </table:table-cell>
              <table:table-cell office:value-type="float" office:value="728791776">
                <text:p>728791776</text:p>
              </table:table-cell>
              <table:table-cell office:value-type="float" office:value="1121409.8125">
                <text:p>1121409.8125</text:p>
              </table:table-cell>
              <table:table-cell office:value-type="float" office:value="7853587.5">
                <text:p>7853587.5</text:p>
              </table:table-cell>
              <table:table-cell office:value-type="float" office:value="364125.59375">
                <text:p>364125.59375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729401152">
                <text:p>729401152</text:p>
              </table:table-cell>
              <table:table-cell office:value-type="float" office:value="1122885.1875">
                <text:p>1122885.1875</text:p>
              </table:table-cell>
              <table:table-cell office:value-type="float" office:value="7913587.796875">
                <text:p>7913587.796875</text:p>
              </table:table-cell>
              <table:table-cell office:value-type="float" office:value="333916.796875">
                <text:p>333916.796875</text:p>
              </table:table-cell>
            </table:table-row>
            <table:table-row>
              <table:table-cell office:value-type="float" office:value="38450">
                <text:p>38450</text:p>
              </table:table-cell>
              <table:table-cell office:value-type="float" office:value="730958880">
                <text:p>730958880</text:p>
              </table:table-cell>
              <table:table-cell office:value-type="float" office:value="1124702">
                <text:p>1124702</text:p>
              </table:table-cell>
              <table:table-cell office:value-type="float" office:value="7895483.203125">
                <text:p>7895483.203125</text:p>
              </table:table-cell>
              <table:table-cell office:value-type="float" office:value="365042">
                <text:p>365042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733448064">
                <text:p>733448064</text:p>
              </table:table-cell>
              <table:table-cell office:value-type="float" office:value="1126233.375">
                <text:p>1126233.375</text:p>
              </table:table-cell>
              <table:table-cell office:value-type="float" office:value="7918176.203125">
                <text:p>7918176.203125</text:p>
              </table:table-cell>
              <table:table-cell office:value-type="float" office:value="365593.796875">
                <text:p>365593.796875</text:p>
              </table:table-cell>
            </table:table-row>
            <table:table-row>
              <table:table-cell office:value-type="float" office:value="38550">
                <text:p>38550</text:p>
              </table:table-cell>
              <table:table-cell office:value-type="float" office:value="736294912">
                <text:p>736294912</text:p>
              </table:table-cell>
              <table:table-cell office:value-type="float" office:value="1127787.375">
                <text:p>1127787.375</text:p>
              </table:table-cell>
              <table:table-cell office:value-type="float" office:value="7983775.5">
                <text:p>7983775.5</text:p>
              </table:table-cell>
              <table:table-cell office:value-type="float" office:value="366064.40625">
                <text:p>366064.40625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738252768">
                <text:p>738252768</text:p>
              </table:table-cell>
              <table:table-cell office:value-type="float" office:value="1129482.375">
                <text:p>1129482.375</text:p>
              </table:table-cell>
              <table:table-cell office:value-type="float" office:value="7965987.796875">
                <text:p>7965987.796875</text:p>
              </table:table-cell>
              <table:table-cell office:value-type="float" office:value="366532.203125">
                <text:p>366532.203125</text:p>
              </table:table-cell>
            </table:table-row>
            <table:table-row>
              <table:table-cell office:value-type="float" office:value="38650">
                <text:p>38650</text:p>
              </table:table-cell>
              <table:table-cell office:value-type="float" office:value="739845152">
                <text:p>739845152</text:p>
              </table:table-cell>
              <table:table-cell office:value-type="float" office:value="1131072">
                <text:p>1131072</text:p>
              </table:table-cell>
              <table:table-cell office:value-type="float" office:value="7988372.40625">
                <text:p>7988372.40625</text:p>
              </table:table-cell>
              <table:table-cell office:value-type="float" office:value="336079.203125">
                <text:p>336079.203125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741630784">
                <text:p>741630784</text:p>
              </table:table-cell>
              <table:table-cell office:value-type="float" office:value="1132726.625">
                <text:p>1132726.625</text:p>
              </table:table-cell>
              <table:table-cell office:value-type="float" office:value="7998367">
                <text:p>7998367</text:p>
              </table:table-cell>
              <table:table-cell office:value-type="float" office:value="336504.203125">
                <text:p>336504.203125</text:p>
              </table:table-cell>
            </table:table-row>
            <table:table-row>
              <table:table-cell office:value-type="float" office:value="38750">
                <text:p>38750</text:p>
              </table:table-cell>
              <table:table-cell office:value-type="float" office:value="744698560">
                <text:p>744698560</text:p>
              </table:table-cell>
              <table:table-cell office:value-type="float" office:value="1134320">
                <text:p>1134320</text:p>
              </table:table-cell>
              <table:table-cell office:value-type="float" office:value="8021478.5">
                <text:p>8021478.5</text:p>
              </table:table-cell>
              <table:table-cell office:value-type="float" office:value="305931.609375">
                <text:p>305931.609375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745274368">
                <text:p>745274368</text:p>
              </table:table-cell>
              <table:table-cell office:value-type="float" office:value="1135955.1875">
                <text:p>1135955.1875</text:p>
              </table:table-cell>
              <table:table-cell office:value-type="float" office:value="8105847.09375">
                <text:p>8105847.09375</text:p>
              </table:table-cell>
              <table:table-cell office:value-type="float" office:value="337359.40625">
                <text:p>337359.40625</text:p>
              </table:table-cell>
            </table:table-row>
            <table:table-row>
              <table:table-cell office:value-type="float" office:value="38850">
                <text:p>38850</text:p>
              </table:table-cell>
              <table:table-cell office:value-type="float" office:value="748480928">
                <text:p>748480928</text:p>
              </table:table-cell>
              <table:table-cell office:value-type="float" office:value="1137593.375">
                <text:p>1137593.375</text:p>
              </table:table-cell>
              <table:table-cell office:value-type="float" office:value="8070266.796875">
                <text:p>8070266.796875</text:p>
              </table:table-cell>
              <table:table-cell office:value-type="float" office:value="337820.203125">
                <text:p>337820.203125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749817792">
                <text:p>749817792</text:p>
              </table:table-cell>
              <table:table-cell office:value-type="float" office:value="1139192">
                <text:p>1139192</text:p>
              </table:table-cell>
              <table:table-cell office:value-type="float" office:value="8077008.296875">
                <text:p>8077008.296875</text:p>
              </table:table-cell>
              <table:table-cell office:value-type="float" office:value="369387">
                <text:p>369387</text:p>
              </table:table-cell>
            </table:table-row>
            <table:table-row>
              <table:table-cell office:value-type="float" office:value="38950">
                <text:p>38950</text:p>
              </table:table-cell>
              <table:table-cell office:value-type="float" office:value="751175840">
                <text:p>751175840</text:p>
              </table:table-cell>
              <table:table-cell office:value-type="float" office:value="1140772">
                <text:p>1140772</text:p>
              </table:table-cell>
              <table:table-cell office:value-type="float" office:value="8106801.5">
                <text:p>8106801.5</text:p>
              </table:table-cell>
              <table:table-cell office:value-type="float" office:value="369814.796875">
                <text:p>369814.79687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750769472">
                <text:p>750769472</text:p>
              </table:table-cell>
              <table:table-cell office:value-type="float" office:value="1142463.375">
                <text:p>1142463.375</text:p>
              </table:table-cell>
              <table:table-cell office:value-type="float" office:value="8107309.59375">
                <text:p>8107309.59375</text:p>
              </table:table-cell>
              <table:table-cell office:value-type="float" office:value="339138.796875">
                <text:p>339138.796875</text:p>
              </table:table-cell>
            </table:table-row>
            <table:table-row>
              <table:table-cell office:value-type="float" office:value="39050">
                <text:p>39050</text:p>
              </table:table-cell>
              <table:table-cell office:value-type="float" office:value="754699264">
                <text:p>754699264</text:p>
              </table:table-cell>
              <table:table-cell office:value-type="float" office:value="1144060.625">
                <text:p>1144060.625</text:p>
              </table:table-cell>
              <table:table-cell office:value-type="float" office:value="8126800.40625">
                <text:p>8126800.40625</text:p>
              </table:table-cell>
              <table:table-cell office:value-type="float" office:value="370744.796875">
                <text:p>370744.796875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758358560">
                <text:p>758358560</text:p>
              </table:table-cell>
              <table:table-cell office:value-type="float" office:value="1145703">
                <text:p>1145703</text:p>
              </table:table-cell>
              <table:table-cell office:value-type="float" office:value="8147020.90625">
                <text:p>8147020.90625</text:p>
              </table:table-cell>
              <table:table-cell office:value-type="float" office:value="308650">
                <text:p>308650</text:p>
              </table:table-cell>
            </table:table-row>
            <table:table-row>
              <table:table-cell office:value-type="float" office:value="39150">
                <text:p>39150</text:p>
              </table:table-cell>
              <table:table-cell office:value-type="float" office:value="760764288">
                <text:p>760764288</text:p>
              </table:table-cell>
              <table:table-cell office:value-type="float" office:value="1147401.375">
                <text:p>1147401.375</text:p>
              </table:table-cell>
              <table:table-cell office:value-type="float" office:value="8181051.40625">
                <text:p>8181051.40625</text:p>
              </table:table-cell>
              <table:table-cell office:value-type="float" office:value="371764.40625">
                <text:p>371764.40625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760484192">
                <text:p>760484192</text:p>
              </table:table-cell>
              <table:table-cell office:value-type="float" office:value="1148881.1875">
                <text:p>1148881.1875</text:p>
              </table:table-cell>
              <table:table-cell office:value-type="float" office:value="8222775.203125">
                <text:p>8222775.203125</text:p>
              </table:table-cell>
              <table:table-cell office:value-type="float" office:value="372216.203125">
                <text:p>372216.203125</text:p>
              </table:table-cell>
            </table:table-row>
            <table:table-row>
              <table:table-cell office:value-type="float" office:value="39250">
                <text:p>39250</text:p>
              </table:table-cell>
              <table:table-cell office:value-type="float" office:value="761352064">
                <text:p>761352064</text:p>
              </table:table-cell>
              <table:table-cell office:value-type="float" office:value="1150647">
                <text:p>1150647</text:p>
              </table:table-cell>
              <table:table-cell office:value-type="float" office:value="8248983.5">
                <text:p>8248983.5</text:p>
              </table:table-cell>
              <table:table-cell office:value-type="float" office:value="372669.203125">
                <text:p>372669.203125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765606272">
                <text:p>765606272</text:p>
              </table:table-cell>
              <table:table-cell office:value-type="float" office:value="1152137.625">
                <text:p>1152137.625</text:p>
              </table:table-cell>
              <table:table-cell office:value-type="float" office:value="8268185.40625">
                <text:p>8268185.40625</text:p>
              </table:table-cell>
              <table:table-cell office:value-type="float" office:value="373177.796875">
                <text:p>373177.796875</text:p>
              </table:table-cell>
            </table:table-row>
            <table:table-row>
              <table:table-cell office:value-type="float" office:value="39350">
                <text:p>39350</text:p>
              </table:table-cell>
              <table:table-cell office:value-type="float" office:value="763993920">
                <text:p>763993920</text:p>
              </table:table-cell>
              <table:table-cell office:value-type="float" office:value="1153871.1875">
                <text:p>1153871.1875</text:p>
              </table:table-cell>
              <table:table-cell office:value-type="float" office:value="8274059.796875">
                <text:p>8274059.796875</text:p>
              </table:table-cell>
              <table:table-cell office:value-type="float" office:value="279160.59375">
                <text:p>279160.59375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768934656">
                <text:p>768934656</text:p>
              </table:table-cell>
              <table:table-cell office:value-type="float" office:value="1155299.375">
                <text:p>1155299.375</text:p>
              </table:table-cell>
              <table:table-cell office:value-type="float" office:value="8291385">
                <text:p>8291385</text:p>
              </table:table-cell>
              <table:table-cell office:value-type="float" office:value="342610.796875">
                <text:p>342610.796875</text:p>
              </table:table-cell>
            </table:table-row>
            <table:table-row>
              <table:table-cell office:value-type="float" office:value="39450">
                <text:p>39450</text:p>
              </table:table-cell>
              <table:table-cell office:value-type="float" office:value="771832384">
                <text:p>771832384</text:p>
              </table:table-cell>
              <table:table-cell office:value-type="float" office:value="1156922.625">
                <text:p>1156922.625</text:p>
              </table:table-cell>
              <table:table-cell office:value-type="float" office:value="8335713">
                <text:p>8335713</text:p>
              </table:table-cell>
              <table:table-cell office:value-type="float" office:value="374606.796875">
                <text:p>374606.796875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772653632">
                <text:p>772653632</text:p>
              </table:table-cell>
              <table:table-cell office:value-type="float" office:value="1158623.375">
                <text:p>1158623.375</text:p>
              </table:table-cell>
              <table:table-cell office:value-type="float" office:value="8303144.796875">
                <text:p>8303144.796875</text:p>
              </table:table-cell>
              <table:table-cell office:value-type="float" office:value="311846.40625">
                <text:p>311846.40625</text:p>
              </table:table-cell>
            </table:table-row>
            <table:table-row>
              <table:table-cell office:value-type="float" office:value="39550">
                <text:p>39550</text:p>
              </table:table-cell>
              <table:table-cell office:value-type="float" office:value="776530400">
                <text:p>776530400</text:p>
              </table:table-cell>
              <table:table-cell office:value-type="float" office:value="1160220.1875">
                <text:p>1160220.1875</text:p>
              </table:table-cell>
              <table:table-cell office:value-type="float" office:value="8377469.59375">
                <text:p>8377469.59375</text:p>
              </table:table-cell>
              <table:table-cell office:value-type="float" office:value="375542.203125">
                <text:p>375542.20312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777450240">
                <text:p>777450240</text:p>
              </table:table-cell>
              <table:table-cell office:value-type="float" office:value="1161912">
                <text:p>1161912</text:p>
              </table:table-cell>
              <table:table-cell office:value-type="float" office:value="8358457.203125">
                <text:p>8358457.203125</text:p>
              </table:table-cell>
              <table:table-cell office:value-type="float" office:value="344369">
                <text:p>344369</text:p>
              </table:table-cell>
            </table:table-row>
            <table:table-row>
              <table:table-cell office:value-type="float" office:value="39650">
                <text:p>39650</text:p>
              </table:table-cell>
              <table:table-cell office:value-type="float" office:value="779291520">
                <text:p>779291520</text:p>
              </table:table-cell>
              <table:table-cell office:value-type="float" office:value="1163571.625">
                <text:p>1163571.625</text:p>
              </table:table-cell>
              <table:table-cell office:value-type="float" office:value="8413427.703125">
                <text:p>8413427.703125</text:p>
              </table:table-cell>
              <table:table-cell office:value-type="float" office:value="344786">
                <text:p>344786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779250528">
                <text:p>779250528</text:p>
              </table:table-cell>
              <table:table-cell office:value-type="float" office:value="1165120.625">
                <text:p>1165120.625</text:p>
              </table:table-cell>
              <table:table-cell office:value-type="float" office:value="8405399.59375">
                <text:p>8405399.59375</text:p>
              </table:table-cell>
              <table:table-cell office:value-type="float" office:value="313428.609375">
                <text:p>313428.609375</text:p>
              </table:table-cell>
            </table:table-row>
            <table:table-row>
              <table:table-cell office:value-type="float" office:value="39750">
                <text:p>39750</text:p>
              </table:table-cell>
              <table:table-cell office:value-type="float" office:value="780287200">
                <text:p>780287200</text:p>
              </table:table-cell>
              <table:table-cell office:value-type="float" office:value="1166927.375">
                <text:p>1166927.375</text:p>
              </table:table-cell>
              <table:table-cell office:value-type="float" office:value="8431344.40625">
                <text:p>8431344.40625</text:p>
              </table:table-cell>
              <table:table-cell office:value-type="float" office:value="313826.203125">
                <text:p>313826.203125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784730112">
                <text:p>784730112</text:p>
              </table:table-cell>
              <table:table-cell office:value-type="float" office:value="1168426">
                <text:p>1168426</text:p>
              </table:table-cell>
              <table:table-cell office:value-type="float" office:value="8465063.796875">
                <text:p>8465063.796875</text:p>
              </table:table-cell>
              <table:table-cell office:value-type="float" office:value="377874">
                <text:p>377874</text:p>
              </table:table-cell>
            </table:table-row>
            <table:table-row>
              <table:table-cell office:value-type="float" office:value="39850">
                <text:p>39850</text:p>
              </table:table-cell>
              <table:table-cell office:value-type="float" office:value="784535552">
                <text:p>784535552</text:p>
              </table:table-cell>
              <table:table-cell office:value-type="float" office:value="1170045.1875">
                <text:p>1170045.1875</text:p>
              </table:table-cell>
              <table:table-cell office:value-type="float" office:value="8499676.59375">
                <text:p>8499676.59375</text:p>
              </table:table-cell>
              <table:table-cell office:value-type="float" office:value="378406.796875">
                <text:p>378406.796875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789420256">
                <text:p>789420256</text:p>
              </table:table-cell>
              <table:table-cell office:value-type="float" office:value="1171590.375">
                <text:p>1171590.375</text:p>
              </table:table-cell>
              <table:table-cell office:value-type="float" office:value="8500404.09375">
                <text:p>8500404.09375</text:p>
              </table:table-cell>
              <table:table-cell office:value-type="float" office:value="315012">
                <text:p>315012</text:p>
              </table:table-cell>
            </table:table-row>
            <table:table-row>
              <table:table-cell office:value-type="float" office:value="39950">
                <text:p>39950</text:p>
              </table:table-cell>
              <table:table-cell office:value-type="float" office:value="792395200">
                <text:p>792395200</text:p>
              </table:table-cell>
              <table:table-cell office:value-type="float" office:value="1173328.375">
                <text:p>1173328.375</text:p>
              </table:table-cell>
              <table:table-cell office:value-type="float" office:value="8538227.296875">
                <text:p>8538227.296875</text:p>
              </table:table-cell>
              <table:table-cell office:value-type="float" office:value="379377.59375">
                <text:p>379377.5937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92188384">
                <text:p>792188384</text:p>
              </table:table-cell>
              <table:table-cell office:value-type="float" office:value="1174874.1875">
                <text:p>1174874.1875</text:p>
              </table:table-cell>
              <table:table-cell office:value-type="float" office:value="8546689.59375">
                <text:p>8546689.59375</text:p>
              </table:table-cell>
              <table:table-cell office:value-type="float" office:value="347814">
                <text:p>347814</text:p>
              </table:table-cell>
            </table:table-row>
            <table:table-row>
              <table:table-cell office:value-type="float" office:value="40050">
                <text:p>40050</text:p>
              </table:table-cell>
              <table:table-cell office:value-type="float" office:value="792991680">
                <text:p>792991680</text:p>
              </table:table-cell>
              <table:table-cell office:value-type="float" office:value="1176628.375">
                <text:p>1176628.375</text:p>
              </table:table-cell>
              <table:table-cell office:value-type="float" office:value="8545842.203125">
                <text:p>8545842.203125</text:p>
              </table:table-cell>
              <table:table-cell office:value-type="float" office:value="348293.609375">
                <text:p>348293.609375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795729280">
                <text:p>795729280</text:p>
              </table:table-cell>
              <table:table-cell office:value-type="float" office:value="1178251.375">
                <text:p>1178251.375</text:p>
              </table:table-cell>
              <table:table-cell office:value-type="float" office:value="8567653">
                <text:p>8567653</text:p>
              </table:table-cell>
              <table:table-cell office:value-type="float" office:value="380776.40625">
                <text:p>380776.40625</text:p>
              </table:table-cell>
            </table:table-row>
            <table:table-row>
              <table:table-cell office:value-type="float" office:value="40150">
                <text:p>40150</text:p>
              </table:table-cell>
              <table:table-cell office:value-type="float" office:value="797434496">
                <text:p>797434496</text:p>
              </table:table-cell>
              <table:table-cell office:value-type="float" office:value="1179753.625">
                <text:p>1179753.625</text:p>
              </table:table-cell>
              <table:table-cell office:value-type="float" office:value="8601729">
                <text:p>8601729</text:p>
              </table:table-cell>
              <table:table-cell office:value-type="float" office:value="349124">
                <text:p>349124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799771008">
                <text:p>799771008</text:p>
              </table:table-cell>
              <table:table-cell office:value-type="float" office:value="1181351">
                <text:p>1181351</text:p>
              </table:table-cell>
              <table:table-cell office:value-type="float" office:value="8630791.203125">
                <text:p>8630791.203125</text:p>
              </table:table-cell>
              <table:table-cell office:value-type="float" office:value="381714.203125">
                <text:p>381714.203125</text:p>
              </table:table-cell>
            </table:table-row>
            <table:table-row>
              <table:table-cell office:value-type="float" office:value="40250">
                <text:p>40250</text:p>
              </table:table-cell>
              <table:table-cell office:value-type="float" office:value="802909792">
                <text:p>802909792</text:p>
              </table:table-cell>
              <table:table-cell office:value-type="float" office:value="1182998.375">
                <text:p>1182998.375</text:p>
              </table:table-cell>
              <table:table-cell office:value-type="float" office:value="8634097.40625">
                <text:p>8634097.40625</text:p>
              </table:table-cell>
              <table:table-cell office:value-type="float" office:value="350014">
                <text:p>350014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804361504">
                <text:p>804361504</text:p>
              </table:table-cell>
              <table:table-cell office:value-type="float" office:value="1184739.625">
                <text:p>1184739.625</text:p>
              </table:table-cell>
              <table:table-cell office:value-type="float" office:value="8652325.59375">
                <text:p>8652325.59375</text:p>
              </table:table-cell>
              <table:table-cell office:value-type="float" office:value="318182.40625">
                <text:p>318182.40625</text:p>
              </table:table-cell>
            </table:table-row>
            <table:table-row>
              <table:table-cell office:value-type="float" office:value="40350">
                <text:p>40350</text:p>
              </table:table-cell>
              <table:table-cell office:value-type="float" office:value="806309312">
                <text:p>806309312</text:p>
              </table:table-cell>
              <table:table-cell office:value-type="float" office:value="1186293">
                <text:p>1186293</text:p>
              </table:table-cell>
              <table:table-cell office:value-type="float" office:value="8668227">
                <text:p>8668227</text:p>
              </table:table-cell>
              <table:table-cell office:value-type="float" office:value="383128.59375">
                <text:p>383128.59375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809975904">
                <text:p>809975904</text:p>
              </table:table-cell>
              <table:table-cell office:value-type="float" office:value="1187881.625">
                <text:p>1187881.625</text:p>
              </table:table-cell>
              <table:table-cell office:value-type="float" office:value="8708195">
                <text:p>8708195</text:p>
              </table:table-cell>
              <table:table-cell office:value-type="float" office:value="383635.59375">
                <text:p>383635.59375</text:p>
              </table:table-cell>
            </table:table-row>
            <table:table-row>
              <table:table-cell office:value-type="float" office:value="40450">
                <text:p>40450</text:p>
              </table:table-cell>
              <table:table-cell office:value-type="float" office:value="808214784">
                <text:p>808214784</text:p>
              </table:table-cell>
              <table:table-cell office:value-type="float" office:value="1189594.8125">
                <text:p>1189594.8125</text:p>
              </table:table-cell>
              <table:table-cell office:value-type="float" office:value="8718165.40625">
                <text:p>8718165.40625</text:p>
              </table:table-cell>
              <table:table-cell office:value-type="float" office:value="384067.203125">
                <text:p>384067.203125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812047104">
                <text:p>812047104</text:p>
              </table:table-cell>
              <table:table-cell office:value-type="float" office:value="1191154.1875">
                <text:p>1191154.1875</text:p>
              </table:table-cell>
              <table:table-cell office:value-type="float" office:value="8743665.40625">
                <text:p>8743665.40625</text:p>
              </table:table-cell>
              <table:table-cell office:value-type="float" office:value="384520.59375">
                <text:p>384520.59375</text:p>
              </table:table-cell>
            </table:table-row>
            <table:table-row>
              <table:table-cell office:value-type="float" office:value="40550">
                <text:p>40550</text:p>
              </table:table-cell>
              <table:table-cell office:value-type="float" office:value="815580000">
                <text:p>815580000</text:p>
              </table:table-cell>
              <table:table-cell office:value-type="float" office:value="1192715.8125">
                <text:p>1192715.8125</text:p>
              </table:table-cell>
              <table:table-cell office:value-type="float" office:value="8763257.203125">
                <text:p>8763257.203125</text:p>
              </table:table-cell>
              <table:table-cell office:value-type="float" office:value="385039">
                <text:p>385039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817417248">
                <text:p>817417248</text:p>
              </table:table-cell>
              <table:table-cell office:value-type="float" office:value="1194415.625">
                <text:p>1194415.625</text:p>
              </table:table-cell>
              <table:table-cell office:value-type="float" office:value="8839888.203125">
                <text:p>8839888.203125</text:p>
              </table:table-cell>
              <table:table-cell office:value-type="float" office:value="385481.40625">
                <text:p>385481.40625</text:p>
              </table:table-cell>
            </table:table-row>
            <table:table-row>
              <table:table-cell office:value-type="float" office:value="40650">
                <text:p>40650</text:p>
              </table:table-cell>
              <table:table-cell office:value-type="float" office:value="817912288">
                <text:p>817912288</text:p>
              </table:table-cell>
              <table:table-cell office:value-type="float" office:value="1196001.625">
                <text:p>1196001.625</text:p>
              </table:table-cell>
              <table:table-cell office:value-type="float" office:value="8806025.796875">
                <text:p>8806025.796875</text:p>
              </table:table-cell>
              <table:table-cell office:value-type="float" office:value="386009.796875">
                <text:p>386009.796875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820253568">
                <text:p>820253568</text:p>
              </table:table-cell>
              <table:table-cell office:value-type="float" office:value="1197647.1875">
                <text:p>1197647.1875</text:p>
              </table:table-cell>
              <table:table-cell office:value-type="float" office:value="8833978.59375">
                <text:p>8833978.59375</text:p>
              </table:table-cell>
              <table:table-cell office:value-type="float" office:value="386502.203125">
                <text:p>386502.203125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821868480">
                <text:p>821868480</text:p>
              </table:table-cell>
              <table:table-cell office:value-type="float" office:value="1199223">
                <text:p>1199223</text:p>
              </table:table-cell>
              <table:table-cell office:value-type="float" office:value="8837424.59375">
                <text:p>8837424.59375</text:p>
              </table:table-cell>
              <table:table-cell office:value-type="float" office:value="386917.796875">
                <text:p>386917.796875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823151808">
                <text:p>823151808</text:p>
              </table:table-cell>
              <table:table-cell office:value-type="float" office:value="1200834">
                <text:p>1200834</text:p>
              </table:table-cell>
              <table:table-cell office:value-type="float" office:value="8871855">
                <text:p>8871855</text:p>
              </table:table-cell>
              <table:table-cell office:value-type="float" office:value="387423">
                <text:p>387423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826413312">
                <text:p>826413312</text:p>
              </table:table-cell>
              <table:table-cell office:value-type="float" office:value="1202516.375">
                <text:p>1202516.375</text:p>
              </table:table-cell>
              <table:table-cell office:value-type="float" office:value="8884925.203125">
                <text:p>8884925.203125</text:p>
              </table:table-cell>
              <table:table-cell office:value-type="float" office:value="387883.796875">
                <text:p>387883.796875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828005312">
                <text:p>828005312</text:p>
              </table:table-cell>
              <table:table-cell office:value-type="float" office:value="1204083.625">
                <text:p>1204083.625</text:p>
              </table:table-cell>
              <table:table-cell office:value-type="float" office:value="8915292.59375">
                <text:p>8915292.59375</text:p>
              </table:table-cell>
              <table:table-cell office:value-type="float" office:value="388364.796875">
                <text:p>388364.796875</text:p>
              </table:table-cell>
            </table:table-row>
            <table:table-row>
              <table:table-cell office:value-type="float" office:value="40950">
                <text:p>40950</text:p>
              </table:table-cell>
              <table:table-cell office:value-type="float" office:value="829357760">
                <text:p>829357760</text:p>
              </table:table-cell>
              <table:table-cell office:value-type="float" office:value="1205852.8125">
                <text:p>1205852.8125</text:p>
              </table:table-cell>
              <table:table-cell office:value-type="float" office:value="8951320.203125">
                <text:p>8951320.203125</text:p>
              </table:table-cell>
              <table:table-cell office:value-type="float" office:value="388868.203125">
                <text:p>388868.20312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829829248">
                <text:p>829829248</text:p>
              </table:table-cell>
              <table:table-cell office:value-type="float" office:value="1207425.375">
                <text:p>1207425.375</text:p>
              </table:table-cell>
              <table:table-cell office:value-type="float" office:value="8936005.59375">
                <text:p>8936005.59375</text:p>
              </table:table-cell>
              <table:table-cell office:value-type="float" office:value="356572.609375">
                <text:p>356572.609375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831706976">
                <text:p>831706976</text:p>
              </table:table-cell>
              <table:table-cell office:value-type="float" office:value="1209063.375">
                <text:p>1209063.375</text:p>
              </table:table-cell>
              <table:table-cell office:value-type="float" office:value="8949676.203125">
                <text:p>8949676.203125</text:p>
              </table:table-cell>
              <table:table-cell office:value-type="float" office:value="356905">
                <text:p>356905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835548928">
                <text:p>835548928</text:p>
              </table:table-cell>
              <table:table-cell office:value-type="float" office:value="1210626.625">
                <text:p>1210626.625</text:p>
              </table:table-cell>
              <table:table-cell office:value-type="float" office:value="9020222.203125">
                <text:p>9020222.203125</text:p>
              </table:table-cell>
              <table:table-cell office:value-type="float" office:value="390263.203125">
                <text:p>390263.203125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839217216">
                <text:p>839217216</text:p>
              </table:table-cell>
              <table:table-cell office:value-type="float" office:value="1212280.1875">
                <text:p>1212280.1875</text:p>
              </table:table-cell>
              <table:table-cell office:value-type="float" office:value="9047779.40625">
                <text:p>9047779.40625</text:p>
              </table:table-cell>
              <table:table-cell office:value-type="float" office:value="390761.796875">
                <text:p>390761.796875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839919808">
                <text:p>839919808</text:p>
              </table:table-cell>
              <table:table-cell office:value-type="float" office:value="1213887.1875">
                <text:p>1213887.1875</text:p>
              </table:table-cell>
              <table:table-cell office:value-type="float" office:value="9035409.203125">
                <text:p>9035409.203125</text:p>
              </table:table-cell>
              <table:table-cell office:value-type="float" office:value="391213.796875">
                <text:p>391213.796875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840825056">
                <text:p>840825056</text:p>
              </table:table-cell>
              <table:table-cell office:value-type="float" office:value="1215464.1875">
                <text:p>1215464.1875</text:p>
              </table:table-cell>
              <table:table-cell office:value-type="float" office:value="9055575.203125">
                <text:p>9055575.203125</text:p>
              </table:table-cell>
              <table:table-cell office:value-type="float" office:value="391726">
                <text:p>391726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842620448">
                <text:p>842620448</text:p>
              </table:table-cell>
              <table:table-cell office:value-type="float" office:value="1217066.375">
                <text:p>1217066.375</text:p>
              </table:table-cell>
              <table:table-cell office:value-type="float" office:value="9091268.796875">
                <text:p>9091268.796875</text:p>
              </table:table-cell>
              <table:table-cell office:value-type="float" office:value="392186.40625">
                <text:p>392186.40625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845817792">
                <text:p>845817792</text:p>
              </table:table-cell>
              <table:table-cell office:value-type="float" office:value="1218758.1875">
                <text:p>1218758.1875</text:p>
              </table:table-cell>
              <table:table-cell office:value-type="float" office:value="9096371.203125">
                <text:p>9096371.203125</text:p>
              </table:table-cell>
              <table:table-cell office:value-type="float" office:value="392616.40625">
                <text:p>392616.40625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849125184">
                <text:p>849125184</text:p>
              </table:table-cell>
              <table:table-cell office:value-type="float" office:value="1220436.1875">
                <text:p>1220436.1875</text:p>
              </table:table-cell>
              <table:table-cell office:value-type="float" office:value="9120432.40625">
                <text:p>9120432.40625</text:p>
              </table:table-cell>
              <table:table-cell office:value-type="float" office:value="326874.609375">
                <text:p>326874.609375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848224096">
                <text:p>848224096</text:p>
              </table:table-cell>
              <table:table-cell office:value-type="float" office:value="1222062.1875">
                <text:p>1222062.1875</text:p>
              </table:table-cell>
              <table:table-cell office:value-type="float" office:value="9153356.40625">
                <text:p>9153356.40625</text:p>
              </table:table-cell>
              <table:table-cell office:value-type="float" office:value="393597.203125">
                <text:p>393597.203125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853209856">
                <text:p>853209856</text:p>
              </table:table-cell>
              <table:table-cell office:value-type="float" office:value="1223540.625">
                <text:p>1223540.625</text:p>
              </table:table-cell>
              <table:table-cell office:value-type="float" office:value="9188165.59375">
                <text:p>9188165.59375</text:p>
              </table:table-cell>
              <table:table-cell office:value-type="float" office:value="360852.609375">
                <text:p>360852.609375</text:p>
              </table:table-cell>
            </table:table-row>
            <table:table-row>
              <table:table-cell office:value-type="float" office:value="41550">
                <text:p>41550</text:p>
              </table:table-cell>
              <table:table-cell office:value-type="float" office:value="854280352">
                <text:p>854280352</text:p>
              </table:table-cell>
              <table:table-cell office:value-type="float" office:value="1225248.1875">
                <text:p>1225248.1875</text:p>
              </table:table-cell>
              <table:table-cell office:value-type="float" office:value="9179313">
                <text:p>9179313</text:p>
              </table:table-cell>
              <table:table-cell office:value-type="float" office:value="394554.40625">
                <text:p>394554.40625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857092896">
                <text:p>857092896</text:p>
              </table:table-cell>
              <table:table-cell office:value-type="float" office:value="1226883.375">
                <text:p>1226883.375</text:p>
              </table:table-cell>
              <table:table-cell office:value-type="float" office:value="9195020.40625">
                <text:p>9195020.40625</text:p>
              </table:table-cell>
              <table:table-cell office:value-type="float" office:value="361699">
                <text:p>361699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856310240">
                <text:p>856310240</text:p>
              </table:table-cell>
              <table:table-cell office:value-type="float" office:value="1228446.8125">
                <text:p>1228446.8125</text:p>
              </table:table-cell>
              <table:table-cell office:value-type="float" office:value="9244230.59375">
                <text:p>9244230.59375</text:p>
              </table:table-cell>
              <table:table-cell office:value-type="float" office:value="362182.40625">
                <text:p>362182.40625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862390688">
                <text:p>862390688</text:p>
              </table:table-cell>
              <table:table-cell office:value-type="float" office:value="1230224.625">
                <text:p>1230224.625</text:p>
              </table:table-cell>
              <table:table-cell office:value-type="float" office:value="9305767.203125">
                <text:p>9305767.203125</text:p>
              </table:table-cell>
              <table:table-cell office:value-type="float" office:value="362551">
                <text:p>362551</text:p>
              </table:table-cell>
            </table:table-row>
            <table:table-row>
              <table:table-cell office:value-type="float" office:value="41750">
                <text:p>41750</text:p>
              </table:table-cell>
              <table:table-cell office:value-type="float" office:value="865609088">
                <text:p>865609088</text:p>
              </table:table-cell>
              <table:table-cell office:value-type="float" office:value="1231878">
                <text:p>1231878</text:p>
              </table:table-cell>
              <table:table-cell office:value-type="float" office:value="9307844.40625">
                <text:p>9307844.40625</text:p>
              </table:table-cell>
              <table:table-cell office:value-type="float" office:value="396447.203125">
                <text:p>396447.203125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866786912">
                <text:p>866786912</text:p>
              </table:table-cell>
              <table:table-cell office:value-type="float" office:value="1233411.625">
                <text:p>1233411.625</text:p>
              </table:table-cell>
              <table:table-cell office:value-type="float" office:value="9302853">
                <text:p>9302853</text:p>
              </table:table-cell>
              <table:table-cell office:value-type="float" office:value="396918">
                <text:p>396918</text:p>
              </table:table-cell>
            </table:table-row>
            <table:table-row>
              <table:table-cell office:value-type="float" office:value="41850">
                <text:p>41850</text:p>
              </table:table-cell>
              <table:table-cell office:value-type="float" office:value="865961152">
                <text:p>865961152</text:p>
              </table:table-cell>
              <table:table-cell office:value-type="float" office:value="1235081">
                <text:p>1235081</text:p>
              </table:table-cell>
              <table:table-cell office:value-type="float" office:value="9360152.40625">
                <text:p>9360152.40625</text:p>
              </table:table-cell>
              <table:table-cell office:value-type="float" office:value="397431.59375">
                <text:p>397431.59375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869057984">
                <text:p>869057984</text:p>
              </table:table-cell>
              <table:table-cell office:value-type="float" office:value="1236725.8125">
                <text:p>1236725.8125</text:p>
              </table:table-cell>
              <table:table-cell office:value-type="float" office:value="9364623.59375">
                <text:p>9364623.59375</text:p>
              </table:table-cell>
              <table:table-cell office:value-type="float" office:value="397824.59375">
                <text:p>397824.59375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870910400">
                <text:p>870910400</text:p>
              </table:table-cell>
              <table:table-cell office:value-type="float" office:value="1238235.1875">
                <text:p>1238235.1875</text:p>
              </table:table-cell>
              <table:table-cell office:value-type="float" office:value="9348599.59375">
                <text:p>9348599.59375</text:p>
              </table:table-cell>
              <table:table-cell office:value-type="float" office:value="364775.40625">
                <text:p>364775.4062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870523520">
                <text:p>870523520</text:p>
              </table:table-cell>
              <table:table-cell office:value-type="float" office:value="1239935.1875">
                <text:p>1239935.1875</text:p>
              </table:table-cell>
              <table:table-cell office:value-type="float" office:value="9370808.59375">
                <text:p>9370808.59375</text:p>
              </table:table-cell>
              <table:table-cell office:value-type="float" office:value="398791.59375">
                <text:p>398791.59375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874108352">
                <text:p>874108352</text:p>
              </table:table-cell>
              <table:table-cell office:value-type="float" office:value="1241486.625">
                <text:p>1241486.625</text:p>
              </table:table-cell>
              <table:table-cell office:value-type="float" office:value="9391734.40625">
                <text:p>9391734.40625</text:p>
              </table:table-cell>
              <table:table-cell office:value-type="float" office:value="399267">
                <text:p>399267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879933344">
                <text:p>879933344</text:p>
              </table:table-cell>
              <table:table-cell office:value-type="float" office:value="1243181.1875">
                <text:p>1243181.1875</text:p>
              </table:table-cell>
              <table:table-cell office:value-type="float" office:value="9423894.796875">
                <text:p>9423894.796875</text:p>
              </table:table-cell>
              <table:table-cell office:value-type="float" office:value="399788.203125">
                <text:p>399788.203125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880660736">
                <text:p>880660736</text:p>
              </table:table-cell>
              <table:table-cell office:value-type="float" office:value="1244863.8125">
                <text:p>1244863.8125</text:p>
              </table:table-cell>
              <table:table-cell office:value-type="float" office:value="9445604.203125">
                <text:p>9445604.203125</text:p>
              </table:table-cell>
              <table:table-cell office:value-type="float" office:value="400226">
                <text:p>400226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882434624">
                <text:p>882434624</text:p>
              </table:table-cell>
              <table:table-cell office:value-type="float" office:value="1246380">
                <text:p>1246380</text:p>
              </table:table-cell>
              <table:table-cell office:value-type="float" office:value="9467934.59375">
                <text:p>9467934.59375</text:p>
              </table:table-cell>
              <table:table-cell office:value-type="float" office:value="366937">
                <text:p>366937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883609664">
                <text:p>883609664</text:p>
              </table:table-cell>
              <table:table-cell office:value-type="float" office:value="1248031.1875">
                <text:p>1248031.1875</text:p>
              </table:table-cell>
              <table:table-cell office:value-type="float" office:value="9507552.796875">
                <text:p>9507552.796875</text:p>
              </table:table-cell>
              <table:table-cell office:value-type="float" office:value="401210.59375">
                <text:p>401210.59375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884982784">
                <text:p>884982784</text:p>
              </table:table-cell>
              <table:table-cell office:value-type="float" office:value="1249685.1875">
                <text:p>1249685.1875</text:p>
              </table:table-cell>
              <table:table-cell office:value-type="float" office:value="9495997.40625">
                <text:p>9495997.40625</text:p>
              </table:table-cell>
              <table:table-cell office:value-type="float" office:value="367812.40625">
                <text:p>367812.40625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887165184">
                <text:p>887165184</text:p>
              </table:table-cell>
              <table:table-cell office:value-type="float" office:value="1251232">
                <text:p>1251232</text:p>
              </table:table-cell>
              <table:table-cell office:value-type="float" office:value="9549028.59375">
                <text:p>9549028.59375</text:p>
              </table:table-cell>
              <table:table-cell office:value-type="float" office:value="402112.40625">
                <text:p>402112.40625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890445088">
                <text:p>890445088</text:p>
              </table:table-cell>
              <table:table-cell office:value-type="float" office:value="1252941">
                <text:p>1252941</text:p>
              </table:table-cell>
              <table:table-cell office:value-type="float" office:value="9571314.203125">
                <text:p>9571314.203125</text:p>
              </table:table-cell>
              <table:table-cell office:value-type="float" office:value="334743.40625">
                <text:p>334743.40625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891079424">
                <text:p>891079424</text:p>
              </table:table-cell>
              <table:table-cell office:value-type="float" office:value="1254669.8125">
                <text:p>1254669.8125</text:p>
              </table:table-cell>
              <table:table-cell office:value-type="float" office:value="9585286">
                <text:p>9585286</text:p>
              </table:table-cell>
              <table:table-cell office:value-type="float" office:value="369145">
                <text:p>369145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895072448">
                <text:p>895072448</text:p>
              </table:table-cell>
              <table:table-cell office:value-type="float" office:value="1256231">
                <text:p>1256231</text:p>
              </table:table-cell>
              <table:table-cell office:value-type="float" office:value="9602877.59375">
                <text:p>9602877.59375</text:p>
              </table:table-cell>
              <table:table-cell office:value-type="float" office:value="403582.796875">
                <text:p>403582.796875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898283584">
                <text:p>898283584</text:p>
              </table:table-cell>
              <table:table-cell office:value-type="float" office:value="1257803.1875">
                <text:p>1257803.1875</text:p>
              </table:table-cell>
              <table:table-cell office:value-type="float" office:value="9619060.40625">
                <text:p>9619060.40625</text:p>
              </table:table-cell>
              <table:table-cell office:value-type="float" office:value="369983.40625">
                <text:p>369983.40625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899881184">
                <text:p>899881184</text:p>
              </table:table-cell>
              <table:table-cell office:value-type="float" office:value="1259481.625">
                <text:p>1259481.625</text:p>
              </table:table-cell>
              <table:table-cell office:value-type="float" office:value="9661785.40625">
                <text:p>9661785.40625</text:p>
              </table:table-cell>
              <table:table-cell office:value-type="float" office:value="404465.40625">
                <text:p>404465.40625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899932320">
                <text:p>899932320</text:p>
              </table:table-cell>
              <table:table-cell office:value-type="float" office:value="1261058">
                <text:p>1261058</text:p>
              </table:table-cell>
              <table:table-cell office:value-type="float" office:value="9648162.796875">
                <text:p>9648162.796875</text:p>
              </table:table-cell>
              <table:table-cell office:value-type="float" office:value="370843">
                <text:p>370843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902070464">
                <text:p>902070464</text:p>
              </table:table-cell>
              <table:table-cell office:value-type="float" office:value="1262661.375">
                <text:p>1262661.375</text:p>
              </table:table-cell>
              <table:table-cell office:value-type="float" office:value="9710014.203125">
                <text:p>9710014.203125</text:p>
              </table:table-cell>
              <table:table-cell office:value-type="float" office:value="405491.796875">
                <text:p>405491.79687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905378432">
                <text:p>905378432</text:p>
              </table:table-cell>
              <table:table-cell office:value-type="float" office:value="1264423">
                <text:p>1264423</text:p>
              </table:table-cell>
              <table:table-cell office:value-type="float" office:value="9723276.203125">
                <text:p>9723276.203125</text:p>
              </table:table-cell>
              <table:table-cell office:value-type="float" office:value="405960.203125">
                <text:p>405960.203125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906634432">
                <text:p>906634432</text:p>
              </table:table-cell>
              <table:table-cell office:value-type="float" office:value="1265982">
                <text:p>1265982</text:p>
              </table:table-cell>
              <table:table-cell office:value-type="float" office:value="9750216.59375">
                <text:p>9750216.59375</text:p>
              </table:table-cell>
              <table:table-cell office:value-type="float" office:value="372151.203125">
                <text:p>372151.203125</text:p>
              </table:table-cell>
            </table:table-row>
            <table:table-row>
              <table:table-cell office:value-type="float" office:value="42850">
                <text:p>42850</text:p>
              </table:table-cell>
              <table:table-cell office:value-type="float" office:value="908871328">
                <text:p>908871328</text:p>
              </table:table-cell>
              <table:table-cell office:value-type="float" office:value="1267570.625">
                <text:p>1267570.625</text:p>
              </table:table-cell>
              <table:table-cell office:value-type="float" office:value="9732574.796875">
                <text:p>9732574.796875</text:p>
              </table:table-cell>
              <table:table-cell office:value-type="float" office:value="372660.203125">
                <text:p>372660.203125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908993440">
                <text:p>908993440</text:p>
              </table:table-cell>
              <table:table-cell office:value-type="float" office:value="1269120.375">
                <text:p>1269120.375</text:p>
              </table:table-cell>
              <table:table-cell office:value-type="float" office:value="9766001.796875">
                <text:p>9766001.796875</text:p>
              </table:table-cell>
              <table:table-cell office:value-type="float" office:value="407370.203125">
                <text:p>407370.203125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912225920">
                <text:p>912225920</text:p>
              </table:table-cell>
              <table:table-cell office:value-type="float" office:value="1270923.1875">
                <text:p>1270923.1875</text:p>
              </table:table-cell>
              <table:table-cell office:value-type="float" office:value="9819587.203125">
                <text:p>9819587.203125</text:p>
              </table:table-cell>
              <table:table-cell office:value-type="float" office:value="373444.609375">
                <text:p>373444.609375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913003840">
                <text:p>913003840</text:p>
              </table:table-cell>
              <table:table-cell office:value-type="float" office:value="1272488.375">
                <text:p>1272488.375</text:p>
              </table:table-cell>
              <table:table-cell office:value-type="float" office:value="9835928.203125">
                <text:p>9835928.203125</text:p>
              </table:table-cell>
              <table:table-cell office:value-type="float" office:value="408279.203125">
                <text:p>408279.203125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915605856">
                <text:p>915605856</text:p>
              </table:table-cell>
              <table:table-cell office:value-type="float" office:value="1274042.375">
                <text:p>1274042.375</text:p>
              </table:table-cell>
              <table:table-cell office:value-type="float" office:value="9849472">
                <text:p>9849472</text:p>
              </table:table-cell>
              <table:table-cell office:value-type="float" office:value="408784.203125">
                <text:p>408784.203125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919017184">
                <text:p>919017184</text:p>
              </table:table-cell>
              <table:table-cell office:value-type="float" office:value="1275855.625">
                <text:p>1275855.625</text:p>
              </table:table-cell>
              <table:table-cell office:value-type="float" office:value="9846197">
                <text:p>9846197</text:p>
              </table:table-cell>
              <table:table-cell office:value-type="float" office:value="409266.203125">
                <text:p>409266.203125</text:p>
              </table:table-cell>
            </table:table-row>
            <table:table-row>
              <table:table-cell office:value-type="float" office:value="43150">
                <text:p>43150</text:p>
              </table:table-cell>
              <table:table-cell office:value-type="float" office:value="921387168">
                <text:p>921387168</text:p>
              </table:table-cell>
              <table:table-cell office:value-type="float" office:value="1277432.375">
                <text:p>1277432.375</text:p>
              </table:table-cell>
              <table:table-cell office:value-type="float" office:value="9882616.40625">
                <text:p>9882616.40625</text:p>
              </table:table-cell>
              <table:table-cell office:value-type="float" office:value="340650.8125">
                <text:p>340650.8125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925849760">
                <text:p>925849760</text:p>
              </table:table-cell>
              <table:table-cell office:value-type="float" office:value="1279054.375">
                <text:p>1279054.375</text:p>
              </table:table-cell>
              <table:table-cell office:value-type="float" office:value="9933325.796875">
                <text:p>9933325.796875</text:p>
              </table:table-cell>
              <table:table-cell office:value-type="float" office:value="410205.59375">
                <text:p>410205.59375</text:p>
              </table:table-cell>
            </table:table-row>
            <table:table-row>
              <table:table-cell office:value-type="float" office:value="43250">
                <text:p>43250</text:p>
              </table:table-cell>
              <table:table-cell office:value-type="float" office:value="926781952">
                <text:p>926781952</text:p>
              </table:table-cell>
              <table:table-cell office:value-type="float" office:value="1280585">
                <text:p>1280585</text:p>
              </table:table-cell>
              <table:table-cell office:value-type="float" office:value="9935437.796875">
                <text:p>9935437.796875</text:p>
              </table:table-cell>
              <table:table-cell office:value-type="float" office:value="410642.796875">
                <text:p>410642.796875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926696448">
                <text:p>926696448</text:p>
              </table:table-cell>
              <table:table-cell office:value-type="float" office:value="1282242.625">
                <text:p>1282242.625</text:p>
              </table:table-cell>
              <table:table-cell office:value-type="float" office:value="9945280.796875">
                <text:p>9945280.796875</text:p>
              </table:table-cell>
              <table:table-cell office:value-type="float" office:value="376533.796875">
                <text:p>376533.796875</text:p>
              </table:table-cell>
            </table:table-row>
            <table:table-row>
              <table:table-cell office:value-type="float" office:value="43350">
                <text:p>43350</text:p>
              </table:table-cell>
              <table:table-cell office:value-type="float" office:value="932455616">
                <text:p>932455616</text:p>
              </table:table-cell>
              <table:table-cell office:value-type="float" office:value="1283816.1875">
                <text:p>1283816.1875</text:p>
              </table:table-cell>
              <table:table-cell office:value-type="float" office:value="10009382.59375">
                <text:p>10009382.59375</text:p>
              </table:table-cell>
              <table:table-cell office:value-type="float" office:value="342271.40625">
                <text:p>342271.40625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933327616">
                <text:p>933327616</text:p>
              </table:table-cell>
              <table:table-cell office:value-type="float" office:value="1285528">
                <text:p>1285528</text:p>
              </table:table-cell>
              <table:table-cell office:value-type="float" office:value="10016598.40625">
                <text:p>10016598.40625</text:p>
              </table:table-cell>
              <table:table-cell office:value-type="float" office:value="412065.203125">
                <text:p>412065.203125</text:p>
              </table:table-cell>
            </table:table-row>
            <table:table-row>
              <table:table-cell office:value-type="float" office:value="43450">
                <text:p>43450</text:p>
              </table:table-cell>
              <table:table-cell office:value-type="float" office:value="934978848">
                <text:p>934978848</text:p>
              </table:table-cell>
              <table:table-cell office:value-type="float" office:value="1287235.1875">
                <text:p>1287235.1875</text:p>
              </table:table-cell>
              <table:table-cell office:value-type="float" office:value="10069268.40625">
                <text:p>10069268.40625</text:p>
              </table:table-cell>
              <table:table-cell office:value-type="float" office:value="412552.40625">
                <text:p>412552.40625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939959616">
                <text:p>939959616</text:p>
              </table:table-cell>
              <table:table-cell office:value-type="float" office:value="1288740.8125">
                <text:p>1288740.8125</text:p>
              </table:table-cell>
              <table:table-cell office:value-type="float" office:value="10001419.796875">
                <text:p>10001419.796875</text:p>
              </table:table-cell>
              <table:table-cell office:value-type="float" office:value="413061.59375">
                <text:p>413061.59375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938054208">
                <text:p>938054208</text:p>
              </table:table-cell>
              <table:table-cell office:value-type="float" office:value="1290451.8125">
                <text:p>1290451.8125</text:p>
              </table:table-cell>
              <table:table-cell office:value-type="float" office:value="10041269.203125">
                <text:p>10041269.203125</text:p>
              </table:table-cell>
              <table:table-cell office:value-type="float" office:value="413522.40625">
                <text:p>413522.40625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940572512">
                <text:p>940572512</text:p>
              </table:table-cell>
              <table:table-cell office:value-type="float" office:value="1291949.8125">
                <text:p>1291949.8125</text:p>
              </table:table-cell>
              <table:table-cell office:value-type="float" office:value="10110311.59375">
                <text:p>10110311.59375</text:p>
              </table:table-cell>
              <table:table-cell office:value-type="float" office:value="379113.40625">
                <text:p>379113.40625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943875808">
                <text:p>943875808</text:p>
              </table:table-cell>
              <table:table-cell office:value-type="float" office:value="1293646.625">
                <text:p>1293646.625</text:p>
              </table:table-cell>
              <table:table-cell office:value-type="float" office:value="10156988.59375">
                <text:p>10156988.59375</text:p>
              </table:table-cell>
              <table:table-cell office:value-type="float" office:value="414450.796875">
                <text:p>414450.796875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944730624">
                <text:p>944730624</text:p>
              </table:table-cell>
              <table:table-cell office:value-type="float" office:value="1295359.1875">
                <text:p>1295359.1875</text:p>
              </table:table-cell>
              <table:table-cell office:value-type="float" office:value="10118717">
                <text:p>10118717</text:p>
              </table:table-cell>
              <table:table-cell office:value-type="float" office:value="414981.40625">
                <text:p>414981.40625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946396480">
                <text:p>946396480</text:p>
              </table:table-cell>
              <table:table-cell office:value-type="float" office:value="1296855.375">
                <text:p>1296855.375</text:p>
              </table:table-cell>
              <table:table-cell office:value-type="float" office:value="10136884.203125">
                <text:p>10136884.203125</text:p>
              </table:table-cell>
              <table:table-cell office:value-type="float" office:value="380428.40625">
                <text:p>380428.40625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948428224">
                <text:p>948428224</text:p>
              </table:table-cell>
              <table:table-cell office:value-type="float" office:value="1298611">
                <text:p>1298611</text:p>
              </table:table-cell>
              <table:table-cell office:value-type="float" office:value="10167606.203125">
                <text:p>10167606.203125</text:p>
              </table:table-cell>
              <table:table-cell office:value-type="float" office:value="380884.40625">
                <text:p>380884.40625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951576576">
                <text:p>951576576</text:p>
              </table:table-cell>
              <table:table-cell office:value-type="float" office:value="1300111.625">
                <text:p>1300111.625</text:p>
              </table:table-cell>
              <table:table-cell office:value-type="float" office:value="10165751.59375">
                <text:p>10165751.59375</text:p>
              </table:table-cell>
              <table:table-cell office:value-type="float" office:value="416384.59375">
                <text:p>416384.5937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956877728">
                <text:p>956877728</text:p>
              </table:table-cell>
              <table:table-cell office:value-type="float" office:value="1301703.1875">
                <text:p>1301703.1875</text:p>
              </table:table-cell>
              <table:table-cell office:value-type="float" office:value="10203992.40625">
                <text:p>10203992.40625</text:p>
              </table:table-cell>
              <table:table-cell office:value-type="float" office:value="416873.59375">
                <text:p>416873.5937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55607616">
                <text:p>955607616</text:p>
              </table:table-cell>
              <table:table-cell office:value-type="float" office:value="1303399.8125">
                <text:p>1303399.8125</text:p>
              </table:table-cell>
              <table:table-cell office:value-type="float" office:value="10265268.40625">
                <text:p>10265268.40625</text:p>
              </table:table-cell>
              <table:table-cell office:value-type="float" office:value="311850.59375">
                <text:p>311850.5937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58894240">
                <text:p>958894240</text:p>
              </table:table-cell>
              <table:table-cell office:value-type="float" office:value="1305100.375">
                <text:p>1305100.375</text:p>
              </table:table-cell>
              <table:table-cell office:value-type="float" office:value="10270095.796875">
                <text:p>10270095.796875</text:p>
              </table:table-cell>
              <table:table-cell office:value-type="float" office:value="417822.796875">
                <text:p>417822.79687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960133760">
                <text:p>960133760</text:p>
              </table:table-cell>
              <table:table-cell office:value-type="float" office:value="1306735">
                <text:p>1306735</text:p>
              </table:table-cell>
              <table:table-cell office:value-type="float" office:value="10283382.59375">
                <text:p>10283382.59375</text:p>
              </table:table-cell>
              <table:table-cell office:value-type="float" office:value="383011">
                <text:p>38301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63509248">
                <text:p>963509248</text:p>
              </table:table-cell>
              <table:table-cell office:value-type="float" office:value="1308377.8125">
                <text:p>1308377.8125</text:p>
              </table:table-cell>
              <table:table-cell office:value-type="float" office:value="10303824.203125">
                <text:p>10303824.203125</text:p>
              </table:table-cell>
              <table:table-cell office:value-type="float" office:value="418743.203125">
                <text:p>418743.20312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961850976">
                <text:p>961850976</text:p>
              </table:table-cell>
              <table:table-cell office:value-type="float" office:value="1309930.1875">
                <text:p>1309930.1875</text:p>
              </table:table-cell>
              <table:table-cell office:value-type="float" office:value="10342309">
                <text:p>10342309</text:p>
              </table:table-cell>
              <table:table-cell office:value-type="float" office:value="383949.609375">
                <text:p>383949.60937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968842848">
                <text:p>968842848</text:p>
              </table:table-cell>
              <table:table-cell office:value-type="float" office:value="1311558">
                <text:p>1311558</text:p>
              </table:table-cell>
              <table:table-cell office:value-type="float" office:value="10358964.40625">
                <text:p>10358964.40625</text:p>
              </table:table-cell>
              <table:table-cell office:value-type="float" office:value="419664">
                <text:p>41966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966899104">
                <text:p>966899104</text:p>
              </table:table-cell>
              <table:table-cell office:value-type="float" office:value="1313155">
                <text:p>1313155</text:p>
              </table:table-cell>
              <table:table-cell office:value-type="float" office:value="10361476.796875">
                <text:p>10361476.796875</text:p>
              </table:table-cell>
              <table:table-cell office:value-type="float" office:value="420171.59375">
                <text:p>420171.5937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971840384">
                <text:p>971840384</text:p>
              </table:table-cell>
              <table:table-cell office:value-type="float" office:value="1314877.375">
                <text:p>1314877.375</text:p>
              </table:table-cell>
              <table:table-cell office:value-type="float" office:value="10463837.59375">
                <text:p>10463837.59375</text:p>
              </table:table-cell>
              <table:table-cell office:value-type="float" office:value="349745.203125">
                <text:p>349745.203125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973464224">
                <text:p>973464224</text:p>
              </table:table-cell>
              <table:table-cell office:value-type="float" office:value="1316539.625">
                <text:p>1316539.625</text:p>
              </table:table-cell>
              <table:table-cell office:value-type="float" office:value="10483604">
                <text:p>10483604</text:p>
              </table:table-cell>
              <table:table-cell office:value-type="float" office:value="421139.203125">
                <text:p>421139.203125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976308480">
                <text:p>976308480</text:p>
              </table:table-cell>
              <table:table-cell office:value-type="float" office:value="1318138.625">
                <text:p>1318138.625</text:p>
              </table:table-cell>
              <table:table-cell office:value-type="float" office:value="10439926.796875">
                <text:p>10439926.796875</text:p>
              </table:table-cell>
              <table:table-cell office:value-type="float" office:value="421601.59375">
                <text:p>421601.5937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976970976">
                <text:p>976970976</text:p>
              </table:table-cell>
              <table:table-cell office:value-type="float" office:value="1319714.8125">
                <text:p>1319714.8125</text:p>
              </table:table-cell>
              <table:table-cell office:value-type="float" office:value="10470496.796875">
                <text:p>10470496.796875</text:p>
              </table:table-cell>
              <table:table-cell office:value-type="float" office:value="422067.40625">
                <text:p>422067.40625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980419840">
                <text:p>980419840</text:p>
              </table:table-cell>
              <table:table-cell office:value-type="float" office:value="1321179.625">
                <text:p>1321179.625</text:p>
              </table:table-cell>
              <table:table-cell office:value-type="float" office:value="10510626.796875">
                <text:p>10510626.796875</text:p>
              </table:table-cell>
              <table:table-cell office:value-type="float" office:value="422517.203125">
                <text:p>422517.203125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983967616">
                <text:p>983967616</text:p>
              </table:table-cell>
              <table:table-cell office:value-type="float" office:value="1322922">
                <text:p>1322922</text:p>
              </table:table-cell>
              <table:table-cell office:value-type="float" office:value="10526190.40625">
                <text:p>10526190.40625</text:p>
              </table:table-cell>
              <table:table-cell office:value-type="float" office:value="423066.59375">
                <text:p>423066.59375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979738752">
                <text:p>979738752</text:p>
              </table:table-cell>
              <table:table-cell office:value-type="float" office:value="1324624">
                <text:p>1324624</text:p>
              </table:table-cell>
              <table:table-cell office:value-type="float" office:value="10542562">
                <text:p>10542562</text:p>
              </table:table-cell>
              <table:table-cell office:value-type="float" office:value="387858">
                <text:p>387858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985273952">
                <text:p>985273952</text:p>
              </table:table-cell>
              <table:table-cell office:value-type="float" office:value="1326308.625">
                <text:p>1326308.625</text:p>
              </table:table-cell>
              <table:table-cell office:value-type="float" office:value="10600232.59375">
                <text:p>10600232.59375</text:p>
              </table:table-cell>
              <table:table-cell office:value-type="float" office:value="423953.40625">
                <text:p>423953.40625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989504672">
                <text:p>989504672</text:p>
              </table:table-cell>
              <table:table-cell office:value-type="float" office:value="1327849.375">
                <text:p>1327849.375</text:p>
              </table:table-cell>
              <table:table-cell office:value-type="float" office:value="10609014.796875">
                <text:p>10609014.796875</text:p>
              </table:table-cell>
              <table:table-cell office:value-type="float" office:value="424462.40625">
                <text:p>424462.40625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991435680">
                <text:p>991435680</text:p>
              </table:table-cell>
              <table:table-cell office:value-type="float" office:value="1329619.375">
                <text:p>1329619.375</text:p>
              </table:table-cell>
              <table:table-cell office:value-type="float" office:value="10618667.203125">
                <text:p>10618667.203125</text:p>
              </table:table-cell>
              <table:table-cell office:value-type="float" office:value="424906.40625">
                <text:p>424906.40625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992945024">
                <text:p>992945024</text:p>
              </table:table-cell>
              <table:table-cell office:value-type="float" office:value="1331135.1875">
                <text:p>1331135.1875</text:p>
              </table:table-cell>
              <table:table-cell office:value-type="float" office:value="10640842.59375">
                <text:p>10640842.59375</text:p>
              </table:table-cell>
              <table:table-cell office:value-type="float" office:value="389556.609375">
                <text:p>389556.609375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997534304">
                <text:p>997534304</text:p>
              </table:table-cell>
              <table:table-cell office:value-type="float" office:value="1332796.625">
                <text:p>1332796.625</text:p>
              </table:table-cell>
              <table:table-cell office:value-type="float" office:value="10670206.203125">
                <text:p>10670206.203125</text:p>
              </table:table-cell>
              <table:table-cell office:value-type="float" office:value="425895.59375">
                <text:p>425895.59375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998468256">
                <text:p>998468256</text:p>
              </table:table-cell>
              <table:table-cell office:value-type="float" office:value="1334384">
                <text:p>1334384</text:p>
              </table:table-cell>
              <table:table-cell office:value-type="float" office:value="10670196.40625">
                <text:p>10670196.40625</text:p>
              </table:table-cell>
              <table:table-cell office:value-type="float" office:value="354505">
                <text:p>354505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1001715936">
                <text:p>1001715936</text:p>
              </table:table-cell>
              <table:table-cell office:value-type="float" office:value="1335942.1875">
                <text:p>1335942.1875</text:p>
              </table:table-cell>
              <table:table-cell office:value-type="float" office:value="10724095.203125">
                <text:p>10724095.203125</text:p>
              </table:table-cell>
              <table:table-cell office:value-type="float" office:value="426811.59375">
                <text:p>426811.5937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002188416">
                <text:p>1002188416</text:p>
              </table:table-cell>
              <table:table-cell office:value-type="float" office:value="1337660.1875">
                <text:p>1337660.1875</text:p>
              </table:table-cell>
              <table:table-cell office:value-type="float" office:value="10747655.40625">
                <text:p>10747655.40625</text:p>
              </table:table-cell>
              <table:table-cell office:value-type="float" office:value="427304.59375">
                <text:p>427304.59375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1002544256">
                <text:p>1002544256</text:p>
              </table:table-cell>
              <table:table-cell office:value-type="float" office:value="1339249.1875">
                <text:p>1339249.1875</text:p>
              </table:table-cell>
              <table:table-cell office:value-type="float" office:value="10746145">
                <text:p>10746145</text:p>
              </table:table-cell>
              <table:table-cell office:value-type="float" office:value="391716">
                <text:p>391716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1007166784">
                <text:p>1007166784</text:p>
              </table:table-cell>
              <table:table-cell office:value-type="float" office:value="1340895.625">
                <text:p>1340895.625</text:p>
              </table:table-cell>
              <table:table-cell office:value-type="float" office:value="10806262.59375">
                <text:p>10806262.59375</text:p>
              </table:table-cell>
              <table:table-cell office:value-type="float" office:value="428300.59375">
                <text:p>428300.59375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1010034752">
                <text:p>1010034752</text:p>
              </table:table-cell>
              <table:table-cell office:value-type="float" office:value="1342401.1875">
                <text:p>1342401.1875</text:p>
              </table:table-cell>
              <table:table-cell office:value-type="float" office:value="10816767.796875">
                <text:p>10816767.796875</text:p>
              </table:table-cell>
              <table:table-cell office:value-type="float" office:value="392590.796875">
                <text:p>392590.796875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1011081056">
                <text:p>1011081056</text:p>
              </table:table-cell>
              <table:table-cell office:value-type="float" office:value="1344080.375">
                <text:p>1344080.375</text:p>
              </table:table-cell>
              <table:table-cell office:value-type="float" office:value="10843178.40625">
                <text:p>10843178.40625</text:p>
              </table:table-cell>
              <table:table-cell office:value-type="float" office:value="429224.796875">
                <text:p>429224.796875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1013692896">
                <text:p>1013692896</text:p>
              </table:table-cell>
              <table:table-cell office:value-type="float" office:value="1345877.625">
                <text:p>1345877.625</text:p>
              </table:table-cell>
              <table:table-cell office:value-type="float" office:value="10837659.203125">
                <text:p>10837659.203125</text:p>
              </table:table-cell>
              <table:table-cell office:value-type="float" office:value="429690.40625">
                <text:p>429690.40625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014470400">
                <text:p>1014470400</text:p>
              </table:table-cell>
              <table:table-cell office:value-type="float" office:value="1347338.375">
                <text:p>1347338.375</text:p>
              </table:table-cell>
              <table:table-cell office:value-type="float" office:value="10883402">
                <text:p>10883402</text:p>
              </table:table-cell>
              <table:table-cell office:value-type="float" office:value="430140">
                <text:p>430140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018351616">
                <text:p>1018351616</text:p>
              </table:table-cell>
              <table:table-cell office:value-type="float" office:value="1348986">
                <text:p>1348986</text:p>
              </table:table-cell>
              <table:table-cell office:value-type="float" office:value="10911444.59375">
                <text:p>10911444.59375</text:p>
              </table:table-cell>
              <table:table-cell office:value-type="float" office:value="430667">
                <text:p>430667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021658304">
                <text:p>1021658304</text:p>
              </table:table-cell>
              <table:table-cell office:value-type="float" office:value="1350581.375">
                <text:p>1350581.375</text:p>
              </table:table-cell>
              <table:table-cell office:value-type="float" office:value="10896432.59375">
                <text:p>10896432.59375</text:p>
              </table:table-cell>
              <table:table-cell office:value-type="float" office:value="431059.203125">
                <text:p>431059.203125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023324160">
                <text:p>1023324160</text:p>
              </table:table-cell>
              <table:table-cell office:value-type="float" office:value="1352245">
                <text:p>1352245</text:p>
              </table:table-cell>
              <table:table-cell office:value-type="float" office:value="10934090.59375">
                <text:p>10934090.59375</text:p>
              </table:table-cell>
              <table:table-cell office:value-type="float" office:value="431544.796875">
                <text:p>431544.796875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026305632">
                <text:p>1026305632</text:p>
              </table:table-cell>
              <table:table-cell office:value-type="float" office:value="1353826">
                <text:p>1353826</text:p>
              </table:table-cell>
              <table:table-cell office:value-type="float" office:value="11023181.40625">
                <text:p>11023181.40625</text:p>
              </table:table-cell>
              <table:table-cell office:value-type="float" office:value="432039.59375">
                <text:p>432039.59375</text:p>
              </table:table-cell>
            </table:table-row>
            <table:table-row>
              <table:table-cell office:value-type="float" office:value="45550">
                <text:p>45550</text:p>
              </table:table-cell>
              <table:table-cell office:value-type="float" office:value="1025078144">
                <text:p>1025078144</text:p>
              </table:table-cell>
              <table:table-cell office:value-type="float" office:value="1355638.1875">
                <text:p>1355638.1875</text:p>
              </table:table-cell>
              <table:table-cell office:value-type="float" office:value="11016871.40625">
                <text:p>11016871.40625</text:p>
              </table:table-cell>
              <table:table-cell office:value-type="float" office:value="432480">
                <text:p>432480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030056064">
                <text:p>1030056064</text:p>
              </table:table-cell>
              <table:table-cell office:value-type="float" office:value="1357246.625">
                <text:p>1357246.625</text:p>
              </table:table-cell>
              <table:table-cell office:value-type="float" office:value="11015827.59375">
                <text:p>11015827.59375</text:p>
              </table:table-cell>
              <table:table-cell office:value-type="float" office:value="433038.203125">
                <text:p>433038.203125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1032996256">
                <text:p>1032996256</text:p>
              </table:table-cell>
              <table:table-cell office:value-type="float" office:value="1358770.1875">
                <text:p>1358770.1875</text:p>
              </table:table-cell>
              <table:table-cell office:value-type="float" office:value="11073369.40625">
                <text:p>11073369.40625</text:p>
              </table:table-cell>
              <table:table-cell office:value-type="float" office:value="433515.796875">
                <text:p>433515.796875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037168672">
                <text:p>1037168672</text:p>
              </table:table-cell>
              <table:table-cell office:value-type="float" office:value="1360389.1875">
                <text:p>1360389.1875</text:p>
              </table:table-cell>
              <table:table-cell office:value-type="float" office:value="11085876.40625">
                <text:p>11085876.40625</text:p>
              </table:table-cell>
              <table:table-cell office:value-type="float" office:value="433965.203125">
                <text:p>433965.203125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1035110656">
                <text:p>1035110656</text:p>
              </table:table-cell>
              <table:table-cell office:value-type="float" office:value="1362096.1875">
                <text:p>1362096.1875</text:p>
              </table:table-cell>
              <table:table-cell office:value-type="float" office:value="11087510">
                <text:p>11087510</text:p>
              </table:table-cell>
              <table:table-cell office:value-type="float" office:value="397770.40625">
                <text:p>397770.40625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040445376">
                <text:p>1040445376</text:p>
              </table:table-cell>
              <table:table-cell office:value-type="float" office:value="1363744.625">
                <text:p>1363744.625</text:p>
              </table:table-cell>
              <table:table-cell office:value-type="float" office:value="11109862.796875">
                <text:p>11109862.796875</text:p>
              </table:table-cell>
              <table:table-cell office:value-type="float" office:value="398200.609375">
                <text:p>398200.609375</text:p>
              </table:table-cell>
            </table:table-row>
            <table:table-row>
              <table:table-cell office:value-type="float" office:value="45850">
                <text:p>45850</text:p>
              </table:table-cell>
              <table:table-cell office:value-type="float" office:value="1040120448">
                <text:p>1040120448</text:p>
              </table:table-cell>
              <table:table-cell office:value-type="float" office:value="1365319.1875">
                <text:p>1365319.1875</text:p>
              </table:table-cell>
              <table:table-cell office:value-type="float" office:value="11135218">
                <text:p>11135218</text:p>
              </table:table-cell>
              <table:table-cell office:value-type="float" office:value="435302.203125">
                <text:p>435302.203125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1041831104">
                <text:p>1041831104</text:p>
              </table:table-cell>
              <table:table-cell office:value-type="float" office:value="1367033.375">
                <text:p>1367033.375</text:p>
              </table:table-cell>
              <table:table-cell office:value-type="float" office:value="11166280">
                <text:p>11166280</text:p>
              </table:table-cell>
              <table:table-cell office:value-type="float" office:value="435825.40625">
                <text:p>435825.40625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045024480">
                <text:p>1045024480</text:p>
              </table:table-cell>
              <table:table-cell office:value-type="float" office:value="1368535.375">
                <text:p>1368535.375</text:p>
              </table:table-cell>
              <table:table-cell office:value-type="float" office:value="11167754.40625">
                <text:p>11167754.40625</text:p>
              </table:table-cell>
              <table:table-cell office:value-type="float" office:value="436301.203125">
                <text:p>436301.203125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047579424">
                <text:p>1047579424</text:p>
              </table:table-cell>
              <table:table-cell office:value-type="float" office:value="1370298">
                <text:p>1370298</text:p>
              </table:table-cell>
              <table:table-cell office:value-type="float" office:value="11196529.796875">
                <text:p>11196529.796875</text:p>
              </table:table-cell>
              <table:table-cell office:value-type="float" office:value="436799.40625">
                <text:p>436799.40625</text:p>
              </table:table-cell>
            </table:table-row>
            <table:table-row>
              <table:table-cell office:value-type="float" office:value="46050">
                <text:p>46050</text:p>
              </table:table-cell>
              <table:table-cell office:value-type="float" office:value="1048706880">
                <text:p>1048706880</text:p>
              </table:table-cell>
              <table:table-cell office:value-type="float" office:value="1371869.625">
                <text:p>1371869.625</text:p>
              </table:table-cell>
              <table:table-cell office:value-type="float" office:value="11208513">
                <text:p>11208513</text:p>
              </table:table-cell>
              <table:table-cell office:value-type="float" office:value="437250.59375">
                <text:p>437250.59375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1052906752">
                <text:p>1052906752</text:p>
              </table:table-cell>
              <table:table-cell office:value-type="float" office:value="1373612">
                <text:p>1373612</text:p>
              </table:table-cell>
              <table:table-cell office:value-type="float" office:value="11288433.796875">
                <text:p>11288433.796875</text:p>
              </table:table-cell>
              <table:table-cell office:value-type="float" office:value="437734.796875">
                <text:p>437734.796875</text:p>
              </table:table-cell>
            </table:table-row>
            <table:table-row>
              <table:table-cell office:value-type="float" office:value="46150">
                <text:p>46150</text:p>
              </table:table-cell>
              <table:table-cell office:value-type="float" office:value="1054611904">
                <text:p>1054611904</text:p>
              </table:table-cell>
              <table:table-cell office:value-type="float" office:value="1375004">
                <text:p>1375004</text:p>
              </table:table-cell>
              <table:table-cell office:value-type="float" office:value="11305850.796875">
                <text:p>11305850.796875</text:p>
              </table:table-cell>
              <table:table-cell office:value-type="float" office:value="438204.796875">
                <text:p>438204.796875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1056474912">
                <text:p>1056474912</text:p>
              </table:table-cell>
              <table:table-cell office:value-type="float" office:value="1376728">
                <text:p>1376728</text:p>
              </table:table-cell>
              <table:table-cell office:value-type="float" office:value="11302413.59375">
                <text:p>11302413.59375</text:p>
              </table:table-cell>
              <table:table-cell office:value-type="float" office:value="401713.203125">
                <text:p>401713.203125</text:p>
              </table:table-cell>
            </table:table-row>
            <table:table-row>
              <table:table-cell office:value-type="float" office:value="46250">
                <text:p>46250</text:p>
              </table:table-cell>
              <table:table-cell office:value-type="float" office:value="1059192640">
                <text:p>1059192640</text:p>
              </table:table-cell>
              <table:table-cell office:value-type="float" office:value="1378509.375">
                <text:p>1378509.375</text:p>
              </table:table-cell>
              <table:table-cell office:value-type="float" office:value="11311118.40625">
                <text:p>11311118.40625</text:p>
              </table:table-cell>
              <table:table-cell office:value-type="float" office:value="365169">
                <text:p>365169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1061081184">
                <text:p>1061081184</text:p>
              </table:table-cell>
              <table:table-cell office:value-type="float" office:value="1379945.8125">
                <text:p>1379945.8125</text:p>
              </table:table-cell>
              <table:table-cell office:value-type="float" office:value="11352497.59375">
                <text:p>11352497.59375</text:p>
              </table:table-cell>
              <table:table-cell office:value-type="float" office:value="439621.796875">
                <text:p>439621.796875</text:p>
              </table:table-cell>
            </table:table-row>
            <table:table-row>
              <table:table-cell office:value-type="float" office:value="46350">
                <text:p>46350</text:p>
              </table:table-cell>
              <table:table-cell office:value-type="float" office:value="1065083456">
                <text:p>1065083456</text:p>
              </table:table-cell>
              <table:table-cell office:value-type="float" office:value="1381802.375">
                <text:p>1381802.375</text:p>
              </table:table-cell>
              <table:table-cell office:value-type="float" office:value="11336604.59375">
                <text:p>11336604.59375</text:p>
              </table:table-cell>
              <table:table-cell office:value-type="float" office:value="440118.796875">
                <text:p>440118.796875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1065333856">
                <text:p>1065333856</text:p>
              </table:table-cell>
              <table:table-cell office:value-type="float" office:value="1383411">
                <text:p>1383411</text:p>
              </table:table-cell>
              <table:table-cell office:value-type="float" office:value="11393176.796875">
                <text:p>11393176.796875</text:p>
              </table:table-cell>
              <table:table-cell office:value-type="float" office:value="440549.796875">
                <text:p>440549.796875</text:p>
              </table:table-cell>
            </table:table-row>
            <table:table-row>
              <table:table-cell office:value-type="float" office:value="46450">
                <text:p>46450</text:p>
              </table:table-cell>
              <table:table-cell office:value-type="float" office:value="1065500960">
                <text:p>1065500960</text:p>
              </table:table-cell>
              <table:table-cell office:value-type="float" office:value="1385036.625">
                <text:p>1385036.625</text:p>
              </table:table-cell>
              <table:table-cell office:value-type="float" office:value="11417042.40625">
                <text:p>11417042.40625</text:p>
              </table:table-cell>
              <table:table-cell office:value-type="float" office:value="441084.59375">
                <text:p>441084.59375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1072322624">
                <text:p>1072322624</text:p>
              </table:table-cell>
              <table:table-cell office:value-type="float" office:value="1386575.8125">
                <text:p>1386575.8125</text:p>
              </table:table-cell>
              <table:table-cell office:value-type="float" office:value="11459121.59375">
                <text:p>11459121.59375</text:p>
              </table:table-cell>
              <table:table-cell office:value-type="float" office:value="441517">
                <text:p>441517</text:p>
              </table:table-cell>
            </table:table-row>
            <table:table-row>
              <table:table-cell office:value-type="float" office:value="46550">
                <text:p>46550</text:p>
              </table:table-cell>
              <table:table-cell office:value-type="float" office:value="1069820864">
                <text:p>1069820864</text:p>
              </table:table-cell>
              <table:table-cell office:value-type="float" office:value="1388274.1875">
                <text:p>1388274.1875</text:p>
              </table:table-cell>
              <table:table-cell office:value-type="float" office:value="11445554.203125">
                <text:p>11445554.203125</text:p>
              </table:table-cell>
              <table:table-cell office:value-type="float" office:value="404706.40625">
                <text:p>404706.40625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1074973312">
                <text:p>1074973312</text:p>
              </table:table-cell>
              <table:table-cell office:value-type="float" office:value="1389912.375">
                <text:p>1389912.375</text:p>
              </table:table-cell>
              <table:table-cell office:value-type="float" office:value="11506709.796875">
                <text:p>11506709.796875</text:p>
              </table:table-cell>
              <table:table-cell office:value-type="float" office:value="405183">
                <text:p>405183</text:p>
              </table:table-cell>
            </table:table-row>
            <table:table-row>
              <table:table-cell office:value-type="float" office:value="46650">
                <text:p>46650</text:p>
              </table:table-cell>
              <table:table-cell office:value-type="float" office:value="1076810432">
                <text:p>1076810432</text:p>
              </table:table-cell>
              <table:table-cell office:value-type="float" office:value="1391401.1875">
                <text:p>1391401.1875</text:p>
              </table:table-cell>
              <table:table-cell office:value-type="float" office:value="11497318">
                <text:p>11497318</text:p>
              </table:table-cell>
              <table:table-cell office:value-type="float" office:value="442921">
                <text:p>442921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1081901056">
                <text:p>1081901056</text:p>
              </table:table-cell>
              <table:table-cell office:value-type="float" office:value="1393016.625">
                <text:p>1393016.625</text:p>
              </table:table-cell>
              <table:table-cell office:value-type="float" office:value="11525204.40625">
                <text:p>11525204.40625</text:p>
              </table:table-cell>
              <table:table-cell office:value-type="float" office:value="443406">
                <text:p>443406</text:p>
              </table:table-cell>
            </table:table-row>
            <table:table-row>
              <table:table-cell office:value-type="float" office:value="46750">
                <text:p>46750</text:p>
              </table:table-cell>
              <table:table-cell office:value-type="float" office:value="1081968896">
                <text:p>1081968896</text:p>
              </table:table-cell>
              <table:table-cell office:value-type="float" office:value="1394684.1875">
                <text:p>1394684.1875</text:p>
              </table:table-cell>
              <table:table-cell office:value-type="float" office:value="11529239.59375">
                <text:p>11529239.59375</text:p>
              </table:table-cell>
              <table:table-cell office:value-type="float" office:value="443878.796875">
                <text:p>443878.796875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1083666816">
                <text:p>1083666816</text:p>
              </table:table-cell>
              <table:table-cell office:value-type="float" office:value="1396394.1875">
                <text:p>1396394.1875</text:p>
              </table:table-cell>
              <table:table-cell office:value-type="float" office:value="11567008">
                <text:p>11567008</text:p>
              </table:table-cell>
              <table:table-cell office:value-type="float" office:value="444398.40625">
                <text:p>444398.40625</text:p>
              </table:table-cell>
            </table:table-row>
            <table:table-row>
              <table:table-cell office:value-type="float" office:value="46850">
                <text:p>46850</text:p>
              </table:table-cell>
              <table:table-cell office:value-type="float" office:value="1088240704">
                <text:p>1088240704</text:p>
              </table:table-cell>
              <table:table-cell office:value-type="float" office:value="1397955.1875">
                <text:p>1397955.1875</text:p>
              </table:table-cell>
              <table:table-cell office:value-type="float" office:value="11623722.40625">
                <text:p>11623722.40625</text:p>
              </table:table-cell>
              <table:table-cell office:value-type="float" office:value="444881.59375">
                <text:p>444881.59375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1086948544">
                <text:p>1086948544</text:p>
              </table:table-cell>
              <table:table-cell office:value-type="float" office:value="1399536.1875">
                <text:p>1399536.1875</text:p>
              </table:table-cell>
              <table:table-cell office:value-type="float" office:value="11599320">
                <text:p>11599320</text:p>
              </table:table-cell>
              <table:table-cell office:value-type="float" office:value="445288">
                <text:p>445288</text:p>
              </table:table-cell>
            </table:table-row>
            <table:table-row>
              <table:table-cell office:value-type="float" office:value="46950">
                <text:p>46950</text:p>
              </table:table-cell>
              <table:table-cell office:value-type="float" office:value="1089457088">
                <text:p>1089457088</text:p>
              </table:table-cell>
              <table:table-cell office:value-type="float" office:value="1401226.625">
                <text:p>1401226.625</text:p>
              </table:table-cell>
              <table:table-cell office:value-type="float" office:value="11680756.40625">
                <text:p>11680756.40625</text:p>
              </table:table-cell>
              <table:table-cell office:value-type="float" office:value="370720.609375">
                <text:p>370720.609375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095178176">
                <text:p>1095178176</text:p>
              </table:table-cell>
              <table:table-cell office:value-type="float" office:value="1402903.8125">
                <text:p>1402903.8125</text:p>
              </table:table-cell>
              <table:table-cell office:value-type="float" office:value="11674988.40625">
                <text:p>11674988.40625</text:p>
              </table:table-cell>
              <table:table-cell office:value-type="float" office:value="446289">
                <text:p>446289</text:p>
              </table:table-cell>
            </table:table-row>
            <table:table-row>
              <table:table-cell office:value-type="float" office:value="47050">
                <text:p>47050</text:p>
              </table:table-cell>
              <table:table-cell office:value-type="float" office:value="1099032448">
                <text:p>1099032448</text:p>
              </table:table-cell>
              <table:table-cell office:value-type="float" office:value="1404556.375">
                <text:p>1404556.375</text:p>
              </table:table-cell>
              <table:table-cell office:value-type="float" office:value="11696203.203125">
                <text:p>11696203.203125</text:p>
              </table:table-cell>
              <table:table-cell office:value-type="float" office:value="409111.40625">
                <text:p>409111.40625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1098220160">
                <text:p>1098220160</text:p>
              </table:table-cell>
              <table:table-cell office:value-type="float" office:value="1406173.625">
                <text:p>1406173.625</text:p>
              </table:table-cell>
              <table:table-cell office:value-type="float" office:value="11715022.40625">
                <text:p>11715022.40625</text:p>
              </table:table-cell>
              <table:table-cell office:value-type="float" office:value="447236">
                <text:p>447236</text:p>
              </table:table-cell>
            </table:table-row>
            <table:table-row>
              <table:table-cell office:value-type="float" office:value="47150">
                <text:p>47150</text:p>
              </table:table-cell>
              <table:table-cell office:value-type="float" office:value="1101938432">
                <text:p>1101938432</text:p>
              </table:table-cell>
              <table:table-cell office:value-type="float" office:value="1407795.375">
                <text:p>1407795.375</text:p>
              </table:table-cell>
              <table:table-cell office:value-type="float" office:value="11775817">
                <text:p>11775817</text:p>
              </table:table-cell>
              <table:table-cell office:value-type="float" office:value="409959.796875">
                <text:p>409959.796875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1103755328">
                <text:p>1103755328</text:p>
              </table:table-cell>
              <table:table-cell office:value-type="float" office:value="1409347.8125">
                <text:p>1409347.8125</text:p>
              </table:table-cell>
              <table:table-cell office:value-type="float" office:value="11783270.203125">
                <text:p>11783270.203125</text:p>
              </table:table-cell>
              <table:table-cell office:value-type="float" office:value="448211.203125">
                <text:p>448211.203125</text:p>
              </table:table-cell>
            </table:table-row>
            <table:table-row>
              <table:table-cell office:value-type="float" office:value="47250">
                <text:p>47250</text:p>
              </table:table-cell>
              <table:table-cell office:value-type="float" office:value="1105465216">
                <text:p>1105465216</text:p>
              </table:table-cell>
              <table:table-cell office:value-type="float" office:value="1410917">
                <text:p>1410917</text:p>
              </table:table-cell>
              <table:table-cell office:value-type="float" office:value="11765168.203125">
                <text:p>11765168.203125</text:p>
              </table:table-cell>
              <table:table-cell office:value-type="float" office:value="448695.59375">
                <text:p>448695.59375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1104838080">
                <text:p>1104838080</text:p>
              </table:table-cell>
              <table:table-cell office:value-type="float" office:value="1412631.625">
                <text:p>1412631.625</text:p>
              </table:table-cell>
              <table:table-cell office:value-type="float" office:value="11829834.59375">
                <text:p>11829834.59375</text:p>
              </table:table-cell>
              <table:table-cell office:value-type="float" office:value="449125">
                <text:p>449125</text:p>
              </table:table-cell>
            </table:table-row>
            <table:table-row>
              <table:table-cell office:value-type="float" office:value="47350">
                <text:p>47350</text:p>
              </table:table-cell>
              <table:table-cell office:value-type="float" office:value="1108968000">
                <text:p>1108968000</text:p>
              </table:table-cell>
              <table:table-cell office:value-type="float" office:value="1414310">
                <text:p>1414310</text:p>
              </table:table-cell>
              <table:table-cell office:value-type="float" office:value="11887499.796875">
                <text:p>11887499.796875</text:p>
              </table:table-cell>
              <table:table-cell office:value-type="float" office:value="373831.609375">
                <text:p>373831.609375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1112163136">
                <text:p>1112163136</text:p>
              </table:table-cell>
              <table:table-cell office:value-type="float" office:value="1415931.625">
                <text:p>1415931.625</text:p>
              </table:table-cell>
              <table:table-cell office:value-type="float" office:value="11875565">
                <text:p>11875565</text:p>
              </table:table-cell>
              <table:table-cell office:value-type="float" office:value="450149.796875">
                <text:p>450149.796875</text:p>
              </table:table-cell>
            </table:table-row>
            <table:table-row>
              <table:table-cell office:value-type="float" office:value="47450">
                <text:p>47450</text:p>
              </table:table-cell>
              <table:table-cell office:value-type="float" office:value="1112697536">
                <text:p>1112697536</text:p>
              </table:table-cell>
              <table:table-cell office:value-type="float" office:value="1417562">
                <text:p>1417562</text:p>
              </table:table-cell>
              <table:table-cell office:value-type="float" office:value="11891661.59375">
                <text:p>11891661.59375</text:p>
              </table:table-cell>
              <table:table-cell office:value-type="float" office:value="450522.40625">
                <text:p>450522.40625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1116285760">
                <text:p>1116285760</text:p>
              </table:table-cell>
              <table:table-cell office:value-type="float" office:value="1419281.625">
                <text:p>1419281.625</text:p>
              </table:table-cell>
              <table:table-cell office:value-type="float" office:value="11941343.59375">
                <text:p>11941343.59375</text:p>
              </table:table-cell>
              <table:table-cell office:value-type="float" office:value="375008.8125">
                <text:p>375008.8125</text:p>
              </table:table-cell>
            </table:table-row>
            <table:table-row>
              <table:table-cell office:value-type="float" office:value="47550">
                <text:p>47550</text:p>
              </table:table-cell>
              <table:table-cell office:value-type="float" office:value="1117411264">
                <text:p>1117411264</text:p>
              </table:table-cell>
              <table:table-cell office:value-type="float" office:value="1420702.1875">
                <text:p>1420702.1875</text:p>
              </table:table-cell>
              <table:table-cell office:value-type="float" office:value="11957718.796875">
                <text:p>11957718.796875</text:p>
              </table:table-cell>
              <table:table-cell office:value-type="float" office:value="375392.609375">
                <text:p>375392.609375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1123387648">
                <text:p>1123387648</text:p>
              </table:table-cell>
              <table:table-cell office:value-type="float" office:value="1422379.625">
                <text:p>1422379.625</text:p>
              </table:table-cell>
              <table:table-cell office:value-type="float" office:value="11980016.59375">
                <text:p>11980016.59375</text:p>
              </table:table-cell>
              <table:table-cell office:value-type="float" office:value="451998.203125">
                <text:p>451998.203125</text:p>
              </table:table-cell>
            </table:table-row>
            <table:table-row>
              <table:table-cell office:value-type="float" office:value="47650">
                <text:p>47650</text:p>
              </table:table-cell>
              <table:table-cell office:value-type="float" office:value="1124287872">
                <text:p>1124287872</text:p>
              </table:table-cell>
              <table:table-cell office:value-type="float" office:value="1424020.8125">
                <text:p>1424020.8125</text:p>
              </table:table-cell>
              <table:table-cell office:value-type="float" office:value="12026331.59375">
                <text:p>12026331.59375</text:p>
              </table:table-cell>
              <table:table-cell office:value-type="float" office:value="452467">
                <text:p>452467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1127089408">
                <text:p>1127089408</text:p>
              </table:table-cell>
              <table:table-cell office:value-type="float" office:value="1425703">
                <text:p>1425703</text:p>
              </table:table-cell>
              <table:table-cell office:value-type="float" office:value="12016077.40625">
                <text:p>12016077.40625</text:p>
              </table:table-cell>
              <table:table-cell office:value-type="float" office:value="452958.203125">
                <text:p>452958.203125</text:p>
              </table:table-cell>
            </table:table-row>
            <table:table-row>
              <table:table-cell office:value-type="float" office:value="47750">
                <text:p>47750</text:p>
              </table:table-cell>
              <table:table-cell office:value-type="float" office:value="1127275904">
                <text:p>1127275904</text:p>
              </table:table-cell>
              <table:table-cell office:value-type="float" office:value="1427286">
                <text:p>1427286</text:p>
              </table:table-cell>
              <table:table-cell office:value-type="float" office:value="12076249.796875">
                <text:p>12076249.796875</text:p>
              </table:table-cell>
              <table:table-cell office:value-type="float" office:value="300527.59375">
                <text:p>300527.59375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1131275968">
                <text:p>1131275968</text:p>
              </table:table-cell>
              <table:table-cell office:value-type="float" office:value="1428948.375">
                <text:p>1428948.375</text:p>
              </table:table-cell>
              <table:table-cell office:value-type="float" office:value="12066278.796875">
                <text:p>12066278.796875</text:p>
              </table:table-cell>
              <table:table-cell office:value-type="float" office:value="453862.796875">
                <text:p>453862.796875</text:p>
              </table:table-cell>
            </table:table-row>
            <table:table-row>
              <table:table-cell office:value-type="float" office:value="47850">
                <text:p>47850</text:p>
              </table:table-cell>
              <table:table-cell office:value-type="float" office:value="1137571840">
                <text:p>1137571840</text:p>
              </table:table-cell>
              <table:table-cell office:value-type="float" office:value="1430549.375">
                <text:p>1430549.375</text:p>
              </table:table-cell>
              <table:table-cell office:value-type="float" office:value="12104275.796875">
                <text:p>12104275.796875</text:p>
              </table:table-cell>
              <table:table-cell office:value-type="float" office:value="416078.609375">
                <text:p>416078.609375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1135144896">
                <text:p>1135144896</text:p>
              </table:table-cell>
              <table:table-cell office:value-type="float" office:value="1432167">
                <text:p>1432167</text:p>
              </table:table-cell>
              <table:table-cell office:value-type="float" office:value="12138256.59375">
                <text:p>12138256.59375</text:p>
              </table:table-cell>
              <table:table-cell office:value-type="float" office:value="454841.796875">
                <text:p>454841.796875</text:p>
              </table:table-cell>
            </table:table-row>
            <table:table-row>
              <table:table-cell office:value-type="float" office:value="47950">
                <text:p>47950</text:p>
              </table:table-cell>
              <table:table-cell office:value-type="float" office:value="1140255808">
                <text:p>1140255808</text:p>
              </table:table-cell>
              <table:table-cell office:value-type="float" office:value="1433866.8125">
                <text:p>1433866.8125</text:p>
              </table:table-cell>
              <table:table-cell office:value-type="float" office:value="12134039.40625">
                <text:p>12134039.40625</text:p>
              </table:table-cell>
              <table:table-cell office:value-type="float" office:value="455317.203125">
                <text:p>455317.20312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143103616">
                <text:p>1143103616</text:p>
              </table:table-cell>
              <table:table-cell office:value-type="float" office:value="1435477.375">
                <text:p>1435477.375</text:p>
              </table:table-cell>
              <table:table-cell office:value-type="float" office:value="12179639">
                <text:p>12179639</text:p>
              </table:table-cell>
              <table:table-cell office:value-type="float" office:value="455766.40625">
                <text:p>455766.40625</text:p>
              </table:table-cell>
            </table:table-row>
            <table:table-row>
              <table:table-cell office:value-type="float" office:value="48050">
                <text:p>48050</text:p>
              </table:table-cell>
              <table:table-cell office:value-type="float" office:value="1142074048">
                <text:p>1142074048</text:p>
              </table:table-cell>
              <table:table-cell office:value-type="float" office:value="1437116.1875">
                <text:p>1437116.1875</text:p>
              </table:table-cell>
              <table:table-cell office:value-type="float" office:value="12213371.40625">
                <text:p>12213371.40625</text:p>
              </table:table-cell>
              <table:table-cell office:value-type="float" office:value="456270.59375">
                <text:p>456270.59375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1147021120">
                <text:p>1147021120</text:p>
              </table:table-cell>
              <table:table-cell office:value-type="float" office:value="1438761.625">
                <text:p>1438761.625</text:p>
              </table:table-cell>
              <table:table-cell office:value-type="float" office:value="12208211.203125">
                <text:p>12208211.203125</text:p>
              </table:table-cell>
              <table:table-cell office:value-type="float" office:value="418258.796875">
                <text:p>418258.796875</text:p>
              </table:table-cell>
            </table:table-row>
            <table:table-row>
              <table:table-cell office:value-type="float" office:value="48150">
                <text:p>48150</text:p>
              </table:table-cell>
              <table:table-cell office:value-type="float" office:value="1147384320">
                <text:p>1147384320</text:p>
              </table:table-cell>
              <table:table-cell office:value-type="float" office:value="1440420.8125">
                <text:p>1440420.8125</text:p>
              </table:table-cell>
              <table:table-cell office:value-type="float" office:value="12285695.59375">
                <text:p>12285695.59375</text:p>
              </table:table-cell>
              <table:table-cell office:value-type="float" office:value="418656">
                <text:p>418656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1150568256">
                <text:p>1150568256</text:p>
              </table:table-cell>
              <table:table-cell office:value-type="float" office:value="1441955.1875">
                <text:p>1441955.1875</text:p>
              </table:table-cell>
              <table:table-cell office:value-type="float" office:value="12264690.40625">
                <text:p>12264690.40625</text:p>
              </table:table-cell>
              <table:table-cell office:value-type="float" office:value="341976.796875">
                <text:p>341976.796875</text:p>
              </table:table-cell>
            </table:table-row>
            <table:table-row>
              <table:table-cell office:value-type="float" office:value="48250">
                <text:p>48250</text:p>
              </table:table-cell>
              <table:table-cell office:value-type="float" office:value="1153915264">
                <text:p>1153915264</text:p>
              </table:table-cell>
              <table:table-cell office:value-type="float" office:value="1443601.8125">
                <text:p>1443601.8125</text:p>
              </table:table-cell>
              <table:table-cell office:value-type="float" office:value="12298261.203125">
                <text:p>12298261.203125</text:p>
              </table:table-cell>
              <table:table-cell office:value-type="float" office:value="458150.59375">
                <text:p>458150.59375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1153630784">
                <text:p>1153630784</text:p>
              </table:table-cell>
              <table:table-cell office:value-type="float" office:value="1445165.375">
                <text:p>1445165.375</text:p>
              </table:table-cell>
              <table:table-cell office:value-type="float" office:value="12327748.796875">
                <text:p>12327748.796875</text:p>
              </table:table-cell>
              <table:table-cell office:value-type="float" office:value="304044.796875">
                <text:p>304044.796875</text:p>
              </table:table-cell>
            </table:table-row>
            <table:table-row>
              <table:table-cell office:value-type="float" office:value="48350">
                <text:p>48350</text:p>
              </table:table-cell>
              <table:table-cell office:value-type="float" office:value="1157536640">
                <text:p>1157536640</text:p>
              </table:table-cell>
              <table:table-cell office:value-type="float" office:value="1446971.625">
                <text:p>1446971.625</text:p>
              </table:table-cell>
              <table:table-cell office:value-type="float" office:value="12354954.59375">
                <text:p>12354954.59375</text:p>
              </table:table-cell>
              <table:table-cell office:value-type="float" office:value="459094.796875">
                <text:p>459094.796875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1159031872">
                <text:p>1159031872</text:p>
              </table:table-cell>
              <table:table-cell office:value-type="float" office:value="1448494.8125">
                <text:p>1448494.8125</text:p>
              </table:table-cell>
              <table:table-cell office:value-type="float" office:value="12392423.40625">
                <text:p>12392423.40625</text:p>
              </table:table-cell>
              <table:table-cell office:value-type="float" office:value="382093.203125">
                <text:p>382093.203125</text:p>
              </table:table-cell>
            </table:table-row>
            <table:table-row>
              <table:table-cell office:value-type="float" office:value="48450">
                <text:p>48450</text:p>
              </table:table-cell>
              <table:table-cell office:value-type="float" office:value="1163041216">
                <text:p>1163041216</text:p>
              </table:table-cell>
              <table:table-cell office:value-type="float" office:value="1450050">
                <text:p>1450050</text:p>
              </table:table-cell>
              <table:table-cell office:value-type="float" office:value="12400563">
                <text:p>12400563</text:p>
              </table:table-cell>
              <table:table-cell office:value-type="float" office:value="460086.40625">
                <text:p>460086.40625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1165241088">
                <text:p>1165241088</text:p>
              </table:table-cell>
              <table:table-cell office:value-type="float" office:value="1451783.8125">
                <text:p>1451783.8125</text:p>
              </table:table-cell>
              <table:table-cell office:value-type="float" office:value="12390113.796875">
                <text:p>12390113.796875</text:p>
              </table:table-cell>
              <table:table-cell office:value-type="float" office:value="460541.40625">
                <text:p>460541.40625</text:p>
              </table:table-cell>
            </table:table-row>
            <table:table-row>
              <table:table-cell office:value-type="float" office:value="48550">
                <text:p>48550</text:p>
              </table:table-cell>
              <table:table-cell office:value-type="float" office:value="1167118144">
                <text:p>1167118144</text:p>
              </table:table-cell>
              <table:table-cell office:value-type="float" office:value="1453514.625">
                <text:p>1453514.625</text:p>
              </table:table-cell>
              <table:table-cell office:value-type="float" office:value="12523703.8125">
                <text:p>12523703.8125</text:p>
              </table:table-cell>
              <table:table-cell office:value-type="float" office:value="422157.40625">
                <text:p>422157.40625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1169720064">
                <text:p>1169720064</text:p>
              </table:table-cell>
              <table:table-cell office:value-type="float" office:value="1455082.1875">
                <text:p>1455082.1875</text:p>
              </table:table-cell>
              <table:table-cell office:value-type="float" office:value="12466679.59375">
                <text:p>12466679.59375</text:p>
              </table:table-cell>
              <table:table-cell office:value-type="float" office:value="461469.59375">
                <text:p>461469.59375</text:p>
              </table:table-cell>
            </table:table-row>
            <table:table-row>
              <table:table-cell office:value-type="float" office:value="48650">
                <text:p>48650</text:p>
              </table:table-cell>
              <table:table-cell office:value-type="float" office:value="1171585536">
                <text:p>1171585536</text:p>
              </table:table-cell>
              <table:table-cell office:value-type="float" office:value="1456685">
                <text:p>1456685</text:p>
              </table:table-cell>
              <table:table-cell office:value-type="float" office:value="12495526.40625">
                <text:p>12495526.40625</text:p>
              </table:table-cell>
              <table:table-cell office:value-type="float" office:value="423038.609375">
                <text:p>423038.609375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1176210688">
                <text:p>1176210688</text:p>
              </table:table-cell>
              <table:table-cell office:value-type="float" office:value="1458273.375">
                <text:p>1458273.375</text:p>
              </table:table-cell>
              <table:table-cell office:value-type="float" office:value="12512497.203125">
                <text:p>12512497.203125</text:p>
              </table:table-cell>
              <table:table-cell office:value-type="float" office:value="462404.40625">
                <text:p>462404.40625</text:p>
              </table:table-cell>
            </table:table-row>
            <table:table-row>
              <table:table-cell office:value-type="float" office:value="48750">
                <text:p>48750</text:p>
              </table:table-cell>
              <table:table-cell office:value-type="float" office:value="1177239488">
                <text:p>1177239488</text:p>
              </table:table-cell>
              <table:table-cell office:value-type="float" office:value="1459986.375">
                <text:p>1459986.375</text:p>
              </table:table-cell>
              <table:table-cell office:value-type="float" office:value="12519485.59375">
                <text:p>12519485.59375</text:p>
              </table:table-cell>
              <table:table-cell office:value-type="float" office:value="462881.203125">
                <text:p>462881.203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667cm" svg:y="0.315cm" chart:style-name="ch2">
          <text:p>operations comparison</text:p>
        </chart:title>
        <chart:legend chart:legend-position="end" svg:x="11.93cm" svg:y="3.702cm" style:legend-expansion="high" chart:style-name="ch3"/>
        <chart:plot-area chart:style-name="ch4" chart:data-source-has-labels="both" svg:x="1.33cm" svg:y="1.273cm" svg:width="10.281cm" svg:height="6.566cm">
          <chartooo:coordinate-region svg:x="2.877cm" svg:y="1.273cm" svg:width="8.523cm" svg:height="5.182cm"/>
          <chart:axis chart:dimension="x" chart:name="primary-x" chart:style-name="ch5" chartooo:axis-type="auto">
            <chartooo:date-scale/>
            <chart:title svg:x="5.421cm" svg:y="8.018cm" chart:style-name="ch6">
              <text:p>array size [ n ]</text:p>
            </chart:title>
            <chart:categories table:cell-range-address="local-table.$A$2:.$A$976"/>
          </chart:axis>
          <chart:axis chart:dimension="y" chart:name="primary-y" chart:style-name="ch5">
            <chart:title svg:x="0.451cm" svg:y="5.381cm" chart:style-name="ch7">
              <text:p>operations</text:p>
            </chart:title>
            <chart:grid chart:style-name="ch8" chart:class="major"/>
          </chart:axis>
          <chart:series chart:style-name="ch9" chart:values-cell-range-address="local-table.$B$2:.$B$976" chart:label-cell-address="local-table.$B$1" chart:class="chart:line">
            <chart:data-point chart:repeated="975"/>
          </chart:series>
          <chart:series chart:style-name="ch10" chart:values-cell-range-address="local-table.$C$2:.$C$976" chart:label-cell-address="local-table.$C$1" chart:class="chart:line">
            <chart:data-point chart:repeated="975"/>
          </chart:series>
          <chart:series chart:style-name="ch11" chart:values-cell-range-address="local-table.$D$2:.$D$976" chart:label-cell-address="local-table.$D$1" chart:class="chart:line">
            <chart:data-point chart:repeated="9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_operations</text:p>
              </table:table-cell>
              <table:table-cell office:value-type="string">
                <text:p>quick_operations</text:p>
              </table:table-cell>
              <table:table-cell office:value-type="string">
                <text:p>radix_operations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508.800003">
                <text:p>508.800003</text:p>
              </table:table-cell>
              <table:table-cell office:value-type="float" office:value="400">
                <text:p>400</text:p>
              </table:table-cell>
              <table:table-cell office:value-type="float" office:value="492.399994">
                <text:p>492.3999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12.799988">
                <text:p>1212.799988</text:p>
              </table:table-cell>
              <table:table-cell office:value-type="float" office:value="1044.200012">
                <text:p>1044.200012</text:p>
              </table:table-cell>
              <table:table-cell office:value-type="float" office:value="967.799988">
                <text:p>967.7999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93">
                <text:p>1993</text:p>
              </table:table-cell>
              <table:table-cell office:value-type="float" office:value="1798.399963">
                <text:p>1798.399963</text:p>
              </table:table-cell>
              <table:table-cell office:value-type="float" office:value="1442.200012">
                <text:p>1442.20001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831.199951">
                <text:p>2831.199951</text:p>
              </table:table-cell>
              <table:table-cell office:value-type="float" office:value="2351.600037">
                <text:p>2351.600037</text:p>
              </table:table-cell>
              <table:table-cell office:value-type="float" office:value="1590.600036">
                <text:p>1590.60003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669.199951">
                <text:p>3669.199951</text:p>
              </table:table-cell>
              <table:table-cell office:value-type="float" office:value="3308">
                <text:p>3308</text:p>
              </table:table-cell>
              <table:table-cell office:value-type="float" office:value="2392.400024">
                <text:p>2392.4000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583.600098">
                <text:p>4583.600098</text:p>
              </table:table-cell>
              <table:table-cell office:value-type="float" office:value="4294.199951">
                <text:p>4294.199951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514.199951">
                <text:p>5514.199951</text:p>
              </table:table-cell>
              <table:table-cell office:value-type="float" office:value="4958.600098">
                <text:p>4958.600098</text:p>
              </table:table-cell>
              <table:table-cell office:value-type="float" office:value="3337.199951">
                <text:p>3337.1999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443.600098">
                <text:p>6443.600098</text:p>
              </table:table-cell>
              <table:table-cell office:value-type="float" office:value="5834.600098">
                <text:p>5834.600098</text:p>
              </table:table-cell>
              <table:table-cell office:value-type="float" office:value="3495.399902">
                <text:p>3495.3999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389.800049">
                <text:p>7389.800049</text:p>
              </table:table-cell>
              <table:table-cell office:value-type="float" office:value="6824.599853">
                <text:p>6824.599853</text:p>
              </table:table-cell>
              <table:table-cell office:value-type="float" office:value="3566.400024">
                <text:p>3566.4000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340.399902">
                <text:p>8340.399902</text:p>
              </table:table-cell>
              <table:table-cell office:value-type="float" office:value="8217.600098">
                <text:p>8217.600098</text:p>
              </table:table-cell>
              <table:table-cell office:value-type="float" office:value="4764.199951">
                <text:p>4764.19995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9330">
                <text:p>9330</text:p>
              </table:table-cell>
              <table:table-cell office:value-type="float" office:value="8635.799805">
                <text:p>8635.799805</text:p>
              </table:table-cell>
              <table:table-cell office:value-type="float" office:value="5237">
                <text:p>523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367.600098">
                <text:p>10367.600098</text:p>
              </table:table-cell>
              <table:table-cell office:value-type="float" office:value="9096.599853">
                <text:p>9096.599853</text:p>
              </table:table-cell>
              <table:table-cell office:value-type="float" office:value="4754.399902">
                <text:p>4754.39990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1400.600098">
                <text:p>11400.600098</text:p>
              </table:table-cell>
              <table:table-cell office:value-type="float" office:value="10203.400146">
                <text:p>10203.400146</text:p>
              </table:table-cell>
              <table:table-cell office:value-type="float" office:value="5152.599853">
                <text:p>5152.59985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431">
                <text:p>12431</text:p>
              </table:table-cell>
              <table:table-cell office:value-type="float" office:value="10980.400146">
                <text:p>10980.400146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3452">
                <text:p>13452</text:p>
              </table:table-cell>
              <table:table-cell office:value-type="float" office:value="11879.799805">
                <text:p>11879.799805</text:p>
              </table:table-cell>
              <table:table-cell office:value-type="float" office:value="7139.199951">
                <text:p>7139.19995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495.600098">
                <text:p>14495.600098</text:p>
              </table:table-cell>
              <table:table-cell office:value-type="float" office:value="13362.400146">
                <text:p>13362.400146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5538.200195">
                <text:p>15538.200195</text:p>
              </table:table-cell>
              <table:table-cell office:value-type="float" office:value="14584.200195">
                <text:p>14584.200195</text:p>
              </table:table-cell>
              <table:table-cell office:value-type="float" office:value="7412.599853">
                <text:p>7412.5998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6581.799805">
                <text:p>16581.799805</text:p>
              </table:table-cell>
              <table:table-cell office:value-type="float" office:value="15026.600097">
                <text:p>15026.600097</text:p>
              </table:table-cell>
              <table:table-cell office:value-type="float" office:value="8569">
                <text:p>856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7616.200195">
                <text:p>17616.200195</text:p>
              </table:table-cell>
              <table:table-cell office:value-type="float" office:value="16521.399414">
                <text:p>16521.399414</text:p>
              </table:table-cell>
              <table:table-cell office:value-type="float" office:value="8279.400146">
                <text:p>8279.4001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675.400391">
                <text:p>18675.400391</text:p>
              </table:table-cell>
              <table:table-cell office:value-type="float" office:value="18301.000489">
                <text:p>18301.000489</text:p>
              </table:table-cell>
              <table:table-cell office:value-type="float" office:value="9511.799805">
                <text:p>9511.79980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9754">
                <text:p>19754</text:p>
              </table:table-cell>
              <table:table-cell office:value-type="float" office:value="20110.600097">
                <text:p>20110.600097</text:p>
              </table:table-cell>
              <table:table-cell office:value-type="float" office:value="9135.40039">
                <text:p>9135.4003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0885">
                <text:p>20885</text:p>
              </table:table-cell>
              <table:table-cell office:value-type="float" office:value="20019">
                <text:p>20019</text:p>
              </table:table-cell>
              <table:table-cell office:value-type="float" office:value="9574.800293">
                <text:p>9574.80029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22003">
                <text:p>22003</text:p>
              </table:table-cell>
              <table:table-cell office:value-type="float" office:value="21538.600586">
                <text:p>21538.600586</text:p>
              </table:table-cell>
              <table:table-cell office:value-type="float" office:value="10933.799805">
                <text:p>10933.79980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3140.799805">
                <text:p>23140.799805</text:p>
              </table:table-cell>
              <table:table-cell office:value-type="float" office:value="21936.400391">
                <text:p>21936.400391</text:p>
              </table:table-cell>
              <table:table-cell office:value-type="float" office:value="11404.200195">
                <text:p>11404.20019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4231.200195">
                <text:p>24231.200195</text:p>
              </table:table-cell>
              <table:table-cell office:value-type="float" office:value="23345.199707">
                <text:p>23345.199707</text:p>
              </table:table-cell>
              <table:table-cell office:value-type="float" office:value="10885">
                <text:p>1088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5369">
                <text:p>25369</text:p>
              </table:table-cell>
              <table:table-cell office:value-type="float" office:value="24181.200196">
                <text:p>24181.200196</text:p>
              </table:table-cell>
              <table:table-cell office:value-type="float" office:value="12358.200195">
                <text:p>12358.20019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26480.400391">
                <text:p>26480.400391</text:p>
              </table:table-cell>
              <table:table-cell office:value-type="float" office:value="25541.600098">
                <text:p>25541.600098</text:p>
              </table:table-cell>
              <table:table-cell office:value-type="float" office:value="11745">
                <text:p>1174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7633.799805">
                <text:p>27633.799805</text:p>
              </table:table-cell>
              <table:table-cell office:value-type="float" office:value="28256.599121">
                <text:p>28256.599121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8763.400391">
                <text:p>28763.400391</text:p>
              </table:table-cell>
              <table:table-cell office:value-type="float" office:value="30025.399902">
                <text:p>30025.399902</text:p>
              </table:table-cell>
              <table:table-cell office:value-type="float" office:value="12620.40039">
                <text:p>12620.4003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9892.599609">
                <text:p>29892.599609</text:p>
              </table:table-cell>
              <table:table-cell office:value-type="float" office:value="30354.600586">
                <text:p>30354.600586</text:p>
              </table:table-cell>
              <table:table-cell office:value-type="float" office:value="14266.799805">
                <text:p>14266.79980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1024.599609">
                <text:p>31024.599609</text:p>
              </table:table-cell>
              <table:table-cell office:value-type="float" office:value="32424.199218">
                <text:p>32424.199218</text:p>
              </table:table-cell>
              <table:table-cell office:value-type="float" office:value="14733.200195">
                <text:p>14733.20019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2183.400391">
                <text:p>32183.400391</text:p>
              </table:table-cell>
              <table:table-cell office:value-type="float" office:value="33270.200196">
                <text:p>33270.200196</text:p>
              </table:table-cell>
              <table:table-cell office:value-type="float" office:value="13926.800293">
                <text:p>13926.800293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33315.400391">
                <text:p>33315.400391</text:p>
              </table:table-cell>
              <table:table-cell office:value-type="float" office:value="35361.400879">
                <text:p>35361.400879</text:p>
              </table:table-cell>
              <table:table-cell office:value-type="float" office:value="11722">
                <text:p>1172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4458.599609">
                <text:p>34458.599609</text:p>
              </table:table-cell>
              <table:table-cell office:value-type="float" office:value="36568.999024">
                <text:p>36568.999024</text:p>
              </table:table-cell>
              <table:table-cell office:value-type="float" office:value="16162.799805">
                <text:p>16162.79980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5619.199219">
                <text:p>35619.199219</text:p>
              </table:table-cell>
              <table:table-cell office:value-type="float" office:value="38473.600586">
                <text:p>38473.600586</text:p>
              </table:table-cell>
              <table:table-cell office:value-type="float" office:value="16641.399902">
                <text:p>16641.39990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6741">
                <text:p>36741</text:p>
              </table:table-cell>
              <table:table-cell office:value-type="float" office:value="39536.798828">
                <text:p>39536.798828</text:p>
              </table:table-cell>
              <table:table-cell office:value-type="float" office:value="15663.800293">
                <text:p>15663.80029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7897.800781">
                <text:p>37897.800781</text:p>
              </table:table-cell>
              <table:table-cell office:value-type="float" office:value="41532.599609">
                <text:p>41532.599609</text:p>
              </table:table-cell>
              <table:table-cell office:value-type="float" office:value="17577.799805">
                <text:p>17577.79980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9046.400391">
                <text:p>39046.400391</text:p>
              </table:table-cell>
              <table:table-cell office:value-type="float" office:value="43629.999024">
                <text:p>43629.999024</text:p>
              </table:table-cell>
              <table:table-cell office:value-type="float" office:value="18061">
                <text:p>1806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40199">
                <text:p>40199</text:p>
              </table:table-cell>
              <table:table-cell office:value-type="float" office:value="45252.199219">
                <text:p>45252.199219</text:p>
              </table:table-cell>
              <table:table-cell office:value-type="float" office:value="18526.599609">
                <text:p>18526.5996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1329.800781">
                <text:p>41329.800781</text:p>
              </table:table-cell>
              <table:table-cell office:value-type="float" office:value="46938.398438">
                <text:p>46938.398438</text:p>
              </table:table-cell>
              <table:table-cell office:value-type="float" office:value="17399.200195">
                <text:p>17399.200195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42500.199219">
                <text:p>42500.199219</text:p>
              </table:table-cell>
              <table:table-cell office:value-type="float" office:value="47195.999024">
                <text:p>47195.999024</text:p>
              </table:table-cell>
              <table:table-cell office:value-type="float" office:value="17830.200195">
                <text:p>17830.20019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3717">
                <text:p>43717</text:p>
              </table:table-cell>
              <table:table-cell office:value-type="float" office:value="49441.599609">
                <text:p>49441.599609</text:p>
              </table:table-cell>
              <table:table-cell office:value-type="float" office:value="18270.600586">
                <text:p>18270.600586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44947">
                <text:p>44947</text:p>
              </table:table-cell>
              <table:table-cell office:value-type="float" office:value="51991.201172">
                <text:p>51991.201172</text:p>
              </table:table-cell>
              <table:table-cell office:value-type="float" office:value="20429.400391">
                <text:p>20429.40039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6134">
                <text:p>46134</text:p>
              </table:table-cell>
              <table:table-cell office:value-type="float" office:value="51830.799805">
                <text:p>51830.799805</text:p>
              </table:table-cell>
              <table:table-cell office:value-type="float" office:value="20913.400391">
                <text:p>20913.400391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47368.599609">
                <text:p>47368.599609</text:p>
              </table:table-cell>
              <table:table-cell office:value-type="float" office:value="55185.800781">
                <text:p>55185.800781</text:p>
              </table:table-cell>
              <table:table-cell office:value-type="float" office:value="21392.400391">
                <text:p>21392.40039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48597.800781">
                <text:p>48597.800781</text:p>
              </table:table-cell>
              <table:table-cell office:value-type="float" office:value="58358.401367">
                <text:p>58358.401367</text:p>
              </table:table-cell>
              <table:table-cell office:value-type="float" office:value="16316.399414">
                <text:p>16316.399414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49808.199219">
                <text:p>49808.199219</text:p>
              </table:table-cell>
              <table:table-cell office:value-type="float" office:value="59417.798829">
                <text:p>59417.798829</text:p>
              </table:table-cell>
              <table:table-cell office:value-type="float" office:value="20441.799804">
                <text:p>20441.79980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1037.599609">
                <text:p>51037.599609</text:p>
              </table:table-cell>
              <table:table-cell office:value-type="float" office:value="61766.801757">
                <text:p>61766.801757</text:p>
              </table:table-cell>
              <table:table-cell office:value-type="float" office:value="20885.200195">
                <text:p>20885.200195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52273.599609">
                <text:p>52273.599609</text:p>
              </table:table-cell>
              <table:table-cell office:value-type="float" office:value="65720.999024">
                <text:p>65720.999024</text:p>
              </table:table-cell>
              <table:table-cell office:value-type="float" office:value="21327.40039">
                <text:p>21327.4003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3481.800781">
                <text:p>53481.800781</text:p>
              </table:table-cell>
              <table:table-cell office:value-type="float" office:value="65184.600586">
                <text:p>65184.600586</text:p>
              </table:table-cell>
              <table:table-cell office:value-type="float" office:value="23744.799805">
                <text:p>23744.799805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54702.400391">
                <text:p>54702.400391</text:p>
              </table:table-cell>
              <table:table-cell office:value-type="float" office:value="66466.401367">
                <text:p>66466.401367</text:p>
              </table:table-cell>
              <table:table-cell office:value-type="float" office:value="22178.600586">
                <text:p>22178.60058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5927.400391">
                <text:p>55927.400391</text:p>
              </table:table-cell>
              <table:table-cell office:value-type="float" office:value="69551.600586">
                <text:p>69551.600586</text:p>
              </table:table-cell>
              <table:table-cell office:value-type="float" office:value="24702.400391">
                <text:p>24702.400391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57172.400391">
                <text:p>57172.400391</text:p>
              </table:table-cell>
              <table:table-cell office:value-type="float" office:value="68606.799805">
                <text:p>68606.799805</text:p>
              </table:table-cell>
              <table:table-cell office:value-type="float" office:value="25171.799805">
                <text:p>25171.79980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8397.599609">
                <text:p>58397.599609</text:p>
              </table:table-cell>
              <table:table-cell office:value-type="float" office:value="71284.798828">
                <text:p>71284.798828</text:p>
              </table:table-cell>
              <table:table-cell office:value-type="float" office:value="25648.599609">
                <text:p>25648.59960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59625.800781">
                <text:p>59625.800781</text:p>
              </table:table-cell>
              <table:table-cell office:value-type="float" office:value="75266.998047">
                <text:p>75266.998047</text:p>
              </table:table-cell>
              <table:table-cell office:value-type="float" office:value="26118.200195">
                <text:p>26118.20019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0803.199219">
                <text:p>60803.199219</text:p>
              </table:table-cell>
              <table:table-cell office:value-type="float" office:value="76057.401367">
                <text:p>76057.401367</text:p>
              </table:table-cell>
              <table:table-cell office:value-type="float" office:value="24352.200195">
                <text:p>24352.20019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62078.599609">
                <text:p>62078.599609</text:p>
              </table:table-cell>
              <table:table-cell office:value-type="float" office:value="80691.601562">
                <text:p>80691.601562</text:p>
              </table:table-cell>
              <table:table-cell office:value-type="float" office:value="27071">
                <text:p>2707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63309">
                <text:p>63309</text:p>
              </table:table-cell>
              <table:table-cell office:value-type="float" office:value="80620">
                <text:p>80620</text:p>
              </table:table-cell>
              <table:table-cell office:value-type="float" office:value="27544">
                <text:p>27544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64547.400391">
                <text:p>64547.400391</text:p>
              </table:table-cell>
              <table:table-cell office:value-type="float" office:value="84672.00293">
                <text:p>84672.00293</text:p>
              </table:table-cell>
              <table:table-cell office:value-type="float" office:value="25653.200195">
                <text:p>25653.20019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5796.199219">
                <text:p>65796.199219</text:p>
              </table:table-cell>
              <table:table-cell office:value-type="float" office:value="85702.001953">
                <text:p>85702.001953</text:p>
              </table:table-cell>
              <table:table-cell office:value-type="float" office:value="26108.799804">
                <text:p>26108.799804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67015.800781">
                <text:p>67015.800781</text:p>
              </table:table-cell>
              <table:table-cell office:value-type="float" office:value="88034.00293">
                <text:p>88034.00293</text:p>
              </table:table-cell>
              <table:table-cell office:value-type="float" office:value="26535.600586">
                <text:p>26535.60058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8253.400391">
                <text:p>68253.400391</text:p>
              </table:table-cell>
              <table:table-cell office:value-type="float" office:value="88083.798829">
                <text:p>88083.798829</text:p>
              </table:table-cell>
              <table:table-cell office:value-type="float" office:value="29452.599609">
                <text:p>29452.599609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69488.199219">
                <text:p>69488.199219</text:p>
              </table:table-cell>
              <table:table-cell office:value-type="float" office:value="92619.400391">
                <text:p>92619.400391</text:p>
              </table:table-cell>
              <table:table-cell office:value-type="float" office:value="29925">
                <text:p>299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70731.601562">
                <text:p>70731.601562</text:p>
              </table:table-cell>
              <table:table-cell office:value-type="float" office:value="92344.998047">
                <text:p>92344.998047</text:p>
              </table:table-cell>
              <table:table-cell office:value-type="float" office:value="30409.200195">
                <text:p>30409.200195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71952.601562">
                <text:p>71952.601562</text:p>
              </table:table-cell>
              <table:table-cell office:value-type="float" office:value="95689.796875">
                <text:p>95689.796875</text:p>
              </table:table-cell>
              <table:table-cell office:value-type="float" office:value="25660.800782">
                <text:p>25660.80078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73175.398438">
                <text:p>73175.398438</text:p>
              </table:table-cell>
              <table:table-cell office:value-type="float" office:value="96356.401367">
                <text:p>96356.401367</text:p>
              </table:table-cell>
              <table:table-cell office:value-type="float" office:value="26062">
                <text:p>26062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74435.601562">
                <text:p>74435.601562</text:p>
              </table:table-cell>
              <table:table-cell office:value-type="float" office:value="104994.998047">
                <text:p>104994.998047</text:p>
              </table:table-cell>
              <table:table-cell office:value-type="float" office:value="29140.40039">
                <text:p>29140.4003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75716">
                <text:p>75716</text:p>
              </table:table-cell>
              <table:table-cell office:value-type="float" office:value="103701.800781">
                <text:p>103701.800781</text:p>
              </table:table-cell>
              <table:table-cell office:value-type="float" office:value="29584.200195">
                <text:p>29584.200195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76956.199219">
                <text:p>76956.199219</text:p>
              </table:table-cell>
              <table:table-cell office:value-type="float" office:value="106086.996094">
                <text:p>106086.996094</text:p>
              </table:table-cell>
              <table:table-cell office:value-type="float" office:value="32770.599609">
                <text:p>32770.59960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8170.800781">
                <text:p>78170.800781</text:p>
              </table:table-cell>
              <table:table-cell office:value-type="float" office:value="108346">
                <text:p>108346</text:p>
              </table:table-cell>
              <table:table-cell office:value-type="float" office:value="27640.800782">
                <text:p>27640.800782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79429">
                <text:p>79429</text:p>
              </table:table-cell>
              <table:table-cell office:value-type="float" office:value="109690.996094">
                <text:p>109690.996094</text:p>
              </table:table-cell>
              <table:table-cell office:value-type="float" office:value="33719.400391">
                <text:p>33719.40039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80667.398438">
                <text:p>80667.398438</text:p>
              </table:table-cell>
              <table:table-cell office:value-type="float" office:value="113379.998047">
                <text:p>113379.998047</text:p>
              </table:table-cell>
              <table:table-cell office:value-type="float" office:value="28435.400391">
                <text:p>28435.400391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81941">
                <text:p>81941</text:p>
              </table:table-cell>
              <table:table-cell office:value-type="float" office:value="113424.199219">
                <text:p>113424.199219</text:p>
              </table:table-cell>
              <table:table-cell office:value-type="float" office:value="34677.400391">
                <text:p>34677.40039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83190.601562">
                <text:p>83190.601562</text:p>
              </table:table-cell>
              <table:table-cell office:value-type="float" office:value="117128.601562">
                <text:p>117128.601562</text:p>
              </table:table-cell>
              <table:table-cell office:value-type="float" office:value="32191.798828">
                <text:p>32191.798828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84401">
                <text:p>84401</text:p>
              </table:table-cell>
              <table:table-cell office:value-type="float" office:value="121029.601562">
                <text:p>121029.601562</text:p>
              </table:table-cell>
              <table:table-cell office:value-type="float" office:value="29617.800782">
                <text:p>29617.80078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85650">
                <text:p>85650</text:p>
              </table:table-cell>
              <table:table-cell office:value-type="float" office:value="123753.199219">
                <text:p>123753.199219</text:p>
              </table:table-cell>
              <table:table-cell office:value-type="float" office:value="30015">
                <text:p>30015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86919.398438">
                <text:p>86919.398438</text:p>
              </table:table-cell>
              <table:table-cell office:value-type="float" office:value="124585.398438">
                <text:p>124585.398438</text:p>
              </table:table-cell>
              <table:table-cell office:value-type="float" office:value="36580.199219">
                <text:p>36580.19921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88160.398438">
                <text:p>88160.398438</text:p>
              </table:table-cell>
              <table:table-cell office:value-type="float" office:value="131854.402343">
                <text:p>131854.402343</text:p>
              </table:table-cell>
              <table:table-cell office:value-type="float" office:value="37047">
                <text:p>37047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89428">
                <text:p>89428</text:p>
              </table:table-cell>
              <table:table-cell office:value-type="float" office:value="131634.001953">
                <text:p>131634.001953</text:p>
              </table:table-cell>
              <table:table-cell office:value-type="float" office:value="34357.999024">
                <text:p>34357.9990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90667.199219">
                <text:p>90667.199219</text:p>
              </table:table-cell>
              <table:table-cell office:value-type="float" office:value="137381.802734">
                <text:p>137381.802734</text:p>
              </table:table-cell>
              <table:table-cell office:value-type="float" office:value="37984.400391">
                <text:p>37984.400391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91923.800781">
                <text:p>91923.800781</text:p>
              </table:table-cell>
              <table:table-cell office:value-type="float" office:value="134862.597657">
                <text:p>134862.597657</text:p>
              </table:table-cell>
              <table:table-cell office:value-type="float" office:value="38473.800781">
                <text:p>38473.80078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93134.398438">
                <text:p>93134.398438</text:p>
              </table:table-cell>
              <table:table-cell office:value-type="float" office:value="140765.396484">
                <text:p>140765.396484</text:p>
              </table:table-cell>
              <table:table-cell office:value-type="float" office:value="38938">
                <text:p>38938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94478.199219">
                <text:p>94478.199219</text:p>
              </table:table-cell>
              <table:table-cell office:value-type="float" office:value="142866.802734">
                <text:p>142866.802734</text:p>
              </table:table-cell>
              <table:table-cell office:value-type="float" office:value="36106.398438">
                <text:p>36106.39843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95817.199219">
                <text:p>95817.199219</text:p>
              </table:table-cell>
              <table:table-cell office:value-type="float" office:value="142010.201171">
                <text:p>142010.201171</text:p>
              </table:table-cell>
              <table:table-cell office:value-type="float" office:value="36534.798828">
                <text:p>36534.798828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97115.601562">
                <text:p>97115.601562</text:p>
              </table:table-cell>
              <table:table-cell office:value-type="float" office:value="146015">
                <text:p>146015</text:p>
              </table:table-cell>
              <table:table-cell office:value-type="float" office:value="40368">
                <text:p>4036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98437.199219">
                <text:p>98437.199219</text:p>
              </table:table-cell>
              <table:table-cell office:value-type="float" office:value="148607.800781">
                <text:p>148607.800781</text:p>
              </table:table-cell>
              <table:table-cell office:value-type="float" office:value="40854.400391">
                <text:p>40854.400391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99738.398438">
                <text:p>99738.398438</text:p>
              </table:table-cell>
              <table:table-cell office:value-type="float" office:value="152628.199219">
                <text:p>152628.199219</text:p>
              </table:table-cell>
              <table:table-cell office:value-type="float" office:value="37839.59961">
                <text:p>37839.5996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01074">
                <text:p>101074</text:p>
              </table:table-cell>
              <table:table-cell office:value-type="float" office:value="156047.605469">
                <text:p>156047.605469</text:p>
              </table:table-cell>
              <table:table-cell office:value-type="float" office:value="41792.800781">
                <text:p>41792.800781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102406.199219">
                <text:p>102406.199219</text:p>
              </table:table-cell>
              <table:table-cell office:value-type="float" office:value="157543.800781">
                <text:p>157543.800781</text:p>
              </table:table-cell>
              <table:table-cell office:value-type="float" office:value="35132">
                <text:p>3513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03723.800781">
                <text:p>103723.800781</text:p>
              </table:table-cell>
              <table:table-cell office:value-type="float" office:value="167251.400391">
                <text:p>167251.400391</text:p>
              </table:table-cell>
              <table:table-cell office:value-type="float" office:value="39139.798828">
                <text:p>39139.798828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105061.199219">
                <text:p>105061.199219</text:p>
              </table:table-cell>
              <table:table-cell office:value-type="float" office:value="165326.396484">
                <text:p>165326.396484</text:p>
              </table:table-cell>
              <table:table-cell office:value-type="float" office:value="43202.800781">
                <text:p>43202.80078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6392">
                <text:p>106392</text:p>
              </table:table-cell>
              <table:table-cell office:value-type="float" office:value="166587.402344">
                <text:p>166587.402344</text:p>
              </table:table-cell>
              <table:table-cell office:value-type="float" office:value="43692.800781">
                <text:p>43692.800781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107699.800781">
                <text:p>107699.800781</text:p>
              </table:table-cell>
              <table:table-cell office:value-type="float" office:value="170600.603516">
                <text:p>170600.603516</text:p>
              </table:table-cell>
              <table:table-cell office:value-type="float" office:value="44157.599609">
                <text:p>44157.59960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09002.601562">
                <text:p>109002.601562</text:p>
              </table:table-cell>
              <table:table-cell office:value-type="float" office:value="174477.802734">
                <text:p>174477.802734</text:p>
              </table:table-cell>
              <table:table-cell office:value-type="float" office:value="44631.199219">
                <text:p>44631.199219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110325.199219">
                <text:p>110325.199219</text:p>
              </table:table-cell>
              <table:table-cell office:value-type="float" office:value="176179.796875">
                <text:p>176179.796875</text:p>
              </table:table-cell>
              <table:table-cell office:value-type="float" office:value="41312.199219">
                <text:p>41312.19921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11635">
                <text:p>111635</text:p>
              </table:table-cell>
              <table:table-cell office:value-type="float" office:value="179095.996094">
                <text:p>179095.996094</text:p>
              </table:table-cell>
              <table:table-cell office:value-type="float" office:value="41737.798828">
                <text:p>41737.798828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112986">
                <text:p>112986</text:p>
              </table:table-cell>
              <table:table-cell office:value-type="float" office:value="184150.203125">
                <text:p>184150.203125</text:p>
              </table:table-cell>
              <table:table-cell office:value-type="float" office:value="42196.59961">
                <text:p>42196.5996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14271.800781">
                <text:p>114271.800781</text:p>
              </table:table-cell>
              <table:table-cell office:value-type="float" office:value="184723.40625">
                <text:p>184723.40625</text:p>
              </table:table-cell>
              <table:table-cell office:value-type="float" office:value="42620.398438">
                <text:p>42620.398438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115596.800781">
                <text:p>115596.800781</text:p>
              </table:table-cell>
              <table:table-cell office:value-type="float" office:value="186855.193359">
                <text:p>186855.193359</text:p>
              </table:table-cell>
              <table:table-cell office:value-type="float" office:value="39096">
                <text:p>3909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6939.601562">
                <text:p>116939.601562</text:p>
              </table:table-cell>
              <table:table-cell office:value-type="float" office:value="191193.40625">
                <text:p>191193.40625</text:p>
              </table:table-cell>
              <table:table-cell office:value-type="float" office:value="47477.400391">
                <text:p>47477.400391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118257.398438">
                <text:p>118257.398438</text:p>
              </table:table-cell>
              <table:table-cell office:value-type="float" office:value="198495.199219">
                <text:p>198495.199219</text:p>
              </table:table-cell>
              <table:table-cell office:value-type="float" office:value="39897.800782">
                <text:p>39897.800782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19591.800781">
                <text:p>119591.800781</text:p>
              </table:table-cell>
              <table:table-cell office:value-type="float" office:value="201774.59375">
                <text:p>201774.59375</text:p>
              </table:table-cell>
              <table:table-cell office:value-type="float" office:value="44353.798828">
                <text:p>44353.798828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120909.601562">
                <text:p>120909.601562</text:p>
              </table:table-cell>
              <table:table-cell office:value-type="float" office:value="205901.792969">
                <text:p>205901.792969</text:p>
              </table:table-cell>
              <table:table-cell office:value-type="float" office:value="44811.398438">
                <text:p>44811.39843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22204.601562">
                <text:p>122204.601562</text:p>
              </table:table-cell>
              <table:table-cell office:value-type="float" office:value="206601.802734">
                <text:p>206601.802734</text:p>
              </table:table-cell>
              <table:table-cell office:value-type="float" office:value="41066.400391">
                <text:p>41066.400391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123567.398438">
                <text:p>123567.398438</text:p>
              </table:table-cell>
              <table:table-cell office:value-type="float" office:value="205498.193359">
                <text:p>205498.193359</text:p>
              </table:table-cell>
              <table:table-cell office:value-type="float" office:value="49868">
                <text:p>49868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24875.800781">
                <text:p>124875.800781</text:p>
              </table:table-cell>
              <table:table-cell office:value-type="float" office:value="214633.005859">
                <text:p>214633.005859</text:p>
              </table:table-cell>
              <table:table-cell office:value-type="float" office:value="46095.199219">
                <text:p>46095.199219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126214.800781">
                <text:p>126214.800781</text:p>
              </table:table-cell>
              <table:table-cell office:value-type="float" office:value="211007.800781">
                <text:p>211007.800781</text:p>
              </table:table-cell>
              <table:table-cell office:value-type="float" office:value="50816.400391">
                <text:p>50816.40039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27576">
                <text:p>127576</text:p>
              </table:table-cell>
              <table:table-cell office:value-type="float" office:value="224835.400391">
                <text:p>224835.400391</text:p>
              </table:table-cell>
              <table:table-cell office:value-type="float" office:value="51305.599609">
                <text:p>51305.599609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128875.199219">
                <text:p>128875.199219</text:p>
              </table:table-cell>
              <table:table-cell office:value-type="float" office:value="226013.402344">
                <text:p>226013.402344</text:p>
              </table:table-cell>
              <table:table-cell office:value-type="float" office:value="47409.59961">
                <text:p>47409.5996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30222.398438">
                <text:p>130222.398438</text:p>
              </table:table-cell>
              <table:table-cell office:value-type="float" office:value="225141.802734">
                <text:p>225141.802734</text:p>
              </table:table-cell>
              <table:table-cell office:value-type="float" office:value="52249.599609">
                <text:p>52249.599609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131583.199219">
                <text:p>131583.199219</text:p>
              </table:table-cell>
              <table:table-cell office:value-type="float" office:value="229577.197266">
                <text:p>229577.197266</text:p>
              </table:table-cell>
              <table:table-cell office:value-type="float" office:value="48267.199219">
                <text:p>48267.199219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32855.398438">
                <text:p>132855.398438</text:p>
              </table:table-cell>
              <table:table-cell office:value-type="float" office:value="234660.005859">
                <text:p>234660.005859</text:p>
              </table:table-cell>
              <table:table-cell office:value-type="float" office:value="53198">
                <text:p>53198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134150">
                <text:p>134150</text:p>
              </table:table-cell>
              <table:table-cell office:value-type="float" office:value="234252.005859">
                <text:p>234252.005859</text:p>
              </table:table-cell>
              <table:table-cell office:value-type="float" office:value="49136">
                <text:p>4913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35542.800781">
                <text:p>135542.800781</text:p>
              </table:table-cell>
              <table:table-cell office:value-type="float" office:value="239029.003906">
                <text:p>239029.003906</text:p>
              </table:table-cell>
              <table:table-cell office:value-type="float" office:value="54143.199219">
                <text:p>54143.199219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136849">
                <text:p>136849</text:p>
              </table:table-cell>
              <table:table-cell office:value-type="float" office:value="240728.400391">
                <text:p>240728.400391</text:p>
              </table:table-cell>
              <table:table-cell office:value-type="float" office:value="54602.599609">
                <text:p>54602.59960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38210.601562">
                <text:p>138210.601562</text:p>
              </table:table-cell>
              <table:table-cell office:value-type="float" office:value="243252.996094">
                <text:p>243252.996094</text:p>
              </table:table-cell>
              <table:table-cell office:value-type="float" office:value="55091.400391">
                <text:p>55091.400391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139546">
                <text:p>139546</text:p>
              </table:table-cell>
              <table:table-cell office:value-type="float" office:value="248019.996094">
                <text:p>248019.996094</text:p>
              </table:table-cell>
              <table:table-cell office:value-type="float" office:value="55564.800781">
                <text:p>55564.80078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40850.398438">
                <text:p>140850.398438</text:p>
              </table:table-cell>
              <table:table-cell office:value-type="float" office:value="254345.402344">
                <text:p>254345.402344</text:p>
              </table:table-cell>
              <table:table-cell office:value-type="float" office:value="56026.599609">
                <text:p>56026.599609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142176.601562">
                <text:p>142176.601562</text:p>
              </table:table-cell>
              <table:table-cell office:value-type="float" office:value="254261.193359">
                <text:p>254261.193359</text:p>
              </table:table-cell>
              <table:table-cell office:value-type="float" office:value="56505.199219">
                <text:p>56505.19921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43495.601562">
                <text:p>143495.601562</text:p>
              </table:table-cell>
              <table:table-cell office:value-type="float" office:value="257144.806641">
                <text:p>257144.806641</text:p>
              </table:table-cell>
              <table:table-cell office:value-type="float" office:value="56977">
                <text:p>56977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144839.601562">
                <text:p>144839.601562</text:p>
              </table:table-cell>
              <table:table-cell office:value-type="float" office:value="268226.003906">
                <text:p>268226.003906</text:p>
              </table:table-cell>
              <table:table-cell office:value-type="float" office:value="52616.59961">
                <text:p>52616.59961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46185">
                <text:p>146185</text:p>
              </table:table-cell>
              <table:table-cell office:value-type="float" office:value="267727.005859">
                <text:p>267727.005859</text:p>
              </table:table-cell>
              <table:table-cell office:value-type="float" office:value="57937.400391">
                <text:p>57937.400391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147497">
                <text:p>147497</text:p>
              </table:table-cell>
              <table:table-cell office:value-type="float" office:value="278629.796875">
                <text:p>278629.796875</text:p>
              </table:table-cell>
              <table:table-cell office:value-type="float" office:value="58400">
                <text:p>58400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48856">
                <text:p>148856</text:p>
              </table:table-cell>
              <table:table-cell office:value-type="float" office:value="274278.792969">
                <text:p>274278.792969</text:p>
              </table:table-cell>
              <table:table-cell office:value-type="float" office:value="53924">
                <text:p>53924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150269.601562">
                <text:p>150269.601562</text:p>
              </table:table-cell>
              <table:table-cell office:value-type="float" office:value="279312.603516">
                <text:p>279312.603516</text:p>
              </table:table-cell>
              <table:table-cell office:value-type="float" office:value="59345.599609">
                <text:p>59345.59960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51510">
                <text:p>151510</text:p>
              </table:table-cell>
              <table:table-cell office:value-type="float" office:value="284760.195312">
                <text:p>284760.195312</text:p>
              </table:table-cell>
              <table:table-cell office:value-type="float" office:value="54784">
                <text:p>54784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152902">
                <text:p>152902</text:p>
              </table:table-cell>
              <table:table-cell office:value-type="float" office:value="286469.601563">
                <text:p>286469.601563</text:p>
              </table:table-cell>
              <table:table-cell office:value-type="float" office:value="60313.400391">
                <text:p>60313.40039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54202.796875">
                <text:p>154202.796875</text:p>
              </table:table-cell>
              <table:table-cell office:value-type="float" office:value="285741.792969">
                <text:p>285741.792969</text:p>
              </table:table-cell>
              <table:table-cell office:value-type="float" office:value="60773.599609">
                <text:p>60773.599609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155600.398438">
                <text:p>155600.398438</text:p>
              </table:table-cell>
              <table:table-cell office:value-type="float" office:value="294414.806641">
                <text:p>294414.806641</text:p>
              </table:table-cell>
              <table:table-cell office:value-type="float" office:value="61267.800781">
                <text:p>61267.80078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56917.601562">
                <text:p>156917.601562</text:p>
              </table:table-cell>
              <table:table-cell office:value-type="float" office:value="298330.394531">
                <text:p>298330.394531</text:p>
              </table:table-cell>
              <table:table-cell office:value-type="float" office:value="51342.201172">
                <text:p>51342.201172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158250.398438">
                <text:p>158250.398438</text:p>
              </table:table-cell>
              <table:table-cell office:value-type="float" office:value="301731.414062">
                <text:p>301731.414062</text:p>
              </table:table-cell>
              <table:table-cell office:value-type="float" office:value="56963.59961">
                <text:p>56963.5996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59634.601562">
                <text:p>159634.601562</text:p>
              </table:table-cell>
              <table:table-cell office:value-type="float" office:value="305929.585938">
                <text:p>305929.585938</text:p>
              </table:table-cell>
              <table:table-cell office:value-type="float" office:value="62683.199219">
                <text:p>62683.199219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160948.796875">
                <text:p>160948.796875</text:p>
              </table:table-cell>
              <table:table-cell office:value-type="float" office:value="307812.59375">
                <text:p>307812.59375</text:p>
              </table:table-cell>
              <table:table-cell office:value-type="float" office:value="63164.400391">
                <text:p>63164.400391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62276.203125">
                <text:p>162276.203125</text:p>
              </table:table-cell>
              <table:table-cell office:value-type="float" office:value="316133.386719">
                <text:p>316133.386719</text:p>
              </table:table-cell>
              <table:table-cell office:value-type="float" office:value="63624.800781">
                <text:p>63624.800781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163637.203125">
                <text:p>163637.203125</text:p>
              </table:table-cell>
              <table:table-cell office:value-type="float" office:value="320681.011719">
                <text:p>320681.011719</text:p>
              </table:table-cell>
              <table:table-cell office:value-type="float" office:value="58714.398438">
                <text:p>58714.39843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64928.601562">
                <text:p>164928.601562</text:p>
              </table:table-cell>
              <table:table-cell office:value-type="float" office:value="323195.792969">
                <text:p>323195.792969</text:p>
              </table:table-cell>
              <table:table-cell office:value-type="float" office:value="64578.199219">
                <text:p>64578.199219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166294.203125">
                <text:p>166294.203125</text:p>
              </table:table-cell>
              <table:table-cell office:value-type="float" office:value="327463.40625">
                <text:p>327463.40625</text:p>
              </table:table-cell>
              <table:table-cell office:value-type="float" office:value="65061.400391">
                <text:p>65061.400391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167717.203125">
                <text:p>167717.203125</text:p>
              </table:table-cell>
              <table:table-cell office:value-type="float" office:value="332604.414062">
                <text:p>332604.414062</text:p>
              </table:table-cell>
              <table:table-cell office:value-type="float" office:value="65510.599609">
                <text:p>65510.599609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168996.203125">
                <text:p>168996.203125</text:p>
              </table:table-cell>
              <table:table-cell office:value-type="float" office:value="343177.601562">
                <text:p>343177.601562</text:p>
              </table:table-cell>
              <table:table-cell office:value-type="float" office:value="49314.798828">
                <text:p>49314.79882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0333.203125">
                <text:p>170333.203125</text:p>
              </table:table-cell>
              <table:table-cell office:value-type="float" office:value="334180.398438">
                <text:p>334180.398438</text:p>
              </table:table-cell>
              <table:table-cell office:value-type="float" office:value="66476.599609">
                <text:p>66476.599609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171741.398438">
                <text:p>171741.398438</text:p>
              </table:table-cell>
              <table:table-cell office:value-type="float" office:value="345111.199219">
                <text:p>345111.199219</text:p>
              </table:table-cell>
              <table:table-cell office:value-type="float" office:value="66953">
                <text:p>66953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73048.398438">
                <text:p>173048.398438</text:p>
              </table:table-cell>
              <table:table-cell office:value-type="float" office:value="348751.199219">
                <text:p>348751.199219</text:p>
              </table:table-cell>
              <table:table-cell office:value-type="float" office:value="61774">
                <text:p>61774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174360.398438">
                <text:p>174360.398438</text:p>
              </table:table-cell>
              <table:table-cell office:value-type="float" office:value="350143.207031">
                <text:p>350143.207031</text:p>
              </table:table-cell>
              <table:table-cell office:value-type="float" office:value="62201.59961">
                <text:p>62201.59961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75745.796875">
                <text:p>175745.796875</text:p>
              </table:table-cell>
              <table:table-cell office:value-type="float" office:value="351788.398438">
                <text:p>351788.398438</text:p>
              </table:table-cell>
              <table:table-cell office:value-type="float" office:value="68387.599609">
                <text:p>68387.599609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77076.601562">
                <text:p>177076.601562</text:p>
              </table:table-cell>
              <table:table-cell office:value-type="float" office:value="362483.988281">
                <text:p>362483.988281</text:p>
              </table:table-cell>
              <table:table-cell office:value-type="float" office:value="63068.199219">
                <text:p>63068.199219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78425.796875">
                <text:p>178425.796875</text:p>
              </table:table-cell>
              <table:table-cell office:value-type="float" office:value="365377.585938">
                <text:p>365377.585938</text:p>
              </table:table-cell>
              <table:table-cell office:value-type="float" office:value="63506.798828">
                <text:p>63506.798828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179754">
                <text:p>179754</text:p>
              </table:table-cell>
              <table:table-cell office:value-type="float" office:value="374532.207031">
                <text:p>374532.207031</text:p>
              </table:table-cell>
              <table:table-cell office:value-type="float" office:value="63918.398438">
                <text:p>63918.39843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81069.203125">
                <text:p>181069.203125</text:p>
              </table:table-cell>
              <table:table-cell office:value-type="float" office:value="375794.007812">
                <text:p>375794.007812</text:p>
              </table:table-cell>
              <table:table-cell office:value-type="float" office:value="70283">
                <text:p>70283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182422.796875">
                <text:p>182422.796875</text:p>
              </table:table-cell>
              <table:table-cell office:value-type="float" office:value="376196.804688">
                <text:p>376196.804688</text:p>
              </table:table-cell>
              <table:table-cell office:value-type="float" office:value="70738.800781">
                <text:p>70738.80078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83782">
                <text:p>183782</text:p>
              </table:table-cell>
              <table:table-cell office:value-type="float" office:value="383546.398438">
                <text:p>383546.398438</text:p>
              </table:table-cell>
              <table:table-cell office:value-type="float" office:value="59230">
                <text:p>59230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185168.203125">
                <text:p>185168.203125</text:p>
              </table:table-cell>
              <table:table-cell office:value-type="float" office:value="390542.1875">
                <text:p>390542.1875</text:p>
              </table:table-cell>
              <table:table-cell office:value-type="float" office:value="71689.398438">
                <text:p>71689.398438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86525">
                <text:p>186525</text:p>
              </table:table-cell>
              <table:table-cell office:value-type="float" office:value="387127.386719">
                <text:p>387127.386719</text:p>
              </table:table-cell>
              <table:table-cell office:value-type="float" office:value="72180.199219">
                <text:p>72180.199219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187817.398438">
                <text:p>187817.398438</text:p>
              </table:table-cell>
              <table:table-cell office:value-type="float" office:value="403304.210938">
                <text:p>403304.210938</text:p>
              </table:table-cell>
              <table:table-cell office:value-type="float" office:value="66536.199219">
                <text:p>66536.199219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89191.796875">
                <text:p>189191.796875</text:p>
              </table:table-cell>
              <table:table-cell office:value-type="float" office:value="401222.789062">
                <text:p>401222.789062</text:p>
              </table:table-cell>
              <table:table-cell office:value-type="float" office:value="73133.601562">
                <text:p>73133.601562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190501.398438">
                <text:p>190501.398438</text:p>
              </table:table-cell>
              <table:table-cell office:value-type="float" office:value="401684.988281">
                <text:p>401684.988281</text:p>
              </table:table-cell>
              <table:table-cell office:value-type="float" office:value="67393.59961">
                <text:p>67393.5996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91860.796875">
                <text:p>191860.796875</text:p>
              </table:table-cell>
              <table:table-cell office:value-type="float" office:value="408103.007812">
                <text:p>408103.007812</text:p>
              </table:table-cell>
              <table:table-cell office:value-type="float" office:value="67833.398438">
                <text:p>67833.398438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193217.796875">
                <text:p>193217.796875</text:p>
              </table:table-cell>
              <table:table-cell office:value-type="float" office:value="414306.605469">
                <text:p>414306.605469</text:p>
              </table:table-cell>
              <table:table-cell office:value-type="float" office:value="74557">
                <text:p>74557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94613.796875">
                <text:p>194613.796875</text:p>
              </table:table-cell>
              <table:table-cell office:value-type="float" office:value="421458.605469">
                <text:p>421458.605469</text:p>
              </table:table-cell>
              <table:table-cell office:value-type="float" office:value="68696.398438">
                <text:p>68696.398438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195947">
                <text:p>195947</text:p>
              </table:table-cell>
              <table:table-cell office:value-type="float" office:value="425933.199219">
                <text:p>425933.199219</text:p>
              </table:table-cell>
              <table:table-cell office:value-type="float" office:value="75493.199219">
                <text:p>75493.19921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7263.398438">
                <text:p>197263.398438</text:p>
              </table:table-cell>
              <table:table-cell office:value-type="float" office:value="428763.1875">
                <text:p>428763.1875</text:p>
              </table:table-cell>
              <table:table-cell office:value-type="float" office:value="75966.199219">
                <text:p>75966.199219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198631">
                <text:p>198631</text:p>
              </table:table-cell>
              <table:table-cell office:value-type="float" office:value="432856.585938">
                <text:p>432856.585938</text:p>
              </table:table-cell>
              <table:table-cell office:value-type="float" office:value="76457.800781">
                <text:p>76457.800781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99992">
                <text:p>199992</text:p>
              </table:table-cell>
              <table:table-cell office:value-type="float" office:value="439370.207031">
                <text:p>439370.207031</text:p>
              </table:table-cell>
              <table:table-cell office:value-type="float" office:value="76935">
                <text:p>76935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201314.796875">
                <text:p>201314.796875</text:p>
              </table:table-cell>
              <table:table-cell office:value-type="float" office:value="446612.199219">
                <text:p>446612.199219</text:p>
              </table:table-cell>
              <table:table-cell office:value-type="float" office:value="77402.199219">
                <text:p>77402.199219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202701.601562">
                <text:p>202701.601562</text:p>
              </table:table-cell>
              <table:table-cell office:value-type="float" office:value="444032.613281">
                <text:p>444032.613281</text:p>
              </table:table-cell>
              <table:table-cell office:value-type="float" office:value="77869.199219">
                <text:p>77869.199219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204084.601562">
                <text:p>204084.601562</text:p>
              </table:table-cell>
              <table:table-cell office:value-type="float" office:value="449751.605469">
                <text:p>449751.605469</text:p>
              </table:table-cell>
              <table:table-cell office:value-type="float" office:value="78334.199219">
                <text:p>78334.19921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205546.796875">
                <text:p>205546.796875</text:p>
              </table:table-cell>
              <table:table-cell office:value-type="float" office:value="466591.007812">
                <text:p>466591.007812</text:p>
              </table:table-cell>
              <table:table-cell office:value-type="float" office:value="58878.199218">
                <text:p>58878.199218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206980.398438">
                <text:p>206980.398438</text:p>
              </table:table-cell>
              <table:table-cell office:value-type="float" office:value="463482.40625">
                <text:p>463482.40625</text:p>
              </table:table-cell>
              <table:table-cell office:value-type="float" office:value="79283.800781">
                <text:p>79283.80078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208375.398438">
                <text:p>208375.398438</text:p>
              </table:table-cell>
              <table:table-cell office:value-type="float" office:value="461631.394531">
                <text:p>461631.394531</text:p>
              </table:table-cell>
              <table:table-cell office:value-type="float" office:value="79771.398438">
                <text:p>79771.398438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209785.398438">
                <text:p>209785.398438</text:p>
              </table:table-cell>
              <table:table-cell office:value-type="float" office:value="471627.195312">
                <text:p>471627.195312</text:p>
              </table:table-cell>
              <table:table-cell office:value-type="float" office:value="73471">
                <text:p>7347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211197">
                <text:p>211197</text:p>
              </table:table-cell>
              <table:table-cell office:value-type="float" office:value="469644.59375">
                <text:p>469644.59375</text:p>
              </table:table-cell>
              <table:table-cell office:value-type="float" office:value="80711">
                <text:p>80711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212560.203125">
                <text:p>212560.203125</text:p>
              </table:table-cell>
              <table:table-cell office:value-type="float" office:value="475894.804688">
                <text:p>475894.804688</text:p>
              </table:table-cell>
              <table:table-cell office:value-type="float" office:value="81201.398438">
                <text:p>81201.39843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214019.203125">
                <text:p>214019.203125</text:p>
              </table:table-cell>
              <table:table-cell office:value-type="float" office:value="486373.800781">
                <text:p>486373.800781</text:p>
              </table:table-cell>
              <table:table-cell office:value-type="float" office:value="81682.601562">
                <text:p>81682.601562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215502">
                <text:p>215502</text:p>
              </table:table-cell>
              <table:table-cell office:value-type="float" office:value="494868.585938">
                <text:p>494868.585938</text:p>
              </table:table-cell>
              <table:table-cell office:value-type="float" office:value="82148.800781">
                <text:p>82148.800781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216822.203125">
                <text:p>216822.203125</text:p>
              </table:table-cell>
              <table:table-cell office:value-type="float" office:value="499915.1875">
                <text:p>499915.1875</text:p>
              </table:table-cell>
              <table:table-cell office:value-type="float" office:value="75645.800781">
                <text:p>75645.800781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218306.796875">
                <text:p>218306.796875</text:p>
              </table:table-cell>
              <table:table-cell office:value-type="float" office:value="501623.1875">
                <text:p>501623.1875</text:p>
              </table:table-cell>
              <table:table-cell office:value-type="float" office:value="83069.398438">
                <text:p>83069.398438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219744">
                <text:p>219744</text:p>
              </table:table-cell>
              <table:table-cell office:value-type="float" office:value="509860.804688">
                <text:p>509860.804688</text:p>
              </table:table-cell>
              <table:table-cell office:value-type="float" office:value="83561.800781">
                <text:p>83561.800781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221116.796875">
                <text:p>221116.796875</text:p>
              </table:table-cell>
              <table:table-cell office:value-type="float" office:value="516246.398438">
                <text:p>516246.398438</text:p>
              </table:table-cell>
              <table:table-cell office:value-type="float" office:value="84039.800781">
                <text:p>84039.800781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222548.601562">
                <text:p>222548.601562</text:p>
              </table:table-cell>
              <table:table-cell office:value-type="float" office:value="510210.011719">
                <text:p>510210.011719</text:p>
              </table:table-cell>
              <table:table-cell office:value-type="float" office:value="84493.800781">
                <text:p>84493.800781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223967.601562">
                <text:p>223967.601562</text:p>
              </table:table-cell>
              <table:table-cell office:value-type="float" office:value="525628.398438">
                <text:p>525628.398438</text:p>
              </table:table-cell>
              <table:table-cell office:value-type="float" office:value="84993.398438">
                <text:p>84993.39843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25384.203125">
                <text:p>225384.203125</text:p>
              </table:table-cell>
              <table:table-cell office:value-type="float" office:value="526136.605469">
                <text:p>526136.605469</text:p>
              </table:table-cell>
              <table:table-cell office:value-type="float" office:value="85469.800781">
                <text:p>85469.800781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226812.203125">
                <text:p>226812.203125</text:p>
              </table:table-cell>
              <table:table-cell office:value-type="float" office:value="533588.8125">
                <text:p>533588.8125</text:p>
              </table:table-cell>
              <table:table-cell office:value-type="float" office:value="78704">
                <text:p>78704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228225">
                <text:p>228225</text:p>
              </table:table-cell>
              <table:table-cell office:value-type="float" office:value="538415.613281">
                <text:p>538415.613281</text:p>
              </table:table-cell>
              <table:table-cell office:value-type="float" office:value="71847.398438">
                <text:p>71847.398438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229622.601562">
                <text:p>229622.601562</text:p>
              </table:table-cell>
              <table:table-cell office:value-type="float" office:value="543628.199219">
                <text:p>543628.199219</text:p>
              </table:table-cell>
              <table:table-cell office:value-type="float" office:value="72236.398438">
                <text:p>72236.398438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231127.796875">
                <text:p>231127.796875</text:p>
              </table:table-cell>
              <table:table-cell office:value-type="float" office:value="545171.992188">
                <text:p>545171.992188</text:p>
              </table:table-cell>
              <table:table-cell office:value-type="float" office:value="87391">
                <text:p>87391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232515.398438">
                <text:p>232515.398438</text:p>
              </table:table-cell>
              <table:table-cell office:value-type="float" office:value="549685.40625">
                <text:p>549685.40625</text:p>
              </table:table-cell>
              <table:table-cell office:value-type="float" office:value="87852.199219">
                <text:p>87852.199219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233932.601562">
                <text:p>233932.601562</text:p>
              </table:table-cell>
              <table:table-cell office:value-type="float" office:value="555420.207031">
                <text:p>555420.207031</text:p>
              </table:table-cell>
              <table:table-cell office:value-type="float" office:value="80874.199219">
                <text:p>80874.199219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235346.796875">
                <text:p>235346.796875</text:p>
              </table:table-cell>
              <table:table-cell office:value-type="float" office:value="570983.40625">
                <text:p>570983.40625</text:p>
              </table:table-cell>
              <table:table-cell office:value-type="float" office:value="73859.199219">
                <text:p>73859.199219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236797.601562">
                <text:p>236797.601562</text:p>
              </table:table-cell>
              <table:table-cell office:value-type="float" office:value="564334.605469">
                <text:p>564334.605469</text:p>
              </table:table-cell>
              <table:table-cell office:value-type="float" office:value="89257.398438">
                <text:p>89257.398438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238138.203125">
                <text:p>238138.203125</text:p>
              </table:table-cell>
              <table:table-cell office:value-type="float" office:value="572622.792969">
                <text:p>572622.792969</text:p>
              </table:table-cell>
              <table:table-cell office:value-type="float" office:value="89746.199219">
                <text:p>89746.19921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239599.601562">
                <text:p>239599.601562</text:p>
              </table:table-cell>
              <table:table-cell office:value-type="float" office:value="577001.585938">
                <text:p>577001.585938</text:p>
              </table:table-cell>
              <table:table-cell office:value-type="float" office:value="67439.001953">
                <text:p>67439.001953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241048.203125">
                <text:p>241048.203125</text:p>
              </table:table-cell>
              <table:table-cell office:value-type="float" office:value="581989">
                <text:p>581989</text:p>
              </table:table-cell>
              <table:table-cell office:value-type="float" office:value="90684.601562">
                <text:p>90684.60156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242445.398438">
                <text:p>242445.398438</text:p>
              </table:table-cell>
              <table:table-cell office:value-type="float" office:value="599614.226562">
                <text:p>599614.226562</text:p>
              </table:table-cell>
              <table:table-cell office:value-type="float" office:value="83487.800781">
                <text:p>83487.800781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243877.398438">
                <text:p>243877.398438</text:p>
              </table:table-cell>
              <table:table-cell office:value-type="float" office:value="588961.585938">
                <text:p>588961.585938</text:p>
              </table:table-cell>
              <table:table-cell office:value-type="float" office:value="91653.398438">
                <text:p>91653.39843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245279.796875">
                <text:p>245279.796875</text:p>
              </table:table-cell>
              <table:table-cell office:value-type="float" office:value="605932.585938">
                <text:p>605932.585938</text:p>
              </table:table-cell>
              <table:table-cell office:value-type="float" office:value="92117.398438">
                <text:p>92117.398438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246685.203125">
                <text:p>246685.203125</text:p>
              </table:table-cell>
              <table:table-cell office:value-type="float" office:value="610920.386719">
                <text:p>610920.386719</text:p>
              </table:table-cell>
              <table:table-cell office:value-type="float" office:value="92587.398438">
                <text:p>92587.39843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248139.796875">
                <text:p>248139.796875</text:p>
              </table:table-cell>
              <table:table-cell office:value-type="float" office:value="611816.988281">
                <text:p>611816.988281</text:p>
              </table:table-cell>
              <table:table-cell office:value-type="float" office:value="93060.199219">
                <text:p>93060.199219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249559.398438">
                <text:p>249559.398438</text:p>
              </table:table-cell>
              <table:table-cell office:value-type="float" office:value="619037.585938">
                <text:p>619037.585938</text:p>
              </table:table-cell>
              <table:table-cell office:value-type="float" office:value="93521.800781">
                <text:p>93521.800781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250945.601562">
                <text:p>250945.601562</text:p>
              </table:table-cell>
              <table:table-cell office:value-type="float" office:value="628637.011719">
                <text:p>628637.011719</text:p>
              </table:table-cell>
              <table:table-cell office:value-type="float" office:value="86082.597657">
                <text:p>86082.597657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252372">
                <text:p>252372</text:p>
              </table:table-cell>
              <table:table-cell office:value-type="float" office:value="624012.613281">
                <text:p>624012.613281</text:p>
              </table:table-cell>
              <table:table-cell office:value-type="float" office:value="94490.199219">
                <text:p>94490.1992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3862">
                <text:p>253862</text:p>
              </table:table-cell>
              <table:table-cell office:value-type="float" office:value="634550.824219">
                <text:p>634550.824219</text:p>
              </table:table-cell>
              <table:table-cell office:value-type="float" office:value="94949">
                <text:p>94949</text:p>
              </table:table-cell>
            </table:table-row>
            <table:table-row>
              <table:table-cell office:value-type="float" office:value="10050">
                <text:p>10050</text:p>
              </table:table-cell>
              <table:table-cell office:value-type="float" office:value="255270.203125">
                <text:p>255270.203125</text:p>
              </table:table-cell>
              <table:table-cell office:value-type="float" office:value="641703.226562">
                <text:p>641703.226562</text:p>
              </table:table-cell>
              <table:table-cell office:value-type="float" office:value="95466">
                <text:p>95466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256668.398438">
                <text:p>256668.398438</text:p>
              </table:table-cell>
              <table:table-cell office:value-type="float" office:value="642430.625">
                <text:p>642430.625</text:p>
              </table:table-cell>
              <table:table-cell office:value-type="float" office:value="95907.398438">
                <text:p>95907.398438</text:p>
              </table:table-cell>
            </table:table-row>
            <table:table-row>
              <table:table-cell office:value-type="float" office:value="10150">
                <text:p>10150</text:p>
              </table:table-cell>
              <table:table-cell office:value-type="float" office:value="258089">
                <text:p>258089</text:p>
              </table:table-cell>
              <table:table-cell office:value-type="float" office:value="654640.011719">
                <text:p>654640.011719</text:p>
              </table:table-cell>
              <table:table-cell office:value-type="float" office:value="88250.398438">
                <text:p>88250.398438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259556">
                <text:p>259556</text:p>
              </table:table-cell>
              <table:table-cell office:value-type="float" office:value="656992.199219">
                <text:p>656992.199219</text:p>
              </table:table-cell>
              <table:table-cell office:value-type="float" office:value="80542.398438">
                <text:p>80542.398438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260966.398438">
                <text:p>260966.398438</text:p>
              </table:table-cell>
              <table:table-cell office:value-type="float" office:value="669786.601562">
                <text:p>669786.601562</text:p>
              </table:table-cell>
              <table:table-cell office:value-type="float" office:value="97344.199219">
                <text:p>97344.199219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262314.203125">
                <text:p>262314.203125</text:p>
              </table:table-cell>
              <table:table-cell office:value-type="float" office:value="678426.011719">
                <text:p>678426.011719</text:p>
              </table:table-cell>
              <table:table-cell office:value-type="float" office:value="89568.597657">
                <text:p>89568.597657</text:p>
              </table:table-cell>
            </table:table-row>
            <table:table-row>
              <table:table-cell office:value-type="float" office:value="10350">
                <text:p>10350</text:p>
              </table:table-cell>
              <table:table-cell office:value-type="float" office:value="263778.796875">
                <text:p>263778.796875</text:p>
              </table:table-cell>
              <table:table-cell office:value-type="float" office:value="668953.414062">
                <text:p>668953.414062</text:p>
              </table:table-cell>
              <table:table-cell office:value-type="float" office:value="90002.398438">
                <text:p>90002.398438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265199.796875">
                <text:p>265199.796875</text:p>
              </table:table-cell>
              <table:table-cell office:value-type="float" office:value="680370.601562">
                <text:p>680370.601562</text:p>
              </table:table-cell>
              <table:table-cell office:value-type="float" office:value="98779.601562">
                <text:p>98779.601562</text:p>
              </table:table-cell>
            </table:table-row>
            <table:table-row>
              <table:table-cell office:value-type="float" office:value="10450">
                <text:p>10450</text:p>
              </table:table-cell>
              <table:table-cell office:value-type="float" office:value="266641.796875">
                <text:p>266641.796875</text:p>
              </table:table-cell>
              <table:table-cell office:value-type="float" office:value="678718.976562">
                <text:p>678718.976562</text:p>
              </table:table-cell>
              <table:table-cell office:value-type="float" office:value="99247">
                <text:p>99247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268099.398438">
                <text:p>268099.398438</text:p>
              </table:table-cell>
              <table:table-cell office:value-type="float" office:value="698888.023438">
                <text:p>698888.023438</text:p>
              </table:table-cell>
              <table:table-cell office:value-type="float" office:value="99734.601562">
                <text:p>99734.601562</text:p>
              </table:table-cell>
            </table:table-row>
            <table:table-row>
              <table:table-cell office:value-type="float" office:value="10550">
                <text:p>10550</text:p>
              </table:table-cell>
              <table:table-cell office:value-type="float" office:value="269539.203125">
                <text:p>269539.203125</text:p>
              </table:table-cell>
              <table:table-cell office:value-type="float" office:value="703215.585938">
                <text:p>703215.585938</text:p>
              </table:table-cell>
              <table:table-cell office:value-type="float" office:value="100183.800781">
                <text:p>100183.800781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270898.601562">
                <text:p>270898.601562</text:p>
              </table:table-cell>
              <table:table-cell office:value-type="float" office:value="703065.226562">
                <text:p>703065.226562</text:p>
              </table:table-cell>
              <table:table-cell office:value-type="float" office:value="92178.800781">
                <text:p>92178.800781</text:p>
              </table:table-cell>
            </table:table-row>
            <table:table-row>
              <table:table-cell office:value-type="float" office:value="10650">
                <text:p>10650</text:p>
              </table:table-cell>
              <table:table-cell office:value-type="float" office:value="272385">
                <text:p>272385</text:p>
              </table:table-cell>
              <table:table-cell office:value-type="float" office:value="710652.773438">
                <text:p>710652.773438</text:p>
              </table:table-cell>
              <table:table-cell office:value-type="float" office:value="84093.597657">
                <text:p>84093.597657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273818">
                <text:p>273818</text:p>
              </table:table-cell>
              <table:table-cell office:value-type="float" office:value="719239">
                <text:p>719239</text:p>
              </table:table-cell>
              <table:table-cell office:value-type="float" office:value="67378.40039">
                <text:p>67378.40039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275238">
                <text:p>275238</text:p>
              </table:table-cell>
              <table:table-cell office:value-type="float" office:value="724562.414062">
                <text:p>724562.414062</text:p>
              </table:table-cell>
              <table:table-cell office:value-type="float" office:value="93483.398438">
                <text:p>93483.398438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276632.601562">
                <text:p>276632.601562</text:p>
              </table:table-cell>
              <table:table-cell office:value-type="float" office:value="723582.1875">
                <text:p>723582.1875</text:p>
              </table:table-cell>
              <table:table-cell office:value-type="float" office:value="102549.398438">
                <text:p>102549.398438</text:p>
              </table:table-cell>
            </table:table-row>
            <table:table-row>
              <table:table-cell office:value-type="float" office:value="10850">
                <text:p>10850</text:p>
              </table:table-cell>
              <table:table-cell office:value-type="float" office:value="278086.203125">
                <text:p>278086.203125</text:p>
              </table:table-cell>
              <table:table-cell office:value-type="float" office:value="738899.800781">
                <text:p>738899.800781</text:p>
              </table:table-cell>
              <table:table-cell office:value-type="float" office:value="94333.597657">
                <text:p>94333.597657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279531">
                <text:p>279531</text:p>
              </table:table-cell>
              <table:table-cell office:value-type="float" office:value="739378.625">
                <text:p>739378.625</text:p>
              </table:table-cell>
              <table:table-cell office:value-type="float" office:value="103499.398438">
                <text:p>103499.398438</text:p>
              </table:table-cell>
            </table:table-row>
            <table:table-row>
              <table:table-cell office:value-type="float" office:value="10950">
                <text:p>10950</text:p>
              </table:table-cell>
              <table:table-cell office:value-type="float" office:value="280907.40625">
                <text:p>280907.40625</text:p>
              </table:table-cell>
              <table:table-cell office:value-type="float" office:value="743391.199219">
                <text:p>743391.199219</text:p>
              </table:table-cell>
              <table:table-cell office:value-type="float" office:value="86477.796876">
                <text:p>86477.79687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82321.203125">
                <text:p>282321.203125</text:p>
              </table:table-cell>
              <table:table-cell office:value-type="float" office:value="752541.625">
                <text:p>752541.625</text:p>
              </table:table-cell>
              <table:table-cell office:value-type="float" office:value="104471">
                <text:p>104471</text:p>
              </table:table-cell>
            </table:table-row>
            <table:table-row>
              <table:table-cell office:value-type="float" office:value="11050">
                <text:p>11050</text:p>
              </table:table-cell>
              <table:table-cell office:value-type="float" office:value="283797">
                <text:p>283797</text:p>
              </table:table-cell>
              <table:table-cell office:value-type="float" office:value="752305.425781">
                <text:p>752305.425781</text:p>
              </table:table-cell>
              <table:table-cell office:value-type="float" office:value="104934.398438">
                <text:p>104934.398438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285200.203125">
                <text:p>285200.203125</text:p>
              </table:table-cell>
              <table:table-cell office:value-type="float" office:value="759828.386719">
                <text:p>759828.386719</text:p>
              </table:table-cell>
              <table:table-cell office:value-type="float" office:value="105430.800781">
                <text:p>105430.800781</text:p>
              </table:table-cell>
            </table:table-row>
            <table:table-row>
              <table:table-cell office:value-type="float" office:value="11150">
                <text:p>11150</text:p>
              </table:table-cell>
              <table:table-cell office:value-type="float" office:value="286671.40625">
                <text:p>286671.40625</text:p>
              </table:table-cell>
              <table:table-cell office:value-type="float" office:value="763887.414062">
                <text:p>763887.414062</text:p>
              </table:table-cell>
              <table:table-cell office:value-type="float" office:value="105902.199219">
                <text:p>105902.199219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288097.203125">
                <text:p>288097.203125</text:p>
              </table:table-cell>
              <table:table-cell office:value-type="float" office:value="780199.988281">
                <text:p>780199.988281</text:p>
              </table:table-cell>
              <table:table-cell office:value-type="float" office:value="88435">
                <text:p>88435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289466.59375">
                <text:p>289466.59375</text:p>
              </table:table-cell>
              <table:table-cell office:value-type="float" office:value="799084.011719">
                <text:p>799084.011719</text:p>
              </table:table-cell>
              <table:table-cell office:value-type="float" office:value="79823">
                <text:p>79823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290906.59375">
                <text:p>290906.59375</text:p>
              </table:table-cell>
              <table:table-cell office:value-type="float" office:value="789129.773438">
                <text:p>789129.773438</text:p>
              </table:table-cell>
              <table:table-cell office:value-type="float" office:value="107315">
                <text:p>107315</text:p>
              </table:table-cell>
            </table:table-row>
            <table:table-row>
              <table:table-cell office:value-type="float" office:value="11350">
                <text:p>11350</text:p>
              </table:table-cell>
              <table:table-cell office:value-type="float" office:value="292383.796875">
                <text:p>292383.796875</text:p>
              </table:table-cell>
              <table:table-cell office:value-type="float" office:value="799021">
                <text:p>799021</text:p>
              </table:table-cell>
              <table:table-cell office:value-type="float" office:value="89619">
                <text:p>89619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293871.203125">
                <text:p>293871.203125</text:p>
              </table:table-cell>
              <table:table-cell office:value-type="float" office:value="799157.625">
                <text:p>799157.625</text:p>
              </table:table-cell>
              <table:table-cell office:value-type="float" office:value="108262.800781">
                <text:p>108262.800781</text:p>
              </table:table-cell>
            </table:table-row>
            <table:table-row>
              <table:table-cell office:value-type="float" office:value="11450">
                <text:p>11450</text:p>
              </table:table-cell>
              <table:table-cell office:value-type="float" office:value="295284.796875">
                <text:p>295284.796875</text:p>
              </table:table-cell>
              <table:table-cell office:value-type="float" office:value="800580.386719">
                <text:p>800580.386719</text:p>
              </table:table-cell>
              <table:table-cell office:value-type="float" office:value="108750.800781">
                <text:p>108750.800781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296650.59375">
                <text:p>296650.59375</text:p>
              </table:table-cell>
              <table:table-cell office:value-type="float" office:value="816475.789062">
                <text:p>816475.789062</text:p>
              </table:table-cell>
              <table:table-cell office:value-type="float" office:value="109215">
                <text:p>109215</text:p>
              </table:table-cell>
            </table:table-row>
            <table:table-row>
              <table:table-cell office:value-type="float" office:value="11550">
                <text:p>11550</text:p>
              </table:table-cell>
              <table:table-cell office:value-type="float" office:value="298141.59375">
                <text:p>298141.59375</text:p>
              </table:table-cell>
              <table:table-cell office:value-type="float" office:value="809112.226562">
                <text:p>809112.226562</text:p>
              </table:table-cell>
              <table:table-cell office:value-type="float" office:value="109692.199219">
                <text:p>109692.199219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299543.40625">
                <text:p>299543.40625</text:p>
              </table:table-cell>
              <table:table-cell office:value-type="float" office:value="820954">
                <text:p>820954</text:p>
              </table:table-cell>
              <table:table-cell office:value-type="float" office:value="110172.398438">
                <text:p>110172.398438</text:p>
              </table:table-cell>
            </table:table-row>
            <table:table-row>
              <table:table-cell office:value-type="float" office:value="11650">
                <text:p>11650</text:p>
              </table:table-cell>
              <table:table-cell office:value-type="float" office:value="301011.796875">
                <text:p>301011.796875</text:p>
              </table:table-cell>
              <table:table-cell office:value-type="float" office:value="839138.8125">
                <text:p>839138.8125</text:p>
              </table:table-cell>
              <table:table-cell office:value-type="float" office:value="110627.199219">
                <text:p>110627.199219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302402.796875">
                <text:p>302402.796875</text:p>
              </table:table-cell>
              <table:table-cell office:value-type="float" office:value="839798.585938">
                <text:p>839798.585938</text:p>
              </table:table-cell>
              <table:table-cell office:value-type="float" office:value="111119.601562">
                <text:p>111119.601562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303828.59375">
                <text:p>303828.59375</text:p>
              </table:table-cell>
              <table:table-cell office:value-type="float" office:value="849606.824219">
                <text:p>849606.824219</text:p>
              </table:table-cell>
              <table:table-cell office:value-type="float" office:value="111578.199219">
                <text:p>111578.199219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305256.59375">
                <text:p>305256.59375</text:p>
              </table:table-cell>
              <table:table-cell office:value-type="float" office:value="848883.625">
                <text:p>848883.625</text:p>
              </table:table-cell>
              <table:table-cell office:value-type="float" office:value="102587.398438">
                <text:p>102587.398438</text:p>
              </table:table-cell>
            </table:table-row>
            <table:table-row>
              <table:table-cell office:value-type="float" office:value="11850">
                <text:p>11850</text:p>
              </table:table-cell>
              <table:table-cell office:value-type="float" office:value="306648.796875">
                <text:p>306648.796875</text:p>
              </table:table-cell>
              <table:table-cell office:value-type="float" office:value="863504.398438">
                <text:p>863504.398438</text:p>
              </table:table-cell>
              <table:table-cell office:value-type="float" office:value="112529.398438">
                <text:p>112529.398438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308159.796875">
                <text:p>308159.796875</text:p>
              </table:table-cell>
              <table:table-cell office:value-type="float" office:value="865218.625">
                <text:p>865218.625</text:p>
              </table:table-cell>
              <table:table-cell office:value-type="float" office:value="113019.398438">
                <text:p>113019.398438</text:p>
              </table:table-cell>
            </table:table-row>
            <table:table-row>
              <table:table-cell office:value-type="float" office:value="11950">
                <text:p>11950</text:p>
              </table:table-cell>
              <table:table-cell office:value-type="float" office:value="309578.203125">
                <text:p>309578.203125</text:p>
              </table:table-cell>
              <table:table-cell office:value-type="float" office:value="888225.625">
                <text:p>888225.625</text:p>
              </table:table-cell>
              <table:table-cell office:value-type="float" office:value="113497.601562">
                <text:p>113497.60156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10973.40625">
                <text:p>310973.40625</text:p>
              </table:table-cell>
              <table:table-cell office:value-type="float" office:value="885055.226562">
                <text:p>885055.226562</text:p>
              </table:table-cell>
              <table:table-cell office:value-type="float" office:value="113960.800781">
                <text:p>113960.800781</text:p>
              </table:table-cell>
            </table:table-row>
            <table:table-row>
              <table:table-cell office:value-type="float" office:value="12050">
                <text:p>12050</text:p>
              </table:table-cell>
              <table:table-cell office:value-type="float" office:value="312383.59375">
                <text:p>312383.59375</text:p>
              </table:table-cell>
              <table:table-cell office:value-type="float" office:value="892383.171875">
                <text:p>892383.171875</text:p>
              </table:table-cell>
              <table:table-cell office:value-type="float" office:value="104817.597657">
                <text:p>104817.597657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313818.59375">
                <text:p>313818.59375</text:p>
              </table:table-cell>
              <table:table-cell office:value-type="float" office:value="891184.800781">
                <text:p>891184.800781</text:p>
              </table:table-cell>
              <table:table-cell office:value-type="float" office:value="114887.398438">
                <text:p>114887.398438</text:p>
              </table:table-cell>
            </table:table-row>
            <table:table-row>
              <table:table-cell office:value-type="float" office:value="12150">
                <text:p>12150</text:p>
              </table:table-cell>
              <table:table-cell office:value-type="float" office:value="315324.796875">
                <text:p>315324.796875</text:p>
              </table:table-cell>
              <table:table-cell office:value-type="float" office:value="906601.601562">
                <text:p>906601.601562</text:p>
              </table:table-cell>
              <table:table-cell office:value-type="float" office:value="115377.199219">
                <text:p>115377.199219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316762.203125">
                <text:p>316762.203125</text:p>
              </table:table-cell>
              <table:table-cell office:value-type="float" office:value="918435.824219">
                <text:p>918435.824219</text:p>
              </table:table-cell>
              <table:table-cell office:value-type="float" office:value="96330.199219">
                <text:p>96330.199219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318159.203125">
                <text:p>318159.203125</text:p>
              </table:table-cell>
              <table:table-cell office:value-type="float" office:value="917219.1875">
                <text:p>917219.1875</text:p>
              </table:table-cell>
              <table:table-cell office:value-type="float" office:value="106515.398438">
                <text:p>106515.398438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319608.796875">
                <text:p>319608.796875</text:p>
              </table:table-cell>
              <table:table-cell office:value-type="float" office:value="923545.609375">
                <text:p>923545.609375</text:p>
              </table:table-cell>
              <table:table-cell office:value-type="float" office:value="106947.199219">
                <text:p>106947.199219</text:p>
              </table:table-cell>
            </table:table-row>
            <table:table-row>
              <table:table-cell office:value-type="float" office:value="12350">
                <text:p>12350</text:p>
              </table:table-cell>
              <table:table-cell office:value-type="float" office:value="321029.59375">
                <text:p>321029.59375</text:p>
              </table:table-cell>
              <table:table-cell office:value-type="float" office:value="929645.210938">
                <text:p>929645.210938</text:p>
              </table:table-cell>
              <table:table-cell office:value-type="float" office:value="117284.601562">
                <text:p>117284.601562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322561.203125">
                <text:p>322561.203125</text:p>
              </table:table-cell>
              <table:table-cell office:value-type="float" office:value="937459.789062">
                <text:p>937459.789062</text:p>
              </table:table-cell>
              <table:table-cell office:value-type="float" office:value="117770">
                <text:p>117770</text:p>
              </table:table-cell>
            </table:table-row>
            <table:table-row>
              <table:table-cell office:value-type="float" office:value="12450">
                <text:p>12450</text:p>
              </table:table-cell>
              <table:table-cell office:value-type="float" office:value="323928.796875">
                <text:p>323928.796875</text:p>
              </table:table-cell>
              <table:table-cell office:value-type="float" office:value="945486.421875">
                <text:p>945486.421875</text:p>
              </table:table-cell>
              <table:table-cell office:value-type="float" office:value="118251.199219">
                <text:p>118251.199219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25363">
                <text:p>325363</text:p>
              </table:table-cell>
              <table:table-cell office:value-type="float" office:value="972842.398438">
                <text:p>972842.398438</text:p>
              </table:table-cell>
              <table:table-cell office:value-type="float" office:value="98699.398438">
                <text:p>98699.398438</text:p>
              </table:table-cell>
            </table:table-row>
            <table:table-row>
              <table:table-cell office:value-type="float" office:value="12550">
                <text:p>12550</text:p>
              </table:table-cell>
              <table:table-cell office:value-type="float" office:value="326744">
                <text:p>326744</text:p>
              </table:table-cell>
              <table:table-cell office:value-type="float" office:value="945694.1875">
                <text:p>945694.1875</text:p>
              </table:table-cell>
              <table:table-cell office:value-type="float" office:value="119195">
                <text:p>119195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328193.203125">
                <text:p>328193.203125</text:p>
              </table:table-cell>
              <table:table-cell office:value-type="float" office:value="964471.023438">
                <text:p>964471.023438</text:p>
              </table:table-cell>
              <table:table-cell office:value-type="float" office:value="119636.601562">
                <text:p>119636.601562</text:p>
              </table:table-cell>
            </table:table-row>
            <table:table-row>
              <table:table-cell office:value-type="float" office:value="12650">
                <text:p>12650</text:p>
              </table:table-cell>
              <table:table-cell office:value-type="float" office:value="329717.59375">
                <text:p>329717.59375</text:p>
              </table:table-cell>
              <table:table-cell office:value-type="float" office:value="962909.613281">
                <text:p>962909.613281</text:p>
              </table:table-cell>
              <table:table-cell office:value-type="float" office:value="120134.199219">
                <text:p>120134.199219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331113.796875">
                <text:p>331113.796875</text:p>
              </table:table-cell>
              <table:table-cell office:value-type="float" office:value="975182.601562">
                <text:p>975182.601562</text:p>
              </table:table-cell>
              <table:table-cell office:value-type="float" office:value="110444.800781">
                <text:p>110444.800781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332587.40625">
                <text:p>332587.40625</text:p>
              </table:table-cell>
              <table:table-cell office:value-type="float" office:value="983013.796875">
                <text:p>983013.796875</text:p>
              </table:table-cell>
              <table:table-cell office:value-type="float" office:value="121087">
                <text:p>121087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333954.203125">
                <text:p>333954.203125</text:p>
              </table:table-cell>
              <table:table-cell office:value-type="float" office:value="988414.175781">
                <text:p>988414.175781</text:p>
              </table:table-cell>
              <table:table-cell office:value-type="float" office:value="111319">
                <text:p>111319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335438.796875">
                <text:p>335438.796875</text:p>
              </table:table-cell>
              <table:table-cell office:value-type="float" office:value="1002730.789062">
                <text:p>1002730.789062</text:p>
              </table:table-cell>
              <table:table-cell office:value-type="float" office:value="122040.800781">
                <text:p>122040.800781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336868">
                <text:p>336868</text:p>
              </table:table-cell>
              <table:table-cell office:value-type="float" office:value="1003477.023438">
                <text:p>1003477.023438</text:p>
              </table:table-cell>
              <table:table-cell office:value-type="float" office:value="122515.199219">
                <text:p>122515.199219</text:p>
              </table:table-cell>
            </table:table-row>
            <table:table-row>
              <table:table-cell office:value-type="float" office:value="12950">
                <text:p>12950</text:p>
              </table:table-cell>
              <table:table-cell office:value-type="float" office:value="338347.203125">
                <text:p>338347.203125</text:p>
              </table:table-cell>
              <table:table-cell office:value-type="float" office:value="1005897.601562">
                <text:p>1005897.601562</text:p>
              </table:table-cell>
              <table:table-cell office:value-type="float" office:value="122980.398438">
                <text:p>122980.39843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39785.796875">
                <text:p>339785.796875</text:p>
              </table:table-cell>
              <table:table-cell office:value-type="float" office:value="1018456.625">
                <text:p>1018456.625</text:p>
              </table:table-cell>
              <table:table-cell office:value-type="float" office:value="123445.800781">
                <text:p>123445.800781</text:p>
              </table:table-cell>
            </table:table-row>
            <table:table-row>
              <table:table-cell office:value-type="float" office:value="13050">
                <text:p>13050</text:p>
              </table:table-cell>
              <table:table-cell office:value-type="float" office:value="341197.59375">
                <text:p>341197.59375</text:p>
              </table:table-cell>
              <table:table-cell office:value-type="float" office:value="1021968">
                <text:p>1021968</text:p>
              </table:table-cell>
              <table:table-cell office:value-type="float" office:value="123924.601562">
                <text:p>123924.601562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342634.40625">
                <text:p>342634.40625</text:p>
              </table:table-cell>
              <table:table-cell office:value-type="float" office:value="1032045.8125">
                <text:p>1032045.8125</text:p>
              </table:table-cell>
              <table:table-cell office:value-type="float" office:value="124404.199219">
                <text:p>124404.199219</text:p>
              </table:table-cell>
            </table:table-row>
            <table:table-row>
              <table:table-cell office:value-type="float" office:value="13150">
                <text:p>13150</text:p>
              </table:table-cell>
              <table:table-cell office:value-type="float" office:value="344040">
                <text:p>344040</text:p>
              </table:table-cell>
              <table:table-cell office:value-type="float" office:value="1039309.023438">
                <text:p>1039309.023438</text:p>
              </table:table-cell>
              <table:table-cell office:value-type="float" office:value="124895">
                <text:p>124895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345471.203125">
                <text:p>345471.203125</text:p>
              </table:table-cell>
              <table:table-cell office:value-type="float" office:value="1050580.8125">
                <text:p>1050580.8125</text:p>
              </table:table-cell>
              <table:table-cell office:value-type="float" office:value="125375.199219">
                <text:p>125375.199219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347057">
                <text:p>347057</text:p>
              </table:table-cell>
              <table:table-cell office:value-type="float" office:value="1060183.609375">
                <text:p>1060183.609375</text:p>
              </table:table-cell>
              <table:table-cell office:value-type="float" office:value="125790.398438">
                <text:p>125790.398438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348438">
                <text:p>348438</text:p>
              </table:table-cell>
              <table:table-cell office:value-type="float" office:value="1053699.199219">
                <text:p>1053699.199219</text:p>
              </table:table-cell>
              <table:table-cell office:value-type="float" office:value="126300.398438">
                <text:p>126300.398438</text:p>
              </table:table-cell>
            </table:table-row>
            <table:table-row>
              <table:table-cell office:value-type="float" office:value="13350">
                <text:p>13350</text:p>
              </table:table-cell>
              <table:table-cell office:value-type="float" office:value="349828.203125">
                <text:p>349828.203125</text:p>
              </table:table-cell>
              <table:table-cell office:value-type="float" office:value="1062216.585938">
                <text:p>1062216.585938</text:p>
              </table:table-cell>
              <table:table-cell office:value-type="float" office:value="116103.800781">
                <text:p>116103.800781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351366.203125">
                <text:p>351366.203125</text:p>
              </table:table-cell>
              <table:table-cell office:value-type="float" office:value="1084192.976562">
                <text:p>1084192.976562</text:p>
              </table:table-cell>
              <table:table-cell office:value-type="float" office:value="127248.398438">
                <text:p>127248.398438</text:p>
              </table:table-cell>
            </table:table-row>
            <table:table-row>
              <table:table-cell office:value-type="float" office:value="13450">
                <text:p>13450</text:p>
              </table:table-cell>
              <table:table-cell office:value-type="float" office:value="352790.40625">
                <text:p>352790.40625</text:p>
              </table:table-cell>
              <table:table-cell office:value-type="float" office:value="1076681.386719">
                <text:p>1076681.386719</text:p>
              </table:table-cell>
              <table:table-cell office:value-type="float" office:value="116954.800781">
                <text:p>116954.800781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354232">
                <text:p>354232</text:p>
              </table:table-cell>
              <table:table-cell office:value-type="float" office:value="1101911.171875">
                <text:p>1101911.171875</text:p>
              </table:table-cell>
              <table:table-cell office:value-type="float" office:value="106608">
                <text:p>106608</text:p>
              </table:table-cell>
            </table:table-row>
            <table:table-row>
              <table:table-cell office:value-type="float" office:value="13550">
                <text:p>13550</text:p>
              </table:table-cell>
              <table:table-cell office:value-type="float" office:value="355602">
                <text:p>355602</text:p>
              </table:table-cell>
              <table:table-cell office:value-type="float" office:value="1102061.585938">
                <text:p>1102061.585938</text:p>
              </table:table-cell>
              <table:table-cell office:value-type="float" office:value="117841.597657">
                <text:p>117841.597657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357053.59375">
                <text:p>357053.59375</text:p>
              </table:table-cell>
              <table:table-cell office:value-type="float" office:value="1105869.828125">
                <text:p>1105869.828125</text:p>
              </table:table-cell>
              <table:table-cell office:value-type="float" office:value="129167">
                <text:p>129167</text:p>
              </table:table-cell>
            </table:table-row>
            <table:table-row>
              <table:table-cell office:value-type="float" office:value="13650">
                <text:p>13650</text:p>
              </table:table-cell>
              <table:table-cell office:value-type="float" office:value="358513.40625">
                <text:p>358513.40625</text:p>
              </table:table-cell>
              <table:table-cell office:value-type="float" office:value="1112841.390625">
                <text:p>1112841.390625</text:p>
              </table:table-cell>
              <table:table-cell office:value-type="float" office:value="129635.398438">
                <text:p>129635.398438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359968">
                <text:p>359968</text:p>
              </table:table-cell>
              <table:table-cell office:value-type="float" office:value="1124257.601562">
                <text:p>1124257.601562</text:p>
              </table:table-cell>
              <table:table-cell office:value-type="float" office:value="108179">
                <text:p>108179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361386">
                <text:p>361386</text:p>
              </table:table-cell>
              <table:table-cell office:value-type="float" office:value="1137824.546875">
                <text:p>1137824.546875</text:p>
              </table:table-cell>
              <table:table-cell office:value-type="float" office:value="130583">
                <text:p>130583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362780.59375">
                <text:p>362780.59375</text:p>
              </table:table-cell>
              <table:table-cell office:value-type="float" office:value="1138384.976562">
                <text:p>1138384.976562</text:p>
              </table:table-cell>
              <table:table-cell office:value-type="float" office:value="131050.398438">
                <text:p>131050.398438</text:p>
              </table:table-cell>
            </table:table-row>
            <table:table-row>
              <table:table-cell office:value-type="float" office:value="13850">
                <text:p>13850</text:p>
              </table:table-cell>
              <table:table-cell office:value-type="float" office:value="364329.796875">
                <text:p>364329.796875</text:p>
              </table:table-cell>
              <table:table-cell office:value-type="float" office:value="1150931.226562">
                <text:p>1150931.226562</text:p>
              </table:table-cell>
              <table:table-cell office:value-type="float" office:value="109343">
                <text:p>109343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365750.59375">
                <text:p>365750.59375</text:p>
              </table:table-cell>
              <table:table-cell office:value-type="float" office:value="1159350.773438">
                <text:p>1159350.773438</text:p>
              </table:table-cell>
              <table:table-cell office:value-type="float" office:value="120881.398438">
                <text:p>120881.398438</text:p>
              </table:table-cell>
            </table:table-row>
            <table:table-row>
              <table:table-cell office:value-type="float" office:value="13950">
                <text:p>13950</text:p>
              </table:table-cell>
              <table:table-cell office:value-type="float" office:value="367174.59375">
                <text:p>367174.59375</text:p>
              </table:table-cell>
              <table:table-cell office:value-type="float" office:value="1153182">
                <text:p>1153182</text:p>
              </table:table-cell>
              <table:table-cell office:value-type="float" office:value="110153">
                <text:p>11015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68554">
                <text:p>368554</text:p>
              </table:table-cell>
              <table:table-cell office:value-type="float" office:value="1171851.648438">
                <text:p>1171851.648438</text:p>
              </table:table-cell>
              <table:table-cell office:value-type="float" office:value="132939.601562">
                <text:p>132939.601562</text:p>
              </table:table-cell>
            </table:table-row>
            <table:table-row>
              <table:table-cell office:value-type="float" office:value="14050">
                <text:p>14050</text:p>
              </table:table-cell>
              <table:table-cell office:value-type="float" office:value="370043">
                <text:p>370043</text:p>
              </table:table-cell>
              <table:table-cell office:value-type="float" office:value="1178120.25">
                <text:p>1178120.25</text:p>
              </table:table-cell>
              <table:table-cell office:value-type="float" office:value="133423.601562">
                <text:p>133423.601562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371520.40625">
                <text:p>371520.40625</text:p>
              </table:table-cell>
              <table:table-cell office:value-type="float" office:value="1170955.398438">
                <text:p>1170955.398438</text:p>
              </table:table-cell>
              <table:table-cell office:value-type="float" office:value="122607.398438">
                <text:p>122607.398438</text:p>
              </table:table-cell>
            </table:table-row>
            <table:table-row>
              <table:table-cell office:value-type="float" office:value="14150">
                <text:p>14150</text:p>
              </table:table-cell>
              <table:table-cell office:value-type="float" office:value="373007">
                <text:p>373007</text:p>
              </table:table-cell>
              <table:table-cell office:value-type="float" office:value="1186513.773438">
                <text:p>1186513.773438</text:p>
              </table:table-cell>
              <table:table-cell office:value-type="float" office:value="134363.800781">
                <text:p>134363.800781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374398">
                <text:p>374398</text:p>
              </table:table-cell>
              <table:table-cell office:value-type="float" office:value="1208354.453125">
                <text:p>1208354.453125</text:p>
              </table:table-cell>
              <table:table-cell office:value-type="float" office:value="134855">
                <text:p>134855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375874.796875">
                <text:p>375874.796875</text:p>
              </table:table-cell>
              <table:table-cell office:value-type="float" office:value="1217657.226562">
                <text:p>1217657.226562</text:p>
              </table:table-cell>
              <table:table-cell office:value-type="float" office:value="123885.804687">
                <text:p>123885.804687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377279.796875">
                <text:p>377279.796875</text:p>
              </table:table-cell>
              <table:table-cell office:value-type="float" office:value="1219992.375">
                <text:p>1219992.375</text:p>
              </table:table-cell>
              <table:table-cell office:value-type="float" office:value="135793.398438">
                <text:p>135793.398438</text:p>
              </table:table-cell>
            </table:table-row>
            <table:table-row>
              <table:table-cell office:value-type="float" office:value="14350">
                <text:p>14350</text:p>
              </table:table-cell>
              <table:table-cell office:value-type="float" office:value="378724.203125">
                <text:p>378724.203125</text:p>
              </table:table-cell>
              <table:table-cell office:value-type="float" office:value="1225080.976562">
                <text:p>1225080.976562</text:p>
              </table:table-cell>
              <table:table-cell office:value-type="float" office:value="113307.796876">
                <text:p>113307.796876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380118">
                <text:p>380118</text:p>
              </table:table-cell>
              <table:table-cell office:value-type="float" office:value="1238372.851562">
                <text:p>1238372.851562</text:p>
              </table:table-cell>
              <table:table-cell office:value-type="float" office:value="125207.804687">
                <text:p>125207.804687</text:p>
              </table:table-cell>
            </table:table-row>
            <table:table-row>
              <table:table-cell office:value-type="float" office:value="14450">
                <text:p>14450</text:p>
              </table:table-cell>
              <table:table-cell office:value-type="float" office:value="381575.203125">
                <text:p>381575.203125</text:p>
              </table:table-cell>
              <table:table-cell office:value-type="float" office:value="1254995.546875">
                <text:p>1254995.546875</text:p>
              </table:table-cell>
              <table:table-cell office:value-type="float" office:value="125663.804687">
                <text:p>125663.804687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383037.796875">
                <text:p>383037.796875</text:p>
              </table:table-cell>
              <table:table-cell office:value-type="float" office:value="1254977.625">
                <text:p>1254977.625</text:p>
              </table:table-cell>
              <table:table-cell office:value-type="float" office:value="126062.804687">
                <text:p>126062.804687</text:p>
              </table:table-cell>
            </table:table-row>
            <table:table-row>
              <table:table-cell office:value-type="float" office:value="14550">
                <text:p>14550</text:p>
              </table:table-cell>
              <table:table-cell office:value-type="float" office:value="384527.40625">
                <text:p>384527.40625</text:p>
              </table:table-cell>
              <table:table-cell office:value-type="float" office:value="1245862">
                <text:p>1245862</text:p>
              </table:table-cell>
              <table:table-cell office:value-type="float" office:value="126562.804687">
                <text:p>126562.804687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385930.796875">
                <text:p>385930.796875</text:p>
              </table:table-cell>
              <table:table-cell office:value-type="float" office:value="1258917.851562">
                <text:p>1258917.851562</text:p>
              </table:table-cell>
              <table:table-cell office:value-type="float" office:value="138662.203125">
                <text:p>138662.203125</text:p>
              </table:table-cell>
            </table:table-row>
            <table:table-row>
              <table:table-cell office:value-type="float" office:value="14650">
                <text:p>14650</text:p>
              </table:table-cell>
              <table:table-cell office:value-type="float" office:value="387401.40625">
                <text:p>387401.40625</text:p>
              </table:table-cell>
              <table:table-cell office:value-type="float" office:value="1266269.25">
                <text:p>1266269.25</text:p>
              </table:table-cell>
              <table:table-cell office:value-type="float" office:value="139105">
                <text:p>139105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388804.796875">
                <text:p>388804.796875</text:p>
              </table:table-cell>
              <table:table-cell office:value-type="float" office:value="1273529.171875">
                <text:p>1273529.171875</text:p>
              </table:table-cell>
              <table:table-cell office:value-type="float" office:value="139607">
                <text:p>139607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390258.203125">
                <text:p>390258.203125</text:p>
              </table:table-cell>
              <table:table-cell office:value-type="float" office:value="1288940.203125">
                <text:p>1288940.203125</text:p>
              </table:table-cell>
              <table:table-cell office:value-type="float" office:value="128278.601563">
                <text:p>128278.601563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391774">
                <text:p>391774</text:p>
              </table:table-cell>
              <table:table-cell office:value-type="float" office:value="1310840.421875">
                <text:p>1310840.421875</text:p>
              </table:table-cell>
              <table:table-cell office:value-type="float" office:value="116851.796876">
                <text:p>116851.796876</text:p>
              </table:table-cell>
            </table:table-row>
            <table:table-row>
              <table:table-cell office:value-type="float" office:value="14850">
                <text:p>14850</text:p>
              </table:table-cell>
              <table:table-cell office:value-type="float" office:value="393179.40625">
                <text:p>393179.40625</text:p>
              </table:table-cell>
              <table:table-cell office:value-type="float" office:value="1292797.398438">
                <text:p>1292797.398438</text:p>
              </table:table-cell>
              <table:table-cell office:value-type="float" office:value="117282.199219">
                <text:p>117282.199219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394669.59375">
                <text:p>394669.59375</text:p>
              </table:table-cell>
              <table:table-cell office:value-type="float" office:value="1304593.351562">
                <text:p>1304593.351562</text:p>
              </table:table-cell>
              <table:table-cell office:value-type="float" office:value="141484">
                <text:p>141484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396082.40625">
                <text:p>396082.40625</text:p>
              </table:table-cell>
              <table:table-cell office:value-type="float" office:value="1315901.796875">
                <text:p>1315901.796875</text:p>
              </table:table-cell>
              <table:table-cell office:value-type="float" office:value="118060.597657">
                <text:p>118060.59765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97601.796875">
                <text:p>397601.796875</text:p>
              </table:table-cell>
              <table:table-cell office:value-type="float" office:value="1325564.976562">
                <text:p>1325564.976562</text:p>
              </table:table-cell>
              <table:table-cell office:value-type="float" office:value="130435.601563">
                <text:p>130435.601563</text:p>
              </table:table-cell>
            </table:table-row>
            <table:table-row>
              <table:table-cell office:value-type="float" office:value="15050">
                <text:p>15050</text:p>
              </table:table-cell>
              <table:table-cell office:value-type="float" office:value="398981.203125">
                <text:p>398981.203125</text:p>
              </table:table-cell>
              <table:table-cell office:value-type="float" office:value="1339400.953125">
                <text:p>1339400.953125</text:p>
              </table:table-cell>
              <table:table-cell office:value-type="float" office:value="142934">
                <text:p>142934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400454.40625">
                <text:p>400454.40625</text:p>
              </table:table-cell>
              <table:table-cell office:value-type="float" office:value="1340903.648438">
                <text:p>1340903.648438</text:p>
              </table:table-cell>
              <table:table-cell office:value-type="float" office:value="143381.601562">
                <text:p>143381.601562</text:p>
              </table:table-cell>
            </table:table-row>
            <table:table-row>
              <table:table-cell office:value-type="float" office:value="15150">
                <text:p>15150</text:p>
              </table:table-cell>
              <table:table-cell office:value-type="float" office:value="401800.40625">
                <text:p>401800.40625</text:p>
              </table:table-cell>
              <table:table-cell office:value-type="float" office:value="1355480.773438">
                <text:p>1355480.773438</text:p>
              </table:table-cell>
              <table:table-cell office:value-type="float" office:value="143873.398438">
                <text:p>143873.398438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403330.59375">
                <text:p>403330.59375</text:p>
              </table:table-cell>
              <table:table-cell office:value-type="float" office:value="1357314.796875">
                <text:p>1357314.796875</text:p>
              </table:table-cell>
              <table:table-cell office:value-type="float" office:value="144337.203125">
                <text:p>144337.203125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404773.796875">
                <text:p>404773.796875</text:p>
              </table:table-cell>
              <table:table-cell office:value-type="float" office:value="1375783.953125">
                <text:p>1375783.953125</text:p>
              </table:table-cell>
              <table:table-cell office:value-type="float" office:value="144831.203125">
                <text:p>144831.203125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406201.796875">
                <text:p>406201.796875</text:p>
              </table:table-cell>
              <table:table-cell office:value-type="float" office:value="1369348.625">
                <text:p>1369348.625</text:p>
              </table:table-cell>
              <table:table-cell office:value-type="float" office:value="133071.804687">
                <text:p>133071.804687</text:p>
              </table:table-cell>
            </table:table-row>
            <table:table-row>
              <table:table-cell office:value-type="float" office:value="15350">
                <text:p>15350</text:p>
              </table:table-cell>
              <table:table-cell office:value-type="float" office:value="407703.59375">
                <text:p>407703.59375</text:p>
              </table:table-cell>
              <table:table-cell office:value-type="float" office:value="1383731.953125">
                <text:p>1383731.953125</text:p>
              </table:table-cell>
              <table:table-cell office:value-type="float" office:value="133454.402344">
                <text:p>133454.402344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409110.40625">
                <text:p>409110.40625</text:p>
              </table:table-cell>
              <table:table-cell office:value-type="float" office:value="1399487.375">
                <text:p>1399487.375</text:p>
              </table:table-cell>
              <table:table-cell office:value-type="float" office:value="121575.398438">
                <text:p>121575.398438</text:p>
              </table:table-cell>
            </table:table-row>
            <table:table-row>
              <table:table-cell office:value-type="float" office:value="15450">
                <text:p>15450</text:p>
              </table:table-cell>
              <table:table-cell office:value-type="float" office:value="410564">
                <text:p>410564</text:p>
              </table:table-cell>
              <table:table-cell office:value-type="float" office:value="1406728.375">
                <text:p>1406728.375</text:p>
              </table:table-cell>
              <table:table-cell office:value-type="float" office:value="146714.203125">
                <text:p>146714.203125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411989.796875">
                <text:p>411989.796875</text:p>
              </table:table-cell>
              <table:table-cell office:value-type="float" office:value="1405638.796875">
                <text:p>1405638.796875</text:p>
              </table:table-cell>
              <table:table-cell office:value-type="float" office:value="134795.402344">
                <text:p>134795.402344</text:p>
              </table:table-cell>
            </table:table-row>
            <table:table-row>
              <table:table-cell office:value-type="float" office:value="15550">
                <text:p>15550</text:p>
              </table:table-cell>
              <table:table-cell office:value-type="float" office:value="413435.59375">
                <text:p>413435.59375</text:p>
              </table:table-cell>
              <table:table-cell office:value-type="float" office:value="1419722.171875">
                <text:p>1419722.171875</text:p>
              </table:table-cell>
              <table:table-cell office:value-type="float" office:value="147657.601562">
                <text:p>147657.601562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414922.796875">
                <text:p>414922.796875</text:p>
              </table:table-cell>
              <table:table-cell office:value-type="float" office:value="1435098.75">
                <text:p>1435098.75</text:p>
              </table:table-cell>
              <table:table-cell office:value-type="float" office:value="135673.003906">
                <text:p>135673.003906</text:p>
              </table:table-cell>
            </table:table-row>
            <table:table-row>
              <table:table-cell office:value-type="float" office:value="15650">
                <text:p>15650</text:p>
              </table:table-cell>
              <table:table-cell office:value-type="float" office:value="416239.203125">
                <text:p>416239.203125</text:p>
              </table:table-cell>
              <table:table-cell office:value-type="float" office:value="1442778.375">
                <text:p>1442778.375</text:p>
              </table:table-cell>
              <table:table-cell office:value-type="float" office:value="148635.398438">
                <text:p>148635.398438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417825.203125">
                <text:p>417825.203125</text:p>
              </table:table-cell>
              <table:table-cell office:value-type="float" office:value="1441091.601562">
                <text:p>1441091.601562</text:p>
              </table:table-cell>
              <table:table-cell office:value-type="float" office:value="149089.796875">
                <text:p>149089.796875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419283">
                <text:p>419283</text:p>
              </table:table-cell>
              <table:table-cell office:value-type="float" office:value="1462299.203125">
                <text:p>1462299.203125</text:p>
              </table:table-cell>
              <table:table-cell office:value-type="float" office:value="136962.804687">
                <text:p>136962.804687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420694">
                <text:p>420694</text:p>
              </table:table-cell>
              <table:table-cell office:value-type="float" office:value="1456589.453125">
                <text:p>1456589.453125</text:p>
              </table:table-cell>
              <table:table-cell office:value-type="float" office:value="150028.796875">
                <text:p>150028.796875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422144.203125">
                <text:p>422144.203125</text:p>
              </table:table-cell>
              <table:table-cell office:value-type="float" office:value="1474926.148438">
                <text:p>1474926.148438</text:p>
              </table:table-cell>
              <table:table-cell office:value-type="float" office:value="137843.003906">
                <text:p>137843.003906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423644">
                <text:p>423644</text:p>
              </table:table-cell>
              <table:table-cell office:value-type="float" office:value="1473458.351562">
                <text:p>1473458.351562</text:p>
              </table:table-cell>
              <table:table-cell office:value-type="float" office:value="138248.203125">
                <text:p>138248.203125</text:p>
              </table:table-cell>
            </table:table-row>
            <table:table-row>
              <table:table-cell office:value-type="float" office:value="15950">
                <text:p>15950</text:p>
              </table:table-cell>
              <table:table-cell office:value-type="float" office:value="425061.203125">
                <text:p>425061.203125</text:p>
              </table:table-cell>
              <table:table-cell office:value-type="float" office:value="1491809.796875">
                <text:p>1491809.796875</text:p>
              </table:table-cell>
              <table:table-cell office:value-type="float" office:value="138690.804687">
                <text:p>138690.80468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26399">
                <text:p>426399</text:p>
              </table:table-cell>
              <table:table-cell office:value-type="float" office:value="1500298.953125">
                <text:p>1500298.953125</text:p>
              </table:table-cell>
              <table:table-cell office:value-type="float" office:value="151923.203125">
                <text:p>151923.203125</text:p>
              </table:table-cell>
            </table:table-row>
            <table:table-row>
              <table:table-cell office:value-type="float" office:value="16050">
                <text:p>16050</text:p>
              </table:table-cell>
              <table:table-cell office:value-type="float" office:value="427875.40625">
                <text:p>427875.40625</text:p>
              </table:table-cell>
              <table:table-cell office:value-type="float" office:value="1513449.546875">
                <text:p>1513449.546875</text:p>
              </table:table-cell>
              <table:table-cell office:value-type="float" office:value="152410.398438">
                <text:p>152410.398438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429417.59375">
                <text:p>429417.59375</text:p>
              </table:table-cell>
              <table:table-cell office:value-type="float" office:value="1506460.976562">
                <text:p>1506460.976562</text:p>
              </table:table-cell>
              <table:table-cell office:value-type="float" office:value="139998.601563">
                <text:p>139998.601563</text:p>
              </table:table-cell>
            </table:table-row>
            <table:table-row>
              <table:table-cell office:value-type="float" office:value="16150">
                <text:p>16150</text:p>
              </table:table-cell>
              <table:table-cell office:value-type="float" office:value="430796.796875">
                <text:p>430796.796875</text:p>
              </table:table-cell>
              <table:table-cell office:value-type="float" office:value="1527567.351562">
                <text:p>1527567.351562</text:p>
              </table:table-cell>
              <table:table-cell office:value-type="float" office:value="114606.402343">
                <text:p>114606.402343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432317.796875">
                <text:p>432317.796875</text:p>
              </table:table-cell>
              <table:table-cell office:value-type="float" office:value="1534326.351562">
                <text:p>1534326.351562</text:p>
              </table:table-cell>
              <table:table-cell office:value-type="float" office:value="140867.601563">
                <text:p>140867.601563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433722.59375">
                <text:p>433722.59375</text:p>
              </table:table-cell>
              <table:table-cell office:value-type="float" office:value="1554530.796875">
                <text:p>1554530.796875</text:p>
              </table:table-cell>
              <table:table-cell office:value-type="float" office:value="154313">
                <text:p>154313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435168.203125">
                <text:p>435168.203125</text:p>
              </table:table-cell>
              <table:table-cell office:value-type="float" office:value="1542338.828125">
                <text:p>1542338.828125</text:p>
              </table:table-cell>
              <table:table-cell office:value-type="float" office:value="154802.203125">
                <text:p>154802.203125</text:p>
              </table:table-cell>
            </table:table-row>
            <table:table-row>
              <table:table-cell office:value-type="float" office:value="16350">
                <text:p>16350</text:p>
              </table:table-cell>
              <table:table-cell office:value-type="float" office:value="436576.40625">
                <text:p>436576.40625</text:p>
              </table:table-cell>
              <table:table-cell office:value-type="float" office:value="1547861.375">
                <text:p>1547861.375</text:p>
              </table:table-cell>
              <table:table-cell office:value-type="float" office:value="155287.796875">
                <text:p>155287.796875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438071">
                <text:p>438071</text:p>
              </table:table-cell>
              <table:table-cell office:value-type="float" office:value="1562634.046875">
                <text:p>1562634.046875</text:p>
              </table:table-cell>
              <table:table-cell office:value-type="float" office:value="129470.199219">
                <text:p>129470.199219</text:p>
              </table:table-cell>
            </table:table-row>
            <table:table-row>
              <table:table-cell office:value-type="float" office:value="16450">
                <text:p>16450</text:p>
              </table:table-cell>
              <table:table-cell office:value-type="float" office:value="439676.59375">
                <text:p>439676.59375</text:p>
              </table:table-cell>
              <table:table-cell office:value-type="float" office:value="1584102.023438">
                <text:p>1584102.023438</text:p>
              </table:table-cell>
              <table:table-cell office:value-type="float" office:value="143043">
                <text:p>143043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441140">
                <text:p>441140</text:p>
              </table:table-cell>
              <table:table-cell office:value-type="float" office:value="1579843.046875">
                <text:p>1579843.046875</text:p>
              </table:table-cell>
              <table:table-cell office:value-type="float" office:value="156691.601562">
                <text:p>156691.601562</text:p>
              </table:table-cell>
            </table:table-row>
            <table:table-row>
              <table:table-cell office:value-type="float" office:value="16550">
                <text:p>16550</text:p>
              </table:table-cell>
              <table:table-cell office:value-type="float" office:value="442620.796875">
                <text:p>442620.796875</text:p>
              </table:table-cell>
              <table:table-cell office:value-type="float" office:value="1593474.625">
                <text:p>1593474.625</text:p>
              </table:table-cell>
              <table:table-cell office:value-type="float" office:value="143912.203125">
                <text:p>143912.203125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444192.59375">
                <text:p>444192.59375</text:p>
              </table:table-cell>
              <table:table-cell office:value-type="float" office:value="1611836.351562">
                <text:p>1611836.351562</text:p>
              </table:table-cell>
              <table:table-cell office:value-type="float" office:value="157650.203125">
                <text:p>157650.203125</text:p>
              </table:table-cell>
            </table:table-row>
            <table:table-row>
              <table:table-cell office:value-type="float" office:value="16650">
                <text:p>16650</text:p>
              </table:table-cell>
              <table:table-cell office:value-type="float" office:value="445688.796875">
                <text:p>445688.796875</text:p>
              </table:table-cell>
              <table:table-cell office:value-type="float" office:value="1615464">
                <text:p>1615464</text:p>
              </table:table-cell>
              <table:table-cell office:value-type="float" office:value="158131.398438">
                <text:p>158131.398438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447206">
                <text:p>447206</text:p>
              </table:table-cell>
              <table:table-cell office:value-type="float" office:value="1636292.351562">
                <text:p>1636292.351562</text:p>
              </table:table-cell>
              <table:table-cell office:value-type="float" office:value="131871.199219">
                <text:p>131871.199219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448729.40625">
                <text:p>448729.40625</text:p>
              </table:table-cell>
              <table:table-cell office:value-type="float" office:value="1637504.148438">
                <text:p>1637504.148438</text:p>
              </table:table-cell>
              <table:table-cell office:value-type="float" office:value="159045.203125">
                <text:p>159045.203125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450244.796875">
                <text:p>450244.796875</text:p>
              </table:table-cell>
              <table:table-cell office:value-type="float" office:value="1644508.046875">
                <text:p>1644508.046875</text:p>
              </table:table-cell>
              <table:table-cell office:value-type="float" office:value="159527.203125">
                <text:p>159527.203125</text:p>
              </table:table-cell>
            </table:table-row>
            <table:table-row>
              <table:table-cell office:value-type="float" office:value="16850">
                <text:p>16850</text:p>
              </table:table-cell>
              <table:table-cell office:value-type="float" office:value="451739.40625">
                <text:p>451739.40625</text:p>
              </table:table-cell>
              <table:table-cell office:value-type="float" office:value="1658805.148438">
                <text:p>1658805.148438</text:p>
              </table:table-cell>
              <table:table-cell office:value-type="float" office:value="159984">
                <text:p>159984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453294.203125">
                <text:p>453294.203125</text:p>
              </table:table-cell>
              <table:table-cell office:value-type="float" office:value="1655099.375">
                <text:p>1655099.375</text:p>
              </table:table-cell>
              <table:table-cell office:value-type="float" office:value="146962.804687">
                <text:p>146962.804687</text:p>
              </table:table-cell>
            </table:table-row>
            <table:table-row>
              <table:table-cell office:value-type="float" office:value="16950">
                <text:p>16950</text:p>
              </table:table-cell>
              <table:table-cell office:value-type="float" office:value="454800.203125">
                <text:p>454800.203125</text:p>
              </table:table-cell>
              <table:table-cell office:value-type="float" office:value="1672001.976562">
                <text:p>1672001.976562</text:p>
              </table:table-cell>
              <table:table-cell office:value-type="float" office:value="160973.398438">
                <text:p>160973.39843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456377.796875">
                <text:p>456377.796875</text:p>
              </table:table-cell>
              <table:table-cell office:value-type="float" office:value="1686283.976562">
                <text:p>1686283.976562</text:p>
              </table:table-cell>
              <table:table-cell office:value-type="float" office:value="147859">
                <text:p>147859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457838.59375">
                <text:p>457838.59375</text:p>
              </table:table-cell>
              <table:table-cell office:value-type="float" office:value="1682704.023438">
                <text:p>1682704.023438</text:p>
              </table:table-cell>
              <table:table-cell office:value-type="float" office:value="161915.203125">
                <text:p>161915.203125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459406">
                <text:p>459406</text:p>
              </table:table-cell>
              <table:table-cell office:value-type="float" office:value="1687831.648438">
                <text:p>1687831.648438</text:p>
              </table:table-cell>
              <table:table-cell office:value-type="float" office:value="135038.199219">
                <text:p>135038.199219</text:p>
              </table:table-cell>
            </table:table-row>
            <table:table-row>
              <table:table-cell office:value-type="float" office:value="17150">
                <text:p>17150</text:p>
              </table:table-cell>
              <table:table-cell office:value-type="float" office:value="460878.796875">
                <text:p>460878.796875</text:p>
              </table:table-cell>
              <table:table-cell office:value-type="float" office:value="1698765.796875">
                <text:p>1698765.796875</text:p>
              </table:table-cell>
              <table:table-cell office:value-type="float" office:value="162875.203125">
                <text:p>162875.203125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462430.203125">
                <text:p>462430.203125</text:p>
              </table:table-cell>
              <table:table-cell office:value-type="float" office:value="1719862.226562">
                <text:p>1719862.226562</text:p>
              </table:table-cell>
              <table:table-cell office:value-type="float" office:value="149533.804687">
                <text:p>149533.804687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463877.59375">
                <text:p>463877.59375</text:p>
              </table:table-cell>
              <table:table-cell office:value-type="float" office:value="1717453.148438">
                <text:p>1717453.148438</text:p>
              </table:table-cell>
              <table:table-cell office:value-type="float" office:value="149991.203125">
                <text:p>149991.203125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465403.796875">
                <text:p>465403.796875</text:p>
              </table:table-cell>
              <table:table-cell office:value-type="float" office:value="1736078.773438">
                <text:p>1736078.773438</text:p>
              </table:table-cell>
              <table:table-cell office:value-type="float" office:value="164261.398438">
                <text:p>164261.398438</text:p>
              </table:table-cell>
            </table:table-row>
            <table:table-row>
              <table:table-cell office:value-type="float" office:value="17350">
                <text:p>17350</text:p>
              </table:table-cell>
              <table:table-cell office:value-type="float" office:value="466917.796875">
                <text:p>466917.796875</text:p>
              </table:table-cell>
              <table:table-cell office:value-type="float" office:value="1743440.226562">
                <text:p>1743440.226562</text:p>
              </table:table-cell>
              <table:table-cell office:value-type="float" office:value="150872.804687">
                <text:p>150872.804687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468482.796875">
                <text:p>468482.796875</text:p>
              </table:table-cell>
              <table:table-cell office:value-type="float" office:value="1740026">
                <text:p>1740026</text:p>
              </table:table-cell>
              <table:table-cell office:value-type="float" office:value="151289.804687">
                <text:p>151289.804687</text:p>
              </table:table-cell>
            </table:table-row>
            <table:table-row>
              <table:table-cell office:value-type="float" office:value="17450">
                <text:p>17450</text:p>
              </table:table-cell>
              <table:table-cell office:value-type="float" office:value="469982.796875">
                <text:p>469982.796875</text:p>
              </table:table-cell>
              <table:table-cell office:value-type="float" office:value="1772102.953125">
                <text:p>1772102.953125</text:p>
              </table:table-cell>
              <table:table-cell office:value-type="float" office:value="165692.398438">
                <text:p>165692.398438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471480.203125">
                <text:p>471480.203125</text:p>
              </table:table-cell>
              <table:table-cell office:value-type="float" office:value="1784884.023438">
                <text:p>1784884.023438</text:p>
              </table:table-cell>
              <table:table-cell office:value-type="float" office:value="152191">
                <text:p>152191</text:p>
              </table:table-cell>
            </table:table-row>
            <table:table-row>
              <table:table-cell office:value-type="float" office:value="17550">
                <text:p>17550</text:p>
              </table:table-cell>
              <table:table-cell office:value-type="float" office:value="472983.40625">
                <text:p>472983.40625</text:p>
              </table:table-cell>
              <table:table-cell office:value-type="float" office:value="1794689.171875">
                <text:p>1794689.171875</text:p>
              </table:table-cell>
              <table:table-cell office:value-type="float" office:value="152615">
                <text:p>152615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474537.796875">
                <text:p>474537.796875</text:p>
              </table:table-cell>
              <table:table-cell office:value-type="float" office:value="1780658.546875">
                <text:p>1780658.546875</text:p>
              </table:table-cell>
              <table:table-cell office:value-type="float" office:value="167107.398438">
                <text:p>167107.398438</text:p>
              </table:table-cell>
            </table:table-row>
            <table:table-row>
              <table:table-cell office:value-type="float" office:value="17650">
                <text:p>17650</text:p>
              </table:table-cell>
              <table:table-cell office:value-type="float" office:value="476110.59375">
                <text:p>476110.59375</text:p>
              </table:table-cell>
              <table:table-cell office:value-type="float" office:value="1792518.851562">
                <text:p>1792518.851562</text:p>
              </table:table-cell>
              <table:table-cell office:value-type="float" office:value="139356.398438">
                <text:p>139356.398438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477572">
                <text:p>477572</text:p>
              </table:table-cell>
              <table:table-cell office:value-type="float" office:value="1810362.046875">
                <text:p>1810362.046875</text:p>
              </table:table-cell>
              <table:table-cell office:value-type="float" office:value="168082.398438">
                <text:p>168082.39843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479011.796875">
                <text:p>479011.796875</text:p>
              </table:table-cell>
              <table:table-cell office:value-type="float" office:value="1806644.046875">
                <text:p>1806644.046875</text:p>
              </table:table-cell>
              <table:table-cell office:value-type="float" office:value="168571">
                <text:p>168571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480560.59375">
                <text:p>480560.59375</text:p>
              </table:table-cell>
              <table:table-cell office:value-type="float" office:value="1822917.828125">
                <text:p>1822917.828125</text:p>
              </table:table-cell>
              <table:table-cell office:value-type="float" office:value="169028.398438">
                <text:p>169028.398438</text:p>
              </table:table-cell>
            </table:table-row>
            <table:table-row>
              <table:table-cell office:value-type="float" office:value="17850">
                <text:p>17850</text:p>
              </table:table-cell>
              <table:table-cell office:value-type="float" office:value="482065.40625">
                <text:p>482065.40625</text:p>
              </table:table-cell>
              <table:table-cell office:value-type="float" office:value="1833919.398438">
                <text:p>1833919.398438</text:p>
              </table:table-cell>
              <table:table-cell office:value-type="float" office:value="155226.601563">
                <text:p>155226.601563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483627.59375">
                <text:p>483627.59375</text:p>
              </table:table-cell>
              <table:table-cell office:value-type="float" office:value="1826745.023438">
                <text:p>1826745.023438</text:p>
              </table:table-cell>
              <table:table-cell office:value-type="float" office:value="155636.804687">
                <text:p>155636.804687</text:p>
              </table:table-cell>
            </table:table-row>
            <table:table-row>
              <table:table-cell office:value-type="float" office:value="17950">
                <text:p>17950</text:p>
              </table:table-cell>
              <table:table-cell office:value-type="float" office:value="485232.203125">
                <text:p>485232.203125</text:p>
              </table:table-cell>
              <table:table-cell office:value-type="float" office:value="1845757.953125">
                <text:p>1845757.953125</text:p>
              </table:table-cell>
              <table:table-cell office:value-type="float" office:value="170481.398438">
                <text:p>170481.398438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486687">
                <text:p>486687</text:p>
              </table:table-cell>
              <table:table-cell office:value-type="float" office:value="1856901.953125">
                <text:p>1856901.953125</text:p>
              </table:table-cell>
              <table:table-cell office:value-type="float" office:value="156504.804687">
                <text:p>156504.804687</text:p>
              </table:table-cell>
            </table:table-row>
            <table:table-row>
              <table:table-cell office:value-type="float" office:value="18050">
                <text:p>18050</text:p>
              </table:table-cell>
              <table:table-cell office:value-type="float" office:value="488166.203125">
                <text:p>488166.203125</text:p>
              </table:table-cell>
              <table:table-cell office:value-type="float" office:value="1874200.203125">
                <text:p>1874200.203125</text:p>
              </table:table-cell>
              <table:table-cell office:value-type="float" office:value="171402.601562">
                <text:p>171402.601562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489755.40625">
                <text:p>489755.40625</text:p>
              </table:table-cell>
              <table:table-cell office:value-type="float" office:value="1876096.75">
                <text:p>1876096.75</text:p>
              </table:table-cell>
              <table:table-cell office:value-type="float" office:value="142912.195313">
                <text:p>142912.195313</text:p>
              </table:table-cell>
            </table:table-row>
            <table:table-row>
              <table:table-cell office:value-type="float" office:value="18150">
                <text:p>18150</text:p>
              </table:table-cell>
              <table:table-cell office:value-type="float" office:value="491276.59375">
                <text:p>491276.59375</text:p>
              </table:table-cell>
              <table:table-cell office:value-type="float" office:value="1897390.828125">
                <text:p>1897390.828125</text:p>
              </table:table-cell>
              <table:table-cell office:value-type="float" office:value="172340.601562">
                <text:p>172340.601562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492738.59375">
                <text:p>492738.59375</text:p>
              </table:table-cell>
              <table:table-cell office:value-type="float" office:value="1908883.648438">
                <text:p>1908883.648438</text:p>
              </table:table-cell>
              <table:table-cell office:value-type="float" office:value="143712.195313">
                <text:p>143712.195313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494236.59375">
                <text:p>494236.59375</text:p>
              </table:table-cell>
              <table:table-cell office:value-type="float" office:value="1916660.828125">
                <text:p>1916660.828125</text:p>
              </table:table-cell>
              <table:table-cell office:value-type="float" office:value="173300.203125">
                <text:p>173300.203125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495916.796875">
                <text:p>495916.796875</text:p>
              </table:table-cell>
              <table:table-cell office:value-type="float" office:value="1929749">
                <text:p>1929749</text:p>
              </table:table-cell>
              <table:table-cell office:value-type="float" office:value="159128.804687">
                <text:p>159128.804687</text:p>
              </table:table-cell>
            </table:table-row>
            <table:table-row>
              <table:table-cell office:value-type="float" office:value="18350">
                <text:p>18350</text:p>
              </table:table-cell>
              <table:table-cell office:value-type="float" office:value="497227.59375">
                <text:p>497227.59375</text:p>
              </table:table-cell>
              <table:table-cell office:value-type="float" office:value="1933321.546875">
                <text:p>1933321.546875</text:p>
              </table:table-cell>
              <table:table-cell office:value-type="float" office:value="174246.398438">
                <text:p>174246.398438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498837.40625">
                <text:p>498837.40625</text:p>
              </table:table-cell>
              <table:table-cell office:value-type="float" office:value="1939398.25">
                <text:p>1939398.25</text:p>
              </table:table-cell>
              <table:table-cell office:value-type="float" office:value="174733.601562">
                <text:p>174733.601562</text:p>
              </table:table-cell>
            </table:table-row>
            <table:table-row>
              <table:table-cell office:value-type="float" office:value="18450">
                <text:p>18450</text:p>
              </table:table-cell>
              <table:table-cell office:value-type="float" office:value="500399.203125">
                <text:p>500399.203125</text:p>
              </table:table-cell>
              <table:table-cell office:value-type="float" office:value="1946020">
                <text:p>1946020</text:p>
              </table:table-cell>
              <table:table-cell office:value-type="float" office:value="130927.402343">
                <text:p>130927.402343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501923.40625">
                <text:p>501923.40625</text:p>
              </table:table-cell>
              <table:table-cell office:value-type="float" office:value="1958384.976562">
                <text:p>1958384.976562</text:p>
              </table:table-cell>
              <table:table-cell office:value-type="float" office:value="175670">
                <text:p>175670</text:p>
              </table:table-cell>
            </table:table-row>
            <table:table-row>
              <table:table-cell office:value-type="float" office:value="18550">
                <text:p>18550</text:p>
              </table:table-cell>
              <table:table-cell office:value-type="float" office:value="503475.59375">
                <text:p>503475.59375</text:p>
              </table:table-cell>
              <table:table-cell office:value-type="float" office:value="1983577.023438">
                <text:p>1983577.023438</text:p>
              </table:table-cell>
              <table:table-cell office:value-type="float" office:value="176126.601562">
                <text:p>176126.601562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504886.203125">
                <text:p>504886.203125</text:p>
              </table:table-cell>
              <table:table-cell office:value-type="float" office:value="1976943.148438">
                <text:p>1976943.148438</text:p>
              </table:table-cell>
              <table:table-cell office:value-type="float" office:value="161761.804687">
                <text:p>161761.804687</text:p>
              </table:table-cell>
            </table:table-row>
            <table:table-row>
              <table:table-cell office:value-type="float" office:value="18650">
                <text:p>18650</text:p>
              </table:table-cell>
              <table:table-cell office:value-type="float" office:value="506462.203125">
                <text:p>506462.203125</text:p>
              </table:table-cell>
              <table:table-cell office:value-type="float" office:value="1989235.648438">
                <text:p>1989235.648438</text:p>
              </table:table-cell>
              <table:table-cell office:value-type="float" office:value="162172.804687">
                <text:p>162172.804687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507884.203125">
                <text:p>507884.203125</text:p>
              </table:table-cell>
              <table:table-cell office:value-type="float" office:value="1995907.796875">
                <text:p>1995907.796875</text:p>
              </table:table-cell>
              <table:table-cell office:value-type="float" office:value="177581.796875">
                <text:p>177581.796875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509492">
                <text:p>509492</text:p>
              </table:table-cell>
              <table:table-cell office:value-type="float" office:value="1999859.828125">
                <text:p>1999859.828125</text:p>
              </table:table-cell>
              <table:table-cell office:value-type="float" office:value="178066.203125">
                <text:p>178066.203125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510950.203125">
                <text:p>510950.203125</text:p>
              </table:table-cell>
              <table:table-cell office:value-type="float" office:value="2022303.148438">
                <text:p>2022303.148438</text:p>
              </table:table-cell>
              <table:table-cell office:value-type="float" office:value="178537.398438">
                <text:p>178537.398438</text:p>
              </table:table-cell>
            </table:table-row>
            <table:table-row>
              <table:table-cell office:value-type="float" office:value="18850">
                <text:p>18850</text:p>
              </table:table-cell>
              <table:table-cell office:value-type="float" office:value="512534.59375">
                <text:p>512534.59375</text:p>
              </table:table-cell>
              <table:table-cell office:value-type="float" office:value="2041227.453125">
                <text:p>2041227.453125</text:p>
              </table:table-cell>
              <table:table-cell office:value-type="float" office:value="163900.40625">
                <text:p>163900.40625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514015.40625">
                <text:p>514015.40625</text:p>
              </table:table-cell>
              <table:table-cell office:value-type="float" office:value="2039813.171875">
                <text:p>2039813.171875</text:p>
              </table:table-cell>
              <table:table-cell office:value-type="float" office:value="149211.796876">
                <text:p>149211.796876</text:p>
              </table:table-cell>
            </table:table-row>
            <table:table-row>
              <table:table-cell office:value-type="float" office:value="18950">
                <text:p>18950</text:p>
              </table:table-cell>
              <table:table-cell office:value-type="float" office:value="515494.59375">
                <text:p>515494.59375</text:p>
              </table:table-cell>
              <table:table-cell office:value-type="float" office:value="2040838">
                <text:p>2040838</text:p>
              </table:table-cell>
              <table:table-cell office:value-type="float" office:value="179950.796875">
                <text:p>179950.79687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517182">
                <text:p>517182</text:p>
              </table:table-cell>
              <table:table-cell office:value-type="float" office:value="2072004">
                <text:p>2072004</text:p>
              </table:table-cell>
              <table:table-cell office:value-type="float" office:value="180444.203125">
                <text:p>180444.203125</text:p>
              </table:table-cell>
            </table:table-row>
            <table:table-row>
              <table:table-cell office:value-type="float" office:value="19050">
                <text:p>19050</text:p>
              </table:table-cell>
              <table:table-cell office:value-type="float" office:value="518639">
                <text:p>518639</text:p>
              </table:table-cell>
              <table:table-cell office:value-type="float" office:value="2068180.203125">
                <text:p>2068180.203125</text:p>
              </table:table-cell>
              <table:table-cell office:value-type="float" office:value="180863.601562">
                <text:p>180863.601562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520145.40625">
                <text:p>520145.40625</text:p>
              </table:table-cell>
              <table:table-cell office:value-type="float" office:value="2071994.398438">
                <text:p>2071994.398438</text:p>
              </table:table-cell>
              <table:table-cell office:value-type="float" office:value="181380.796875">
                <text:p>181380.796875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521735">
                <text:p>521735</text:p>
              </table:table-cell>
              <table:table-cell office:value-type="float" office:value="2101817.828125">
                <text:p>2101817.828125</text:p>
              </table:table-cell>
              <table:table-cell office:value-type="float" office:value="181853.398438">
                <text:p>181853.398438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523178.203125">
                <text:p>523178.203125</text:p>
              </table:table-cell>
              <table:table-cell office:value-type="float" office:value="2090435.398438">
                <text:p>2090435.398438</text:p>
              </table:table-cell>
              <table:table-cell office:value-type="float" office:value="166993.203125">
                <text:p>166993.203125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524655.203125">
                <text:p>524655.203125</text:p>
              </table:table-cell>
              <table:table-cell office:value-type="float" office:value="2104465.453125">
                <text:p>2104465.453125</text:p>
              </table:table-cell>
              <table:table-cell office:value-type="float" office:value="182810">
                <text:p>182810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526255">
                <text:p>526255</text:p>
              </table:table-cell>
              <table:table-cell office:value-type="float" office:value="2122094.398438">
                <text:p>2122094.398438</text:p>
              </table:table-cell>
              <table:table-cell office:value-type="float" office:value="167806.601563">
                <text:p>167806.601563</text:p>
              </table:table-cell>
            </table:table-row>
            <table:table-row>
              <table:table-cell office:value-type="float" office:value="19350">
                <text:p>19350</text:p>
              </table:table-cell>
              <table:table-cell office:value-type="float" office:value="527699.203125">
                <text:p>527699.203125</text:p>
              </table:table-cell>
              <table:table-cell office:value-type="float" office:value="2124588.375">
                <text:p>2124588.375</text:p>
              </table:table-cell>
              <table:table-cell office:value-type="float" office:value="183755.398438">
                <text:p>183755.398438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529315">
                <text:p>529315</text:p>
              </table:table-cell>
              <table:table-cell office:value-type="float" office:value="2149174.171875">
                <text:p>2149174.171875</text:p>
              </table:table-cell>
              <table:table-cell office:value-type="float" office:value="168682.40625">
                <text:p>168682.40625</text:p>
              </table:table-cell>
            </table:table-row>
            <table:table-row>
              <table:table-cell office:value-type="float" office:value="19450">
                <text:p>19450</text:p>
              </table:table-cell>
              <table:table-cell office:value-type="float" office:value="530819">
                <text:p>530819</text:p>
              </table:table-cell>
              <table:table-cell office:value-type="float" office:value="2157580.421875">
                <text:p>2157580.421875</text:p>
              </table:table-cell>
              <table:table-cell office:value-type="float" office:value="184670">
                <text:p>184670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532324.40625">
                <text:p>532324.40625</text:p>
              </table:table-cell>
              <table:table-cell office:value-type="float" office:value="2169664">
                <text:p>2169664</text:p>
              </table:table-cell>
              <table:table-cell office:value-type="float" office:value="169570.804687">
                <text:p>169570.804687</text:p>
              </table:table-cell>
            </table:table-row>
            <table:table-row>
              <table:table-cell office:value-type="float" office:value="19550">
                <text:p>19550</text:p>
              </table:table-cell>
              <table:table-cell office:value-type="float" office:value="533827.796875">
                <text:p>533827.796875</text:p>
              </table:table-cell>
              <table:table-cell office:value-type="float" office:value="2177727.976562">
                <text:p>2177727.976562</text:p>
              </table:table-cell>
              <table:table-cell office:value-type="float" office:value="185642">
                <text:p>185642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535393.203125">
                <text:p>535393.203125</text:p>
              </table:table-cell>
              <table:table-cell office:value-type="float" office:value="2181466.625">
                <text:p>2181466.625</text:p>
              </table:table-cell>
              <table:table-cell office:value-type="float" office:value="186143">
                <text:p>186143</text:p>
              </table:table-cell>
            </table:table-row>
            <table:table-row>
              <table:table-cell office:value-type="float" office:value="19650">
                <text:p>19650</text:p>
              </table:table-cell>
              <table:table-cell office:value-type="float" office:value="536890">
                <text:p>536890</text:p>
              </table:table-cell>
              <table:table-cell office:value-type="float" office:value="2206030.976562">
                <text:p>2206030.976562</text:p>
              </table:table-cell>
              <table:table-cell office:value-type="float" office:value="170886.601563">
                <text:p>170886.601563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538373">
                <text:p>538373</text:p>
              </table:table-cell>
              <table:table-cell office:value-type="float" office:value="2208903.453125">
                <text:p>2208903.453125</text:p>
              </table:table-cell>
              <table:table-cell office:value-type="float" office:value="171300.40625">
                <text:p>171300.40625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539899">
                <text:p>539899</text:p>
              </table:table-cell>
              <table:table-cell office:value-type="float" office:value="2239767">
                <text:p>2239767</text:p>
              </table:table-cell>
              <table:table-cell office:value-type="float" office:value="171741.804687">
                <text:p>171741.804687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541512">
                <text:p>541512</text:p>
              </table:table-cell>
              <table:table-cell office:value-type="float" office:value="2222023.796875">
                <text:p>2222023.796875</text:p>
              </table:table-cell>
              <table:table-cell office:value-type="float" office:value="188009.601562">
                <text:p>188009.601562</text:p>
              </table:table-cell>
            </table:table-row>
            <table:table-row>
              <table:table-cell office:value-type="float" office:value="19850">
                <text:p>19850</text:p>
              </table:table-cell>
              <table:table-cell office:value-type="float" office:value="543004">
                <text:p>543004</text:p>
              </table:table-cell>
              <table:table-cell office:value-type="float" office:value="2243105.5">
                <text:p>2243105.5</text:p>
              </table:table-cell>
              <table:table-cell office:value-type="float" office:value="188520.601562">
                <text:p>188520.601562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544560.40625">
                <text:p>544560.40625</text:p>
              </table:table-cell>
              <table:table-cell office:value-type="float" office:value="2242204.296875">
                <text:p>2242204.296875</text:p>
              </table:table-cell>
              <table:table-cell office:value-type="float" office:value="173017.601563">
                <text:p>173017.601563</text:p>
              </table:table-cell>
            </table:table-row>
            <table:table-row>
              <table:table-cell office:value-type="float" office:value="19950">
                <text:p>19950</text:p>
              </table:table-cell>
              <table:table-cell office:value-type="float" office:value="546018.40625">
                <text:p>546018.40625</text:p>
              </table:table-cell>
              <table:table-cell office:value-type="float" office:value="2262599.25">
                <text:p>2262599.25</text:p>
              </table:table-cell>
              <table:table-cell office:value-type="float" office:value="189426.398438">
                <text:p>189426.39843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47597.59375">
                <text:p>547597.59375</text:p>
              </table:table-cell>
              <table:table-cell office:value-type="float" office:value="2276799.453125">
                <text:p>2276799.453125</text:p>
              </table:table-cell>
              <table:table-cell office:value-type="float" office:value="189948.398438">
                <text:p>189948.398438</text:p>
              </table:table-cell>
            </table:table-row>
            <table:table-row>
              <table:table-cell office:value-type="float" office:value="20050">
                <text:p>20050</text:p>
              </table:table-cell>
              <table:table-cell office:value-type="float" office:value="549039.796875">
                <text:p>549039.796875</text:p>
              </table:table-cell>
              <table:table-cell office:value-type="float" office:value="2286999.75">
                <text:p>2286999.75</text:p>
              </table:table-cell>
              <table:table-cell office:value-type="float" office:value="174347.601563">
                <text:p>174347.601563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550591">
                <text:p>550591</text:p>
              </table:table-cell>
              <table:table-cell office:value-type="float" office:value="2313121.648438">
                <text:p>2313121.648438</text:p>
              </table:table-cell>
              <table:table-cell office:value-type="float" office:value="190866.203125">
                <text:p>190866.203125</text:p>
              </table:table-cell>
            </table:table-row>
            <table:table-row>
              <table:table-cell office:value-type="float" office:value="20150">
                <text:p>20150</text:p>
              </table:table-cell>
              <table:table-cell office:value-type="float" office:value="552166.1875">
                <text:p>552166.1875</text:p>
              </table:table-cell>
              <table:table-cell office:value-type="float" office:value="2294215.703125">
                <text:p>2294215.703125</text:p>
              </table:table-cell>
              <table:table-cell office:value-type="float" office:value="159131.195313">
                <text:p>159131.195313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553632.8125">
                <text:p>553632.8125</text:p>
              </table:table-cell>
              <table:table-cell office:value-type="float" office:value="2324352.148438">
                <text:p>2324352.148438</text:p>
              </table:table-cell>
              <table:table-cell office:value-type="float" office:value="191814.601562">
                <text:p>191814.601562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555226.40625">
                <text:p>555226.40625</text:p>
              </table:table-cell>
              <table:table-cell office:value-type="float" office:value="2327598.546875">
                <text:p>2327598.546875</text:p>
              </table:table-cell>
              <table:table-cell office:value-type="float" office:value="192312.601562">
                <text:p>192312.601562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556634.40625">
                <text:p>556634.40625</text:p>
              </table:table-cell>
              <table:table-cell office:value-type="float" office:value="2339201.25">
                <text:p>2339201.25</text:p>
              </table:table-cell>
              <table:table-cell office:value-type="float" office:value="192813.796875">
                <text:p>192813.796875</text:p>
              </table:table-cell>
            </table:table-row>
            <table:table-row>
              <table:table-cell office:value-type="float" office:value="20350">
                <text:p>20350</text:p>
              </table:table-cell>
              <table:table-cell office:value-type="float" office:value="558221.1875">
                <text:p>558221.1875</text:p>
              </table:table-cell>
              <table:table-cell office:value-type="float" office:value="2349623.703125">
                <text:p>2349623.703125</text:p>
              </table:table-cell>
              <table:table-cell office:value-type="float" office:value="193203.601562">
                <text:p>193203.601562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559730.40625">
                <text:p>559730.40625</text:p>
              </table:table-cell>
              <table:table-cell office:value-type="float" office:value="2366862.898438">
                <text:p>2366862.898438</text:p>
              </table:table-cell>
              <table:table-cell office:value-type="float" office:value="177430">
                <text:p>177430</text:p>
              </table:table-cell>
            </table:table-row>
            <table:table-row>
              <table:table-cell office:value-type="float" office:value="20450">
                <text:p>20450</text:p>
              </table:table-cell>
              <table:table-cell office:value-type="float" office:value="561298.40625">
                <text:p>561298.40625</text:p>
              </table:table-cell>
              <table:table-cell office:value-type="float" office:value="2364664.25">
                <text:p>2364664.25</text:p>
              </table:table-cell>
              <table:table-cell office:value-type="float" office:value="194187.796875">
                <text:p>194187.796875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562699.8125">
                <text:p>562699.8125</text:p>
              </table:table-cell>
              <table:table-cell office:value-type="float" office:value="2391819.296875">
                <text:p>2391819.296875</text:p>
              </table:table-cell>
              <table:table-cell office:value-type="float" office:value="194659.796875">
                <text:p>194659.796875</text:p>
              </table:table-cell>
            </table:table-row>
            <table:table-row>
              <table:table-cell office:value-type="float" office:value="20550">
                <text:p>20550</text:p>
              </table:table-cell>
              <table:table-cell office:value-type="float" office:value="564307.59375">
                <text:p>564307.59375</text:p>
              </table:table-cell>
              <table:table-cell office:value-type="float" office:value="2391653.351562">
                <text:p>2391653.351562</text:p>
              </table:table-cell>
              <table:table-cell office:value-type="float" office:value="195121">
                <text:p>195121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565807.59375">
                <text:p>565807.59375</text:p>
              </table:table-cell>
              <table:table-cell office:value-type="float" office:value="2395956.898438">
                <text:p>2395956.898438</text:p>
              </table:table-cell>
              <table:table-cell office:value-type="float" office:value="162657.601563">
                <text:p>162657.601563</text:p>
              </table:table-cell>
            </table:table-row>
            <table:table-row>
              <table:table-cell office:value-type="float" office:value="20650">
                <text:p>20650</text:p>
              </table:table-cell>
              <table:table-cell office:value-type="float" office:value="567385.59375">
                <text:p>567385.59375</text:p>
              </table:table-cell>
              <table:table-cell office:value-type="float" office:value="2422643">
                <text:p>2422643</text:p>
              </table:table-cell>
              <table:table-cell office:value-type="float" office:value="196089.601562">
                <text:p>196089.601562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568865">
                <text:p>568865</text:p>
              </table:table-cell>
              <table:table-cell office:value-type="float" office:value="2445477.046875">
                <text:p>2445477.046875</text:p>
              </table:table-cell>
              <table:table-cell office:value-type="float" office:value="196551.398438">
                <text:p>196551.398438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570450.1875">
                <text:p>570450.1875</text:p>
              </table:table-cell>
              <table:table-cell office:value-type="float" office:value="2424331.601562">
                <text:p>2424331.601562</text:p>
              </table:table-cell>
              <table:table-cell office:value-type="float" office:value="197052.796875">
                <text:p>197052.796875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571909.1875">
                <text:p>571909.1875</text:p>
              </table:table-cell>
              <table:table-cell office:value-type="float" office:value="2449860.601562">
                <text:p>2449860.601562</text:p>
              </table:table-cell>
              <table:table-cell office:value-type="float" office:value="164169">
                <text:p>164169</text:p>
              </table:table-cell>
            </table:table-row>
            <table:table-row>
              <table:table-cell office:value-type="float" office:value="20850">
                <text:p>20850</text:p>
              </table:table-cell>
              <table:table-cell office:value-type="float" office:value="573544.1875">
                <text:p>573544.1875</text:p>
              </table:table-cell>
              <table:table-cell office:value-type="float" office:value="2457932.25">
                <text:p>2457932.25</text:p>
              </table:table-cell>
              <table:table-cell office:value-type="float" office:value="181290.40625">
                <text:p>181290.40625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575064.1875">
                <text:p>575064.1875</text:p>
              </table:table-cell>
              <table:table-cell office:value-type="float" office:value="2470367.5">
                <text:p>2470367.5</text:p>
              </table:table-cell>
              <table:table-cell office:value-type="float" office:value="165019.796876">
                <text:p>165019.796876</text:p>
              </table:table-cell>
            </table:table-row>
            <table:table-row>
              <table:table-cell office:value-type="float" office:value="20950">
                <text:p>20950</text:p>
              </table:table-cell>
              <table:table-cell office:value-type="float" office:value="576537.8125">
                <text:p>576537.8125</text:p>
              </table:table-cell>
              <table:table-cell office:value-type="float" office:value="2489577.5">
                <text:p>2489577.5</text:p>
              </table:table-cell>
              <table:table-cell office:value-type="float" office:value="198931.796875">
                <text:p>198931.79687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578041.1875">
                <text:p>578041.1875</text:p>
              </table:table-cell>
              <table:table-cell office:value-type="float" office:value="2498698.5">
                <text:p>2498698.5</text:p>
              </table:table-cell>
              <table:table-cell office:value-type="float" office:value="199430.203125">
                <text:p>199430.203125</text:p>
              </table:table-cell>
            </table:table-row>
            <table:table-row>
              <table:table-cell office:value-type="float" office:value="21050">
                <text:p>21050</text:p>
              </table:table-cell>
              <table:table-cell office:value-type="float" office:value="579551.59375">
                <text:p>579551.59375</text:p>
              </table:table-cell>
              <table:table-cell office:value-type="float" office:value="2499498.203125">
                <text:p>2499498.203125</text:p>
              </table:table-cell>
              <table:table-cell office:value-type="float" office:value="183049.40625">
                <text:p>183049.40625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581150">
                <text:p>581150</text:p>
              </table:table-cell>
              <table:table-cell office:value-type="float" office:value="2514852.5">
                <text:p>2514852.5</text:p>
              </table:table-cell>
              <table:table-cell office:value-type="float" office:value="149741.804687">
                <text:p>149741.804687</text:p>
              </table:table-cell>
            </table:table-row>
            <table:table-row>
              <table:table-cell office:value-type="float" office:value="21150">
                <text:p>21150</text:p>
              </table:table-cell>
              <table:table-cell office:value-type="float" office:value="582747">
                <text:p>582747</text:p>
              </table:table-cell>
              <table:table-cell office:value-type="float" office:value="2521516.953125">
                <text:p>2521516.953125</text:p>
              </table:table-cell>
              <table:table-cell office:value-type="float" office:value="200826">
                <text:p>200826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584109.40625">
                <text:p>584109.40625</text:p>
              </table:table-cell>
              <table:table-cell office:value-type="float" office:value="2530754.101562">
                <text:p>2530754.101562</text:p>
              </table:table-cell>
              <table:table-cell office:value-type="float" office:value="201308.796875">
                <text:p>201308.796875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585703.59375">
                <text:p>585703.59375</text:p>
              </table:table-cell>
              <table:table-cell office:value-type="float" office:value="2536985.25">
                <text:p>2536985.25</text:p>
              </table:table-cell>
              <table:table-cell office:value-type="float" office:value="201764.398438">
                <text:p>201764.398438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587183.40625">
                <text:p>587183.40625</text:p>
              </table:table-cell>
              <table:table-cell office:value-type="float" office:value="2561162.203125">
                <text:p>2561162.203125</text:p>
              </table:table-cell>
              <table:table-cell office:value-type="float" office:value="202228.796875">
                <text:p>202228.796875</text:p>
              </table:table-cell>
            </table:table-row>
            <table:table-row>
              <table:table-cell office:value-type="float" office:value="21350">
                <text:p>21350</text:p>
              </table:table-cell>
              <table:table-cell office:value-type="float" office:value="588746">
                <text:p>588746</text:p>
              </table:table-cell>
              <table:table-cell office:value-type="float" office:value="2568872.453125">
                <text:p>2568872.453125</text:p>
              </table:table-cell>
              <table:table-cell office:value-type="float" office:value="202740">
                <text:p>202740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590279.8125">
                <text:p>590279.8125</text:p>
              </table:table-cell>
              <table:table-cell office:value-type="float" office:value="2575033.5">
                <text:p>2575033.5</text:p>
              </table:table-cell>
              <table:table-cell office:value-type="float" office:value="203197.601562">
                <text:p>203197.601562</text:p>
              </table:table-cell>
            </table:table-row>
            <table:table-row>
              <table:table-cell office:value-type="float" office:value="21450">
                <text:p>21450</text:p>
              </table:table-cell>
              <table:table-cell office:value-type="float" office:value="591801.40625">
                <text:p>591801.40625</text:p>
              </table:table-cell>
              <table:table-cell office:value-type="float" office:value="2579412.351562">
                <text:p>2579412.351562</text:p>
              </table:table-cell>
              <table:table-cell office:value-type="float" office:value="203703.796875">
                <text:p>203703.796875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593320.1875">
                <text:p>593320.1875</text:p>
              </table:table-cell>
              <table:table-cell office:value-type="float" office:value="2601738">
                <text:p>2601738</text:p>
              </table:table-cell>
              <table:table-cell office:value-type="float" office:value="204176.601562">
                <text:p>204176.601562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594883.1875">
                <text:p>594883.1875</text:p>
              </table:table-cell>
              <table:table-cell office:value-type="float" office:value="2609504.101562">
                <text:p>2609504.101562</text:p>
              </table:table-cell>
              <table:table-cell office:value-type="float" office:value="187385.601563">
                <text:p>187385.601563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596405.40625">
                <text:p>596405.40625</text:p>
              </table:table-cell>
              <table:table-cell office:value-type="float" office:value="2632010">
                <text:p>2632010</text:p>
              </table:table-cell>
              <table:table-cell office:value-type="float" office:value="153313.804687">
                <text:p>153313.804687</text:p>
              </table:table-cell>
            </table:table-row>
            <table:table-row>
              <table:table-cell office:value-type="float" office:value="21650">
                <text:p>21650</text:p>
              </table:table-cell>
              <table:table-cell office:value-type="float" office:value="597966.8125">
                <text:p>597966.8125</text:p>
              </table:table-cell>
              <table:table-cell office:value-type="float" office:value="2648759.203125">
                <text:p>2648759.203125</text:p>
              </table:table-cell>
              <table:table-cell office:value-type="float" office:value="205579.398438">
                <text:p>205579.398438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599472.40625">
                <text:p>599472.40625</text:p>
              </table:table-cell>
              <table:table-cell office:value-type="float" office:value="2643127.648438">
                <text:p>2643127.648438</text:p>
              </table:table-cell>
              <table:table-cell office:value-type="float" office:value="206109">
                <text:p>206109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601009.59375">
                <text:p>601009.59375</text:p>
              </table:table-cell>
              <table:table-cell office:value-type="float" office:value="2662921.046875">
                <text:p>2662921.046875</text:p>
              </table:table-cell>
              <table:table-cell office:value-type="float" office:value="189130.601563">
                <text:p>189130.601563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602493.1875">
                <text:p>602493.1875</text:p>
              </table:table-cell>
              <table:table-cell office:value-type="float" office:value="2683246.046875">
                <text:p>2683246.046875</text:p>
              </table:table-cell>
              <table:table-cell office:value-type="float" office:value="172109.601563">
                <text:p>172109.601563</text:p>
              </table:table-cell>
            </table:table-row>
            <table:table-row>
              <table:table-cell office:value-type="float" office:value="21850">
                <text:p>21850</text:p>
              </table:table-cell>
              <table:table-cell office:value-type="float" office:value="604088.1875">
                <text:p>604088.1875</text:p>
              </table:table-cell>
              <table:table-cell office:value-type="float" office:value="2685741.148438">
                <text:p>2685741.148438</text:p>
              </table:table-cell>
              <table:table-cell office:value-type="float" office:value="189989.40625">
                <text:p>189989.40625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605666.1875">
                <text:p>605666.1875</text:p>
              </table:table-cell>
              <table:table-cell office:value-type="float" office:value="2698374.203125">
                <text:p>2698374.203125</text:p>
              </table:table-cell>
              <table:table-cell office:value-type="float" office:value="207954.203125">
                <text:p>207954.203125</text:p>
              </table:table-cell>
            </table:table-row>
            <table:table-row>
              <table:table-cell office:value-type="float" office:value="21950">
                <text:p>21950</text:p>
              </table:table-cell>
              <table:table-cell office:value-type="float" office:value="607239.8125">
                <text:p>607239.8125</text:p>
              </table:table-cell>
              <table:table-cell office:value-type="float" office:value="2697624.953125">
                <text:p>2697624.953125</text:p>
              </table:table-cell>
              <table:table-cell office:value-type="float" office:value="208435.203125">
                <text:p>208435.20312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608507.8125">
                <text:p>608507.8125</text:p>
              </table:table-cell>
              <table:table-cell office:value-type="float" office:value="2729475.398438">
                <text:p>2729475.398438</text:p>
              </table:table-cell>
              <table:table-cell office:value-type="float" office:value="208875">
                <text:p>208875</text:p>
              </table:table-cell>
            </table:table-row>
            <table:table-row>
              <table:table-cell office:value-type="float" office:value="22050">
                <text:p>22050</text:p>
              </table:table-cell>
              <table:table-cell office:value-type="float" office:value="610225.1875">
                <text:p>610225.1875</text:p>
              </table:table-cell>
              <table:table-cell office:value-type="float" office:value="2721388.898438">
                <text:p>2721388.898438</text:p>
              </table:table-cell>
              <table:table-cell office:value-type="float" office:value="209394.796875">
                <text:p>209394.796875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611679.59375">
                <text:p>611679.59375</text:p>
              </table:table-cell>
              <table:table-cell office:value-type="float" office:value="2745797">
                <text:p>2745797</text:p>
              </table:table-cell>
              <table:table-cell office:value-type="float" office:value="174453.601563">
                <text:p>174453.601563</text:p>
              </table:table-cell>
            </table:table-row>
            <table:table-row>
              <table:table-cell office:value-type="float" office:value="22150">
                <text:p>22150</text:p>
              </table:table-cell>
              <table:table-cell office:value-type="float" office:value="613285.8125">
                <text:p>613285.8125</text:p>
              </table:table-cell>
              <table:table-cell office:value-type="float" office:value="2739082.148438">
                <text:p>2739082.148438</text:p>
              </table:table-cell>
              <table:table-cell office:value-type="float" office:value="210308">
                <text:p>210308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614732.1875">
                <text:p>614732.1875</text:p>
              </table:table-cell>
              <table:table-cell office:value-type="float" office:value="2772730.953125">
                <text:p>2772730.953125</text:p>
              </table:table-cell>
              <table:table-cell office:value-type="float" office:value="193081.203125">
                <text:p>193081.203125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616227.59375">
                <text:p>616227.59375</text:p>
              </table:table-cell>
              <table:table-cell office:value-type="float" office:value="2779764.703125">
                <text:p>2779764.703125</text:p>
              </table:table-cell>
              <table:table-cell office:value-type="float" office:value="175629">
                <text:p>175629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617787.8125">
                <text:p>617787.8125</text:p>
              </table:table-cell>
              <table:table-cell office:value-type="float" office:value="2764372.296875">
                <text:p>2764372.296875</text:p>
              </table:table-cell>
              <table:table-cell office:value-type="float" office:value="211761">
                <text:p>211761</text:p>
              </table:table-cell>
            </table:table-row>
            <table:table-row>
              <table:table-cell office:value-type="float" office:value="22350">
                <text:p>22350</text:p>
              </table:table-cell>
              <table:table-cell office:value-type="float" office:value="619304.1875">
                <text:p>619304.1875</text:p>
              </table:table-cell>
              <table:table-cell office:value-type="float" office:value="2784814.5">
                <text:p>2784814.5</text:p>
              </table:table-cell>
              <table:table-cell office:value-type="float" office:value="194332.40625">
                <text:p>194332.40625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620876">
                <text:p>620876</text:p>
              </table:table-cell>
              <table:table-cell office:value-type="float" office:value="2811352.898438">
                <text:p>2811352.898438</text:p>
              </table:table-cell>
              <table:table-cell office:value-type="float" office:value="212637">
                <text:p>212637</text:p>
              </table:table-cell>
            </table:table-row>
            <table:table-row>
              <table:table-cell office:value-type="float" office:value="22450">
                <text:p>22450</text:p>
              </table:table-cell>
              <table:table-cell office:value-type="float" office:value="622372.8125">
                <text:p>622372.8125</text:p>
              </table:table-cell>
              <table:table-cell office:value-type="float" office:value="2822101.851562">
                <text:p>2822101.851562</text:p>
              </table:table-cell>
              <table:table-cell office:value-type="float" office:value="213171.796875">
                <text:p>213171.796875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623842.1875">
                <text:p>623842.1875</text:p>
              </table:table-cell>
              <table:table-cell office:value-type="float" office:value="2841834.5">
                <text:p>2841834.5</text:p>
              </table:table-cell>
              <table:table-cell office:value-type="float" office:value="213640">
                <text:p>213640</text:p>
              </table:table-cell>
            </table:table-row>
            <table:table-row>
              <table:table-cell office:value-type="float" office:value="22550">
                <text:p>22550</text:p>
              </table:table-cell>
              <table:table-cell office:value-type="float" office:value="625390.40625">
                <text:p>625390.40625</text:p>
              </table:table-cell>
              <table:table-cell office:value-type="float" office:value="2843953.75">
                <text:p>2843953.75</text:p>
              </table:table-cell>
              <table:table-cell office:value-type="float" office:value="214155.796875">
                <text:p>214155.796875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627027.59375">
                <text:p>627027.59375</text:p>
              </table:table-cell>
              <table:table-cell office:value-type="float" office:value="2868732.101562">
                <text:p>2868732.101562</text:p>
              </table:table-cell>
              <table:table-cell office:value-type="float" office:value="214567.203125">
                <text:p>214567.203125</text:p>
              </table:table-cell>
            </table:table-row>
            <table:table-row>
              <table:table-cell office:value-type="float" office:value="22650">
                <text:p>22650</text:p>
              </table:table-cell>
              <table:table-cell office:value-type="float" office:value="628482.8125">
                <text:p>628482.8125</text:p>
              </table:table-cell>
              <table:table-cell office:value-type="float" office:value="2871718.796875">
                <text:p>2871718.796875</text:p>
              </table:table-cell>
              <table:table-cell office:value-type="float" office:value="196953">
                <text:p>196953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630090.40625">
                <text:p>630090.40625</text:p>
              </table:table-cell>
              <table:table-cell office:value-type="float" office:value="2881102.648438">
                <text:p>2881102.648438</text:p>
              </table:table-cell>
              <table:table-cell office:value-type="float" office:value="215544.398438">
                <text:p>215544.398438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631556">
                <text:p>631556</text:p>
              </table:table-cell>
              <table:table-cell office:value-type="float" office:value="2899906.101562">
                <text:p>2899906.101562</text:p>
              </table:table-cell>
              <table:table-cell office:value-type="float" office:value="216050.601562">
                <text:p>216050.601562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633123.8125">
                <text:p>633123.8125</text:p>
              </table:table-cell>
              <table:table-cell office:value-type="float" office:value="2918772.351562">
                <text:p>2918772.351562</text:p>
              </table:table-cell>
              <table:table-cell office:value-type="float" office:value="216484.796875">
                <text:p>216484.796875</text:p>
              </table:table-cell>
            </table:table-row>
            <table:table-row>
              <table:table-cell office:value-type="float" office:value="22850">
                <text:p>22850</text:p>
              </table:table-cell>
              <table:table-cell office:value-type="float" office:value="634606.40625">
                <text:p>634606.40625</text:p>
              </table:table-cell>
              <table:table-cell office:value-type="float" office:value="2928985.601562">
                <text:p>2928985.601562</text:p>
              </table:table-cell>
              <table:table-cell office:value-type="float" office:value="216957.796875">
                <text:p>216957.796875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636208.59375">
                <text:p>636208.59375</text:p>
              </table:table-cell>
              <table:table-cell office:value-type="float" office:value="2926334.296875">
                <text:p>2926334.296875</text:p>
              </table:table-cell>
              <table:table-cell office:value-type="float" office:value="217439.203125">
                <text:p>217439.203125</text:p>
              </table:table-cell>
            </table:table-row>
            <table:table-row>
              <table:table-cell office:value-type="float" office:value="22950">
                <text:p>22950</text:p>
              </table:table-cell>
              <table:table-cell office:value-type="float" office:value="637709.8125">
                <text:p>637709.8125</text:p>
              </table:table-cell>
              <table:table-cell office:value-type="float" office:value="2956816">
                <text:p>2956816</text:p>
              </table:table-cell>
              <table:table-cell office:value-type="float" office:value="217965.398438">
                <text:p>217965.39843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639218.1875">
                <text:p>639218.1875</text:p>
              </table:table-cell>
              <table:table-cell office:value-type="float" office:value="2956848.296875">
                <text:p>2956848.296875</text:p>
              </table:table-cell>
              <table:table-cell office:value-type="float" office:value="218378.398438">
                <text:p>218378.398438</text:p>
              </table:table-cell>
            </table:table-row>
            <table:table-row>
              <table:table-cell office:value-type="float" office:value="23050">
                <text:p>23050</text:p>
              </table:table-cell>
              <table:table-cell office:value-type="float" office:value="640817.40625">
                <text:p>640817.40625</text:p>
              </table:table-cell>
              <table:table-cell office:value-type="float" office:value="2989223.90625">
                <text:p>2989223.90625</text:p>
              </table:table-cell>
              <table:table-cell office:value-type="float" office:value="218875">
                <text:p>218875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642301">
                <text:p>642301</text:p>
              </table:table-cell>
              <table:table-cell office:value-type="float" office:value="2992757.953125">
                <text:p>2992757.953125</text:p>
              </table:table-cell>
              <table:table-cell office:value-type="float" office:value="200889.40625">
                <text:p>200889.40625</text:p>
              </table:table-cell>
            </table:table-row>
            <table:table-row>
              <table:table-cell office:value-type="float" office:value="23150">
                <text:p>23150</text:p>
              </table:table-cell>
              <table:table-cell office:value-type="float" office:value="643895">
                <text:p>643895</text:p>
              </table:table-cell>
              <table:table-cell office:value-type="float" office:value="2993202.101562">
                <text:p>2993202.101562</text:p>
              </table:table-cell>
              <table:table-cell office:value-type="float" office:value="219817.398438">
                <text:p>219817.398438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645307.1875">
                <text:p>645307.1875</text:p>
              </table:table-cell>
              <table:table-cell office:value-type="float" office:value="3017413.796875">
                <text:p>3017413.796875</text:p>
              </table:table-cell>
              <table:table-cell office:value-type="float" office:value="164645">
                <text:p>164645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646864.59375">
                <text:p>646864.59375</text:p>
              </table:table-cell>
              <table:table-cell office:value-type="float" office:value="3031363.601562">
                <text:p>3031363.601562</text:p>
              </table:table-cell>
              <table:table-cell office:value-type="float" office:value="220764.796875">
                <text:p>220764.796875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648421.1875">
                <text:p>648421.1875</text:p>
              </table:table-cell>
              <table:table-cell office:value-type="float" office:value="3033248.796875">
                <text:p>3033248.796875</text:p>
              </table:table-cell>
              <table:table-cell office:value-type="float" office:value="221259">
                <text:p>221259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649991.59375">
                <text:p>649991.59375</text:p>
              </table:table-cell>
              <table:table-cell office:value-type="float" office:value="3037679.101562">
                <text:p>3037679.101562</text:p>
              </table:table-cell>
              <table:table-cell office:value-type="float" office:value="221749.203125">
                <text:p>221749.203125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651502.1875">
                <text:p>651502.1875</text:p>
              </table:table-cell>
              <table:table-cell office:value-type="float" office:value="3055951.796875">
                <text:p>3055951.796875</text:p>
              </table:table-cell>
              <table:table-cell office:value-type="float" office:value="222237.601562">
                <text:p>222237.601562</text:p>
              </table:table-cell>
            </table:table-row>
            <table:table-row>
              <table:table-cell office:value-type="float" office:value="23450">
                <text:p>23450</text:p>
              </table:table-cell>
              <table:table-cell office:value-type="float" office:value="653003.59375">
                <text:p>653003.59375</text:p>
              </table:table-cell>
              <table:table-cell office:value-type="float" office:value="3057543.5">
                <text:p>3057543.5</text:p>
              </table:table-cell>
              <table:table-cell office:value-type="float" office:value="222686.203125">
                <text:p>222686.203125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654522.59375">
                <text:p>654522.59375</text:p>
              </table:table-cell>
              <table:table-cell office:value-type="float" office:value="3091163.648438">
                <text:p>3091163.648438</text:p>
              </table:table-cell>
              <table:table-cell office:value-type="float" office:value="204329.40625">
                <text:p>204329.40625</text:p>
              </table:table-cell>
            </table:table-row>
            <table:table-row>
              <table:table-cell office:value-type="float" office:value="23550">
                <text:p>23550</text:p>
              </table:table-cell>
              <table:table-cell office:value-type="float" office:value="656086.59375">
                <text:p>656086.59375</text:p>
              </table:table-cell>
              <table:table-cell office:value-type="float" office:value="3076420.796875">
                <text:p>3076420.796875</text:p>
              </table:table-cell>
              <table:table-cell office:value-type="float" office:value="223617.796875">
                <text:p>223617.796875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657630.59375">
                <text:p>657630.59375</text:p>
              </table:table-cell>
              <table:table-cell office:value-type="float" office:value="3109738.203125">
                <text:p>3109738.203125</text:p>
              </table:table-cell>
              <table:table-cell office:value-type="float" office:value="224112">
                <text:p>224112</text:p>
              </table:table-cell>
            </table:table-row>
            <table:table-row>
              <table:table-cell office:value-type="float" office:value="23650">
                <text:p>23650</text:p>
              </table:table-cell>
              <table:table-cell office:value-type="float" office:value="659145.8125">
                <text:p>659145.8125</text:p>
              </table:table-cell>
              <table:table-cell office:value-type="float" office:value="3108917.601562">
                <text:p>3108917.601562</text:p>
              </table:table-cell>
              <table:table-cell office:value-type="float" office:value="205656.601563">
                <text:p>205656.601563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660733">
                <text:p>660733</text:p>
              </table:table-cell>
              <table:table-cell office:value-type="float" office:value="3125806.703125">
                <text:p>3125806.703125</text:p>
              </table:table-cell>
              <table:table-cell office:value-type="float" office:value="225016.398438">
                <text:p>225016.398438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662156.8125">
                <text:p>662156.8125</text:p>
              </table:table-cell>
              <table:table-cell office:value-type="float" office:value="3139248.398438">
                <text:p>3139248.398438</text:p>
              </table:table-cell>
              <table:table-cell office:value-type="float" office:value="206505.203125">
                <text:p>206505.203125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663751.8125">
                <text:p>663751.8125</text:p>
              </table:table-cell>
              <table:table-cell office:value-type="float" office:value="3149415.296875">
                <text:p>3149415.296875</text:p>
              </table:table-cell>
              <table:table-cell office:value-type="float" office:value="206936.804687">
                <text:p>206936.804687</text:p>
              </table:table-cell>
            </table:table-row>
            <table:table-row>
              <table:table-cell office:value-type="float" office:value="23850">
                <text:p>23850</text:p>
              </table:table-cell>
              <table:table-cell office:value-type="float" office:value="665241.59375">
                <text:p>665241.59375</text:p>
              </table:table-cell>
              <table:table-cell office:value-type="float" office:value="3153456.953125">
                <text:p>3153456.953125</text:p>
              </table:table-cell>
              <table:table-cell office:value-type="float" office:value="226484.601562">
                <text:p>226484.601562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666766.8125">
                <text:p>666766.8125</text:p>
              </table:table-cell>
              <table:table-cell office:value-type="float" office:value="3173135.351562">
                <text:p>3173135.351562</text:p>
              </table:table-cell>
              <table:table-cell office:value-type="float" office:value="207852.804687">
                <text:p>207852.804687</text:p>
              </table:table-cell>
            </table:table-row>
            <table:table-row>
              <table:table-cell office:value-type="float" office:value="23950">
                <text:p>23950</text:p>
              </table:table-cell>
              <table:table-cell office:value-type="float" office:value="668235.40625">
                <text:p>668235.40625</text:p>
              </table:table-cell>
              <table:table-cell office:value-type="float" office:value="3198140.703125">
                <text:p>3198140.703125</text:p>
              </table:table-cell>
              <table:table-cell office:value-type="float" office:value="208273.601563">
                <text:p>208273.60156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69889.1875">
                <text:p>669889.1875</text:p>
              </table:table-cell>
              <table:table-cell office:value-type="float" office:value="3204577.25">
                <text:p>3204577.25</text:p>
              </table:table-cell>
              <table:table-cell office:value-type="float" office:value="227903.796875">
                <text:p>227903.796875</text:p>
              </table:table-cell>
            </table:table-row>
            <table:table-row>
              <table:table-cell office:value-type="float" office:value="24050">
                <text:p>24050</text:p>
              </table:table-cell>
              <table:table-cell office:value-type="float" office:value="671356.40625">
                <text:p>671356.40625</text:p>
              </table:table-cell>
              <table:table-cell office:value-type="float" office:value="3236262.703125">
                <text:p>3236262.703125</text:p>
              </table:table-cell>
              <table:table-cell office:value-type="float" office:value="189868.796876">
                <text:p>189868.796876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672932.1875">
                <text:p>672932.1875</text:p>
              </table:table-cell>
              <table:table-cell office:value-type="float" office:value="3237987.5">
                <text:p>3237987.5</text:p>
              </table:table-cell>
              <table:table-cell office:value-type="float" office:value="190256.601563">
                <text:p>190256.601563</text:p>
              </table:table-cell>
            </table:table-row>
            <table:table-row>
              <table:table-cell office:value-type="float" office:value="24150">
                <text:p>24150</text:p>
              </table:table-cell>
              <table:table-cell office:value-type="float" office:value="674430.40625">
                <text:p>674430.40625</text:p>
              </table:table-cell>
              <table:table-cell office:value-type="float" office:value="3258565.09375">
                <text:p>3258565.09375</text:p>
              </table:table-cell>
              <table:table-cell office:value-type="float" office:value="229332.601562">
                <text:p>229332.601562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676039.1875">
                <text:p>676039.1875</text:p>
              </table:table-cell>
              <table:table-cell office:value-type="float" office:value="3247229.851562">
                <text:p>3247229.851562</text:p>
              </table:table-cell>
              <table:table-cell office:value-type="float" office:value="191084.601563">
                <text:p>191084.601563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677457.59375">
                <text:p>677457.59375</text:p>
              </table:table-cell>
              <table:table-cell office:value-type="float" office:value="3256280.101562">
                <text:p>3256280.101562</text:p>
              </table:table-cell>
              <table:table-cell office:value-type="float" office:value="230289.398438">
                <text:p>230289.398438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679091.8125">
                <text:p>679091.8125</text:p>
              </table:table-cell>
              <table:table-cell office:value-type="float" office:value="3275310.101562">
                <text:p>3275310.101562</text:p>
              </table:table-cell>
              <table:table-cell office:value-type="float" office:value="230751">
                <text:p>230751</text:p>
              </table:table-cell>
            </table:table-row>
            <table:table-row>
              <table:table-cell office:value-type="float" office:value="24350">
                <text:p>24350</text:p>
              </table:table-cell>
              <table:table-cell office:value-type="float" office:value="680585.1875">
                <text:p>680585.1875</text:p>
              </table:table-cell>
              <table:table-cell office:value-type="float" office:value="3283871.398438">
                <text:p>3283871.398438</text:p>
              </table:table-cell>
              <table:table-cell office:value-type="float" office:value="231204.203125">
                <text:p>231204.203125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682140.40625">
                <text:p>682140.40625</text:p>
              </table:table-cell>
              <table:table-cell office:value-type="float" office:value="3298066.601562">
                <text:p>3298066.601562</text:p>
              </table:table-cell>
              <table:table-cell office:value-type="float" office:value="231675.601562">
                <text:p>231675.601562</text:p>
              </table:table-cell>
            </table:table-row>
            <table:table-row>
              <table:table-cell office:value-type="float" office:value="24450">
                <text:p>24450</text:p>
              </table:table-cell>
              <table:table-cell office:value-type="float" office:value="683676.40625">
                <text:p>683676.40625</text:p>
              </table:table-cell>
              <table:table-cell office:value-type="float" office:value="3319814.5">
                <text:p>3319814.5</text:p>
              </table:table-cell>
              <table:table-cell office:value-type="float" office:value="212570.40625">
                <text:p>212570.40625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685150.59375">
                <text:p>685150.59375</text:p>
              </table:table-cell>
              <table:table-cell office:value-type="float" office:value="3318952.648438">
                <text:p>3318952.648438</text:p>
              </table:table-cell>
              <table:table-cell office:value-type="float" office:value="232655.398438">
                <text:p>232655.398438</text:p>
              </table:table-cell>
            </table:table-row>
            <table:table-row>
              <table:table-cell office:value-type="float" office:value="24550">
                <text:p>24550</text:p>
              </table:table-cell>
              <table:table-cell office:value-type="float" office:value="686781.1875">
                <text:p>686781.1875</text:p>
              </table:table-cell>
              <table:table-cell office:value-type="float" office:value="3354852.703125">
                <text:p>3354852.703125</text:p>
              </table:table-cell>
              <table:table-cell office:value-type="float" office:value="213469.203125">
                <text:p>213469.203125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688268.40625">
                <text:p>688268.40625</text:p>
              </table:table-cell>
              <table:table-cell office:value-type="float" office:value="3366690.796875">
                <text:p>3366690.796875</text:p>
              </table:table-cell>
              <table:table-cell office:value-type="float" office:value="233591.796875">
                <text:p>233591.796875</text:p>
              </table:table-cell>
            </table:table-row>
            <table:table-row>
              <table:table-cell office:value-type="float" office:value="24650">
                <text:p>24650</text:p>
              </table:table-cell>
              <table:table-cell office:value-type="float" office:value="689794">
                <text:p>689794</text:p>
              </table:table-cell>
              <table:table-cell office:value-type="float" office:value="3356754.898438">
                <text:p>3356754.898438</text:p>
              </table:table-cell>
              <table:table-cell office:value-type="float" office:value="234061.203125">
                <text:p>234061.203125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691273.40625">
                <text:p>691273.40625</text:p>
              </table:table-cell>
              <table:table-cell office:value-type="float" office:value="3378386.851562">
                <text:p>3378386.851562</text:p>
              </table:table-cell>
              <table:table-cell office:value-type="float" office:value="175227.398437">
                <text:p>175227.398437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692884.1875">
                <text:p>692884.1875</text:p>
              </table:table-cell>
              <table:table-cell office:value-type="float" office:value="3412844.65625">
                <text:p>3412844.65625</text:p>
              </table:table-cell>
              <table:table-cell office:value-type="float" office:value="235002.203125">
                <text:p>235002.203125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694417.59375">
                <text:p>694417.59375</text:p>
              </table:table-cell>
              <table:table-cell office:value-type="float" office:value="3419284.046875">
                <text:p>3419284.046875</text:p>
              </table:table-cell>
              <table:table-cell office:value-type="float" office:value="215677">
                <text:p>215677</text:p>
              </table:table-cell>
            </table:table-row>
            <table:table-row>
              <table:table-cell office:value-type="float" office:value="24850">
                <text:p>24850</text:p>
              </table:table-cell>
              <table:table-cell office:value-type="float" office:value="695956.8125">
                <text:p>695956.8125</text:p>
              </table:table-cell>
              <table:table-cell office:value-type="float" office:value="3423212.75">
                <text:p>3423212.75</text:p>
              </table:table-cell>
              <table:table-cell office:value-type="float" office:value="235937.203125">
                <text:p>235937.203125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697425.59375">
                <text:p>697425.59375</text:p>
              </table:table-cell>
              <table:table-cell office:value-type="float" office:value="3440144.5">
                <text:p>3440144.5</text:p>
              </table:table-cell>
              <table:table-cell office:value-type="float" office:value="236483">
                <text:p>236483</text:p>
              </table:table-cell>
            </table:table-row>
            <table:table-row>
              <table:table-cell office:value-type="float" office:value="24950">
                <text:p>24950</text:p>
              </table:table-cell>
              <table:table-cell office:value-type="float" office:value="698983.8125">
                <text:p>698983.8125</text:p>
              </table:table-cell>
              <table:table-cell office:value-type="float" office:value="3449870.101562">
                <text:p>3449870.101562</text:p>
              </table:table-cell>
              <table:table-cell office:value-type="float" office:value="196987.796876">
                <text:p>196987.79687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700560">
                <text:p>700560</text:p>
              </table:table-cell>
              <table:table-cell office:value-type="float" office:value="3483534.296875">
                <text:p>3483534.296875</text:p>
              </table:table-cell>
              <table:table-cell office:value-type="float" office:value="237391">
                <text:p>237391</text:p>
              </table:table-cell>
            </table:table-row>
            <table:table-row>
              <table:table-cell office:value-type="float" office:value="25050">
                <text:p>25050</text:p>
              </table:table-cell>
              <table:table-cell office:value-type="float" office:value="702128.40625">
                <text:p>702128.40625</text:p>
              </table:table-cell>
              <table:table-cell office:value-type="float" office:value="3473884.046875">
                <text:p>3473884.046875</text:p>
              </table:table-cell>
              <table:table-cell office:value-type="float" office:value="237888.203125">
                <text:p>237888.203125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703678.8125">
                <text:p>703678.8125</text:p>
              </table:table-cell>
              <table:table-cell office:value-type="float" office:value="3492267.203125">
                <text:p>3492267.203125</text:p>
              </table:table-cell>
              <table:table-cell office:value-type="float" office:value="238313.796875">
                <text:p>238313.796875</text:p>
              </table:table-cell>
            </table:table-row>
            <table:table-row>
              <table:table-cell office:value-type="float" office:value="25150">
                <text:p>25150</text:p>
              </table:table-cell>
              <table:table-cell office:value-type="float" office:value="705287.1875">
                <text:p>705287.1875</text:p>
              </table:table-cell>
              <table:table-cell office:value-type="float" office:value="3513107">
                <text:p>3513107</text:p>
              </table:table-cell>
              <table:table-cell office:value-type="float" office:value="218703.40625">
                <text:p>218703.40625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706755">
                <text:p>706755</text:p>
              </table:table-cell>
              <table:table-cell office:value-type="float" office:value="3527463.703125">
                <text:p>3527463.703125</text:p>
              </table:table-cell>
              <table:table-cell office:value-type="float" office:value="239283">
                <text:p>239283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708262.8125">
                <text:p>708262.8125</text:p>
              </table:table-cell>
              <table:table-cell office:value-type="float" office:value="3527519.648438">
                <text:p>3527519.648438</text:p>
              </table:table-cell>
              <table:table-cell office:value-type="float" office:value="239771.203125">
                <text:p>239771.203125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709752.8125">
                <text:p>709752.8125</text:p>
              </table:table-cell>
              <table:table-cell office:value-type="float" office:value="3529782.546875">
                <text:p>3529782.546875</text:p>
              </table:table-cell>
              <table:table-cell office:value-type="float" office:value="219956">
                <text:p>219956</text:p>
              </table:table-cell>
            </table:table-row>
            <table:table-row>
              <table:table-cell office:value-type="float" office:value="25350">
                <text:p>25350</text:p>
              </table:table-cell>
              <table:table-cell office:value-type="float" office:value="711243.40625">
                <text:p>711243.40625</text:p>
              </table:table-cell>
              <table:table-cell office:value-type="float" office:value="3580020.296875">
                <text:p>3580020.296875</text:p>
              </table:table-cell>
              <table:table-cell office:value-type="float" office:value="240727">
                <text:p>240727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712827.8125">
                <text:p>712827.8125</text:p>
              </table:table-cell>
              <table:table-cell office:value-type="float" office:value="3552344.851562">
                <text:p>3552344.851562</text:p>
              </table:table-cell>
              <table:table-cell office:value-type="float" office:value="241199.203125">
                <text:p>241199.203125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714448">
                <text:p>714448</text:p>
              </table:table-cell>
              <table:table-cell office:value-type="float" office:value="3576137.703125">
                <text:p>3576137.703125</text:p>
              </table:table-cell>
              <table:table-cell office:value-type="float" office:value="241652.398438">
                <text:p>241652.398438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716075.8125">
                <text:p>716075.8125</text:p>
              </table:table-cell>
              <table:table-cell office:value-type="float" office:value="3603336.898438">
                <text:p>3603336.898438</text:p>
              </table:table-cell>
              <table:table-cell office:value-type="float" office:value="201350.398438">
                <text:p>201350.398438</text:p>
              </table:table-cell>
            </table:table-row>
            <table:table-row>
              <table:table-cell office:value-type="float" office:value="25550">
                <text:p>25550</text:p>
              </table:table-cell>
              <table:table-cell office:value-type="float" office:value="717478">
                <text:p>717478</text:p>
              </table:table-cell>
              <table:table-cell office:value-type="float" office:value="3597703.296875">
                <text:p>3597703.296875</text:p>
              </table:table-cell>
              <table:table-cell office:value-type="float" office:value="242630.203125">
                <text:p>242630.203125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719070">
                <text:p>719070</text:p>
              </table:table-cell>
              <table:table-cell office:value-type="float" office:value="3636639">
                <text:p>3636639</text:p>
              </table:table-cell>
              <table:table-cell office:value-type="float" office:value="243060.601562">
                <text:p>243060.601562</text:p>
              </table:table-cell>
            </table:table-row>
            <table:table-row>
              <table:table-cell office:value-type="float" office:value="25650">
                <text:p>25650</text:p>
              </table:table-cell>
              <table:table-cell office:value-type="float" office:value="720515.40625">
                <text:p>720515.40625</text:p>
              </table:table-cell>
              <table:table-cell office:value-type="float" office:value="3631238.851562">
                <text:p>3631238.851562</text:p>
              </table:table-cell>
              <table:table-cell office:value-type="float" office:value="243561.398438">
                <text:p>243561.398438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722117.59375">
                <text:p>722117.59375</text:p>
              </table:table-cell>
              <table:table-cell office:value-type="float" office:value="3668141.203125">
                <text:p>3668141.203125</text:p>
              </table:table-cell>
              <table:table-cell office:value-type="float" office:value="223501.804687">
                <text:p>223501.804687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723660">
                <text:p>723660</text:p>
              </table:table-cell>
              <table:table-cell office:value-type="float" office:value="3661542.5">
                <text:p>3661542.5</text:p>
              </table:table-cell>
              <table:table-cell office:value-type="float" office:value="223897">
                <text:p>223897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725157.1875">
                <text:p>725157.1875</text:p>
              </table:table-cell>
              <table:table-cell office:value-type="float" office:value="3681012.703125">
                <text:p>3681012.703125</text:p>
              </table:table-cell>
              <table:table-cell office:value-type="float" office:value="245018.601562">
                <text:p>245018.601562</text:p>
              </table:table-cell>
            </table:table-row>
            <table:table-row>
              <table:table-cell office:value-type="float" office:value="25850">
                <text:p>25850</text:p>
              </table:table-cell>
              <table:table-cell office:value-type="float" office:value="726731.40625">
                <text:p>726731.40625</text:p>
              </table:table-cell>
              <table:table-cell office:value-type="float" office:value="3692946.90625">
                <text:p>3692946.90625</text:p>
              </table:table-cell>
              <table:table-cell office:value-type="float" office:value="245444.796875">
                <text:p>245444.796875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728371.59375">
                <text:p>728371.59375</text:p>
              </table:table-cell>
              <table:table-cell office:value-type="float" office:value="3718202.296875">
                <text:p>3718202.296875</text:p>
              </table:table-cell>
              <table:table-cell office:value-type="float" office:value="225236.203125">
                <text:p>225236.203125</text:p>
              </table:table-cell>
            </table:table-row>
            <table:table-row>
              <table:table-cell office:value-type="float" office:value="25950">
                <text:p>25950</text:p>
              </table:table-cell>
              <table:table-cell office:value-type="float" office:value="729812.40625">
                <text:p>729812.40625</text:p>
              </table:table-cell>
              <table:table-cell office:value-type="float" office:value="3736054.90625">
                <text:p>3736054.90625</text:p>
              </table:table-cell>
              <table:table-cell office:value-type="float" office:value="225651.203125">
                <text:p>225651.20312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731390">
                <text:p>731390</text:p>
              </table:table-cell>
              <table:table-cell office:value-type="float" office:value="3723233">
                <text:p>3723233</text:p>
              </table:table-cell>
              <table:table-cell office:value-type="float" office:value="246881.601562">
                <text:p>246881.601562</text:p>
              </table:table-cell>
            </table:table-row>
            <table:table-row>
              <table:table-cell office:value-type="float" office:value="26050">
                <text:p>26050</text:p>
              </table:table-cell>
              <table:table-cell office:value-type="float" office:value="732932.59375">
                <text:p>732932.59375</text:p>
              </table:table-cell>
              <table:table-cell office:value-type="float" office:value="3736067.296875">
                <text:p>3736067.296875</text:p>
              </table:table-cell>
              <table:table-cell office:value-type="float" office:value="247329.601562">
                <text:p>247329.601562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734571.1875">
                <text:p>734571.1875</text:p>
              </table:table-cell>
              <table:table-cell office:value-type="float" office:value="3746247.34375">
                <text:p>3746247.34375</text:p>
              </table:table-cell>
              <table:table-cell office:value-type="float" office:value="247815.796875">
                <text:p>247815.796875</text:p>
              </table:table-cell>
            </table:table-row>
            <table:table-row>
              <table:table-cell office:value-type="float" office:value="26150">
                <text:p>26150</text:p>
              </table:table-cell>
              <table:table-cell office:value-type="float" office:value="736010.40625">
                <text:p>736010.40625</text:p>
              </table:table-cell>
              <table:table-cell office:value-type="float" office:value="3765238">
                <text:p>3765238</text:p>
              </table:table-cell>
              <table:table-cell office:value-type="float" office:value="227399.601563">
                <text:p>227399.601563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737567.1875">
                <text:p>737567.1875</text:p>
              </table:table-cell>
              <table:table-cell office:value-type="float" office:value="3772356.203125">
                <text:p>3772356.203125</text:p>
              </table:table-cell>
              <table:table-cell office:value-type="float" office:value="248738.601562">
                <text:p>248738.601562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739135.8125">
                <text:p>739135.8125</text:p>
              </table:table-cell>
              <table:table-cell office:value-type="float" office:value="3803787.546875">
                <text:p>3803787.546875</text:p>
              </table:table-cell>
              <table:table-cell office:value-type="float" office:value="228271.40625">
                <text:p>228271.40625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740635.8125">
                <text:p>740635.8125</text:p>
              </table:table-cell>
              <table:table-cell office:value-type="float" office:value="3828639.34375">
                <text:p>3828639.34375</text:p>
              </table:table-cell>
              <table:table-cell office:value-type="float" office:value="207686">
                <text:p>207686</text:p>
              </table:table-cell>
            </table:table-row>
            <table:table-row>
              <table:table-cell office:value-type="float" office:value="26350">
                <text:p>26350</text:p>
              </table:table-cell>
              <table:table-cell office:value-type="float" office:value="742241.40625">
                <text:p>742241.40625</text:p>
              </table:table-cell>
              <table:table-cell office:value-type="float" office:value="3843042">
                <text:p>3843042</text:p>
              </table:table-cell>
              <table:table-cell office:value-type="float" office:value="250170.601562">
                <text:p>250170.601562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743613.1875">
                <text:p>743613.1875</text:p>
              </table:table-cell>
              <table:table-cell office:value-type="float" office:value="3836370.148438">
                <text:p>3836370.148438</text:p>
              </table:table-cell>
              <table:table-cell office:value-type="float" office:value="208411.796876">
                <text:p>208411.796876</text:p>
              </table:table-cell>
            </table:table-row>
            <table:table-row>
              <table:table-cell office:value-type="float" office:value="26450">
                <text:p>26450</text:p>
              </table:table-cell>
              <table:table-cell office:value-type="float" office:value="745191">
                <text:p>745191</text:p>
              </table:table-cell>
              <table:table-cell office:value-type="float" office:value="3866614.25">
                <text:p>3866614.25</text:p>
              </table:table-cell>
              <table:table-cell office:value-type="float" office:value="251175.796875">
                <text:p>251175.796875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746791">
                <text:p>746791</text:p>
              </table:table-cell>
              <table:table-cell office:value-type="float" office:value="3843589.203125">
                <text:p>3843589.203125</text:p>
              </table:table-cell>
              <table:table-cell office:value-type="float" office:value="251646.398438">
                <text:p>251646.398438</text:p>
              </table:table-cell>
            </table:table-row>
            <table:table-row>
              <table:table-cell office:value-type="float" office:value="26550">
                <text:p>26550</text:p>
              </table:table-cell>
              <table:table-cell office:value-type="float" office:value="748340.1875">
                <text:p>748340.1875</text:p>
              </table:table-cell>
              <table:table-cell office:value-type="float" office:value="3873026">
                <text:p>3873026</text:p>
              </table:table-cell>
              <table:table-cell office:value-type="float" office:value="252075.601562">
                <text:p>252075.601562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750017.59375">
                <text:p>750017.59375</text:p>
              </table:table-cell>
              <table:table-cell office:value-type="float" office:value="3882251.296875">
                <text:p>3882251.296875</text:p>
              </table:table-cell>
              <table:table-cell office:value-type="float" office:value="252609.203125">
                <text:p>252609.203125</text:p>
              </table:table-cell>
            </table:table-row>
            <table:table-row>
              <table:table-cell office:value-type="float" office:value="26650">
                <text:p>26650</text:p>
              </table:table-cell>
              <table:table-cell office:value-type="float" office:value="751403.59375">
                <text:p>751403.59375</text:p>
              </table:table-cell>
              <table:table-cell office:value-type="float" office:value="3941988.703125">
                <text:p>3941988.703125</text:p>
              </table:table-cell>
              <table:table-cell office:value-type="float" office:value="231712.601563">
                <text:p>231712.601563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753097.40625">
                <text:p>753097.40625</text:p>
              </table:table-cell>
              <table:table-cell office:value-type="float" office:value="3934393.09375">
                <text:p>3934393.09375</text:p>
              </table:table-cell>
              <table:table-cell office:value-type="float" office:value="210812.796876">
                <text:p>210812.796876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754511">
                <text:p>754511</text:p>
              </table:table-cell>
              <table:table-cell office:value-type="float" office:value="3940434.296875">
                <text:p>3940434.296875</text:p>
              </table:table-cell>
              <table:table-cell office:value-type="float" office:value="253984.796875">
                <text:p>253984.796875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756010.8125">
                <text:p>756010.8125</text:p>
              </table:table-cell>
              <table:table-cell office:value-type="float" office:value="3954827.703125">
                <text:p>3954827.703125</text:p>
              </table:table-cell>
              <table:table-cell office:value-type="float" office:value="254471.796875">
                <text:p>254471.796875</text:p>
              </table:table-cell>
            </table:table-row>
            <table:table-row>
              <table:table-cell office:value-type="float" office:value="26850">
                <text:p>26850</text:p>
              </table:table-cell>
              <table:table-cell office:value-type="float" office:value="757620.59375">
                <text:p>757620.59375</text:p>
              </table:table-cell>
              <table:table-cell office:value-type="float" office:value="3961639.453125">
                <text:p>3961639.453125</text:p>
              </table:table-cell>
              <table:table-cell office:value-type="float" office:value="254935.601562">
                <text:p>254935.601562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759104.59375">
                <text:p>759104.59375</text:p>
              </table:table-cell>
              <table:table-cell office:value-type="float" office:value="4006934.09375">
                <text:p>4006934.09375</text:p>
              </table:table-cell>
              <table:table-cell office:value-type="float" office:value="233895.40625">
                <text:p>233895.40625</text:p>
              </table:table-cell>
            </table:table-row>
            <table:table-row>
              <table:table-cell office:value-type="float" office:value="26950">
                <text:p>26950</text:p>
              </table:table-cell>
              <table:table-cell office:value-type="float" office:value="760672.40625">
                <text:p>760672.40625</text:p>
              </table:table-cell>
              <table:table-cell office:value-type="float" office:value="3993176.296875">
                <text:p>3993176.296875</text:p>
              </table:table-cell>
              <table:table-cell office:value-type="float" office:value="255891">
                <text:p>25589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762263.40625">
                <text:p>762263.40625</text:p>
              </table:table-cell>
              <table:table-cell office:value-type="float" office:value="4002648.296875">
                <text:p>4002648.296875</text:p>
              </table:table-cell>
              <table:table-cell office:value-type="float" office:value="256408.796875">
                <text:p>256408.796875</text:p>
              </table:table-cell>
            </table:table-row>
            <table:table-row>
              <table:table-cell office:value-type="float" office:value="27050">
                <text:p>27050</text:p>
              </table:table-cell>
              <table:table-cell office:value-type="float" office:value="763757">
                <text:p>763757</text:p>
              </table:table-cell>
              <table:table-cell office:value-type="float" office:value="4009335.796875">
                <text:p>4009335.796875</text:p>
              </table:table-cell>
              <table:table-cell office:value-type="float" office:value="235199.40625">
                <text:p>235199.40625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765314.1875">
                <text:p>765314.1875</text:p>
              </table:table-cell>
              <table:table-cell office:value-type="float" office:value="4039681.65625">
                <text:p>4039681.65625</text:p>
              </table:table-cell>
              <table:table-cell office:value-type="float" office:value="257325.601562">
                <text:p>257325.601562</text:p>
              </table:table-cell>
            </table:table-row>
            <table:table-row>
              <table:table-cell office:value-type="float" office:value="27150">
                <text:p>27150</text:p>
              </table:table-cell>
              <table:table-cell office:value-type="float" office:value="766848.8125">
                <text:p>766848.8125</text:p>
              </table:table-cell>
              <table:table-cell office:value-type="float" office:value="4051276.453125">
                <text:p>4051276.453125</text:p>
              </table:table-cell>
              <table:table-cell office:value-type="float" office:value="257814.203125">
                <text:p>257814.203125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768397.40625">
                <text:p>768397.40625</text:p>
              </table:table-cell>
              <table:table-cell office:value-type="float" office:value="4069033.703125">
                <text:p>4069033.703125</text:p>
              </table:table-cell>
              <table:table-cell office:value-type="float" office:value="236535.601563">
                <text:p>236535.601563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769988.1875">
                <text:p>769988.1875</text:p>
              </table:table-cell>
              <table:table-cell office:value-type="float" office:value="4082053.90625">
                <text:p>4082053.90625</text:p>
              </table:table-cell>
              <table:table-cell office:value-type="float" office:value="258757.203125">
                <text:p>258757.203125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771454.59375">
                <text:p>771454.59375</text:p>
              </table:table-cell>
              <table:table-cell office:value-type="float" office:value="4116616.34375">
                <text:p>4116616.34375</text:p>
              </table:table-cell>
              <table:table-cell office:value-type="float" office:value="237387.203125">
                <text:p>237387.203125</text:p>
              </table:table-cell>
            </table:table-row>
            <table:table-row>
              <table:table-cell office:value-type="float" office:value="27350">
                <text:p>27350</text:p>
              </table:table-cell>
              <table:table-cell office:value-type="float" office:value="772975">
                <text:p>772975</text:p>
              </table:table-cell>
              <table:table-cell office:value-type="float" office:value="4113005.25">
                <text:p>4113005.25</text:p>
              </table:table-cell>
              <table:table-cell office:value-type="float" office:value="259704.398438">
                <text:p>259704.398438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774523">
                <text:p>774523</text:p>
              </table:table-cell>
              <table:table-cell office:value-type="float" office:value="4140231.25">
                <text:p>4140231.25</text:p>
              </table:table-cell>
              <table:table-cell office:value-type="float" office:value="260184">
                <text:p>260184</text:p>
              </table:table-cell>
            </table:table-row>
            <table:table-row>
              <table:table-cell office:value-type="float" office:value="27450">
                <text:p>27450</text:p>
              </table:table-cell>
              <table:table-cell office:value-type="float" office:value="776079.59375">
                <text:p>776079.59375</text:p>
              </table:table-cell>
              <table:table-cell office:value-type="float" office:value="4140260.15625">
                <text:p>4140260.15625</text:p>
              </table:table-cell>
              <table:table-cell office:value-type="float" office:value="260658">
                <text:p>260658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777659">
                <text:p>777659</text:p>
              </table:table-cell>
              <table:table-cell office:value-type="float" office:value="4146366.703125">
                <text:p>4146366.703125</text:p>
              </table:table-cell>
              <table:table-cell office:value-type="float" office:value="261167.601562">
                <text:p>261167.601562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779179.59375">
                <text:p>779179.59375</text:p>
              </table:table-cell>
              <table:table-cell office:value-type="float" office:value="4167217.203125">
                <text:p>4167217.203125</text:p>
              </table:table-cell>
              <table:table-cell office:value-type="float" office:value="239566.203125">
                <text:p>239566.203125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780728.1875">
                <text:p>780728.1875</text:p>
              </table:table-cell>
              <table:table-cell office:value-type="float" office:value="4174307.296875">
                <text:p>4174307.296875</text:p>
              </table:table-cell>
              <table:table-cell office:value-type="float" office:value="262074">
                <text:p>262074</text:p>
              </table:table-cell>
            </table:table-row>
            <table:table-row>
              <table:table-cell office:value-type="float" office:value="27650">
                <text:p>27650</text:p>
              </table:table-cell>
              <table:table-cell office:value-type="float" office:value="782268.8125">
                <text:p>782268.8125</text:p>
              </table:table-cell>
              <table:table-cell office:value-type="float" office:value="4176207.5">
                <text:p>4176207.5</text:p>
              </table:table-cell>
              <table:table-cell office:value-type="float" office:value="262552.398438">
                <text:p>262552.398438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783733.8125">
                <text:p>783733.8125</text:p>
              </table:table-cell>
              <table:table-cell office:value-type="float" office:value="4196364.40625">
                <text:p>4196364.40625</text:p>
              </table:table-cell>
              <table:table-cell office:value-type="float" office:value="263021">
                <text:p>263021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785336.40625">
                <text:p>785336.40625</text:p>
              </table:table-cell>
              <table:table-cell office:value-type="float" office:value="4208863.296875">
                <text:p>4208863.296875</text:p>
              </table:table-cell>
              <table:table-cell office:value-type="float" office:value="241269.601563">
                <text:p>241269.601563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786782">
                <text:p>786782</text:p>
              </table:table-cell>
              <table:table-cell office:value-type="float" office:value="4257779.953125">
                <text:p>4257779.953125</text:p>
              </table:table-cell>
              <table:table-cell office:value-type="float" office:value="264030.398438">
                <text:p>264030.398438</text:p>
              </table:table-cell>
            </table:table-row>
            <table:table-row>
              <table:table-cell office:value-type="float" office:value="27850">
                <text:p>27850</text:p>
              </table:table-cell>
              <table:table-cell office:value-type="float" office:value="788481">
                <text:p>788481</text:p>
              </table:table-cell>
              <table:table-cell office:value-type="float" office:value="4232013.84375">
                <text:p>4232013.84375</text:p>
              </table:table-cell>
              <table:table-cell office:value-type="float" office:value="264496.796875">
                <text:p>264496.796875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789962.59375">
                <text:p>789962.59375</text:p>
              </table:table-cell>
              <table:table-cell office:value-type="float" office:value="4292450.203125">
                <text:p>4292450.203125</text:p>
              </table:table-cell>
              <table:table-cell office:value-type="float" office:value="264938.398438">
                <text:p>264938.398438</text:p>
              </table:table-cell>
            </table:table-row>
            <table:table-row>
              <table:table-cell office:value-type="float" office:value="27950">
                <text:p>27950</text:p>
              </table:table-cell>
              <table:table-cell office:value-type="float" office:value="791648.8125">
                <text:p>791648.8125</text:p>
              </table:table-cell>
              <table:table-cell office:value-type="float" office:value="4294913.296875">
                <text:p>4294913.296875</text:p>
              </table:table-cell>
              <table:table-cell office:value-type="float" office:value="265423">
                <text:p>26542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793045.8125">
                <text:p>793045.8125</text:p>
              </table:table-cell>
              <table:table-cell office:value-type="float" office:value="4259123.40625">
                <text:p>4259123.40625</text:p>
              </table:table-cell>
              <table:table-cell office:value-type="float" office:value="265866.398438">
                <text:p>265866.398438</text:p>
              </table:table-cell>
            </table:table-row>
            <table:table-row>
              <table:table-cell office:value-type="float" office:value="28050">
                <text:p>28050</text:p>
              </table:table-cell>
              <table:table-cell office:value-type="float" office:value="794610.8125">
                <text:p>794610.8125</text:p>
              </table:table-cell>
              <table:table-cell office:value-type="float" office:value="4335870.703125">
                <text:p>4335870.703125</text:p>
              </table:table-cell>
              <table:table-cell office:value-type="float" office:value="243924.601563">
                <text:p>243924.601563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796177.8125">
                <text:p>796177.8125</text:p>
              </table:table-cell>
              <table:table-cell office:value-type="float" office:value="4324437.453125">
                <text:p>4324437.453125</text:p>
              </table:table-cell>
              <table:table-cell office:value-type="float" office:value="266838">
                <text:p>266838</text:p>
              </table:table-cell>
            </table:table-row>
            <table:table-row>
              <table:table-cell office:value-type="float" office:value="28150">
                <text:p>28150</text:p>
              </table:table-cell>
              <table:table-cell office:value-type="float" office:value="797661">
                <text:p>797661</text:p>
              </table:table-cell>
              <table:table-cell office:value-type="float" office:value="4328251.15625">
                <text:p>4328251.15625</text:p>
              </table:table-cell>
              <table:table-cell office:value-type="float" office:value="244786.601563">
                <text:p>244786.601563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799310.8125">
                <text:p>799310.8125</text:p>
              </table:table-cell>
              <table:table-cell office:value-type="float" office:value="4355713.09375">
                <text:p>4355713.09375</text:p>
              </table:table-cell>
              <table:table-cell office:value-type="float" office:value="267777.203125">
                <text:p>267777.203125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800853.8125">
                <text:p>800853.8125</text:p>
              </table:table-cell>
              <table:table-cell office:value-type="float" office:value="4370838.203125">
                <text:p>4370838.203125</text:p>
              </table:table-cell>
              <table:table-cell office:value-type="float" office:value="268236">
                <text:p>268236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802353.8125">
                <text:p>802353.8125</text:p>
              </table:table-cell>
              <table:table-cell office:value-type="float" office:value="4366343">
                <text:p>4366343</text:p>
              </table:table-cell>
              <table:table-cell office:value-type="float" office:value="246064.203125">
                <text:p>246064.203125</text:p>
              </table:table-cell>
            </table:table-row>
            <table:table-row>
              <table:table-cell office:value-type="float" office:value="28350">
                <text:p>28350</text:p>
              </table:table-cell>
              <table:table-cell office:value-type="float" office:value="803921.8125">
                <text:p>803921.8125</text:p>
              </table:table-cell>
              <table:table-cell office:value-type="float" office:value="4432803.796875">
                <text:p>4432803.796875</text:p>
              </table:table-cell>
              <table:table-cell office:value-type="float" office:value="246512.40625">
                <text:p>246512.40625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805369">
                <text:p>805369</text:p>
              </table:table-cell>
              <table:table-cell office:value-type="float" office:value="4436626.09375">
                <text:p>4436626.09375</text:p>
              </table:table-cell>
              <table:table-cell office:value-type="float" office:value="269705.601562">
                <text:p>269705.601562</text:p>
              </table:table-cell>
            </table:table-row>
            <table:table-row>
              <table:table-cell office:value-type="float" office:value="28450">
                <text:p>28450</text:p>
              </table:table-cell>
              <table:table-cell office:value-type="float" office:value="807020">
                <text:p>807020</text:p>
              </table:table-cell>
              <table:table-cell office:value-type="float" office:value="4406971.203125">
                <text:p>4406971.203125</text:p>
              </table:table-cell>
              <table:table-cell office:value-type="float" office:value="270156.601562">
                <text:p>270156.601562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808575">
                <text:p>808575</text:p>
              </table:table-cell>
              <table:table-cell office:value-type="float" office:value="4439641.296875">
                <text:p>4439641.296875</text:p>
              </table:table-cell>
              <table:table-cell office:value-type="float" office:value="270620.203125">
                <text:p>270620.203125</text:p>
              </table:table-cell>
            </table:table-row>
            <table:table-row>
              <table:table-cell office:value-type="float" office:value="28550">
                <text:p>28550</text:p>
              </table:table-cell>
              <table:table-cell office:value-type="float" office:value="810063.8125">
                <text:p>810063.8125</text:p>
              </table:table-cell>
              <table:table-cell office:value-type="float" office:value="4460003.40625">
                <text:p>4460003.40625</text:p>
              </table:table-cell>
              <table:table-cell office:value-type="float" office:value="271085.203125">
                <text:p>271085.203125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811574.8125">
                <text:p>811574.8125</text:p>
              </table:table-cell>
              <table:table-cell office:value-type="float" office:value="4458245">
                <text:p>4458245</text:p>
              </table:table-cell>
              <table:table-cell office:value-type="float" office:value="271572.203125">
                <text:p>271572.203125</text:p>
              </table:table-cell>
            </table:table-row>
            <table:table-row>
              <table:table-cell office:value-type="float" office:value="28650">
                <text:p>28650</text:p>
              </table:table-cell>
              <table:table-cell office:value-type="float" office:value="813132.1875">
                <text:p>813132.1875</text:p>
              </table:table-cell>
              <table:table-cell office:value-type="float" office:value="4496817.40625">
                <text:p>4496817.40625</text:p>
              </table:table-cell>
              <table:table-cell office:value-type="float" office:value="272044.796875">
                <text:p>272044.796875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814716">
                <text:p>814716</text:p>
              </table:table-cell>
              <table:table-cell office:value-type="float" office:value="4512410.203125">
                <text:p>4512410.203125</text:p>
              </table:table-cell>
              <table:table-cell office:value-type="float" office:value="226603">
                <text:p>226603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816255">
                <text:p>816255</text:p>
              </table:table-cell>
              <table:table-cell office:value-type="float" office:value="4510287">
                <text:p>4510287</text:p>
              </table:table-cell>
              <table:table-cell office:value-type="float" office:value="249960.601563">
                <text:p>249960.601563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817762.40625">
                <text:p>817762.40625</text:p>
              </table:table-cell>
              <table:table-cell office:value-type="float" office:value="4522108.296875">
                <text:p>4522108.296875</text:p>
              </table:table-cell>
              <table:table-cell office:value-type="float" office:value="273447.796875">
                <text:p>273447.796875</text:p>
              </table:table-cell>
            </table:table-row>
            <table:table-row>
              <table:table-cell office:value-type="float" office:value="28850">
                <text:p>28850</text:p>
              </table:table-cell>
              <table:table-cell office:value-type="float" office:value="819287.1875">
                <text:p>819287.1875</text:p>
              </table:table-cell>
              <table:table-cell office:value-type="float" office:value="4553921.296875">
                <text:p>4553921.296875</text:p>
              </table:table-cell>
              <table:table-cell office:value-type="float" office:value="227801.601563">
                <text:p>227801.601563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820873.8125">
                <text:p>820873.8125</text:p>
              </table:table-cell>
              <table:table-cell office:value-type="float" office:value="4572957">
                <text:p>4572957</text:p>
              </table:table-cell>
              <table:table-cell office:value-type="float" office:value="274402.601562">
                <text:p>274402.601562</text:p>
              </table:table-cell>
            </table:table-row>
            <table:table-row>
              <table:table-cell office:value-type="float" office:value="28950">
                <text:p>28950</text:p>
              </table:table-cell>
              <table:table-cell office:value-type="float" office:value="822430.59375">
                <text:p>822430.59375</text:p>
              </table:table-cell>
              <table:table-cell office:value-type="float" office:value="4590576">
                <text:p>4590576</text:p>
              </table:table-cell>
              <table:table-cell office:value-type="float" office:value="274894.601562">
                <text:p>274894.60156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823908.59375">
                <text:p>823908.59375</text:p>
              </table:table-cell>
              <table:table-cell office:value-type="float" office:value="4607128.703125">
                <text:p>4607128.703125</text:p>
              </table:table-cell>
              <table:table-cell office:value-type="float" office:value="275385.398438">
                <text:p>275385.398438</text:p>
              </table:table-cell>
            </table:table-row>
            <table:table-row>
              <table:table-cell office:value-type="float" office:value="29050">
                <text:p>29050</text:p>
              </table:table-cell>
              <table:table-cell office:value-type="float" office:value="825537.8125">
                <text:p>825537.8125</text:p>
              </table:table-cell>
              <table:table-cell office:value-type="float" office:value="4613208.59375">
                <text:p>4613208.59375</text:p>
              </table:table-cell>
              <table:table-cell office:value-type="float" office:value="275890.601562">
                <text:p>275890.601562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827049.59375">
                <text:p>827049.59375</text:p>
              </table:table-cell>
              <table:table-cell office:value-type="float" office:value="4629046.90625">
                <text:p>4629046.90625</text:p>
              </table:table-cell>
              <table:table-cell office:value-type="float" office:value="253089">
                <text:p>253089</text:p>
              </table:table-cell>
            </table:table-row>
            <table:table-row>
              <table:table-cell office:value-type="float" office:value="29150">
                <text:p>29150</text:p>
              </table:table-cell>
              <table:table-cell office:value-type="float" office:value="828599.59375">
                <text:p>828599.59375</text:p>
              </table:table-cell>
              <table:table-cell office:value-type="float" office:value="4625918.59375">
                <text:p>4625918.59375</text:p>
              </table:table-cell>
              <table:table-cell office:value-type="float" office:value="276744.203125">
                <text:p>276744.203125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830128.59375">
                <text:p>830128.59375</text:p>
              </table:table-cell>
              <table:table-cell office:value-type="float" office:value="4653478.59375">
                <text:p>4653478.59375</text:p>
              </table:table-cell>
              <table:table-cell office:value-type="float" office:value="253931.601563">
                <text:p>253931.601563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831683.40625">
                <text:p>831683.40625</text:p>
              </table:table-cell>
              <table:table-cell office:value-type="float" office:value="4701853.796875">
                <text:p>4701853.796875</text:p>
              </table:table-cell>
              <table:table-cell office:value-type="float" office:value="277704.796875">
                <text:p>277704.796875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833238.59375">
                <text:p>833238.59375</text:p>
              </table:table-cell>
              <table:table-cell office:value-type="float" office:value="4716501.796875">
                <text:p>4716501.796875</text:p>
              </table:table-cell>
              <table:table-cell office:value-type="float" office:value="231341">
                <text:p>231341</text:p>
              </table:table-cell>
            </table:table-row>
            <table:table-row>
              <table:table-cell office:value-type="float" office:value="29350">
                <text:p>29350</text:p>
              </table:table-cell>
              <table:table-cell office:value-type="float" office:value="834841.40625">
                <text:p>834841.40625</text:p>
              </table:table-cell>
              <table:table-cell office:value-type="float" office:value="4687169.09375">
                <text:p>4687169.09375</text:p>
              </table:table-cell>
              <table:table-cell office:value-type="float" office:value="255228.203125">
                <text:p>255228.203125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836387.1875">
                <text:p>836387.1875</text:p>
              </table:table-cell>
              <table:table-cell office:value-type="float" office:value="4733979.59375">
                <text:p>4733979.59375</text:p>
              </table:table-cell>
              <table:table-cell office:value-type="float" office:value="279200.796875">
                <text:p>279200.796875</text:p>
              </table:table-cell>
            </table:table-row>
            <table:table-row>
              <table:table-cell office:value-type="float" office:value="29450">
                <text:p>29450</text:p>
              </table:table-cell>
              <table:table-cell office:value-type="float" office:value="837822.40625">
                <text:p>837822.40625</text:p>
              </table:table-cell>
              <table:table-cell office:value-type="float" office:value="4743612.90625">
                <text:p>4743612.90625</text:p>
              </table:table-cell>
              <table:table-cell office:value-type="float" office:value="279664.59375">
                <text:p>279664.59375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839363.59375">
                <text:p>839363.59375</text:p>
              </table:table-cell>
              <table:table-cell office:value-type="float" office:value="4751357.40625">
                <text:p>4751357.40625</text:p>
              </table:table-cell>
              <table:table-cell office:value-type="float" office:value="232908.601563">
                <text:p>232908.601563</text:p>
              </table:table-cell>
            </table:table-row>
            <table:table-row>
              <table:table-cell office:value-type="float" office:value="29550">
                <text:p>29550</text:p>
              </table:table-cell>
              <table:table-cell office:value-type="float" office:value="841043.59375">
                <text:p>841043.59375</text:p>
              </table:table-cell>
              <table:table-cell office:value-type="float" office:value="4757802.296875">
                <text:p>4757802.296875</text:p>
              </table:table-cell>
              <table:table-cell office:value-type="float" office:value="280596.203125">
                <text:p>280596.203125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842658.8125">
                <text:p>842658.8125</text:p>
              </table:table-cell>
              <table:table-cell office:value-type="float" office:value="4794194.5">
                <text:p>4794194.5</text:p>
              </table:table-cell>
              <table:table-cell office:value-type="float" office:value="233683.195313">
                <text:p>233683.195313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844134.1875">
                <text:p>844134.1875</text:p>
              </table:table-cell>
              <table:table-cell office:value-type="float" office:value="4792479.09375">
                <text:p>4792479.09375</text:p>
              </table:table-cell>
              <table:table-cell office:value-type="float" office:value="281561.796875">
                <text:p>281561.796875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845684.40625">
                <text:p>845684.40625</text:p>
              </table:table-cell>
              <table:table-cell office:value-type="float" office:value="4813054.796875">
                <text:p>4813054.796875</text:p>
              </table:table-cell>
              <table:table-cell office:value-type="float" office:value="282061.40625">
                <text:p>282061.40625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847163.59375">
                <text:p>847163.59375</text:p>
              </table:table-cell>
              <table:table-cell office:value-type="float" office:value="4847120.796875">
                <text:p>4847120.796875</text:p>
              </table:table-cell>
              <table:table-cell office:value-type="float" office:value="258696.601563">
                <text:p>258696.601563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848689">
                <text:p>848689</text:p>
              </table:table-cell>
              <table:table-cell office:value-type="float" office:value="4832754.40625">
                <text:p>4832754.40625</text:p>
              </table:table-cell>
              <table:table-cell office:value-type="float" office:value="259109.203125">
                <text:p>259109.203125</text:p>
              </table:table-cell>
            </table:table-row>
            <table:table-row>
              <table:table-cell office:value-type="float" office:value="29850">
                <text:p>29850</text:p>
              </table:table-cell>
              <table:table-cell office:value-type="float" office:value="850236">
                <text:p>850236</text:p>
              </table:table-cell>
              <table:table-cell office:value-type="float" office:value="4851475.703125">
                <text:p>4851475.703125</text:p>
              </table:table-cell>
              <table:table-cell office:value-type="float" office:value="235684.796876">
                <text:p>235684.796876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851771.40625">
                <text:p>851771.40625</text:p>
              </table:table-cell>
              <table:table-cell office:value-type="float" office:value="4872948.90625">
                <text:p>4872948.90625</text:p>
              </table:table-cell>
              <table:table-cell office:value-type="float" office:value="283887.59375">
                <text:p>283887.59375</text:p>
              </table:table-cell>
            </table:table-row>
            <table:table-row>
              <table:table-cell office:value-type="float" office:value="29950">
                <text:p>29950</text:p>
              </table:table-cell>
              <table:table-cell office:value-type="float" office:value="853323.40625">
                <text:p>853323.40625</text:p>
              </table:table-cell>
              <table:table-cell office:value-type="float" office:value="4875351.09375">
                <text:p>4875351.09375</text:p>
              </table:table-cell>
              <table:table-cell office:value-type="float" office:value="284381.203125">
                <text:p>284381.2031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54915.1875">
                <text:p>854915.1875</text:p>
              </table:table-cell>
              <table:table-cell office:value-type="float" office:value="4925382.59375">
                <text:p>4925382.59375</text:p>
              </table:table-cell>
              <table:table-cell office:value-type="float" office:value="284851.40625">
                <text:p>284851.40625</text:p>
              </table:table-cell>
            </table:table-row>
            <table:table-row>
              <table:table-cell office:value-type="float" office:value="30050">
                <text:p>30050</text:p>
              </table:table-cell>
              <table:table-cell office:value-type="float" office:value="856485.59375">
                <text:p>856485.59375</text:p>
              </table:table-cell>
              <table:table-cell office:value-type="float" office:value="4909547.796875">
                <text:p>4909547.796875</text:p>
              </table:table-cell>
              <table:table-cell office:value-type="float" office:value="261266.40625">
                <text:p>261266.40625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858007.59375">
                <text:p>858007.59375</text:p>
              </table:table-cell>
              <table:table-cell office:value-type="float" office:value="4931800.703125">
                <text:p>4931800.703125</text:p>
              </table:table-cell>
              <table:table-cell office:value-type="float" office:value="285836">
                <text:p>285836</text:p>
              </table:table-cell>
            </table:table-row>
            <table:table-row>
              <table:table-cell office:value-type="float" office:value="30150">
                <text:p>30150</text:p>
              </table:table-cell>
              <table:table-cell office:value-type="float" office:value="859486.59375">
                <text:p>859486.59375</text:p>
              </table:table-cell>
              <table:table-cell office:value-type="float" office:value="4945719">
                <text:p>4945719</text:p>
              </table:table-cell>
              <table:table-cell office:value-type="float" office:value="286313.203125">
                <text:p>286313.203125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861110.40625">
                <text:p>861110.40625</text:p>
              </table:table-cell>
              <table:table-cell office:value-type="float" office:value="4961577.796875">
                <text:p>4961577.796875</text:p>
              </table:table-cell>
              <table:table-cell office:value-type="float" office:value="286748.40625">
                <text:p>286748.40625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862563.8125">
                <text:p>862563.8125</text:p>
              </table:table-cell>
              <table:table-cell office:value-type="float" office:value="5017170.40625">
                <text:p>5017170.40625</text:p>
              </table:table-cell>
              <table:table-cell office:value-type="float" office:value="287221.796875">
                <text:p>287221.796875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864214">
                <text:p>864214</text:p>
              </table:table-cell>
              <table:table-cell office:value-type="float" office:value="5000586.40625">
                <text:p>5000586.40625</text:p>
              </table:table-cell>
              <table:table-cell office:value-type="float" office:value="263465.203125">
                <text:p>263465.203125</text:p>
              </table:table-cell>
            </table:table-row>
            <table:table-row>
              <table:table-cell office:value-type="float" office:value="30350">
                <text:p>30350</text:p>
              </table:table-cell>
              <table:table-cell office:value-type="float" office:value="865832">
                <text:p>865832</text:p>
              </table:table-cell>
              <table:table-cell office:value-type="float" office:value="5019012.296875">
                <text:p>5019012.296875</text:p>
              </table:table-cell>
              <table:table-cell office:value-type="float" office:value="288189.203125">
                <text:p>288189.203125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867373.1875">
                <text:p>867373.1875</text:p>
              </table:table-cell>
              <table:table-cell office:value-type="float" office:value="5019332.90625">
                <text:p>5019332.90625</text:p>
              </table:table-cell>
              <table:table-cell office:value-type="float" office:value="264361">
                <text:p>264361</text:p>
              </table:table-cell>
            </table:table-row>
            <table:table-row>
              <table:table-cell office:value-type="float" office:value="30450">
                <text:p>30450</text:p>
              </table:table-cell>
              <table:table-cell office:value-type="float" office:value="868849.8125">
                <text:p>868849.8125</text:p>
              </table:table-cell>
              <table:table-cell office:value-type="float" office:value="5036532.796875">
                <text:p>5036532.796875</text:p>
              </table:table-cell>
              <table:table-cell office:value-type="float" office:value="289111.59375">
                <text:p>289111.59375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870363.8125">
                <text:p>870363.8125</text:p>
              </table:table-cell>
              <table:table-cell office:value-type="float" office:value="5068446.5">
                <text:p>5068446.5</text:p>
              </table:table-cell>
              <table:table-cell office:value-type="float" office:value="289611.40625">
                <text:p>289611.40625</text:p>
              </table:table-cell>
            </table:table-row>
            <table:table-row>
              <table:table-cell office:value-type="float" office:value="30550">
                <text:p>30550</text:p>
              </table:table-cell>
              <table:table-cell office:value-type="float" office:value="871841">
                <text:p>871841</text:p>
              </table:table-cell>
              <table:table-cell office:value-type="float" office:value="5076634.59375">
                <text:p>5076634.59375</text:p>
              </table:table-cell>
              <table:table-cell office:value-type="float" office:value="241214.398438">
                <text:p>241214.398438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873516">
                <text:p>873516</text:p>
              </table:table-cell>
              <table:table-cell office:value-type="float" office:value="5128688">
                <text:p>5128688</text:p>
              </table:table-cell>
              <table:table-cell office:value-type="float" office:value="290537.796875">
                <text:p>290537.796875</text:p>
              </table:table-cell>
            </table:table-row>
            <table:table-row>
              <table:table-cell office:value-type="float" office:value="30650">
                <text:p>30650</text:p>
              </table:table-cell>
              <table:table-cell office:value-type="float" office:value="874967.1875">
                <text:p>874967.1875</text:p>
              </table:table-cell>
              <table:table-cell office:value-type="float" office:value="5106455.40625">
                <text:p>5106455.40625</text:p>
              </table:table-cell>
              <table:table-cell office:value-type="float" office:value="291023.796875">
                <text:p>291023.796875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876683">
                <text:p>876683</text:p>
              </table:table-cell>
              <table:table-cell office:value-type="float" office:value="5145029.40625">
                <text:p>5145029.40625</text:p>
              </table:table-cell>
              <table:table-cell office:value-type="float" office:value="291539.203125">
                <text:p>291539.203125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878077">
                <text:p>878077</text:p>
              </table:table-cell>
              <table:table-cell office:value-type="float" office:value="5127554.203125">
                <text:p>5127554.203125</text:p>
              </table:table-cell>
              <table:table-cell office:value-type="float" office:value="291993.59375">
                <text:p>291993.59375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879649.40625">
                <text:p>879649.40625</text:p>
              </table:table-cell>
              <table:table-cell office:value-type="float" office:value="5175670.40625">
                <text:p>5175670.40625</text:p>
              </table:table-cell>
              <table:table-cell office:value-type="float" office:value="243155.796876">
                <text:p>243155.796876</text:p>
              </table:table-cell>
            </table:table-row>
            <table:table-row>
              <table:table-cell office:value-type="float" office:value="30850">
                <text:p>30850</text:p>
              </table:table-cell>
              <table:table-cell office:value-type="float" office:value="881223.8125">
                <text:p>881223.8125</text:p>
              </table:table-cell>
              <table:table-cell office:value-type="float" office:value="5166225.40625">
                <text:p>5166225.40625</text:p>
              </table:table-cell>
              <table:table-cell office:value-type="float" office:value="292968.796875">
                <text:p>292968.796875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882710.40625">
                <text:p>882710.40625</text:p>
              </table:table-cell>
              <table:table-cell office:value-type="float" office:value="5199037.90625">
                <text:p>5199037.90625</text:p>
              </table:table-cell>
              <table:table-cell office:value-type="float" office:value="268696.40625">
                <text:p>268696.40625</text:p>
              </table:table-cell>
            </table:table-row>
            <table:table-row>
              <table:table-cell office:value-type="float" office:value="30950">
                <text:p>30950</text:p>
              </table:table-cell>
              <table:table-cell office:value-type="float" office:value="884317">
                <text:p>884317</text:p>
              </table:table-cell>
              <table:table-cell office:value-type="float" office:value="5191911.796875">
                <text:p>5191911.796875</text:p>
              </table:table-cell>
              <table:table-cell office:value-type="float" office:value="293879.59375">
                <text:p>293879.5937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885831">
                <text:p>885831</text:p>
              </table:table-cell>
              <table:table-cell office:value-type="float" office:value="5208570.40625">
                <text:p>5208570.40625</text:p>
              </table:table-cell>
              <table:table-cell office:value-type="float" office:value="294359.40625">
                <text:p>294359.40625</text:p>
              </table:table-cell>
            </table:table-row>
            <table:table-row>
              <table:table-cell office:value-type="float" office:value="31050">
                <text:p>31050</text:p>
              </table:table-cell>
              <table:table-cell office:value-type="float" office:value="887439.8125">
                <text:p>887439.8125</text:p>
              </table:table-cell>
              <table:table-cell office:value-type="float" office:value="5258371.203125">
                <text:p>5258371.203125</text:p>
              </table:table-cell>
              <table:table-cell office:value-type="float" office:value="270002.804687">
                <text:p>270002.804687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888917.8125">
                <text:p>888917.8125</text:p>
              </table:table-cell>
              <table:table-cell office:value-type="float" office:value="5257114.203125">
                <text:p>5257114.203125</text:p>
              </table:table-cell>
              <table:table-cell office:value-type="float" office:value="270418.40625">
                <text:p>270418.40625</text:p>
              </table:table-cell>
            </table:table-row>
            <table:table-row>
              <table:table-cell office:value-type="float" office:value="31150">
                <text:p>31150</text:p>
              </table:table-cell>
              <table:table-cell office:value-type="float" office:value="890498.40625">
                <text:p>890498.40625</text:p>
              </table:table-cell>
              <table:table-cell office:value-type="float" office:value="5259461.90625">
                <text:p>5259461.90625</text:p>
              </table:table-cell>
              <table:table-cell office:value-type="float" office:value="295815.203125">
                <text:p>295815.203125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892115">
                <text:p>892115</text:p>
              </table:table-cell>
              <table:table-cell office:value-type="float" office:value="5283889">
                <text:p>5283889</text:p>
              </table:table-cell>
              <table:table-cell office:value-type="float" office:value="296280.40625">
                <text:p>296280.40625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893625.1875">
                <text:p>893625.1875</text:p>
              </table:table-cell>
              <table:table-cell office:value-type="float" office:value="5304739.296875">
                <text:p>5304739.296875</text:p>
              </table:table-cell>
              <table:table-cell office:value-type="float" office:value="246696.804688">
                <text:p>246696.804688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895146.40625">
                <text:p>895146.40625</text:p>
              </table:table-cell>
              <table:table-cell office:value-type="float" office:value="5310573.703125">
                <text:p>5310573.703125</text:p>
              </table:table-cell>
              <table:table-cell office:value-type="float" office:value="297249.59375">
                <text:p>297249.59375</text:p>
              </table:table-cell>
            </table:table-row>
            <table:table-row>
              <table:table-cell office:value-type="float" office:value="31350">
                <text:p>31350</text:p>
              </table:table-cell>
              <table:table-cell office:value-type="float" office:value="896553">
                <text:p>896553</text:p>
              </table:table-cell>
              <table:table-cell office:value-type="float" office:value="5356662.296875">
                <text:p>5356662.296875</text:p>
              </table:table-cell>
              <table:table-cell office:value-type="float" office:value="272644">
                <text:p>272644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898316">
                <text:p>898316</text:p>
              </table:table-cell>
              <table:table-cell office:value-type="float" office:value="5391921.59375">
                <text:p>5391921.59375</text:p>
              </table:table-cell>
              <table:table-cell office:value-type="float" office:value="298191.40625">
                <text:p>298191.40625</text:p>
              </table:table-cell>
            </table:table-row>
            <table:table-row>
              <table:table-cell office:value-type="float" office:value="31450">
                <text:p>31450</text:p>
              </table:table-cell>
              <table:table-cell office:value-type="float" office:value="899795">
                <text:p>899795</text:p>
              </table:table-cell>
              <table:table-cell office:value-type="float" office:value="5408081.796875">
                <text:p>5408081.796875</text:p>
              </table:table-cell>
              <table:table-cell office:value-type="float" office:value="298639">
                <text:p>298639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901306.1875">
                <text:p>901306.1875</text:p>
              </table:table-cell>
              <table:table-cell office:value-type="float" office:value="5385010">
                <text:p>5385010</text:p>
              </table:table-cell>
              <table:table-cell office:value-type="float" office:value="299092">
                <text:p>299092</text:p>
              </table:table-cell>
            </table:table-row>
            <table:table-row>
              <table:table-cell office:value-type="float" office:value="31550">
                <text:p>31550</text:p>
              </table:table-cell>
              <table:table-cell office:value-type="float" office:value="902924.40625">
                <text:p>902924.40625</text:p>
              </table:table-cell>
              <table:table-cell office:value-type="float" office:value="5398043.09375">
                <text:p>5398043.09375</text:p>
              </table:table-cell>
              <table:table-cell office:value-type="float" office:value="299573.40625">
                <text:p>299573.40625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904374">
                <text:p>904374</text:p>
              </table:table-cell>
              <table:table-cell office:value-type="float" office:value="5426170.90625">
                <text:p>5426170.90625</text:p>
              </table:table-cell>
              <table:table-cell office:value-type="float" office:value="300079.40625">
                <text:p>300079.40625</text:p>
              </table:table-cell>
            </table:table-row>
            <table:table-row>
              <table:table-cell office:value-type="float" office:value="31650">
                <text:p>31650</text:p>
              </table:table-cell>
              <table:table-cell office:value-type="float" office:value="906027.59375">
                <text:p>906027.59375</text:p>
              </table:table-cell>
              <table:table-cell office:value-type="float" office:value="5444719.09375">
                <text:p>5444719.09375</text:p>
              </table:table-cell>
              <table:table-cell office:value-type="float" office:value="300543">
                <text:p>300543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907542">
                <text:p>907542</text:p>
              </table:table-cell>
              <table:table-cell office:value-type="float" office:value="5442320.796875">
                <text:p>5442320.796875</text:p>
              </table:table-cell>
              <table:table-cell office:value-type="float" office:value="301016">
                <text:p>301016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909079.1875">
                <text:p>909079.1875</text:p>
              </table:table-cell>
              <table:table-cell office:value-type="float" office:value="5463228.296875">
                <text:p>5463228.296875</text:p>
              </table:table-cell>
              <table:table-cell office:value-type="float" office:value="276059.40625">
                <text:p>276059.40625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910607.1875">
                <text:p>910607.1875</text:p>
              </table:table-cell>
              <table:table-cell office:value-type="float" office:value="5486242">
                <text:p>5486242</text:p>
              </table:table-cell>
              <table:table-cell office:value-type="float" office:value="301960.796875">
                <text:p>301960.796875</text:p>
              </table:table-cell>
            </table:table-row>
            <table:table-row>
              <table:table-cell office:value-type="float" office:value="31850">
                <text:p>31850</text:p>
              </table:table-cell>
              <table:table-cell office:value-type="float" office:value="912280">
                <text:p>912280</text:p>
              </table:table-cell>
              <table:table-cell office:value-type="float" office:value="5516878.59375">
                <text:p>5516878.59375</text:p>
              </table:table-cell>
              <table:table-cell office:value-type="float" office:value="276947">
                <text:p>276947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913737">
                <text:p>913737</text:p>
              </table:table-cell>
              <table:table-cell office:value-type="float" office:value="5516225.203125">
                <text:p>5516225.203125</text:p>
              </table:table-cell>
              <table:table-cell office:value-type="float" office:value="302903.40625">
                <text:p>302903.40625</text:p>
              </table:table-cell>
            </table:table-row>
            <table:table-row>
              <table:table-cell office:value-type="float" office:value="31950">
                <text:p>31950</text:p>
              </table:table-cell>
              <table:table-cell office:value-type="float" office:value="915346.40625">
                <text:p>915346.40625</text:p>
              </table:table-cell>
              <table:table-cell office:value-type="float" office:value="5538448.59375">
                <text:p>5538448.59375</text:p>
              </table:table-cell>
              <table:table-cell office:value-type="float" office:value="303405.40625">
                <text:p>303405.4062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916742.40625">
                <text:p>916742.40625</text:p>
              </table:table-cell>
              <table:table-cell office:value-type="float" office:value="5577759.703125">
                <text:p>5577759.703125</text:p>
              </table:table-cell>
              <table:table-cell office:value-type="float" office:value="278273.203125">
                <text:p>278273.203125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918408.40625">
                <text:p>918408.40625</text:p>
              </table:table-cell>
              <table:table-cell office:value-type="float" office:value="5575716.796875">
                <text:p>5575716.796875</text:p>
              </table:table-cell>
              <table:table-cell office:value-type="float" office:value="304315.40625">
                <text:p>304315.40625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919879.59375">
                <text:p>919879.59375</text:p>
              </table:table-cell>
              <table:table-cell office:value-type="float" office:value="5570513.796875">
                <text:p>5570513.796875</text:p>
              </table:table-cell>
              <table:table-cell office:value-type="float" office:value="304808.40625">
                <text:p>304808.40625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921483.8125">
                <text:p>921483.8125</text:p>
              </table:table-cell>
              <table:table-cell office:value-type="float" office:value="5588282.296875">
                <text:p>5588282.296875</text:p>
              </table:table-cell>
              <table:table-cell office:value-type="float" office:value="279591">
                <text:p>279591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923020.8125">
                <text:p>923020.8125</text:p>
              </table:table-cell>
              <table:table-cell office:value-type="float" office:value="5629124.90625">
                <text:p>5629124.90625</text:p>
              </table:table-cell>
              <table:table-cell office:value-type="float" office:value="305804">
                <text:p>305804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924553.1875">
                <text:p>924553.1875</text:p>
              </table:table-cell>
              <table:table-cell office:value-type="float" office:value="5633813.203125">
                <text:p>5633813.203125</text:p>
              </table:table-cell>
              <table:table-cell office:value-type="float" office:value="306260.59375">
                <text:p>306260.59375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926145.8125">
                <text:p>926145.8125</text:p>
              </table:table-cell>
              <table:table-cell office:value-type="float" office:value="5647117.703125">
                <text:p>5647117.703125</text:p>
              </table:table-cell>
              <table:table-cell office:value-type="float" office:value="280885.203125">
                <text:p>280885.203125</text:p>
              </table:table-cell>
            </table:table-row>
            <table:table-row>
              <table:table-cell office:value-type="float" office:value="32350">
                <text:p>32350</text:p>
              </table:table-cell>
              <table:table-cell office:value-type="float" office:value="927614.1875">
                <text:p>927614.1875</text:p>
              </table:table-cell>
              <table:table-cell office:value-type="float" office:value="5668691.796875">
                <text:p>5668691.796875</text:p>
              </table:table-cell>
              <table:table-cell office:value-type="float" office:value="281290.203125">
                <text:p>281290.203125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929231.59375">
                <text:p>929231.59375</text:p>
              </table:table-cell>
              <table:table-cell office:value-type="float" office:value="5682210.09375">
                <text:p>5682210.09375</text:p>
              </table:table-cell>
              <table:table-cell office:value-type="float" office:value="255843.609375">
                <text:p>255843.609375</text:p>
              </table:table-cell>
            </table:table-row>
            <table:table-row>
              <table:table-cell office:value-type="float" office:value="32450">
                <text:p>32450</text:p>
              </table:table-cell>
              <table:table-cell office:value-type="float" office:value="930745.59375">
                <text:p>930745.59375</text:p>
              </table:table-cell>
              <table:table-cell office:value-type="float" office:value="5707158">
                <text:p>5707158</text:p>
              </table:table-cell>
              <table:table-cell office:value-type="float" office:value="308147.796875">
                <text:p>308147.796875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932355.59375">
                <text:p>932355.59375</text:p>
              </table:table-cell>
              <table:table-cell office:value-type="float" office:value="5719887.40625">
                <text:p>5719887.40625</text:p>
              </table:table-cell>
              <table:table-cell office:value-type="float" office:value="282590.203125">
                <text:p>282590.203125</text:p>
              </table:table-cell>
            </table:table-row>
            <table:table-row>
              <table:table-cell office:value-type="float" office:value="32550">
                <text:p>32550</text:p>
              </table:table-cell>
              <table:table-cell office:value-type="float" office:value="933811.40625">
                <text:p>933811.40625</text:p>
              </table:table-cell>
              <table:table-cell office:value-type="float" office:value="5741844.59375">
                <text:p>5741844.59375</text:p>
              </table:table-cell>
              <table:table-cell office:value-type="float" office:value="256978.804688">
                <text:p>256978.804688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935454.8125">
                <text:p>935454.8125</text:p>
              </table:table-cell>
              <table:table-cell office:value-type="float" office:value="5736905.09375">
                <text:p>5736905.09375</text:p>
              </table:table-cell>
              <table:table-cell office:value-type="float" office:value="257339.007812">
                <text:p>257339.007812</text:p>
              </table:table-cell>
            </table:table-row>
            <table:table-row>
              <table:table-cell office:value-type="float" office:value="32650">
                <text:p>32650</text:p>
              </table:table-cell>
              <table:table-cell office:value-type="float" office:value="936942.1875">
                <text:p>936942.1875</text:p>
              </table:table-cell>
              <table:table-cell office:value-type="float" office:value="5809552.59375">
                <text:p>5809552.59375</text:p>
              </table:table-cell>
              <table:table-cell office:value-type="float" office:value="283887.203125">
                <text:p>283887.203125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938407">
                <text:p>938407</text:p>
              </table:table-cell>
              <table:table-cell office:value-type="float" office:value="5767331.5">
                <text:p>5767331.5</text:p>
              </table:table-cell>
              <table:table-cell office:value-type="float" office:value="284347.796875">
                <text:p>284347.796875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940000.1875">
                <text:p>940000.1875</text:p>
              </table:table-cell>
              <table:table-cell office:value-type="float" office:value="5794242.40625">
                <text:p>5794242.40625</text:p>
              </table:table-cell>
              <table:table-cell office:value-type="float" office:value="232366.601562">
                <text:p>232366.601562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941622.8125">
                <text:p>941622.8125</text:p>
              </table:table-cell>
              <table:table-cell office:value-type="float" office:value="5805782.40625">
                <text:p>5805782.40625</text:p>
              </table:table-cell>
              <table:table-cell office:value-type="float" office:value="311448.203125">
                <text:p>311448.203125</text:p>
              </table:table-cell>
            </table:table-row>
            <table:table-row>
              <table:table-cell office:value-type="float" office:value="32850">
                <text:p>32850</text:p>
              </table:table-cell>
              <table:table-cell office:value-type="float" office:value="943285.8125">
                <text:p>943285.8125</text:p>
              </table:table-cell>
              <table:table-cell office:value-type="float" office:value="5827488.59375">
                <text:p>5827488.59375</text:p>
              </table:table-cell>
              <table:table-cell office:value-type="float" office:value="285679">
                <text:p>285679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945006.1875">
                <text:p>945006.1875</text:p>
              </table:table-cell>
              <table:table-cell office:value-type="float" office:value="5847060.40625">
                <text:p>5847060.40625</text:p>
              </table:table-cell>
              <table:table-cell office:value-type="float" office:value="312400.203125">
                <text:p>312400.203125</text:p>
              </table:table-cell>
            </table:table-row>
            <table:table-row>
              <table:table-cell office:value-type="float" office:value="32950">
                <text:p>32950</text:p>
              </table:table-cell>
              <table:table-cell office:value-type="float" office:value="946556.40625">
                <text:p>946556.40625</text:p>
              </table:table-cell>
              <table:table-cell office:value-type="float" office:value="5880305.203125">
                <text:p>5880305.203125</text:p>
              </table:table-cell>
              <table:table-cell office:value-type="float" office:value="312853.203125">
                <text:p>312853.20312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948174.40625">
                <text:p>948174.40625</text:p>
              </table:table-cell>
              <table:table-cell office:value-type="float" office:value="5884753.59375">
                <text:p>5884753.59375</text:p>
              </table:table-cell>
              <table:table-cell office:value-type="float" office:value="286937.40625">
                <text:p>286937.40625</text:p>
              </table:table-cell>
            </table:table-row>
            <table:table-row>
              <table:table-cell office:value-type="float" office:value="33050">
                <text:p>33050</text:p>
              </table:table-cell>
              <table:table-cell office:value-type="float" office:value="949737.40625">
                <text:p>949737.40625</text:p>
              </table:table-cell>
              <table:table-cell office:value-type="float" office:value="5933650.90625">
                <text:p>5933650.90625</text:p>
              </table:table-cell>
              <table:table-cell office:value-type="float" office:value="313825.203125">
                <text:p>313825.203125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951413.40625">
                <text:p>951413.40625</text:p>
              </table:table-cell>
              <table:table-cell office:value-type="float" office:value="5915707.203125">
                <text:p>5915707.203125</text:p>
              </table:table-cell>
              <table:table-cell office:value-type="float" office:value="314306.796875">
                <text:p>314306.796875</text:p>
              </table:table-cell>
            </table:table-row>
            <table:table-row>
              <table:table-cell office:value-type="float" office:value="33150">
                <text:p>33150</text:p>
              </table:table-cell>
              <table:table-cell office:value-type="float" office:value="953059.59375">
                <text:p>953059.59375</text:p>
              </table:table-cell>
              <table:table-cell office:value-type="float" office:value="5957290.703125">
                <text:p>5957290.703125</text:p>
              </table:table-cell>
              <table:table-cell office:value-type="float" office:value="314777.203125">
                <text:p>314777.203125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954511.40625">
                <text:p>954511.40625</text:p>
              </table:table-cell>
              <table:table-cell office:value-type="float" office:value="5984250.40625">
                <text:p>5984250.40625</text:p>
              </table:table-cell>
              <table:table-cell office:value-type="float" office:value="315234.796875">
                <text:p>315234.796875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956274.40625">
                <text:p>956274.40625</text:p>
              </table:table-cell>
              <table:table-cell office:value-type="float" office:value="5975256.5">
                <text:p>5975256.5</text:p>
              </table:table-cell>
              <table:table-cell office:value-type="float" office:value="289128.203125">
                <text:p>289128.203125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957732">
                <text:p>957732</text:p>
              </table:table-cell>
              <table:table-cell office:value-type="float" office:value="5990405.296875">
                <text:p>5990405.296875</text:p>
              </table:table-cell>
              <table:table-cell office:value-type="float" office:value="289524.796875">
                <text:p>289524.796875</text:p>
              </table:table-cell>
            </table:table-row>
            <table:table-row>
              <table:table-cell office:value-type="float" office:value="33350">
                <text:p>33350</text:p>
              </table:table-cell>
              <table:table-cell office:value-type="float" office:value="959495.8125">
                <text:p>959495.8125</text:p>
              </table:table-cell>
              <table:table-cell office:value-type="float" office:value="6038556.703125">
                <text:p>6038556.703125</text:p>
              </table:table-cell>
              <table:table-cell office:value-type="float" office:value="289996.796875">
                <text:p>289996.796875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961166.1875">
                <text:p>961166.1875</text:p>
              </table:table-cell>
              <table:table-cell office:value-type="float" office:value="6039189">
                <text:p>6039189</text:p>
              </table:table-cell>
              <table:table-cell office:value-type="float" office:value="290414.796875">
                <text:p>290414.796875</text:p>
              </table:table-cell>
            </table:table-row>
            <table:table-row>
              <table:table-cell office:value-type="float" office:value="33450">
                <text:p>33450</text:p>
              </table:table-cell>
              <table:table-cell office:value-type="float" office:value="962662.1875">
                <text:p>962662.1875</text:p>
              </table:table-cell>
              <table:table-cell office:value-type="float" office:value="6034523.5">
                <text:p>6034523.5</text:p>
              </table:table-cell>
              <table:table-cell office:value-type="float" office:value="317637.59375">
                <text:p>317637.59375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964285.40625">
                <text:p>964285.40625</text:p>
              </table:table-cell>
              <table:table-cell office:value-type="float" office:value="6057097.796875">
                <text:p>6057097.796875</text:p>
              </table:table-cell>
              <table:table-cell office:value-type="float" office:value="318110.59375">
                <text:p>318110.59375</text:p>
              </table:table-cell>
            </table:table-row>
            <table:table-row>
              <table:table-cell office:value-type="float" office:value="33550">
                <text:p>33550</text:p>
              </table:table-cell>
              <table:table-cell office:value-type="float" office:value="965900.59375">
                <text:p>965900.59375</text:p>
              </table:table-cell>
              <table:table-cell office:value-type="float" office:value="6066472">
                <text:p>6066472</text:p>
              </table:table-cell>
              <table:table-cell office:value-type="float" office:value="291784.203125">
                <text:p>291784.203125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967518.40625">
                <text:p>967518.40625</text:p>
              </table:table-cell>
              <table:table-cell office:value-type="float" office:value="6102040.59375">
                <text:p>6102040.59375</text:p>
              </table:table-cell>
              <table:table-cell office:value-type="float" office:value="292184">
                <text:p>292184</text:p>
              </table:table-cell>
            </table:table-row>
            <table:table-row>
              <table:table-cell office:value-type="float" office:value="33650">
                <text:p>33650</text:p>
              </table:table-cell>
              <table:table-cell office:value-type="float" office:value="969207.8125">
                <text:p>969207.8125</text:p>
              </table:table-cell>
              <table:table-cell office:value-type="float" office:value="6112378.59375">
                <text:p>6112378.59375</text:p>
              </table:table-cell>
              <table:table-cell office:value-type="float" office:value="319506.796875">
                <text:p>319506.796875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970854.8125">
                <text:p>970854.8125</text:p>
              </table:table-cell>
              <table:table-cell office:value-type="float" office:value="6193259.90625">
                <text:p>6193259.90625</text:p>
              </table:table-cell>
              <table:table-cell office:value-type="float" office:value="319992.40625">
                <text:p>319992.40625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972437">
                <text:p>972437</text:p>
              </table:table-cell>
              <table:table-cell office:value-type="float" office:value="6160292.703125">
                <text:p>6160292.703125</text:p>
              </table:table-cell>
              <table:table-cell office:value-type="float" office:value="293472.796875">
                <text:p>293472.796875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973996">
                <text:p>973996</text:p>
              </table:table-cell>
              <table:table-cell office:value-type="float" office:value="6167018.90625">
                <text:p>6167018.90625</text:p>
              </table:table-cell>
              <table:table-cell office:value-type="float" office:value="266873.804688">
                <text:p>266873.804688</text:p>
              </table:table-cell>
            </table:table-row>
            <table:table-row>
              <table:table-cell office:value-type="float" office:value="33850">
                <text:p>33850</text:p>
              </table:table-cell>
              <table:table-cell office:value-type="float" office:value="975613.8125">
                <text:p>975613.8125</text:p>
              </table:table-cell>
              <table:table-cell office:value-type="float" office:value="6215823.296875">
                <text:p>6215823.296875</text:p>
              </table:table-cell>
              <table:table-cell office:value-type="float" office:value="294322.203125">
                <text:p>294322.203125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977290.40625">
                <text:p>977290.40625</text:p>
              </table:table-cell>
              <table:table-cell office:value-type="float" office:value="6221496">
                <text:p>6221496</text:p>
              </table:table-cell>
              <table:table-cell office:value-type="float" office:value="321912">
                <text:p>321912</text:p>
              </table:table-cell>
            </table:table-row>
            <table:table-row>
              <table:table-cell office:value-type="float" office:value="33950">
                <text:p>33950</text:p>
              </table:table-cell>
              <table:table-cell office:value-type="float" office:value="978846.59375">
                <text:p>978846.59375</text:p>
              </table:table-cell>
              <table:table-cell office:value-type="float" office:value="6229925">
                <text:p>6229925</text:p>
              </table:table-cell>
              <table:table-cell office:value-type="float" office:value="295168.203125">
                <text:p>295168.20312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980391.40625">
                <text:p>980391.40625</text:p>
              </table:table-cell>
              <table:table-cell office:value-type="float" office:value="6248084.203125">
                <text:p>6248084.203125</text:p>
              </table:table-cell>
              <table:table-cell office:value-type="float" office:value="268421.804688">
                <text:p>268421.804688</text:p>
              </table:table-cell>
            </table:table-row>
            <table:table-row>
              <table:table-cell office:value-type="float" office:value="34050">
                <text:p>34050</text:p>
              </table:table-cell>
              <table:table-cell office:value-type="float" office:value="982008.40625">
                <text:p>982008.40625</text:p>
              </table:table-cell>
              <table:table-cell office:value-type="float" office:value="6249787.90625">
                <text:p>6249787.90625</text:p>
              </table:table-cell>
              <table:table-cell office:value-type="float" office:value="323345.796875">
                <text:p>323345.796875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983712.59375">
                <text:p>983712.59375</text:p>
              </table:table-cell>
              <table:table-cell office:value-type="float" office:value="6264168.59375">
                <text:p>6264168.59375</text:p>
              </table:table-cell>
              <table:table-cell office:value-type="float" office:value="323820.40625">
                <text:p>323820.40625</text:p>
              </table:table-cell>
            </table:table-row>
            <table:table-row>
              <table:table-cell office:value-type="float" office:value="34150">
                <text:p>34150</text:p>
              </table:table-cell>
              <table:table-cell office:value-type="float" office:value="985376">
                <text:p>985376</text:p>
              </table:table-cell>
              <table:table-cell office:value-type="float" office:value="6286776.09375">
                <text:p>6286776.09375</text:p>
              </table:table-cell>
              <table:table-cell office:value-type="float" office:value="324231.796875">
                <text:p>324231.796875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986950.1875">
                <text:p>986950.1875</text:p>
              </table:table-cell>
              <table:table-cell office:value-type="float" office:value="6321411.90625">
                <text:p>6321411.90625</text:p>
              </table:table-cell>
              <table:table-cell office:value-type="float" office:value="324764.40625">
                <text:p>324764.40625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988616">
                <text:p>988616</text:p>
              </table:table-cell>
              <table:table-cell office:value-type="float" office:value="6334760">
                <text:p>6334760</text:p>
              </table:table-cell>
              <table:table-cell office:value-type="float" office:value="325266.203125">
                <text:p>325266.203125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990105.1875">
                <text:p>990105.1875</text:p>
              </table:table-cell>
              <table:table-cell office:value-type="float" office:value="6357913.703125">
                <text:p>6357913.703125</text:p>
              </table:table-cell>
              <table:table-cell office:value-type="float" office:value="298216.796875">
                <text:p>298216.796875</text:p>
              </table:table-cell>
            </table:table-row>
            <table:table-row>
              <table:table-cell office:value-type="float" office:value="34350">
                <text:p>34350</text:p>
              </table:table-cell>
              <table:table-cell office:value-type="float" office:value="991733.1875">
                <text:p>991733.1875</text:p>
              </table:table-cell>
              <table:table-cell office:value-type="float" office:value="6346655.703125">
                <text:p>6346655.703125</text:p>
              </table:table-cell>
              <table:table-cell office:value-type="float" office:value="326194.40625">
                <text:p>326194.40625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993447.40625">
                <text:p>993447.40625</text:p>
              </table:table-cell>
              <table:table-cell office:value-type="float" office:value="6394055.40625">
                <text:p>6394055.40625</text:p>
              </table:table-cell>
              <table:table-cell office:value-type="float" office:value="326640.796875">
                <text:p>326640.796875</text:p>
              </table:table-cell>
            </table:table-row>
            <table:table-row>
              <table:table-cell office:value-type="float" office:value="34450">
                <text:p>34450</text:p>
              </table:table-cell>
              <table:table-cell office:value-type="float" office:value="994929.1875">
                <text:p>994929.1875</text:p>
              </table:table-cell>
              <table:table-cell office:value-type="float" office:value="6388461.203125">
                <text:p>6388461.203125</text:p>
              </table:table-cell>
              <table:table-cell office:value-type="float" office:value="272000.609375">
                <text:p>272000.609375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996677.40625">
                <text:p>996677.40625</text:p>
              </table:table-cell>
              <table:table-cell office:value-type="float" office:value="6460755.90625">
                <text:p>6460755.90625</text:p>
              </table:table-cell>
              <table:table-cell office:value-type="float" office:value="244753.992188">
                <text:p>244753.992188</text:p>
              </table:table-cell>
            </table:table-row>
            <table:table-row>
              <table:table-cell office:value-type="float" office:value="34550">
                <text:p>34550</text:p>
              </table:table-cell>
              <table:table-cell office:value-type="float" office:value="998206.40625">
                <text:p>998206.40625</text:p>
              </table:table-cell>
              <table:table-cell office:value-type="float" office:value="6434488.59375">
                <text:p>6434488.59375</text:p>
              </table:table-cell>
              <table:table-cell office:value-type="float" office:value="300387.609375">
                <text:p>300387.609375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999925.1875">
                <text:p>999925.1875</text:p>
              </table:table-cell>
              <table:table-cell office:value-type="float" office:value="6458611.703125">
                <text:p>6458611.703125</text:p>
              </table:table-cell>
              <table:table-cell office:value-type="float" office:value="273138.804688">
                <text:p>273138.804688</text:p>
              </table:table-cell>
            </table:table-row>
            <table:table-row>
              <table:table-cell office:value-type="float" office:value="34650">
                <text:p>34650</text:p>
              </table:table-cell>
              <table:table-cell office:value-type="float" office:value="1001492.59375">
                <text:p>1001492.59375</text:p>
              </table:table-cell>
              <table:table-cell office:value-type="float" office:value="6458497">
                <text:p>6458497</text:p>
              </table:table-cell>
              <table:table-cell office:value-type="float" office:value="329032">
                <text:p>329032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1003081">
                <text:p>1003081</text:p>
              </table:table-cell>
              <table:table-cell office:value-type="float" office:value="6492555.703125">
                <text:p>6492555.703125</text:p>
              </table:table-cell>
              <table:table-cell office:value-type="float" office:value="329486.203125">
                <text:p>329486.203125</text:p>
              </table:table-cell>
            </table:table-row>
            <table:table-row>
              <table:table-cell office:value-type="float" office:value="34750">
                <text:p>34750</text:p>
              </table:table-cell>
              <table:table-cell office:value-type="float" office:value="1004690.8125">
                <text:p>1004690.8125</text:p>
              </table:table-cell>
              <table:table-cell office:value-type="float" office:value="6496945.203125">
                <text:p>6496945.203125</text:p>
              </table:table-cell>
              <table:table-cell office:value-type="float" office:value="274367.609375">
                <text:p>274367.609375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1006458.8125">
                <text:p>1006458.8125</text:p>
              </table:table-cell>
              <table:table-cell office:value-type="float" office:value="6543626">
                <text:p>6543626</text:p>
              </table:table-cell>
              <table:table-cell office:value-type="float" office:value="302598.796875">
                <text:p>302598.796875</text:p>
              </table:table-cell>
            </table:table-row>
            <table:table-row>
              <table:table-cell office:value-type="float" office:value="34850">
                <text:p>34850</text:p>
              </table:table-cell>
              <table:table-cell office:value-type="float" office:value="1008026.1875">
                <text:p>1008026.1875</text:p>
              </table:table-cell>
              <table:table-cell office:value-type="float" office:value="6546608.09375">
                <text:p>6546608.09375</text:p>
              </table:table-cell>
              <table:table-cell office:value-type="float" office:value="330868.796875">
                <text:p>330868.796875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1009525">
                <text:p>1009525</text:p>
              </table:table-cell>
              <table:table-cell office:value-type="float" office:value="6584875.59375">
                <text:p>6584875.59375</text:p>
              </table:table-cell>
              <table:table-cell office:value-type="float" office:value="331432.203125">
                <text:p>331432.203125</text:p>
              </table:table-cell>
            </table:table-row>
            <table:table-row>
              <table:table-cell office:value-type="float" office:value="34950">
                <text:p>34950</text:p>
              </table:table-cell>
              <table:table-cell office:value-type="float" office:value="1011256">
                <text:p>1011256</text:p>
              </table:table-cell>
              <table:table-cell office:value-type="float" office:value="6561559.296875">
                <text:p>6561559.296875</text:p>
              </table:table-cell>
              <table:table-cell office:value-type="float" office:value="331832.203125">
                <text:p>331832.20312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012803.1875">
                <text:p>1012803.1875</text:p>
              </table:table-cell>
              <table:table-cell office:value-type="float" office:value="6609485.703125">
                <text:p>6609485.703125</text:p>
              </table:table-cell>
              <table:table-cell office:value-type="float" office:value="304351.203125">
                <text:p>304351.203125</text:p>
              </table:table-cell>
            </table:table-row>
            <table:table-row>
              <table:table-cell office:value-type="float" office:value="35050">
                <text:p>35050</text:p>
              </table:table-cell>
              <table:table-cell office:value-type="float" office:value="1014511.1875">
                <text:p>1014511.1875</text:p>
              </table:table-cell>
              <table:table-cell office:value-type="float" office:value="6625168">
                <text:p>6625168</text:p>
              </table:table-cell>
              <table:table-cell office:value-type="float" office:value="332796.59375">
                <text:p>332796.59375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1016076.8125">
                <text:p>1016076.8125</text:p>
              </table:table-cell>
              <table:table-cell office:value-type="float" office:value="6606317.703125">
                <text:p>6606317.703125</text:p>
              </table:table-cell>
              <table:table-cell office:value-type="float" office:value="305203.796875">
                <text:p>305203.796875</text:p>
              </table:table-cell>
            </table:table-row>
            <table:table-row>
              <table:table-cell office:value-type="float" office:value="35150">
                <text:p>35150</text:p>
              </table:table-cell>
              <table:table-cell office:value-type="float" office:value="1017694.1875">
                <text:p>1017694.1875</text:p>
              </table:table-cell>
              <table:table-cell office:value-type="float" office:value="6650384.40625">
                <text:p>6650384.40625</text:p>
              </table:table-cell>
              <table:table-cell office:value-type="float" office:value="333762.40625">
                <text:p>333762.40625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1019288.8125">
                <text:p>1019288.8125</text:p>
              </table:table-cell>
              <table:table-cell office:value-type="float" office:value="6671804.90625">
                <text:p>6671804.90625</text:p>
              </table:table-cell>
              <table:table-cell office:value-type="float" office:value="306092.609375">
                <text:p>306092.609375</text:p>
              </table:table-cell>
            </table:table-row>
            <table:table-row>
              <table:table-cell office:value-type="float" office:value="35250">
                <text:p>35250</text:p>
              </table:table-cell>
              <table:table-cell office:value-type="float" office:value="1020945">
                <text:p>1020945</text:p>
              </table:table-cell>
              <table:table-cell office:value-type="float" office:value="6695517.40625">
                <text:p>6695517.40625</text:p>
              </table:table-cell>
              <table:table-cell office:value-type="float" office:value="334715.796875">
                <text:p>334715.796875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1022563.40625">
                <text:p>1022563.40625</text:p>
              </table:table-cell>
              <table:table-cell office:value-type="float" office:value="6715214.703125">
                <text:p>6715214.703125</text:p>
              </table:table-cell>
              <table:table-cell office:value-type="float" office:value="335185.796875">
                <text:p>335185.796875</text:p>
              </table:table-cell>
            </table:table-row>
            <table:table-row>
              <table:table-cell office:value-type="float" office:value="35350">
                <text:p>35350</text:p>
              </table:table-cell>
              <table:table-cell office:value-type="float" office:value="1024166.8125">
                <text:p>1024166.8125</text:p>
              </table:table-cell>
              <table:table-cell office:value-type="float" office:value="6736141.296875">
                <text:p>6736141.296875</text:p>
              </table:table-cell>
              <table:table-cell office:value-type="float" office:value="335665.796875">
                <text:p>335665.796875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1025847">
                <text:p>1025847</text:p>
              </table:table-cell>
              <table:table-cell office:value-type="float" office:value="6765302.296875">
                <text:p>6765302.296875</text:p>
              </table:table-cell>
              <table:table-cell office:value-type="float" office:value="336178.40625">
                <text:p>336178.40625</text:p>
              </table:table-cell>
            </table:table-row>
            <table:table-row>
              <table:table-cell office:value-type="float" office:value="35450">
                <text:p>35450</text:p>
              </table:table-cell>
              <table:table-cell office:value-type="float" office:value="1027478.1875">
                <text:p>1027478.1875</text:p>
              </table:table-cell>
              <table:table-cell office:value-type="float" office:value="6726764.40625">
                <text:p>6726764.40625</text:p>
              </table:table-cell>
              <table:table-cell office:value-type="float" office:value="336601.40625">
                <text:p>336601.40625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1029055.40625">
                <text:p>1029055.40625</text:p>
              </table:table-cell>
              <table:table-cell office:value-type="float" office:value="6750076.59375">
                <text:p>6750076.59375</text:p>
              </table:table-cell>
              <table:table-cell office:value-type="float" office:value="337101.203125">
                <text:p>337101.203125</text:p>
              </table:table-cell>
            </table:table-row>
            <table:table-row>
              <table:table-cell office:value-type="float" office:value="35550">
                <text:p>35550</text:p>
              </table:table-cell>
              <table:table-cell office:value-type="float" office:value="1030693">
                <text:p>1030693</text:p>
              </table:table-cell>
              <table:table-cell office:value-type="float" office:value="6819186.296875">
                <text:p>6819186.296875</text:p>
              </table:table-cell>
              <table:table-cell office:value-type="float" office:value="337569.40625">
                <text:p>337569.40625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1032212.40625">
                <text:p>1032212.40625</text:p>
              </table:table-cell>
              <table:table-cell office:value-type="float" office:value="6841517">
                <text:p>6841517</text:p>
              </table:table-cell>
              <table:table-cell office:value-type="float" office:value="309544.609375">
                <text:p>309544.609375</text:p>
              </table:table-cell>
            </table:table-row>
            <table:table-row>
              <table:table-cell office:value-type="float" office:value="35650">
                <text:p>35650</text:p>
              </table:table-cell>
              <table:table-cell office:value-type="float" office:value="1033920.8125">
                <text:p>1033920.8125</text:p>
              </table:table-cell>
              <table:table-cell office:value-type="float" office:value="6825481.296875">
                <text:p>6825481.296875</text:p>
              </table:table-cell>
              <table:table-cell office:value-type="float" office:value="338546.203125">
                <text:p>338546.203125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1035546.59375">
                <text:p>1035546.59375</text:p>
              </table:table-cell>
              <table:table-cell office:value-type="float" office:value="6894164.59375">
                <text:p>6894164.59375</text:p>
              </table:table-cell>
              <table:table-cell office:value-type="float" office:value="338990.796875">
                <text:p>338990.796875</text:p>
              </table:table-cell>
            </table:table-row>
            <table:table-row>
              <table:table-cell office:value-type="float" office:value="35750">
                <text:p>35750</text:p>
              </table:table-cell>
              <table:table-cell office:value-type="float" office:value="1037210.40625">
                <text:p>1037210.40625</text:p>
              </table:table-cell>
              <table:table-cell office:value-type="float" office:value="6898784">
                <text:p>6898784</text:p>
              </table:table-cell>
              <table:table-cell office:value-type="float" office:value="310866.40625">
                <text:p>310866.40625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1038731.8125">
                <text:p>1038731.8125</text:p>
              </table:table-cell>
              <table:table-cell office:value-type="float" office:value="6879526.796875">
                <text:p>6879526.796875</text:p>
              </table:table-cell>
              <table:table-cell office:value-type="float" office:value="339901.796875">
                <text:p>339901.796875</text:p>
              </table:table-cell>
            </table:table-row>
            <table:table-row>
              <table:table-cell office:value-type="float" office:value="35850">
                <text:p>35850</text:p>
              </table:table-cell>
              <table:table-cell office:value-type="float" office:value="1040348.8125">
                <text:p>1040348.8125</text:p>
              </table:table-cell>
              <table:table-cell office:value-type="float" office:value="6893846.09375">
                <text:p>6893846.09375</text:p>
              </table:table-cell>
              <table:table-cell office:value-type="float" office:value="340439.40625">
                <text:p>340439.40625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1041988">
                <text:p>1041988</text:p>
              </table:table-cell>
              <table:table-cell office:value-type="float" office:value="6900507.40625">
                <text:p>6900507.40625</text:p>
              </table:table-cell>
              <table:table-cell office:value-type="float" office:value="340898.796875">
                <text:p>340898.796875</text:p>
              </table:table-cell>
            </table:table-row>
            <table:table-row>
              <table:table-cell office:value-type="float" office:value="35950">
                <text:p>35950</text:p>
              </table:table-cell>
              <table:table-cell office:value-type="float" office:value="1043486.1875">
                <text:p>1043486.1875</text:p>
              </table:table-cell>
              <table:table-cell office:value-type="float" office:value="7009310.296875">
                <text:p>7009310.296875</text:p>
              </table:table-cell>
              <table:table-cell office:value-type="float" office:value="341348.59375">
                <text:p>341348.5937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045178">
                <text:p>1045178</text:p>
              </table:table-cell>
              <table:table-cell office:value-type="float" office:value="6998950.203125">
                <text:p>6998950.203125</text:p>
              </table:table-cell>
              <table:table-cell office:value-type="float" office:value="284274.8125">
                <text:p>284274.8125</text:p>
              </table:table-cell>
            </table:table-row>
            <table:table-row>
              <table:table-cell office:value-type="float" office:value="36050">
                <text:p>36050</text:p>
              </table:table-cell>
              <table:table-cell office:value-type="float" office:value="1046842.59375">
                <text:p>1046842.59375</text:p>
              </table:table-cell>
              <table:table-cell office:value-type="float" office:value="7025110.296875">
                <text:p>7025110.296875</text:p>
              </table:table-cell>
              <table:table-cell office:value-type="float" office:value="342313.40625">
                <text:p>342313.40625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1048440.40625">
                <text:p>1048440.40625</text:p>
              </table:table-cell>
              <table:table-cell office:value-type="float" office:value="7049035.703125">
                <text:p>7049035.703125</text:p>
              </table:table-cell>
              <table:table-cell office:value-type="float" office:value="313881">
                <text:p>313881</text:p>
              </table:table-cell>
            </table:table-row>
            <table:table-row>
              <table:table-cell office:value-type="float" office:value="36150">
                <text:p>36150</text:p>
              </table:table-cell>
              <table:table-cell office:value-type="float" office:value="1050097.1875">
                <text:p>1050097.1875</text:p>
              </table:table-cell>
              <table:table-cell office:value-type="float" office:value="7005611.796875">
                <text:p>7005611.796875</text:p>
              </table:table-cell>
              <table:table-cell office:value-type="float" office:value="343258">
                <text:p>343258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1051682">
                <text:p>1051682</text:p>
              </table:table-cell>
              <table:table-cell office:value-type="float" office:value="7028602.203125">
                <text:p>7028602.203125</text:p>
              </table:table-cell>
              <table:table-cell office:value-type="float" office:value="343719.59375">
                <text:p>343719.59375</text:p>
              </table:table-cell>
            </table:table-row>
            <table:table-row>
              <table:table-cell office:value-type="float" office:value="36250">
                <text:p>36250</text:p>
              </table:table-cell>
              <table:table-cell office:value-type="float" office:value="1053300">
                <text:p>1053300</text:p>
              </table:table-cell>
              <table:table-cell office:value-type="float" office:value="7078431.40625">
                <text:p>7078431.40625</text:p>
              </table:table-cell>
              <table:table-cell office:value-type="float" office:value="315182.796875">
                <text:p>315182.796875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1054840.59375">
                <text:p>1054840.59375</text:p>
              </table:table-cell>
              <table:table-cell office:value-type="float" office:value="7043214.703125">
                <text:p>7043214.703125</text:p>
              </table:table-cell>
              <table:table-cell office:value-type="float" office:value="344708.203125">
                <text:p>344708.203125</text:p>
              </table:table-cell>
            </table:table-row>
            <table:table-row>
              <table:table-cell office:value-type="float" office:value="36350">
                <text:p>36350</text:p>
              </table:table-cell>
              <table:table-cell office:value-type="float" office:value="1056540.40625">
                <text:p>1056540.40625</text:p>
              </table:table-cell>
              <table:table-cell office:value-type="float" office:value="7110334.296875">
                <text:p>7110334.296875</text:p>
              </table:table-cell>
              <table:table-cell office:value-type="float" office:value="316052.40625">
                <text:p>316052.40625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1058232.40625">
                <text:p>1058232.40625</text:p>
              </table:table-cell>
              <table:table-cell office:value-type="float" office:value="7114900.90625">
                <text:p>7114900.90625</text:p>
              </table:table-cell>
              <table:table-cell office:value-type="float" office:value="345645.40625">
                <text:p>345645.40625</text:p>
              </table:table-cell>
            </table:table-row>
            <table:table-row>
              <table:table-cell office:value-type="float" office:value="36450">
                <text:p>36450</text:p>
              </table:table-cell>
              <table:table-cell office:value-type="float" office:value="1059820.40625">
                <text:p>1059820.40625</text:p>
              </table:table-cell>
              <table:table-cell office:value-type="float" office:value="7127964.09375">
                <text:p>7127964.09375</text:p>
              </table:table-cell>
              <table:table-cell office:value-type="float" office:value="346131.203125">
                <text:p>346131.203125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1061429.59375">
                <text:p>1061429.59375</text:p>
              </table:table-cell>
              <table:table-cell office:value-type="float" office:value="7147096.09375">
                <text:p>7147096.09375</text:p>
              </table:table-cell>
              <table:table-cell office:value-type="float" office:value="346617.40625">
                <text:p>346617.40625</text:p>
              </table:table-cell>
            </table:table-row>
            <table:table-row>
              <table:table-cell office:value-type="float" office:value="36550">
                <text:p>36550</text:p>
              </table:table-cell>
              <table:table-cell office:value-type="float" office:value="1063021">
                <text:p>1063021</text:p>
              </table:table-cell>
              <table:table-cell office:value-type="float" office:value="7169015.40625">
                <text:p>7169015.40625</text:p>
              </table:table-cell>
              <table:table-cell office:value-type="float" office:value="347076.59375">
                <text:p>347076.59375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1064703.1875">
                <text:p>1064703.1875</text:p>
              </table:table-cell>
              <table:table-cell office:value-type="float" office:value="7209574.90625">
                <text:p>7209574.90625</text:p>
              </table:table-cell>
              <table:table-cell office:value-type="float" office:value="318240">
                <text:p>318240</text:p>
              </table:table-cell>
            </table:table-row>
            <table:table-row>
              <table:table-cell office:value-type="float" office:value="36650">
                <text:p>36650</text:p>
              </table:table-cell>
              <table:table-cell office:value-type="float" office:value="1066286.40625">
                <text:p>1066286.40625</text:p>
              </table:table-cell>
              <table:table-cell office:value-type="float" office:value="7236926.796875">
                <text:p>7236926.796875</text:p>
              </table:table-cell>
              <table:table-cell office:value-type="float" office:value="347978">
                <text:p>347978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1067891.1875">
                <text:p>1067891.1875</text:p>
              </table:table-cell>
              <table:table-cell office:value-type="float" office:value="7222800.796875">
                <text:p>7222800.796875</text:p>
              </table:table-cell>
              <table:table-cell office:value-type="float" office:value="289748.40625">
                <text:p>289748.40625</text:p>
              </table:table-cell>
            </table:table-row>
            <table:table-row>
              <table:table-cell office:value-type="float" office:value="36750">
                <text:p>36750</text:p>
              </table:table-cell>
              <table:table-cell office:value-type="float" office:value="1069497.40625">
                <text:p>1069497.40625</text:p>
              </table:table-cell>
              <table:table-cell office:value-type="float" office:value="7234194.203125">
                <text:p>7234194.203125</text:p>
              </table:table-cell>
              <table:table-cell office:value-type="float" office:value="319549">
                <text:p>319549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1071185.1875">
                <text:p>1071185.1875</text:p>
              </table:table-cell>
              <table:table-cell office:value-type="float" office:value="7280234.203125">
                <text:p>7280234.203125</text:p>
              </table:table-cell>
              <table:table-cell office:value-type="float" office:value="290524.203125">
                <text:p>290524.203125</text:p>
              </table:table-cell>
            </table:table-row>
            <table:table-row>
              <table:table-cell office:value-type="float" office:value="36850">
                <text:p>36850</text:p>
              </table:table-cell>
              <table:table-cell office:value-type="float" office:value="1072923.8125">
                <text:p>1072923.8125</text:p>
              </table:table-cell>
              <table:table-cell office:value-type="float" office:value="7260787.703125">
                <text:p>7260787.703125</text:p>
              </table:table-cell>
              <table:table-cell office:value-type="float" office:value="349897.796875">
                <text:p>349897.796875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1074387">
                <text:p>1074387</text:p>
              </table:table-cell>
              <table:table-cell office:value-type="float" office:value="7293514.40625">
                <text:p>7293514.40625</text:p>
              </table:table-cell>
              <table:table-cell office:value-type="float" office:value="320818.609375">
                <text:p>320818.609375</text:p>
              </table:table-cell>
            </table:table-row>
            <table:table-row>
              <table:table-cell office:value-type="float" office:value="36950">
                <text:p>36950</text:p>
              </table:table-cell>
              <table:table-cell office:value-type="float" office:value="1075983.8125">
                <text:p>1075983.8125</text:p>
              </table:table-cell>
              <table:table-cell office:value-type="float" office:value="7316236.90625">
                <text:p>7316236.90625</text:p>
              </table:table-cell>
              <table:table-cell office:value-type="float" office:value="321286">
                <text:p>321286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077652.8125">
                <text:p>1077652.8125</text:p>
              </table:table-cell>
              <table:table-cell office:value-type="float" office:value="7341276.203125">
                <text:p>7341276.203125</text:p>
              </table:table-cell>
              <table:table-cell office:value-type="float" office:value="292141.609375">
                <text:p>292141.609375</text:p>
              </table:table-cell>
            </table:table-row>
            <table:table-row>
              <table:table-cell office:value-type="float" office:value="37050">
                <text:p>37050</text:p>
              </table:table-cell>
              <table:table-cell office:value-type="float" office:value="1079232.1875">
                <text:p>1079232.1875</text:p>
              </table:table-cell>
              <table:table-cell office:value-type="float" office:value="7358267.40625">
                <text:p>7358267.40625</text:p>
              </table:table-cell>
              <table:table-cell office:value-type="float" office:value="351842.59375">
                <text:p>351842.59375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1080846.59375">
                <text:p>1080846.59375</text:p>
              </table:table-cell>
              <table:table-cell office:value-type="float" office:value="7358524">
                <text:p>7358524</text:p>
              </table:table-cell>
              <table:table-cell office:value-type="float" office:value="352342.796875">
                <text:p>352342.796875</text:p>
              </table:table-cell>
            </table:table-row>
            <table:table-row>
              <table:table-cell office:value-type="float" office:value="37150">
                <text:p>37150</text:p>
              </table:table-cell>
              <table:table-cell office:value-type="float" office:value="1082497.1875">
                <text:p>1082497.1875</text:p>
              </table:table-cell>
              <table:table-cell office:value-type="float" office:value="7397524.40625">
                <text:p>7397524.40625</text:p>
              </table:table-cell>
              <table:table-cell office:value-type="float" office:value="352764.59375">
                <text:p>352764.59375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1084082.59375">
                <text:p>1084082.59375</text:p>
              </table:table-cell>
              <table:table-cell office:value-type="float" office:value="7436877.296875">
                <text:p>7436877.296875</text:p>
              </table:table-cell>
              <table:table-cell office:value-type="float" office:value="323464.609375">
                <text:p>323464.609375</text:p>
              </table:table-cell>
            </table:table-row>
            <table:table-row>
              <table:table-cell office:value-type="float" office:value="37250">
                <text:p>37250</text:p>
              </table:table-cell>
              <table:table-cell office:value-type="float" office:value="1085722.8125">
                <text:p>1085722.8125</text:p>
              </table:table-cell>
              <table:table-cell office:value-type="float" office:value="7461024.203125">
                <text:p>7461024.203125</text:p>
              </table:table-cell>
              <table:table-cell office:value-type="float" office:value="353662.796875">
                <text:p>353662.796875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1087251.59375">
                <text:p>1087251.59375</text:p>
              </table:table-cell>
              <table:table-cell office:value-type="float" office:value="7446032">
                <text:p>7446032</text:p>
              </table:table-cell>
              <table:table-cell office:value-type="float" office:value="324381.40625">
                <text:p>324381.40625</text:p>
              </table:table-cell>
            </table:table-row>
            <table:table-row>
              <table:table-cell office:value-type="float" office:value="37350">
                <text:p>37350</text:p>
              </table:table-cell>
              <table:table-cell office:value-type="float" office:value="1088955.40625">
                <text:p>1088955.40625</text:p>
              </table:table-cell>
              <table:table-cell office:value-type="float" office:value="7480293.40625">
                <text:p>7480293.40625</text:p>
              </table:table-cell>
              <table:table-cell office:value-type="float" office:value="354617">
                <text:p>354617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1090599.8125">
                <text:p>1090599.8125</text:p>
              </table:table-cell>
              <table:table-cell office:value-type="float" office:value="7498947.296875">
                <text:p>7498947.296875</text:p>
              </table:table-cell>
              <table:table-cell office:value-type="float" office:value="355158.40625">
                <text:p>355158.40625</text:p>
              </table:table-cell>
            </table:table-row>
            <table:table-row>
              <table:table-cell office:value-type="float" office:value="37450">
                <text:p>37450</text:p>
              </table:table-cell>
              <table:table-cell office:value-type="float" office:value="1092276.1875">
                <text:p>1092276.1875</text:p>
              </table:table-cell>
              <table:table-cell office:value-type="float" office:value="7524937.703125">
                <text:p>7524937.703125</text:p>
              </table:table-cell>
              <table:table-cell office:value-type="float" office:value="355543.796875">
                <text:p>355543.796875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1093883.8125">
                <text:p>1093883.8125</text:p>
              </table:table-cell>
              <table:table-cell office:value-type="float" office:value="7535821">
                <text:p>7535821</text:p>
              </table:table-cell>
              <table:table-cell office:value-type="float" office:value="356102.59375">
                <text:p>356102.59375</text:p>
              </table:table-cell>
            </table:table-row>
            <table:table-row>
              <table:table-cell office:value-type="float" office:value="37550">
                <text:p>37550</text:p>
              </table:table-cell>
              <table:table-cell office:value-type="float" office:value="1095396">
                <text:p>1095396</text:p>
              </table:table-cell>
              <table:table-cell office:value-type="float" office:value="7540508.59375">
                <text:p>7540508.59375</text:p>
              </table:table-cell>
              <table:table-cell office:value-type="float" office:value="356564.40625">
                <text:p>356564.40625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1097065.8125">
                <text:p>1097065.8125</text:p>
              </table:table-cell>
              <table:table-cell office:value-type="float" office:value="7569254.296875">
                <text:p>7569254.296875</text:p>
              </table:table-cell>
              <table:table-cell office:value-type="float" office:value="357005.59375">
                <text:p>357005.59375</text:p>
              </table:table-cell>
            </table:table-row>
            <table:table-row>
              <table:table-cell office:value-type="float" office:value="37650">
                <text:p>37650</text:p>
              </table:table-cell>
              <table:table-cell office:value-type="float" office:value="1098709.40625">
                <text:p>1098709.40625</text:p>
              </table:table-cell>
              <table:table-cell office:value-type="float" office:value="7607456.40625">
                <text:p>7607456.40625</text:p>
              </table:table-cell>
              <table:table-cell office:value-type="float" office:value="327386">
                <text:p>327386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1100316">
                <text:p>1100316</text:p>
              </table:table-cell>
              <table:table-cell office:value-type="float" office:value="7613266.296875">
                <text:p>7613266.296875</text:p>
              </table:table-cell>
              <table:table-cell office:value-type="float" office:value="357963.203125">
                <text:p>357963.203125</text:p>
              </table:table-cell>
            </table:table-row>
            <table:table-row>
              <table:table-cell office:value-type="float" office:value="37750">
                <text:p>37750</text:p>
              </table:table-cell>
              <table:table-cell office:value-type="float" office:value="1101880.375">
                <text:p>1101880.375</text:p>
              </table:table-cell>
              <table:table-cell office:value-type="float" office:value="7637714.796875">
                <text:p>7637714.796875</text:p>
              </table:table-cell>
              <table:table-cell office:value-type="float" office:value="328232.203125">
                <text:p>328232.203125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1103593">
                <text:p>1103593</text:p>
              </table:table-cell>
              <table:table-cell office:value-type="float" office:value="7716970.796875">
                <text:p>7716970.796875</text:p>
              </table:table-cell>
              <table:table-cell office:value-type="float" office:value="358909.59375">
                <text:p>358909.59375</text:p>
              </table:table-cell>
            </table:table-row>
            <table:table-row>
              <table:table-cell office:value-type="float" office:value="37850">
                <text:p>37850</text:p>
              </table:table-cell>
              <table:table-cell office:value-type="float" office:value="1105189.8125">
                <text:p>1105189.8125</text:p>
              </table:table-cell>
              <table:table-cell office:value-type="float" office:value="7678393">
                <text:p>7678393</text:p>
              </table:table-cell>
              <table:table-cell office:value-type="float" office:value="359409.59375">
                <text:p>359409.59375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1106636.625">
                <text:p>1106636.625</text:p>
              </table:table-cell>
              <table:table-cell office:value-type="float" office:value="7679070.5">
                <text:p>7679070.5</text:p>
              </table:table-cell>
              <table:table-cell office:value-type="float" office:value="329555">
                <text:p>329555</text:p>
              </table:table-cell>
            </table:table-row>
            <table:table-row>
              <table:table-cell office:value-type="float" office:value="37950">
                <text:p>37950</text:p>
              </table:table-cell>
              <table:table-cell office:value-type="float" office:value="1108437.625">
                <text:p>1108437.625</text:p>
              </table:table-cell>
              <table:table-cell office:value-type="float" office:value="7767683">
                <text:p>7767683</text:p>
              </table:table-cell>
              <table:table-cell office:value-type="float" office:value="299606.8125">
                <text:p>299606.812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109942.1875">
                <text:p>1109942.1875</text:p>
              </table:table-cell>
              <table:table-cell office:value-type="float" office:value="7706583.296875">
                <text:p>7706583.296875</text:p>
              </table:table-cell>
              <table:table-cell office:value-type="float" office:value="360816.203125">
                <text:p>360816.203125</text:p>
              </table:table-cell>
            </table:table-row>
            <table:table-row>
              <table:table-cell office:value-type="float" office:value="38050">
                <text:p>38050</text:p>
              </table:table-cell>
              <table:table-cell office:value-type="float" office:value="1111667">
                <text:p>1111667</text:p>
              </table:table-cell>
              <table:table-cell office:value-type="float" office:value="7749441.59375">
                <text:p>7749441.59375</text:p>
              </table:table-cell>
              <table:table-cell office:value-type="float" office:value="330872.203125">
                <text:p>330872.203125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1113279.375">
                <text:p>1113279.375</text:p>
              </table:table-cell>
              <table:table-cell office:value-type="float" office:value="7774693.90625">
                <text:p>7774693.90625</text:p>
              </table:table-cell>
              <table:table-cell office:value-type="float" office:value="361783.59375">
                <text:p>361783.59375</text:p>
              </table:table-cell>
            </table:table-row>
            <table:table-row>
              <table:table-cell office:value-type="float" office:value="38150">
                <text:p>38150</text:p>
              </table:table-cell>
              <table:table-cell office:value-type="float" office:value="1114911.8125">
                <text:p>1114911.8125</text:p>
              </table:table-cell>
              <table:table-cell office:value-type="float" office:value="7841158.59375">
                <text:p>7841158.59375</text:p>
              </table:table-cell>
              <table:table-cell office:value-type="float" office:value="301183">
                <text:p>301183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116535">
                <text:p>1116535</text:p>
              </table:table-cell>
              <table:table-cell office:value-type="float" office:value="7807092.40625">
                <text:p>7807092.40625</text:p>
              </table:table-cell>
              <table:table-cell office:value-type="float" office:value="301594.40625">
                <text:p>301594.40625</text:p>
              </table:table-cell>
            </table:table-row>
            <table:table-row>
              <table:table-cell office:value-type="float" office:value="38250">
                <text:p>38250</text:p>
              </table:table-cell>
              <table:table-cell office:value-type="float" office:value="1118019.375">
                <text:p>1118019.375</text:p>
              </table:table-cell>
              <table:table-cell office:value-type="float" office:value="7817227.90625">
                <text:p>7817227.90625</text:p>
              </table:table-cell>
              <table:table-cell office:value-type="float" office:value="363216.796875">
                <text:p>363216.796875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1119816.1875">
                <text:p>1119816.1875</text:p>
              </table:table-cell>
              <table:table-cell office:value-type="float" office:value="7858690.296875">
                <text:p>7858690.296875</text:p>
              </table:table-cell>
              <table:table-cell office:value-type="float" office:value="363678.59375">
                <text:p>363678.59375</text:p>
              </table:table-cell>
            </table:table-row>
            <table:table-row>
              <table:table-cell office:value-type="float" office:value="38350">
                <text:p>38350</text:p>
              </table:table-cell>
              <table:table-cell office:value-type="float" office:value="1121409.8125">
                <text:p>1121409.8125</text:p>
              </table:table-cell>
              <table:table-cell office:value-type="float" office:value="7853587.5">
                <text:p>7853587.5</text:p>
              </table:table-cell>
              <table:table-cell office:value-type="float" office:value="364125.59375">
                <text:p>364125.59375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1122885.1875">
                <text:p>1122885.1875</text:p>
              </table:table-cell>
              <table:table-cell office:value-type="float" office:value="7913587.796875">
                <text:p>7913587.796875</text:p>
              </table:table-cell>
              <table:table-cell office:value-type="float" office:value="333916.796875">
                <text:p>333916.796875</text:p>
              </table:table-cell>
            </table:table-row>
            <table:table-row>
              <table:table-cell office:value-type="float" office:value="38450">
                <text:p>38450</text:p>
              </table:table-cell>
              <table:table-cell office:value-type="float" office:value="1124702">
                <text:p>1124702</text:p>
              </table:table-cell>
              <table:table-cell office:value-type="float" office:value="7895483.203125">
                <text:p>7895483.203125</text:p>
              </table:table-cell>
              <table:table-cell office:value-type="float" office:value="365042">
                <text:p>365042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1126233.375">
                <text:p>1126233.375</text:p>
              </table:table-cell>
              <table:table-cell office:value-type="float" office:value="7918176.203125">
                <text:p>7918176.203125</text:p>
              </table:table-cell>
              <table:table-cell office:value-type="float" office:value="365593.796875">
                <text:p>365593.796875</text:p>
              </table:table-cell>
            </table:table-row>
            <table:table-row>
              <table:table-cell office:value-type="float" office:value="38550">
                <text:p>38550</text:p>
              </table:table-cell>
              <table:table-cell office:value-type="float" office:value="1127787.375">
                <text:p>1127787.375</text:p>
              </table:table-cell>
              <table:table-cell office:value-type="float" office:value="7983775.5">
                <text:p>7983775.5</text:p>
              </table:table-cell>
              <table:table-cell office:value-type="float" office:value="366064.40625">
                <text:p>366064.40625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1129482.375">
                <text:p>1129482.375</text:p>
              </table:table-cell>
              <table:table-cell office:value-type="float" office:value="7965987.796875">
                <text:p>7965987.796875</text:p>
              </table:table-cell>
              <table:table-cell office:value-type="float" office:value="366532.203125">
                <text:p>366532.203125</text:p>
              </table:table-cell>
            </table:table-row>
            <table:table-row>
              <table:table-cell office:value-type="float" office:value="38650">
                <text:p>38650</text:p>
              </table:table-cell>
              <table:table-cell office:value-type="float" office:value="1131072">
                <text:p>1131072</text:p>
              </table:table-cell>
              <table:table-cell office:value-type="float" office:value="7988372.40625">
                <text:p>7988372.40625</text:p>
              </table:table-cell>
              <table:table-cell office:value-type="float" office:value="336079.203125">
                <text:p>336079.203125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1132726.625">
                <text:p>1132726.625</text:p>
              </table:table-cell>
              <table:table-cell office:value-type="float" office:value="7998367">
                <text:p>7998367</text:p>
              </table:table-cell>
              <table:table-cell office:value-type="float" office:value="336504.203125">
                <text:p>336504.203125</text:p>
              </table:table-cell>
            </table:table-row>
            <table:table-row>
              <table:table-cell office:value-type="float" office:value="38750">
                <text:p>38750</text:p>
              </table:table-cell>
              <table:table-cell office:value-type="float" office:value="1134320">
                <text:p>1134320</text:p>
              </table:table-cell>
              <table:table-cell office:value-type="float" office:value="8021478.5">
                <text:p>8021478.5</text:p>
              </table:table-cell>
              <table:table-cell office:value-type="float" office:value="305931.609375">
                <text:p>305931.609375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1135955.1875">
                <text:p>1135955.1875</text:p>
              </table:table-cell>
              <table:table-cell office:value-type="float" office:value="8105847.09375">
                <text:p>8105847.09375</text:p>
              </table:table-cell>
              <table:table-cell office:value-type="float" office:value="337359.40625">
                <text:p>337359.40625</text:p>
              </table:table-cell>
            </table:table-row>
            <table:table-row>
              <table:table-cell office:value-type="float" office:value="38850">
                <text:p>38850</text:p>
              </table:table-cell>
              <table:table-cell office:value-type="float" office:value="1137593.375">
                <text:p>1137593.375</text:p>
              </table:table-cell>
              <table:table-cell office:value-type="float" office:value="8070266.796875">
                <text:p>8070266.796875</text:p>
              </table:table-cell>
              <table:table-cell office:value-type="float" office:value="337820.203125">
                <text:p>337820.203125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1139192">
                <text:p>1139192</text:p>
              </table:table-cell>
              <table:table-cell office:value-type="float" office:value="8077008.296875">
                <text:p>8077008.296875</text:p>
              </table:table-cell>
              <table:table-cell office:value-type="float" office:value="369387">
                <text:p>369387</text:p>
              </table:table-cell>
            </table:table-row>
            <table:table-row>
              <table:table-cell office:value-type="float" office:value="38950">
                <text:p>38950</text:p>
              </table:table-cell>
              <table:table-cell office:value-type="float" office:value="1140772">
                <text:p>1140772</text:p>
              </table:table-cell>
              <table:table-cell office:value-type="float" office:value="8106801.5">
                <text:p>8106801.5</text:p>
              </table:table-cell>
              <table:table-cell office:value-type="float" office:value="369814.796875">
                <text:p>369814.79687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142463.375">
                <text:p>1142463.375</text:p>
              </table:table-cell>
              <table:table-cell office:value-type="float" office:value="8107309.59375">
                <text:p>8107309.59375</text:p>
              </table:table-cell>
              <table:table-cell office:value-type="float" office:value="339138.796875">
                <text:p>339138.796875</text:p>
              </table:table-cell>
            </table:table-row>
            <table:table-row>
              <table:table-cell office:value-type="float" office:value="39050">
                <text:p>39050</text:p>
              </table:table-cell>
              <table:table-cell office:value-type="float" office:value="1144060.625">
                <text:p>1144060.625</text:p>
              </table:table-cell>
              <table:table-cell office:value-type="float" office:value="8126800.40625">
                <text:p>8126800.40625</text:p>
              </table:table-cell>
              <table:table-cell office:value-type="float" office:value="370744.796875">
                <text:p>370744.796875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1145703">
                <text:p>1145703</text:p>
              </table:table-cell>
              <table:table-cell office:value-type="float" office:value="8147020.90625">
                <text:p>8147020.90625</text:p>
              </table:table-cell>
              <table:table-cell office:value-type="float" office:value="308650">
                <text:p>308650</text:p>
              </table:table-cell>
            </table:table-row>
            <table:table-row>
              <table:table-cell office:value-type="float" office:value="39150">
                <text:p>39150</text:p>
              </table:table-cell>
              <table:table-cell office:value-type="float" office:value="1147401.375">
                <text:p>1147401.375</text:p>
              </table:table-cell>
              <table:table-cell office:value-type="float" office:value="8181051.40625">
                <text:p>8181051.40625</text:p>
              </table:table-cell>
              <table:table-cell office:value-type="float" office:value="371764.40625">
                <text:p>371764.40625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1148881.1875">
                <text:p>1148881.1875</text:p>
              </table:table-cell>
              <table:table-cell office:value-type="float" office:value="8222775.203125">
                <text:p>8222775.203125</text:p>
              </table:table-cell>
              <table:table-cell office:value-type="float" office:value="372216.203125">
                <text:p>372216.203125</text:p>
              </table:table-cell>
            </table:table-row>
            <table:table-row>
              <table:table-cell office:value-type="float" office:value="39250">
                <text:p>39250</text:p>
              </table:table-cell>
              <table:table-cell office:value-type="float" office:value="1150647">
                <text:p>1150647</text:p>
              </table:table-cell>
              <table:table-cell office:value-type="float" office:value="8248983.5">
                <text:p>8248983.5</text:p>
              </table:table-cell>
              <table:table-cell office:value-type="float" office:value="372669.203125">
                <text:p>372669.203125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1152137.625">
                <text:p>1152137.625</text:p>
              </table:table-cell>
              <table:table-cell office:value-type="float" office:value="8268185.40625">
                <text:p>8268185.40625</text:p>
              </table:table-cell>
              <table:table-cell office:value-type="float" office:value="373177.796875">
                <text:p>373177.796875</text:p>
              </table:table-cell>
            </table:table-row>
            <table:table-row>
              <table:table-cell office:value-type="float" office:value="39350">
                <text:p>39350</text:p>
              </table:table-cell>
              <table:table-cell office:value-type="float" office:value="1153871.1875">
                <text:p>1153871.1875</text:p>
              </table:table-cell>
              <table:table-cell office:value-type="float" office:value="8274059.796875">
                <text:p>8274059.796875</text:p>
              </table:table-cell>
              <table:table-cell office:value-type="float" office:value="279160.59375">
                <text:p>279160.59375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1155299.375">
                <text:p>1155299.375</text:p>
              </table:table-cell>
              <table:table-cell office:value-type="float" office:value="8291385">
                <text:p>8291385</text:p>
              </table:table-cell>
              <table:table-cell office:value-type="float" office:value="342610.796875">
                <text:p>342610.796875</text:p>
              </table:table-cell>
            </table:table-row>
            <table:table-row>
              <table:table-cell office:value-type="float" office:value="39450">
                <text:p>39450</text:p>
              </table:table-cell>
              <table:table-cell office:value-type="float" office:value="1156922.625">
                <text:p>1156922.625</text:p>
              </table:table-cell>
              <table:table-cell office:value-type="float" office:value="8335713">
                <text:p>8335713</text:p>
              </table:table-cell>
              <table:table-cell office:value-type="float" office:value="374606.796875">
                <text:p>374606.796875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1158623.375">
                <text:p>1158623.375</text:p>
              </table:table-cell>
              <table:table-cell office:value-type="float" office:value="8303144.796875">
                <text:p>8303144.796875</text:p>
              </table:table-cell>
              <table:table-cell office:value-type="float" office:value="311846.40625">
                <text:p>311846.40625</text:p>
              </table:table-cell>
            </table:table-row>
            <table:table-row>
              <table:table-cell office:value-type="float" office:value="39550">
                <text:p>39550</text:p>
              </table:table-cell>
              <table:table-cell office:value-type="float" office:value="1160220.1875">
                <text:p>1160220.1875</text:p>
              </table:table-cell>
              <table:table-cell office:value-type="float" office:value="8377469.59375">
                <text:p>8377469.59375</text:p>
              </table:table-cell>
              <table:table-cell office:value-type="float" office:value="375542.203125">
                <text:p>375542.20312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161912">
                <text:p>1161912</text:p>
              </table:table-cell>
              <table:table-cell office:value-type="float" office:value="8358457.203125">
                <text:p>8358457.203125</text:p>
              </table:table-cell>
              <table:table-cell office:value-type="float" office:value="344369">
                <text:p>344369</text:p>
              </table:table-cell>
            </table:table-row>
            <table:table-row>
              <table:table-cell office:value-type="float" office:value="39650">
                <text:p>39650</text:p>
              </table:table-cell>
              <table:table-cell office:value-type="float" office:value="1163571.625">
                <text:p>1163571.625</text:p>
              </table:table-cell>
              <table:table-cell office:value-type="float" office:value="8413427.703125">
                <text:p>8413427.703125</text:p>
              </table:table-cell>
              <table:table-cell office:value-type="float" office:value="344786">
                <text:p>344786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1165120.625">
                <text:p>1165120.625</text:p>
              </table:table-cell>
              <table:table-cell office:value-type="float" office:value="8405399.59375">
                <text:p>8405399.59375</text:p>
              </table:table-cell>
              <table:table-cell office:value-type="float" office:value="313428.609375">
                <text:p>313428.609375</text:p>
              </table:table-cell>
            </table:table-row>
            <table:table-row>
              <table:table-cell office:value-type="float" office:value="39750">
                <text:p>39750</text:p>
              </table:table-cell>
              <table:table-cell office:value-type="float" office:value="1166927.375">
                <text:p>1166927.375</text:p>
              </table:table-cell>
              <table:table-cell office:value-type="float" office:value="8431344.40625">
                <text:p>8431344.40625</text:p>
              </table:table-cell>
              <table:table-cell office:value-type="float" office:value="313826.203125">
                <text:p>313826.203125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1168426">
                <text:p>1168426</text:p>
              </table:table-cell>
              <table:table-cell office:value-type="float" office:value="8465063.796875">
                <text:p>8465063.796875</text:p>
              </table:table-cell>
              <table:table-cell office:value-type="float" office:value="377874">
                <text:p>377874</text:p>
              </table:table-cell>
            </table:table-row>
            <table:table-row>
              <table:table-cell office:value-type="float" office:value="39850">
                <text:p>39850</text:p>
              </table:table-cell>
              <table:table-cell office:value-type="float" office:value="1170045.1875">
                <text:p>1170045.1875</text:p>
              </table:table-cell>
              <table:table-cell office:value-type="float" office:value="8499676.59375">
                <text:p>8499676.59375</text:p>
              </table:table-cell>
              <table:table-cell office:value-type="float" office:value="378406.796875">
                <text:p>378406.796875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1171590.375">
                <text:p>1171590.375</text:p>
              </table:table-cell>
              <table:table-cell office:value-type="float" office:value="8500404.09375">
                <text:p>8500404.09375</text:p>
              </table:table-cell>
              <table:table-cell office:value-type="float" office:value="315012">
                <text:p>315012</text:p>
              </table:table-cell>
            </table:table-row>
            <table:table-row>
              <table:table-cell office:value-type="float" office:value="39950">
                <text:p>39950</text:p>
              </table:table-cell>
              <table:table-cell office:value-type="float" office:value="1173328.375">
                <text:p>1173328.375</text:p>
              </table:table-cell>
              <table:table-cell office:value-type="float" office:value="8538227.296875">
                <text:p>8538227.296875</text:p>
              </table:table-cell>
              <table:table-cell office:value-type="float" office:value="379377.59375">
                <text:p>379377.5937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174874.1875">
                <text:p>1174874.1875</text:p>
              </table:table-cell>
              <table:table-cell office:value-type="float" office:value="8546689.59375">
                <text:p>8546689.59375</text:p>
              </table:table-cell>
              <table:table-cell office:value-type="float" office:value="347814">
                <text:p>347814</text:p>
              </table:table-cell>
            </table:table-row>
            <table:table-row>
              <table:table-cell office:value-type="float" office:value="40050">
                <text:p>40050</text:p>
              </table:table-cell>
              <table:table-cell office:value-type="float" office:value="1176628.375">
                <text:p>1176628.375</text:p>
              </table:table-cell>
              <table:table-cell office:value-type="float" office:value="8545842.203125">
                <text:p>8545842.203125</text:p>
              </table:table-cell>
              <table:table-cell office:value-type="float" office:value="348293.609375">
                <text:p>348293.609375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1178251.375">
                <text:p>1178251.375</text:p>
              </table:table-cell>
              <table:table-cell office:value-type="float" office:value="8567653">
                <text:p>8567653</text:p>
              </table:table-cell>
              <table:table-cell office:value-type="float" office:value="380776.40625">
                <text:p>380776.40625</text:p>
              </table:table-cell>
            </table:table-row>
            <table:table-row>
              <table:table-cell office:value-type="float" office:value="40150">
                <text:p>40150</text:p>
              </table:table-cell>
              <table:table-cell office:value-type="float" office:value="1179753.625">
                <text:p>1179753.625</text:p>
              </table:table-cell>
              <table:table-cell office:value-type="float" office:value="8601729">
                <text:p>8601729</text:p>
              </table:table-cell>
              <table:table-cell office:value-type="float" office:value="349124">
                <text:p>349124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1181351">
                <text:p>1181351</text:p>
              </table:table-cell>
              <table:table-cell office:value-type="float" office:value="8630791.203125">
                <text:p>8630791.203125</text:p>
              </table:table-cell>
              <table:table-cell office:value-type="float" office:value="381714.203125">
                <text:p>381714.203125</text:p>
              </table:table-cell>
            </table:table-row>
            <table:table-row>
              <table:table-cell office:value-type="float" office:value="40250">
                <text:p>40250</text:p>
              </table:table-cell>
              <table:table-cell office:value-type="float" office:value="1182998.375">
                <text:p>1182998.375</text:p>
              </table:table-cell>
              <table:table-cell office:value-type="float" office:value="8634097.40625">
                <text:p>8634097.40625</text:p>
              </table:table-cell>
              <table:table-cell office:value-type="float" office:value="350014">
                <text:p>350014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1184739.625">
                <text:p>1184739.625</text:p>
              </table:table-cell>
              <table:table-cell office:value-type="float" office:value="8652325.59375">
                <text:p>8652325.59375</text:p>
              </table:table-cell>
              <table:table-cell office:value-type="float" office:value="318182.40625">
                <text:p>318182.40625</text:p>
              </table:table-cell>
            </table:table-row>
            <table:table-row>
              <table:table-cell office:value-type="float" office:value="40350">
                <text:p>40350</text:p>
              </table:table-cell>
              <table:table-cell office:value-type="float" office:value="1186293">
                <text:p>1186293</text:p>
              </table:table-cell>
              <table:table-cell office:value-type="float" office:value="8668227">
                <text:p>8668227</text:p>
              </table:table-cell>
              <table:table-cell office:value-type="float" office:value="383128.59375">
                <text:p>383128.59375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1187881.625">
                <text:p>1187881.625</text:p>
              </table:table-cell>
              <table:table-cell office:value-type="float" office:value="8708195">
                <text:p>8708195</text:p>
              </table:table-cell>
              <table:table-cell office:value-type="float" office:value="383635.59375">
                <text:p>383635.59375</text:p>
              </table:table-cell>
            </table:table-row>
            <table:table-row>
              <table:table-cell office:value-type="float" office:value="40450">
                <text:p>40450</text:p>
              </table:table-cell>
              <table:table-cell office:value-type="float" office:value="1189594.8125">
                <text:p>1189594.8125</text:p>
              </table:table-cell>
              <table:table-cell office:value-type="float" office:value="8718165.40625">
                <text:p>8718165.40625</text:p>
              </table:table-cell>
              <table:table-cell office:value-type="float" office:value="384067.203125">
                <text:p>384067.203125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1191154.1875">
                <text:p>1191154.1875</text:p>
              </table:table-cell>
              <table:table-cell office:value-type="float" office:value="8743665.40625">
                <text:p>8743665.40625</text:p>
              </table:table-cell>
              <table:table-cell office:value-type="float" office:value="384520.59375">
                <text:p>384520.59375</text:p>
              </table:table-cell>
            </table:table-row>
            <table:table-row>
              <table:table-cell office:value-type="float" office:value="40550">
                <text:p>40550</text:p>
              </table:table-cell>
              <table:table-cell office:value-type="float" office:value="1192715.8125">
                <text:p>1192715.8125</text:p>
              </table:table-cell>
              <table:table-cell office:value-type="float" office:value="8763257.203125">
                <text:p>8763257.203125</text:p>
              </table:table-cell>
              <table:table-cell office:value-type="float" office:value="385039">
                <text:p>385039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1194415.625">
                <text:p>1194415.625</text:p>
              </table:table-cell>
              <table:table-cell office:value-type="float" office:value="8839888.203125">
                <text:p>8839888.203125</text:p>
              </table:table-cell>
              <table:table-cell office:value-type="float" office:value="385481.40625">
                <text:p>385481.40625</text:p>
              </table:table-cell>
            </table:table-row>
            <table:table-row>
              <table:table-cell office:value-type="float" office:value="40650">
                <text:p>40650</text:p>
              </table:table-cell>
              <table:table-cell office:value-type="float" office:value="1196001.625">
                <text:p>1196001.625</text:p>
              </table:table-cell>
              <table:table-cell office:value-type="float" office:value="8806025.796875">
                <text:p>8806025.796875</text:p>
              </table:table-cell>
              <table:table-cell office:value-type="float" office:value="386009.796875">
                <text:p>386009.796875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1197647.1875">
                <text:p>1197647.1875</text:p>
              </table:table-cell>
              <table:table-cell office:value-type="float" office:value="8833978.59375">
                <text:p>8833978.59375</text:p>
              </table:table-cell>
              <table:table-cell office:value-type="float" office:value="386502.203125">
                <text:p>386502.203125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199223">
                <text:p>1199223</text:p>
              </table:table-cell>
              <table:table-cell office:value-type="float" office:value="8837424.59375">
                <text:p>8837424.59375</text:p>
              </table:table-cell>
              <table:table-cell office:value-type="float" office:value="386917.796875">
                <text:p>386917.796875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1200834">
                <text:p>1200834</text:p>
              </table:table-cell>
              <table:table-cell office:value-type="float" office:value="8871855">
                <text:p>8871855</text:p>
              </table:table-cell>
              <table:table-cell office:value-type="float" office:value="387423">
                <text:p>387423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1202516.375">
                <text:p>1202516.375</text:p>
              </table:table-cell>
              <table:table-cell office:value-type="float" office:value="8884925.203125">
                <text:p>8884925.203125</text:p>
              </table:table-cell>
              <table:table-cell office:value-type="float" office:value="387883.796875">
                <text:p>387883.796875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1204083.625">
                <text:p>1204083.625</text:p>
              </table:table-cell>
              <table:table-cell office:value-type="float" office:value="8915292.59375">
                <text:p>8915292.59375</text:p>
              </table:table-cell>
              <table:table-cell office:value-type="float" office:value="388364.796875">
                <text:p>388364.796875</text:p>
              </table:table-cell>
            </table:table-row>
            <table:table-row>
              <table:table-cell office:value-type="float" office:value="40950">
                <text:p>40950</text:p>
              </table:table-cell>
              <table:table-cell office:value-type="float" office:value="1205852.8125">
                <text:p>1205852.8125</text:p>
              </table:table-cell>
              <table:table-cell office:value-type="float" office:value="8951320.203125">
                <text:p>8951320.203125</text:p>
              </table:table-cell>
              <table:table-cell office:value-type="float" office:value="388868.203125">
                <text:p>388868.20312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207425.375">
                <text:p>1207425.375</text:p>
              </table:table-cell>
              <table:table-cell office:value-type="float" office:value="8936005.59375">
                <text:p>8936005.59375</text:p>
              </table:table-cell>
              <table:table-cell office:value-type="float" office:value="356572.609375">
                <text:p>356572.609375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1209063.375">
                <text:p>1209063.375</text:p>
              </table:table-cell>
              <table:table-cell office:value-type="float" office:value="8949676.203125">
                <text:p>8949676.203125</text:p>
              </table:table-cell>
              <table:table-cell office:value-type="float" office:value="356905">
                <text:p>356905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1210626.625">
                <text:p>1210626.625</text:p>
              </table:table-cell>
              <table:table-cell office:value-type="float" office:value="9020222.203125">
                <text:p>9020222.203125</text:p>
              </table:table-cell>
              <table:table-cell office:value-type="float" office:value="390263.203125">
                <text:p>390263.203125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1212280.1875">
                <text:p>1212280.1875</text:p>
              </table:table-cell>
              <table:table-cell office:value-type="float" office:value="9047779.40625">
                <text:p>9047779.40625</text:p>
              </table:table-cell>
              <table:table-cell office:value-type="float" office:value="390761.796875">
                <text:p>390761.796875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1213887.1875">
                <text:p>1213887.1875</text:p>
              </table:table-cell>
              <table:table-cell office:value-type="float" office:value="9035409.203125">
                <text:p>9035409.203125</text:p>
              </table:table-cell>
              <table:table-cell office:value-type="float" office:value="391213.796875">
                <text:p>391213.796875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1215464.1875">
                <text:p>1215464.1875</text:p>
              </table:table-cell>
              <table:table-cell office:value-type="float" office:value="9055575.203125">
                <text:p>9055575.203125</text:p>
              </table:table-cell>
              <table:table-cell office:value-type="float" office:value="391726">
                <text:p>391726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1217066.375">
                <text:p>1217066.375</text:p>
              </table:table-cell>
              <table:table-cell office:value-type="float" office:value="9091268.796875">
                <text:p>9091268.796875</text:p>
              </table:table-cell>
              <table:table-cell office:value-type="float" office:value="392186.40625">
                <text:p>392186.40625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1218758.1875">
                <text:p>1218758.1875</text:p>
              </table:table-cell>
              <table:table-cell office:value-type="float" office:value="9096371.203125">
                <text:p>9096371.203125</text:p>
              </table:table-cell>
              <table:table-cell office:value-type="float" office:value="392616.40625">
                <text:p>392616.40625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1220436.1875">
                <text:p>1220436.1875</text:p>
              </table:table-cell>
              <table:table-cell office:value-type="float" office:value="9120432.40625">
                <text:p>9120432.40625</text:p>
              </table:table-cell>
              <table:table-cell office:value-type="float" office:value="326874.609375">
                <text:p>326874.609375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1222062.1875">
                <text:p>1222062.1875</text:p>
              </table:table-cell>
              <table:table-cell office:value-type="float" office:value="9153356.40625">
                <text:p>9153356.40625</text:p>
              </table:table-cell>
              <table:table-cell office:value-type="float" office:value="393597.203125">
                <text:p>393597.203125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1223540.625">
                <text:p>1223540.625</text:p>
              </table:table-cell>
              <table:table-cell office:value-type="float" office:value="9188165.59375">
                <text:p>9188165.59375</text:p>
              </table:table-cell>
              <table:table-cell office:value-type="float" office:value="360852.609375">
                <text:p>360852.609375</text:p>
              </table:table-cell>
            </table:table-row>
            <table:table-row>
              <table:table-cell office:value-type="float" office:value="41550">
                <text:p>41550</text:p>
              </table:table-cell>
              <table:table-cell office:value-type="float" office:value="1225248.1875">
                <text:p>1225248.1875</text:p>
              </table:table-cell>
              <table:table-cell office:value-type="float" office:value="9179313">
                <text:p>9179313</text:p>
              </table:table-cell>
              <table:table-cell office:value-type="float" office:value="394554.40625">
                <text:p>394554.40625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226883.375">
                <text:p>1226883.375</text:p>
              </table:table-cell>
              <table:table-cell office:value-type="float" office:value="9195020.40625">
                <text:p>9195020.40625</text:p>
              </table:table-cell>
              <table:table-cell office:value-type="float" office:value="361699">
                <text:p>361699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1228446.8125">
                <text:p>1228446.8125</text:p>
              </table:table-cell>
              <table:table-cell office:value-type="float" office:value="9244230.59375">
                <text:p>9244230.59375</text:p>
              </table:table-cell>
              <table:table-cell office:value-type="float" office:value="362182.40625">
                <text:p>362182.40625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1230224.625">
                <text:p>1230224.625</text:p>
              </table:table-cell>
              <table:table-cell office:value-type="float" office:value="9305767.203125">
                <text:p>9305767.203125</text:p>
              </table:table-cell>
              <table:table-cell office:value-type="float" office:value="362551">
                <text:p>362551</text:p>
              </table:table-cell>
            </table:table-row>
            <table:table-row>
              <table:table-cell office:value-type="float" office:value="41750">
                <text:p>41750</text:p>
              </table:table-cell>
              <table:table-cell office:value-type="float" office:value="1231878">
                <text:p>1231878</text:p>
              </table:table-cell>
              <table:table-cell office:value-type="float" office:value="9307844.40625">
                <text:p>9307844.40625</text:p>
              </table:table-cell>
              <table:table-cell office:value-type="float" office:value="396447.203125">
                <text:p>396447.203125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1233411.625">
                <text:p>1233411.625</text:p>
              </table:table-cell>
              <table:table-cell office:value-type="float" office:value="9302853">
                <text:p>9302853</text:p>
              </table:table-cell>
              <table:table-cell office:value-type="float" office:value="396918">
                <text:p>396918</text:p>
              </table:table-cell>
            </table:table-row>
            <table:table-row>
              <table:table-cell office:value-type="float" office:value="41850">
                <text:p>41850</text:p>
              </table:table-cell>
              <table:table-cell office:value-type="float" office:value="1235081">
                <text:p>1235081</text:p>
              </table:table-cell>
              <table:table-cell office:value-type="float" office:value="9360152.40625">
                <text:p>9360152.40625</text:p>
              </table:table-cell>
              <table:table-cell office:value-type="float" office:value="397431.59375">
                <text:p>397431.59375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1236725.8125">
                <text:p>1236725.8125</text:p>
              </table:table-cell>
              <table:table-cell office:value-type="float" office:value="9364623.59375">
                <text:p>9364623.59375</text:p>
              </table:table-cell>
              <table:table-cell office:value-type="float" office:value="397824.59375">
                <text:p>397824.59375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1238235.1875">
                <text:p>1238235.1875</text:p>
              </table:table-cell>
              <table:table-cell office:value-type="float" office:value="9348599.59375">
                <text:p>9348599.59375</text:p>
              </table:table-cell>
              <table:table-cell office:value-type="float" office:value="364775.40625">
                <text:p>364775.4062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239935.1875">
                <text:p>1239935.1875</text:p>
              </table:table-cell>
              <table:table-cell office:value-type="float" office:value="9370808.59375">
                <text:p>9370808.59375</text:p>
              </table:table-cell>
              <table:table-cell office:value-type="float" office:value="398791.59375">
                <text:p>398791.59375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1241486.625">
                <text:p>1241486.625</text:p>
              </table:table-cell>
              <table:table-cell office:value-type="float" office:value="9391734.40625">
                <text:p>9391734.40625</text:p>
              </table:table-cell>
              <table:table-cell office:value-type="float" office:value="399267">
                <text:p>399267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1243181.1875">
                <text:p>1243181.1875</text:p>
              </table:table-cell>
              <table:table-cell office:value-type="float" office:value="9423894.796875">
                <text:p>9423894.796875</text:p>
              </table:table-cell>
              <table:table-cell office:value-type="float" office:value="399788.203125">
                <text:p>399788.203125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1244863.8125">
                <text:p>1244863.8125</text:p>
              </table:table-cell>
              <table:table-cell office:value-type="float" office:value="9445604.203125">
                <text:p>9445604.203125</text:p>
              </table:table-cell>
              <table:table-cell office:value-type="float" office:value="400226">
                <text:p>400226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1246380">
                <text:p>1246380</text:p>
              </table:table-cell>
              <table:table-cell office:value-type="float" office:value="9467934.59375">
                <text:p>9467934.59375</text:p>
              </table:table-cell>
              <table:table-cell office:value-type="float" office:value="366937">
                <text:p>366937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1248031.1875">
                <text:p>1248031.1875</text:p>
              </table:table-cell>
              <table:table-cell office:value-type="float" office:value="9507552.796875">
                <text:p>9507552.796875</text:p>
              </table:table-cell>
              <table:table-cell office:value-type="float" office:value="401210.59375">
                <text:p>401210.59375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1249685.1875">
                <text:p>1249685.1875</text:p>
              </table:table-cell>
              <table:table-cell office:value-type="float" office:value="9495997.40625">
                <text:p>9495997.40625</text:p>
              </table:table-cell>
              <table:table-cell office:value-type="float" office:value="367812.40625">
                <text:p>367812.40625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1251232">
                <text:p>1251232</text:p>
              </table:table-cell>
              <table:table-cell office:value-type="float" office:value="9549028.59375">
                <text:p>9549028.59375</text:p>
              </table:table-cell>
              <table:table-cell office:value-type="float" office:value="402112.40625">
                <text:p>402112.40625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1252941">
                <text:p>1252941</text:p>
              </table:table-cell>
              <table:table-cell office:value-type="float" office:value="9571314.203125">
                <text:p>9571314.203125</text:p>
              </table:table-cell>
              <table:table-cell office:value-type="float" office:value="334743.40625">
                <text:p>334743.40625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1254669.8125">
                <text:p>1254669.8125</text:p>
              </table:table-cell>
              <table:table-cell office:value-type="float" office:value="9585286">
                <text:p>9585286</text:p>
              </table:table-cell>
              <table:table-cell office:value-type="float" office:value="369145">
                <text:p>369145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1256231">
                <text:p>1256231</text:p>
              </table:table-cell>
              <table:table-cell office:value-type="float" office:value="9602877.59375">
                <text:p>9602877.59375</text:p>
              </table:table-cell>
              <table:table-cell office:value-type="float" office:value="403582.796875">
                <text:p>403582.796875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1257803.1875">
                <text:p>1257803.1875</text:p>
              </table:table-cell>
              <table:table-cell office:value-type="float" office:value="9619060.40625">
                <text:p>9619060.40625</text:p>
              </table:table-cell>
              <table:table-cell office:value-type="float" office:value="369983.40625">
                <text:p>369983.40625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1259481.625">
                <text:p>1259481.625</text:p>
              </table:table-cell>
              <table:table-cell office:value-type="float" office:value="9661785.40625">
                <text:p>9661785.40625</text:p>
              </table:table-cell>
              <table:table-cell office:value-type="float" office:value="404465.40625">
                <text:p>404465.40625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1261058">
                <text:p>1261058</text:p>
              </table:table-cell>
              <table:table-cell office:value-type="float" office:value="9648162.796875">
                <text:p>9648162.796875</text:p>
              </table:table-cell>
              <table:table-cell office:value-type="float" office:value="370843">
                <text:p>370843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1262661.375">
                <text:p>1262661.375</text:p>
              </table:table-cell>
              <table:table-cell office:value-type="float" office:value="9710014.203125">
                <text:p>9710014.203125</text:p>
              </table:table-cell>
              <table:table-cell office:value-type="float" office:value="405491.796875">
                <text:p>405491.79687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264423">
                <text:p>1264423</text:p>
              </table:table-cell>
              <table:table-cell office:value-type="float" office:value="9723276.203125">
                <text:p>9723276.203125</text:p>
              </table:table-cell>
              <table:table-cell office:value-type="float" office:value="405960.203125">
                <text:p>405960.203125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265982">
                <text:p>1265982</text:p>
              </table:table-cell>
              <table:table-cell office:value-type="float" office:value="9750216.59375">
                <text:p>9750216.59375</text:p>
              </table:table-cell>
              <table:table-cell office:value-type="float" office:value="372151.203125">
                <text:p>372151.203125</text:p>
              </table:table-cell>
            </table:table-row>
            <table:table-row>
              <table:table-cell office:value-type="float" office:value="42850">
                <text:p>42850</text:p>
              </table:table-cell>
              <table:table-cell office:value-type="float" office:value="1267570.625">
                <text:p>1267570.625</text:p>
              </table:table-cell>
              <table:table-cell office:value-type="float" office:value="9732574.796875">
                <text:p>9732574.796875</text:p>
              </table:table-cell>
              <table:table-cell office:value-type="float" office:value="372660.203125">
                <text:p>372660.203125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1269120.375">
                <text:p>1269120.375</text:p>
              </table:table-cell>
              <table:table-cell office:value-type="float" office:value="9766001.796875">
                <text:p>9766001.796875</text:p>
              </table:table-cell>
              <table:table-cell office:value-type="float" office:value="407370.203125">
                <text:p>407370.203125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1270923.1875">
                <text:p>1270923.1875</text:p>
              </table:table-cell>
              <table:table-cell office:value-type="float" office:value="9819587.203125">
                <text:p>9819587.203125</text:p>
              </table:table-cell>
              <table:table-cell office:value-type="float" office:value="373444.609375">
                <text:p>373444.609375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272488.375">
                <text:p>1272488.375</text:p>
              </table:table-cell>
              <table:table-cell office:value-type="float" office:value="9835928.203125">
                <text:p>9835928.203125</text:p>
              </table:table-cell>
              <table:table-cell office:value-type="float" office:value="408279.203125">
                <text:p>408279.203125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274042.375">
                <text:p>1274042.375</text:p>
              </table:table-cell>
              <table:table-cell office:value-type="float" office:value="9849472">
                <text:p>9849472</text:p>
              </table:table-cell>
              <table:table-cell office:value-type="float" office:value="408784.203125">
                <text:p>408784.203125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275855.625">
                <text:p>1275855.625</text:p>
              </table:table-cell>
              <table:table-cell office:value-type="float" office:value="9846197">
                <text:p>9846197</text:p>
              </table:table-cell>
              <table:table-cell office:value-type="float" office:value="409266.203125">
                <text:p>409266.203125</text:p>
              </table:table-cell>
            </table:table-row>
            <table:table-row>
              <table:table-cell office:value-type="float" office:value="43150">
                <text:p>43150</text:p>
              </table:table-cell>
              <table:table-cell office:value-type="float" office:value="1277432.375">
                <text:p>1277432.375</text:p>
              </table:table-cell>
              <table:table-cell office:value-type="float" office:value="9882616.40625">
                <text:p>9882616.40625</text:p>
              </table:table-cell>
              <table:table-cell office:value-type="float" office:value="340650.8125">
                <text:p>340650.8125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1279054.375">
                <text:p>1279054.375</text:p>
              </table:table-cell>
              <table:table-cell office:value-type="float" office:value="9933325.796875">
                <text:p>9933325.796875</text:p>
              </table:table-cell>
              <table:table-cell office:value-type="float" office:value="410205.59375">
                <text:p>410205.59375</text:p>
              </table:table-cell>
            </table:table-row>
            <table:table-row>
              <table:table-cell office:value-type="float" office:value="43250">
                <text:p>43250</text:p>
              </table:table-cell>
              <table:table-cell office:value-type="float" office:value="1280585">
                <text:p>1280585</text:p>
              </table:table-cell>
              <table:table-cell office:value-type="float" office:value="9935437.796875">
                <text:p>9935437.796875</text:p>
              </table:table-cell>
              <table:table-cell office:value-type="float" office:value="410642.796875">
                <text:p>410642.796875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1282242.625">
                <text:p>1282242.625</text:p>
              </table:table-cell>
              <table:table-cell office:value-type="float" office:value="9945280.796875">
                <text:p>9945280.796875</text:p>
              </table:table-cell>
              <table:table-cell office:value-type="float" office:value="376533.796875">
                <text:p>376533.796875</text:p>
              </table:table-cell>
            </table:table-row>
            <table:table-row>
              <table:table-cell office:value-type="float" office:value="43350">
                <text:p>43350</text:p>
              </table:table-cell>
              <table:table-cell office:value-type="float" office:value="1283816.1875">
                <text:p>1283816.1875</text:p>
              </table:table-cell>
              <table:table-cell office:value-type="float" office:value="10009382.59375">
                <text:p>10009382.59375</text:p>
              </table:table-cell>
              <table:table-cell office:value-type="float" office:value="342271.40625">
                <text:p>342271.40625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1285528">
                <text:p>1285528</text:p>
              </table:table-cell>
              <table:table-cell office:value-type="float" office:value="10016598.40625">
                <text:p>10016598.40625</text:p>
              </table:table-cell>
              <table:table-cell office:value-type="float" office:value="412065.203125">
                <text:p>412065.203125</text:p>
              </table:table-cell>
            </table:table-row>
            <table:table-row>
              <table:table-cell office:value-type="float" office:value="43450">
                <text:p>43450</text:p>
              </table:table-cell>
              <table:table-cell office:value-type="float" office:value="1287235.1875">
                <text:p>1287235.1875</text:p>
              </table:table-cell>
              <table:table-cell office:value-type="float" office:value="10069268.40625">
                <text:p>10069268.40625</text:p>
              </table:table-cell>
              <table:table-cell office:value-type="float" office:value="412552.40625">
                <text:p>412552.40625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1288740.8125">
                <text:p>1288740.8125</text:p>
              </table:table-cell>
              <table:table-cell office:value-type="float" office:value="10001419.796875">
                <text:p>10001419.796875</text:p>
              </table:table-cell>
              <table:table-cell office:value-type="float" office:value="413061.59375">
                <text:p>413061.59375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1290451.8125">
                <text:p>1290451.8125</text:p>
              </table:table-cell>
              <table:table-cell office:value-type="float" office:value="10041269.203125">
                <text:p>10041269.203125</text:p>
              </table:table-cell>
              <table:table-cell office:value-type="float" office:value="413522.40625">
                <text:p>413522.40625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291949.8125">
                <text:p>1291949.8125</text:p>
              </table:table-cell>
              <table:table-cell office:value-type="float" office:value="10110311.59375">
                <text:p>10110311.59375</text:p>
              </table:table-cell>
              <table:table-cell office:value-type="float" office:value="379113.40625">
                <text:p>379113.40625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1293646.625">
                <text:p>1293646.625</text:p>
              </table:table-cell>
              <table:table-cell office:value-type="float" office:value="10156988.59375">
                <text:p>10156988.59375</text:p>
              </table:table-cell>
              <table:table-cell office:value-type="float" office:value="414450.796875">
                <text:p>414450.796875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295359.1875">
                <text:p>1295359.1875</text:p>
              </table:table-cell>
              <table:table-cell office:value-type="float" office:value="10118717">
                <text:p>10118717</text:p>
              </table:table-cell>
              <table:table-cell office:value-type="float" office:value="414981.40625">
                <text:p>414981.40625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296855.375">
                <text:p>1296855.375</text:p>
              </table:table-cell>
              <table:table-cell office:value-type="float" office:value="10136884.203125">
                <text:p>10136884.203125</text:p>
              </table:table-cell>
              <table:table-cell office:value-type="float" office:value="380428.40625">
                <text:p>380428.40625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298611">
                <text:p>1298611</text:p>
              </table:table-cell>
              <table:table-cell office:value-type="float" office:value="10167606.203125">
                <text:p>10167606.203125</text:p>
              </table:table-cell>
              <table:table-cell office:value-type="float" office:value="380884.40625">
                <text:p>380884.40625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300111.625">
                <text:p>1300111.625</text:p>
              </table:table-cell>
              <table:table-cell office:value-type="float" office:value="10165751.59375">
                <text:p>10165751.59375</text:p>
              </table:table-cell>
              <table:table-cell office:value-type="float" office:value="416384.59375">
                <text:p>416384.5937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301703.1875">
                <text:p>1301703.1875</text:p>
              </table:table-cell>
              <table:table-cell office:value-type="float" office:value="10203992.40625">
                <text:p>10203992.40625</text:p>
              </table:table-cell>
              <table:table-cell office:value-type="float" office:value="416873.59375">
                <text:p>416873.5937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303399.8125">
                <text:p>1303399.8125</text:p>
              </table:table-cell>
              <table:table-cell office:value-type="float" office:value="10265268.40625">
                <text:p>10265268.40625</text:p>
              </table:table-cell>
              <table:table-cell office:value-type="float" office:value="311850.59375">
                <text:p>311850.5937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305100.375">
                <text:p>1305100.375</text:p>
              </table:table-cell>
              <table:table-cell office:value-type="float" office:value="10270095.796875">
                <text:p>10270095.796875</text:p>
              </table:table-cell>
              <table:table-cell office:value-type="float" office:value="417822.796875">
                <text:p>417822.79687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306735">
                <text:p>1306735</text:p>
              </table:table-cell>
              <table:table-cell office:value-type="float" office:value="10283382.59375">
                <text:p>10283382.59375</text:p>
              </table:table-cell>
              <table:table-cell office:value-type="float" office:value="383011">
                <text:p>38301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308377.8125">
                <text:p>1308377.8125</text:p>
              </table:table-cell>
              <table:table-cell office:value-type="float" office:value="10303824.203125">
                <text:p>10303824.203125</text:p>
              </table:table-cell>
              <table:table-cell office:value-type="float" office:value="418743.203125">
                <text:p>418743.20312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309930.1875">
                <text:p>1309930.1875</text:p>
              </table:table-cell>
              <table:table-cell office:value-type="float" office:value="10342309">
                <text:p>10342309</text:p>
              </table:table-cell>
              <table:table-cell office:value-type="float" office:value="383949.609375">
                <text:p>383949.60937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311558">
                <text:p>1311558</text:p>
              </table:table-cell>
              <table:table-cell office:value-type="float" office:value="10358964.40625">
                <text:p>10358964.40625</text:p>
              </table:table-cell>
              <table:table-cell office:value-type="float" office:value="419664">
                <text:p>41966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313155">
                <text:p>1313155</text:p>
              </table:table-cell>
              <table:table-cell office:value-type="float" office:value="10361476.796875">
                <text:p>10361476.796875</text:p>
              </table:table-cell>
              <table:table-cell office:value-type="float" office:value="420171.59375">
                <text:p>420171.5937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314877.375">
                <text:p>1314877.375</text:p>
              </table:table-cell>
              <table:table-cell office:value-type="float" office:value="10463837.59375">
                <text:p>10463837.59375</text:p>
              </table:table-cell>
              <table:table-cell office:value-type="float" office:value="349745.203125">
                <text:p>349745.203125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316539.625">
                <text:p>1316539.625</text:p>
              </table:table-cell>
              <table:table-cell office:value-type="float" office:value="10483604">
                <text:p>10483604</text:p>
              </table:table-cell>
              <table:table-cell office:value-type="float" office:value="421139.203125">
                <text:p>421139.203125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318138.625">
                <text:p>1318138.625</text:p>
              </table:table-cell>
              <table:table-cell office:value-type="float" office:value="10439926.796875">
                <text:p>10439926.796875</text:p>
              </table:table-cell>
              <table:table-cell office:value-type="float" office:value="421601.59375">
                <text:p>421601.5937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1319714.8125">
                <text:p>1319714.8125</text:p>
              </table:table-cell>
              <table:table-cell office:value-type="float" office:value="10470496.796875">
                <text:p>10470496.796875</text:p>
              </table:table-cell>
              <table:table-cell office:value-type="float" office:value="422067.40625">
                <text:p>422067.40625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1321179.625">
                <text:p>1321179.625</text:p>
              </table:table-cell>
              <table:table-cell office:value-type="float" office:value="10510626.796875">
                <text:p>10510626.796875</text:p>
              </table:table-cell>
              <table:table-cell office:value-type="float" office:value="422517.203125">
                <text:p>422517.203125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1322922">
                <text:p>1322922</text:p>
              </table:table-cell>
              <table:table-cell office:value-type="float" office:value="10526190.40625">
                <text:p>10526190.40625</text:p>
              </table:table-cell>
              <table:table-cell office:value-type="float" office:value="423066.59375">
                <text:p>423066.59375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1324624">
                <text:p>1324624</text:p>
              </table:table-cell>
              <table:table-cell office:value-type="float" office:value="10542562">
                <text:p>10542562</text:p>
              </table:table-cell>
              <table:table-cell office:value-type="float" office:value="387858">
                <text:p>387858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1326308.625">
                <text:p>1326308.625</text:p>
              </table:table-cell>
              <table:table-cell office:value-type="float" office:value="10600232.59375">
                <text:p>10600232.59375</text:p>
              </table:table-cell>
              <table:table-cell office:value-type="float" office:value="423953.40625">
                <text:p>423953.40625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1327849.375">
                <text:p>1327849.375</text:p>
              </table:table-cell>
              <table:table-cell office:value-type="float" office:value="10609014.796875">
                <text:p>10609014.796875</text:p>
              </table:table-cell>
              <table:table-cell office:value-type="float" office:value="424462.40625">
                <text:p>424462.40625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1329619.375">
                <text:p>1329619.375</text:p>
              </table:table-cell>
              <table:table-cell office:value-type="float" office:value="10618667.203125">
                <text:p>10618667.203125</text:p>
              </table:table-cell>
              <table:table-cell office:value-type="float" office:value="424906.40625">
                <text:p>424906.40625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1331135.1875">
                <text:p>1331135.1875</text:p>
              </table:table-cell>
              <table:table-cell office:value-type="float" office:value="10640842.59375">
                <text:p>10640842.59375</text:p>
              </table:table-cell>
              <table:table-cell office:value-type="float" office:value="389556.609375">
                <text:p>389556.609375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1332796.625">
                <text:p>1332796.625</text:p>
              </table:table-cell>
              <table:table-cell office:value-type="float" office:value="10670206.203125">
                <text:p>10670206.203125</text:p>
              </table:table-cell>
              <table:table-cell office:value-type="float" office:value="425895.59375">
                <text:p>425895.59375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1334384">
                <text:p>1334384</text:p>
              </table:table-cell>
              <table:table-cell office:value-type="float" office:value="10670196.40625">
                <text:p>10670196.40625</text:p>
              </table:table-cell>
              <table:table-cell office:value-type="float" office:value="354505">
                <text:p>354505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1335942.1875">
                <text:p>1335942.1875</text:p>
              </table:table-cell>
              <table:table-cell office:value-type="float" office:value="10724095.203125">
                <text:p>10724095.203125</text:p>
              </table:table-cell>
              <table:table-cell office:value-type="float" office:value="426811.59375">
                <text:p>426811.5937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337660.1875">
                <text:p>1337660.1875</text:p>
              </table:table-cell>
              <table:table-cell office:value-type="float" office:value="10747655.40625">
                <text:p>10747655.40625</text:p>
              </table:table-cell>
              <table:table-cell office:value-type="float" office:value="427304.59375">
                <text:p>427304.59375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1339249.1875">
                <text:p>1339249.1875</text:p>
              </table:table-cell>
              <table:table-cell office:value-type="float" office:value="10746145">
                <text:p>10746145</text:p>
              </table:table-cell>
              <table:table-cell office:value-type="float" office:value="391716">
                <text:p>391716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1340895.625">
                <text:p>1340895.625</text:p>
              </table:table-cell>
              <table:table-cell office:value-type="float" office:value="10806262.59375">
                <text:p>10806262.59375</text:p>
              </table:table-cell>
              <table:table-cell office:value-type="float" office:value="428300.59375">
                <text:p>428300.59375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1342401.1875">
                <text:p>1342401.1875</text:p>
              </table:table-cell>
              <table:table-cell office:value-type="float" office:value="10816767.796875">
                <text:p>10816767.796875</text:p>
              </table:table-cell>
              <table:table-cell office:value-type="float" office:value="392590.796875">
                <text:p>392590.796875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1344080.375">
                <text:p>1344080.375</text:p>
              </table:table-cell>
              <table:table-cell office:value-type="float" office:value="10843178.40625">
                <text:p>10843178.40625</text:p>
              </table:table-cell>
              <table:table-cell office:value-type="float" office:value="429224.796875">
                <text:p>429224.796875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1345877.625">
                <text:p>1345877.625</text:p>
              </table:table-cell>
              <table:table-cell office:value-type="float" office:value="10837659.203125">
                <text:p>10837659.203125</text:p>
              </table:table-cell>
              <table:table-cell office:value-type="float" office:value="429690.40625">
                <text:p>429690.40625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347338.375">
                <text:p>1347338.375</text:p>
              </table:table-cell>
              <table:table-cell office:value-type="float" office:value="10883402">
                <text:p>10883402</text:p>
              </table:table-cell>
              <table:table-cell office:value-type="float" office:value="430140">
                <text:p>430140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348986">
                <text:p>1348986</text:p>
              </table:table-cell>
              <table:table-cell office:value-type="float" office:value="10911444.59375">
                <text:p>10911444.59375</text:p>
              </table:table-cell>
              <table:table-cell office:value-type="float" office:value="430667">
                <text:p>430667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350581.375">
                <text:p>1350581.375</text:p>
              </table:table-cell>
              <table:table-cell office:value-type="float" office:value="10896432.59375">
                <text:p>10896432.59375</text:p>
              </table:table-cell>
              <table:table-cell office:value-type="float" office:value="431059.203125">
                <text:p>431059.203125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352245">
                <text:p>1352245</text:p>
              </table:table-cell>
              <table:table-cell office:value-type="float" office:value="10934090.59375">
                <text:p>10934090.59375</text:p>
              </table:table-cell>
              <table:table-cell office:value-type="float" office:value="431544.796875">
                <text:p>431544.796875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353826">
                <text:p>1353826</text:p>
              </table:table-cell>
              <table:table-cell office:value-type="float" office:value="11023181.40625">
                <text:p>11023181.40625</text:p>
              </table:table-cell>
              <table:table-cell office:value-type="float" office:value="432039.59375">
                <text:p>432039.59375</text:p>
              </table:table-cell>
            </table:table-row>
            <table:table-row>
              <table:table-cell office:value-type="float" office:value="45550">
                <text:p>45550</text:p>
              </table:table-cell>
              <table:table-cell office:value-type="float" office:value="1355638.1875">
                <text:p>1355638.1875</text:p>
              </table:table-cell>
              <table:table-cell office:value-type="float" office:value="11016871.40625">
                <text:p>11016871.40625</text:p>
              </table:table-cell>
              <table:table-cell office:value-type="float" office:value="432480">
                <text:p>432480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357246.625">
                <text:p>1357246.625</text:p>
              </table:table-cell>
              <table:table-cell office:value-type="float" office:value="11015827.59375">
                <text:p>11015827.59375</text:p>
              </table:table-cell>
              <table:table-cell office:value-type="float" office:value="433038.203125">
                <text:p>433038.203125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1358770.1875">
                <text:p>1358770.1875</text:p>
              </table:table-cell>
              <table:table-cell office:value-type="float" office:value="11073369.40625">
                <text:p>11073369.40625</text:p>
              </table:table-cell>
              <table:table-cell office:value-type="float" office:value="433515.796875">
                <text:p>433515.796875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360389.1875">
                <text:p>1360389.1875</text:p>
              </table:table-cell>
              <table:table-cell office:value-type="float" office:value="11085876.40625">
                <text:p>11085876.40625</text:p>
              </table:table-cell>
              <table:table-cell office:value-type="float" office:value="433965.203125">
                <text:p>433965.203125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1362096.1875">
                <text:p>1362096.1875</text:p>
              </table:table-cell>
              <table:table-cell office:value-type="float" office:value="11087510">
                <text:p>11087510</text:p>
              </table:table-cell>
              <table:table-cell office:value-type="float" office:value="397770.40625">
                <text:p>397770.40625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363744.625">
                <text:p>1363744.625</text:p>
              </table:table-cell>
              <table:table-cell office:value-type="float" office:value="11109862.796875">
                <text:p>11109862.796875</text:p>
              </table:table-cell>
              <table:table-cell office:value-type="float" office:value="398200.609375">
                <text:p>398200.609375</text:p>
              </table:table-cell>
            </table:table-row>
            <table:table-row>
              <table:table-cell office:value-type="float" office:value="45850">
                <text:p>45850</text:p>
              </table:table-cell>
              <table:table-cell office:value-type="float" office:value="1365319.1875">
                <text:p>1365319.1875</text:p>
              </table:table-cell>
              <table:table-cell office:value-type="float" office:value="11135218">
                <text:p>11135218</text:p>
              </table:table-cell>
              <table:table-cell office:value-type="float" office:value="435302.203125">
                <text:p>435302.203125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1367033.375">
                <text:p>1367033.375</text:p>
              </table:table-cell>
              <table:table-cell office:value-type="float" office:value="11166280">
                <text:p>11166280</text:p>
              </table:table-cell>
              <table:table-cell office:value-type="float" office:value="435825.40625">
                <text:p>435825.40625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368535.375">
                <text:p>1368535.375</text:p>
              </table:table-cell>
              <table:table-cell office:value-type="float" office:value="11167754.40625">
                <text:p>11167754.40625</text:p>
              </table:table-cell>
              <table:table-cell office:value-type="float" office:value="436301.203125">
                <text:p>436301.203125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370298">
                <text:p>1370298</text:p>
              </table:table-cell>
              <table:table-cell office:value-type="float" office:value="11196529.796875">
                <text:p>11196529.796875</text:p>
              </table:table-cell>
              <table:table-cell office:value-type="float" office:value="436799.40625">
                <text:p>436799.40625</text:p>
              </table:table-cell>
            </table:table-row>
            <table:table-row>
              <table:table-cell office:value-type="float" office:value="46050">
                <text:p>46050</text:p>
              </table:table-cell>
              <table:table-cell office:value-type="float" office:value="1371869.625">
                <text:p>1371869.625</text:p>
              </table:table-cell>
              <table:table-cell office:value-type="float" office:value="11208513">
                <text:p>11208513</text:p>
              </table:table-cell>
              <table:table-cell office:value-type="float" office:value="437250.59375">
                <text:p>437250.59375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1373612">
                <text:p>1373612</text:p>
              </table:table-cell>
              <table:table-cell office:value-type="float" office:value="11288433.796875">
                <text:p>11288433.796875</text:p>
              </table:table-cell>
              <table:table-cell office:value-type="float" office:value="437734.796875">
                <text:p>437734.796875</text:p>
              </table:table-cell>
            </table:table-row>
            <table:table-row>
              <table:table-cell office:value-type="float" office:value="46150">
                <text:p>46150</text:p>
              </table:table-cell>
              <table:table-cell office:value-type="float" office:value="1375004">
                <text:p>1375004</text:p>
              </table:table-cell>
              <table:table-cell office:value-type="float" office:value="11305850.796875">
                <text:p>11305850.796875</text:p>
              </table:table-cell>
              <table:table-cell office:value-type="float" office:value="438204.796875">
                <text:p>438204.796875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1376728">
                <text:p>1376728</text:p>
              </table:table-cell>
              <table:table-cell office:value-type="float" office:value="11302413.59375">
                <text:p>11302413.59375</text:p>
              </table:table-cell>
              <table:table-cell office:value-type="float" office:value="401713.203125">
                <text:p>401713.203125</text:p>
              </table:table-cell>
            </table:table-row>
            <table:table-row>
              <table:table-cell office:value-type="float" office:value="46250">
                <text:p>46250</text:p>
              </table:table-cell>
              <table:table-cell office:value-type="float" office:value="1378509.375">
                <text:p>1378509.375</text:p>
              </table:table-cell>
              <table:table-cell office:value-type="float" office:value="11311118.40625">
                <text:p>11311118.40625</text:p>
              </table:table-cell>
              <table:table-cell office:value-type="float" office:value="365169">
                <text:p>365169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1379945.8125">
                <text:p>1379945.8125</text:p>
              </table:table-cell>
              <table:table-cell office:value-type="float" office:value="11352497.59375">
                <text:p>11352497.59375</text:p>
              </table:table-cell>
              <table:table-cell office:value-type="float" office:value="439621.796875">
                <text:p>439621.796875</text:p>
              </table:table-cell>
            </table:table-row>
            <table:table-row>
              <table:table-cell office:value-type="float" office:value="46350">
                <text:p>46350</text:p>
              </table:table-cell>
              <table:table-cell office:value-type="float" office:value="1381802.375">
                <text:p>1381802.375</text:p>
              </table:table-cell>
              <table:table-cell office:value-type="float" office:value="11336604.59375">
                <text:p>11336604.59375</text:p>
              </table:table-cell>
              <table:table-cell office:value-type="float" office:value="440118.796875">
                <text:p>440118.796875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1383411">
                <text:p>1383411</text:p>
              </table:table-cell>
              <table:table-cell office:value-type="float" office:value="11393176.796875">
                <text:p>11393176.796875</text:p>
              </table:table-cell>
              <table:table-cell office:value-type="float" office:value="440549.796875">
                <text:p>440549.796875</text:p>
              </table:table-cell>
            </table:table-row>
            <table:table-row>
              <table:table-cell office:value-type="float" office:value="46450">
                <text:p>46450</text:p>
              </table:table-cell>
              <table:table-cell office:value-type="float" office:value="1385036.625">
                <text:p>1385036.625</text:p>
              </table:table-cell>
              <table:table-cell office:value-type="float" office:value="11417042.40625">
                <text:p>11417042.40625</text:p>
              </table:table-cell>
              <table:table-cell office:value-type="float" office:value="441084.59375">
                <text:p>441084.59375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1386575.8125">
                <text:p>1386575.8125</text:p>
              </table:table-cell>
              <table:table-cell office:value-type="float" office:value="11459121.59375">
                <text:p>11459121.59375</text:p>
              </table:table-cell>
              <table:table-cell office:value-type="float" office:value="441517">
                <text:p>441517</text:p>
              </table:table-cell>
            </table:table-row>
            <table:table-row>
              <table:table-cell office:value-type="float" office:value="46550">
                <text:p>46550</text:p>
              </table:table-cell>
              <table:table-cell office:value-type="float" office:value="1388274.1875">
                <text:p>1388274.1875</text:p>
              </table:table-cell>
              <table:table-cell office:value-type="float" office:value="11445554.203125">
                <text:p>11445554.203125</text:p>
              </table:table-cell>
              <table:table-cell office:value-type="float" office:value="404706.40625">
                <text:p>404706.40625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1389912.375">
                <text:p>1389912.375</text:p>
              </table:table-cell>
              <table:table-cell office:value-type="float" office:value="11506709.796875">
                <text:p>11506709.796875</text:p>
              </table:table-cell>
              <table:table-cell office:value-type="float" office:value="405183">
                <text:p>405183</text:p>
              </table:table-cell>
            </table:table-row>
            <table:table-row>
              <table:table-cell office:value-type="float" office:value="46650">
                <text:p>46650</text:p>
              </table:table-cell>
              <table:table-cell office:value-type="float" office:value="1391401.1875">
                <text:p>1391401.1875</text:p>
              </table:table-cell>
              <table:table-cell office:value-type="float" office:value="11497318">
                <text:p>11497318</text:p>
              </table:table-cell>
              <table:table-cell office:value-type="float" office:value="442921">
                <text:p>442921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1393016.625">
                <text:p>1393016.625</text:p>
              </table:table-cell>
              <table:table-cell office:value-type="float" office:value="11525204.40625">
                <text:p>11525204.40625</text:p>
              </table:table-cell>
              <table:table-cell office:value-type="float" office:value="443406">
                <text:p>443406</text:p>
              </table:table-cell>
            </table:table-row>
            <table:table-row>
              <table:table-cell office:value-type="float" office:value="46750">
                <text:p>46750</text:p>
              </table:table-cell>
              <table:table-cell office:value-type="float" office:value="1394684.1875">
                <text:p>1394684.1875</text:p>
              </table:table-cell>
              <table:table-cell office:value-type="float" office:value="11529239.59375">
                <text:p>11529239.59375</text:p>
              </table:table-cell>
              <table:table-cell office:value-type="float" office:value="443878.796875">
                <text:p>443878.796875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1396394.1875">
                <text:p>1396394.1875</text:p>
              </table:table-cell>
              <table:table-cell office:value-type="float" office:value="11567008">
                <text:p>11567008</text:p>
              </table:table-cell>
              <table:table-cell office:value-type="float" office:value="444398.40625">
                <text:p>444398.40625</text:p>
              </table:table-cell>
            </table:table-row>
            <table:table-row>
              <table:table-cell office:value-type="float" office:value="46850">
                <text:p>46850</text:p>
              </table:table-cell>
              <table:table-cell office:value-type="float" office:value="1397955.1875">
                <text:p>1397955.1875</text:p>
              </table:table-cell>
              <table:table-cell office:value-type="float" office:value="11623722.40625">
                <text:p>11623722.40625</text:p>
              </table:table-cell>
              <table:table-cell office:value-type="float" office:value="444881.59375">
                <text:p>444881.59375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1399536.1875">
                <text:p>1399536.1875</text:p>
              </table:table-cell>
              <table:table-cell office:value-type="float" office:value="11599320">
                <text:p>11599320</text:p>
              </table:table-cell>
              <table:table-cell office:value-type="float" office:value="445288">
                <text:p>445288</text:p>
              </table:table-cell>
            </table:table-row>
            <table:table-row>
              <table:table-cell office:value-type="float" office:value="46950">
                <text:p>46950</text:p>
              </table:table-cell>
              <table:table-cell office:value-type="float" office:value="1401226.625">
                <text:p>1401226.625</text:p>
              </table:table-cell>
              <table:table-cell office:value-type="float" office:value="11680756.40625">
                <text:p>11680756.40625</text:p>
              </table:table-cell>
              <table:table-cell office:value-type="float" office:value="370720.609375">
                <text:p>370720.609375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402903.8125">
                <text:p>1402903.8125</text:p>
              </table:table-cell>
              <table:table-cell office:value-type="float" office:value="11674988.40625">
                <text:p>11674988.40625</text:p>
              </table:table-cell>
              <table:table-cell office:value-type="float" office:value="446289">
                <text:p>446289</text:p>
              </table:table-cell>
            </table:table-row>
            <table:table-row>
              <table:table-cell office:value-type="float" office:value="47050">
                <text:p>47050</text:p>
              </table:table-cell>
              <table:table-cell office:value-type="float" office:value="1404556.375">
                <text:p>1404556.375</text:p>
              </table:table-cell>
              <table:table-cell office:value-type="float" office:value="11696203.203125">
                <text:p>11696203.203125</text:p>
              </table:table-cell>
              <table:table-cell office:value-type="float" office:value="409111.40625">
                <text:p>409111.40625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1406173.625">
                <text:p>1406173.625</text:p>
              </table:table-cell>
              <table:table-cell office:value-type="float" office:value="11715022.40625">
                <text:p>11715022.40625</text:p>
              </table:table-cell>
              <table:table-cell office:value-type="float" office:value="447236">
                <text:p>447236</text:p>
              </table:table-cell>
            </table:table-row>
            <table:table-row>
              <table:table-cell office:value-type="float" office:value="47150">
                <text:p>47150</text:p>
              </table:table-cell>
              <table:table-cell office:value-type="float" office:value="1407795.375">
                <text:p>1407795.375</text:p>
              </table:table-cell>
              <table:table-cell office:value-type="float" office:value="11775817">
                <text:p>11775817</text:p>
              </table:table-cell>
              <table:table-cell office:value-type="float" office:value="409959.796875">
                <text:p>409959.796875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1409347.8125">
                <text:p>1409347.8125</text:p>
              </table:table-cell>
              <table:table-cell office:value-type="float" office:value="11783270.203125">
                <text:p>11783270.203125</text:p>
              </table:table-cell>
              <table:table-cell office:value-type="float" office:value="448211.203125">
                <text:p>448211.203125</text:p>
              </table:table-cell>
            </table:table-row>
            <table:table-row>
              <table:table-cell office:value-type="float" office:value="47250">
                <text:p>47250</text:p>
              </table:table-cell>
              <table:table-cell office:value-type="float" office:value="1410917">
                <text:p>1410917</text:p>
              </table:table-cell>
              <table:table-cell office:value-type="float" office:value="11765168.203125">
                <text:p>11765168.203125</text:p>
              </table:table-cell>
              <table:table-cell office:value-type="float" office:value="448695.59375">
                <text:p>448695.59375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1412631.625">
                <text:p>1412631.625</text:p>
              </table:table-cell>
              <table:table-cell office:value-type="float" office:value="11829834.59375">
                <text:p>11829834.59375</text:p>
              </table:table-cell>
              <table:table-cell office:value-type="float" office:value="449125">
                <text:p>449125</text:p>
              </table:table-cell>
            </table:table-row>
            <table:table-row>
              <table:table-cell office:value-type="float" office:value="47350">
                <text:p>47350</text:p>
              </table:table-cell>
              <table:table-cell office:value-type="float" office:value="1414310">
                <text:p>1414310</text:p>
              </table:table-cell>
              <table:table-cell office:value-type="float" office:value="11887499.796875">
                <text:p>11887499.796875</text:p>
              </table:table-cell>
              <table:table-cell office:value-type="float" office:value="373831.609375">
                <text:p>373831.609375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1415931.625">
                <text:p>1415931.625</text:p>
              </table:table-cell>
              <table:table-cell office:value-type="float" office:value="11875565">
                <text:p>11875565</text:p>
              </table:table-cell>
              <table:table-cell office:value-type="float" office:value="450149.796875">
                <text:p>450149.796875</text:p>
              </table:table-cell>
            </table:table-row>
            <table:table-row>
              <table:table-cell office:value-type="float" office:value="47450">
                <text:p>47450</text:p>
              </table:table-cell>
              <table:table-cell office:value-type="float" office:value="1417562">
                <text:p>1417562</text:p>
              </table:table-cell>
              <table:table-cell office:value-type="float" office:value="11891661.59375">
                <text:p>11891661.59375</text:p>
              </table:table-cell>
              <table:table-cell office:value-type="float" office:value="450522.40625">
                <text:p>450522.40625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1419281.625">
                <text:p>1419281.625</text:p>
              </table:table-cell>
              <table:table-cell office:value-type="float" office:value="11941343.59375">
                <text:p>11941343.59375</text:p>
              </table:table-cell>
              <table:table-cell office:value-type="float" office:value="375008.8125">
                <text:p>375008.8125</text:p>
              </table:table-cell>
            </table:table-row>
            <table:table-row>
              <table:table-cell office:value-type="float" office:value="47550">
                <text:p>47550</text:p>
              </table:table-cell>
              <table:table-cell office:value-type="float" office:value="1420702.1875">
                <text:p>1420702.1875</text:p>
              </table:table-cell>
              <table:table-cell office:value-type="float" office:value="11957718.796875">
                <text:p>11957718.796875</text:p>
              </table:table-cell>
              <table:table-cell office:value-type="float" office:value="375392.609375">
                <text:p>375392.609375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1422379.625">
                <text:p>1422379.625</text:p>
              </table:table-cell>
              <table:table-cell office:value-type="float" office:value="11980016.59375">
                <text:p>11980016.59375</text:p>
              </table:table-cell>
              <table:table-cell office:value-type="float" office:value="451998.203125">
                <text:p>451998.203125</text:p>
              </table:table-cell>
            </table:table-row>
            <table:table-row>
              <table:table-cell office:value-type="float" office:value="47650">
                <text:p>47650</text:p>
              </table:table-cell>
              <table:table-cell office:value-type="float" office:value="1424020.8125">
                <text:p>1424020.8125</text:p>
              </table:table-cell>
              <table:table-cell office:value-type="float" office:value="12026331.59375">
                <text:p>12026331.59375</text:p>
              </table:table-cell>
              <table:table-cell office:value-type="float" office:value="452467">
                <text:p>452467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1425703">
                <text:p>1425703</text:p>
              </table:table-cell>
              <table:table-cell office:value-type="float" office:value="12016077.40625">
                <text:p>12016077.40625</text:p>
              </table:table-cell>
              <table:table-cell office:value-type="float" office:value="452958.203125">
                <text:p>452958.203125</text:p>
              </table:table-cell>
            </table:table-row>
            <table:table-row>
              <table:table-cell office:value-type="float" office:value="47750">
                <text:p>47750</text:p>
              </table:table-cell>
              <table:table-cell office:value-type="float" office:value="1427286">
                <text:p>1427286</text:p>
              </table:table-cell>
              <table:table-cell office:value-type="float" office:value="12076249.796875">
                <text:p>12076249.796875</text:p>
              </table:table-cell>
              <table:table-cell office:value-type="float" office:value="300527.59375">
                <text:p>300527.59375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1428948.375">
                <text:p>1428948.375</text:p>
              </table:table-cell>
              <table:table-cell office:value-type="float" office:value="12066278.796875">
                <text:p>12066278.796875</text:p>
              </table:table-cell>
              <table:table-cell office:value-type="float" office:value="453862.796875">
                <text:p>453862.796875</text:p>
              </table:table-cell>
            </table:table-row>
            <table:table-row>
              <table:table-cell office:value-type="float" office:value="47850">
                <text:p>47850</text:p>
              </table:table-cell>
              <table:table-cell office:value-type="float" office:value="1430549.375">
                <text:p>1430549.375</text:p>
              </table:table-cell>
              <table:table-cell office:value-type="float" office:value="12104275.796875">
                <text:p>12104275.796875</text:p>
              </table:table-cell>
              <table:table-cell office:value-type="float" office:value="416078.609375">
                <text:p>416078.609375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1432167">
                <text:p>1432167</text:p>
              </table:table-cell>
              <table:table-cell office:value-type="float" office:value="12138256.59375">
                <text:p>12138256.59375</text:p>
              </table:table-cell>
              <table:table-cell office:value-type="float" office:value="454841.796875">
                <text:p>454841.796875</text:p>
              </table:table-cell>
            </table:table-row>
            <table:table-row>
              <table:table-cell office:value-type="float" office:value="47950">
                <text:p>47950</text:p>
              </table:table-cell>
              <table:table-cell office:value-type="float" office:value="1433866.8125">
                <text:p>1433866.8125</text:p>
              </table:table-cell>
              <table:table-cell office:value-type="float" office:value="12134039.40625">
                <text:p>12134039.40625</text:p>
              </table:table-cell>
              <table:table-cell office:value-type="float" office:value="455317.203125">
                <text:p>455317.20312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435477.375">
                <text:p>1435477.375</text:p>
              </table:table-cell>
              <table:table-cell office:value-type="float" office:value="12179639">
                <text:p>12179639</text:p>
              </table:table-cell>
              <table:table-cell office:value-type="float" office:value="455766.40625">
                <text:p>455766.40625</text:p>
              </table:table-cell>
            </table:table-row>
            <table:table-row>
              <table:table-cell office:value-type="float" office:value="48050">
                <text:p>48050</text:p>
              </table:table-cell>
              <table:table-cell office:value-type="float" office:value="1437116.1875">
                <text:p>1437116.1875</text:p>
              </table:table-cell>
              <table:table-cell office:value-type="float" office:value="12213371.40625">
                <text:p>12213371.40625</text:p>
              </table:table-cell>
              <table:table-cell office:value-type="float" office:value="456270.59375">
                <text:p>456270.59375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1438761.625">
                <text:p>1438761.625</text:p>
              </table:table-cell>
              <table:table-cell office:value-type="float" office:value="12208211.203125">
                <text:p>12208211.203125</text:p>
              </table:table-cell>
              <table:table-cell office:value-type="float" office:value="418258.796875">
                <text:p>418258.796875</text:p>
              </table:table-cell>
            </table:table-row>
            <table:table-row>
              <table:table-cell office:value-type="float" office:value="48150">
                <text:p>48150</text:p>
              </table:table-cell>
              <table:table-cell office:value-type="float" office:value="1440420.8125">
                <text:p>1440420.8125</text:p>
              </table:table-cell>
              <table:table-cell office:value-type="float" office:value="12285695.59375">
                <text:p>12285695.59375</text:p>
              </table:table-cell>
              <table:table-cell office:value-type="float" office:value="418656">
                <text:p>418656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1441955.1875">
                <text:p>1441955.1875</text:p>
              </table:table-cell>
              <table:table-cell office:value-type="float" office:value="12264690.40625">
                <text:p>12264690.40625</text:p>
              </table:table-cell>
              <table:table-cell office:value-type="float" office:value="341976.796875">
                <text:p>341976.796875</text:p>
              </table:table-cell>
            </table:table-row>
            <table:table-row>
              <table:table-cell office:value-type="float" office:value="48250">
                <text:p>48250</text:p>
              </table:table-cell>
              <table:table-cell office:value-type="float" office:value="1443601.8125">
                <text:p>1443601.8125</text:p>
              </table:table-cell>
              <table:table-cell office:value-type="float" office:value="12298261.203125">
                <text:p>12298261.203125</text:p>
              </table:table-cell>
              <table:table-cell office:value-type="float" office:value="458150.59375">
                <text:p>458150.59375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1445165.375">
                <text:p>1445165.375</text:p>
              </table:table-cell>
              <table:table-cell office:value-type="float" office:value="12327748.796875">
                <text:p>12327748.796875</text:p>
              </table:table-cell>
              <table:table-cell office:value-type="float" office:value="304044.796875">
                <text:p>304044.796875</text:p>
              </table:table-cell>
            </table:table-row>
            <table:table-row>
              <table:table-cell office:value-type="float" office:value="48350">
                <text:p>48350</text:p>
              </table:table-cell>
              <table:table-cell office:value-type="float" office:value="1446971.625">
                <text:p>1446971.625</text:p>
              </table:table-cell>
              <table:table-cell office:value-type="float" office:value="12354954.59375">
                <text:p>12354954.59375</text:p>
              </table:table-cell>
              <table:table-cell office:value-type="float" office:value="459094.796875">
                <text:p>459094.796875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1448494.8125">
                <text:p>1448494.8125</text:p>
              </table:table-cell>
              <table:table-cell office:value-type="float" office:value="12392423.40625">
                <text:p>12392423.40625</text:p>
              </table:table-cell>
              <table:table-cell office:value-type="float" office:value="382093.203125">
                <text:p>382093.203125</text:p>
              </table:table-cell>
            </table:table-row>
            <table:table-row>
              <table:table-cell office:value-type="float" office:value="48450">
                <text:p>48450</text:p>
              </table:table-cell>
              <table:table-cell office:value-type="float" office:value="1450050">
                <text:p>1450050</text:p>
              </table:table-cell>
              <table:table-cell office:value-type="float" office:value="12400563">
                <text:p>12400563</text:p>
              </table:table-cell>
              <table:table-cell office:value-type="float" office:value="460086.40625">
                <text:p>460086.40625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1451783.8125">
                <text:p>1451783.8125</text:p>
              </table:table-cell>
              <table:table-cell office:value-type="float" office:value="12390113.796875">
                <text:p>12390113.796875</text:p>
              </table:table-cell>
              <table:table-cell office:value-type="float" office:value="460541.40625">
                <text:p>460541.40625</text:p>
              </table:table-cell>
            </table:table-row>
            <table:table-row>
              <table:table-cell office:value-type="float" office:value="48550">
                <text:p>48550</text:p>
              </table:table-cell>
              <table:table-cell office:value-type="float" office:value="1453514.625">
                <text:p>1453514.625</text:p>
              </table:table-cell>
              <table:table-cell office:value-type="float" office:value="12523703.8125">
                <text:p>12523703.8125</text:p>
              </table:table-cell>
              <table:table-cell office:value-type="float" office:value="422157.40625">
                <text:p>422157.40625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1455082.1875">
                <text:p>1455082.1875</text:p>
              </table:table-cell>
              <table:table-cell office:value-type="float" office:value="12466679.59375">
                <text:p>12466679.59375</text:p>
              </table:table-cell>
              <table:table-cell office:value-type="float" office:value="461469.59375">
                <text:p>461469.59375</text:p>
              </table:table-cell>
            </table:table-row>
            <table:table-row>
              <table:table-cell office:value-type="float" office:value="48650">
                <text:p>48650</text:p>
              </table:table-cell>
              <table:table-cell office:value-type="float" office:value="1456685">
                <text:p>1456685</text:p>
              </table:table-cell>
              <table:table-cell office:value-type="float" office:value="12495526.40625">
                <text:p>12495526.40625</text:p>
              </table:table-cell>
              <table:table-cell office:value-type="float" office:value="423038.609375">
                <text:p>423038.609375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1458273.375">
                <text:p>1458273.375</text:p>
              </table:table-cell>
              <table:table-cell office:value-type="float" office:value="12512497.203125">
                <text:p>12512497.203125</text:p>
              </table:table-cell>
              <table:table-cell office:value-type="float" office:value="462404.40625">
                <text:p>462404.40625</text:p>
              </table:table-cell>
            </table:table-row>
            <table:table-row>
              <table:table-cell office:value-type="float" office:value="48750">
                <text:p>48750</text:p>
              </table:table-cell>
              <table:table-cell office:value-type="float" office:value="1459986.375">
                <text:p>1459986.375</text:p>
              </table:table-cell>
              <table:table-cell office:value-type="float" office:value="12519485.59375">
                <text:p>12519485.59375</text:p>
              </table:table-cell>
              <table:table-cell office:value-type="float" office:value="462881.203125">
                <text:p>462881.203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